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imes" svg:font-family="Times" style:font-family-generic="roman" style:font-pitch="variable" svg:panose-1="2 2 6 3 5 4 5 2 3 4"/>
  </office:font-face-decls>
  <office:automatic-styles>
    <style:style style:name="P1" style:parent-style-name="p" style:master-page-name="MP0" style:family="paragraph">
      <style:paragraph-properties fo:break-before="page" fo:text-indent="0.1972in"/>
    </style:style>
    <style:style style:name="P2" style:parent-style-name="p" style:family="paragraph">
      <style:paragraph-properties fo:text-indent="0.1972in"/>
    </style:style>
    <style:style style:name="P3" style:parent-style-name="p" style:family="paragraph">
      <style:paragraph-properties fo:text-indent="0.1972in"/>
    </style:style>
    <style:style style:name="P4" style:parent-style-name="p" style:family="paragraph">
      <style:paragraph-properties fo:text-indent="0.1972in"/>
    </style:style>
    <style:style style:name="P5" style:parent-style-name="p" style:family="paragraph">
      <style:paragraph-properties fo:text-indent="0.1972in"/>
    </style:style>
    <style:style style:name="P6" style:parent-style-name="p" style:family="paragraph">
      <style:paragraph-properties fo:text-indent="0.1972in"/>
    </style:style>
    <style:style style:name="P7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8" style:parent-style-name="Policepardéfaut" style:family="text">
      <style:text-properties fo:font-weight="bold" style:font-weight-asian="bold"/>
    </style:style>
    <style:style style:name="P9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10" style:parent-style-name="Policepardéfaut" style:family="text">
      <style:text-properties fo:font-weight="bold" style:font-weight-asian="bold"/>
    </style:style>
    <style:style style:name="P11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12" style:parent-style-name="Policepardéfaut" style:family="text">
      <style:text-properties fo:font-weight="bold" style:font-weight-asian="bold"/>
    </style:style>
    <style:style style:name="P13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14" style:parent-style-name="Policepardéfaut" style:family="text">
      <style:text-properties fo:font-weight="bold" style:font-weight-asian="bold"/>
    </style:style>
    <style:style style:name="P15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16" style:parent-style-name="Policepardéfaut" style:family="text">
      <style:text-properties fo:font-weight="bold" style:font-weight-asian="bold"/>
    </style:style>
    <style:style style:name="P17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18" style:parent-style-name="Policepardéfaut" style:family="text">
      <style:text-properties fo:font-weight="bold" style:font-weight-asian="bold"/>
    </style:style>
    <style:style style:name="P19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20" style:parent-style-name="Policepardéfaut" style:family="text">
      <style:text-properties fo:font-weight="bold" style:font-weight-asian="bold"/>
    </style:style>
    <style:style style:name="P21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22" style:parent-style-name="Policepardéfaut" style:family="text">
      <style:text-properties fo:font-weight="bold" style:font-weight-asian="bold"/>
    </style:style>
    <style:style style:name="P23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24" style:parent-style-name="Policepardéfaut" style:family="text">
      <style:text-properties fo:font-weight="bold" style:font-weight-asian="bold"/>
    </style:style>
    <style:style style:name="P25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26" style:parent-style-name="Policepardéfaut" style:family="text">
      <style:text-properties fo:font-weight="bold" style:font-weight-asian="bold"/>
    </style:style>
    <style:style style:name="P27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28" style:parent-style-name="Policepardéfaut" style:family="text">
      <style:text-properties fo:font-weight="bold" style:font-weight-asian="bold"/>
    </style:style>
    <style:style style:name="P29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30" style:parent-style-name="Policepardéfaut" style:family="text">
      <style:text-properties fo:font-weight="bold" style:font-weight-asian="bold"/>
    </style:style>
    <style:style style:name="P31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32" style:parent-style-name="Policepardéfaut" style:family="text">
      <style:text-properties fo:font-weight="bold" style:font-weight-asian="bold"/>
    </style:style>
    <style:style style:name="P33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34" style:parent-style-name="Policepardéfaut" style:family="text">
      <style:text-properties fo:font-weight="bold" style:font-weight-asian="bold"/>
    </style:style>
    <style:style style:name="P35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36" style:parent-style-name="Policepardéfaut" style:family="text">
      <style:text-properties fo:font-weight="bold" style:font-weight-asian="bold"/>
    </style:style>
    <style:style style:name="P37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38" style:parent-style-name="Policepardéfaut" style:family="text">
      <style:text-properties fo:font-weight="bold" style:font-weight-asian="bold"/>
    </style:style>
    <style:style style:name="P39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40" style:parent-style-name="Policepardéfaut" style:family="text">
      <style:text-properties fo:font-weight="bold" style:font-weight-asian="bold"/>
    </style:style>
    <style:style style:name="P41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42" style:parent-style-name="Policepardéfaut" style:family="text">
      <style:text-properties fo:font-weight="bold" style:font-weight-asian="bold"/>
    </style:style>
    <style:style style:name="P43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44" style:parent-style-name="Policepardéfaut" style:family="text">
      <style:text-properties fo:font-weight="bold" style:font-weight-asian="bold"/>
    </style:style>
    <style:style style:name="P45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46" style:parent-style-name="Policepardéfaut" style:family="text">
      <style:text-properties fo:font-weight="bold" style:font-weight-asian="bold"/>
    </style:style>
    <style:style style:name="P47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48" style:parent-style-name="Policepardéfaut" style:family="text">
      <style:text-properties fo:font-weight="bold" style:font-weight-asian="bold"/>
    </style:style>
    <style:style style:name="P49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50" style:parent-style-name="Policepardéfaut" style:family="text">
      <style:text-properties fo:font-weight="bold" style:font-weight-asian="bold"/>
    </style:style>
    <style:style style:name="P51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52" style:parent-style-name="Policepardéfaut" style:family="text">
      <style:text-properties fo:font-weight="bold" style:font-weight-asian="bold"/>
    </style:style>
    <style:style style:name="P53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54" style:parent-style-name="Policepardéfaut" style:family="text">
      <style:text-properties fo:font-weight="bold" style:font-weight-asian="bold"/>
    </style:style>
    <style:style style:name="P55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56" style:parent-style-name="Policepardéfaut" style:family="text">
      <style:text-properties fo:font-weight="bold" style:font-weight-asian="bold"/>
    </style:style>
    <style:style style:name="P57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58" style:parent-style-name="Policepardéfaut" style:family="text">
      <style:text-properties fo:font-weight="bold" style:font-weight-asian="bold"/>
    </style:style>
    <style:style style:name="P59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60" style:parent-style-name="Policepardéfaut" style:family="text">
      <style:text-properties fo:font-weight="bold" style:font-weight-asian="bold"/>
    </style:style>
    <style:style style:name="P61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62" style:parent-style-name="Policepardéfaut" style:family="text">
      <style:text-properties fo:font-weight="bold" style:font-weight-asian="bold"/>
    </style:style>
    <style:style style:name="P63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64" style:parent-style-name="Policepardéfaut" style:family="text">
      <style:text-properties fo:font-weight="bold" style:font-weight-asian="bold"/>
    </style:style>
    <style:style style:name="P65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66" style:parent-style-name="Policepardéfaut" style:family="text">
      <style:text-properties fo:font-weight="bold" style:font-weight-asian="bold"/>
    </style:style>
    <style:style style:name="P67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68" style:parent-style-name="Policepardéfaut" style:family="text">
      <style:text-properties fo:font-weight="bold" style:font-weight-asian="bold"/>
    </style:style>
    <style:style style:name="P69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70" style:parent-style-name="Policepardéfaut" style:family="text">
      <style:text-properties fo:font-weight="bold" style:font-weight-asian="bold"/>
    </style:style>
    <style:style style:name="P71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72" style:parent-style-name="Policepardéfaut" style:family="text">
      <style:text-properties fo:font-weight="bold" style:font-weight-asian="bold"/>
    </style:style>
    <style:style style:name="P73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74" style:parent-style-name="Policepardéfaut" style:family="text">
      <style:text-properties fo:font-weight="bold" style:font-weight-asian="bold"/>
    </style:style>
    <style:style style:name="P75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76" style:parent-style-name="Policepardéfaut" style:family="text">
      <style:text-properties fo:font-weight="bold" style:font-weight-asian="bold"/>
    </style:style>
    <style:style style:name="P77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78" style:parent-style-name="Policepardéfaut" style:family="text">
      <style:text-properties fo:font-weight="bold" style:font-weight-asian="bold"/>
    </style:style>
    <style:style style:name="P79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80" style:parent-style-name="Policepardéfaut" style:family="text">
      <style:text-properties fo:font-weight="bold" style:font-weight-asian="bold"/>
    </style:style>
    <style:style style:name="P81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82" style:parent-style-name="Policepardéfaut" style:family="text">
      <style:text-properties fo:font-weight="bold" style:font-weight-asian="bold"/>
    </style:style>
    <style:style style:name="P83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84" style:parent-style-name="Policepardéfaut" style:family="text">
      <style:text-properties fo:font-weight="bold" style:font-weight-asian="bold"/>
    </style:style>
    <style:style style:name="P85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86" style:parent-style-name="Policepardéfaut" style:family="text">
      <style:text-properties fo:font-weight="bold" style:font-weight-asian="bold"/>
    </style:style>
    <style:style style:name="P87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88" style:parent-style-name="Policepardéfaut" style:family="text">
      <style:text-properties fo:font-weight="bold" style:font-weight-asian="bold"/>
    </style:style>
    <style:style style:name="P89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90" style:parent-style-name="Policepardéfaut" style:family="text">
      <style:text-properties fo:font-weight="bold" style:font-weight-asian="bold"/>
    </style:style>
    <style:style style:name="P91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92" style:parent-style-name="Policepardéfaut" style:family="text">
      <style:text-properties fo:font-weight="bold" style:font-weight-asian="bold"/>
    </style:style>
    <style:style style:name="P93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94" style:parent-style-name="Policepardéfaut" style:family="text">
      <style:text-properties fo:font-weight="bold" style:font-weight-asian="bold"/>
    </style:style>
    <style:style style:name="P95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96" style:parent-style-name="Policepardéfaut" style:family="text">
      <style:text-properties fo:font-weight="bold" style:font-weight-asian="bold"/>
    </style:style>
    <style:style style:name="P97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98" style:parent-style-name="Policepardéfaut" style:family="text">
      <style:text-properties fo:font-weight="bold" style:font-weight-asian="bold"/>
    </style:style>
    <style:style style:name="P99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100" style:parent-style-name="Policepardéfaut" style:family="text">
      <style:text-properties fo:font-weight="bold" style:font-weight-asian="bold"/>
    </style:style>
    <style:style style:name="P101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102" style:parent-style-name="Policepardéfaut" style:family="text">
      <style:text-properties fo:font-weight="bold" style:font-weight-asian="bold"/>
    </style:style>
    <style:style style:name="P103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104" style:parent-style-name="Policepardéfaut" style:family="text">
      <style:text-properties fo:font-weight="bold" style:font-weight-asian="bold"/>
    </style:style>
    <style:style style:name="P105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106" style:parent-style-name="Policepardéfaut" style:family="text">
      <style:text-properties fo:font-weight="bold" style:font-weight-asian="bold"/>
    </style:style>
    <style:style style:name="P107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108" style:parent-style-name="Policepardéfaut" style:family="text">
      <style:text-properties fo:font-weight="bold" style:font-weight-asian="bold"/>
    </style:style>
    <style:style style:name="P109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110" style:parent-style-name="Policepardéfaut" style:family="text">
      <style:text-properties fo:font-weight="bold" style:font-weight-asian="bold"/>
    </style:style>
    <style:style style:name="P111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112" style:parent-style-name="Policepardéfaut" style:family="text">
      <style:text-properties fo:font-weight="bold" style:font-weight-asian="bold"/>
    </style:style>
    <style:style style:name="P113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114" style:parent-style-name="Policepardéfaut" style:family="text">
      <style:text-properties fo:font-weight="bold" style:font-weight-asian="bold"/>
    </style:style>
    <style:style style:name="P115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116" style:parent-style-name="Policepardéfaut" style:family="text">
      <style:text-properties fo:font-weight="bold" style:font-weight-asian="bold"/>
    </style:style>
    <style:style style:name="P117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118" style:parent-style-name="Policepardéfaut" style:family="text">
      <style:text-properties fo:font-weight="bold" style:font-weight-asian="bold"/>
    </style:style>
    <style:style style:name="P119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120" style:parent-style-name="Policepardéfaut" style:family="text">
      <style:text-properties fo:font-weight="bold" style:font-weight-asian="bold"/>
    </style:style>
    <style:style style:name="P121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122" style:parent-style-name="Policepardéfaut" style:family="text">
      <style:text-properties fo:font-weight="bold" style:font-weight-asian="bold"/>
    </style:style>
    <style:style style:name="P123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124" style:parent-style-name="Policepardéfaut" style:family="text">
      <style:text-properties fo:font-weight="bold" style:font-weight-asian="bold"/>
    </style:style>
    <style:style style:name="P125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126" style:parent-style-name="Policepardéfaut" style:family="text">
      <style:text-properties fo:font-weight="bold" style:font-weight-asian="bold"/>
    </style:style>
    <style:style style:name="P127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128" style:parent-style-name="Policepardéfaut" style:family="text">
      <style:text-properties fo:font-weight="bold" style:font-weight-asian="bold"/>
    </style:style>
    <style:style style:name="P129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130" style:parent-style-name="Policepardéfaut" style:family="text">
      <style:text-properties fo:font-weight="bold" style:font-weight-asian="bold"/>
    </style:style>
    <style:style style:name="P131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132" style:parent-style-name="Policepardéfaut" style:family="text">
      <style:text-properties fo:font-weight="bold" style:font-weight-asian="bold"/>
    </style:style>
    <style:style style:name="P133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134" style:parent-style-name="Policepardéfaut" style:family="text">
      <style:text-properties fo:font-weight="bold" style:font-weight-asian="bold"/>
    </style:style>
    <style:style style:name="P135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136" style:parent-style-name="Policepardéfaut" style:family="text">
      <style:text-properties fo:font-weight="bold" style:font-weight-asian="bold"/>
    </style:style>
    <style:style style:name="P137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138" style:parent-style-name="Policepardéfaut" style:family="text">
      <style:text-properties fo:font-weight="bold" style:font-weight-asian="bold"/>
    </style:style>
    <style:style style:name="P139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140" style:parent-style-name="Policepardéfaut" style:family="text">
      <style:text-properties fo:font-weight="bold" style:font-weight-asian="bold"/>
    </style:style>
    <style:style style:name="P141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142" style:parent-style-name="Policepardéfaut" style:family="text">
      <style:text-properties fo:font-weight="bold" style:font-weight-asian="bold"/>
    </style:style>
    <style:style style:name="P143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144" style:parent-style-name="Policepardéfaut" style:family="text">
      <style:text-properties fo:font-weight="bold" style:font-weight-asian="bold"/>
    </style:style>
    <style:style style:name="P145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146" style:parent-style-name="Policepardéfaut" style:family="text">
      <style:text-properties fo:font-weight="bold" style:font-weight-asian="bold"/>
    </style:style>
    <style:style style:name="P147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148" style:parent-style-name="Policepardéfaut" style:family="text">
      <style:text-properties fo:font-weight="bold" style:font-weight-asian="bold"/>
    </style:style>
    <style:style style:name="P149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150" style:parent-style-name="Policepardéfaut" style:family="text">
      <style:text-properties fo:font-weight="bold" style:font-weight-asian="bold"/>
    </style:style>
    <style:style style:name="P151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152" style:parent-style-name="Policepardéfaut" style:family="text">
      <style:text-properties fo:font-weight="bold" style:font-weight-asian="bold"/>
    </style:style>
    <style:style style:name="P153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154" style:parent-style-name="Policepardéfaut" style:family="text">
      <style:text-properties fo:font-weight="bold" style:font-weight-asian="bold"/>
    </style:style>
    <style:style style:name="P155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156" style:parent-style-name="Policepardéfaut" style:family="text">
      <style:text-properties fo:font-weight="bold" style:font-weight-asian="bold"/>
    </style:style>
    <style:style style:name="P157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158" style:parent-style-name="Policepardéfaut" style:family="text">
      <style:text-properties fo:font-weight="bold" style:font-weight-asian="bold"/>
    </style:style>
    <style:style style:name="P159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160" style:parent-style-name="Policepardéfaut" style:family="text">
      <style:text-properties fo:font-weight="bold" style:font-weight-asian="bold"/>
    </style:style>
    <style:style style:name="P161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162" style:parent-style-name="Policepardéfaut" style:family="text">
      <style:text-properties fo:font-weight="bold" style:font-weight-asian="bold"/>
    </style:style>
    <style:style style:name="P163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164" style:parent-style-name="Policepardéfaut" style:family="text">
      <style:text-properties fo:font-weight="bold" style:font-weight-asian="bold"/>
    </style:style>
    <style:style style:name="P165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166" style:parent-style-name="Policepardéfaut" style:family="text">
      <style:text-properties fo:font-weight="bold" style:font-weight-asian="bold"/>
    </style:style>
    <style:style style:name="P167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168" style:parent-style-name="Policepardéfaut" style:family="text">
      <style:text-properties fo:font-weight="bold" style:font-weight-asian="bold"/>
    </style:style>
    <style:style style:name="P169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170" style:parent-style-name="Policepardéfaut" style:family="text">
      <style:text-properties fo:font-weight="bold" style:font-weight-asian="bold"/>
    </style:style>
    <style:style style:name="P171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172" style:parent-style-name="Policepardéfaut" style:family="text">
      <style:text-properties fo:font-weight="bold" style:font-weight-asian="bold"/>
    </style:style>
    <style:style style:name="P173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174" style:parent-style-name="Policepardéfaut" style:family="text">
      <style:text-properties fo:font-weight="bold" style:font-weight-asian="bold"/>
    </style:style>
    <style:style style:name="P175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176" style:parent-style-name="Policepardéfaut" style:family="text">
      <style:text-properties fo:font-weight="bold" style:font-weight-asian="bold"/>
    </style:style>
    <style:style style:name="P177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178" style:parent-style-name="Policepardéfaut" style:family="text">
      <style:text-properties fo:font-weight="bold" style:font-weight-asian="bold"/>
    </style:style>
    <style:style style:name="P179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180" style:parent-style-name="Policepardéfaut" style:family="text">
      <style:text-properties fo:font-weight="bold" style:font-weight-asian="bold"/>
    </style:style>
    <style:style style:name="P181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182" style:parent-style-name="Policepardéfaut" style:family="text">
      <style:text-properties fo:font-weight="bold" style:font-weight-asian="bold"/>
    </style:style>
    <style:style style:name="P183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184" style:parent-style-name="Policepardéfaut" style:family="text">
      <style:text-properties fo:font-weight="bold" style:font-weight-asian="bold"/>
    </style:style>
    <style:style style:name="P185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186" style:parent-style-name="Policepardéfaut" style:family="text">
      <style:text-properties fo:font-weight="bold" style:font-weight-asian="bold"/>
    </style:style>
    <style:style style:name="P187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188" style:parent-style-name="Policepardéfaut" style:family="text">
      <style:text-properties fo:font-weight="bold" style:font-weight-asian="bold"/>
    </style:style>
    <style:style style:name="P189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190" style:parent-style-name="Policepardéfaut" style:family="text">
      <style:text-properties fo:font-weight="bold" style:font-weight-asian="bold"/>
    </style:style>
    <style:style style:name="P191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192" style:parent-style-name="Policepardéfaut" style:family="text">
      <style:text-properties fo:font-weight="bold" style:font-weight-asian="bold"/>
    </style:style>
    <style:style style:name="P193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194" style:parent-style-name="Policepardéfaut" style:family="text">
      <style:text-properties fo:font-weight="bold" style:font-weight-asian="bold"/>
    </style:style>
    <style:style style:name="P195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196" style:parent-style-name="Policepardéfaut" style:family="text">
      <style:text-properties fo:font-weight="bold" style:font-weight-asian="bold"/>
    </style:style>
    <style:style style:name="P197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198" style:parent-style-name="Policepardéfaut" style:family="text">
      <style:text-properties fo:font-weight="bold" style:font-weight-asian="bold"/>
    </style:style>
    <style:style style:name="P199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200" style:parent-style-name="Policepardéfaut" style:family="text">
      <style:text-properties fo:font-weight="bold" style:font-weight-asian="bold"/>
    </style:style>
    <style:style style:name="P201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202" style:parent-style-name="Policepardéfaut" style:family="text">
      <style:text-properties fo:font-weight="bold" style:font-weight-asian="bold"/>
    </style:style>
    <style:style style:name="P203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204" style:parent-style-name="Policepardéfaut" style:family="text">
      <style:text-properties fo:font-weight="bold" style:font-weight-asian="bold"/>
    </style:style>
    <style:style style:name="P205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206" style:parent-style-name="Policepardéfaut" style:family="text">
      <style:text-properties fo:font-weight="bold" style:font-weight-asian="bold"/>
    </style:style>
    <style:style style:name="P207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208" style:parent-style-name="Policepardéfaut" style:family="text">
      <style:text-properties fo:font-weight="bold" style:font-weight-asian="bold"/>
    </style:style>
    <style:style style:name="P209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210" style:parent-style-name="Policepardéfaut" style:family="text">
      <style:text-properties fo:font-weight="bold" style:font-weight-asian="bold"/>
    </style:style>
    <style:style style:name="P211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212" style:parent-style-name="Policepardéfaut" style:family="text">
      <style:text-properties fo:font-weight="bold" style:font-weight-asian="bold"/>
    </style:style>
    <style:style style:name="P213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214" style:parent-style-name="Policepardéfaut" style:family="text">
      <style:text-properties fo:font-weight="bold" style:font-weight-asian="bold"/>
    </style:style>
    <style:style style:name="P215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216" style:parent-style-name="Policepardéfaut" style:family="text">
      <style:text-properties fo:font-weight="bold" style:font-weight-asian="bold"/>
    </style:style>
    <style:style style:name="P217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218" style:parent-style-name="Policepardéfaut" style:family="text">
      <style:text-properties fo:font-weight="bold" style:font-weight-asian="bold"/>
    </style:style>
    <style:style style:name="P219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220" style:parent-style-name="Policepardéfaut" style:family="text">
      <style:text-properties fo:font-weight="bold" style:font-weight-asian="bold"/>
    </style:style>
    <style:style style:name="P221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222" style:parent-style-name="Policepardéfaut" style:family="text">
      <style:text-properties fo:font-weight="bold" style:font-weight-asian="bold"/>
    </style:style>
    <style:style style:name="P223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224" style:parent-style-name="Policepardéfaut" style:family="text">
      <style:text-properties fo:font-weight="bold" style:font-weight-asian="bold"/>
    </style:style>
    <style:style style:name="P225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226" style:parent-style-name="Policepardéfaut" style:family="text">
      <style:text-properties fo:font-weight="bold" style:font-weight-asian="bold"/>
    </style:style>
    <style:style style:name="P227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228" style:parent-style-name="Policepardéfaut" style:family="text">
      <style:text-properties fo:font-weight="bold" style:font-weight-asian="bold"/>
    </style:style>
    <style:style style:name="P229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230" style:parent-style-name="Policepardéfaut" style:family="text">
      <style:text-properties fo:font-weight="bold" style:font-weight-asian="bold"/>
    </style:style>
    <style:style style:name="P231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232" style:parent-style-name="Policepardéfaut" style:family="text">
      <style:text-properties fo:font-weight="bold" style:font-weight-asian="bold"/>
    </style:style>
    <style:style style:name="P233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234" style:parent-style-name="Policepardéfaut" style:family="text">
      <style:text-properties fo:font-weight="bold" style:font-weight-asian="bold"/>
    </style:style>
    <style:style style:name="P235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236" style:parent-style-name="Policepardéfaut" style:family="text">
      <style:text-properties fo:font-weight="bold" style:font-weight-asian="bold"/>
    </style:style>
    <style:style style:name="P237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238" style:parent-style-name="Policepardéfaut" style:family="text">
      <style:text-properties fo:font-weight="bold" style:font-weight-asian="bold"/>
    </style:style>
    <style:style style:name="P239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240" style:parent-style-name="Policepardéfaut" style:family="text">
      <style:text-properties fo:font-weight="bold" style:font-weight-asian="bold"/>
    </style:style>
    <style:style style:name="P241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242" style:parent-style-name="Policepardéfaut" style:family="text">
      <style:text-properties fo:font-weight="bold" style:font-weight-asian="bold"/>
    </style:style>
    <style:style style:name="P243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244" style:parent-style-name="Policepardéfaut" style:family="text">
      <style:text-properties fo:font-weight="bold" style:font-weight-asian="bold"/>
    </style:style>
    <style:style style:name="P245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246" style:parent-style-name="Policepardéfaut" style:family="text">
      <style:text-properties fo:font-weight="bold" style:font-weight-asian="bold"/>
    </style:style>
    <style:style style:name="P247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248" style:parent-style-name="Policepardéfaut" style:family="text">
      <style:text-properties fo:font-weight="bold" style:font-weight-asian="bold"/>
    </style:style>
    <style:style style:name="P249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250" style:parent-style-name="Policepardéfaut" style:family="text">
      <style:text-properties fo:font-weight="bold" style:font-weight-asian="bold"/>
    </style:style>
    <style:style style:name="P251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252" style:parent-style-name="Policepardéfaut" style:family="text">
      <style:text-properties fo:font-weight="bold" style:font-weight-asian="bold"/>
    </style:style>
    <style:style style:name="P253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254" style:parent-style-name="Policepardéfaut" style:family="text">
      <style:text-properties fo:font-weight="bold" style:font-weight-asian="bold"/>
    </style:style>
    <style:style style:name="P255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256" style:parent-style-name="Policepardéfaut" style:family="text">
      <style:text-properties fo:font-weight="bold" style:font-weight-asian="bold"/>
    </style:style>
    <style:style style:name="P257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258" style:parent-style-name="Policepardéfaut" style:family="text">
      <style:text-properties fo:font-weight="bold" style:font-weight-asian="bold"/>
    </style:style>
    <style:style style:name="P259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260" style:parent-style-name="Policepardéfaut" style:family="text">
      <style:text-properties fo:font-weight="bold" style:font-weight-asian="bold"/>
    </style:style>
    <style:style style:name="P261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262" style:parent-style-name="Policepardéfaut" style:family="text">
      <style:text-properties fo:font-weight="bold" style:font-weight-asian="bold"/>
    </style:style>
    <style:style style:name="P263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264" style:parent-style-name="Policepardéfaut" style:family="text">
      <style:text-properties fo:font-weight="bold" style:font-weight-asian="bold"/>
    </style:style>
    <style:style style:name="P265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266" style:parent-style-name="Policepardéfaut" style:family="text">
      <style:text-properties fo:font-weight="bold" style:font-weight-asian="bold"/>
    </style:style>
    <style:style style:name="P267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268" style:parent-style-name="Policepardéfaut" style:family="text">
      <style:text-properties fo:font-weight="bold" style:font-weight-asian="bold"/>
    </style:style>
    <style:style style:name="P269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270" style:parent-style-name="Policepardéfaut" style:family="text">
      <style:text-properties fo:font-weight="bold" style:font-weight-asian="bold"/>
    </style:style>
    <style:style style:name="P271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272" style:parent-style-name="Policepardéfaut" style:family="text">
      <style:text-properties fo:font-weight="bold" style:font-weight-asian="bold"/>
    </style:style>
    <style:style style:name="P273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274" style:parent-style-name="Policepardéfaut" style:family="text">
      <style:text-properties fo:font-weight="bold" style:font-weight-asian="bold"/>
    </style:style>
    <style:style style:name="P275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276" style:parent-style-name="Policepardéfaut" style:family="text">
      <style:text-properties fo:font-weight="bold" style:font-weight-asian="bold"/>
    </style:style>
    <style:style style:name="P277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278" style:parent-style-name="Policepardéfaut" style:family="text">
      <style:text-properties fo:font-weight="bold" style:font-weight-asian="bold"/>
    </style:style>
    <style:style style:name="P279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280" style:parent-style-name="Policepardéfaut" style:family="text">
      <style:text-properties fo:font-weight="bold" style:font-weight-asian="bold"/>
    </style:style>
    <style:style style:name="P281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282" style:parent-style-name="Policepardéfaut" style:family="text">
      <style:text-properties fo:font-weight="bold" style:font-weight-asian="bold"/>
    </style:style>
    <style:style style:name="P283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284" style:parent-style-name="Policepardéfaut" style:family="text">
      <style:text-properties fo:font-weight="bold" style:font-weight-asian="bold"/>
    </style:style>
    <style:style style:name="P285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286" style:parent-style-name="Policepardéfaut" style:family="text">
      <style:text-properties fo:font-weight="bold" style:font-weight-asian="bold"/>
    </style:style>
    <style:style style:name="P287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288" style:parent-style-name="Policepardéfaut" style:family="text">
      <style:text-properties fo:font-weight="bold" style:font-weight-asian="bold"/>
    </style:style>
    <style:style style:name="P289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290" style:parent-style-name="Policepardéfaut" style:family="text">
      <style:text-properties fo:font-weight="bold" style:font-weight-asian="bold"/>
    </style:style>
    <style:style style:name="P291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292" style:parent-style-name="Policepardéfaut" style:family="text">
      <style:text-properties fo:font-weight="bold" style:font-weight-asian="bold"/>
    </style:style>
    <style:style style:name="P293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294" style:parent-style-name="Policepardéfaut" style:family="text">
      <style:text-properties fo:font-weight="bold" style:font-weight-asian="bold"/>
    </style:style>
    <style:style style:name="P295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296" style:parent-style-name="Policepardéfaut" style:family="text">
      <style:text-properties fo:font-weight="bold" style:font-weight-asian="bold"/>
    </style:style>
    <style:style style:name="P297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298" style:parent-style-name="Policepardéfaut" style:family="text">
      <style:text-properties fo:font-weight="bold" style:font-weight-asian="bold"/>
    </style:style>
    <style:style style:name="P299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300" style:parent-style-name="Policepardéfaut" style:family="text">
      <style:text-properties fo:font-weight="bold" style:font-weight-asian="bold"/>
    </style:style>
    <style:style style:name="T301" style:parent-style-name="Policepardéfaut" style:family="text">
      <style:text-properties fo:font-weight="bold" style:font-weight-asian="bold"/>
    </style:style>
    <style:style style:name="P302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303" style:parent-style-name="Policepardéfaut" style:family="text">
      <style:text-properties fo:font-weight="bold" style:font-weight-asian="bold"/>
    </style:style>
    <style:style style:name="T304" style:parent-style-name="Policepardéfaut" style:family="text">
      <style:text-properties fo:font-weight="bold" style:font-weight-asian="bold"/>
    </style:style>
    <style:style style:name="P305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306" style:parent-style-name="Policepardéfaut" style:family="text">
      <style:text-properties fo:font-weight="bold" style:font-weight-asian="bold"/>
    </style:style>
    <style:style style:name="T307" style:parent-style-name="Policepardéfaut" style:family="text">
      <style:text-properties fo:font-weight="bold" style:font-weight-asian="bold"/>
    </style:style>
    <style:style style:name="P308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309" style:parent-style-name="Policepardéfaut" style:family="text">
      <style:text-properties fo:font-weight="bold" style:font-weight-asian="bold"/>
    </style:style>
    <style:style style:name="P310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311" style:parent-style-name="Policepardéfaut" style:family="text">
      <style:text-properties fo:font-weight="bold" style:font-weight-asian="bold"/>
    </style:style>
    <style:style style:name="T312" style:parent-style-name="Policepardéfaut" style:family="text">
      <style:text-properties fo:font-weight="bold" style:font-weight-asian="bold"/>
    </style:style>
    <style:style style:name="P313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314" style:parent-style-name="Policepardéfaut" style:family="text">
      <style:text-properties fo:font-weight="bold" style:font-weight-asian="bold"/>
    </style:style>
    <style:style style:name="T315" style:parent-style-name="Policepardéfaut" style:family="text">
      <style:text-properties fo:font-weight="bold" style:font-weight-asian="bold"/>
    </style:style>
    <style:style style:name="P316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317" style:parent-style-name="Policepardéfaut" style:family="text">
      <style:text-properties fo:font-weight="bold" style:font-weight-asian="bold"/>
    </style:style>
    <style:style style:name="P318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319" style:parent-style-name="Policepardéfaut" style:family="text">
      <style:text-properties fo:font-weight="bold" style:font-weight-asian="bold"/>
    </style:style>
    <style:style style:name="P320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321" style:parent-style-name="Policepardéfaut" style:family="text">
      <style:text-properties fo:font-weight="bold" style:font-weight-asian="bold"/>
    </style:style>
    <style:style style:name="T322" style:parent-style-name="Policepardéfaut" style:family="text">
      <style:text-properties fo:font-weight="bold" style:font-weight-asian="bold"/>
    </style:style>
    <style:style style:name="P323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324" style:parent-style-name="Policepardéfaut" style:family="text">
      <style:text-properties fo:font-weight="bold" style:font-weight-asian="bold"/>
    </style:style>
    <style:style style:name="T325" style:parent-style-name="Policepardéfaut" style:family="text">
      <style:text-properties fo:font-weight="bold" style:font-weight-asian="bold"/>
    </style:style>
    <style:style style:name="P326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327" style:parent-style-name="Policepardéfaut" style:family="text">
      <style:text-properties fo:font-weight="bold" style:font-weight-asian="bold"/>
    </style:style>
    <style:style style:name="T328" style:parent-style-name="Policepardéfaut" style:family="text">
      <style:text-properties fo:font-weight="bold" style:font-weight-asian="bold"/>
    </style:style>
    <style:style style:name="P329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330" style:parent-style-name="Policepardéfaut" style:family="text">
      <style:text-properties fo:font-weight="bold" style:font-weight-asian="bold"/>
    </style:style>
    <style:style style:name="T331" style:parent-style-name="Policepardéfaut" style:family="text">
      <style:text-properties fo:font-weight="bold" style:font-weight-asian="bold"/>
    </style:style>
    <style:style style:name="P332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333" style:parent-style-name="Policepardéfaut" style:family="text">
      <style:text-properties fo:font-weight="bold" style:font-weight-asian="bold"/>
    </style:style>
    <style:style style:name="T334" style:parent-style-name="Policepardéfaut" style:family="text">
      <style:text-properties fo:font-weight="bold" style:font-weight-asian="bold"/>
    </style:style>
    <style:style style:name="P335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336" style:parent-style-name="Policepardéfaut" style:family="text">
      <style:text-properties fo:font-weight="bold" style:font-weight-asian="bold"/>
    </style:style>
    <style:style style:name="T337" style:parent-style-name="Policepardéfaut" style:family="text">
      <style:text-properties fo:font-weight="bold" style:font-weight-asian="bold"/>
    </style:style>
    <style:style style:name="P338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339" style:parent-style-name="Policepardéfaut" style:family="text">
      <style:text-properties fo:font-weight="bold" style:font-weight-asian="bold"/>
    </style:style>
    <style:style style:name="T340" style:parent-style-name="Policepardéfaut" style:family="text">
      <style:text-properties fo:font-weight="bold" style:font-weight-asian="bold"/>
    </style:style>
    <style:style style:name="P341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342" style:parent-style-name="Policepardéfaut" style:family="text">
      <style:text-properties fo:font-weight="bold" style:font-weight-asian="bold"/>
    </style:style>
    <style:style style:name="P343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344" style:parent-style-name="Policepardéfaut" style:family="text">
      <style:text-properties fo:font-weight="bold" style:font-weight-asian="bold"/>
    </style:style>
    <style:style style:name="P345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346" style:parent-style-name="Policepardéfaut" style:family="text">
      <style:text-properties fo:font-weight="bold" style:font-weight-asian="bold"/>
    </style:style>
    <style:style style:name="P347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348" style:parent-style-name="Policepardéfaut" style:family="text">
      <style:text-properties fo:font-weight="bold" style:font-weight-asian="bold"/>
    </style:style>
    <style:style style:name="P349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350" style:parent-style-name="Policepardéfaut" style:family="text">
      <style:text-properties fo:font-weight="bold" style:font-weight-asian="bold"/>
    </style:style>
    <style:style style:name="P351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352" style:parent-style-name="Policepardéfaut" style:family="text">
      <style:text-properties fo:font-weight="bold" style:font-weight-asian="bold"/>
    </style:style>
    <style:style style:name="P353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354" style:parent-style-name="Policepardéfaut" style:family="text">
      <style:text-properties fo:font-weight="bold" style:font-weight-asian="bold"/>
    </style:style>
    <style:style style:name="P355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356" style:parent-style-name="Policepardéfaut" style:family="text">
      <style:text-properties fo:font-weight="bold" style:font-weight-asian="bold"/>
    </style:style>
    <style:style style:name="P357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358" style:parent-style-name="Policepardéfaut" style:family="text">
      <style:text-properties fo:font-weight="bold" style:font-weight-asian="bold"/>
    </style:style>
    <style:style style:name="P359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360" style:parent-style-name="Policepardéfaut" style:family="text">
      <style:text-properties fo:font-weight="bold" style:font-weight-asian="bold"/>
    </style:style>
    <style:style style:name="P361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362" style:parent-style-name="Policepardéfaut" style:family="text">
      <style:text-properties fo:font-weight="bold" style:font-weight-asian="bold"/>
    </style:style>
    <style:style style:name="P363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364" style:parent-style-name="Policepardéfaut" style:family="text">
      <style:text-properties fo:font-weight="bold" style:font-weight-asian="bold"/>
    </style:style>
    <style:style style:name="P365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366" style:parent-style-name="Policepardéfaut" style:family="text">
      <style:text-properties fo:font-weight="bold" style:font-weight-asian="bold"/>
    </style:style>
    <style:style style:name="P367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368" style:parent-style-name="Policepardéfaut" style:family="text">
      <style:text-properties fo:font-weight="bold" style:font-weight-asian="bold"/>
    </style:style>
    <style:style style:name="P369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370" style:parent-style-name="Policepardéfaut" style:family="text">
      <style:text-properties fo:font-weight="bold" style:font-weight-asian="bold"/>
    </style:style>
    <style:style style:name="P371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372" style:parent-style-name="Policepardéfaut" style:family="text">
      <style:text-properties fo:font-weight="bold" style:font-weight-asian="bold"/>
    </style:style>
    <style:style style:name="P373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374" style:parent-style-name="Policepardéfaut" style:family="text">
      <style:text-properties fo:font-weight="bold" style:font-weight-asian="bold"/>
    </style:style>
    <style:style style:name="P375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376" style:parent-style-name="Policepardéfaut" style:family="text">
      <style:text-properties fo:font-weight="bold" style:font-weight-asian="bold"/>
    </style:style>
    <style:style style:name="P377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378" style:parent-style-name="Policepardéfaut" style:family="text">
      <style:text-properties fo:font-weight="bold" style:font-weight-asian="bold"/>
    </style:style>
    <style:style style:name="P379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380" style:parent-style-name="Policepardéfaut" style:family="text">
      <style:text-properties fo:font-weight="bold" style:font-weight-asian="bold"/>
    </style:style>
    <style:style style:name="P381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382" style:parent-style-name="Policepardéfaut" style:family="text">
      <style:text-properties fo:font-weight="bold" style:font-weight-asian="bold"/>
    </style:style>
    <style:style style:name="P383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384" style:parent-style-name="Policepardéfaut" style:family="text">
      <style:text-properties fo:font-weight="bold" style:font-weight-asian="bold"/>
    </style:style>
    <style:style style:name="P385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386" style:parent-style-name="Policepardéfaut" style:family="text">
      <style:text-properties fo:font-weight="bold" style:font-weight-asian="bold"/>
    </style:style>
    <style:style style:name="P387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388" style:parent-style-name="Policepardéfaut" style:family="text">
      <style:text-properties fo:font-weight="bold" style:font-weight-asian="bold"/>
    </style:style>
    <style:style style:name="P389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390" style:parent-style-name="Policepardéfaut" style:family="text">
      <style:text-properties fo:font-weight="bold" style:font-weight-asian="bold"/>
    </style:style>
    <style:style style:name="P391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392" style:parent-style-name="Policepardéfaut" style:family="text">
      <style:text-properties fo:font-weight="bold" style:font-weight-asian="bold"/>
    </style:style>
    <style:style style:name="P393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394" style:parent-style-name="Policepardéfaut" style:family="text">
      <style:text-properties fo:font-weight="bold" style:font-weight-asian="bold"/>
    </style:style>
    <style:style style:name="P395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396" style:parent-style-name="Policepardéfaut" style:family="text">
      <style:text-properties fo:font-weight="bold" style:font-weight-asian="bold"/>
    </style:style>
    <style:style style:name="P397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398" style:parent-style-name="Policepardéfaut" style:family="text">
      <style:text-properties fo:font-weight="bold" style:font-weight-asian="bold"/>
    </style:style>
    <style:style style:name="P399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400" style:parent-style-name="Policepardéfaut" style:family="text">
      <style:text-properties fo:font-weight="bold" style:font-weight-asian="bold"/>
    </style:style>
    <style:style style:name="P401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402" style:parent-style-name="Policepardéfaut" style:family="text">
      <style:text-properties fo:font-weight="bold" style:font-weight-asian="bold"/>
    </style:style>
    <style:style style:name="P403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404" style:parent-style-name="Policepardéfaut" style:family="text">
      <style:text-properties fo:font-weight="bold" style:font-weight-asian="bold"/>
    </style:style>
    <style:style style:name="P405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406" style:parent-style-name="Policepardéfaut" style:family="text">
      <style:text-properties fo:font-weight="bold" style:font-weight-asian="bold"/>
    </style:style>
    <style:style style:name="P407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408" style:parent-style-name="Policepardéfaut" style:family="text">
      <style:text-properties fo:font-weight="bold" style:font-weight-asian="bold"/>
    </style:style>
    <style:style style:name="P409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410" style:parent-style-name="Policepardéfaut" style:family="text">
      <style:text-properties fo:font-weight="bold" style:font-weight-asian="bold"/>
    </style:style>
    <style:style style:name="P411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412" style:parent-style-name="Policepardéfaut" style:family="text">
      <style:text-properties fo:font-weight="bold" style:font-weight-asian="bold"/>
    </style:style>
    <style:style style:name="P413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414" style:parent-style-name="Policepardéfaut" style:family="text">
      <style:text-properties fo:font-weight="bold" style:font-weight-asian="bold"/>
    </style:style>
    <style:style style:name="P415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416" style:parent-style-name="Policepardéfaut" style:family="text">
      <style:text-properties fo:font-weight="bold" style:font-weight-asian="bold"/>
    </style:style>
    <style:style style:name="P417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418" style:parent-style-name="Policepardéfaut" style:family="text">
      <style:text-properties fo:font-weight="bold" style:font-weight-asian="bold"/>
    </style:style>
    <style:style style:name="P419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420" style:parent-style-name="Policepardéfaut" style:family="text">
      <style:text-properties fo:font-weight="bold" style:font-weight-asian="bold"/>
    </style:style>
    <style:style style:name="P421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422" style:parent-style-name="Policepardéfaut" style:family="text">
      <style:text-properties fo:font-weight="bold" style:font-weight-asian="bold"/>
    </style:style>
    <style:style style:name="P423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424" style:parent-style-name="Policepardéfaut" style:family="text">
      <style:text-properties fo:font-weight="bold" style:font-weight-asian="bold"/>
    </style:style>
    <style:style style:name="P425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426" style:parent-style-name="Policepardéfaut" style:family="text">
      <style:text-properties fo:font-weight="bold" style:font-weight-asian="bold"/>
    </style:style>
    <style:style style:name="P427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428" style:parent-style-name="Policepardéfaut" style:family="text">
      <style:text-properties fo:font-weight="bold" style:font-weight-asian="bold"/>
    </style:style>
    <style:style style:name="P429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430" style:parent-style-name="Policepardéfaut" style:family="text">
      <style:text-properties fo:font-weight="bold" style:font-weight-asian="bold"/>
    </style:style>
    <style:style style:name="P431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432" style:parent-style-name="Policepardéfaut" style:family="text">
      <style:text-properties fo:font-weight="bold" style:font-weight-asian="bold"/>
    </style:style>
    <style:style style:name="P433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434" style:parent-style-name="Policepardéfaut" style:family="text">
      <style:text-properties fo:font-weight="bold" style:font-weight-asian="bold"/>
    </style:style>
    <style:style style:name="P435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436" style:parent-style-name="Policepardéfaut" style:family="text">
      <style:text-properties fo:font-weight="bold" style:font-weight-asian="bold"/>
    </style:style>
    <style:style style:name="P437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438" style:parent-style-name="Policepardéfaut" style:family="text">
      <style:text-properties fo:font-weight="bold" style:font-weight-asian="bold"/>
    </style:style>
    <style:style style:name="P439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440" style:parent-style-name="Policepardéfaut" style:family="text">
      <style:text-properties fo:font-weight="bold" style:font-weight-asian="bold"/>
    </style:style>
    <style:style style:name="P441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442" style:parent-style-name="Policepardéfaut" style:family="text">
      <style:text-properties fo:font-weight="bold" style:font-weight-asian="bold"/>
    </style:style>
    <style:style style:name="P443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444" style:parent-style-name="Policepardéfaut" style:family="text">
      <style:text-properties fo:font-weight="bold" style:font-weight-asian="bold"/>
    </style:style>
    <style:style style:name="P445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446" style:parent-style-name="Policepardéfaut" style:family="text">
      <style:text-properties fo:font-weight="bold" style:font-weight-asian="bold"/>
    </style:style>
    <style:style style:name="P447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448" style:parent-style-name="Policepardéfaut" style:family="text">
      <style:text-properties fo:font-weight="bold" style:font-weight-asian="bold"/>
    </style:style>
    <style:style style:name="P449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450" style:parent-style-name="Policepardéfaut" style:family="text">
      <style:text-properties fo:font-weight="bold" style:font-weight-asian="bold"/>
    </style:style>
    <style:style style:name="P451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452" style:parent-style-name="Policepardéfaut" style:family="text">
      <style:text-properties fo:font-weight="bold" style:font-weight-asian="bold"/>
    </style:style>
    <style:style style:name="P453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454" style:parent-style-name="Policepardéfaut" style:family="text">
      <style:text-properties fo:font-weight="bold" style:font-weight-asian="bold"/>
    </style:style>
    <style:style style:name="P455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456" style:parent-style-name="Policepardéfaut" style:family="text">
      <style:text-properties fo:font-weight="bold" style:font-weight-asian="bold"/>
    </style:style>
    <style:style style:name="P457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458" style:parent-style-name="Policepardéfaut" style:family="text">
      <style:text-properties fo:font-weight="bold" style:font-weight-asian="bold"/>
    </style:style>
    <style:style style:name="P459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460" style:parent-style-name="Policepardéfaut" style:family="text">
      <style:text-properties fo:font-weight="bold" style:font-weight-asian="bold"/>
    </style:style>
    <style:style style:name="P461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462" style:parent-style-name="Policepardéfaut" style:family="text">
      <style:text-properties fo:font-weight="bold" style:font-weight-asian="bold"/>
    </style:style>
    <style:style style:name="P463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464" style:parent-style-name="Policepardéfaut" style:family="text">
      <style:text-properties fo:font-weight="bold" style:font-weight-asian="bold"/>
    </style:style>
    <style:style style:name="P465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466" style:parent-style-name="Policepardéfaut" style:family="text">
      <style:text-properties fo:font-weight="bold" style:font-weight-asian="bold"/>
    </style:style>
    <style:style style:name="P467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468" style:parent-style-name="Policepardéfaut" style:family="text">
      <style:text-properties fo:font-weight="bold" style:font-weight-asian="bold"/>
    </style:style>
    <style:style style:name="P469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470" style:parent-style-name="Policepardéfaut" style:family="text">
      <style:text-properties fo:font-weight="bold" style:font-weight-asian="bold"/>
    </style:style>
    <style:style style:name="P471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472" style:parent-style-name="Policepardéfaut" style:family="text">
      <style:text-properties fo:font-weight="bold" style:font-weight-asian="bold"/>
    </style:style>
    <style:style style:name="P473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474" style:parent-style-name="Policepardéfaut" style:family="text">
      <style:text-properties fo:font-weight="bold" style:font-weight-asian="bold"/>
    </style:style>
    <style:style style:name="P475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476" style:parent-style-name="Policepardéfaut" style:family="text">
      <style:text-properties fo:font-weight="bold" style:font-weight-asian="bold"/>
    </style:style>
    <style:style style:name="P477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478" style:parent-style-name="Policepardéfaut" style:family="text">
      <style:text-properties fo:font-weight="bold" style:font-weight-asian="bold"/>
    </style:style>
    <style:style style:name="P479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480" style:parent-style-name="Policepardéfaut" style:family="text">
      <style:text-properties fo:font-weight="bold" style:font-weight-asian="bold"/>
    </style:style>
    <style:style style:name="P481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482" style:parent-style-name="Policepardéfaut" style:family="text">
      <style:text-properties fo:font-weight="bold" style:font-weight-asian="bold"/>
    </style:style>
    <style:style style:name="P483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484" style:parent-style-name="Policepardéfaut" style:family="text">
      <style:text-properties fo:font-weight="bold" style:font-weight-asian="bold"/>
    </style:style>
    <style:style style:name="P485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486" style:parent-style-name="Policepardéfaut" style:family="text">
      <style:text-properties fo:font-weight="bold" style:font-weight-asian="bold"/>
    </style:style>
    <style:style style:name="P487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488" style:parent-style-name="Policepardéfaut" style:family="text">
      <style:text-properties fo:font-weight="bold" style:font-weight-asian="bold"/>
    </style:style>
    <style:style style:name="P489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490" style:parent-style-name="Policepardéfaut" style:family="text">
      <style:text-properties fo:font-weight="bold" style:font-weight-asian="bold"/>
    </style:style>
    <style:style style:name="P491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492" style:parent-style-name="Policepardéfaut" style:family="text">
      <style:text-properties fo:font-weight="bold" style:font-weight-asian="bold"/>
    </style:style>
    <style:style style:name="P493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494" style:parent-style-name="Policepardéfaut" style:family="text">
      <style:text-properties fo:font-weight="bold" style:font-weight-asian="bold"/>
    </style:style>
    <style:style style:name="P495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496" style:parent-style-name="Policepardéfaut" style:family="text">
      <style:text-properties fo:font-weight="bold" style:font-weight-asian="bold"/>
    </style:style>
    <style:style style:name="P497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498" style:parent-style-name="Policepardéfaut" style:family="text">
      <style:text-properties fo:font-weight="bold" style:font-weight-asian="bold"/>
    </style:style>
    <style:style style:name="P499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500" style:parent-style-name="Policepardéfaut" style:family="text">
      <style:text-properties fo:font-weight="bold" style:font-weight-asian="bold"/>
    </style:style>
    <style:style style:name="P501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502" style:parent-style-name="Policepardéfaut" style:family="text">
      <style:text-properties fo:font-weight="bold" style:font-weight-asian="bold"/>
    </style:style>
    <style:style style:name="P503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504" style:parent-style-name="Policepardéfaut" style:family="text">
      <style:text-properties fo:font-weight="bold" style:font-weight-asian="bold"/>
    </style:style>
    <style:style style:name="P505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506" style:parent-style-name="Policepardéfaut" style:family="text">
      <style:text-properties fo:font-weight="bold" style:font-weight-asian="bold"/>
    </style:style>
    <style:style style:name="P507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508" style:parent-style-name="Policepardéfaut" style:family="text">
      <style:text-properties fo:font-weight="bold" style:font-weight-asian="bold"/>
    </style:style>
    <style:style style:name="P509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510" style:parent-style-name="Policepardéfaut" style:family="text">
      <style:text-properties fo:font-weight="bold" style:font-weight-asian="bold"/>
    </style:style>
    <style:style style:name="P511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512" style:parent-style-name="Policepardéfaut" style:family="text">
      <style:text-properties fo:font-weight="bold" style:font-weight-asian="bold"/>
    </style:style>
    <style:style style:name="P513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514" style:parent-style-name="Policepardéfaut" style:family="text">
      <style:text-properties fo:font-weight="bold" style:font-weight-asian="bold"/>
    </style:style>
    <style:style style:name="P515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516" style:parent-style-name="Policepardéfaut" style:family="text">
      <style:text-properties fo:font-weight="bold" style:font-weight-asian="bold"/>
    </style:style>
    <style:style style:name="P517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518" style:parent-style-name="Policepardéfaut" style:family="text">
      <style:text-properties fo:font-weight="bold" style:font-weight-asian="bold"/>
    </style:style>
    <style:style style:name="P519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520" style:parent-style-name="Policepardéfaut" style:family="text">
      <style:text-properties fo:font-weight="bold" style:font-weight-asian="bold"/>
    </style:style>
    <style:style style:name="P521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522" style:parent-style-name="Policepardéfaut" style:family="text">
      <style:text-properties fo:font-weight="bold" style:font-weight-asian="bold"/>
    </style:style>
    <style:style style:name="P523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524" style:parent-style-name="Policepardéfaut" style:family="text">
      <style:text-properties fo:font-weight="bold" style:font-weight-asian="bold"/>
    </style:style>
    <style:style style:name="P525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526" style:parent-style-name="Policepardéfaut" style:family="text">
      <style:text-properties fo:font-weight="bold" style:font-weight-asian="bold"/>
    </style:style>
    <style:style style:name="P527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528" style:parent-style-name="Policepardéfaut" style:family="text">
      <style:text-properties fo:font-weight="bold" style:font-weight-asian="bold"/>
    </style:style>
    <style:style style:name="P529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530" style:parent-style-name="Policepardéfaut" style:family="text">
      <style:text-properties fo:font-weight="bold" style:font-weight-asian="bold"/>
    </style:style>
    <style:style style:name="P531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532" style:parent-style-name="Policepardéfaut" style:family="text">
      <style:text-properties fo:font-weight="bold" style:font-weight-asian="bold"/>
    </style:style>
    <style:style style:name="P533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534" style:parent-style-name="Policepardéfaut" style:family="text">
      <style:text-properties fo:font-weight="bold" style:font-weight-asian="bold"/>
    </style:style>
    <style:style style:name="P535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536" style:parent-style-name="Policepardéfaut" style:family="text">
      <style:text-properties fo:font-weight="bold" style:font-weight-asian="bold"/>
    </style:style>
    <style:style style:name="P537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538" style:parent-style-name="Policepardéfaut" style:family="text">
      <style:text-properties fo:font-weight="bold" style:font-weight-asian="bold"/>
    </style:style>
    <style:style style:name="P539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540" style:parent-style-name="Policepardéfaut" style:family="text">
      <style:text-properties fo:font-weight="bold" style:font-weight-asian="bold"/>
    </style:style>
    <style:style style:name="P541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542" style:parent-style-name="Policepardéfaut" style:family="text">
      <style:text-properties fo:font-weight="bold" style:font-weight-asian="bold"/>
    </style:style>
    <style:style style:name="P543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544" style:parent-style-name="Policepardéfaut" style:family="text">
      <style:text-properties fo:font-weight="bold" style:font-weight-asian="bold"/>
    </style:style>
    <style:style style:name="P545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546" style:parent-style-name="Policepardéfaut" style:family="text">
      <style:text-properties fo:font-weight="bold" style:font-weight-asian="bold"/>
    </style:style>
    <style:style style:name="P547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548" style:parent-style-name="Policepardéfaut" style:family="text">
      <style:text-properties fo:font-weight="bold" style:font-weight-asian="bold"/>
    </style:style>
    <style:style style:name="P549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550" style:parent-style-name="Policepardéfaut" style:family="text">
      <style:text-properties fo:font-weight="bold" style:font-weight-asian="bold"/>
    </style:style>
    <style:style style:name="P551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552" style:parent-style-name="Policepardéfaut" style:family="text">
      <style:text-properties fo:font-weight="bold" style:font-weight-asian="bold"/>
    </style:style>
    <style:style style:name="P553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554" style:parent-style-name="Policepardéfaut" style:family="text">
      <style:text-properties fo:font-weight="bold" style:font-weight-asian="bold"/>
    </style:style>
    <style:style style:name="P555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556" style:parent-style-name="Policepardéfaut" style:family="text">
      <style:text-properties fo:font-weight="bold" style:font-weight-asian="bold"/>
    </style:style>
    <style:style style:name="P557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558" style:parent-style-name="Policepardéfaut" style:family="text">
      <style:text-properties fo:font-weight="bold" style:font-weight-asian="bold"/>
    </style:style>
    <style:style style:name="P559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560" style:parent-style-name="Policepardéfaut" style:family="text">
      <style:text-properties fo:font-weight="bold" style:font-weight-asian="bold"/>
    </style:style>
    <style:style style:name="P561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562" style:parent-style-name="Policepardéfaut" style:family="text">
      <style:text-properties fo:font-weight="bold" style:font-weight-asian="bold"/>
    </style:style>
    <style:style style:name="P563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564" style:parent-style-name="Policepardéfaut" style:family="text">
      <style:text-properties fo:font-weight="bold" style:font-weight-asian="bold"/>
    </style:style>
    <style:style style:name="T565" style:parent-style-name="Policepardéfaut" style:family="text">
      <style:text-properties fo:font-weight="bold" style:font-weight-asian="bold"/>
    </style:style>
    <style:style style:name="P566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568" style:parent-style-name="gras" style:family="text">
      <style:text-properties fo:font-weight="normal" style:font-weight-asian="normal"/>
    </style:style>
    <style:style style:name="P567" style:parent-style-name="p" style:family="paragraph">
      <style:paragraph-properties fo:text-indent="0in">
        <style:drop-cap style:length="1" style:lines="3"/>
      </style:paragraph-properties>
    </style:style>
    <style:style style:name="T569" style:parent-style-name="Policepardéfaut" style:family="text">
      <style:text-properties fo:font-size="9pt" style:font-size-asian="9pt"/>
    </style:style>
    <style:style style:name="T570" style:parent-style-name="Policepardéfaut" style:family="text">
      <style:text-properties fo:font-size="9pt" style:font-size-asian="9pt"/>
    </style:style>
    <style:style style:name="T571" style:parent-style-name="Policepardéfaut" style:family="text">
      <style:text-properties fo:font-size="9pt" style:font-size-asian="9pt"/>
    </style:style>
    <style:style style:name="T573" style:parent-style-name="gras" style:family="text">
      <style:text-properties/>
    </style:style>
    <style:style style:name="P572" style:parent-style-name="p" style:family="paragraph">
      <style:paragraph-properties fo:text-indent="0in">
        <style:drop-cap style:length="1" style:lines="3"/>
      </style:paragraph-properties>
    </style:style>
    <style:style style:name="T574" style:parent-style-name="Policepardéfaut" style:family="text">
      <style:text-properties fo:language="en" fo:country="GB"/>
    </style:style>
    <style:style style:name="T575" style:parent-style-name="Policepardéfaut" style:family="text">
      <style:text-properties fo:language="en" fo:country="GB"/>
    </style:style>
    <style:style style:name="T576" style:parent-style-name="Policepardéfaut" style:family="text">
      <style:text-properties fo:language="en" fo:country="GB"/>
    </style:style>
    <style:style style:name="T577" style:parent-style-name="Policepardéfaut" style:family="text">
      <style:text-properties fo:language="en" fo:country="GB"/>
    </style:style>
    <style:style style:name="T578" style:parent-style-name="Policepardéfaut" style:family="text">
      <style:text-properties fo:language="en" fo:country="GB"/>
    </style:style>
    <style:style style:name="T579" style:parent-style-name="Policepardéfaut" style:family="text">
      <style:text-properties fo:language="en" fo:country="GB"/>
    </style:style>
    <style:style style:name="T580" style:parent-style-name="Policepardéfaut" style:family="text">
      <style:text-properties fo:language="en" fo:country="GB"/>
    </style:style>
    <style:style style:name="T581" style:parent-style-name="Policepardéfaut" style:family="text">
      <style:text-properties fo:language="en" fo:country="GB"/>
    </style:style>
    <style:style style:name="T582" style:parent-style-name="Policepardéfaut" style:family="text">
      <style:text-properties fo:language="en" fo:country="GB"/>
    </style:style>
    <style:style style:name="T583" style:parent-style-name="Policepardéfaut" style:family="text">
      <style:text-properties fo:language="en" fo:country="GB"/>
    </style:style>
    <style:style style:name="T584" style:parent-style-name="Policepardéfaut" style:family="text">
      <style:text-properties fo:language="en" fo:country="GB"/>
    </style:style>
    <style:style style:name="T585" style:parent-style-name="Policepardéfaut" style:family="text">
      <style:text-properties fo:language="en" fo:country="GB"/>
    </style:style>
    <style:style style:name="T586" style:parent-style-name="Policepardéfaut" style:family="text">
      <style:text-properties fo:language="en" fo:country="GB"/>
    </style:style>
    <style:style style:name="T587" style:parent-style-name="Policepardéfaut" style:family="text">
      <style:text-properties fo:language="en" fo:country="GB"/>
    </style:style>
    <style:style style:name="T588" style:parent-style-name="Policepardéfaut" style:family="text">
      <style:text-properties fo:language="en" fo:country="GB"/>
    </style:style>
    <style:style style:name="T589" style:parent-style-name="Policepardéfaut" style:family="text">
      <style:text-properties fo:language="en" fo:country="GB"/>
    </style:style>
    <style:style style:name="T590" style:parent-style-name="Policepardéfaut" style:family="text">
      <style:text-properties fo:language="en" fo:country="GB"/>
    </style:style>
    <style:style style:name="T591" style:parent-style-name="Policepardéfaut" style:family="text">
      <style:text-properties fo:language="en" fo:country="GB"/>
    </style:style>
    <style:style style:name="T592" style:parent-style-name="Policepardéfaut" style:family="text">
      <style:text-properties fo:language="en" fo:country="GB"/>
    </style:style>
    <style:style style:name="T593" style:parent-style-name="Policepardéfaut" style:family="text">
      <style:text-properties fo:language="en" fo:country="GB"/>
    </style:style>
    <style:style style:name="T594" style:parent-style-name="Policepardéfaut" style:family="text">
      <style:text-properties fo:language="en" fo:country="GB"/>
    </style:style>
    <style:style style:name="T595" style:parent-style-name="Policepardéfaut" style:family="text">
      <style:text-properties fo:language="en" fo:country="GB"/>
    </style:style>
    <style:style style:name="T596" style:parent-style-name="Policepardéfaut" style:family="text">
      <style:text-properties fo:language="en" fo:country="GB"/>
    </style:style>
    <style:style style:name="T597" style:parent-style-name="Policepardéfaut" style:family="text">
      <style:text-properties fo:language="en" fo:country="GB"/>
    </style:style>
    <style:style style:name="P598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599" style:parent-style-name="Policepardéfaut" style:family="text">
      <style:text-properties fo:font-weight="bold" style:font-weight-asian="bold"/>
    </style:style>
    <style:style style:name="T600" style:parent-style-name="Policepardéfaut" style:family="text">
      <style:text-properties fo:font-weight="bold" style:font-weight-asian="bold"/>
    </style:style>
    <style:style style:name="P601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602" style:parent-style-name="Policepardéfaut" style:family="text">
      <style:text-properties fo:font-weight="bold" style:font-weight-asian="bold"/>
    </style:style>
    <style:style style:name="T603" style:parent-style-name="Policepardéfaut" style:family="text">
      <style:text-properties fo:font-weight="bold" style:font-weight-asian="bold"/>
    </style:style>
    <style:style style:name="T604" style:parent-style-name="Policepardéfaut" style:family="text">
      <style:text-properties fo:font-weight="bold" style:font-weight-asian="bold"/>
    </style:style>
    <style:style style:name="T606" style:parent-style-name="Policepardéfaut" style:family="text">
      <style:text-properties/>
    </style:style>
    <style:style style:name="P605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607" style:parent-style-name="Policepardéfaut" style:family="text">
      <style:text-properties fo:font-weight="bold" style:font-weight-asian="bold"/>
    </style:style>
    <style:style style:name="T608" style:parent-style-name="Policepardéfaut" style:family="text">
      <style:text-properties fo:font-weight="bold" style:font-weight-asian="bold"/>
    </style:style>
    <style:style style:name="T609" style:parent-style-name="Policepardéfaut" style:family="text">
      <style:text-properties fo:font-weight="bold" style:font-weight-asian="bold"/>
    </style:style>
    <style:style style:name="T610" style:parent-style-name="Policepardéfaut" style:family="text">
      <style:text-properties fo:font-weight="bold" style:font-weight-asian="bold"/>
    </style:style>
    <style:style style:name="T611" style:parent-style-name="Policepardéfaut" style:family="text">
      <style:text-properties fo:font-weight="bold" style:font-weight-asian="bold"/>
    </style:style>
    <style:style style:name="T612" style:parent-style-name="Policepardéfaut" style:family="text">
      <style:text-properties fo:font-weight="bold" style:font-weight-asian="bold"/>
    </style:style>
    <style:style style:name="T613" style:parent-style-name="Policepardéfaut" style:family="text">
      <style:text-properties fo:font-weight="bold" style:font-weight-asian="bold"/>
    </style:style>
    <style:style style:name="T614" style:parent-style-name="Policepardéfaut" style:family="text">
      <style:text-properties fo:font-weight="bold" style:font-weight-asian="bold"/>
    </style:style>
    <style:style style:name="T615" style:parent-style-name="Policepardéfaut" style:family="text">
      <style:text-properties fo:font-weight="bold" style:font-weight-asian="bold"/>
    </style:style>
    <style:style style:name="T616" style:parent-style-name="Policepardéfaut" style:family="text">
      <style:text-properties fo:font-weight="bold" style:font-weight-asian="bold"/>
    </style:style>
    <style:style style:name="T617" style:parent-style-name="Policepardéfaut" style:family="text">
      <style:text-properties fo:font-weight="bold" style:font-weight-asian="bold"/>
    </style:style>
    <style:style style:name="T619" style:parent-style-name="Policepardéfaut" style:family="text">
      <style:text-properties/>
    </style:style>
    <style:style style:name="P618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620" style:parent-style-name="Policepardéfaut" style:family="text">
      <style:text-properties fo:font-weight="bold" style:font-weight-asian="bold"/>
    </style:style>
    <style:style style:name="T621" style:parent-style-name="Policepardéfaut" style:family="text">
      <style:text-properties fo:font-weight="bold" style:font-weight-asian="bold"/>
    </style:style>
    <style:style style:name="T623" style:parent-style-name="Policepardéfaut" style:family="text">
      <style:text-properties/>
    </style:style>
    <style:style style:name="P622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624" style:parent-style-name="Policepardéfaut" style:family="text">
      <style:text-properties fo:font-weight="bold" style:font-weight-asian="bold"/>
    </style:style>
    <style:style style:name="T625" style:parent-style-name="Policepardéfaut" style:family="text">
      <style:text-properties fo:font-weight="bold" style:font-weight-asian="bold"/>
    </style:style>
    <style:style style:name="T626" style:parent-style-name="Policepardéfaut" style:family="text">
      <style:text-properties fo:font-weight="bold" style:font-weight-asian="bold"/>
    </style:style>
    <style:style style:name="T627" style:parent-style-name="Policepardéfaut" style:family="text">
      <style:text-properties fo:font-weight="bold" style:font-weight-asian="bold"/>
    </style:style>
    <style:style style:name="T628" style:parent-style-name="Policepardéfaut" style:family="text">
      <style:text-properties fo:font-weight="bold" style:font-weight-asian="bold"/>
    </style:style>
    <style:style style:name="P629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631" style:parent-style-name="Policepardéfaut" style:family="text">
      <style:text-properties fo:font-weight="bold" style:font-weight-asian="bold"/>
    </style:style>
    <style:style style:name="P630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632" style:parent-style-name="Policepardéfaut" style:family="text">
      <style:text-properties fo:font-weight="bold" style:font-weight-asian="bold"/>
    </style:style>
    <style:style style:name="T633" style:parent-style-name="Policepardéfaut" style:family="text">
      <style:text-properties fo:font-weight="bold" style:font-weight-asian="bold"/>
    </style:style>
    <style:style style:name="T634" style:parent-style-name="Policepardéfaut" style:family="text">
      <style:text-properties fo:font-weight="bold" style:font-weight-asian="bold"/>
    </style:style>
    <style:style style:name="T635" style:parent-style-name="Policepardéfaut" style:family="text">
      <style:text-properties fo:font-weight="bold" style:font-weight-asian="bold"/>
    </style:style>
    <style:style style:name="T636" style:parent-style-name="Policepardéfaut" style:family="text">
      <style:text-properties fo:font-weight="bold" style:font-weight-asian="bold"/>
    </style:style>
    <style:style style:name="T637" style:parent-style-name="Policepardéfaut" style:family="text">
      <style:text-properties fo:font-weight="bold" style:font-weight-asian="bold"/>
    </style:style>
    <style:style style:name="T638" style:parent-style-name="Policepardéfaut" style:family="text">
      <style:text-properties fo:font-weight="bold" style:font-weight-asian="bold"/>
    </style:style>
    <style:style style:name="T640" style:parent-style-name="Policepardéfaut" style:family="text">
      <style:text-properties fo:font-weight="bold" style:font-weight-asian="bold"/>
    </style:style>
    <style:style style:name="P639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641" style:parent-style-name="Policepardéfaut" style:family="text">
      <style:text-properties fo:font-weight="bold" style:font-weight-asian="bold"/>
    </style:style>
    <style:style style:name="T642" style:parent-style-name="Policepardéfaut" style:family="text">
      <style:text-properties fo:font-weight="bold" style:font-weight-asian="bold"/>
    </style:style>
    <style:style style:name="T643" style:parent-style-name="Policepardéfaut" style:family="text">
      <style:text-properties fo:font-weight="bold" style:font-weight-asian="bold"/>
    </style:style>
    <style:style style:name="T644" style:parent-style-name="Policepardéfaut" style:family="text">
      <style:text-properties fo:font-weight="bold" style:font-weight-asian="bold"/>
    </style:style>
    <style:style style:name="T645" style:parent-style-name="Policepardéfaut" style:family="text">
      <style:text-properties fo:font-weight="bold" style:font-weight-asian="bold"/>
    </style:style>
    <style:style style:name="T646" style:parent-style-name="Policepardéfaut" style:family="text">
      <style:text-properties fo:font-weight="bold" style:font-weight-asian="bold"/>
    </style:style>
    <style:style style:name="T647" style:parent-style-name="Policepardéfaut" style:family="text">
      <style:text-properties fo:font-weight="bold" style:font-weight-asian="bold"/>
    </style:style>
    <style:style style:name="T648" style:parent-style-name="Policepardéfaut" style:family="text">
      <style:text-properties fo:font-weight="bold" style:font-weight-asian="bold"/>
    </style:style>
    <style:style style:name="T650" style:parent-style-name="Policepardéfaut" style:family="text">
      <style:text-properties/>
    </style:style>
    <style:style style:name="P649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651" style:parent-style-name="Policepardéfaut" style:family="text">
      <style:text-properties fo:font-weight="bold" style:font-weight-asian="bold"/>
    </style:style>
    <style:style style:name="T652" style:parent-style-name="Policepardéfaut" style:family="text">
      <style:text-properties fo:font-weight="bold" style:font-weight-asian="bold"/>
    </style:style>
    <style:style style:name="T654" style:parent-style-name="Policepardéfaut" style:family="text">
      <style:text-properties/>
    </style:style>
    <style:style style:name="P653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655" style:parent-style-name="Policepardéfaut" style:family="text">
      <style:text-properties fo:font-weight="bold" style:font-weight-asian="bold"/>
    </style:style>
    <style:style style:name="T656" style:parent-style-name="Policepardéfaut" style:family="text">
      <style:text-properties fo:font-weight="bold" style:font-weight-asian="bold"/>
    </style:style>
    <style:style style:name="T657" style:parent-style-name="Policepardéfaut" style:family="text">
      <style:text-properties fo:font-weight="bold" style:font-weight-asian="bold"/>
    </style:style>
    <style:style style:name="T659" style:parent-style-name="Policepardéfaut" style:family="text">
      <style:text-properties/>
    </style:style>
    <style:style style:name="P658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660" style:parent-style-name="Policepardéfaut" style:family="text">
      <style:text-properties fo:font-weight="bold" style:font-weight-asian="bold"/>
    </style:style>
    <style:style style:name="T661" style:parent-style-name="Policepardéfaut" style:family="text">
      <style:text-properties fo:font-weight="bold" style:font-weight-asian="bold"/>
    </style:style>
    <style:style style:name="T662" style:parent-style-name="Policepardéfaut" style:family="text">
      <style:text-properties fo:font-weight="bold" style:font-weight-asian="bold"/>
    </style:style>
    <style:style style:name="T663" style:parent-style-name="Policepardéfaut" style:family="text">
      <style:text-properties fo:font-weight="bold" style:font-weight-asian="bold"/>
    </style:style>
    <style:style style:name="T665" style:parent-style-name="Policepardéfaut" style:family="text">
      <style:text-properties/>
    </style:style>
    <style:style style:name="P664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666" style:parent-style-name="Policepardéfaut" style:family="text">
      <style:text-properties fo:font-weight="bold" style:font-weight-asian="bold"/>
    </style:style>
    <style:style style:name="T667" style:parent-style-name="Policepardéfaut" style:family="text">
      <style:text-properties fo:font-weight="bold" style:font-weight-asian="bold"/>
    </style:style>
    <style:style style:name="T668" style:parent-style-name="Policepardéfaut" style:family="text">
      <style:text-properties fo:font-weight="bold" style:font-weight-asian="bold"/>
    </style:style>
    <style:style style:name="T669" style:parent-style-name="Policepardéfaut" style:family="text">
      <style:text-properties fo:font-weight="bold" style:font-weight-asian="bold"/>
    </style:style>
    <style:style style:name="T670" style:parent-style-name="Policepardéfaut" style:family="text">
      <style:text-properties fo:font-weight="bold" style:font-weight-asian="bold"/>
    </style:style>
    <style:style style:name="T671" style:parent-style-name="Policepardéfaut" style:family="text">
      <style:text-properties fo:font-weight="bold" style:font-weight-asian="bold"/>
    </style:style>
    <style:style style:name="T672" style:parent-style-name="Policepardéfaut" style:family="text">
      <style:text-properties fo:font-weight="bold" style:font-weight-asian="bold"/>
    </style:style>
    <style:style style:name="T673" style:parent-style-name="Policepardéfaut" style:family="text">
      <style:text-properties fo:font-weight="bold" style:font-weight-asian="bold"/>
    </style:style>
    <style:style style:name="T675" style:parent-style-name="Policepardéfaut" style:family="text">
      <style:text-properties/>
    </style:style>
    <style:style style:name="P674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676" style:parent-style-name="Policepardéfaut" style:family="text">
      <style:text-properties fo:font-weight="bold" style:font-weight-asian="bold"/>
    </style:style>
    <style:style style:name="T677" style:parent-style-name="Policepardéfaut" style:family="text">
      <style:text-properties fo:font-weight="bold" style:font-weight-asian="bold"/>
    </style:style>
    <style:style style:name="T678" style:parent-style-name="Policepardéfaut" style:family="text">
      <style:text-properties fo:font-weight="bold" style:font-weight-asian="bold"/>
    </style:style>
    <style:style style:name="T679" style:parent-style-name="Policepardéfaut" style:family="text">
      <style:text-properties fo:font-weight="bold" style:font-weight-asian="bold"/>
    </style:style>
    <style:style style:name="T680" style:parent-style-name="Policepardéfaut" style:family="text">
      <style:text-properties fo:font-weight="bold" style:font-weight-asian="bold"/>
    </style:style>
    <style:style style:name="T681" style:parent-style-name="Policepardéfaut" style:family="text">
      <style:text-properties fo:font-weight="bold" style:font-weight-asian="bold"/>
    </style:style>
    <style:style style:name="T683" style:parent-style-name="Policepardéfaut" style:family="text">
      <style:text-properties/>
    </style:style>
    <style:style style:name="P682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684" style:parent-style-name="Policepardéfaut" style:family="text">
      <style:text-properties fo:font-weight="bold" style:font-weight-asian="bold"/>
    </style:style>
    <style:style style:name="T686" style:parent-style-name="Policepardéfaut" style:family="text">
      <style:text-properties/>
    </style:style>
    <style:style style:name="P685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687" style:parent-style-name="Policepardéfaut" style:family="text">
      <style:text-properties fo:font-weight="bold" style:font-weight-asian="bold"/>
    </style:style>
    <style:style style:name="T688" style:parent-style-name="Policepardéfaut" style:family="text">
      <style:text-properties fo:font-weight="bold" style:font-weight-asian="bold"/>
    </style:style>
    <style:style style:name="T689" style:parent-style-name="Policepardéfaut" style:family="text">
      <style:text-properties fo:font-weight="bold" style:font-weight-asian="bold"/>
    </style:style>
    <style:style style:name="T691" style:parent-style-name="Policepardéfaut" style:family="text">
      <style:text-properties/>
    </style:style>
    <style:style style:name="P690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692" style:parent-style-name="Policepardéfaut" style:family="text">
      <style:text-properties fo:font-weight="bold" style:font-weight-asian="bold"/>
    </style:style>
    <style:style style:name="P693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695" style:parent-style-name="Policepardéfaut" style:family="text">
      <style:text-properties/>
    </style:style>
    <style:style style:name="P694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696" style:parent-style-name="Policepardéfaut" style:family="text">
      <style:text-properties fo:font-weight="bold" style:font-weight-asian="bold"/>
    </style:style>
    <style:style style:name="T697" style:parent-style-name="Policepardéfaut" style:family="text">
      <style:text-properties fo:font-weight="bold" style:font-weight-asian="bold"/>
    </style:style>
    <style:style style:name="T699" style:parent-style-name="Policepardéfaut" style:family="text">
      <style:text-properties/>
    </style:style>
    <style:style style:name="P698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700" style:parent-style-name="Policepardéfaut" style:family="text">
      <style:text-properties fo:font-weight="bold" style:font-weight-asian="bold"/>
    </style:style>
    <style:style style:name="T701" style:parent-style-name="Policepardéfaut" style:family="text">
      <style:text-properties fo:font-weight="bold" style:font-weight-asian="bold"/>
    </style:style>
    <style:style style:name="T702" style:parent-style-name="Policepardéfaut" style:family="text">
      <style:text-properties fo:font-weight="bold" style:font-weight-asian="bold"/>
    </style:style>
    <style:style style:name="T703" style:parent-style-name="Policepardéfaut" style:family="text">
      <style:text-properties fo:font-weight="bold" style:font-weight-asian="bold"/>
    </style:style>
    <style:style style:name="T704" style:parent-style-name="Policepardéfaut" style:family="text">
      <style:text-properties fo:font-weight="bold" style:font-weight-asian="bold"/>
    </style:style>
    <style:style style:name="T705" style:parent-style-name="Policepardéfaut" style:family="text">
      <style:text-properties fo:font-weight="bold" style:font-weight-asian="bold"/>
    </style:style>
    <style:style style:name="T706" style:parent-style-name="Policepardéfaut" style:family="text">
      <style:text-properties fo:font-weight="bold" style:font-weight-asian="bold"/>
    </style:style>
    <style:style style:name="T708" style:parent-style-name="Policepardéfaut" style:family="text">
      <style:text-properties/>
    </style:style>
    <style:style style:name="P707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709" style:parent-style-name="Policepardéfaut" style:family="text">
      <style:text-properties fo:font-weight="bold" style:font-weight-asian="bold"/>
    </style:style>
    <style:style style:name="T710" style:parent-style-name="Policepardéfaut" style:family="text">
      <style:text-properties fo:font-weight="bold" style:font-weight-asian="bold"/>
    </style:style>
    <style:style style:name="T711" style:parent-style-name="Policepardéfaut" style:family="text">
      <style:text-properties fo:font-weight="bold" style:font-weight-asian="bold"/>
    </style:style>
    <style:style style:name="T712" style:parent-style-name="Policepardéfaut" style:family="text">
      <style:text-properties fo:font-weight="bold" style:font-weight-asian="bold"/>
    </style:style>
    <style:style style:name="T713" style:parent-style-name="Policepardéfaut" style:family="text">
      <style:text-properties fo:font-weight="bold" style:font-weight-asian="bold"/>
    </style:style>
    <style:style style:name="T714" style:parent-style-name="Policepardéfaut" style:family="text">
      <style:text-properties fo:font-weight="bold" style:font-weight-asian="bold"/>
    </style:style>
    <style:style style:name="T715" style:parent-style-name="Policepardéfaut" style:family="text">
      <style:text-properties fo:font-weight="bold" style:font-weight-asian="bold"/>
    </style:style>
    <style:style style:name="T716" style:parent-style-name="Policepardéfaut" style:family="text">
      <style:text-properties fo:font-weight="bold" style:font-weight-asian="bold"/>
    </style:style>
    <style:style style:name="T718" style:parent-style-name="Policepardéfaut" style:family="text">
      <style:text-properties/>
    </style:style>
    <style:style style:name="P717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719" style:parent-style-name="Policepardéfaut" style:family="text">
      <style:text-properties fo:font-weight="bold" style:font-weight-asian="bold"/>
    </style:style>
    <style:style style:name="T720" style:parent-style-name="Policepardéfaut" style:family="text">
      <style:text-properties fo:font-weight="bold" style:font-weight-asian="bold"/>
    </style:style>
    <style:style style:name="P721" style:parent-style-name="p" style:family="paragraph">
      <style:paragraph-properties fo:text-indent="0in">
        <style:tab-stops>
          <style:tab-stop style:type="right" style:position="3.9375in"/>
        </style:tab-stops>
      </style:paragraph-properties>
    </style:style>
    <style:style style:name="T723" style:parent-style-name="Policepardéfaut" style:family="text">
      <style:text-properties/>
    </style:style>
    <style:style style:name="P722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724" style:parent-style-name="Policepardéfaut" style:family="text">
      <style:text-properties fo:font-weight="bold" style:font-weight-asian="bold"/>
    </style:style>
    <style:style style:name="T725" style:parent-style-name="Policepardéfaut" style:family="text">
      <style:text-properties fo:font-weight="bold" style:font-weight-asian="bold"/>
    </style:style>
    <style:style style:name="T726" style:parent-style-name="Policepardéfaut" style:family="text">
      <style:text-properties fo:font-weight="bold" style:font-weight-asian="bold"/>
    </style:style>
    <style:style style:name="T727" style:parent-style-name="Policepardéfaut" style:family="text">
      <style:text-properties fo:font-weight="bold" style:font-weight-asian="bold"/>
    </style:style>
    <style:style style:name="T729" style:parent-style-name="Policepardéfaut" style:family="text">
      <style:text-properties/>
    </style:style>
    <style:style style:name="P728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730" style:parent-style-name="Policepardéfaut" style:family="text">
      <style:text-properties fo:font-weight="bold" style:font-weight-asian="bold"/>
    </style:style>
    <style:style style:name="T731" style:parent-style-name="Policepardéfaut" style:family="text">
      <style:text-properties fo:font-weight="bold" style:font-weight-asian="bold"/>
    </style:style>
    <style:style style:name="T732" style:parent-style-name="Policepardéfaut" style:family="text">
      <style:text-properties fo:font-weight="bold" style:font-weight-asian="bold"/>
    </style:style>
    <style:style style:name="T733" style:parent-style-name="Policepardéfaut" style:family="text">
      <style:text-properties fo:font-weight="bold" style:font-weight-asian="bold"/>
    </style:style>
    <style:style style:name="P734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P735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736" style:parent-style-name="Policepardéfaut" style:family="text">
      <style:text-properties fo:font-weight="bold" style:font-weight-asian="bold"/>
    </style:style>
    <style:style style:name="T737" style:parent-style-name="Policepardéfaut" style:family="text">
      <style:text-properties fo:font-weight="bold" style:font-weight-asian="bold"/>
    </style:style>
    <style:style style:name="T739" style:parent-style-name="Policepardéfaut" style:family="text">
      <style:text-properties/>
    </style:style>
    <style:style style:name="P738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740" style:parent-style-name="Policepardéfaut" style:family="text">
      <style:text-properties fo:font-weight="bold" style:font-weight-asian="bold"/>
    </style:style>
    <style:style style:name="T741" style:parent-style-name="Policepardéfaut" style:family="text">
      <style:text-properties fo:font-weight="bold" style:font-weight-asian="bold"/>
    </style:style>
    <style:style style:name="T742" style:parent-style-name="Policepardéfaut" style:family="text">
      <style:text-properties fo:font-weight="bold" style:font-weight-asian="bold"/>
    </style:style>
    <style:style style:name="T743" style:parent-style-name="Policepardéfaut" style:family="text">
      <style:text-properties fo:font-weight="bold" style:font-weight-asian="bold"/>
    </style:style>
    <style:style style:name="T744" style:parent-style-name="Policepardéfaut" style:family="text">
      <style:text-properties fo:font-weight="bold" style:font-weight-asian="bold"/>
    </style:style>
    <style:style style:name="T745" style:parent-style-name="Policepardéfaut" style:family="text">
      <style:text-properties fo:font-weight="bold" style:font-weight-asian="bold"/>
    </style:style>
    <style:style style:name="T747" style:parent-style-name="Policepardéfaut" style:family="text">
      <style:text-properties/>
    </style:style>
    <style:style style:name="P746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748" style:parent-style-name="Policepardéfaut" style:family="text">
      <style:text-properties fo:font-weight="bold" style:font-weight-asian="bold"/>
    </style:style>
    <style:style style:name="T749" style:parent-style-name="Policepardéfaut" style:family="text">
      <style:text-properties fo:font-weight="bold" style:font-weight-asian="bold"/>
    </style:style>
    <style:style style:name="T750" style:parent-style-name="Policepardéfaut" style:family="text">
      <style:text-properties fo:font-weight="bold" style:font-weight-asian="bold"/>
    </style:style>
    <style:style style:name="T752" style:parent-style-name="Policepardéfaut" style:family="text">
      <style:text-properties/>
    </style:style>
    <style:style style:name="P751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753" style:parent-style-name="Policepardéfaut" style:family="text">
      <style:text-properties fo:font-weight="bold" style:font-weight-asian="bold"/>
    </style:style>
    <style:style style:name="T754" style:parent-style-name="Policepardéfaut" style:family="text">
      <style:text-properties fo:font-weight="bold" style:font-weight-asian="bold"/>
    </style:style>
    <style:style style:name="T755" style:parent-style-name="Policepardéfaut" style:family="text">
      <style:text-properties fo:font-weight="bold" style:font-weight-asian="bold"/>
    </style:style>
    <style:style style:name="T757" style:parent-style-name="Policepardéfaut" style:family="text">
      <style:text-properties/>
    </style:style>
    <style:style style:name="P756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758" style:parent-style-name="Policepardéfaut" style:family="text">
      <style:text-properties fo:font-weight="bold" style:font-weight-asian="bold"/>
    </style:style>
    <style:style style:name="T759" style:parent-style-name="Policepardéfaut" style:family="text">
      <style:text-properties fo:font-weight="bold" style:font-weight-asian="bold"/>
    </style:style>
    <style:style style:name="T760" style:parent-style-name="Policepardéfaut" style:family="text">
      <style:text-properties fo:font-weight="bold" style:font-weight-asian="bold"/>
    </style:style>
    <style:style style:name="T762" style:parent-style-name="Policepardéfaut" style:family="text">
      <style:text-properties/>
    </style:style>
    <style:style style:name="P761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763" style:parent-style-name="Policepardéfaut" style:family="text">
      <style:text-properties fo:font-weight="bold" style:font-weight-asian="bold"/>
    </style:style>
    <style:style style:name="T764" style:parent-style-name="Policepardéfaut" style:family="text">
      <style:text-properties fo:font-weight="bold" style:font-weight-asian="bold"/>
    </style:style>
    <style:style style:name="T765" style:parent-style-name="Policepardéfaut" style:family="text">
      <style:text-properties fo:font-weight="bold" style:font-weight-asian="bold"/>
    </style:style>
    <style:style style:name="T766" style:parent-style-name="Policepardéfaut" style:family="text">
      <style:text-properties fo:font-weight="bold" style:font-weight-asian="bold"/>
    </style:style>
    <style:style style:name="T768" style:parent-style-name="Policepardéfaut" style:family="text">
      <style:text-properties/>
    </style:style>
    <style:style style:name="P767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769" style:parent-style-name="Policepardéfaut" style:family="text">
      <style:text-properties fo:font-weight="bold" style:font-weight-asian="bold"/>
    </style:style>
    <style:style style:name="T770" style:parent-style-name="Policepardéfaut" style:family="text">
      <style:text-properties fo:font-weight="bold" style:font-weight-asian="bold"/>
    </style:style>
    <style:style style:name="T771" style:parent-style-name="Policepardéfaut" style:family="text">
      <style:text-properties fo:font-weight="bold" style:font-weight-asian="bold"/>
    </style:style>
    <style:style style:name="T772" style:parent-style-name="Policepardéfaut" style:family="text">
      <style:text-properties fo:font-weight="bold" style:font-weight-asian="bold"/>
    </style:style>
    <style:style style:name="T774" style:parent-style-name="Policepardéfaut" style:family="text">
      <style:text-properties/>
    </style:style>
    <style:style style:name="P773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775" style:parent-style-name="Policepardéfaut" style:family="text">
      <style:text-properties fo:font-weight="bold" style:font-weight-asian="bold"/>
    </style:style>
    <style:style style:name="P776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778" style:parent-style-name="pb" style:family="text">
      <style:text-properties fo:font-weight="normal" style:font-weight-asian="normal"/>
    </style:style>
    <style:style style:name="P777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779" style:parent-style-name="Policepardéfaut" style:family="text">
      <style:text-properties fo:font-weight="bold" style:font-weight-asian="bold"/>
    </style:style>
    <style:style style:name="T780" style:parent-style-name="Policepardéfaut" style:family="text">
      <style:text-properties fo:font-weight="bold" style:font-weight-asian="bold"/>
    </style:style>
    <style:style style:name="T782" style:parent-style-name="Policepardéfaut" style:family="text">
      <style:text-properties/>
    </style:style>
    <style:style style:name="P781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783" style:parent-style-name="Policepardéfaut" style:family="text">
      <style:text-properties fo:font-weight="bold" style:font-weight-asian="bold"/>
    </style:style>
    <style:style style:name="T784" style:parent-style-name="Policepardéfaut" style:family="text">
      <style:text-properties fo:font-weight="bold" style:font-weight-asian="bold"/>
    </style:style>
    <style:style style:name="T785" style:parent-style-name="Policepardéfaut" style:family="text">
      <style:text-properties fo:font-weight="bold" style:font-weight-asian="bold"/>
    </style:style>
    <style:style style:name="T786" style:parent-style-name="Policepardéfaut" style:family="text">
      <style:text-properties fo:font-weight="bold" style:font-weight-asian="bold"/>
    </style:style>
    <style:style style:name="T787" style:parent-style-name="Policepardéfaut" style:family="text">
      <style:text-properties fo:font-weight="bold" style:font-weight-asian="bold"/>
    </style:style>
    <style:style style:name="T788" style:parent-style-name="Policepardéfaut" style:family="text">
      <style:text-properties fo:font-weight="bold" style:font-weight-asian="bold"/>
    </style:style>
    <style:style style:name="T790" style:parent-style-name="Policepardéfaut" style:family="text">
      <style:text-properties/>
    </style:style>
    <style:style style:name="P789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791" style:parent-style-name="Policepardéfaut" style:family="text">
      <style:text-properties fo:font-weight="bold" style:font-weight-asian="bold"/>
    </style:style>
    <style:style style:name="T792" style:parent-style-name="Policepardéfaut" style:family="text">
      <style:text-properties fo:font-weight="bold" style:font-weight-asian="bold"/>
    </style:style>
    <style:style style:name="T793" style:parent-style-name="Policepardéfaut" style:family="text">
      <style:text-properties fo:font-weight="bold" style:font-weight-asian="bold"/>
    </style:style>
    <style:style style:name="T794" style:parent-style-name="Policepardéfaut" style:family="text">
      <style:text-properties fo:font-weight="bold" style:font-weight-asian="bold"/>
    </style:style>
    <style:style style:name="T796" style:parent-style-name="Policepardéfaut" style:family="text">
      <style:text-properties/>
    </style:style>
    <style:style style:name="P795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797" style:parent-style-name="Policepardéfaut" style:family="text">
      <style:text-properties fo:font-weight="bold" style:font-weight-asian="bold"/>
    </style:style>
    <style:style style:name="T799" style:parent-style-name="Policepardéfaut" style:family="text">
      <style:text-properties/>
    </style:style>
    <style:style style:name="P798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800" style:parent-style-name="Policepardéfaut" style:family="text">
      <style:text-properties fo:font-weight="bold" style:font-weight-asian="bold"/>
    </style:style>
    <style:style style:name="T801" style:parent-style-name="Policepardéfaut" style:family="text">
      <style:text-properties fo:font-weight="bold" style:font-weight-asian="bold"/>
    </style:style>
    <style:style style:name="T802" style:parent-style-name="Policepardéfaut" style:family="text">
      <style:text-properties fo:font-weight="bold" style:font-weight-asian="bold"/>
    </style:style>
    <style:style style:name="T804" style:parent-style-name="Policepardéfaut" style:family="text">
      <style:text-properties/>
    </style:style>
    <style:style style:name="P803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805" style:parent-style-name="Policepardéfaut" style:family="text">
      <style:text-properties fo:font-weight="bold" style:font-weight-asian="bold"/>
    </style:style>
    <style:style style:name="T806" style:parent-style-name="Policepardéfaut" style:family="text">
      <style:text-properties fo:font-weight="bold" style:font-weight-asian="bold"/>
    </style:style>
    <style:style style:name="T807" style:parent-style-name="Policepardéfaut" style:family="text">
      <style:text-properties fo:font-weight="bold" style:font-weight-asian="bold"/>
    </style:style>
    <style:style style:name="T808" style:parent-style-name="Policepardéfaut" style:family="text">
      <style:text-properties fo:font-weight="bold" style:font-weight-asian="bold"/>
    </style:style>
    <style:style style:name="T809" style:parent-style-name="Policepardéfaut" style:family="text">
      <style:text-properties fo:font-weight="bold" style:font-weight-asian="bold"/>
    </style:style>
    <style:style style:name="T811" style:parent-style-name="Policepardéfaut" style:family="text">
      <style:text-properties/>
    </style:style>
    <style:style style:name="P810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812" style:parent-style-name="Policepardéfaut" style:family="text">
      <style:text-properties fo:font-weight="bold" style:font-weight-asian="bold"/>
    </style:style>
    <style:style style:name="T813" style:parent-style-name="Policepardéfaut" style:family="text">
      <style:text-properties fo:font-weight="bold" style:font-weight-asian="bold"/>
    </style:style>
    <style:style style:name="T814" style:parent-style-name="Policepardéfaut" style:family="text">
      <style:text-properties fo:font-weight="bold" style:font-weight-asian="bold"/>
    </style:style>
    <style:style style:name="T815" style:parent-style-name="Policepardéfaut" style:family="text">
      <style:text-properties fo:font-weight="bold" style:font-weight-asian="bold"/>
    </style:style>
    <style:style style:name="P816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818" style:parent-style-name="Policepardéfaut" style:family="text">
      <style:text-properties/>
    </style:style>
    <style:style style:name="P817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819" style:parent-style-name="Policepardéfaut" style:family="text">
      <style:text-properties fo:font-weight="bold" style:font-weight-asian="bold"/>
    </style:style>
    <style:style style:name="T820" style:parent-style-name="Policepardéfaut" style:family="text">
      <style:text-properties fo:font-weight="bold" style:font-weight-asian="bold"/>
    </style:style>
    <style:style style:name="T821" style:parent-style-name="Policepardéfaut" style:family="text">
      <style:text-properties fo:font-weight="bold" style:font-weight-asian="bold"/>
    </style:style>
    <style:style style:name="T822" style:parent-style-name="Policepardéfaut" style:family="text">
      <style:text-properties fo:font-weight="bold" style:font-weight-asian="bold"/>
    </style:style>
    <style:style style:name="T823" style:parent-style-name="Policepardéfaut" style:family="text">
      <style:text-properties fo:font-weight="bold" style:font-weight-asian="bold"/>
    </style:style>
    <style:style style:name="T824" style:parent-style-name="Policepardéfaut" style:family="text">
      <style:text-properties fo:font-weight="bold" style:font-weight-asian="bold"/>
    </style:style>
    <style:style style:name="T826" style:parent-style-name="Policepardéfaut" style:family="text">
      <style:text-properties/>
    </style:style>
    <style:style style:name="P825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827" style:parent-style-name="Policepardéfaut" style:family="text">
      <style:text-properties fo:font-weight="bold" style:font-weight-asian="bold"/>
    </style:style>
    <style:style style:name="T828" style:parent-style-name="Policepardéfaut" style:family="text">
      <style:text-properties fo:font-weight="bold" style:font-weight-asian="bold"/>
    </style:style>
    <style:style style:name="T829" style:parent-style-name="Policepardéfaut" style:family="text">
      <style:text-properties fo:font-weight="bold" style:font-weight-asian="bold"/>
    </style:style>
    <style:style style:name="T830" style:parent-style-name="Policepardéfaut" style:family="text">
      <style:text-properties fo:font-weight="bold" style:font-weight-asian="bold"/>
    </style:style>
    <style:style style:name="T832" style:parent-style-name="Policepardéfaut" style:family="text">
      <style:text-properties/>
    </style:style>
    <style:style style:name="P831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833" style:parent-style-name="Policepardéfaut" style:family="text">
      <style:text-properties fo:font-weight="bold" style:font-weight-asian="bold"/>
    </style:style>
    <style:style style:name="T834" style:parent-style-name="Policepardéfaut" style:family="text">
      <style:text-properties fo:font-weight="bold" style:font-weight-asian="bold"/>
    </style:style>
    <style:style style:name="T836" style:parent-style-name="Policepardéfaut" style:family="text">
      <style:text-properties/>
    </style:style>
    <style:style style:name="P835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837" style:parent-style-name="Policepardéfaut" style:family="text">
      <style:text-properties fo:font-weight="bold" style:font-weight-asian="bold"/>
    </style:style>
    <style:style style:name="T838" style:parent-style-name="Policepardéfaut" style:family="text">
      <style:text-properties fo:font-weight="bold" style:font-weight-asian="bold"/>
    </style:style>
    <style:style style:name="T839" style:parent-style-name="Policepardéfaut" style:family="text">
      <style:text-properties fo:font-weight="bold" style:font-weight-asian="bold"/>
    </style:style>
    <style:style style:name="T840" style:parent-style-name="Policepardéfaut" style:family="text">
      <style:text-properties fo:font-weight="bold" style:font-weight-asian="bold"/>
    </style:style>
    <style:style style:name="P841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842" style:parent-style-name="Policepardéfaut" style:family="text">
      <style:text-properties fo:font-weight="bold" style:font-weight-asian="bold"/>
    </style:style>
    <style:style style:name="T843" style:parent-style-name="Policepardéfaut" style:family="text">
      <style:text-properties fo:font-weight="bold" style:font-weight-asian="bold"/>
    </style:style>
    <style:style style:name="T845" style:parent-style-name="Policepardéfaut" style:family="text">
      <style:text-properties/>
    </style:style>
    <style:style style:name="P844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846" style:parent-style-name="Policepardéfaut" style:family="text">
      <style:text-properties fo:font-weight="bold" style:font-weight-asian="bold"/>
    </style:style>
    <style:style style:name="T847" style:parent-style-name="Policepardéfaut" style:family="text">
      <style:text-properties fo:font-weight="bold" style:font-weight-asian="bold"/>
    </style:style>
    <style:style style:name="T848" style:parent-style-name="Policepardéfaut" style:family="text">
      <style:text-properties fo:font-weight="bold" style:font-weight-asian="bold"/>
    </style:style>
    <style:style style:name="T849" style:parent-style-name="Policepardéfaut" style:family="text">
      <style:text-properties fo:font-weight="bold" style:font-weight-asian="bold"/>
    </style:style>
    <style:style style:name="T851" style:parent-style-name="Policepardéfaut" style:family="text">
      <style:text-properties/>
    </style:style>
    <style:style style:name="P850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852" style:parent-style-name="Policepardéfaut" style:family="text">
      <style:text-properties fo:font-weight="bold" style:font-weight-asian="bold"/>
    </style:style>
    <style:style style:name="T853" style:parent-style-name="Policepardéfaut" style:family="text">
      <style:text-properties fo:font-weight="bold" style:font-weight-asian="bold"/>
    </style:style>
    <style:style style:name="T854" style:parent-style-name="Policepardéfaut" style:family="text">
      <style:text-properties fo:font-weight="bold" style:font-weight-asian="bold"/>
    </style:style>
    <style:style style:name="T856" style:parent-style-name="Policepardéfaut" style:family="text">
      <style:text-properties/>
    </style:style>
    <style:style style:name="P855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857" style:parent-style-name="Policepardéfaut" style:family="text">
      <style:text-properties fo:font-weight="bold" style:font-weight-asian="bold"/>
    </style:style>
    <style:style style:name="T858" style:parent-style-name="Policepardéfaut" style:family="text">
      <style:text-properties fo:font-weight="bold" style:font-weight-asian="bold"/>
    </style:style>
    <style:style style:name="T859" style:parent-style-name="Policepardéfaut" style:family="text">
      <style:text-properties fo:font-weight="bold" style:font-weight-asian="bold"/>
    </style:style>
    <style:style style:name="T860" style:parent-style-name="Policepardéfaut" style:family="text">
      <style:text-properties fo:font-weight="bold" style:font-weight-asian="bold"/>
    </style:style>
    <style:style style:name="T861" style:parent-style-name="Policepardéfaut" style:family="text">
      <style:text-properties fo:font-weight="bold" style:font-weight-asian="bold"/>
    </style:style>
    <style:style style:name="T862" style:parent-style-name="Policepardéfaut" style:family="text">
      <style:text-properties fo:font-weight="bold" style:font-weight-asian="bold"/>
    </style:style>
    <style:style style:name="T863" style:parent-style-name="Policepardéfaut" style:family="text">
      <style:text-properties fo:font-weight="bold" style:font-weight-asian="bold"/>
    </style:style>
    <style:style style:name="T864" style:parent-style-name="Policepardéfaut" style:family="text">
      <style:text-properties fo:font-weight="bold" style:font-weight-asian="bold"/>
    </style:style>
    <style:style style:name="T865" style:parent-style-name="Policepardéfaut" style:family="text">
      <style:text-properties fo:font-weight="bold" style:font-weight-asian="bold"/>
    </style:style>
    <style:style style:name="T866" style:parent-style-name="Policepardéfaut" style:family="text">
      <style:text-properties fo:font-weight="bold" style:font-weight-asian="bold"/>
    </style:style>
    <style:style style:name="T868" style:parent-style-name="Policepardéfaut" style:family="text">
      <style:text-properties/>
    </style:style>
    <style:style style:name="P867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869" style:parent-style-name="Policepardéfaut" style:family="text">
      <style:text-properties fo:font-weight="bold" style:font-weight-asian="bold"/>
    </style:style>
    <style:style style:name="T871" style:parent-style-name="Policepardéfaut" style:family="text">
      <style:text-properties/>
    </style:style>
    <style:style style:name="P870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872" style:parent-style-name="Policepardéfaut" style:family="text">
      <style:text-properties fo:font-weight="bold" style:font-weight-asian="bold"/>
    </style:style>
    <style:style style:name="T873" style:parent-style-name="Policepardéfaut" style:family="text">
      <style:text-properties fo:font-weight="bold" style:font-weight-asian="bold"/>
    </style:style>
    <style:style style:name="T875" style:parent-style-name="Policepardéfaut" style:family="text">
      <style:text-properties/>
    </style:style>
    <style:style style:name="P874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876" style:parent-style-name="Policepardéfaut" style:family="text">
      <style:text-properties fo:font-weight="bold" style:font-weight-asian="bold"/>
    </style:style>
    <style:style style:name="T877" style:parent-style-name="Policepardéfaut" style:family="text">
      <style:text-properties fo:font-weight="bold" style:font-weight-asian="bold"/>
    </style:style>
    <style:style style:name="T878" style:parent-style-name="Policepardéfaut" style:family="text">
      <style:text-properties fo:font-weight="bold" style:font-weight-asian="bold"/>
    </style:style>
    <style:style style:name="T880" style:parent-style-name="Policepardéfaut" style:family="text">
      <style:text-properties/>
    </style:style>
    <style:style style:name="P879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881" style:parent-style-name="Policepardéfaut" style:family="text">
      <style:text-properties fo:font-weight="bold" style:font-weight-asian="bold"/>
    </style:style>
    <style:style style:name="T882" style:parent-style-name="Policepardéfaut" style:family="text">
      <style:text-properties fo:font-weight="bold" style:font-weight-asian="bold"/>
    </style:style>
    <style:style style:name="T883" style:parent-style-name="Policepardéfaut" style:family="text">
      <style:text-properties fo:font-weight="bold" style:font-weight-asian="bold"/>
    </style:style>
    <style:style style:name="T884" style:parent-style-name="Policepardéfaut" style:family="text">
      <style:text-properties fo:font-weight="bold" style:font-weight-asian="bold"/>
    </style:style>
    <style:style style:name="T885" style:parent-style-name="Policepardéfaut" style:family="text">
      <style:text-properties fo:font-weight="bold" style:font-weight-asian="bold"/>
    </style:style>
    <style:style style:name="T887" style:parent-style-name="Policepardéfaut" style:family="text">
      <style:text-properties/>
    </style:style>
    <style:style style:name="P886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888" style:parent-style-name="Policepardéfaut" style:family="text">
      <style:text-properties fo:font-weight="bold" style:font-weight-asian="bold"/>
    </style:style>
    <style:style style:name="T889" style:parent-style-name="Policepardéfaut" style:family="text">
      <style:text-properties fo:font-weight="bold" style:font-weight-asian="bold"/>
    </style:style>
    <style:style style:name="T890" style:parent-style-name="Policepardéfaut" style:family="text">
      <style:text-properties fo:font-weight="bold" style:font-weight-asian="bold"/>
    </style:style>
    <style:style style:name="T891" style:parent-style-name="Policepardéfaut" style:family="text">
      <style:text-properties fo:font-weight="bold" style:font-weight-asian="bold"/>
    </style:style>
    <style:style style:name="T893" style:parent-style-name="Policepardéfaut" style:family="text">
      <style:text-properties/>
    </style:style>
    <style:style style:name="P892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894" style:parent-style-name="Policepardéfaut" style:family="text">
      <style:text-properties fo:font-weight="bold" style:font-weight-asian="bold"/>
    </style:style>
    <style:style style:name="T895" style:parent-style-name="Policepardéfaut" style:family="text">
      <style:text-properties fo:font-weight="bold" style:font-weight-asian="bold"/>
    </style:style>
    <style:style style:name="T896" style:parent-style-name="Policepardéfaut" style:family="text">
      <style:text-properties fo:font-weight="bold" style:font-weight-asian="bold"/>
    </style:style>
    <style:style style:name="T897" style:parent-style-name="Policepardéfaut" style:family="text">
      <style:text-properties fo:font-weight="bold" style:font-weight-asian="bold"/>
    </style:style>
    <style:style style:name="T898" style:parent-style-name="Policepardéfaut" style:family="text">
      <style:text-properties fo:font-weight="bold" style:font-weight-asian="bold"/>
    </style:style>
    <style:style style:name="T900" style:parent-style-name="Policepardéfaut" style:family="text">
      <style:text-properties/>
    </style:style>
    <style:style style:name="P899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901" style:parent-style-name="Policepardéfaut" style:family="text">
      <style:text-properties fo:font-weight="bold" style:font-weight-asian="bold"/>
    </style:style>
    <style:style style:name="T902" style:parent-style-name="Policepardéfaut" style:family="text">
      <style:text-properties fo:font-weight="bold" style:font-weight-asian="bold"/>
    </style:style>
    <style:style style:name="T903" style:parent-style-name="Policepardéfaut" style:family="text">
      <style:text-properties fo:font-weight="bold" style:font-weight-asian="bold"/>
    </style:style>
    <style:style style:name="T904" style:parent-style-name="Policepardéfaut" style:family="text">
      <style:text-properties fo:font-weight="bold" style:font-weight-asian="bold"/>
    </style:style>
    <style:style style:name="T905" style:parent-style-name="Policepardéfaut" style:family="text">
      <style:text-properties fo:font-weight="bold" style:font-weight-asian="bold"/>
    </style:style>
    <style:style style:name="T906" style:parent-style-name="Policepardéfaut" style:family="text">
      <style:text-properties fo:font-weight="bold" style:font-weight-asian="bold"/>
    </style:style>
    <style:style style:name="T907" style:parent-style-name="Policepardéfaut" style:family="text">
      <style:text-properties fo:font-weight="bold" style:font-weight-asian="bold"/>
    </style:style>
    <style:style style:name="T908" style:parent-style-name="Policepardéfaut" style:family="text">
      <style:text-properties fo:font-weight="bold" style:font-weight-asian="bold"/>
    </style:style>
    <style:style style:name="T910" style:parent-style-name="Policepardéfaut" style:family="text">
      <style:text-properties/>
    </style:style>
    <style:style style:name="P909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911" style:parent-style-name="Policepardéfaut" style:family="text">
      <style:text-properties fo:font-weight="bold" style:font-weight-asian="bold"/>
    </style:style>
    <style:style style:name="T912" style:parent-style-name="Policepardéfaut" style:family="text">
      <style:text-properties fo:font-weight="bold" style:font-weight-asian="bold"/>
    </style:style>
    <style:style style:name="T913" style:parent-style-name="Policepardéfaut" style:family="text">
      <style:text-properties fo:font-weight="bold" style:font-weight-asian="bold"/>
    </style:style>
    <style:style style:name="T914" style:parent-style-name="Policepardéfaut" style:family="text">
      <style:text-properties fo:font-weight="bold" style:font-weight-asian="bold"/>
    </style:style>
    <style:style style:name="T915" style:parent-style-name="Policepardéfaut" style:family="text">
      <style:text-properties fo:font-weight="bold" style:font-weight-asian="bold"/>
    </style:style>
    <style:style style:name="T916" style:parent-style-name="Policepardéfaut" style:family="text">
      <style:text-properties fo:font-weight="bold" style:font-weight-asian="bold"/>
    </style:style>
    <style:style style:name="T917" style:parent-style-name="Policepardéfaut" style:family="text">
      <style:text-properties fo:font-weight="bold" style:font-weight-asian="bold"/>
    </style:style>
    <style:style style:name="T918" style:parent-style-name="Policepardéfaut" style:family="text">
      <style:text-properties fo:font-weight="bold" style:font-weight-asian="bold"/>
    </style:style>
    <style:style style:name="T919" style:parent-style-name="Policepardéfaut" style:family="text">
      <style:text-properties fo:font-weight="bold" style:font-weight-asian="bold"/>
    </style:style>
    <style:style style:name="T921" style:parent-style-name="Policepardéfaut" style:family="text">
      <style:text-properties/>
    </style:style>
    <style:style style:name="P920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922" style:parent-style-name="Policepardéfaut" style:family="text">
      <style:text-properties fo:font-weight="bold" style:font-weight-asian="bold"/>
    </style:style>
    <style:style style:name="T923" style:parent-style-name="Policepardéfaut" style:family="text">
      <style:text-properties fo:font-weight="bold" style:font-weight-asian="bold"/>
    </style:style>
    <style:style style:name="T924" style:parent-style-name="Policepardéfaut" style:family="text">
      <style:text-properties fo:font-weight="bold" style:font-weight-asian="bold"/>
    </style:style>
    <style:style style:name="T925" style:parent-style-name="Policepardéfaut" style:family="text">
      <style:text-properties fo:font-weight="bold" style:font-weight-asian="bold"/>
    </style:style>
    <style:style style:name="T926" style:parent-style-name="Policepardéfaut" style:family="text">
      <style:text-properties fo:font-weight="bold" style:font-weight-asian="bold"/>
    </style:style>
    <style:style style:name="T927" style:parent-style-name="Policepardéfaut" style:family="text">
      <style:text-properties fo:font-weight="bold" style:font-weight-asian="bold"/>
    </style:style>
    <style:style style:name="T928" style:parent-style-name="Policepardéfaut" style:family="text">
      <style:text-properties fo:font-weight="bold" style:font-weight-asian="bold"/>
    </style:style>
    <style:style style:name="T930" style:parent-style-name="Policepardéfaut" style:family="text">
      <style:text-properties/>
    </style:style>
    <style:style style:name="P929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931" style:parent-style-name="Policepardéfaut" style:family="text">
      <style:text-properties fo:font-weight="bold" style:font-weight-asian="bold"/>
    </style:style>
    <style:style style:name="P932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933" style:parent-style-name="Policepardéfaut" style:family="text">
      <style:text-properties fo:font-weight="bold" style:font-weight-asian="bold"/>
    </style:style>
    <style:style style:name="T934" style:parent-style-name="Policepardéfaut" style:family="text">
      <style:text-properties fo:font-weight="bold" style:font-weight-asian="bold"/>
    </style:style>
    <style:style style:name="T935" style:parent-style-name="Policepardéfaut" style:family="text">
      <style:text-properties fo:font-weight="bold" style:font-weight-asian="bold"/>
    </style:style>
    <style:style style:name="T937" style:parent-style-name="Policepardéfaut" style:family="text">
      <style:text-properties/>
    </style:style>
    <style:style style:name="P936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938" style:parent-style-name="Policepardéfaut" style:family="text">
      <style:text-properties fo:font-weight="bold" style:font-weight-asian="bold"/>
    </style:style>
    <style:style style:name="T940" style:parent-style-name="Policepardéfaut" style:family="text">
      <style:text-properties/>
    </style:style>
    <style:style style:name="P939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941" style:parent-style-name="Policepardéfaut" style:family="text">
      <style:text-properties fo:font-weight="bold" style:font-weight-asian="bold"/>
    </style:style>
    <style:style style:name="T942" style:parent-style-name="Policepardéfaut" style:family="text">
      <style:text-properties fo:font-weight="bold" style:font-weight-asian="bold"/>
    </style:style>
    <style:style style:name="T943" style:parent-style-name="Policepardéfaut" style:family="text">
      <style:text-properties fo:font-weight="bold" style:font-weight-asian="bold"/>
    </style:style>
    <style:style style:name="T945" style:parent-style-name="Policepardéfaut" style:family="text">
      <style:text-properties/>
    </style:style>
    <style:style style:name="P944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946" style:parent-style-name="Policepardéfaut" style:family="text">
      <style:text-properties fo:font-weight="bold" style:font-weight-asian="bold"/>
    </style:style>
    <style:style style:name="T947" style:parent-style-name="Policepardéfaut" style:family="text">
      <style:text-properties fo:font-weight="bold" style:font-weight-asian="bold"/>
    </style:style>
    <style:style style:name="T948" style:parent-style-name="Policepardéfaut" style:family="text">
      <style:text-properties fo:font-weight="bold" style:font-weight-asian="bold"/>
    </style:style>
    <style:style style:name="T950" style:parent-style-name="Policepardéfaut" style:family="text">
      <style:text-properties/>
    </style:style>
    <style:style style:name="P949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951" style:parent-style-name="Policepardéfaut" style:family="text">
      <style:text-properties fo:font-weight="bold" style:font-weight-asian="bold"/>
    </style:style>
    <style:style style:name="T952" style:parent-style-name="Policepardéfaut" style:family="text">
      <style:text-properties fo:font-weight="bold" style:font-weight-asian="bold"/>
    </style:style>
    <style:style style:name="T953" style:parent-style-name="Policepardéfaut" style:family="text">
      <style:text-properties fo:font-weight="bold" style:font-weight-asian="bold"/>
    </style:style>
    <style:style style:name="T954" style:parent-style-name="Policepardéfaut" style:family="text">
      <style:text-properties fo:font-weight="bold" style:font-weight-asian="bold"/>
    </style:style>
    <style:style style:name="T955" style:parent-style-name="Policepardéfaut" style:family="text">
      <style:text-properties fo:font-weight="bold" style:font-weight-asian="bold"/>
    </style:style>
    <style:style style:name="T956" style:parent-style-name="Policepardéfaut" style:family="text">
      <style:text-properties fo:font-weight="bold" style:font-weight-asian="bold"/>
    </style:style>
    <style:style style:name="T957" style:parent-style-name="Policepardéfaut" style:family="text">
      <style:text-properties fo:font-weight="bold" style:font-weight-asian="bold"/>
    </style:style>
    <style:style style:name="T959" style:parent-style-name="Policepardéfaut" style:family="text">
      <style:text-properties/>
    </style:style>
    <style:style style:name="P958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960" style:parent-style-name="Policepardéfaut" style:family="text">
      <style:text-properties fo:font-weight="bold" style:font-weight-asian="bold"/>
    </style:style>
    <style:style style:name="T961" style:parent-style-name="Policepardéfaut" style:family="text">
      <style:text-properties fo:font-weight="bold" style:font-weight-asian="bold"/>
    </style:style>
    <style:style style:name="T962" style:parent-style-name="Policepardéfaut" style:family="text">
      <style:text-properties fo:font-weight="bold" style:font-weight-asian="bold"/>
    </style:style>
    <style:style style:name="T963" style:parent-style-name="Policepardéfaut" style:family="text">
      <style:text-properties fo:font-weight="bold" style:font-weight-asian="bold"/>
    </style:style>
    <style:style style:name="T964" style:parent-style-name="Policepardéfaut" style:family="text">
      <style:text-properties fo:font-weight="bold" style:font-weight-asian="bold"/>
    </style:style>
    <style:style style:name="T966" style:parent-style-name="Policepardéfaut" style:family="text">
      <style:text-properties/>
    </style:style>
    <style:style style:name="P965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967" style:parent-style-name="Policepardéfaut" style:family="text">
      <style:text-properties fo:font-weight="bold" style:font-weight-asian="bold"/>
    </style:style>
    <style:style style:name="T968" style:parent-style-name="Policepardéfaut" style:family="text">
      <style:text-properties fo:font-weight="bold" style:font-weight-asian="bold"/>
    </style:style>
    <style:style style:name="T969" style:parent-style-name="Policepardéfaut" style:family="text">
      <style:text-properties fo:font-weight="bold" style:font-weight-asian="bold"/>
    </style:style>
    <style:style style:name="T970" style:parent-style-name="Policepardéfaut" style:family="text">
      <style:text-properties fo:font-weight="bold" style:font-weight-asian="bold"/>
    </style:style>
    <style:style style:name="T971" style:parent-style-name="Policepardéfaut" style:family="text">
      <style:text-properties fo:font-weight="bold" style:font-weight-asian="bold"/>
    </style:style>
    <style:style style:name="T973" style:parent-style-name="Policepardéfaut" style:family="text">
      <style:text-properties/>
    </style:style>
    <style:style style:name="P972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974" style:parent-style-name="Policepardéfaut" style:family="text">
      <style:text-properties fo:font-weight="bold" style:font-weight-asian="bold"/>
    </style:style>
    <style:style style:name="T975" style:parent-style-name="Policepardéfaut" style:family="text">
      <style:text-properties fo:font-weight="bold" style:font-weight-asian="bold"/>
    </style:style>
    <style:style style:name="T976" style:parent-style-name="Policepardéfaut" style:family="text">
      <style:text-properties fo:font-weight="bold" style:font-weight-asian="bold"/>
    </style:style>
    <style:style style:name="T978" style:parent-style-name="Policepardéfaut" style:family="text">
      <style:text-properties/>
    </style:style>
    <style:style style:name="P977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979" style:parent-style-name="Policepardéfaut" style:family="text">
      <style:text-properties fo:font-weight="bold" style:font-weight-asian="bold"/>
    </style:style>
    <style:style style:name="T980" style:parent-style-name="Policepardéfaut" style:family="text">
      <style:text-properties fo:font-weight="bold" style:font-weight-asian="bold"/>
    </style:style>
    <style:style style:name="T981" style:parent-style-name="Policepardéfaut" style:family="text">
      <style:text-properties fo:font-weight="bold" style:font-weight-asian="bold"/>
    </style:style>
    <style:style style:name="T982" style:parent-style-name="Policepardéfaut" style:family="text">
      <style:text-properties fo:font-weight="bold" style:font-weight-asian="bold"/>
    </style:style>
    <style:style style:name="T984" style:parent-style-name="Policepardéfaut" style:family="text">
      <style:text-properties/>
    </style:style>
    <style:style style:name="P983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985" style:parent-style-name="Policepardéfaut" style:family="text">
      <style:text-properties fo:font-weight="bold" style:font-weight-asian="bold"/>
    </style:style>
    <style:style style:name="T986" style:parent-style-name="Policepardéfaut" style:family="text">
      <style:text-properties fo:font-weight="bold" style:font-weight-asian="bold"/>
    </style:style>
    <style:style style:name="T987" style:parent-style-name="Policepardéfaut" style:family="text">
      <style:text-properties fo:font-weight="bold" style:font-weight-asian="bold"/>
    </style:style>
    <style:style style:name="T988" style:parent-style-name="Policepardéfaut" style:family="text">
      <style:text-properties fo:font-weight="bold" style:font-weight-asian="bold"/>
    </style:style>
    <style:style style:name="T989" style:parent-style-name="Policepardéfaut" style:family="text">
      <style:text-properties fo:font-weight="bold" style:font-weight-asian="bold"/>
    </style:style>
    <style:style style:name="T991" style:parent-style-name="Policepardéfaut" style:family="text">
      <style:text-properties/>
    </style:style>
    <style:style style:name="P990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992" style:parent-style-name="Policepardéfaut" style:family="text">
      <style:text-properties fo:font-weight="bold" style:font-weight-asian="bold"/>
    </style:style>
    <style:style style:name="T993" style:parent-style-name="Policepardéfaut" style:family="text">
      <style:text-properties fo:font-weight="bold" style:font-weight-asian="bold"/>
    </style:style>
    <style:style style:name="T994" style:parent-style-name="Policepardéfaut" style:family="text">
      <style:text-properties fo:font-weight="bold" style:font-weight-asian="bold"/>
    </style:style>
    <style:style style:name="T995" style:parent-style-name="Policepardéfaut" style:family="text">
      <style:text-properties fo:font-weight="bold" style:font-weight-asian="bold"/>
    </style:style>
    <style:style style:name="T997" style:parent-style-name="Policepardéfaut" style:family="text">
      <style:text-properties/>
    </style:style>
    <style:style style:name="P996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998" style:parent-style-name="Policepardéfaut" style:family="text">
      <style:text-properties fo:font-weight="bold" style:font-weight-asian="bold"/>
    </style:style>
    <style:style style:name="T999" style:parent-style-name="Policepardéfaut" style:family="text">
      <style:text-properties fo:font-weight="bold" style:font-weight-asian="bold"/>
    </style:style>
    <style:style style:name="T1001" style:parent-style-name="Policepardéfaut" style:family="text">
      <style:text-properties/>
    </style:style>
    <style:style style:name="P1000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1002" style:parent-style-name="Policepardéfaut" style:family="text">
      <style:text-properties fo:font-weight="bold" style:font-weight-asian="bold"/>
    </style:style>
    <style:style style:name="T1003" style:parent-style-name="Policepardéfaut" style:family="text">
      <style:text-properties fo:font-weight="bold" style:font-weight-asian="bold"/>
    </style:style>
    <style:style style:name="T1004" style:parent-style-name="Policepardéfaut" style:family="text">
      <style:text-properties fo:font-weight="bold" style:font-weight-asian="bold"/>
    </style:style>
    <style:style style:name="T1005" style:parent-style-name="Policepardéfaut" style:family="text">
      <style:text-properties fo:font-weight="bold" style:font-weight-asian="bold"/>
    </style:style>
    <style:style style:name="T1007" style:parent-style-name="Policepardéfaut" style:family="text">
      <style:text-properties/>
    </style:style>
    <style:style style:name="P1006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1008" style:parent-style-name="Policepardéfaut" style:family="text">
      <style:text-properties fo:font-weight="bold" style:font-weight-asian="bold"/>
    </style:style>
    <style:style style:name="T1009" style:parent-style-name="Policepardéfaut" style:family="text">
      <style:text-properties fo:font-weight="bold" style:font-weight-asian="bold"/>
    </style:style>
    <style:style style:name="T1010" style:parent-style-name="Policepardéfaut" style:family="text">
      <style:text-properties fo:font-weight="bold" style:font-weight-asian="bold"/>
    </style:style>
    <style:style style:name="T1011" style:parent-style-name="Policepardéfaut" style:family="text">
      <style:text-properties fo:font-weight="bold" style:font-weight-asian="bold"/>
    </style:style>
    <style:style style:name="T1013" style:parent-style-name="Policepardéfaut" style:family="text">
      <style:text-properties/>
    </style:style>
    <style:style style:name="P1012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1014" style:parent-style-name="Policepardéfaut" style:family="text">
      <style:text-properties fo:font-weight="bold" style:font-weight-asian="bold"/>
    </style:style>
    <style:style style:name="T1015" style:parent-style-name="Policepardéfaut" style:family="text">
      <style:text-properties fo:font-weight="bold" style:font-weight-asian="bold"/>
    </style:style>
    <style:style style:name="T1017" style:parent-style-name="Policepardéfaut" style:family="text">
      <style:text-properties/>
    </style:style>
    <style:style style:name="P1016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1018" style:parent-style-name="Policepardéfaut" style:family="text">
      <style:text-properties fo:font-weight="bold" style:font-weight-asian="bold"/>
    </style:style>
    <style:style style:name="T1019" style:parent-style-name="Policepardéfaut" style:family="text">
      <style:text-properties fo:font-weight="bold" style:font-weight-asian="bold"/>
    </style:style>
    <style:style style:name="T1020" style:parent-style-name="Policepardéfaut" style:family="text">
      <style:text-properties fo:font-weight="bold" style:font-weight-asian="bold"/>
    </style:style>
    <style:style style:name="P1021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1023" style:parent-style-name="Policepardéfaut" style:family="text">
      <style:text-properties/>
    </style:style>
    <style:style style:name="P1022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1024" style:parent-style-name="Policepardéfaut" style:family="text">
      <style:text-properties fo:font-weight="bold" style:font-weight-asian="bold"/>
    </style:style>
    <style:style style:name="T1025" style:parent-style-name="Policepardéfaut" style:family="text">
      <style:text-properties fo:font-weight="bold" style:font-weight-asian="bold"/>
    </style:style>
    <style:style style:name="T1026" style:parent-style-name="Policepardéfaut" style:family="text">
      <style:text-properties fo:font-weight="bold" style:font-weight-asian="bold"/>
    </style:style>
    <style:style style:name="T1027" style:parent-style-name="Policepardéfaut" style:family="text">
      <style:text-properties fo:font-weight="bold" style:font-weight-asian="bold"/>
    </style:style>
    <style:style style:name="T1028" style:parent-style-name="Policepardéfaut" style:family="text">
      <style:text-properties fo:font-weight="bold" style:font-weight-asian="bold"/>
    </style:style>
    <style:style style:name="T1029" style:parent-style-name="Policepardéfaut" style:family="text">
      <style:text-properties fo:font-weight="bold" style:font-weight-asian="bold"/>
    </style:style>
    <style:style style:name="T1030" style:parent-style-name="Policepardéfaut" style:family="text">
      <style:text-properties fo:font-weight="bold" style:font-weight-asian="bold"/>
    </style:style>
    <style:style style:name="T1031" style:parent-style-name="Policepardéfaut" style:family="text">
      <style:text-properties fo:font-weight="bold" style:font-weight-asian="bold"/>
    </style:style>
    <style:style style:name="T1033" style:parent-style-name="Policepardéfaut" style:family="text">
      <style:text-properties/>
    </style:style>
    <style:style style:name="P1032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1034" style:parent-style-name="Policepardéfaut" style:family="text">
      <style:text-properties fo:font-weight="bold" style:font-weight-asian="bold"/>
    </style:style>
    <style:style style:name="T1035" style:parent-style-name="Policepardéfaut" style:family="text">
      <style:text-properties fo:font-weight="bold" style:font-weight-asian="bold"/>
    </style:style>
    <style:style style:name="T1036" style:parent-style-name="Policepardéfaut" style:family="text">
      <style:text-properties fo:font-weight="bold" style:font-weight-asian="bold"/>
    </style:style>
    <style:style style:name="T1037" style:parent-style-name="Policepardéfaut" style:family="text">
      <style:text-properties fo:font-weight="bold" style:font-weight-asian="bold"/>
    </style:style>
    <style:style style:name="T1039" style:parent-style-name="Policepardéfaut" style:family="text">
      <style:text-properties/>
    </style:style>
    <style:style style:name="P1038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1040" style:parent-style-name="Policepardéfaut" style:family="text">
      <style:text-properties fo:font-weight="bold" style:font-weight-asian="bold"/>
    </style:style>
    <style:style style:name="T1041" style:parent-style-name="Policepardéfaut" style:family="text">
      <style:text-properties fo:font-weight="bold" style:font-weight-asian="bold"/>
    </style:style>
    <style:style style:name="T1042" style:parent-style-name="Policepardéfaut" style:family="text">
      <style:text-properties fo:font-weight="bold" style:font-weight-asian="bold"/>
    </style:style>
    <style:style style:name="T1044" style:parent-style-name="Policepardéfaut" style:family="text">
      <style:text-properties/>
    </style:style>
    <style:style style:name="P1043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1045" style:parent-style-name="Policepardéfaut" style:family="text">
      <style:text-properties fo:font-weight="bold" style:font-weight-asian="bold"/>
    </style:style>
    <style:style style:name="T1046" style:parent-style-name="Policepardéfaut" style:family="text">
      <style:text-properties fo:font-weight="bold" style:font-weight-asian="bold"/>
    </style:style>
    <style:style style:name="T1047" style:parent-style-name="Policepardéfaut" style:family="text">
      <style:text-properties fo:font-weight="bold" style:font-weight-asian="bold"/>
    </style:style>
    <style:style style:name="T1049" style:parent-style-name="Policepardéfaut" style:family="text">
      <style:text-properties/>
    </style:style>
    <style:style style:name="P1048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1050" style:parent-style-name="Policepardéfaut" style:family="text">
      <style:text-properties fo:font-weight="bold" style:font-weight-asian="bold"/>
    </style:style>
    <style:style style:name="T1051" style:parent-style-name="Policepardéfaut" style:family="text">
      <style:text-properties fo:font-weight="bold" style:font-weight-asian="bold"/>
    </style:style>
    <style:style style:name="T1052" style:parent-style-name="Policepardéfaut" style:family="text">
      <style:text-properties fo:font-weight="bold" style:font-weight-asian="bold"/>
    </style:style>
    <style:style style:name="T1054" style:parent-style-name="Policepardéfaut" style:family="text">
      <style:text-properties/>
    </style:style>
    <style:style style:name="P1053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1055" style:parent-style-name="Policepardéfaut" style:family="text">
      <style:text-properties fo:font-weight="bold" style:font-weight-asian="bold"/>
    </style:style>
    <style:style style:name="T1056" style:parent-style-name="Policepardéfaut" style:family="text">
      <style:text-properties fo:font-weight="bold" style:font-weight-asian="bold"/>
    </style:style>
    <style:style style:name="T1057" style:parent-style-name="Policepardéfaut" style:family="text">
      <style:text-properties fo:font-weight="bold" style:font-weight-asian="bold"/>
    </style:style>
    <style:style style:name="P1058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1060" style:parent-style-name="pb" style:family="text">
      <style:text-properties fo:font-weight="normal" style:font-weight-asian="normal"/>
    </style:style>
    <style:style style:name="P1059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1061" style:parent-style-name="Policepardéfaut" style:family="text">
      <style:text-properties fo:font-weight="bold" style:font-weight-asian="bold"/>
    </style:style>
    <style:style style:name="T1062" style:parent-style-name="Policepardéfaut" style:family="text">
      <style:text-properties fo:font-weight="bold" style:font-weight-asian="bold"/>
    </style:style>
    <style:style style:name="T1063" style:parent-style-name="Policepardéfaut" style:family="text">
      <style:text-properties fo:font-weight="bold" style:font-weight-asian="bold"/>
    </style:style>
    <style:style style:name="T1064" style:parent-style-name="Policepardéfaut" style:family="text">
      <style:text-properties fo:font-weight="bold" style:font-weight-asian="bold"/>
    </style:style>
    <style:style style:name="T1065" style:parent-style-name="Policepardéfaut" style:family="text">
      <style:text-properties fo:font-weight="bold" style:font-weight-asian="bold"/>
    </style:style>
    <style:style style:name="T1067" style:parent-style-name="Policepardéfaut" style:family="text">
      <style:text-properties/>
    </style:style>
    <style:style style:name="P1066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1068" style:parent-style-name="Policepardéfaut" style:family="text">
      <style:text-properties fo:font-weight="bold" style:font-weight-asian="bold"/>
    </style:style>
    <style:style style:name="T1070" style:parent-style-name="Policepardéfaut" style:family="text">
      <style:text-properties/>
    </style:style>
    <style:style style:name="P1069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1071" style:parent-style-name="Policepardéfaut" style:family="text">
      <style:text-properties fo:font-weight="bold" style:font-weight-asian="bold"/>
    </style:style>
    <style:style style:name="T1073" style:parent-style-name="Policepardéfaut" style:family="text">
      <style:text-properties/>
    </style:style>
    <style:style style:name="P1072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1074" style:parent-style-name="Policepardéfaut" style:family="text">
      <style:text-properties fo:font-weight="bold" style:font-weight-asian="bold"/>
    </style:style>
    <style:style style:name="T1075" style:parent-style-name="Policepardéfaut" style:family="text">
      <style:text-properties fo:font-weight="bold" style:font-weight-asian="bold"/>
    </style:style>
    <style:style style:name="T1076" style:parent-style-name="Policepardéfaut" style:family="text">
      <style:text-properties fo:font-weight="bold" style:font-weight-asian="bold"/>
    </style:style>
    <style:style style:name="T1077" style:parent-style-name="Policepardéfaut" style:family="text">
      <style:text-properties fo:font-weight="bold" style:font-weight-asian="bold"/>
    </style:style>
    <style:style style:name="T1078" style:parent-style-name="Policepardéfaut" style:family="text">
      <style:text-properties fo:font-weight="bold" style:font-weight-asian="bold"/>
    </style:style>
    <style:style style:name="T1080" style:parent-style-name="Policepardéfaut" style:family="text">
      <style:text-properties/>
    </style:style>
    <style:style style:name="P1079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1081" style:parent-style-name="Policepardéfaut" style:family="text">
      <style:text-properties fo:font-weight="bold" style:font-weight-asian="bold"/>
    </style:style>
    <style:style style:name="T1082" style:parent-style-name="Policepardéfaut" style:family="text">
      <style:text-properties fo:font-weight="bold" style:font-weight-asian="bold"/>
    </style:style>
    <style:style style:name="T1083" style:parent-style-name="Policepardéfaut" style:family="text">
      <style:text-properties fo:font-weight="bold" style:font-weight-asian="bold"/>
    </style:style>
    <style:style style:name="T1085" style:parent-style-name="Policepardéfaut" style:family="text">
      <style:text-properties/>
    </style:style>
    <style:style style:name="P1084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1086" style:parent-style-name="Policepardéfaut" style:family="text">
      <style:text-properties fo:font-weight="bold" style:font-weight-asian="bold"/>
    </style:style>
    <style:style style:name="T1087" style:parent-style-name="Policepardéfaut" style:family="text">
      <style:text-properties fo:font-weight="bold" style:font-weight-asian="bold"/>
    </style:style>
    <style:style style:name="T1088" style:parent-style-name="Policepardéfaut" style:family="text">
      <style:text-properties fo:font-weight="bold" style:font-weight-asian="bold"/>
    </style:style>
    <style:style style:name="T1090" style:parent-style-name="Policepardéfaut" style:family="text">
      <style:text-properties/>
    </style:style>
    <style:style style:name="P1089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1091" style:parent-style-name="Policepardéfaut" style:family="text">
      <style:text-properties fo:font-weight="bold" style:font-weight-asian="bold"/>
    </style:style>
    <style:style style:name="T1092" style:parent-style-name="Policepardéfaut" style:family="text">
      <style:text-properties fo:font-weight="bold" style:font-weight-asian="bold"/>
    </style:style>
    <style:style style:name="T1094" style:parent-style-name="Policepardéfaut" style:family="text">
      <style:text-properties/>
    </style:style>
    <style:style style:name="P1093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1095" style:parent-style-name="Policepardéfaut" style:family="text">
      <style:text-properties fo:font-weight="bold" style:font-weight-asian="bold"/>
    </style:style>
    <style:style style:name="T1096" style:parent-style-name="Policepardéfaut" style:family="text">
      <style:text-properties fo:font-weight="bold" style:font-weight-asian="bold"/>
    </style:style>
    <style:style style:name="T1097" style:parent-style-name="Policepardéfaut" style:family="text">
      <style:text-properties fo:font-weight="bold" style:font-weight-asian="bold"/>
    </style:style>
    <style:style style:name="T1098" style:parent-style-name="Policepardéfaut" style:family="text">
      <style:text-properties fo:font-weight="bold" style:font-weight-asian="bold"/>
    </style:style>
    <style:style style:name="T1099" style:parent-style-name="Policepardéfaut" style:family="text">
      <style:text-properties fo:font-weight="bold" style:font-weight-asian="bold"/>
    </style:style>
    <style:style style:name="T1100" style:parent-style-name="Policepardéfaut" style:family="text">
      <style:text-properties fo:font-weight="bold" style:font-weight-asian="bold"/>
    </style:style>
    <style:style style:name="T1101" style:parent-style-name="Policepardéfaut" style:family="text">
      <style:text-properties fo:font-weight="bold" style:font-weight-asian="bold"/>
    </style:style>
    <style:style style:name="T1103" style:parent-style-name="Policepardéfaut" style:family="text">
      <style:text-properties/>
    </style:style>
    <style:style style:name="P1102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1104" style:parent-style-name="Policepardéfaut" style:family="text">
      <style:text-properties fo:font-weight="bold" style:font-weight-asian="bold"/>
    </style:style>
    <style:style style:name="T1105" style:parent-style-name="Policepardéfaut" style:family="text">
      <style:text-properties fo:font-weight="bold" style:font-weight-asian="bold"/>
    </style:style>
    <style:style style:name="T1106" style:parent-style-name="Policepardéfaut" style:family="text">
      <style:text-properties fo:font-weight="bold" style:font-weight-asian="bold"/>
    </style:style>
    <style:style style:name="T1107" style:parent-style-name="Policepardéfaut" style:family="text">
      <style:text-properties fo:font-weight="bold" style:font-weight-asian="bold"/>
    </style:style>
    <style:style style:name="T1109" style:parent-style-name="Policepardéfaut" style:family="text">
      <style:text-properties/>
    </style:style>
    <style:style style:name="P1108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1110" style:parent-style-name="Policepardéfaut" style:family="text">
      <style:text-properties fo:font-weight="bold" style:font-weight-asian="bold"/>
    </style:style>
    <style:style style:name="T1111" style:parent-style-name="Policepardéfaut" style:family="text">
      <style:text-properties fo:font-weight="bold" style:font-weight-asian="bold"/>
    </style:style>
    <style:style style:name="T1112" style:parent-style-name="Policepardéfaut" style:family="text">
      <style:text-properties fo:font-weight="bold" style:font-weight-asian="bold"/>
    </style:style>
    <style:style style:name="T1113" style:parent-style-name="Policepardéfaut" style:family="text">
      <style:text-properties fo:font-weight="bold" style:font-weight-asian="bold"/>
    </style:style>
    <style:style style:name="T1115" style:parent-style-name="Policepardéfaut" style:family="text">
      <style:text-properties/>
    </style:style>
    <style:style style:name="P1114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1116" style:parent-style-name="Policepardéfaut" style:family="text">
      <style:text-properties fo:font-weight="bold" style:font-weight-asian="bold"/>
    </style:style>
    <style:style style:name="T1117" style:parent-style-name="Policepardéfaut" style:family="text">
      <style:text-properties fo:font-weight="bold" style:font-weight-asian="bold"/>
    </style:style>
    <style:style style:name="T1118" style:parent-style-name="Policepardéfaut" style:family="text">
      <style:text-properties fo:font-weight="bold" style:font-weight-asian="bold"/>
    </style:style>
    <style:style style:name="T1119" style:parent-style-name="Policepardéfaut" style:family="text">
      <style:text-properties fo:font-weight="bold" style:font-weight-asian="bold"/>
    </style:style>
    <style:style style:name="T1120" style:parent-style-name="Policepardéfaut" style:family="text">
      <style:text-properties fo:font-weight="bold" style:font-weight-asian="bold"/>
    </style:style>
    <style:style style:name="T1121" style:parent-style-name="Policepardéfaut" style:family="text">
      <style:text-properties fo:font-weight="bold" style:font-weight-asian="bold"/>
    </style:style>
    <style:style style:name="T1122" style:parent-style-name="Policepardéfaut" style:family="text">
      <style:text-properties fo:font-weight="bold" style:font-weight-asian="bold"/>
    </style:style>
    <style:style style:name="T1123" style:parent-style-name="Policepardéfaut" style:family="text">
      <style:text-properties fo:font-weight="bold" style:font-weight-asian="bold"/>
    </style:style>
    <style:style style:name="T1125" style:parent-style-name="Policepardéfaut" style:family="text">
      <style:text-properties/>
    </style:style>
    <style:style style:name="P1124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1126" style:parent-style-name="Policepardéfaut" style:family="text">
      <style:text-properties fo:font-weight="bold" style:font-weight-asian="bold"/>
    </style:style>
    <style:style style:name="T1127" style:parent-style-name="Policepardéfaut" style:family="text">
      <style:text-properties fo:font-weight="bold" style:font-weight-asian="bold"/>
    </style:style>
    <style:style style:name="T1128" style:parent-style-name="Policepardéfaut" style:family="text">
      <style:text-properties fo:font-weight="bold" style:font-weight-asian="bold"/>
    </style:style>
    <style:style style:name="P1129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1131" style:parent-style-name="Policepardéfaut" style:family="text">
      <style:text-properties/>
    </style:style>
    <style:style style:name="P1130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1132" style:parent-style-name="Policepardéfaut" style:family="text">
      <style:text-properties fo:font-weight="bold" style:font-weight-asian="bold"/>
    </style:style>
    <style:style style:name="T1133" style:parent-style-name="Policepardéfaut" style:family="text">
      <style:text-properties fo:font-weight="bold" style:font-weight-asian="bold"/>
    </style:style>
    <style:style style:name="T1134" style:parent-style-name="Policepardéfaut" style:family="text">
      <style:text-properties fo:font-weight="bold" style:font-weight-asian="bold"/>
    </style:style>
    <style:style style:name="T1135" style:parent-style-name="Policepardéfaut" style:family="text">
      <style:text-properties fo:font-weight="bold" style:font-weight-asian="bold"/>
    </style:style>
    <style:style style:name="T1136" style:parent-style-name="Policepardéfaut" style:family="text">
      <style:text-properties fo:font-weight="bold" style:font-weight-asian="bold"/>
    </style:style>
    <style:style style:name="T1137" style:parent-style-name="Policepardéfaut" style:family="text">
      <style:text-properties fo:font-weight="bold" style:font-weight-asian="bold"/>
    </style:style>
    <style:style style:name="T1138" style:parent-style-name="Policepardéfaut" style:family="text">
      <style:text-properties fo:font-weight="bold" style:font-weight-asian="bold"/>
    </style:style>
    <style:style style:name="T1139" style:parent-style-name="Policepardéfaut" style:family="text">
      <style:text-properties fo:font-weight="bold" style:font-weight-asian="bold"/>
    </style:style>
    <style:style style:name="T1141" style:parent-style-name="Policepardéfaut" style:family="text">
      <style:text-properties/>
    </style:style>
    <style:style style:name="P1140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1142" style:parent-style-name="Policepardéfaut" style:family="text">
      <style:text-properties fo:font-weight="bold" style:font-weight-asian="bold"/>
    </style:style>
    <style:style style:name="T1143" style:parent-style-name="Policepardéfaut" style:family="text">
      <style:text-properties fo:font-weight="bold" style:font-weight-asian="bold"/>
    </style:style>
    <style:style style:name="T1144" style:parent-style-name="Policepardéfaut" style:family="text">
      <style:text-properties fo:font-weight="bold" style:font-weight-asian="bold"/>
    </style:style>
    <style:style style:name="T1145" style:parent-style-name="Policepardéfaut" style:family="text">
      <style:text-properties fo:font-weight="bold" style:font-weight-asian="bold"/>
    </style:style>
    <style:style style:name="T1146" style:parent-style-name="Policepardéfaut" style:family="text">
      <style:text-properties fo:font-weight="bold" style:font-weight-asian="bold"/>
    </style:style>
    <style:style style:name="T1148" style:parent-style-name="Policepardéfaut" style:family="text">
      <style:text-properties/>
    </style:style>
    <style:style style:name="P1147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1149" style:parent-style-name="Policepardéfaut" style:family="text">
      <style:text-properties fo:font-weight="bold" style:font-weight-asian="bold"/>
    </style:style>
    <style:style style:name="T1150" style:parent-style-name="Policepardéfaut" style:family="text">
      <style:text-properties fo:font-weight="bold" style:font-weight-asian="bold"/>
    </style:style>
    <style:style style:name="T1151" style:parent-style-name="Policepardéfaut" style:family="text">
      <style:text-properties fo:font-weight="bold" style:font-weight-asian="bold"/>
    </style:style>
    <style:style style:name="T1153" style:parent-style-name="Policepardéfaut" style:family="text">
      <style:text-properties/>
    </style:style>
    <style:style style:name="P1152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1154" style:parent-style-name="Policepardéfaut" style:family="text">
      <style:text-properties fo:font-weight="bold" style:font-weight-asian="bold"/>
    </style:style>
    <style:style style:name="T1155" style:parent-style-name="Policepardéfaut" style:family="text">
      <style:text-properties fo:font-weight="bold" style:font-weight-asian="bold"/>
    </style:style>
    <style:style style:name="T1156" style:parent-style-name="Policepardéfaut" style:family="text">
      <style:text-properties fo:font-weight="bold" style:font-weight-asian="bold"/>
    </style:style>
    <style:style style:name="T1157" style:parent-style-name="Policepardéfaut" style:family="text">
      <style:text-properties fo:font-weight="bold" style:font-weight-asian="bold"/>
    </style:style>
    <style:style style:name="T1158" style:parent-style-name="Policepardéfaut" style:family="text">
      <style:text-properties fo:font-weight="bold" style:font-weight-asian="bold"/>
    </style:style>
    <style:style style:name="T1159" style:parent-style-name="Policepardéfaut" style:family="text">
      <style:text-properties fo:font-weight="bold" style:font-weight-asian="bold"/>
    </style:style>
    <style:style style:name="T1161" style:parent-style-name="Policepardéfaut" style:family="text">
      <style:text-properties/>
    </style:style>
    <style:style style:name="P1160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1162" style:parent-style-name="Policepardéfaut" style:family="text">
      <style:text-properties fo:font-weight="bold" style:font-weight-asian="bold"/>
    </style:style>
    <style:style style:name="T1163" style:parent-style-name="Policepardéfaut" style:family="text">
      <style:text-properties fo:font-weight="bold" style:font-weight-asian="bold"/>
    </style:style>
    <style:style style:name="T1164" style:parent-style-name="Policepardéfaut" style:family="text">
      <style:text-properties fo:font-weight="bold" style:font-weight-asian="bold"/>
    </style:style>
    <style:style style:name="T1165" style:parent-style-name="Policepardéfaut" style:family="text">
      <style:text-properties fo:font-weight="bold" style:font-weight-asian="bold"/>
    </style:style>
    <style:style style:name="T1166" style:parent-style-name="Policepardéfaut" style:family="text">
      <style:text-properties fo:font-weight="bold" style:font-weight-asian="bold"/>
    </style:style>
    <style:style style:name="T1168" style:parent-style-name="Policepardéfaut" style:family="text">
      <style:text-properties/>
    </style:style>
    <style:style style:name="P1167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1169" style:parent-style-name="Policepardéfaut" style:family="text">
      <style:text-properties fo:font-weight="bold" style:font-weight-asian="bold"/>
    </style:style>
    <style:style style:name="T1170" style:parent-style-name="Policepardéfaut" style:family="text">
      <style:text-properties fo:font-weight="bold" style:font-weight-asian="bold"/>
    </style:style>
    <style:style style:name="T1172" style:parent-style-name="Policepardéfaut" style:family="text">
      <style:text-properties/>
    </style:style>
    <style:style style:name="P1171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1173" style:parent-style-name="Policepardéfaut" style:family="text">
      <style:text-properties fo:font-weight="bold" style:font-weight-asian="bold"/>
    </style:style>
    <style:style style:name="T1174" style:parent-style-name="Policepardéfaut" style:family="text">
      <style:text-properties fo:font-weight="bold" style:font-weight-asian="bold"/>
    </style:style>
    <style:style style:name="T1176" style:parent-style-name="Policepardéfaut" style:family="text">
      <style:text-properties/>
    </style:style>
    <style:style style:name="P1175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1177" style:parent-style-name="Policepardéfaut" style:family="text">
      <style:text-properties fo:font-weight="bold" style:font-weight-asian="bold"/>
    </style:style>
    <style:style style:name="T1178" style:parent-style-name="Policepardéfaut" style:family="text">
      <style:text-properties fo:font-weight="bold" style:font-weight-asian="bold"/>
    </style:style>
    <style:style style:name="T1180" style:parent-style-name="Policepardéfaut" style:family="text">
      <style:text-properties/>
    </style:style>
    <style:style style:name="P1179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1181" style:parent-style-name="Policepardéfaut" style:family="text">
      <style:text-properties fo:font-weight="bold" style:font-weight-asian="bold"/>
    </style:style>
    <style:style style:name="T1182" style:parent-style-name="Policepardéfaut" style:family="text">
      <style:text-properties fo:font-weight="bold" style:font-weight-asian="bold"/>
    </style:style>
    <style:style style:name="T1184" style:parent-style-name="Policepardéfaut" style:family="text">
      <style:text-properties/>
    </style:style>
    <style:style style:name="P1183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1185" style:parent-style-name="Policepardéfaut" style:family="text">
      <style:text-properties fo:font-weight="bold" style:font-weight-asian="bold"/>
    </style:style>
    <style:style style:name="T1186" style:parent-style-name="Policepardéfaut" style:family="text">
      <style:text-properties fo:font-weight="bold" style:font-weight-asian="bold"/>
    </style:style>
    <style:style style:name="T1187" style:parent-style-name="Policepardéfaut" style:family="text">
      <style:text-properties fo:font-weight="bold" style:font-weight-asian="bold"/>
    </style:style>
    <style:style style:name="T1189" style:parent-style-name="Policepardéfaut" style:family="text">
      <style:text-properties/>
    </style:style>
    <style:style style:name="P1188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1190" style:parent-style-name="Policepardéfaut" style:family="text">
      <style:text-properties fo:font-weight="bold" style:font-weight-asian="bold"/>
    </style:style>
    <style:style style:name="T1191" style:parent-style-name="Policepardéfaut" style:family="text">
      <style:text-properties fo:font-weight="bold" style:font-weight-asian="bold"/>
    </style:style>
    <style:style style:name="T1193" style:parent-style-name="Policepardéfaut" style:family="text">
      <style:text-properties/>
    </style:style>
    <style:style style:name="P1192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1194" style:parent-style-name="Policepardéfaut" style:family="text">
      <style:text-properties fo:font-weight="bold" style:font-weight-asian="bold"/>
    </style:style>
    <style:style style:name="T1195" style:parent-style-name="Policepardéfaut" style:family="text">
      <style:text-properties fo:font-weight="bold" style:font-weight-asian="bold"/>
    </style:style>
    <style:style style:name="T1196" style:parent-style-name="Policepardéfaut" style:family="text">
      <style:text-properties fo:font-weight="bold" style:font-weight-asian="bold"/>
    </style:style>
    <style:style style:name="T1197" style:parent-style-name="Policepardéfaut" style:family="text">
      <style:text-properties fo:font-weight="bold" style:font-weight-asian="bold"/>
    </style:style>
    <style:style style:name="T1198" style:parent-style-name="Policepardéfaut" style:family="text">
      <style:text-properties fo:font-weight="bold" style:font-weight-asian="bold"/>
    </style:style>
    <style:style style:name="T1200" style:parent-style-name="Policepardéfaut" style:family="text">
      <style:text-properties/>
    </style:style>
    <style:style style:name="P1199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1201" style:parent-style-name="Policepardéfaut" style:family="text">
      <style:text-properties fo:font-weight="bold" style:font-weight-asian="bold"/>
    </style:style>
    <style:style style:name="T1202" style:parent-style-name="Policepardéfaut" style:family="text">
      <style:text-properties fo:font-weight="bold" style:font-weight-asian="bold"/>
    </style:style>
    <style:style style:name="T1203" style:parent-style-name="Policepardéfaut" style:family="text">
      <style:text-properties fo:font-weight="bold" style:font-weight-asian="bold"/>
    </style:style>
    <style:style style:name="T1204" style:parent-style-name="Policepardéfaut" style:family="text">
      <style:text-properties fo:font-weight="bold" style:font-weight-asian="bold"/>
    </style:style>
    <style:style style:name="T1205" style:parent-style-name="Policepardéfaut" style:family="text">
      <style:text-properties fo:font-weight="bold" style:font-weight-asian="bold"/>
    </style:style>
    <style:style style:name="T1207" style:parent-style-name="Policepardéfaut" style:family="text">
      <style:text-properties/>
    </style:style>
    <style:style style:name="P1206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1208" style:parent-style-name="Policepardéfaut" style:family="text">
      <style:text-properties fo:font-weight="bold" style:font-weight-asian="bold"/>
    </style:style>
    <style:style style:name="T1209" style:parent-style-name="Policepardéfaut" style:family="text">
      <style:text-properties fo:font-weight="bold" style:font-weight-asian="bold"/>
    </style:style>
    <style:style style:name="T1210" style:parent-style-name="Policepardéfaut" style:family="text">
      <style:text-properties fo:font-weight="bold" style:font-weight-asian="bold"/>
    </style:style>
    <style:style style:name="T1211" style:parent-style-name="Policepardéfaut" style:family="text">
      <style:text-properties fo:font-weight="bold" style:font-weight-asian="bold"/>
    </style:style>
    <style:style style:name="T1212" style:parent-style-name="Policepardéfaut" style:family="text">
      <style:text-properties fo:font-weight="bold" style:font-weight-asian="bold"/>
    </style:style>
    <style:style style:name="T1213" style:parent-style-name="Policepardéfaut" style:family="text">
      <style:text-properties fo:font-weight="bold" style:font-weight-asian="bold"/>
    </style:style>
    <style:style style:name="T1214" style:parent-style-name="Policepardéfaut" style:family="text">
      <style:text-properties fo:font-weight="bold" style:font-weight-asian="bold"/>
    </style:style>
    <style:style style:name="T1216" style:parent-style-name="Policepardéfaut" style:family="text">
      <style:text-properties/>
    </style:style>
    <style:style style:name="P1215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1217" style:parent-style-name="Policepardéfaut" style:family="text">
      <style:text-properties fo:font-weight="bold" style:font-weight-asian="bold"/>
    </style:style>
    <style:style style:name="T1218" style:parent-style-name="Policepardéfaut" style:family="text">
      <style:text-properties fo:font-weight="bold" style:font-weight-asian="bold"/>
    </style:style>
    <style:style style:name="T1220" style:parent-style-name="Policepardéfaut" style:family="text">
      <style:text-properties/>
    </style:style>
    <style:style style:name="P1219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1221" style:parent-style-name="Policepardéfaut" style:family="text">
      <style:text-properties fo:font-weight="bold" style:font-weight-asian="bold"/>
    </style:style>
    <style:style style:name="T1222" style:parent-style-name="Policepardéfaut" style:family="text">
      <style:text-properties fo:font-weight="bold" style:font-weight-asian="bold"/>
    </style:style>
    <style:style style:name="T1223" style:parent-style-name="Policepardéfaut" style:family="text">
      <style:text-properties fo:font-weight="bold" style:font-weight-asian="bold"/>
    </style:style>
    <style:style style:name="T1225" style:parent-style-name="Policepardéfaut" style:family="text">
      <style:text-properties/>
    </style:style>
    <style:style style:name="P1224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1226" style:parent-style-name="Policepardéfaut" style:family="text">
      <style:text-properties fo:font-weight="bold" style:font-weight-asian="bold"/>
    </style:style>
    <style:style style:name="T1227" style:parent-style-name="Policepardéfaut" style:family="text">
      <style:text-properties fo:font-weight="bold" style:font-weight-asian="bold"/>
    </style:style>
    <style:style style:name="T1228" style:parent-style-name="Policepardéfaut" style:family="text">
      <style:text-properties fo:font-weight="bold" style:font-weight-asian="bold"/>
    </style:style>
    <style:style style:name="T1229" style:parent-style-name="Policepardéfaut" style:family="text">
      <style:text-properties fo:font-weight="bold" style:font-weight-asian="bold"/>
    </style:style>
    <style:style style:name="T1230" style:parent-style-name="Policepardéfaut" style:family="text">
      <style:text-properties fo:font-weight="bold" style:font-weight-asian="bold"/>
    </style:style>
    <style:style style:name="T1231" style:parent-style-name="Policepardéfaut" style:family="text">
      <style:text-properties fo:font-weight="bold" style:font-weight-asian="bold"/>
    </style:style>
    <style:style style:name="T1233" style:parent-style-name="Policepardéfaut" style:family="text">
      <style:text-properties/>
    </style:style>
    <style:style style:name="P1232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1234" style:parent-style-name="Policepardéfaut" style:family="text">
      <style:text-properties fo:font-weight="bold" style:font-weight-asian="bold"/>
    </style:style>
    <style:style style:name="T1235" style:parent-style-name="Policepardéfaut" style:family="text">
      <style:text-properties fo:font-weight="bold" style:font-weight-asian="bold"/>
    </style:style>
    <style:style style:name="T1236" style:parent-style-name="Policepardéfaut" style:family="text">
      <style:text-properties fo:font-weight="bold" style:font-weight-asian="bold"/>
    </style:style>
    <style:style style:name="T1237" style:parent-style-name="Policepardéfaut" style:family="text">
      <style:text-properties fo:font-weight="bold" style:font-weight-asian="bold"/>
    </style:style>
    <style:style style:name="T1238" style:parent-style-name="Policepardéfaut" style:family="text">
      <style:text-properties fo:font-weight="bold" style:font-weight-asian="bold"/>
    </style:style>
    <style:style style:name="T1239" style:parent-style-name="Policepardéfaut" style:family="text">
      <style:text-properties fo:font-weight="bold" style:font-weight-asian="bold"/>
    </style:style>
    <style:style style:name="T1241" style:parent-style-name="Policepardéfaut" style:family="text">
      <style:text-properties/>
    </style:style>
    <style:style style:name="P1240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1242" style:parent-style-name="Policepardéfaut" style:family="text">
      <style:text-properties fo:font-weight="bold" style:font-weight-asian="bold"/>
    </style:style>
    <style:style style:name="T1243" style:parent-style-name="Policepardéfaut" style:family="text">
      <style:text-properties fo:font-weight="bold" style:font-weight-asian="bold"/>
    </style:style>
    <style:style style:name="T1244" style:parent-style-name="Policepardéfaut" style:family="text">
      <style:text-properties fo:font-weight="bold" style:font-weight-asian="bold"/>
    </style:style>
    <style:style style:name="P1245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1246" style:parent-style-name="Policepardéfaut" style:family="text">
      <style:text-properties fo:font-weight="bold" style:font-weight-asian="bold"/>
    </style:style>
    <style:style style:name="T1247" style:parent-style-name="Policepardéfaut" style:family="text">
      <style:text-properties fo:font-weight="bold" style:font-weight-asian="bold"/>
    </style:style>
    <style:style style:name="T1249" style:parent-style-name="Policepardéfaut" style:family="text">
      <style:text-properties/>
    </style:style>
    <style:style style:name="P1248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1250" style:parent-style-name="Policepardéfaut" style:family="text">
      <style:text-properties fo:font-weight="bold" style:font-weight-asian="bold"/>
    </style:style>
    <style:style style:name="T1251" style:parent-style-name="Policepardéfaut" style:family="text">
      <style:text-properties fo:font-weight="bold" style:font-weight-asian="bold"/>
    </style:style>
    <style:style style:name="T1252" style:parent-style-name="Policepardéfaut" style:family="text">
      <style:text-properties fo:font-weight="bold" style:font-weight-asian="bold"/>
    </style:style>
    <style:style style:name="T1253" style:parent-style-name="Policepardéfaut" style:family="text">
      <style:text-properties fo:font-weight="bold" style:font-weight-asian="bold"/>
    </style:style>
    <style:style style:name="T1254" style:parent-style-name="Policepardéfaut" style:family="text">
      <style:text-properties fo:font-weight="bold" style:font-weight-asian="bold"/>
    </style:style>
    <style:style style:name="T1255" style:parent-style-name="Policepardéfaut" style:family="text">
      <style:text-properties fo:font-weight="bold" style:font-weight-asian="bold"/>
    </style:style>
    <style:style style:name="T1257" style:parent-style-name="Policepardéfaut" style:family="text">
      <style:text-properties/>
    </style:style>
    <style:style style:name="P1256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1258" style:parent-style-name="Policepardéfaut" style:family="text">
      <style:text-properties fo:font-weight="bold" style:font-weight-asian="bold"/>
    </style:style>
    <style:style style:name="T1259" style:parent-style-name="Policepardéfaut" style:family="text">
      <style:text-properties fo:font-weight="bold" style:font-weight-asian="bold"/>
    </style:style>
    <style:style style:name="T1260" style:parent-style-name="Policepardéfaut" style:family="text">
      <style:text-properties fo:font-weight="bold" style:font-weight-asian="bold"/>
    </style:style>
    <style:style style:name="T1261" style:parent-style-name="Policepardéfaut" style:family="text">
      <style:text-properties fo:font-weight="bold" style:font-weight-asian="bold"/>
    </style:style>
    <style:style style:name="T1262" style:parent-style-name="Policepardéfaut" style:family="text">
      <style:text-properties fo:font-weight="bold" style:font-weight-asian="bold"/>
    </style:style>
    <style:style style:name="T1264" style:parent-style-name="Policepardéfaut" style:family="text">
      <style:text-properties/>
    </style:style>
    <style:style style:name="P1263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1265" style:parent-style-name="Policepardéfaut" style:family="text">
      <style:text-properties fo:font-weight="bold" style:font-weight-asian="bold"/>
    </style:style>
    <style:style style:name="T1266" style:parent-style-name="Policepardéfaut" style:family="text">
      <style:text-properties fo:font-weight="bold" style:font-weight-asian="bold"/>
    </style:style>
    <style:style style:name="T1267" style:parent-style-name="Policepardéfaut" style:family="text">
      <style:text-properties fo:font-weight="bold" style:font-weight-asian="bold"/>
    </style:style>
    <style:style style:name="T1269" style:parent-style-name="Policepardéfaut" style:family="text">
      <style:text-properties/>
    </style:style>
    <style:style style:name="P1268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1270" style:parent-style-name="Policepardéfaut" style:family="text">
      <style:text-properties fo:font-weight="bold" style:font-weight-asian="bold"/>
    </style:style>
    <style:style style:name="T1271" style:parent-style-name="Policepardéfaut" style:family="text">
      <style:text-properties fo:font-weight="bold" style:font-weight-asian="bold"/>
    </style:style>
    <style:style style:name="T1272" style:parent-style-name="Policepardéfaut" style:family="text">
      <style:text-properties fo:font-weight="bold" style:font-weight-asian="bold"/>
    </style:style>
    <style:style style:name="T1273" style:parent-style-name="Policepardéfaut" style:family="text">
      <style:text-properties fo:font-weight="bold" style:font-weight-asian="bold"/>
    </style:style>
    <style:style style:name="T1274" style:parent-style-name="Policepardéfaut" style:family="text">
      <style:text-properties fo:font-weight="bold" style:font-weight-asian="bold"/>
    </style:style>
    <style:style style:name="T1275" style:parent-style-name="Policepardéfaut" style:family="text">
      <style:text-properties fo:font-weight="bold" style:font-weight-asian="bold"/>
    </style:style>
    <style:style style:name="T1276" style:parent-style-name="Policepardéfaut" style:family="text">
      <style:text-properties fo:font-weight="bold" style:font-weight-asian="bold"/>
    </style:style>
    <style:style style:name="T1278" style:parent-style-name="Policepardéfaut" style:family="text">
      <style:text-properties/>
    </style:style>
    <style:style style:name="P1277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1279" style:parent-style-name="Policepardéfaut" style:family="text">
      <style:text-properties fo:font-weight="bold" style:font-weight-asian="bold"/>
    </style:style>
    <style:style style:name="T1280" style:parent-style-name="Policepardéfaut" style:family="text">
      <style:text-properties fo:font-weight="bold" style:font-weight-asian="bold"/>
    </style:style>
    <style:style style:name="T1281" style:parent-style-name="Policepardéfaut" style:family="text">
      <style:text-properties fo:font-weight="bold" style:font-weight-asian="bold"/>
    </style:style>
    <style:style style:name="T1283" style:parent-style-name="Policepardéfaut" style:family="text">
      <style:text-properties/>
    </style:style>
    <style:style style:name="P1282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1284" style:parent-style-name="Policepardéfaut" style:family="text">
      <style:text-properties fo:font-weight="bold" style:font-weight-asian="bold"/>
    </style:style>
    <style:style style:name="T1285" style:parent-style-name="Policepardéfaut" style:family="text">
      <style:text-properties fo:font-weight="bold" style:font-weight-asian="bold"/>
    </style:style>
    <style:style style:name="T1286" style:parent-style-name="Policepardéfaut" style:family="text">
      <style:text-properties fo:font-weight="bold" style:font-weight-asian="bold"/>
    </style:style>
    <style:style style:name="T1288" style:parent-style-name="Policepardéfaut" style:family="text">
      <style:text-properties/>
    </style:style>
    <style:style style:name="P1287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1289" style:parent-style-name="Policepardéfaut" style:family="text">
      <style:text-properties fo:font-weight="bold" style:font-weight-asian="bold"/>
    </style:style>
    <style:style style:name="T1290" style:parent-style-name="Policepardéfaut" style:family="text">
      <style:text-properties fo:font-weight="bold" style:font-weight-asian="bold"/>
    </style:style>
    <style:style style:name="T1291" style:parent-style-name="Policepardéfaut" style:family="text">
      <style:text-properties fo:font-weight="bold" style:font-weight-asian="bold"/>
    </style:style>
    <style:style style:name="T1292" style:parent-style-name="Policepardéfaut" style:family="text">
      <style:text-properties fo:font-weight="bold" style:font-weight-asian="bold"/>
    </style:style>
    <style:style style:name="T1293" style:parent-style-name="Policepardéfaut" style:family="text">
      <style:text-properties fo:font-weight="bold" style:font-weight-asian="bold"/>
    </style:style>
    <style:style style:name="T1294" style:parent-style-name="Policepardéfaut" style:family="text">
      <style:text-properties fo:font-weight="bold" style:font-weight-asian="bold"/>
    </style:style>
    <style:style style:name="T1296" style:parent-style-name="Policepardéfaut" style:family="text">
      <style:text-properties/>
    </style:style>
    <style:style style:name="P1295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1297" style:parent-style-name="Policepardéfaut" style:family="text">
      <style:text-properties fo:font-weight="bold" style:font-weight-asian="bold"/>
    </style:style>
    <style:style style:name="T1298" style:parent-style-name="Policepardéfaut" style:family="text">
      <style:text-properties fo:font-weight="bold" style:font-weight-asian="bold"/>
    </style:style>
    <style:style style:name="T1299" style:parent-style-name="Policepardéfaut" style:family="text">
      <style:text-properties fo:font-weight="bold" style:font-weight-asian="bold"/>
    </style:style>
    <style:style style:name="T1300" style:parent-style-name="Policepardéfaut" style:family="text">
      <style:text-properties fo:font-weight="bold" style:font-weight-asian="bold"/>
    </style:style>
    <style:style style:name="T1301" style:parent-style-name="Policepardéfaut" style:family="text">
      <style:text-properties fo:font-weight="bold" style:font-weight-asian="bold"/>
    </style:style>
    <style:style style:name="T1302" style:parent-style-name="Policepardéfaut" style:family="text">
      <style:text-properties fo:font-weight="bold" style:font-weight-asian="bold"/>
    </style:style>
    <style:style style:name="T1303" style:parent-style-name="Policepardéfaut" style:family="text">
      <style:text-properties fo:font-weight="bold" style:font-weight-asian="bold"/>
    </style:style>
    <style:style style:name="T1304" style:parent-style-name="Policepardéfaut" style:family="text">
      <style:text-properties fo:font-weight="bold" style:font-weight-asian="bold"/>
    </style:style>
    <style:style style:name="T1305" style:parent-style-name="Policepardéfaut" style:family="text">
      <style:text-properties fo:font-weight="bold" style:font-weight-asian="bold"/>
    </style:style>
    <style:style style:name="T1306" style:parent-style-name="Policepardéfaut" style:family="text">
      <style:text-properties fo:font-weight="bold" style:font-weight-asian="bold"/>
    </style:style>
    <style:style style:name="T1307" style:parent-style-name="Policepardéfaut" style:family="text">
      <style:text-properties fo:font-weight="bold" style:font-weight-asian="bold"/>
    </style:style>
    <style:style style:name="T1309" style:parent-style-name="Policepardéfaut" style:family="text">
      <style:text-properties/>
    </style:style>
    <style:style style:name="P1308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1310" style:parent-style-name="Policepardéfaut" style:family="text">
      <style:text-properties fo:font-weight="bold" style:font-weight-asian="bold"/>
    </style:style>
    <style:style style:name="T1311" style:parent-style-name="Policepardéfaut" style:family="text">
      <style:text-properties fo:font-weight="bold" style:font-weight-asian="bold"/>
    </style:style>
    <style:style style:name="T1312" style:parent-style-name="Policepardéfaut" style:family="text">
      <style:text-properties fo:font-weight="bold" style:font-weight-asian="bold"/>
    </style:style>
    <style:style style:name="T1314" style:parent-style-name="Policepardéfaut" style:family="text">
      <style:text-properties/>
    </style:style>
    <style:style style:name="P1313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1315" style:parent-style-name="Policepardéfaut" style:family="text">
      <style:text-properties fo:font-weight="bold" style:font-weight-asian="bold"/>
    </style:style>
    <style:style style:name="T1316" style:parent-style-name="Policepardéfaut" style:family="text">
      <style:text-properties fo:font-weight="bold" style:font-weight-asian="bold"/>
    </style:style>
    <style:style style:name="T1318" style:parent-style-name="Policepardéfaut" style:family="text">
      <style:text-properties/>
    </style:style>
    <style:style style:name="P1317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1319" style:parent-style-name="Policepardéfaut" style:family="text">
      <style:text-properties fo:font-weight="bold" style:font-weight-asian="bold"/>
    </style:style>
    <style:style style:name="P1320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1321" style:parent-style-name="Policepardéfaut" style:family="text">
      <style:text-properties fo:font-weight="bold" style:font-weight-asian="bold"/>
    </style:style>
    <style:style style:name="T1322" style:parent-style-name="Policepardéfaut" style:family="text">
      <style:text-properties fo:font-weight="bold" style:font-weight-asian="bold"/>
    </style:style>
    <style:style style:name="T1323" style:parent-style-name="Policepardéfaut" style:family="text">
      <style:text-properties fo:font-weight="bold" style:font-weight-asian="bold"/>
    </style:style>
    <style:style style:name="T1324" style:parent-style-name="Policepardéfaut" style:family="text">
      <style:text-properties fo:language="it" fo:country="IT"/>
    </style:style>
    <style:style style:name="T1325" style:parent-style-name="Policepardéfaut" style:family="text">
      <style:text-properties fo:font-weight="bold" style:font-weight-asian="bold" fo:language="it" fo:country="IT"/>
    </style:style>
    <style:style style:name="T1326" style:parent-style-name="Policepardéfaut" style:family="text">
      <style:text-properties fo:language="it" fo:country="IT"/>
    </style:style>
    <style:style style:name="T1327" style:parent-style-name="Policepardéfaut" style:family="text">
      <style:text-properties fo:language="it" fo:country="IT"/>
    </style:style>
    <style:style style:name="T1328" style:parent-style-name="Policepardéfaut" style:family="text">
      <style:text-properties fo:language="it" fo:country="IT"/>
    </style:style>
    <style:style style:name="T1329" style:parent-style-name="Policepardéfaut" style:family="text">
      <style:text-properties fo:language="it" fo:country="IT"/>
    </style:style>
    <style:style style:name="T1330" style:parent-style-name="Policepardéfaut" style:family="text">
      <style:text-properties fo:language="it" fo:country="IT"/>
    </style:style>
    <style:style style:name="T1331" style:parent-style-name="Policepardéfaut" style:family="text">
      <style:text-properties fo:language="it" fo:country="IT"/>
    </style:style>
    <style:style style:name="T1332" style:parent-style-name="Policepardéfaut" style:family="text">
      <style:text-properties fo:language="it" fo:country="IT"/>
    </style:style>
    <style:style style:name="T1333" style:parent-style-name="Policepardéfaut" style:family="text">
      <style:text-properties fo:language="it" fo:country="IT"/>
    </style:style>
    <style:style style:name="T1334" style:parent-style-name="Policepardéfaut" style:family="text">
      <style:text-properties fo:language="it" fo:country="IT"/>
    </style:style>
    <style:style style:name="T1335" style:parent-style-name="Policepardéfaut" style:family="text">
      <style:text-properties fo:font-weight="bold" style:font-weight-asian="bold" fo:language="it" fo:country="IT"/>
    </style:style>
    <style:style style:name="T1336" style:parent-style-name="Policepardéfaut" style:family="text">
      <style:text-properties fo:language="it" fo:country="IT"/>
    </style:style>
    <style:style style:name="T1337" style:parent-style-name="Policepardéfaut" style:family="text">
      <style:text-properties fo:language="it" fo:country="IT"/>
    </style:style>
    <style:style style:name="T1338" style:parent-style-name="Policepardéfaut" style:family="text">
      <style:text-properties fo:language="it" fo:country="IT"/>
    </style:style>
    <style:style style:name="T1339" style:parent-style-name="Policepardéfaut" style:family="text">
      <style:text-properties fo:font-weight="bold" style:font-weight-asian="bold" fo:language="it" fo:country="IT"/>
    </style:style>
    <style:style style:name="T1340" style:parent-style-name="Policepardéfaut" style:family="text">
      <style:text-properties fo:language="it" fo:country="IT"/>
    </style:style>
    <style:style style:name="T1341" style:parent-style-name="Policepardéfaut" style:family="text">
      <style:text-properties fo:language="it" fo:country="IT"/>
    </style:style>
    <style:style style:name="T1343" style:parent-style-name="Policepardéfaut" style:family="text">
      <style:text-properties fo:language="it" fo:country="IT"/>
    </style:style>
    <style:style style:name="P1342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1344" style:parent-style-name="Policepardéfaut" style:family="text">
      <style:text-properties fo:font-weight="bold" style:font-weight-asian="bold" fo:language="it" fo:country="IT"/>
    </style:style>
    <style:style style:name="T1345" style:parent-style-name="Policepardéfaut" style:family="text">
      <style:text-properties fo:language="it" fo:country="IT"/>
    </style:style>
    <style:style style:name="T1346" style:parent-style-name="Policepardéfaut" style:family="text">
      <style:text-properties fo:language="it" fo:country="IT"/>
    </style:style>
    <style:style style:name="T1347" style:parent-style-name="Policepardéfaut" style:family="text">
      <style:text-properties fo:language="it" fo:country="IT"/>
    </style:style>
    <style:style style:name="T1348" style:parent-style-name="Policepardéfaut" style:family="text">
      <style:text-properties fo:language="it" fo:country="IT"/>
    </style:style>
    <style:style style:name="T1349" style:parent-style-name="Policepardéfaut" style:family="text">
      <style:text-properties fo:language="it" fo:country="IT"/>
    </style:style>
    <style:style style:name="T1350" style:parent-style-name="Policepardéfaut" style:family="text">
      <style:text-properties fo:language="it" fo:country="IT"/>
    </style:style>
    <style:style style:name="T1351" style:parent-style-name="Policepardéfaut" style:family="text">
      <style:text-properties fo:language="it" fo:country="IT"/>
    </style:style>
    <style:style style:name="T1352" style:parent-style-name="Policepardéfaut" style:family="text">
      <style:text-properties fo:language="it" fo:country="IT"/>
    </style:style>
    <style:style style:name="T1353" style:parent-style-name="Policepardéfaut" style:family="text">
      <style:text-properties fo:language="it" fo:country="IT"/>
    </style:style>
    <style:style style:name="T1354" style:parent-style-name="Policepardéfaut" style:family="text">
      <style:text-properties fo:language="it" fo:country="IT"/>
    </style:style>
    <style:style style:name="T1355" style:parent-style-name="Policepardéfaut" style:family="text">
      <style:text-properties fo:language="it" fo:country="IT"/>
    </style:style>
    <style:style style:name="T1356" style:parent-style-name="Policepardéfaut" style:family="text">
      <style:text-properties fo:language="it" fo:country="IT"/>
    </style:style>
    <style:style style:name="T1357" style:parent-style-name="Policepardéfaut" style:family="text">
      <style:text-properties fo:language="it" fo:country="IT"/>
    </style:style>
    <style:style style:name="T1358" style:parent-style-name="Policepardéfaut" style:family="text">
      <style:text-properties fo:font-weight="bold" style:font-weight-asian="bold" fo:language="it" fo:country="IT"/>
    </style:style>
    <style:style style:name="T1359" style:parent-style-name="Policepardéfaut" style:family="text">
      <style:text-properties fo:language="it" fo:country="IT"/>
    </style:style>
    <style:style style:name="T1360" style:parent-style-name="Policepardéfaut" style:family="text">
      <style:text-properties fo:language="it" fo:country="IT"/>
    </style:style>
    <style:style style:name="T1361" style:parent-style-name="Policepardéfaut" style:family="text">
      <style:text-properties fo:language="it" fo:country="IT"/>
    </style:style>
    <style:style style:name="T1362" style:parent-style-name="Policepardéfaut" style:family="text">
      <style:text-properties fo:language="it" fo:country="IT"/>
    </style:style>
    <style:style style:name="T1363" style:parent-style-name="Policepardéfaut" style:family="text">
      <style:text-properties fo:font-weight="bold" style:font-weight-asian="bold" fo:language="it" fo:country="IT"/>
    </style:style>
    <style:style style:name="T1364" style:parent-style-name="Policepardéfaut" style:family="text">
      <style:text-properties fo:language="it" fo:country="IT"/>
    </style:style>
    <style:style style:name="T1365" style:parent-style-name="Policepardéfaut" style:family="text">
      <style:text-properties fo:language="it" fo:country="IT"/>
    </style:style>
    <style:style style:name="T1366" style:parent-style-name="Policepardéfaut" style:family="text">
      <style:text-properties fo:language="it" fo:country="IT"/>
    </style:style>
    <style:style style:name="T1367" style:parent-style-name="Policepardéfaut" style:family="text">
      <style:text-properties fo:language="it" fo:country="IT"/>
    </style:style>
    <style:style style:name="T1368" style:parent-style-name="Policepardéfaut" style:family="text">
      <style:text-properties fo:language="it" fo:country="IT"/>
    </style:style>
    <style:style style:name="T1369" style:parent-style-name="Policepardéfaut" style:family="text">
      <style:text-properties fo:font-weight="bold" style:font-weight-asian="bold" fo:language="it" fo:country="IT"/>
    </style:style>
    <style:style style:name="T1370" style:parent-style-name="Policepardéfaut" style:family="text">
      <style:text-properties fo:language="it" fo:country="IT"/>
    </style:style>
    <style:style style:name="T1371" style:parent-style-name="Policepardéfaut" style:family="text">
      <style:text-properties fo:language="it" fo:country="IT"/>
    </style:style>
    <style:style style:name="T1372" style:parent-style-name="Policepardéfaut" style:family="text">
      <style:text-properties fo:language="it" fo:country="IT"/>
    </style:style>
    <style:style style:name="T1373" style:parent-style-name="Policepardéfaut" style:family="text">
      <style:text-properties fo:language="it" fo:country="IT"/>
    </style:style>
    <style:style style:name="T1374" style:parent-style-name="Policepardéfaut" style:family="text">
      <style:text-properties fo:language="it" fo:country="IT"/>
    </style:style>
    <style:style style:name="T1375" style:parent-style-name="Policepardéfaut" style:family="text">
      <style:text-properties fo:language="it" fo:country="IT"/>
    </style:style>
    <style:style style:name="T1376" style:parent-style-name="Policepardéfaut" style:family="text">
      <style:text-properties fo:language="it" fo:country="IT"/>
    </style:style>
    <style:style style:name="T1377" style:parent-style-name="Policepardéfaut" style:family="text">
      <style:text-properties fo:language="it" fo:country="IT"/>
    </style:style>
    <style:style style:name="T1378" style:parent-style-name="Policepardéfaut" style:family="text">
      <style:text-properties fo:language="it" fo:country="IT"/>
    </style:style>
    <style:style style:name="T1379" style:parent-style-name="Policepardéfaut" style:family="text">
      <style:text-properties fo:language="it" fo:country="IT"/>
    </style:style>
    <style:style style:name="T1380" style:parent-style-name="Policepardéfaut" style:family="text">
      <style:text-properties fo:font-weight="bold" style:font-weight-asian="bold" fo:language="it" fo:country="IT"/>
    </style:style>
    <style:style style:name="T1381" style:parent-style-name="Policepardéfaut" style:family="text">
      <style:text-properties fo:language="it" fo:country="IT"/>
    </style:style>
    <style:style style:name="T1382" style:parent-style-name="Policepardéfaut" style:family="text">
      <style:text-properties fo:language="it" fo:country="IT"/>
    </style:style>
    <style:style style:name="T1383" style:parent-style-name="Policepardéfaut" style:family="text">
      <style:text-properties fo:language="it" fo:country="IT"/>
    </style:style>
    <style:style style:name="T1384" style:parent-style-name="Policepardéfaut" style:family="text">
      <style:text-properties fo:language="it" fo:country="IT"/>
    </style:style>
    <style:style style:name="T1386" style:parent-style-name="Policepardéfaut" style:family="text">
      <style:text-properties fo:language="it" fo:country="IT"/>
    </style:style>
    <style:style style:name="P1385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1387" style:parent-style-name="Policepardéfaut" style:family="text">
      <style:text-properties fo:font-weight="bold" style:font-weight-asian="bold" fo:language="it" fo:country="IT"/>
    </style:style>
    <style:style style:name="T1388" style:parent-style-name="Policepardéfaut" style:family="text">
      <style:text-properties fo:language="it" fo:country="IT"/>
    </style:style>
    <style:style style:name="T1389" style:parent-style-name="Policepardéfaut" style:family="text">
      <style:text-properties fo:language="it" fo:country="IT"/>
    </style:style>
    <style:style style:name="T1390" style:parent-style-name="Policepardéfaut" style:family="text">
      <style:text-properties fo:language="it" fo:country="IT"/>
    </style:style>
    <style:style style:name="T1391" style:parent-style-name="Policepardéfaut" style:family="text">
      <style:text-properties fo:font-weight="bold" style:font-weight-asian="bold" fo:language="it" fo:country="IT"/>
    </style:style>
    <style:style style:name="T1392" style:parent-style-name="Policepardéfaut" style:family="text">
      <style:text-properties fo:language="it" fo:country="IT"/>
    </style:style>
    <style:style style:name="T1393" style:parent-style-name="Policepardéfaut" style:family="text">
      <style:text-properties fo:language="it" fo:country="IT"/>
    </style:style>
    <style:style style:name="T1394" style:parent-style-name="Policepardéfaut" style:family="text">
      <style:text-properties fo:language="it" fo:country="IT"/>
    </style:style>
    <style:style style:name="T1395" style:parent-style-name="Policepardéfaut" style:family="text">
      <style:text-properties fo:language="it" fo:country="IT"/>
    </style:style>
    <style:style style:name="T1396" style:parent-style-name="Policepardéfaut" style:family="text">
      <style:text-properties fo:language="it" fo:country="IT"/>
    </style:style>
    <style:style style:name="T1397" style:parent-style-name="Policepardéfaut" style:family="text">
      <style:text-properties fo:language="it" fo:country="IT"/>
    </style:style>
    <style:style style:name="T1398" style:parent-style-name="Policepardéfaut" style:family="text">
      <style:text-properties fo:language="it" fo:country="IT"/>
    </style:style>
    <style:style style:name="T1399" style:parent-style-name="Policepardéfaut" style:family="text">
      <style:text-properties fo:language="it" fo:country="IT"/>
    </style:style>
    <style:style style:name="T1400" style:parent-style-name="Policepardéfaut" style:family="text">
      <style:text-properties fo:language="it" fo:country="IT"/>
    </style:style>
    <style:style style:name="T1401" style:parent-style-name="Policepardéfaut" style:family="text">
      <style:text-properties fo:language="it" fo:country="IT"/>
    </style:style>
    <style:style style:name="T1402" style:parent-style-name="Policepardéfaut" style:family="text">
      <style:text-properties fo:language="it" fo:country="IT"/>
    </style:style>
    <style:style style:name="T1403" style:parent-style-name="Policepardéfaut" style:family="text">
      <style:text-properties fo:language="it" fo:country="IT"/>
    </style:style>
    <style:style style:name="T1404" style:parent-style-name="Policepardéfaut" style:family="text">
      <style:text-properties fo:font-weight="bold" style:font-weight-asian="bold" fo:language="it" fo:country="IT"/>
    </style:style>
    <style:style style:name="T1405" style:parent-style-name="Policepardéfaut" style:family="text">
      <style:text-properties fo:language="it" fo:country="IT"/>
    </style:style>
    <style:style style:name="T1406" style:parent-style-name="Policepardéfaut" style:family="text">
      <style:text-properties fo:language="it" fo:country="IT"/>
    </style:style>
    <style:style style:name="T1407" style:parent-style-name="Policepardéfaut" style:family="text">
      <style:text-properties fo:language="it" fo:country="IT"/>
    </style:style>
    <style:style style:name="T1408" style:parent-style-name="Policepardéfaut" style:family="text">
      <style:text-properties fo:language="it" fo:country="IT"/>
    </style:style>
    <style:style style:name="T1409" style:parent-style-name="Policepardéfaut" style:family="text">
      <style:text-properties fo:language="it" fo:country="IT"/>
    </style:style>
    <style:style style:name="T1410" style:parent-style-name="Policepardéfaut" style:family="text">
      <style:text-properties fo:language="it" fo:country="IT"/>
    </style:style>
    <style:style style:name="T1411" style:parent-style-name="Policepardéfaut" style:family="text">
      <style:text-properties fo:language="it" fo:country="IT"/>
    </style:style>
    <style:style style:name="T1412" style:parent-style-name="Policepardéfaut" style:family="text">
      <style:text-properties fo:language="it" fo:country="IT"/>
    </style:style>
    <style:style style:name="T1413" style:parent-style-name="Policepardéfaut" style:family="text">
      <style:text-properties fo:language="it" fo:country="IT"/>
    </style:style>
    <style:style style:name="T1414" style:parent-style-name="Policepardéfaut" style:family="text">
      <style:text-properties fo:language="it" fo:country="IT"/>
    </style:style>
    <style:style style:name="T1415" style:parent-style-name="Policepardéfaut" style:family="text">
      <style:text-properties fo:font-weight="bold" style:font-weight-asian="bold" fo:language="it" fo:country="IT"/>
    </style:style>
    <style:style style:name="T1416" style:parent-style-name="Policepardéfaut" style:family="text">
      <style:text-properties fo:language="it" fo:country="IT"/>
    </style:style>
    <style:style style:name="T1417" style:parent-style-name="Policepardéfaut" style:family="text">
      <style:text-properties fo:language="it" fo:country="IT"/>
    </style:style>
    <style:style style:name="T1418" style:parent-style-name="Policepardéfaut" style:family="text">
      <style:text-properties fo:language="it" fo:country="IT"/>
    </style:style>
    <style:style style:name="T1419" style:parent-style-name="Policepardéfaut" style:family="text">
      <style:text-properties fo:language="it" fo:country="IT"/>
    </style:style>
    <style:style style:name="T1420" style:parent-style-name="Policepardéfaut" style:family="text">
      <style:text-properties fo:language="it" fo:country="IT"/>
    </style:style>
    <style:style style:name="T1421" style:parent-style-name="Policepardéfaut" style:family="text">
      <style:text-properties fo:language="it" fo:country="IT"/>
    </style:style>
    <style:style style:name="T1422" style:parent-style-name="Policepardéfaut" style:family="text">
      <style:text-properties fo:language="it" fo:country="IT"/>
    </style:style>
    <style:style style:name="T1423" style:parent-style-name="Policepardéfaut" style:family="text">
      <style:text-properties fo:language="it" fo:country="IT"/>
    </style:style>
    <style:style style:name="T1424" style:parent-style-name="Policepardéfaut" style:family="text">
      <style:text-properties fo:font-weight="bold" style:font-weight-asian="bold" fo:language="it" fo:country="IT"/>
    </style:style>
    <style:style style:name="T1425" style:parent-style-name="Policepardéfaut" style:family="text">
      <style:text-properties fo:language="it" fo:country="IT"/>
    </style:style>
    <style:style style:name="T1426" style:parent-style-name="Policepardéfaut" style:family="text">
      <style:text-properties fo:language="it" fo:country="IT"/>
    </style:style>
    <style:style style:name="T1428" style:parent-style-name="Policepardéfaut" style:family="text">
      <style:text-properties fo:language="it" fo:country="IT"/>
    </style:style>
    <style:style style:name="P1427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1429" style:parent-style-name="Policepardéfaut" style:family="text">
      <style:text-properties fo:font-weight="bold" style:font-weight-asian="bold" fo:language="it" fo:country="IT"/>
    </style:style>
    <style:style style:name="T1430" style:parent-style-name="Policepardéfaut" style:family="text">
      <style:text-properties fo:language="it" fo:country="IT"/>
    </style:style>
    <style:style style:name="T1431" style:parent-style-name="Policepardéfaut" style:family="text">
      <style:text-properties fo:language="it" fo:country="IT"/>
    </style:style>
    <style:style style:name="T1432" style:parent-style-name="Policepardéfaut" style:family="text">
      <style:text-properties fo:language="it" fo:country="IT"/>
    </style:style>
    <style:style style:name="T1433" style:parent-style-name="Policepardéfaut" style:family="text">
      <style:text-properties fo:language="it" fo:country="IT"/>
    </style:style>
    <style:style style:name="T1434" style:parent-style-name="Policepardéfaut" style:family="text">
      <style:text-properties fo:language="it" fo:country="IT"/>
    </style:style>
    <style:style style:name="T1435" style:parent-style-name="Policepardéfaut" style:family="text">
      <style:text-properties fo:language="it" fo:country="IT"/>
    </style:style>
    <style:style style:name="T1436" style:parent-style-name="Policepardéfaut" style:family="text">
      <style:text-properties fo:language="it" fo:country="IT"/>
    </style:style>
    <style:style style:name="T1437" style:parent-style-name="Policepardéfaut" style:family="text">
      <style:text-properties fo:language="it" fo:country="IT"/>
    </style:style>
    <style:style style:name="T1438" style:parent-style-name="Policepardéfaut" style:family="text">
      <style:text-properties fo:language="it" fo:country="IT"/>
    </style:style>
    <style:style style:name="T1439" style:parent-style-name="Policepardéfaut" style:family="text">
      <style:text-properties fo:language="it" fo:country="IT"/>
    </style:style>
    <style:style style:name="T1440" style:parent-style-name="Policepardéfaut" style:family="text">
      <style:text-properties fo:font-weight="bold" style:font-weight-asian="bold" fo:language="it" fo:country="IT"/>
    </style:style>
    <style:style style:name="T1441" style:parent-style-name="Policepardéfaut" style:family="text">
      <style:text-properties fo:language="it" fo:country="IT"/>
    </style:style>
    <style:style style:name="T1442" style:parent-style-name="Policepardéfaut" style:family="text">
      <style:text-properties fo:language="it" fo:country="IT"/>
    </style:style>
    <style:style style:name="T1443" style:parent-style-name="Policepardéfaut" style:family="text">
      <style:text-properties fo:language="it" fo:country="IT"/>
    </style:style>
    <style:style style:name="T1444" style:parent-style-name="Policepardéfaut" style:family="text">
      <style:text-properties fo:font-weight="bold" style:font-weight-asian="bold" fo:language="it" fo:country="IT"/>
    </style:style>
    <style:style style:name="T1445" style:parent-style-name="Policepardéfaut" style:family="text">
      <style:text-properties fo:language="it" fo:country="IT"/>
    </style:style>
    <style:style style:name="T1446" style:parent-style-name="Policepardéfaut" style:family="text">
      <style:text-properties fo:language="it" fo:country="IT"/>
    </style:style>
    <style:style style:name="T1447" style:parent-style-name="Policepardéfaut" style:family="text">
      <style:text-properties fo:language="it" fo:country="IT"/>
    </style:style>
    <style:style style:name="T1448" style:parent-style-name="Policepardéfaut" style:family="text">
      <style:text-properties fo:language="it" fo:country="IT"/>
    </style:style>
    <style:style style:name="T1449" style:parent-style-name="Policepardéfaut" style:family="text">
      <style:text-properties fo:font-weight="bold" style:font-weight-asian="bold" fo:language="it" fo:country="IT"/>
    </style:style>
    <style:style style:name="T1450" style:parent-style-name="Policepardéfaut" style:family="text">
      <style:text-properties fo:language="it" fo:country="IT"/>
    </style:style>
    <style:style style:name="T1451" style:parent-style-name="Policepardéfaut" style:family="text">
      <style:text-properties fo:language="it" fo:country="IT"/>
    </style:style>
    <style:style style:name="T1452" style:parent-style-name="Policepardéfaut" style:family="text">
      <style:text-properties fo:language="it" fo:country="IT"/>
    </style:style>
    <style:style style:name="T1453" style:parent-style-name="Policepardéfaut" style:family="text">
      <style:text-properties fo:language="it" fo:country="IT"/>
    </style:style>
    <style:style style:name="T1454" style:parent-style-name="Policepardéfaut" style:family="text">
      <style:text-properties fo:language="it" fo:country="IT"/>
    </style:style>
    <style:style style:name="T1455" style:parent-style-name="Policepardéfaut" style:family="text">
      <style:text-properties fo:language="it" fo:country="IT"/>
    </style:style>
    <style:style style:name="T1456" style:parent-style-name="Policepardéfaut" style:family="text">
      <style:text-properties fo:language="it" fo:country="IT"/>
    </style:style>
    <style:style style:name="T1457" style:parent-style-name="Policepardéfaut" style:family="text">
      <style:text-properties fo:language="it" fo:country="IT"/>
    </style:style>
    <style:style style:name="T1458" style:parent-style-name="Policepardéfaut" style:family="text">
      <style:text-properties fo:font-weight="bold" style:font-weight-asian="bold" fo:language="it" fo:country="IT"/>
    </style:style>
    <style:style style:name="T1459" style:parent-style-name="Policepardéfaut" style:family="text">
      <style:text-properties fo:language="it" fo:country="IT"/>
    </style:style>
    <style:style style:name="T1460" style:parent-style-name="Policepardéfaut" style:family="text">
      <style:text-properties fo:language="it" fo:country="IT"/>
    </style:style>
    <style:style style:name="T1461" style:parent-style-name="Policepardéfaut" style:family="text">
      <style:text-properties fo:language="it" fo:country="IT"/>
    </style:style>
    <style:style style:name="T1462" style:parent-style-name="Policepardéfaut" style:family="text">
      <style:text-properties fo:language="it" fo:country="IT"/>
    </style:style>
    <style:style style:name="T1463" style:parent-style-name="Policepardéfaut" style:family="text">
      <style:text-properties fo:language="it" fo:country="IT"/>
    </style:style>
    <style:style style:name="T1464" style:parent-style-name="Policepardéfaut" style:family="text">
      <style:text-properties fo:language="it" fo:country="IT"/>
    </style:style>
    <style:style style:name="T1465" style:parent-style-name="Policepardéfaut" style:family="text">
      <style:text-properties fo:language="it" fo:country="IT"/>
    </style:style>
    <style:style style:name="T1466" style:parent-style-name="Policepardéfaut" style:family="text">
      <style:text-properties fo:language="it" fo:country="IT"/>
    </style:style>
    <style:style style:name="T1467" style:parent-style-name="Policepardéfaut" style:family="text">
      <style:text-properties fo:language="it" fo:country="IT"/>
    </style:style>
    <style:style style:name="T1468" style:parent-style-name="Policepardéfaut" style:family="text">
      <style:text-properties fo:font-weight="bold" style:font-weight-asian="bold"/>
    </style:style>
    <style:style style:name="T1469" style:parent-style-name="Policepardéfaut" style:family="text">
      <style:text-properties fo:font-weight="bold" style:font-weight-asian="bold"/>
    </style:style>
    <style:style style:name="T1470" style:parent-style-name="Policepardéfaut" style:family="text">
      <style:text-properties fo:font-weight="bold" style:font-weight-asian="bold"/>
    </style:style>
    <style:style style:name="T1472" style:parent-style-name="Policepardéfaut" style:family="text">
      <style:text-properties/>
    </style:style>
    <style:style style:name="P1471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1473" style:parent-style-name="Policepardéfaut" style:family="text">
      <style:text-properties fo:font-weight="bold" style:font-weight-asian="bold"/>
    </style:style>
    <style:style style:name="T1474" style:parent-style-name="Policepardéfaut" style:family="text">
      <style:text-properties fo:font-weight="bold" style:font-weight-asian="bold"/>
    </style:style>
    <style:style style:name="T1476" style:parent-style-name="Policepardéfaut" style:family="text">
      <style:text-properties/>
    </style:style>
    <style:style style:name="P1475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1477" style:parent-style-name="Policepardéfaut" style:family="text">
      <style:text-properties fo:font-weight="bold" style:font-weight-asian="bold"/>
    </style:style>
    <style:style style:name="T1478" style:parent-style-name="Policepardéfaut" style:family="text">
      <style:text-properties fo:font-weight="bold" style:font-weight-asian="bold"/>
    </style:style>
    <style:style style:name="T1479" style:parent-style-name="Policepardéfaut" style:family="text">
      <style:text-properties fo:font-weight="bold" style:font-weight-asian="bold"/>
    </style:style>
    <style:style style:name="T1480" style:parent-style-name="Policepardéfaut" style:family="text">
      <style:text-properties fo:font-weight="bold" style:font-weight-asian="bold"/>
    </style:style>
    <style:style style:name="T1481" style:parent-style-name="Policepardéfaut" style:family="text">
      <style:text-properties fo:font-weight="bold" style:font-weight-asian="bold"/>
    </style:style>
    <style:style style:name="T1483" style:parent-style-name="Policepardéfaut" style:family="text">
      <style:text-properties/>
    </style:style>
    <style:style style:name="P1482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1485" style:parent-style-name="Policepardéfaut" style:family="text">
      <style:text-properties/>
    </style:style>
    <style:style style:name="P1484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1486" style:parent-style-name="Policepardéfaut" style:family="text">
      <style:text-properties fo:font-weight="bold" style:font-weight-asian="bold"/>
    </style:style>
    <style:style style:name="T1487" style:parent-style-name="Policepardéfaut" style:family="text">
      <style:text-properties fo:font-weight="bold" style:font-weight-asian="bold"/>
    </style:style>
    <style:style style:name="T1488" style:parent-style-name="Policepardéfaut" style:family="text">
      <style:text-properties fo:font-weight="bold" style:font-weight-asian="bold"/>
    </style:style>
    <style:style style:name="T1489" style:parent-style-name="Policepardéfaut" style:family="text">
      <style:text-properties fo:font-weight="bold" style:font-weight-asian="bold"/>
    </style:style>
    <style:style style:name="T1490" style:parent-style-name="Policepardéfaut" style:family="text">
      <style:text-properties fo:font-weight="bold" style:font-weight-asian="bold"/>
    </style:style>
    <style:style style:name="T1491" style:parent-style-name="Policepardéfaut" style:family="text">
      <style:text-properties fo:language="it" fo:country="IT"/>
    </style:style>
    <style:style style:name="T1492" style:parent-style-name="Policepardéfaut" style:family="text">
      <style:text-properties fo:language="it" fo:country="IT"/>
    </style:style>
    <style:style style:name="T1493" style:parent-style-name="Policepardéfaut" style:family="text">
      <style:text-properties fo:language="it" fo:country="IT"/>
    </style:style>
    <style:style style:name="T1494" style:parent-style-name="Policepardéfaut" style:family="text">
      <style:text-properties fo:font-weight="bold" style:font-weight-asian="bold" fo:language="it" fo:country="IT"/>
    </style:style>
    <style:style style:name="T1495" style:parent-style-name="Policepardéfaut" style:family="text">
      <style:text-properties fo:language="it" fo:country="IT"/>
    </style:style>
    <style:style style:name="T1496" style:parent-style-name="Policepardéfaut" style:family="text">
      <style:text-properties fo:language="it" fo:country="IT"/>
    </style:style>
    <style:style style:name="T1497" style:parent-style-name="Policepardéfaut" style:family="text">
      <style:text-properties fo:language="it" fo:country="IT"/>
    </style:style>
    <style:style style:name="T1498" style:parent-style-name="Policepardéfaut" style:family="text">
      <style:text-properties fo:language="it" fo:country="IT"/>
    </style:style>
    <style:style style:name="T1500" style:parent-style-name="Policepardéfaut" style:family="text">
      <style:text-properties fo:language="it" fo:country="IT"/>
    </style:style>
    <style:style style:name="P1499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1501" style:parent-style-name="Policepardéfaut" style:family="text">
      <style:text-properties fo:font-weight="bold" style:font-weight-asian="bold" fo:language="it" fo:country="IT"/>
    </style:style>
    <style:style style:name="T1502" style:parent-style-name="Policepardéfaut" style:family="text">
      <style:text-properties fo:language="it" fo:country="IT"/>
    </style:style>
    <style:style style:name="T1503" style:parent-style-name="Policepardéfaut" style:family="text">
      <style:text-properties fo:language="it" fo:country="IT"/>
    </style:style>
    <style:style style:name="T1504" style:parent-style-name="Policepardéfaut" style:family="text">
      <style:text-properties fo:language="it" fo:country="IT"/>
    </style:style>
    <style:style style:name="T1505" style:parent-style-name="Policepardéfaut" style:family="text">
      <style:text-properties fo:language="it" fo:country="IT"/>
    </style:style>
    <style:style style:name="T1506" style:parent-style-name="Policepardéfaut" style:family="text">
      <style:text-properties fo:language="it" fo:country="IT"/>
    </style:style>
    <style:style style:name="T1507" style:parent-style-name="Policepardéfaut" style:family="text">
      <style:text-properties fo:language="it" fo:country="IT"/>
    </style:style>
    <style:style style:name="T1508" style:parent-style-name="Policepardéfaut" style:family="text">
      <style:text-properties fo:language="it" fo:country="IT"/>
    </style:style>
    <style:style style:name="T1509" style:parent-style-name="Policepardéfaut" style:family="text">
      <style:text-properties fo:language="it" fo:country="IT"/>
    </style:style>
    <style:style style:name="T1510" style:parent-style-name="Policepardéfaut" style:family="text">
      <style:text-properties fo:font-weight="bold" style:font-weight-asian="bold" fo:language="it" fo:country="IT"/>
    </style:style>
    <style:style style:name="T1511" style:parent-style-name="Policepardéfaut" style:family="text">
      <style:text-properties fo:language="it" fo:country="IT"/>
    </style:style>
    <style:style style:name="T1512" style:parent-style-name="Policepardéfaut" style:family="text">
      <style:text-properties fo:language="it" fo:country="IT"/>
    </style:style>
    <style:style style:name="T1513" style:parent-style-name="Policepardéfaut" style:family="text">
      <style:text-properties fo:language="it" fo:country="IT"/>
    </style:style>
    <style:style style:name="T1514" style:parent-style-name="Policepardéfaut" style:family="text">
      <style:text-properties fo:language="it" fo:country="IT"/>
    </style:style>
    <style:style style:name="T1515" style:parent-style-name="Policepardéfaut" style:family="text">
      <style:text-properties fo:language="it" fo:country="IT"/>
    </style:style>
    <style:style style:name="T1516" style:parent-style-name="Policepardéfaut" style:family="text">
      <style:text-properties fo:language="it" fo:country="IT"/>
    </style:style>
    <style:style style:name="T1517" style:parent-style-name="Policepardéfaut" style:family="text">
      <style:text-properties fo:language="it" fo:country="IT"/>
    </style:style>
    <style:style style:name="T1518" style:parent-style-name="Policepardéfaut" style:family="text">
      <style:text-properties fo:language="it" fo:country="IT"/>
    </style:style>
    <style:style style:name="T1519" style:parent-style-name="Policepardéfaut" style:family="text">
      <style:text-properties fo:language="it" fo:country="IT"/>
    </style:style>
    <style:style style:name="T1520" style:parent-style-name="Policepardéfaut" style:family="text">
      <style:text-properties fo:language="it" fo:country="IT"/>
    </style:style>
    <style:style style:name="T1521" style:parent-style-name="Policepardéfaut" style:family="text">
      <style:text-properties fo:language="it" fo:country="IT"/>
    </style:style>
    <style:style style:name="T1522" style:parent-style-name="Policepardéfaut" style:family="text">
      <style:text-properties fo:font-weight="bold" style:font-weight-asian="bold" fo:language="it" fo:country="IT"/>
    </style:style>
    <style:style style:name="T1523" style:parent-style-name="Policepardéfaut" style:family="text">
      <style:text-properties fo:language="it" fo:country="IT"/>
    </style:style>
    <style:style style:name="T1524" style:parent-style-name="Policepardéfaut" style:family="text">
      <style:text-properties fo:language="it" fo:country="IT"/>
    </style:style>
    <style:style style:name="T1525" style:parent-style-name="Policepardéfaut" style:family="text">
      <style:text-properties fo:language="it" fo:country="IT"/>
    </style:style>
    <style:style style:name="T1526" style:parent-style-name="Policepardéfaut" style:family="text">
      <style:text-properties fo:language="it" fo:country="IT"/>
    </style:style>
    <style:style style:name="T1527" style:parent-style-name="Policepardéfaut" style:family="text">
      <style:text-properties fo:language="it" fo:country="IT"/>
    </style:style>
    <style:style style:name="T1528" style:parent-style-name="Policepardéfaut" style:family="text">
      <style:text-properties fo:language="it" fo:country="IT"/>
    </style:style>
    <style:style style:name="T1529" style:parent-style-name="Policepardéfaut" style:family="text">
      <style:text-properties fo:language="it" fo:country="IT"/>
    </style:style>
    <style:style style:name="T1530" style:parent-style-name="Policepardéfaut" style:family="text">
      <style:text-properties fo:language="it" fo:country="IT"/>
    </style:style>
    <style:style style:name="T1531" style:parent-style-name="Policepardéfaut" style:family="text">
      <style:text-properties fo:font-weight="bold" style:font-weight-asian="bold" fo:language="it" fo:country="IT"/>
    </style:style>
    <style:style style:name="T1532" style:parent-style-name="Policepardéfaut" style:family="text">
      <style:text-properties fo:language="it" fo:country="IT"/>
    </style:style>
    <style:style style:name="T1533" style:parent-style-name="Policepardéfaut" style:family="text">
      <style:text-properties fo:language="it" fo:country="IT"/>
    </style:style>
    <style:style style:name="T1534" style:parent-style-name="Policepardéfaut" style:family="text">
      <style:text-properties fo:language="it" fo:country="IT"/>
    </style:style>
    <style:style style:name="T1535" style:parent-style-name="Policepardéfaut" style:family="text">
      <style:text-properties fo:language="it" fo:country="IT"/>
    </style:style>
    <style:style style:name="T1536" style:parent-style-name="Policepardéfaut" style:family="text">
      <style:text-properties fo:language="it" fo:country="IT"/>
    </style:style>
    <style:style style:name="T1537" style:parent-style-name="Policepardéfaut" style:family="text">
      <style:text-properties fo:language="it" fo:country="IT"/>
    </style:style>
    <style:style style:name="T1538" style:parent-style-name="Policepardéfaut" style:family="text">
      <style:text-properties fo:language="it" fo:country="IT"/>
    </style:style>
    <style:style style:name="T1539" style:parent-style-name="Policepardéfaut" style:family="text">
      <style:text-properties fo:language="it" fo:country="IT"/>
    </style:style>
    <style:style style:name="T1540" style:parent-style-name="Policepardéfaut" style:family="text">
      <style:text-properties fo:font-weight="bold" style:font-weight-asian="bold" fo:language="it" fo:country="IT"/>
    </style:style>
    <style:style style:name="T1541" style:parent-style-name="Policepardéfaut" style:family="text">
      <style:text-properties fo:language="it" fo:country="IT"/>
    </style:style>
    <style:style style:name="T1542" style:parent-style-name="Policepardéfaut" style:family="text">
      <style:text-properties fo:language="it" fo:country="IT"/>
    </style:style>
    <style:style style:name="T1544" style:parent-style-name="Policepardéfaut" style:family="text">
      <style:text-properties fo:language="it" fo:country="IT"/>
    </style:style>
    <style:style style:name="P1543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1545" style:parent-style-name="Policepardéfaut" style:family="text">
      <style:text-properties fo:font-weight="bold" style:font-weight-asian="bold" fo:language="it" fo:country="IT"/>
    </style:style>
    <style:style style:name="T1546" style:parent-style-name="Policepardéfaut" style:family="text">
      <style:text-properties fo:language="it" fo:country="IT"/>
    </style:style>
    <style:style style:name="T1547" style:parent-style-name="Policepardéfaut" style:family="text">
      <style:text-properties fo:font-weight="bold" style:font-weight-asian="bold" fo:language="it" fo:country="IT"/>
    </style:style>
    <style:style style:name="T1548" style:parent-style-name="Policepardéfaut" style:family="text">
      <style:text-properties fo:language="it" fo:country="IT"/>
    </style:style>
    <style:style style:name="T1549" style:parent-style-name="Policepardéfaut" style:family="text">
      <style:text-properties fo:language="it" fo:country="IT"/>
    </style:style>
    <style:style style:name="T1550" style:parent-style-name="Policepardéfaut" style:family="text">
      <style:text-properties fo:language="it" fo:country="IT"/>
    </style:style>
    <style:style style:name="T1551" style:parent-style-name="Policepardéfaut" style:family="text">
      <style:text-properties fo:language="it" fo:country="IT"/>
    </style:style>
    <style:style style:name="T1552" style:parent-style-name="Policepardéfaut" style:family="text">
      <style:text-properties fo:language="it" fo:country="IT"/>
    </style:style>
    <style:style style:name="T1553" style:parent-style-name="Policepardéfaut" style:family="text">
      <style:text-properties fo:language="it" fo:country="IT"/>
    </style:style>
    <style:style style:name="T1554" style:parent-style-name="Policepardéfaut" style:family="text">
      <style:text-properties fo:language="it" fo:country="IT"/>
    </style:style>
    <style:style style:name="T1555" style:parent-style-name="Policepardéfaut" style:family="text">
      <style:text-properties fo:language="it" fo:country="IT"/>
    </style:style>
    <style:style style:name="T1556" style:parent-style-name="Policepardéfaut" style:family="text">
      <style:text-properties fo:language="it" fo:country="IT"/>
    </style:style>
    <style:style style:name="T1557" style:parent-style-name="Policepardéfaut" style:family="text">
      <style:text-properties fo:language="it" fo:country="IT"/>
    </style:style>
    <style:style style:name="T1558" style:parent-style-name="Policepardéfaut" style:family="text">
      <style:text-properties fo:language="it" fo:country="IT"/>
    </style:style>
    <style:style style:name="T1559" style:parent-style-name="Policepardéfaut" style:family="text">
      <style:text-properties fo:language="it" fo:country="IT"/>
    </style:style>
    <style:style style:name="T1560" style:parent-style-name="Policepardéfaut" style:family="text">
      <style:text-properties fo:font-weight="bold" style:font-weight-asian="bold" fo:language="it" fo:country="IT"/>
    </style:style>
    <style:style style:name="T1561" style:parent-style-name="Policepardéfaut" style:family="text">
      <style:text-properties fo:language="it" fo:country="IT"/>
    </style:style>
    <style:style style:name="T1562" style:parent-style-name="Policepardéfaut" style:family="text">
      <style:text-properties fo:language="it" fo:country="IT"/>
    </style:style>
    <style:style style:name="T1563" style:parent-style-name="Policepardéfaut" style:family="text">
      <style:text-properties fo:language="it" fo:country="IT"/>
    </style:style>
    <style:style style:name="T1564" style:parent-style-name="Policepardéfaut" style:family="text">
      <style:text-properties fo:language="it" fo:country="IT"/>
    </style:style>
    <style:style style:name="T1565" style:parent-style-name="Policepardéfaut" style:family="text">
      <style:text-properties fo:language="it" fo:country="IT"/>
    </style:style>
    <style:style style:name="T1566" style:parent-style-name="Policepardéfaut" style:family="text">
      <style:text-properties fo:language="it" fo:country="IT"/>
    </style:style>
    <style:style style:name="T1567" style:parent-style-name="Policepardéfaut" style:family="text">
      <style:text-properties fo:language="it" fo:country="IT"/>
    </style:style>
    <style:style style:name="T1568" style:parent-style-name="Policepardéfaut" style:family="text">
      <style:text-properties fo:language="it" fo:country="IT"/>
    </style:style>
    <style:style style:name="T1569" style:parent-style-name="Policepardéfaut" style:family="text">
      <style:text-properties fo:language="it" fo:country="IT"/>
    </style:style>
    <style:style style:name="T1570" style:parent-style-name="Policepardéfaut" style:family="text">
      <style:text-properties fo:language="it" fo:country="IT"/>
    </style:style>
    <style:style style:name="T1571" style:parent-style-name="Policepardéfaut" style:family="text">
      <style:text-properties fo:font-weight="bold" style:font-weight-asian="bold" fo:language="it" fo:country="IT"/>
    </style:style>
    <style:style style:name="T1572" style:parent-style-name="Policepardéfaut" style:family="text">
      <style:text-properties fo:language="it" fo:country="IT"/>
    </style:style>
    <style:style style:name="T1573" style:parent-style-name="Policepardéfaut" style:family="text">
      <style:text-properties fo:language="it" fo:country="IT"/>
    </style:style>
    <style:style style:name="T1574" style:parent-style-name="Policepardéfaut" style:family="text">
      <style:text-properties fo:language="it" fo:country="IT"/>
    </style:style>
    <style:style style:name="T1575" style:parent-style-name="Policepardéfaut" style:family="text">
      <style:text-properties fo:language="it" fo:country="IT"/>
    </style:style>
    <style:style style:name="T1576" style:parent-style-name="Policepardéfaut" style:family="text">
      <style:text-properties fo:language="it" fo:country="IT"/>
    </style:style>
    <style:style style:name="T1577" style:parent-style-name="Policepardéfaut" style:family="text">
      <style:text-properties fo:language="it" fo:country="IT"/>
    </style:style>
    <style:style style:name="T1578" style:parent-style-name="Policepardéfaut" style:family="text">
      <style:text-properties fo:font-weight="bold" style:font-weight-asian="bold" fo:language="it" fo:country="IT"/>
    </style:style>
    <style:style style:name="T1579" style:parent-style-name="Policepardéfaut" style:family="text">
      <style:text-properties fo:language="it" fo:country="IT"/>
    </style:style>
    <style:style style:name="T1580" style:parent-style-name="Policepardéfaut" style:family="text">
      <style:text-properties fo:language="it" fo:country="IT"/>
    </style:style>
    <style:style style:name="T1581" style:parent-style-name="Policepardéfaut" style:family="text">
      <style:text-properties fo:language="it" fo:country="IT"/>
    </style:style>
    <style:style style:name="T1582" style:parent-style-name="Policepardéfaut" style:family="text">
      <style:text-properties fo:language="it" fo:country="IT"/>
    </style:style>
    <style:style style:name="T1583" style:parent-style-name="Policepardéfaut" style:family="text">
      <style:text-properties fo:language="it" fo:country="IT"/>
    </style:style>
    <style:style style:name="T1584" style:parent-style-name="Policepardéfaut" style:family="text">
      <style:text-properties fo:language="it" fo:country="IT"/>
    </style:style>
    <style:style style:name="T1585" style:parent-style-name="Policepardéfaut" style:family="text">
      <style:text-properties fo:language="it" fo:country="IT"/>
    </style:style>
    <style:style style:name="T1586" style:parent-style-name="Policepardéfaut" style:family="text">
      <style:text-properties fo:language="it" fo:country="IT"/>
    </style:style>
    <style:style style:name="T1587" style:parent-style-name="Policepardéfaut" style:family="text">
      <style:text-properties fo:language="it" fo:country="IT"/>
    </style:style>
    <style:style style:name="T1588" style:parent-style-name="Policepardéfaut" style:family="text">
      <style:text-properties fo:language="it" fo:country="IT"/>
    </style:style>
    <style:style style:name="T1589" style:parent-style-name="Policepardéfaut" style:family="text">
      <style:text-properties fo:language="it" fo:country="IT"/>
    </style:style>
    <style:style style:name="T1590" style:parent-style-name="Policepardéfaut" style:family="text">
      <style:text-properties fo:language="it" fo:country="IT"/>
    </style:style>
    <style:style style:name="T1591" style:parent-style-name="Policepardéfaut" style:family="text">
      <style:text-properties fo:font-weight="bold" style:font-weight-asian="bold" fo:language="it" fo:country="IT"/>
    </style:style>
    <style:style style:name="T1592" style:parent-style-name="Policepardéfaut" style:family="text">
      <style:text-properties fo:language="it" fo:country="IT"/>
    </style:style>
    <style:style style:name="T1593" style:parent-style-name="Policepardéfaut" style:family="text">
      <style:text-properties fo:language="it" fo:country="IT"/>
    </style:style>
    <style:style style:name="T1594" style:parent-style-name="Policepardéfaut" style:family="text">
      <style:text-properties fo:language="it" fo:country="IT"/>
    </style:style>
    <style:style style:name="T1595" style:parent-style-name="Policepardéfaut" style:family="text">
      <style:text-properties fo:language="it" fo:country="IT"/>
    </style:style>
    <style:style style:name="T1596" style:parent-style-name="Policepardéfaut" style:family="text">
      <style:text-properties fo:language="it" fo:country="IT"/>
    </style:style>
    <style:style style:name="P1597" style:parent-style-name="Titre2" style:family="paragraph">
      <style:text-properties fo:language="it" fo:country="IT"/>
    </style:style>
    <style:style style:name="T1599" style:parent-style-name="Policepardéfaut" style:family="text">
      <style:text-properties fo:language="it" fo:country="IT"/>
    </style:style>
    <style:style style:name="P1598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1600" style:parent-style-name="Policepardéfaut" style:family="text">
      <style:text-properties fo:font-weight="bold" style:font-weight-asian="bold" fo:language="it" fo:country="IT"/>
    </style:style>
    <style:style style:name="T1601" style:parent-style-name="Policepardéfaut" style:family="text">
      <style:text-properties fo:language="it" fo:country="IT"/>
    </style:style>
    <style:style style:name="T1602" style:parent-style-name="Policepardéfaut" style:family="text">
      <style:text-properties fo:language="it" fo:country="IT"/>
    </style:style>
    <style:style style:name="T1603" style:parent-style-name="Policepardéfaut" style:family="text">
      <style:text-properties fo:language="it" fo:country="IT"/>
    </style:style>
    <style:style style:name="T1604" style:parent-style-name="Policepardéfaut" style:family="text">
      <style:text-properties fo:language="it" fo:country="IT"/>
    </style:style>
    <style:style style:name="T1605" style:parent-style-name="Policepardéfaut" style:family="text">
      <style:text-properties fo:language="it" fo:country="IT"/>
    </style:style>
    <style:style style:name="T1606" style:parent-style-name="Policepardéfaut" style:family="text">
      <style:text-properties fo:language="it" fo:country="IT"/>
    </style:style>
    <style:style style:name="T1607" style:parent-style-name="Policepardéfaut" style:family="text">
      <style:text-properties fo:language="it" fo:country="IT"/>
    </style:style>
    <style:style style:name="T1608" style:parent-style-name="Policepardéfaut" style:family="text">
      <style:text-properties fo:language="it" fo:country="IT"/>
    </style:style>
    <style:style style:name="T1609" style:parent-style-name="Policepardéfaut" style:family="text">
      <style:text-properties fo:language="it" fo:country="IT"/>
    </style:style>
    <style:style style:name="T1610" style:parent-style-name="Policepardéfaut" style:family="text">
      <style:text-properties fo:language="it" fo:country="IT"/>
    </style:style>
    <style:style style:name="T1611" style:parent-style-name="Policepardéfaut" style:family="text">
      <style:text-properties fo:language="it" fo:country="IT"/>
    </style:style>
    <style:style style:name="T1612" style:parent-style-name="Policepardéfaut" style:family="text">
      <style:text-properties fo:font-weight="bold" style:font-weight-asian="bold" fo:language="it" fo:country="IT"/>
    </style:style>
    <style:style style:name="T1613" style:parent-style-name="Policepardéfaut" style:family="text">
      <style:text-properties fo:language="it" fo:country="IT"/>
    </style:style>
    <style:style style:name="T1614" style:parent-style-name="Policepardéfaut" style:family="text">
      <style:text-properties fo:language="it" fo:country="IT"/>
    </style:style>
    <style:style style:name="T1615" style:parent-style-name="Policepardéfaut" style:family="text">
      <style:text-properties fo:language="it" fo:country="IT"/>
    </style:style>
    <style:style style:name="T1616" style:parent-style-name="Policepardéfaut" style:family="text">
      <style:text-properties fo:language="it" fo:country="IT"/>
    </style:style>
    <style:style style:name="T1617" style:parent-style-name="Policepardéfaut" style:family="text">
      <style:text-properties fo:language="it" fo:country="IT"/>
    </style:style>
    <style:style style:name="T1618" style:parent-style-name="Policepardéfaut" style:family="text">
      <style:text-properties fo:language="it" fo:country="IT"/>
    </style:style>
    <style:style style:name="T1619" style:parent-style-name="Policepardéfaut" style:family="text">
      <style:text-properties fo:language="it" fo:country="IT"/>
    </style:style>
    <style:style style:name="T1620" style:parent-style-name="Policepardéfaut" style:family="text">
      <style:text-properties fo:language="it" fo:country="IT"/>
    </style:style>
    <style:style style:name="T1621" style:parent-style-name="Policepardéfaut" style:family="text">
      <style:text-properties fo:language="it" fo:country="IT"/>
    </style:style>
    <style:style style:name="T1622" style:parent-style-name="Policepardéfaut" style:family="text">
      <style:text-properties fo:language="it" fo:country="IT"/>
    </style:style>
    <style:style style:name="T1623" style:parent-style-name="Policepardéfaut" style:family="text">
      <style:text-properties fo:language="it" fo:country="IT"/>
    </style:style>
    <style:style style:name="T1624" style:parent-style-name="Policepardéfaut" style:family="text">
      <style:text-properties fo:language="it" fo:country="IT"/>
    </style:style>
    <style:style style:name="T1625" style:parent-style-name="Policepardéfaut" style:family="text">
      <style:text-properties fo:language="it" fo:country="IT"/>
    </style:style>
    <style:style style:name="T1626" style:parent-style-name="Policepardéfaut" style:family="text">
      <style:text-properties fo:language="it" fo:country="IT"/>
    </style:style>
    <style:style style:name="T1627" style:parent-style-name="Policepardéfaut" style:family="text">
      <style:text-properties fo:language="it" fo:country="IT"/>
    </style:style>
    <style:style style:name="T1628" style:parent-style-name="Policepardéfaut" style:family="text">
      <style:text-properties fo:language="it" fo:country="IT"/>
    </style:style>
    <style:style style:name="T1629" style:parent-style-name="Policepardéfaut" style:family="text">
      <style:text-properties fo:language="it" fo:country="IT"/>
    </style:style>
    <style:style style:name="T1630" style:parent-style-name="Policepardéfaut" style:family="text">
      <style:text-properties fo:font-weight="bold" style:font-weight-asian="bold" fo:language="it" fo:country="IT"/>
    </style:style>
    <style:style style:name="T1631" style:parent-style-name="Policepardéfaut" style:family="text">
      <style:text-properties fo:language="it" fo:country="IT"/>
    </style:style>
    <style:style style:name="T1632" style:parent-style-name="Policepardéfaut" style:family="text">
      <style:text-properties fo:language="it" fo:country="IT"/>
    </style:style>
    <style:style style:name="T1633" style:parent-style-name="Policepardéfaut" style:family="text">
      <style:text-properties fo:language="it" fo:country="IT"/>
    </style:style>
    <style:style style:name="T1634" style:parent-style-name="Policepardéfaut" style:family="text">
      <style:text-properties fo:language="it" fo:country="IT"/>
    </style:style>
    <style:style style:name="T1635" style:parent-style-name="Policepardéfaut" style:family="text">
      <style:text-properties fo:language="it" fo:country="IT"/>
    </style:style>
    <style:style style:name="T1636" style:parent-style-name="Policepardéfaut" style:family="text">
      <style:text-properties fo:font-weight="bold" style:font-weight-asian="bold" fo:language="it" fo:country="IT"/>
    </style:style>
    <style:style style:name="T1637" style:parent-style-name="Policepardéfaut" style:family="text">
      <style:text-properties fo:language="it" fo:country="IT"/>
    </style:style>
    <style:style style:name="T1638" style:parent-style-name="Policepardéfaut" style:family="text">
      <style:text-properties fo:language="it" fo:country="IT"/>
    </style:style>
    <style:style style:name="T1639" style:parent-style-name="Policepardéfaut" style:family="text">
      <style:text-properties fo:language="it" fo:country="IT"/>
    </style:style>
    <style:style style:name="T1640" style:parent-style-name="Policepardéfaut" style:family="text">
      <style:text-properties fo:language="it" fo:country="IT"/>
    </style:style>
    <style:style style:name="T1641" style:parent-style-name="Policepardéfaut" style:family="text">
      <style:text-properties fo:language="it" fo:country="IT"/>
    </style:style>
    <style:style style:name="T1642" style:parent-style-name="Policepardéfaut" style:family="text">
      <style:text-properties fo:language="it" fo:country="IT"/>
    </style:style>
    <style:style style:name="T1643" style:parent-style-name="Policepardéfaut" style:family="text">
      <style:text-properties fo:language="it" fo:country="IT"/>
    </style:style>
    <style:style style:name="T1644" style:parent-style-name="Policepardéfaut" style:family="text">
      <style:text-properties fo:language="it" fo:country="IT"/>
    </style:style>
    <style:style style:name="T1645" style:parent-style-name="Policepardéfaut" style:family="text">
      <style:text-properties fo:language="it" fo:country="IT"/>
    </style:style>
    <style:style style:name="T1646" style:parent-style-name="Policepardéfaut" style:family="text">
      <style:text-properties fo:language="it" fo:country="IT"/>
    </style:style>
    <style:style style:name="T1647" style:parent-style-name="Policepardéfaut" style:family="text">
      <style:text-properties fo:language="it" fo:country="IT"/>
    </style:style>
    <style:style style:name="T1648" style:parent-style-name="Policepardéfaut" style:family="text">
      <style:text-properties fo:language="it" fo:country="IT"/>
    </style:style>
    <style:style style:name="T1649" style:parent-style-name="Policepardéfaut" style:family="text">
      <style:text-properties fo:font-weight="bold" style:font-weight-asian="bold" fo:language="it" fo:country="IT"/>
    </style:style>
    <style:style style:name="T1650" style:parent-style-name="Policepardéfaut" style:family="text">
      <style:text-properties fo:language="it" fo:country="IT"/>
    </style:style>
    <style:style style:name="T1651" style:parent-style-name="Policepardéfaut" style:family="text">
      <style:text-properties fo:language="it" fo:country="IT"/>
    </style:style>
    <style:style style:name="T1652" style:parent-style-name="Policepardéfaut" style:family="text">
      <style:text-properties fo:language="it" fo:country="IT"/>
    </style:style>
    <style:style style:name="T1653" style:parent-style-name="Policepardéfaut" style:family="text">
      <style:text-properties fo:language="it" fo:country="IT"/>
    </style:style>
    <style:style style:name="T1654" style:parent-style-name="Policepardéfaut" style:family="text">
      <style:text-properties fo:language="it" fo:country="IT"/>
    </style:style>
    <style:style style:name="T1655" style:parent-style-name="Policepardéfaut" style:family="text">
      <style:text-properties fo:language="it" fo:country="IT"/>
    </style:style>
    <style:style style:name="T1656" style:parent-style-name="Policepardéfaut" style:family="text">
      <style:text-properties fo:font-weight="bold" style:font-weight-asian="bold" fo:language="it" fo:country="IT"/>
    </style:style>
    <style:style style:name="T1657" style:parent-style-name="Policepardéfaut" style:family="text">
      <style:text-properties fo:language="it" fo:country="IT"/>
    </style:style>
    <style:style style:name="T1658" style:parent-style-name="Policepardéfaut" style:family="text">
      <style:text-properties fo:language="it" fo:country="IT"/>
    </style:style>
    <style:style style:name="T1660" style:parent-style-name="Policepardéfaut" style:family="text">
      <style:text-properties fo:language="it" fo:country="IT"/>
    </style:style>
    <style:style style:name="P1659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1661" style:parent-style-name="Policepardéfaut" style:family="text">
      <style:text-properties fo:font-weight="bold" style:font-weight-asian="bold" fo:language="it" fo:country="IT"/>
    </style:style>
    <style:style style:name="T1662" style:parent-style-name="Policepardéfaut" style:family="text">
      <style:text-properties fo:language="it" fo:country="IT"/>
    </style:style>
    <style:style style:name="T1663" style:parent-style-name="Policepardéfaut" style:family="text">
      <style:text-properties fo:language="it" fo:country="IT"/>
    </style:style>
    <style:style style:name="T1664" style:parent-style-name="Policepardéfaut" style:family="text">
      <style:text-properties fo:language="it" fo:country="IT"/>
    </style:style>
    <style:style style:name="T1665" style:parent-style-name="Policepardéfaut" style:family="text">
      <style:text-properties fo:language="it" fo:country="IT"/>
    </style:style>
    <style:style style:name="T1666" style:parent-style-name="Policepardéfaut" style:family="text">
      <style:text-properties fo:language="it" fo:country="IT"/>
    </style:style>
    <style:style style:name="T1667" style:parent-style-name="Policepardéfaut" style:family="text">
      <style:text-properties fo:language="it" fo:country="IT"/>
    </style:style>
    <style:style style:name="T1668" style:parent-style-name="Policepardéfaut" style:family="text">
      <style:text-properties fo:language="it" fo:country="IT"/>
    </style:style>
    <style:style style:name="T1669" style:parent-style-name="Policepardéfaut" style:family="text">
      <style:text-properties fo:language="it" fo:country="IT"/>
    </style:style>
    <style:style style:name="T1670" style:parent-style-name="Policepardéfaut" style:family="text">
      <style:text-properties fo:language="it" fo:country="IT"/>
    </style:style>
    <style:style style:name="T1671" style:parent-style-name="Policepardéfaut" style:family="text">
      <style:text-properties fo:language="it" fo:country="IT"/>
    </style:style>
    <style:style style:name="T1672" style:parent-style-name="Policepardéfaut" style:family="text">
      <style:text-properties fo:language="it" fo:country="IT"/>
    </style:style>
    <style:style style:name="T1673" style:parent-style-name="Policepardéfaut" style:family="text">
      <style:text-properties fo:language="it" fo:country="IT"/>
    </style:style>
    <style:style style:name="T1674" style:parent-style-name="Policepardéfaut" style:family="text">
      <style:text-properties fo:language="it" fo:country="IT"/>
    </style:style>
    <style:style style:name="T1675" style:parent-style-name="Policepardéfaut" style:family="text">
      <style:text-properties fo:language="it" fo:country="IT"/>
    </style:style>
    <style:style style:name="T1676" style:parent-style-name="Policepardéfaut" style:family="text">
      <style:text-properties fo:language="it" fo:country="IT"/>
    </style:style>
    <style:style style:name="T1677" style:parent-style-name="Policepardéfaut" style:family="text">
      <style:text-properties fo:language="it" fo:country="IT"/>
    </style:style>
    <style:style style:name="T1678" style:parent-style-name="Policepardéfaut" style:family="text">
      <style:text-properties fo:font-weight="bold" style:font-weight-asian="bold" fo:language="it" fo:country="IT"/>
    </style:style>
    <style:style style:name="T1679" style:parent-style-name="Policepardéfaut" style:family="text">
      <style:text-properties fo:language="it" fo:country="IT"/>
    </style:style>
    <style:style style:name="T1680" style:parent-style-name="Policepardéfaut" style:family="text">
      <style:text-properties fo:language="it" fo:country="IT"/>
    </style:style>
    <style:style style:name="T1681" style:parent-style-name="Policepardéfaut" style:family="text">
      <style:text-properties fo:language="it" fo:country="IT"/>
    </style:style>
    <style:style style:name="T1682" style:parent-style-name="Policepardéfaut" style:family="text">
      <style:text-properties fo:language="it" fo:country="IT"/>
    </style:style>
    <style:style style:name="T1683" style:parent-style-name="Policepardéfaut" style:family="text">
      <style:text-properties fo:language="it" fo:country="IT"/>
    </style:style>
    <style:style style:name="T1684" style:parent-style-name="Policepardéfaut" style:family="text">
      <style:text-properties fo:language="it" fo:country="IT"/>
    </style:style>
    <style:style style:name="T1685" style:parent-style-name="Policepardéfaut" style:family="text">
      <style:text-properties fo:language="it" fo:country="IT"/>
    </style:style>
    <style:style style:name="T1686" style:parent-style-name="Policepardéfaut" style:family="text">
      <style:text-properties fo:language="it" fo:country="IT"/>
    </style:style>
    <style:style style:name="T1687" style:parent-style-name="Policepardéfaut" style:family="text">
      <style:text-properties fo:language="it" fo:country="IT"/>
    </style:style>
    <style:style style:name="T1688" style:parent-style-name="Policepardéfaut" style:family="text">
      <style:text-properties fo:language="it" fo:country="IT"/>
    </style:style>
    <style:style style:name="T1689" style:parent-style-name="Policepardéfaut" style:family="text">
      <style:text-properties fo:language="it" fo:country="IT"/>
    </style:style>
    <style:style style:name="T1690" style:parent-style-name="Policepardéfaut" style:family="text">
      <style:text-properties fo:language="it" fo:country="IT"/>
    </style:style>
    <style:style style:name="T1691" style:parent-style-name="Policepardéfaut" style:family="text">
      <style:text-properties fo:font-weight="bold" style:font-weight-asian="bold" fo:language="it" fo:country="IT"/>
    </style:style>
    <style:style style:name="T1692" style:parent-style-name="Policepardéfaut" style:family="text">
      <style:text-properties fo:language="it" fo:country="IT"/>
    </style:style>
    <style:style style:name="T1693" style:parent-style-name="Policepardéfaut" style:family="text">
      <style:text-properties fo:language="it" fo:country="IT"/>
    </style:style>
    <style:style style:name="T1694" style:parent-style-name="Policepardéfaut" style:family="text">
      <style:text-properties fo:language="it" fo:country="IT"/>
    </style:style>
    <style:style style:name="T1695" style:parent-style-name="Policepardéfaut" style:family="text">
      <style:text-properties fo:language="it" fo:country="IT"/>
    </style:style>
    <style:style style:name="T1696" style:parent-style-name="Policepardéfaut" style:family="text">
      <style:text-properties fo:language="it" fo:country="IT"/>
    </style:style>
    <style:style style:name="T1697" style:parent-style-name="Policepardéfaut" style:family="text">
      <style:text-properties fo:language="it" fo:country="IT"/>
    </style:style>
    <style:style style:name="T1698" style:parent-style-name="Policepardéfaut" style:family="text">
      <style:text-properties fo:language="it" fo:country="IT"/>
    </style:style>
    <style:style style:name="T1699" style:parent-style-name="Policepardéfaut" style:family="text">
      <style:text-properties fo:language="it" fo:country="IT"/>
    </style:style>
    <style:style style:name="T1700" style:parent-style-name="Policepardéfaut" style:family="text">
      <style:text-properties fo:font-weight="bold" style:font-weight-asian="bold" fo:language="it" fo:country="IT"/>
    </style:style>
    <style:style style:name="T1701" style:parent-style-name="Policepardéfaut" style:family="text">
      <style:text-properties fo:language="it" fo:country="IT"/>
    </style:style>
    <style:style style:name="T1703" style:parent-style-name="Policepardéfaut" style:family="text">
      <style:text-properties fo:language="it" fo:country="IT"/>
    </style:style>
    <style:style style:name="P1702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1704" style:parent-style-name="Policepardéfaut" style:family="text">
      <style:text-properties fo:font-weight="bold" style:font-weight-asian="bold" fo:language="it" fo:country="IT"/>
    </style:style>
    <style:style style:name="T1705" style:parent-style-name="Policepardéfaut" style:family="text">
      <style:text-properties fo:language="it" fo:country="IT"/>
    </style:style>
    <style:style style:name="T1706" style:parent-style-name="Policepardéfaut" style:family="text">
      <style:text-properties fo:language="it" fo:country="IT"/>
    </style:style>
    <style:style style:name="T1707" style:parent-style-name="Policepardéfaut" style:family="text">
      <style:text-properties fo:language="it" fo:country="IT"/>
    </style:style>
    <style:style style:name="T1708" style:parent-style-name="Policepardéfaut" style:family="text">
      <style:text-properties fo:language="it" fo:country="IT"/>
    </style:style>
    <style:style style:name="T1709" style:parent-style-name="Policepardéfaut" style:family="text">
      <style:text-properties fo:language="it" fo:country="IT"/>
    </style:style>
    <style:style style:name="T1710" style:parent-style-name="Policepardéfaut" style:family="text">
      <style:text-properties fo:language="it" fo:country="IT"/>
    </style:style>
    <style:style style:name="T1711" style:parent-style-name="Policepardéfaut" style:family="text">
      <style:text-properties fo:language="it" fo:country="IT"/>
    </style:style>
    <style:style style:name="T1712" style:parent-style-name="Policepardéfaut" style:family="text">
      <style:text-properties fo:language="it" fo:country="IT"/>
    </style:style>
    <style:style style:name="T1713" style:parent-style-name="Policepardéfaut" style:family="text">
      <style:text-properties fo:language="it" fo:country="IT"/>
    </style:style>
    <style:style style:name="T1714" style:parent-style-name="Policepardéfaut" style:family="text">
      <style:text-properties fo:font-weight="bold" style:font-weight-asian="bold" fo:language="it" fo:country="IT"/>
    </style:style>
    <style:style style:name="T1715" style:parent-style-name="Policepardéfaut" style:family="text">
      <style:text-properties fo:language="it" fo:country="IT"/>
    </style:style>
    <style:style style:name="T1716" style:parent-style-name="Policepardéfaut" style:family="text">
      <style:text-properties fo:language="it" fo:country="IT"/>
    </style:style>
    <style:style style:name="T1718" style:parent-style-name="Policepardéfaut" style:family="text">
      <style:text-properties fo:language="it" fo:country="IT"/>
    </style:style>
    <style:style style:name="P1717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1719" style:parent-style-name="Policepardéfaut" style:family="text">
      <style:text-properties fo:font-weight="bold" style:font-weight-asian="bold" fo:language="it" fo:country="IT"/>
    </style:style>
    <style:style style:name="T1720" style:parent-style-name="Policepardéfaut" style:family="text">
      <style:text-properties fo:language="it" fo:country="IT"/>
    </style:style>
    <style:style style:name="T1721" style:parent-style-name="Policepardéfaut" style:family="text">
      <style:text-properties fo:language="it" fo:country="IT"/>
    </style:style>
    <style:style style:name="T1722" style:parent-style-name="Policepardéfaut" style:family="text">
      <style:text-properties fo:language="it" fo:country="IT"/>
    </style:style>
    <style:style style:name="T1723" style:parent-style-name="Policepardéfaut" style:family="text">
      <style:text-properties fo:language="it" fo:country="IT"/>
    </style:style>
    <style:style style:name="T1724" style:parent-style-name="Policepardéfaut" style:family="text">
      <style:text-properties fo:language="it" fo:country="IT"/>
    </style:style>
    <style:style style:name="T1725" style:parent-style-name="Policepardéfaut" style:family="text">
      <style:text-properties fo:language="it" fo:country="IT"/>
    </style:style>
    <style:style style:name="T1726" style:parent-style-name="Policepardéfaut" style:family="text">
      <style:text-properties fo:language="it" fo:country="IT"/>
    </style:style>
    <style:style style:name="T1727" style:parent-style-name="Policepardéfaut" style:family="text">
      <style:text-properties fo:language="it" fo:country="IT"/>
    </style:style>
    <style:style style:name="T1728" style:parent-style-name="Policepardéfaut" style:family="text">
      <style:text-properties fo:language="it" fo:country="IT"/>
    </style:style>
    <style:style style:name="T1729" style:parent-style-name="Policepardéfaut" style:family="text">
      <style:text-properties fo:language="it" fo:country="IT"/>
    </style:style>
    <style:style style:name="T1730" style:parent-style-name="Policepardéfaut" style:family="text">
      <style:text-properties fo:language="it" fo:country="IT"/>
    </style:style>
    <style:style style:name="T1731" style:parent-style-name="Policepardéfaut" style:family="text">
      <style:text-properties fo:language="it" fo:country="IT"/>
    </style:style>
    <style:style style:name="T1732" style:parent-style-name="Policepardéfaut" style:family="text">
      <style:text-properties fo:language="it" fo:country="IT"/>
    </style:style>
    <style:style style:name="T1733" style:parent-style-name="Policepardéfaut" style:family="text">
      <style:text-properties fo:language="it" fo:country="IT"/>
    </style:style>
    <style:style style:name="T1734" style:parent-style-name="Policepardéfaut" style:family="text">
      <style:text-properties fo:language="it" fo:country="IT"/>
    </style:style>
    <style:style style:name="T1735" style:parent-style-name="Policepardéfaut" style:family="text">
      <style:text-properties fo:language="it" fo:country="IT"/>
    </style:style>
    <style:style style:name="T1736" style:parent-style-name="Policepardéfaut" style:family="text">
      <style:text-properties fo:language="it" fo:country="IT"/>
    </style:style>
    <style:style style:name="T1737" style:parent-style-name="Policepardéfaut" style:family="text">
      <style:text-properties fo:language="it" fo:country="IT"/>
    </style:style>
    <style:style style:name="T1738" style:parent-style-name="Policepardéfaut" style:family="text">
      <style:text-properties fo:language="it" fo:country="IT"/>
    </style:style>
    <style:style style:name="T1739" style:parent-style-name="Policepardéfaut" style:family="text">
      <style:text-properties fo:language="it" fo:country="IT"/>
    </style:style>
    <style:style style:name="T1740" style:parent-style-name="Policepardéfaut" style:family="text">
      <style:text-properties fo:language="it" fo:country="IT"/>
    </style:style>
    <style:style style:name="T1741" style:parent-style-name="Policepardéfaut" style:family="text">
      <style:text-properties fo:language="it" fo:country="IT"/>
    </style:style>
    <style:style style:name="T1742" style:parent-style-name="Policepardéfaut" style:family="text">
      <style:text-properties fo:language="it" fo:country="IT"/>
    </style:style>
    <style:style style:name="T1743" style:parent-style-name="Policepardéfaut" style:family="text">
      <style:text-properties fo:language="it" fo:country="IT"/>
    </style:style>
    <style:style style:name="T1744" style:parent-style-name="Policepardéfaut" style:family="text">
      <style:text-properties fo:font-weight="bold" style:font-weight-asian="bold" fo:language="it" fo:country="IT"/>
    </style:style>
    <style:style style:name="T1745" style:parent-style-name="Policepardéfaut" style:family="text">
      <style:text-properties fo:language="it" fo:country="IT"/>
    </style:style>
    <style:style style:name="T1746" style:parent-style-name="Policepardéfaut" style:family="text">
      <style:text-properties fo:language="it" fo:country="IT"/>
    </style:style>
    <style:style style:name="T1747" style:parent-style-name="Policepardéfaut" style:family="text">
      <style:text-properties fo:language="it" fo:country="IT"/>
    </style:style>
    <style:style style:name="T1748" style:parent-style-name="Policepardéfaut" style:family="text">
      <style:text-properties fo:font-weight="bold" style:font-weight-asian="bold" fo:language="it" fo:country="IT"/>
    </style:style>
    <style:style style:name="T1749" style:parent-style-name="Policepardéfaut" style:family="text">
      <style:text-properties fo:language="it" fo:country="IT"/>
    </style:style>
    <style:style style:name="T1750" style:parent-style-name="Policepardéfaut" style:family="text">
      <style:text-properties fo:language="it" fo:country="IT"/>
    </style:style>
    <style:style style:name="T1752" style:parent-style-name="Policepardéfaut" style:family="text">
      <style:text-properties fo:language="it" fo:country="IT"/>
    </style:style>
    <style:style style:name="P1751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1753" style:parent-style-name="Policepardéfaut" style:family="text">
      <style:text-properties fo:font-weight="bold" style:font-weight-asian="bold" fo:language="it" fo:country="IT"/>
    </style:style>
    <style:style style:name="T1754" style:parent-style-name="Policepardéfaut" style:family="text">
      <style:text-properties fo:language="it" fo:country="IT"/>
    </style:style>
    <style:style style:name="T1755" style:parent-style-name="Policepardéfaut" style:family="text">
      <style:text-properties fo:language="it" fo:country="IT"/>
    </style:style>
    <style:style style:name="T1756" style:parent-style-name="Policepardéfaut" style:family="text">
      <style:text-properties fo:language="it" fo:country="IT"/>
    </style:style>
    <style:style style:name="T1757" style:parent-style-name="Policepardéfaut" style:family="text">
      <style:text-properties fo:language="it" fo:country="IT"/>
    </style:style>
    <style:style style:name="T1758" style:parent-style-name="Policepardéfaut" style:family="text">
      <style:text-properties fo:language="it" fo:country="IT"/>
    </style:style>
    <style:style style:name="T1759" style:parent-style-name="Policepardéfaut" style:family="text">
      <style:text-properties fo:language="it" fo:country="IT"/>
    </style:style>
    <style:style style:name="T1760" style:parent-style-name="Policepardéfaut" style:family="text">
      <style:text-properties fo:language="it" fo:country="IT"/>
    </style:style>
    <style:style style:name="T1761" style:parent-style-name="Policepardéfaut" style:family="text">
      <style:text-properties fo:language="it" fo:country="IT"/>
    </style:style>
    <style:style style:name="T1762" style:parent-style-name="Policepardéfaut" style:family="text">
      <style:text-properties fo:language="it" fo:country="IT"/>
    </style:style>
    <style:style style:name="T1763" style:parent-style-name="Policepardéfaut" style:family="text">
      <style:text-properties fo:language="it" fo:country="IT"/>
    </style:style>
    <style:style style:name="T1764" style:parent-style-name="Policepardéfaut" style:family="text">
      <style:text-properties fo:language="it" fo:country="IT"/>
    </style:style>
    <style:style style:name="T1765" style:parent-style-name="Policepardéfaut" style:family="text">
      <style:text-properties fo:language="it" fo:country="IT"/>
    </style:style>
    <style:style style:name="T1766" style:parent-style-name="Policepardéfaut" style:family="text">
      <style:text-properties fo:language="it" fo:country="IT"/>
    </style:style>
    <style:style style:name="T1767" style:parent-style-name="Policepardéfaut" style:family="text">
      <style:text-properties fo:language="it" fo:country="IT"/>
    </style:style>
    <style:style style:name="T1768" style:parent-style-name="Policepardéfaut" style:family="text">
      <style:text-properties fo:language="it" fo:country="IT"/>
    </style:style>
    <style:style style:name="T1769" style:parent-style-name="Policepardéfaut" style:family="text">
      <style:text-properties fo:language="it" fo:country="IT"/>
    </style:style>
    <style:style style:name="T1770" style:parent-style-name="Policepardéfaut" style:family="text">
      <style:text-properties fo:language="it" fo:country="IT"/>
    </style:style>
    <style:style style:name="T1771" style:parent-style-name="Policepardéfaut" style:family="text">
      <style:text-properties fo:language="it" fo:country="IT"/>
    </style:style>
    <style:style style:name="T1772" style:parent-style-name="Policepardéfaut" style:family="text">
      <style:text-properties fo:language="it" fo:country="IT"/>
    </style:style>
    <style:style style:name="T1773" style:parent-style-name="Policepardéfaut" style:family="text">
      <style:text-properties fo:language="it" fo:country="IT"/>
    </style:style>
    <style:style style:name="T1774" style:parent-style-name="Policepardéfaut" style:family="text">
      <style:text-properties fo:font-weight="bold" style:font-weight-asian="bold" fo:language="it" fo:country="IT"/>
    </style:style>
    <style:style style:name="T1775" style:parent-style-name="Policepardéfaut" style:family="text">
      <style:text-properties fo:language="it" fo:country="IT"/>
    </style:style>
    <style:style style:name="T1776" style:parent-style-name="Policepardéfaut" style:family="text">
      <style:text-properties fo:language="it" fo:country="IT"/>
    </style:style>
    <style:style style:name="T1777" style:parent-style-name="Policepardéfaut" style:family="text">
      <style:text-properties fo:language="it" fo:country="IT"/>
    </style:style>
    <style:style style:name="T1778" style:parent-style-name="Policepardéfaut" style:family="text">
      <style:text-properties fo:language="it" fo:country="IT"/>
    </style:style>
    <style:style style:name="T1779" style:parent-style-name="Policepardéfaut" style:family="text">
      <style:text-properties fo:language="it" fo:country="IT"/>
    </style:style>
    <style:style style:name="T1780" style:parent-style-name="Policepardéfaut" style:family="text">
      <style:text-properties fo:font-weight="bold" style:font-weight-asian="bold" fo:language="it" fo:country="IT"/>
    </style:style>
    <style:style style:name="T1781" style:parent-style-name="Policepardéfaut" style:family="text">
      <style:text-properties fo:language="it" fo:country="IT"/>
    </style:style>
    <style:style style:name="T1782" style:parent-style-name="Policepardéfaut" style:family="text">
      <style:text-properties fo:language="it" fo:country="IT"/>
    </style:style>
    <style:style style:name="T1783" style:parent-style-name="Policepardéfaut" style:family="text">
      <style:text-properties fo:language="it" fo:country="IT"/>
    </style:style>
    <style:style style:name="T1784" style:parent-style-name="Policepardéfaut" style:family="text">
      <style:text-properties fo:language="it" fo:country="IT"/>
    </style:style>
    <style:style style:name="T1785" style:parent-style-name="Policepardéfaut" style:family="text">
      <style:text-properties fo:language="it" fo:country="IT"/>
    </style:style>
    <style:style style:name="T1786" style:parent-style-name="Policepardéfaut" style:family="text">
      <style:text-properties fo:language="it" fo:country="IT"/>
    </style:style>
    <style:style style:name="T1787" style:parent-style-name="Policepardéfaut" style:family="text">
      <style:text-properties fo:language="it" fo:country="IT"/>
    </style:style>
    <style:style style:name="T1788" style:parent-style-name="Policepardéfaut" style:family="text">
      <style:text-properties fo:language="it" fo:country="IT"/>
    </style:style>
    <style:style style:name="T1789" style:parent-style-name="Policepardéfaut" style:family="text">
      <style:text-properties fo:language="it" fo:country="IT"/>
    </style:style>
    <style:style style:name="T1790" style:parent-style-name="Policepardéfaut" style:family="text">
      <style:text-properties fo:language="it" fo:country="IT"/>
    </style:style>
    <style:style style:name="T1791" style:parent-style-name="Policepardéfaut" style:family="text">
      <style:text-properties fo:font-weight="bold" style:font-weight-asian="bold" fo:language="it" fo:country="IT"/>
    </style:style>
    <style:style style:name="T1792" style:parent-style-name="Policepardéfaut" style:family="text">
      <style:text-properties fo:language="it" fo:country="IT"/>
    </style:style>
    <style:style style:name="T1793" style:parent-style-name="Policepardéfaut" style:family="text">
      <style:text-properties fo:language="it" fo:country="IT"/>
    </style:style>
    <style:style style:name="T1794" style:parent-style-name="Policepardéfaut" style:family="text">
      <style:text-properties fo:language="it" fo:country="IT"/>
    </style:style>
    <style:style style:name="T1795" style:parent-style-name="Policepardéfaut" style:family="text">
      <style:text-properties fo:language="it" fo:country="IT"/>
    </style:style>
    <style:style style:name="T1796" style:parent-style-name="Policepardéfaut" style:family="text">
      <style:text-properties fo:language="it" fo:country="IT"/>
    </style:style>
    <style:style style:name="T1797" style:parent-style-name="Policepardéfaut" style:family="text">
      <style:text-properties fo:language="it" fo:country="IT"/>
    </style:style>
    <style:style style:name="T1798" style:parent-style-name="Policepardéfaut" style:family="text">
      <style:text-properties fo:font-weight="bold" style:font-weight-asian="bold" fo:language="it" fo:country="IT"/>
    </style:style>
    <style:style style:name="T1799" style:parent-style-name="Policepardéfaut" style:family="text">
      <style:text-properties fo:language="it" fo:country="IT"/>
    </style:style>
    <style:style style:name="T1800" style:parent-style-name="Policepardéfaut" style:family="text">
      <style:text-properties fo:font-weight="bold" style:font-weight-asian="bold" fo:language="it" fo:country="IT"/>
    </style:style>
    <style:style style:name="T1801" style:parent-style-name="Policepardéfaut" style:family="text">
      <style:text-properties fo:language="it" fo:country="IT"/>
    </style:style>
    <style:style style:name="T1802" style:parent-style-name="Policepardéfaut" style:family="text">
      <style:text-properties fo:language="it" fo:country="IT"/>
    </style:style>
    <style:style style:name="T1804" style:parent-style-name="Policepardéfaut" style:family="text">
      <style:text-properties fo:language="it" fo:country="IT"/>
    </style:style>
    <style:style style:name="P1803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1805" style:parent-style-name="Policepardéfaut" style:family="text">
      <style:text-properties fo:font-weight="bold" style:font-weight-asian="bold" fo:language="it" fo:country="IT"/>
    </style:style>
    <style:style style:name="T1806" style:parent-style-name="Policepardéfaut" style:family="text">
      <style:text-properties fo:language="it" fo:country="IT"/>
    </style:style>
    <style:style style:name="T1807" style:parent-style-name="Policepardéfaut" style:family="text">
      <style:text-properties fo:language="it" fo:country="IT"/>
    </style:style>
    <style:style style:name="T1808" style:parent-style-name="Policepardéfaut" style:family="text">
      <style:text-properties fo:language="it" fo:country="IT"/>
    </style:style>
    <style:style style:name="T1809" style:parent-style-name="Policepardéfaut" style:family="text">
      <style:text-properties fo:language="it" fo:country="IT"/>
    </style:style>
    <style:style style:name="T1810" style:parent-style-name="Policepardéfaut" style:family="text">
      <style:text-properties fo:language="it" fo:country="IT"/>
    </style:style>
    <style:style style:name="T1811" style:parent-style-name="Policepardéfaut" style:family="text">
      <style:text-properties fo:font-weight="bold" style:font-weight-asian="bold" fo:language="it" fo:country="IT"/>
    </style:style>
    <style:style style:name="T1812" style:parent-style-name="Policepardéfaut" style:family="text">
      <style:text-properties fo:language="it" fo:country="IT"/>
    </style:style>
    <style:style style:name="T1813" style:parent-style-name="Policepardéfaut" style:family="text">
      <style:text-properties fo:language="it" fo:country="IT"/>
    </style:style>
    <style:style style:name="T1814" style:parent-style-name="Policepardéfaut" style:family="text">
      <style:text-properties fo:language="it" fo:country="IT"/>
    </style:style>
    <style:style style:name="T1815" style:parent-style-name="Policepardéfaut" style:family="text">
      <style:text-properties fo:language="it" fo:country="IT"/>
    </style:style>
    <style:style style:name="T1816" style:parent-style-name="Policepardéfaut" style:family="text">
      <style:text-properties fo:font-weight="bold" style:font-weight-asian="bold" fo:language="it" fo:country="IT"/>
    </style:style>
    <style:style style:name="T1817" style:parent-style-name="Policepardéfaut" style:family="text">
      <style:text-properties fo:language="it" fo:country="IT"/>
    </style:style>
    <style:style style:name="T1818" style:parent-style-name="Policepardéfaut" style:family="text">
      <style:text-properties fo:language="it" fo:country="IT"/>
    </style:style>
    <style:style style:name="T1819" style:parent-style-name="Policepardéfaut" style:family="text">
      <style:text-properties fo:language="it" fo:country="IT"/>
    </style:style>
    <style:style style:name="T1820" style:parent-style-name="Policepardéfaut" style:family="text">
      <style:text-properties fo:language="it" fo:country="IT"/>
    </style:style>
    <style:style style:name="T1821" style:parent-style-name="Policepardéfaut" style:family="text">
      <style:text-properties fo:language="it" fo:country="IT"/>
    </style:style>
    <style:style style:name="T1822" style:parent-style-name="Policepardéfaut" style:family="text">
      <style:text-properties fo:language="it" fo:country="IT"/>
    </style:style>
    <style:style style:name="T1823" style:parent-style-name="Policepardéfaut" style:family="text">
      <style:text-properties fo:language="it" fo:country="IT"/>
    </style:style>
    <style:style style:name="T1824" style:parent-style-name="Policepardéfaut" style:family="text">
      <style:text-properties fo:language="it" fo:country="IT"/>
    </style:style>
    <style:style style:name="T1825" style:parent-style-name="Policepardéfaut" style:family="text">
      <style:text-properties fo:font-weight="bold" style:font-weight-asian="bold" fo:language="it" fo:country="IT"/>
    </style:style>
    <style:style style:name="T1826" style:parent-style-name="Policepardéfaut" style:family="text">
      <style:text-properties fo:language="it" fo:country="IT"/>
    </style:style>
    <style:style style:name="T1827" style:parent-style-name="Policepardéfaut" style:family="text">
      <style:text-properties fo:language="it" fo:country="IT"/>
    </style:style>
    <style:style style:name="T1828" style:parent-style-name="Policepardéfaut" style:family="text">
      <style:text-properties fo:language="it" fo:country="IT"/>
    </style:style>
    <style:style style:name="T1829" style:parent-style-name="Policepardéfaut" style:family="text">
      <style:text-properties fo:language="it" fo:country="IT"/>
    </style:style>
    <style:style style:name="T1830" style:parent-style-name="Policepardéfaut" style:family="text">
      <style:text-properties fo:font-weight="bold" style:font-weight-asian="bold" fo:language="it" fo:country="IT"/>
    </style:style>
    <style:style style:name="T1831" style:parent-style-name="Policepardéfaut" style:family="text">
      <style:text-properties fo:language="it" fo:country="IT"/>
    </style:style>
    <style:style style:name="T1832" style:parent-style-name="Policepardéfaut" style:family="text">
      <style:text-properties fo:language="it" fo:country="IT"/>
    </style:style>
    <style:style style:name="T1833" style:parent-style-name="Policepardéfaut" style:family="text">
      <style:text-properties fo:language="it" fo:country="IT"/>
    </style:style>
    <style:style style:name="T1834" style:parent-style-name="Policepardéfaut" style:family="text">
      <style:text-properties fo:language="it" fo:country="IT"/>
    </style:style>
    <style:style style:name="T1835" style:parent-style-name="Policepardéfaut" style:family="text">
      <style:text-properties fo:language="it" fo:country="IT"/>
    </style:style>
    <style:style style:name="T1836" style:parent-style-name="Policepardéfaut" style:family="text">
      <style:text-properties fo:language="it" fo:country="IT"/>
    </style:style>
    <style:style style:name="T1837" style:parent-style-name="Policepardéfaut" style:family="text">
      <style:text-properties fo:language="it" fo:country="IT"/>
    </style:style>
    <style:style style:name="T1838" style:parent-style-name="Policepardéfaut" style:family="text">
      <style:text-properties fo:language="it" fo:country="IT"/>
    </style:style>
    <style:style style:name="T1839" style:parent-style-name="Policepardéfaut" style:family="text">
      <style:text-properties fo:language="it" fo:country="IT"/>
    </style:style>
    <style:style style:name="T1840" style:parent-style-name="Policepardéfaut" style:family="text">
      <style:text-properties fo:language="it" fo:country="IT"/>
    </style:style>
    <style:style style:name="T1841" style:parent-style-name="Policepardéfaut" style:family="text">
      <style:text-properties fo:font-weight="bold" style:font-weight-asian="bold" fo:language="it" fo:country="IT"/>
    </style:style>
    <style:style style:name="T1842" style:parent-style-name="Policepardéfaut" style:family="text">
      <style:text-properties fo:language="it" fo:country="IT"/>
    </style:style>
    <style:style style:name="T1843" style:parent-style-name="Policepardéfaut" style:family="text">
      <style:text-properties fo:language="it" fo:country="IT"/>
    </style:style>
    <style:style style:name="T1844" style:parent-style-name="Policepardéfaut" style:family="text">
      <style:text-properties fo:language="it" fo:country="IT"/>
    </style:style>
    <style:style style:name="T1845" style:parent-style-name="Policepardéfaut" style:family="text">
      <style:text-properties fo:language="it" fo:country="IT"/>
    </style:style>
    <style:style style:name="T1846" style:parent-style-name="Policepardéfaut" style:family="text">
      <style:text-properties fo:language="it" fo:country="IT"/>
    </style:style>
    <style:style style:name="T1847" style:parent-style-name="Policepardéfaut" style:family="text">
      <style:text-properties fo:language="it" fo:country="IT"/>
    </style:style>
    <style:style style:name="T1848" style:parent-style-name="Policepardéfaut" style:family="text">
      <style:text-properties fo:language="it" fo:country="IT"/>
    </style:style>
    <style:style style:name="T1849" style:parent-style-name="Policepardéfaut" style:family="text">
      <style:text-properties fo:language="it" fo:country="IT"/>
    </style:style>
    <style:style style:name="T1850" style:parent-style-name="Policepardéfaut" style:family="text">
      <style:text-properties fo:language="it" fo:country="IT"/>
    </style:style>
    <style:style style:name="T1851" style:parent-style-name="Policepardéfaut" style:family="text">
      <style:text-properties fo:language="it" fo:country="IT"/>
    </style:style>
    <style:style style:name="T1852" style:parent-style-name="Policepardéfaut" style:family="text">
      <style:text-properties fo:language="it" fo:country="IT"/>
    </style:style>
    <style:style style:name="T1853" style:parent-style-name="Policepardéfaut" style:family="text">
      <style:text-properties fo:language="it" fo:country="IT"/>
    </style:style>
    <style:style style:name="T1854" style:parent-style-name="Policepardéfaut" style:family="text">
      <style:text-properties fo:language="it" fo:country="IT"/>
    </style:style>
    <style:style style:name="T1855" style:parent-style-name="Policepardéfaut" style:family="text">
      <style:text-properties fo:language="it" fo:country="IT"/>
    </style:style>
    <style:style style:name="T1856" style:parent-style-name="Policepardéfaut" style:family="text">
      <style:text-properties fo:font-weight="bold" style:font-weight-asian="bold" fo:language="it" fo:country="IT"/>
    </style:style>
    <style:style style:name="T1857" style:parent-style-name="Policepardéfaut" style:family="text">
      <style:text-properties fo:language="it" fo:country="IT"/>
    </style:style>
    <style:style style:name="T1858" style:parent-style-name="Policepardéfaut" style:family="text">
      <style:text-properties fo:font-weight="bold" style:font-weight-asian="bold" fo:language="it" fo:country="IT"/>
    </style:style>
    <style:style style:name="T1859" style:parent-style-name="Policepardéfaut" style:family="text">
      <style:text-properties fo:language="it" fo:country="IT"/>
    </style:style>
    <style:style style:name="T1860" style:parent-style-name="Policepardéfaut" style:family="text">
      <style:text-properties fo:language="it" fo:country="IT"/>
    </style:style>
    <style:style style:name="T1861" style:parent-style-name="Policepardéfaut" style:family="text">
      <style:text-properties fo:language="it" fo:country="IT"/>
    </style:style>
    <style:style style:name="T1862" style:parent-style-name="Policepardéfaut" style:family="text">
      <style:text-properties fo:font-weight="bold" style:font-weight-asian="bold" fo:language="it" fo:country="IT"/>
    </style:style>
    <style:style style:name="T1863" style:parent-style-name="Policepardéfaut" style:family="text">
      <style:text-properties fo:language="it" fo:country="IT"/>
    </style:style>
    <style:style style:name="T1864" style:parent-style-name="Policepardéfaut" style:family="text">
      <style:text-properties fo:language="it" fo:country="IT"/>
    </style:style>
    <style:style style:name="T1865" style:parent-style-name="Policepardéfaut" style:family="text">
      <style:text-properties fo:language="it" fo:country="IT"/>
    </style:style>
    <style:style style:name="T1866" style:parent-style-name="Policepardéfaut" style:family="text">
      <style:text-properties fo:language="it" fo:country="IT"/>
    </style:style>
    <style:style style:name="T1867" style:parent-style-name="Policepardéfaut" style:family="text">
      <style:text-properties fo:language="it" fo:country="IT"/>
    </style:style>
    <style:style style:name="T1868" style:parent-style-name="Policepardéfaut" style:family="text">
      <style:text-properties fo:font-weight="bold" style:font-weight-asian="bold" fo:language="it" fo:country="IT"/>
    </style:style>
    <style:style style:name="T1869" style:parent-style-name="Policepardéfaut" style:family="text">
      <style:text-properties fo:language="it" fo:country="IT"/>
    </style:style>
    <style:style style:name="T1870" style:parent-style-name="Policepardéfaut" style:family="text">
      <style:text-properties fo:language="it" fo:country="IT"/>
    </style:style>
    <style:style style:name="T1871" style:parent-style-name="Policepardéfaut" style:family="text">
      <style:text-properties fo:language="it" fo:country="IT"/>
    </style:style>
    <style:style style:name="T1872" style:parent-style-name="Policepardéfaut" style:family="text">
      <style:text-properties fo:language="it" fo:country="IT"/>
    </style:style>
    <style:style style:name="T1873" style:parent-style-name="Policepardéfaut" style:family="text">
      <style:text-properties fo:language="it" fo:country="IT"/>
    </style:style>
    <style:style style:name="T1875" style:parent-style-name="Policepardéfaut" style:family="text">
      <style:text-properties fo:language="it" fo:country="IT"/>
    </style:style>
    <style:style style:name="P1874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1876" style:parent-style-name="Policepardéfaut" style:family="text">
      <style:text-properties fo:font-weight="bold" style:font-weight-asian="bold" fo:language="it" fo:country="IT"/>
    </style:style>
    <style:style style:name="T1877" style:parent-style-name="Policepardéfaut" style:family="text">
      <style:text-properties fo:language="it" fo:country="IT"/>
    </style:style>
    <style:style style:name="T1878" style:parent-style-name="Policepardéfaut" style:family="text">
      <style:text-properties fo:language="it" fo:country="IT"/>
    </style:style>
    <style:style style:name="T1879" style:parent-style-name="Policepardéfaut" style:family="text">
      <style:text-properties fo:language="it" fo:country="IT"/>
    </style:style>
    <style:style style:name="T1880" style:parent-style-name="Policepardéfaut" style:family="text">
      <style:text-properties fo:language="it" fo:country="IT"/>
    </style:style>
    <style:style style:name="T1881" style:parent-style-name="Policepardéfaut" style:family="text">
      <style:text-properties fo:language="it" fo:country="IT"/>
    </style:style>
    <style:style style:name="T1882" style:parent-style-name="Policepardéfaut" style:family="text">
      <style:text-properties fo:font-weight="bold" style:font-weight-asian="bold" fo:language="it" fo:country="IT"/>
    </style:style>
    <style:style style:name="T1883" style:parent-style-name="Policepardéfaut" style:family="text">
      <style:text-properties fo:language="it" fo:country="IT"/>
    </style:style>
    <style:style style:name="T1884" style:parent-style-name="Policepardéfaut" style:family="text">
      <style:text-properties fo:language="it" fo:country="IT"/>
    </style:style>
    <style:style style:name="T1885" style:parent-style-name="Policepardéfaut" style:family="text">
      <style:text-properties fo:language="it" fo:country="IT"/>
    </style:style>
    <style:style style:name="T1886" style:parent-style-name="Policepardéfaut" style:family="text">
      <style:text-properties fo:language="it" fo:country="IT"/>
    </style:style>
    <style:style style:name="T1887" style:parent-style-name="Policepardéfaut" style:family="text">
      <style:text-properties fo:language="it" fo:country="IT"/>
    </style:style>
    <style:style style:name="T1888" style:parent-style-name="Policepardéfaut" style:family="text">
      <style:text-properties fo:language="it" fo:country="IT"/>
    </style:style>
    <style:style style:name="T1889" style:parent-style-name="Policepardéfaut" style:family="text">
      <style:text-properties fo:language="it" fo:country="IT"/>
    </style:style>
    <style:style style:name="T1890" style:parent-style-name="Policepardéfaut" style:family="text">
      <style:text-properties fo:language="it" fo:country="IT"/>
    </style:style>
    <style:style style:name="T1891" style:parent-style-name="Policepardéfaut" style:family="text">
      <style:text-properties fo:language="it" fo:country="IT"/>
    </style:style>
    <style:style style:name="T1892" style:parent-style-name="Policepardéfaut" style:family="text">
      <style:text-properties fo:language="it" fo:country="IT"/>
    </style:style>
    <style:style style:name="T1893" style:parent-style-name="Policepardéfaut" style:family="text">
      <style:text-properties fo:language="it" fo:country="IT"/>
    </style:style>
    <style:style style:name="T1894" style:parent-style-name="Policepardéfaut" style:family="text">
      <style:text-properties fo:language="it" fo:country="IT"/>
    </style:style>
    <style:style style:name="T1895" style:parent-style-name="Policepardéfaut" style:family="text">
      <style:text-properties fo:language="it" fo:country="IT"/>
    </style:style>
    <style:style style:name="T1896" style:parent-style-name="Policepardéfaut" style:family="text">
      <style:text-properties fo:language="it" fo:country="IT"/>
    </style:style>
    <style:style style:name="T1897" style:parent-style-name="Policepardéfaut" style:family="text">
      <style:text-properties fo:language="it" fo:country="IT"/>
    </style:style>
    <style:style style:name="T1898" style:parent-style-name="Policepardéfaut" style:family="text">
      <style:text-properties fo:language="it" fo:country="IT"/>
    </style:style>
    <style:style style:name="T1899" style:parent-style-name="Policepardéfaut" style:family="text">
      <style:text-properties fo:language="it" fo:country="IT"/>
    </style:style>
    <style:style style:name="T1900" style:parent-style-name="Policepardéfaut" style:family="text">
      <style:text-properties fo:language="it" fo:country="IT"/>
    </style:style>
    <style:style style:name="T1901" style:parent-style-name="Policepardéfaut" style:family="text">
      <style:text-properties fo:language="it" fo:country="IT"/>
    </style:style>
    <style:style style:name="T1902" style:parent-style-name="Policepardéfaut" style:family="text">
      <style:text-properties fo:language="it" fo:country="IT"/>
    </style:style>
    <style:style style:name="T1903" style:parent-style-name="Policepardéfaut" style:family="text">
      <style:text-properties fo:language="it" fo:country="IT"/>
    </style:style>
    <style:style style:name="T1904" style:parent-style-name="Policepardéfaut" style:family="text">
      <style:text-properties fo:language="it" fo:country="IT"/>
    </style:style>
    <style:style style:name="T1905" style:parent-style-name="Policepardéfaut" style:family="text">
      <style:text-properties fo:language="it" fo:country="IT"/>
    </style:style>
    <style:style style:name="T1906" style:parent-style-name="Policepardéfaut" style:family="text">
      <style:text-properties fo:language="it" fo:country="IT"/>
    </style:style>
    <style:style style:name="T1907" style:parent-style-name="Policepardéfaut" style:family="text">
      <style:text-properties fo:language="it" fo:country="IT"/>
    </style:style>
    <style:style style:name="T1908" style:parent-style-name="Policepardéfaut" style:family="text">
      <style:text-properties fo:language="it" fo:country="IT"/>
    </style:style>
    <style:style style:name="T1909" style:parent-style-name="Policepardéfaut" style:family="text">
      <style:text-properties fo:language="it" fo:country="IT"/>
    </style:style>
    <style:style style:name="T1910" style:parent-style-name="Policepardéfaut" style:family="text">
      <style:text-properties fo:language="it" fo:country="IT"/>
    </style:style>
    <style:style style:name="T1911" style:parent-style-name="Policepardéfaut" style:family="text">
      <style:text-properties fo:language="it" fo:country="IT"/>
    </style:style>
    <style:style style:name="T1912" style:parent-style-name="Policepardéfaut" style:family="text">
      <style:text-properties fo:language="it" fo:country="IT"/>
    </style:style>
    <style:style style:name="T1913" style:parent-style-name="Policepardéfaut" style:family="text">
      <style:text-properties fo:language="it" fo:country="IT"/>
    </style:style>
    <style:style style:name="T1914" style:parent-style-name="Policepardéfaut" style:family="text">
      <style:text-properties fo:language="it" fo:country="IT"/>
    </style:style>
    <style:style style:name="T1915" style:parent-style-name="Policepardéfaut" style:family="text">
      <style:text-properties fo:language="it" fo:country="IT"/>
    </style:style>
    <style:style style:name="T1916" style:parent-style-name="Policepardéfaut" style:family="text">
      <style:text-properties fo:language="it" fo:country="IT"/>
    </style:style>
    <style:style style:name="T1917" style:parent-style-name="Policepardéfaut" style:family="text">
      <style:text-properties fo:font-weight="bold" style:font-weight-asian="bold" fo:language="it" fo:country="IT"/>
    </style:style>
    <style:style style:name="T1918" style:parent-style-name="Policepardéfaut" style:family="text">
      <style:text-properties fo:language="it" fo:country="IT"/>
    </style:style>
    <style:style style:name="T1919" style:parent-style-name="Policepardéfaut" style:family="text">
      <style:text-properties fo:language="it" fo:country="IT"/>
    </style:style>
    <style:style style:name="T1920" style:parent-style-name="Policepardéfaut" style:family="text">
      <style:text-properties fo:language="it" fo:country="IT"/>
    </style:style>
    <style:style style:name="T1921" style:parent-style-name="Policepardéfaut" style:family="text">
      <style:text-properties fo:language="it" fo:country="IT"/>
    </style:style>
    <style:style style:name="T1922" style:parent-style-name="Policepardéfaut" style:family="text">
      <style:text-properties fo:language="it" fo:country="IT"/>
    </style:style>
    <style:style style:name="T1923" style:parent-style-name="Policepardéfaut" style:family="text">
      <style:text-properties fo:language="it" fo:country="IT"/>
    </style:style>
    <style:style style:name="T1924" style:parent-style-name="Policepardéfaut" style:family="text">
      <style:text-properties fo:font-weight="bold" style:font-weight-asian="bold" fo:language="it" fo:country="IT"/>
    </style:style>
    <style:style style:name="T1925" style:parent-style-name="Policepardéfaut" style:family="text">
      <style:text-properties fo:language="it" fo:country="IT"/>
    </style:style>
    <style:style style:name="T1926" style:parent-style-name="Policepardéfaut" style:family="text">
      <style:text-properties fo:language="it" fo:country="IT"/>
    </style:style>
    <style:style style:name="T1927" style:parent-style-name="Policepardéfaut" style:family="text">
      <style:text-properties fo:language="it" fo:country="IT"/>
    </style:style>
    <style:style style:name="T1928" style:parent-style-name="Policepardéfaut" style:family="text">
      <style:text-properties fo:language="it" fo:country="IT"/>
    </style:style>
    <style:style style:name="T1929" style:parent-style-name="Policepardéfaut" style:family="text">
      <style:text-properties fo:language="it" fo:country="IT"/>
    </style:style>
    <style:style style:name="T1930" style:parent-style-name="Policepardéfaut" style:family="text">
      <style:text-properties fo:language="it" fo:country="IT"/>
    </style:style>
    <style:style style:name="T1931" style:parent-style-name="Policepardéfaut" style:family="text">
      <style:text-properties fo:language="it" fo:country="IT"/>
    </style:style>
    <style:style style:name="T1932" style:parent-style-name="Policepardéfaut" style:family="text">
      <style:text-properties fo:font-weight="bold" style:font-weight-asian="bold" fo:language="it" fo:country="IT"/>
    </style:style>
    <style:style style:name="T1933" style:parent-style-name="Policepardéfaut" style:family="text">
      <style:text-properties fo:language="it" fo:country="IT"/>
    </style:style>
    <style:style style:name="T1935" style:parent-style-name="Policepardéfaut" style:family="text">
      <style:text-properties fo:language="it" fo:country="IT"/>
    </style:style>
    <style:style style:name="P1934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1936" style:parent-style-name="Policepardéfaut" style:family="text">
      <style:text-properties fo:font-weight="bold" style:font-weight-asian="bold" fo:language="it" fo:country="IT"/>
    </style:style>
    <style:style style:name="T1937" style:parent-style-name="Policepardéfaut" style:family="text">
      <style:text-properties fo:language="it" fo:country="IT"/>
    </style:style>
    <style:style style:name="T1938" style:parent-style-name="Policepardéfaut" style:family="text">
      <style:text-properties fo:language="it" fo:country="IT"/>
    </style:style>
    <style:style style:name="T1939" style:parent-style-name="Policepardéfaut" style:family="text">
      <style:text-properties fo:language="it" fo:country="IT"/>
    </style:style>
    <style:style style:name="T1940" style:parent-style-name="Policepardéfaut" style:family="text">
      <style:text-properties fo:language="it" fo:country="IT"/>
    </style:style>
    <style:style style:name="T1941" style:parent-style-name="Policepardéfaut" style:family="text">
      <style:text-properties fo:language="it" fo:country="IT"/>
    </style:style>
    <style:style style:name="T1942" style:parent-style-name="Policepardéfaut" style:family="text">
      <style:text-properties fo:language="it" fo:country="IT"/>
    </style:style>
    <style:style style:name="T1943" style:parent-style-name="Policepardéfaut" style:family="text">
      <style:text-properties fo:language="it" fo:country="IT"/>
    </style:style>
    <style:style style:name="T1944" style:parent-style-name="Policepardéfaut" style:family="text">
      <style:text-properties fo:language="it" fo:country="IT"/>
    </style:style>
    <style:style style:name="T1945" style:parent-style-name="Policepardéfaut" style:family="text">
      <style:text-properties fo:language="it" fo:country="IT"/>
    </style:style>
    <style:style style:name="T1946" style:parent-style-name="Policepardéfaut" style:family="text">
      <style:text-properties fo:language="it" fo:country="IT"/>
    </style:style>
    <style:style style:name="T1947" style:parent-style-name="Policepardéfaut" style:family="text">
      <style:text-properties fo:language="it" fo:country="IT"/>
    </style:style>
    <style:style style:name="T1948" style:parent-style-name="Policepardéfaut" style:family="text">
      <style:text-properties fo:language="it" fo:country="IT"/>
    </style:style>
    <style:style style:name="T1949" style:parent-style-name="Policepardéfaut" style:family="text">
      <style:text-properties fo:language="it" fo:country="IT"/>
    </style:style>
    <style:style style:name="T1950" style:parent-style-name="Policepardéfaut" style:family="text">
      <style:text-properties fo:language="it" fo:country="IT"/>
    </style:style>
    <style:style style:name="T1951" style:parent-style-name="Policepardéfaut" style:family="text">
      <style:text-properties fo:language="it" fo:country="IT"/>
    </style:style>
    <style:style style:name="T1952" style:parent-style-name="Policepardéfaut" style:family="text">
      <style:text-properties fo:language="it" fo:country="IT"/>
    </style:style>
    <style:style style:name="T1953" style:parent-style-name="Policepardéfaut" style:family="text">
      <style:text-properties fo:language="it" fo:country="IT"/>
    </style:style>
    <style:style style:name="T1954" style:parent-style-name="Policepardéfaut" style:family="text">
      <style:text-properties fo:language="it" fo:country="IT"/>
    </style:style>
    <style:style style:name="T1955" style:parent-style-name="Policepardéfaut" style:family="text">
      <style:text-properties fo:language="it" fo:country="IT"/>
    </style:style>
    <style:style style:name="T1956" style:parent-style-name="Policepardéfaut" style:family="text">
      <style:text-properties fo:language="it" fo:country="IT"/>
    </style:style>
    <style:style style:name="T1957" style:parent-style-name="Policepardéfaut" style:family="text">
      <style:text-properties fo:language="it" fo:country="IT"/>
    </style:style>
    <style:style style:name="T1958" style:parent-style-name="Policepardéfaut" style:family="text">
      <style:text-properties fo:language="it" fo:country="IT"/>
    </style:style>
    <style:style style:name="T1959" style:parent-style-name="Policepardéfaut" style:family="text">
      <style:text-properties fo:font-weight="bold" style:font-weight-asian="bold" fo:language="it" fo:country="IT"/>
    </style:style>
    <style:style style:name="T1960" style:parent-style-name="Policepardéfaut" style:family="text">
      <style:text-properties fo:language="it" fo:country="IT"/>
    </style:style>
    <style:style style:name="T1961" style:parent-style-name="Policepardéfaut" style:family="text">
      <style:text-properties fo:language="it" fo:country="IT"/>
    </style:style>
    <style:style style:name="T1962" style:parent-style-name="Policepardéfaut" style:family="text">
      <style:text-properties fo:language="it" fo:country="IT"/>
    </style:style>
    <style:style style:name="T1963" style:parent-style-name="Policepardéfaut" style:family="text">
      <style:text-properties fo:language="it" fo:country="IT"/>
    </style:style>
    <style:style style:name="T1964" style:parent-style-name="Policepardéfaut" style:family="text">
      <style:text-properties fo:language="it" fo:country="IT"/>
    </style:style>
    <style:style style:name="T1965" style:parent-style-name="Policepardéfaut" style:family="text">
      <style:text-properties fo:language="it" fo:country="IT"/>
    </style:style>
    <style:style style:name="T1966" style:parent-style-name="Policepardéfaut" style:family="text">
      <style:text-properties fo:font-weight="bold" style:font-weight-asian="bold" fo:language="it" fo:country="IT"/>
    </style:style>
    <style:style style:name="T1967" style:parent-style-name="Policepardéfaut" style:family="text">
      <style:text-properties fo:language="it" fo:country="IT"/>
    </style:style>
    <style:style style:name="T1968" style:parent-style-name="Policepardéfaut" style:family="text">
      <style:text-properties fo:language="it" fo:country="IT"/>
    </style:style>
    <style:style style:name="T1969" style:parent-style-name="Policepardéfaut" style:family="text">
      <style:text-properties fo:language="it" fo:country="IT"/>
    </style:style>
    <style:style style:name="T1970" style:parent-style-name="Policepardéfaut" style:family="text">
      <style:text-properties fo:language="it" fo:country="IT"/>
    </style:style>
    <style:style style:name="T1971" style:parent-style-name="Policepardéfaut" style:family="text">
      <style:text-properties fo:language="it" fo:country="IT"/>
    </style:style>
    <style:style style:name="T1972" style:parent-style-name="Policepardéfaut" style:family="text">
      <style:text-properties fo:language="it" fo:country="IT"/>
    </style:style>
    <style:style style:name="T1973" style:parent-style-name="Policepardéfaut" style:family="text">
      <style:text-properties fo:language="it" fo:country="IT"/>
    </style:style>
    <style:style style:name="P1974" style:parent-style-name="Titre2" style:family="paragraph">
      <style:text-properties fo:language="it" fo:country="IT"/>
    </style:style>
    <style:style style:name="T1976" style:parent-style-name="Policepardéfaut" style:family="text">
      <style:text-properties fo:language="it" fo:country="IT"/>
    </style:style>
    <style:style style:name="P1975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1977" style:parent-style-name="Policepardéfaut" style:family="text">
      <style:text-properties fo:font-weight="bold" style:font-weight-asian="bold" fo:language="it" fo:country="IT"/>
    </style:style>
    <style:style style:name="T1978" style:parent-style-name="Policepardéfaut" style:family="text">
      <style:text-properties fo:language="it" fo:country="IT"/>
    </style:style>
    <style:style style:name="T1979" style:parent-style-name="Policepardéfaut" style:family="text">
      <style:text-properties fo:language="it" fo:country="IT"/>
    </style:style>
    <style:style style:name="T1980" style:parent-style-name="Policepardéfaut" style:family="text">
      <style:text-properties fo:language="it" fo:country="IT"/>
    </style:style>
    <style:style style:name="T1981" style:parent-style-name="Policepardéfaut" style:family="text">
      <style:text-properties fo:language="it" fo:country="IT"/>
    </style:style>
    <style:style style:name="T1982" style:parent-style-name="Policepardéfaut" style:family="text">
      <style:text-properties fo:language="it" fo:country="IT"/>
    </style:style>
    <style:style style:name="T1983" style:parent-style-name="Policepardéfaut" style:family="text">
      <style:text-properties fo:language="it" fo:country="IT"/>
    </style:style>
    <style:style style:name="T1984" style:parent-style-name="Policepardéfaut" style:family="text">
      <style:text-properties fo:language="it" fo:country="IT"/>
    </style:style>
    <style:style style:name="T1985" style:parent-style-name="Policepardéfaut" style:family="text">
      <style:text-properties fo:language="it" fo:country="IT"/>
    </style:style>
    <style:style style:name="T1986" style:parent-style-name="Policepardéfaut" style:family="text">
      <style:text-properties fo:language="it" fo:country="IT"/>
    </style:style>
    <style:style style:name="T1987" style:parent-style-name="Policepardéfaut" style:family="text">
      <style:text-properties fo:language="it" fo:country="IT"/>
    </style:style>
    <style:style style:name="T1988" style:parent-style-name="Policepardéfaut" style:family="text">
      <style:text-properties fo:language="it" fo:country="IT"/>
    </style:style>
    <style:style style:name="T1989" style:parent-style-name="Policepardéfaut" style:family="text">
      <style:text-properties fo:language="it" fo:country="IT"/>
    </style:style>
    <style:style style:name="T1990" style:parent-style-name="Policepardéfaut" style:family="text">
      <style:text-properties fo:language="it" fo:country="IT"/>
    </style:style>
    <style:style style:name="T1991" style:parent-style-name="Policepardéfaut" style:family="text">
      <style:text-properties fo:language="it" fo:country="IT"/>
    </style:style>
    <style:style style:name="T1992" style:parent-style-name="Policepardéfaut" style:family="text">
      <style:text-properties fo:language="it" fo:country="IT"/>
    </style:style>
    <style:style style:name="T1993" style:parent-style-name="Policepardéfaut" style:family="text">
      <style:text-properties fo:language="it" fo:country="IT"/>
    </style:style>
    <style:style style:name="T1994" style:parent-style-name="Policepardéfaut" style:family="text">
      <style:text-properties fo:language="it" fo:country="IT"/>
    </style:style>
    <style:style style:name="T1995" style:parent-style-name="Policepardéfaut" style:family="text">
      <style:text-properties fo:font-weight="bold" style:font-weight-asian="bold" fo:language="it" fo:country="IT"/>
    </style:style>
    <style:style style:name="T1996" style:parent-style-name="Policepardéfaut" style:family="text">
      <style:text-properties fo:language="it" fo:country="IT"/>
    </style:style>
    <style:style style:name="T1997" style:parent-style-name="Policepardéfaut" style:family="text">
      <style:text-properties fo:language="it" fo:country="IT"/>
    </style:style>
    <style:style style:name="T1998" style:parent-style-name="Policepardéfaut" style:family="text">
      <style:text-properties fo:language="it" fo:country="IT"/>
    </style:style>
    <style:style style:name="T1999" style:parent-style-name="Policepardéfaut" style:family="text">
      <style:text-properties fo:language="it" fo:country="IT"/>
    </style:style>
    <style:style style:name="T2000" style:parent-style-name="Policepardéfaut" style:family="text">
      <style:text-properties fo:language="it" fo:country="IT"/>
    </style:style>
    <style:style style:name="T2002" style:parent-style-name="Policepardéfaut" style:family="text">
      <style:text-properties fo:language="it" fo:country="IT"/>
    </style:style>
    <style:style style:name="P2001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2003" style:parent-style-name="Policepardéfaut" style:family="text">
      <style:text-properties fo:font-weight="bold" style:font-weight-asian="bold" fo:language="it" fo:country="IT"/>
    </style:style>
    <style:style style:name="T2004" style:parent-style-name="Policepardéfaut" style:family="text">
      <style:text-properties fo:language="it" fo:country="IT"/>
    </style:style>
    <style:style style:name="T2005" style:parent-style-name="Policepardéfaut" style:family="text">
      <style:text-properties fo:language="it" fo:country="IT"/>
    </style:style>
    <style:style style:name="T2006" style:parent-style-name="Policepardéfaut" style:family="text">
      <style:text-properties fo:language="it" fo:country="IT"/>
    </style:style>
    <style:style style:name="T2007" style:parent-style-name="Policepardéfaut" style:family="text">
      <style:text-properties fo:language="it" fo:country="IT"/>
    </style:style>
    <style:style style:name="T2008" style:parent-style-name="Policepardéfaut" style:family="text">
      <style:text-properties fo:language="it" fo:country="IT"/>
    </style:style>
    <style:style style:name="T2009" style:parent-style-name="Policepardéfaut" style:family="text">
      <style:text-properties fo:language="it" fo:country="IT"/>
    </style:style>
    <style:style style:name="T2010" style:parent-style-name="Policepardéfaut" style:family="text">
      <style:text-properties fo:language="it" fo:country="IT"/>
    </style:style>
    <style:style style:name="T2011" style:parent-style-name="Policepardéfaut" style:family="text">
      <style:text-properties fo:language="it" fo:country="IT"/>
    </style:style>
    <style:style style:name="T2012" style:parent-style-name="Policepardéfaut" style:family="text">
      <style:text-properties fo:language="it" fo:country="IT"/>
    </style:style>
    <style:style style:name="T2013" style:parent-style-name="Policepardéfaut" style:family="text">
      <style:text-properties fo:language="it" fo:country="IT"/>
    </style:style>
    <style:style style:name="T2014" style:parent-style-name="Policepardéfaut" style:family="text">
      <style:text-properties fo:language="it" fo:country="IT"/>
    </style:style>
    <style:style style:name="T2015" style:parent-style-name="Policepardéfaut" style:family="text">
      <style:text-properties fo:language="it" fo:country="IT"/>
    </style:style>
    <style:style style:name="T2016" style:parent-style-name="Policepardéfaut" style:family="text">
      <style:text-properties fo:language="it" fo:country="IT"/>
    </style:style>
    <style:style style:name="T2017" style:parent-style-name="Policepardéfaut" style:family="text">
      <style:text-properties fo:language="it" fo:country="IT"/>
    </style:style>
    <style:style style:name="T2018" style:parent-style-name="Policepardéfaut" style:family="text">
      <style:text-properties fo:language="it" fo:country="IT"/>
    </style:style>
    <style:style style:name="T2019" style:parent-style-name="Policepardéfaut" style:family="text">
      <style:text-properties fo:language="it" fo:country="IT"/>
    </style:style>
    <style:style style:name="T2020" style:parent-style-name="Policepardéfaut" style:family="text">
      <style:text-properties fo:language="it" fo:country="IT"/>
    </style:style>
    <style:style style:name="T2021" style:parent-style-name="Policepardéfaut" style:family="text">
      <style:text-properties fo:language="it" fo:country="IT"/>
    </style:style>
    <style:style style:name="T2022" style:parent-style-name="Policepardéfaut" style:family="text">
      <style:text-properties fo:language="it" fo:country="IT"/>
    </style:style>
    <style:style style:name="T2023" style:parent-style-name="Policepardéfaut" style:family="text">
      <style:text-properties fo:font-weight="bold" style:font-weight-asian="bold" fo:language="it" fo:country="IT"/>
    </style:style>
    <style:style style:name="T2024" style:parent-style-name="Policepardéfaut" style:family="text">
      <style:text-properties fo:language="it" fo:country="IT"/>
    </style:style>
    <style:style style:name="T2025" style:parent-style-name="Policepardéfaut" style:family="text">
      <style:text-properties fo:language="it" fo:country="IT"/>
    </style:style>
    <style:style style:name="T2026" style:parent-style-name="Policepardéfaut" style:family="text">
      <style:text-properties fo:language="it" fo:country="IT"/>
    </style:style>
    <style:style style:name="T2027" style:parent-style-name="Policepardéfaut" style:family="text">
      <style:text-properties fo:language="it" fo:country="IT"/>
    </style:style>
    <style:style style:name="T2028" style:parent-style-name="Policepardéfaut" style:family="text">
      <style:text-properties fo:language="it" fo:country="IT"/>
    </style:style>
    <style:style style:name="T2029" style:parent-style-name="Policepardéfaut" style:family="text">
      <style:text-properties fo:language="it" fo:country="IT"/>
    </style:style>
    <style:style style:name="T2030" style:parent-style-name="Policepardéfaut" style:family="text">
      <style:text-properties fo:language="it" fo:country="IT"/>
    </style:style>
    <style:style style:name="T2031" style:parent-style-name="Policepardéfaut" style:family="text">
      <style:text-properties fo:language="it" fo:country="IT"/>
    </style:style>
    <style:style style:name="T2032" style:parent-style-name="Policepardéfaut" style:family="text">
      <style:text-properties fo:language="it" fo:country="IT"/>
    </style:style>
    <style:style style:name="T2033" style:parent-style-name="Policepardéfaut" style:family="text">
      <style:text-properties fo:language="it" fo:country="IT"/>
    </style:style>
    <style:style style:name="T2034" style:parent-style-name="Policepardéfaut" style:family="text">
      <style:text-properties fo:language="it" fo:country="IT"/>
    </style:style>
    <style:style style:name="T2035" style:parent-style-name="Policepardéfaut" style:family="text">
      <style:text-properties fo:language="it" fo:country="IT"/>
    </style:style>
    <style:style style:name="T2036" style:parent-style-name="Policepardéfaut" style:family="text">
      <style:text-properties fo:font-weight="bold" style:font-weight-asian="bold" fo:language="it" fo:country="IT"/>
    </style:style>
    <style:style style:name="T2037" style:parent-style-name="Policepardéfaut" style:family="text">
      <style:text-properties fo:language="it" fo:country="IT"/>
    </style:style>
    <style:style style:name="T2038" style:parent-style-name="Policepardéfaut" style:family="text">
      <style:text-properties fo:language="it" fo:country="IT"/>
    </style:style>
    <style:style style:name="T2039" style:parent-style-name="Policepardéfaut" style:family="text">
      <style:text-properties fo:language="it" fo:country="IT"/>
    </style:style>
    <style:style style:name="T2041" style:parent-style-name="Policepardéfaut" style:family="text">
      <style:text-properties fo:language="it" fo:country="IT"/>
    </style:style>
    <style:style style:name="P2040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2042" style:parent-style-name="Policepardéfaut" style:family="text">
      <style:text-properties fo:font-weight="bold" style:font-weight-asian="bold" fo:language="it" fo:country="IT"/>
    </style:style>
    <style:style style:name="T2043" style:parent-style-name="Policepardéfaut" style:family="text">
      <style:text-properties fo:language="it" fo:country="IT"/>
    </style:style>
    <style:style style:name="T2044" style:parent-style-name="Policepardéfaut" style:family="text">
      <style:text-properties fo:language="it" fo:country="IT"/>
    </style:style>
    <style:style style:name="T2045" style:parent-style-name="Policepardéfaut" style:family="text">
      <style:text-properties fo:language="it" fo:country="IT"/>
    </style:style>
    <style:style style:name="T2046" style:parent-style-name="Policepardéfaut" style:family="text">
      <style:text-properties fo:font-weight="bold" style:font-weight-asian="bold" fo:language="it" fo:country="IT"/>
    </style:style>
    <style:style style:name="T2047" style:parent-style-name="Policepardéfaut" style:family="text">
      <style:text-properties fo:language="it" fo:country="IT"/>
    </style:style>
    <style:style style:name="T2048" style:parent-style-name="Policepardéfaut" style:family="text">
      <style:text-properties fo:language="it" fo:country="IT"/>
    </style:style>
    <style:style style:name="T2049" style:parent-style-name="Policepardéfaut" style:family="text">
      <style:text-properties fo:language="it" fo:country="IT"/>
    </style:style>
    <style:style style:name="T2050" style:parent-style-name="Policepardéfaut" style:family="text">
      <style:text-properties fo:language="it" fo:country="IT"/>
    </style:style>
    <style:style style:name="T2051" style:parent-style-name="Policepardéfaut" style:family="text">
      <style:text-properties fo:language="it" fo:country="IT"/>
    </style:style>
    <style:style style:name="T2052" style:parent-style-name="Policepardéfaut" style:family="text">
      <style:text-properties fo:language="it" fo:country="IT"/>
    </style:style>
    <style:style style:name="T2053" style:parent-style-name="Policepardéfaut" style:family="text">
      <style:text-properties fo:language="it" fo:country="IT"/>
    </style:style>
    <style:style style:name="T2054" style:parent-style-name="Policepardéfaut" style:family="text">
      <style:text-properties fo:language="it" fo:country="IT"/>
    </style:style>
    <style:style style:name="T2055" style:parent-style-name="Policepardéfaut" style:family="text">
      <style:text-properties fo:language="it" fo:country="IT"/>
    </style:style>
    <style:style style:name="T2056" style:parent-style-name="Policepardéfaut" style:family="text">
      <style:text-properties fo:language="it" fo:country="IT"/>
    </style:style>
    <style:style style:name="T2057" style:parent-style-name="Policepardéfaut" style:family="text">
      <style:text-properties fo:language="it" fo:country="IT"/>
    </style:style>
    <style:style style:name="T2058" style:parent-style-name="Policepardéfaut" style:family="text">
      <style:text-properties fo:language="it" fo:country="IT"/>
    </style:style>
    <style:style style:name="T2059" style:parent-style-name="Policepardéfaut" style:family="text">
      <style:text-properties fo:language="it" fo:country="IT"/>
    </style:style>
    <style:style style:name="T2060" style:parent-style-name="Policepardéfaut" style:family="text">
      <style:text-properties fo:language="it" fo:country="IT"/>
    </style:style>
    <style:style style:name="T2061" style:parent-style-name="Policepardéfaut" style:family="text">
      <style:text-properties fo:language="it" fo:country="IT"/>
    </style:style>
    <style:style style:name="T2062" style:parent-style-name="Policepardéfaut" style:family="text">
      <style:text-properties fo:language="it" fo:country="IT"/>
    </style:style>
    <style:style style:name="T2063" style:parent-style-name="Policepardéfaut" style:family="text">
      <style:text-properties fo:language="it" fo:country="IT"/>
    </style:style>
    <style:style style:name="T2064" style:parent-style-name="Policepardéfaut" style:family="text">
      <style:text-properties fo:language="it" fo:country="IT"/>
    </style:style>
    <style:style style:name="T2065" style:parent-style-name="Policepardéfaut" style:family="text">
      <style:text-properties fo:language="it" fo:country="IT"/>
    </style:style>
    <style:style style:name="T2066" style:parent-style-name="Policepardéfaut" style:family="text">
      <style:text-properties fo:font-weight="bold" style:font-weight-asian="bold" fo:language="it" fo:country="IT"/>
    </style:style>
    <style:style style:name="T2067" style:parent-style-name="Policepardéfaut" style:family="text">
      <style:text-properties fo:language="it" fo:country="IT"/>
    </style:style>
    <style:style style:name="T2068" style:parent-style-name="Policepardéfaut" style:family="text">
      <style:text-properties fo:language="it" fo:country="IT"/>
    </style:style>
    <style:style style:name="T2069" style:parent-style-name="Policepardéfaut" style:family="text">
      <style:text-properties fo:language="it" fo:country="IT"/>
    </style:style>
    <style:style style:name="T2071" style:parent-style-name="Policepardéfaut" style:family="text">
      <style:text-properties fo:language="it" fo:country="IT"/>
    </style:style>
    <style:style style:name="P2070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2072" style:parent-style-name="Policepardéfaut" style:family="text">
      <style:text-properties fo:font-weight="bold" style:font-weight-asian="bold" fo:language="it" fo:country="IT"/>
    </style:style>
    <style:style style:name="T2073" style:parent-style-name="Policepardéfaut" style:family="text">
      <style:text-properties fo:language="it" fo:country="IT"/>
    </style:style>
    <style:style style:name="T2074" style:parent-style-name="Policepardéfaut" style:family="text">
      <style:text-properties fo:language="it" fo:country="IT"/>
    </style:style>
    <style:style style:name="T2075" style:parent-style-name="Policepardéfaut" style:family="text">
      <style:text-properties fo:language="it" fo:country="IT"/>
    </style:style>
    <style:style style:name="T2076" style:parent-style-name="Policepardéfaut" style:family="text">
      <style:text-properties fo:language="it" fo:country="IT"/>
    </style:style>
    <style:style style:name="T2077" style:parent-style-name="Policepardéfaut" style:family="text">
      <style:text-properties fo:language="it" fo:country="IT"/>
    </style:style>
    <style:style style:name="T2078" style:parent-style-name="Policepardéfaut" style:family="text">
      <style:text-properties fo:language="it" fo:country="IT"/>
    </style:style>
    <style:style style:name="T2079" style:parent-style-name="Policepardéfaut" style:family="text">
      <style:text-properties fo:language="it" fo:country="IT"/>
    </style:style>
    <style:style style:name="T2080" style:parent-style-name="Policepardéfaut" style:family="text">
      <style:text-properties fo:language="it" fo:country="IT"/>
    </style:style>
    <style:style style:name="T2081" style:parent-style-name="Policepardéfaut" style:family="text">
      <style:text-properties fo:language="it" fo:country="IT"/>
    </style:style>
    <style:style style:name="T2082" style:parent-style-name="Policepardéfaut" style:family="text">
      <style:text-properties fo:language="it" fo:country="IT"/>
    </style:style>
    <style:style style:name="T2083" style:parent-style-name="Policepardéfaut" style:family="text">
      <style:text-properties fo:language="it" fo:country="IT"/>
    </style:style>
    <style:style style:name="T2084" style:parent-style-name="Policepardéfaut" style:family="text">
      <style:text-properties fo:language="it" fo:country="IT"/>
    </style:style>
    <style:style style:name="T2085" style:parent-style-name="Policepardéfaut" style:family="text">
      <style:text-properties fo:language="it" fo:country="IT"/>
    </style:style>
    <style:style style:name="T2086" style:parent-style-name="Policepardéfaut" style:family="text">
      <style:text-properties fo:language="it" fo:country="IT"/>
    </style:style>
    <style:style style:name="T2087" style:parent-style-name="Policepardéfaut" style:family="text">
      <style:text-properties fo:language="it" fo:country="IT"/>
    </style:style>
    <style:style style:name="T2088" style:parent-style-name="Policepardéfaut" style:family="text">
      <style:text-properties fo:font-weight="bold" style:font-weight-asian="bold" fo:language="it" fo:country="IT"/>
    </style:style>
    <style:style style:name="T2089" style:parent-style-name="Policepardéfaut" style:family="text">
      <style:text-properties fo:language="it" fo:country="IT"/>
    </style:style>
    <style:style style:name="T2090" style:parent-style-name="Policepardéfaut" style:family="text">
      <style:text-properties fo:language="it" fo:country="IT"/>
    </style:style>
    <style:style style:name="T2091" style:parent-style-name="Policepardéfaut" style:family="text">
      <style:text-properties fo:language="it" fo:country="IT"/>
    </style:style>
    <style:style style:name="T2092" style:parent-style-name="Policepardéfaut" style:family="text">
      <style:text-properties fo:language="it" fo:country="IT"/>
    </style:style>
    <style:style style:name="T2093" style:parent-style-name="Policepardéfaut" style:family="text">
      <style:text-properties fo:language="it" fo:country="IT"/>
    </style:style>
    <style:style style:name="T2094" style:parent-style-name="Policepardéfaut" style:family="text">
      <style:text-properties fo:language="it" fo:country="IT"/>
    </style:style>
    <style:style style:name="T2095" style:parent-style-name="Policepardéfaut" style:family="text">
      <style:text-properties fo:language="it" fo:country="IT"/>
    </style:style>
    <style:style style:name="T2096" style:parent-style-name="Policepardéfaut" style:family="text">
      <style:text-properties fo:language="it" fo:country="IT"/>
    </style:style>
    <style:style style:name="T2097" style:parent-style-name="Policepardéfaut" style:family="text">
      <style:text-properties fo:language="it" fo:country="IT"/>
    </style:style>
    <style:style style:name="T2098" style:parent-style-name="Policepardéfaut" style:family="text">
      <style:text-properties fo:font-weight="bold" style:font-weight-asian="bold" fo:language="it" fo:country="IT"/>
    </style:style>
    <style:style style:name="T2099" style:parent-style-name="Policepardéfaut" style:family="text">
      <style:text-properties fo:language="it" fo:country="IT"/>
    </style:style>
    <style:style style:name="T2100" style:parent-style-name="Policepardéfaut" style:family="text">
      <style:text-properties fo:language="it" fo:country="IT"/>
    </style:style>
    <style:style style:name="T2101" style:parent-style-name="Policepardéfaut" style:family="text">
      <style:text-properties fo:language="it" fo:country="IT"/>
    </style:style>
    <style:style style:name="T2102" style:parent-style-name="Policepardéfaut" style:family="text">
      <style:text-properties fo:language="it" fo:country="IT"/>
    </style:style>
    <style:style style:name="T2103" style:parent-style-name="Policepardéfaut" style:family="text">
      <style:text-properties fo:language="it" fo:country="IT"/>
    </style:style>
    <style:style style:name="T2105" style:parent-style-name="Policepardéfaut" style:family="text">
      <style:text-properties fo:language="it" fo:country="IT"/>
    </style:style>
    <style:style style:name="P2104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2106" style:parent-style-name="Policepardéfaut" style:family="text">
      <style:text-properties fo:font-weight="bold" style:font-weight-asian="bold" fo:language="it" fo:country="IT"/>
    </style:style>
    <style:style style:name="T2107" style:parent-style-name="Policepardéfaut" style:family="text">
      <style:text-properties fo:language="it" fo:country="IT"/>
    </style:style>
    <style:style style:name="T2108" style:parent-style-name="Policepardéfaut" style:family="text">
      <style:text-properties fo:language="it" fo:country="IT"/>
    </style:style>
    <style:style style:name="T2109" style:parent-style-name="Policepardéfaut" style:family="text">
      <style:text-properties fo:language="it" fo:country="IT"/>
    </style:style>
    <style:style style:name="T2110" style:parent-style-name="Policepardéfaut" style:family="text">
      <style:text-properties fo:language="it" fo:country="IT"/>
    </style:style>
    <style:style style:name="T2111" style:parent-style-name="Policepardéfaut" style:family="text">
      <style:text-properties fo:language="it" fo:country="IT"/>
    </style:style>
    <style:style style:name="T2112" style:parent-style-name="Policepardéfaut" style:family="text">
      <style:text-properties fo:language="it" fo:country="IT"/>
    </style:style>
    <style:style style:name="T2113" style:parent-style-name="Policepardéfaut" style:family="text">
      <style:text-properties fo:language="it" fo:country="IT"/>
    </style:style>
    <style:style style:name="T2114" style:parent-style-name="Policepardéfaut" style:family="text">
      <style:text-properties fo:language="it" fo:country="IT"/>
    </style:style>
    <style:style style:name="T2115" style:parent-style-name="Policepardéfaut" style:family="text">
      <style:text-properties fo:font-weight="bold" style:font-weight-asian="bold" fo:language="it" fo:country="IT"/>
    </style:style>
    <style:style style:name="T2116" style:parent-style-name="Policepardéfaut" style:family="text">
      <style:text-properties fo:language="it" fo:country="IT"/>
    </style:style>
    <style:style style:name="T2117" style:parent-style-name="Policepardéfaut" style:family="text">
      <style:text-properties fo:language="it" fo:country="IT"/>
    </style:style>
    <style:style style:name="T2118" style:parent-style-name="Policepardéfaut" style:family="text">
      <style:text-properties fo:language="it" fo:country="IT"/>
    </style:style>
    <style:style style:name="T2119" style:parent-style-name="Policepardéfaut" style:family="text">
      <style:text-properties fo:language="it" fo:country="IT"/>
    </style:style>
    <style:style style:name="T2120" style:parent-style-name="Policepardéfaut" style:family="text">
      <style:text-properties fo:language="it" fo:country="IT"/>
    </style:style>
    <style:style style:name="T2121" style:parent-style-name="Policepardéfaut" style:family="text">
      <style:text-properties fo:language="it" fo:country="IT"/>
    </style:style>
    <style:style style:name="T2122" style:parent-style-name="Policepardéfaut" style:family="text">
      <style:text-properties fo:font-weight="bold" style:font-weight-asian="bold" fo:language="it" fo:country="IT"/>
    </style:style>
    <style:style style:name="T2123" style:parent-style-name="Policepardéfaut" style:family="text">
      <style:text-properties fo:language="it" fo:country="IT"/>
    </style:style>
    <style:style style:name="T2124" style:parent-style-name="Policepardéfaut" style:family="text">
      <style:text-properties fo:language="it" fo:country="IT"/>
    </style:style>
    <style:style style:name="T2125" style:parent-style-name="Policepardéfaut" style:family="text">
      <style:text-properties fo:language="it" fo:country="IT"/>
    </style:style>
    <style:style style:name="T2126" style:parent-style-name="Policepardéfaut" style:family="text">
      <style:text-properties fo:font-weight="bold" style:font-weight-asian="bold" fo:language="it" fo:country="IT"/>
    </style:style>
    <style:style style:name="T2127" style:parent-style-name="Policepardéfaut" style:family="text">
      <style:text-properties fo:language="it" fo:country="IT"/>
    </style:style>
    <style:style style:name="T2128" style:parent-style-name="Policepardéfaut" style:family="text">
      <style:text-properties fo:language="it" fo:country="IT"/>
    </style:style>
    <style:style style:name="T2129" style:parent-style-name="Policepardéfaut" style:family="text">
      <style:text-properties fo:language="it" fo:country="IT"/>
    </style:style>
    <style:style style:name="T2130" style:parent-style-name="Policepardéfaut" style:family="text">
      <style:text-properties fo:language="it" fo:country="IT"/>
    </style:style>
    <style:style style:name="T2131" style:parent-style-name="Policepardéfaut" style:family="text">
      <style:text-properties fo:language="it" fo:country="IT"/>
    </style:style>
    <style:style style:name="T2132" style:parent-style-name="Policepardéfaut" style:family="text">
      <style:text-properties fo:language="it" fo:country="IT"/>
    </style:style>
    <style:style style:name="T2133" style:parent-style-name="Policepardéfaut" style:family="text">
      <style:text-properties fo:font-weight="bold" style:font-weight-asian="bold" fo:language="it" fo:country="IT"/>
    </style:style>
    <style:style style:name="T2134" style:parent-style-name="Policepardéfaut" style:family="text">
      <style:text-properties fo:language="it" fo:country="IT"/>
    </style:style>
    <style:style style:name="T2135" style:parent-style-name="Policepardéfaut" style:family="text">
      <style:text-properties fo:language="it" fo:country="IT"/>
    </style:style>
    <style:style style:name="T2136" style:parent-style-name="Policepardéfaut" style:family="text">
      <style:text-properties fo:language="it" fo:country="IT"/>
    </style:style>
    <style:style style:name="T2137" style:parent-style-name="Policepardéfaut" style:family="text">
      <style:text-properties fo:language="it" fo:country="IT"/>
    </style:style>
    <style:style style:name="T2138" style:parent-style-name="Policepardéfaut" style:family="text">
      <style:text-properties fo:language="it" fo:country="IT"/>
    </style:style>
    <style:style style:name="T2139" style:parent-style-name="Policepardéfaut" style:family="text">
      <style:text-properties fo:language="it" fo:country="IT"/>
    </style:style>
    <style:style style:name="T2140" style:parent-style-name="Policepardéfaut" style:family="text">
      <style:text-properties fo:language="it" fo:country="IT"/>
    </style:style>
    <style:style style:name="T2141" style:parent-style-name="Policepardéfaut" style:family="text">
      <style:text-properties fo:language="it" fo:country="IT"/>
    </style:style>
    <style:style style:name="T2142" style:parent-style-name="Policepardéfaut" style:family="text">
      <style:text-properties fo:language="it" fo:country="IT"/>
    </style:style>
    <style:style style:name="T2143" style:parent-style-name="Policepardéfaut" style:family="text">
      <style:text-properties fo:language="it" fo:country="IT"/>
    </style:style>
    <style:style style:name="T2144" style:parent-style-name="Policepardéfaut" style:family="text">
      <style:text-properties fo:language="it" fo:country="IT"/>
    </style:style>
    <style:style style:name="T2145" style:parent-style-name="Policepardéfaut" style:family="text">
      <style:text-properties fo:language="it" fo:country="IT"/>
    </style:style>
    <style:style style:name="T2146" style:parent-style-name="Policepardéfaut" style:family="text">
      <style:text-properties fo:font-weight="bold" style:font-weight-asian="bold" fo:language="it" fo:country="IT"/>
    </style:style>
    <style:style style:name="T2147" style:parent-style-name="Policepardéfaut" style:family="text">
      <style:text-properties fo:language="it" fo:country="IT"/>
    </style:style>
    <style:style style:name="T2148" style:parent-style-name="Policepardéfaut" style:family="text">
      <style:text-properties fo:language="it" fo:country="IT"/>
    </style:style>
    <style:style style:name="T2149" style:parent-style-name="Policepardéfaut" style:family="text">
      <style:text-properties fo:language="it" fo:country="IT"/>
    </style:style>
    <style:style style:name="T2150" style:parent-style-name="Policepardéfaut" style:family="text">
      <style:text-properties fo:language="it" fo:country="IT"/>
    </style:style>
    <style:style style:name="T2151" style:parent-style-name="Policepardéfaut" style:family="text">
      <style:text-properties fo:language="it" fo:country="IT"/>
    </style:style>
    <style:style style:name="T2152" style:parent-style-name="Policepardéfaut" style:family="text">
      <style:text-properties fo:font-weight="bold" style:font-weight-asian="bold" fo:language="it" fo:country="IT"/>
    </style:style>
    <style:style style:name="T2153" style:parent-style-name="Policepardéfaut" style:family="text">
      <style:text-properties fo:language="it" fo:country="IT"/>
    </style:style>
    <style:style style:name="T2154" style:parent-style-name="Policepardéfaut" style:family="text">
      <style:text-properties fo:language="it" fo:country="IT"/>
    </style:style>
    <style:style style:name="T2155" style:parent-style-name="Policepardéfaut" style:family="text">
      <style:text-properties fo:language="it" fo:country="IT"/>
    </style:style>
    <style:style style:name="T2156" style:parent-style-name="Policepardéfaut" style:family="text">
      <style:text-properties fo:language="it" fo:country="IT"/>
    </style:style>
    <style:style style:name="T2157" style:parent-style-name="Policepardéfaut" style:family="text">
      <style:text-properties fo:language="it" fo:country="IT"/>
    </style:style>
    <style:style style:name="T2158" style:parent-style-name="Policepardéfaut" style:family="text">
      <style:text-properties fo:font-weight="bold" style:font-weight-asian="bold" fo:language="it" fo:country="IT"/>
    </style:style>
    <style:style style:name="T2159" style:parent-style-name="Policepardéfaut" style:family="text">
      <style:text-properties fo:language="it" fo:country="IT"/>
    </style:style>
    <style:style style:name="T2160" style:parent-style-name="Policepardéfaut" style:family="text">
      <style:text-properties fo:language="it" fo:country="IT"/>
    </style:style>
    <style:style style:name="T2161" style:parent-style-name="Policepardéfaut" style:family="text">
      <style:text-properties fo:language="it" fo:country="IT"/>
    </style:style>
    <style:style style:name="T2162" style:parent-style-name="Policepardéfaut" style:family="text">
      <style:text-properties fo:language="it" fo:country="IT"/>
    </style:style>
    <style:style style:name="T2163" style:parent-style-name="Policepardéfaut" style:family="text">
      <style:text-properties fo:language="it" fo:country="IT"/>
    </style:style>
    <style:style style:name="T2164" style:parent-style-name="Policepardéfaut" style:family="text">
      <style:text-properties fo:language="it" fo:country="IT"/>
    </style:style>
    <style:style style:name="T2165" style:parent-style-name="Policepardéfaut" style:family="text">
      <style:text-properties fo:language="it" fo:country="IT"/>
    </style:style>
    <style:style style:name="T2166" style:parent-style-name="Policepardéfaut" style:family="text">
      <style:text-properties fo:language="it" fo:country="IT"/>
    </style:style>
    <style:style style:name="T2167" style:parent-style-name="Policepardéfaut" style:family="text">
      <style:text-properties fo:language="it" fo:country="IT"/>
    </style:style>
    <style:style style:name="T2168" style:parent-style-name="Policepardéfaut" style:family="text">
      <style:text-properties fo:language="it" fo:country="IT"/>
    </style:style>
    <style:style style:name="T2169" style:parent-style-name="Policepardéfaut" style:family="text">
      <style:text-properties fo:language="it" fo:country="IT"/>
    </style:style>
    <style:style style:name="T2170" style:parent-style-name="Policepardéfaut" style:family="text">
      <style:text-properties fo:language="it" fo:country="IT"/>
    </style:style>
    <style:style style:name="T2171" style:parent-style-name="Policepardéfaut" style:family="text">
      <style:text-properties fo:language="it" fo:country="IT"/>
    </style:style>
    <style:style style:name="T2172" style:parent-style-name="Policepardéfaut" style:family="text">
      <style:text-properties fo:language="it" fo:country="IT"/>
    </style:style>
    <style:style style:name="T2173" style:parent-style-name="Policepardéfaut" style:family="text">
      <style:text-properties fo:language="it" fo:country="IT"/>
    </style:style>
    <style:style style:name="T2174" style:parent-style-name="Policepardéfaut" style:family="text">
      <style:text-properties fo:language="it" fo:country="IT"/>
    </style:style>
    <style:style style:name="T2175" style:parent-style-name="Policepardéfaut" style:family="text">
      <style:text-properties fo:language="it" fo:country="IT"/>
    </style:style>
    <style:style style:name="T2176" style:parent-style-name="Policepardéfaut" style:family="text">
      <style:text-properties fo:language="it" fo:country="IT"/>
    </style:style>
    <style:style style:name="T2177" style:parent-style-name="Policepardéfaut" style:family="text">
      <style:text-properties fo:language="it" fo:country="IT"/>
    </style:style>
    <style:style style:name="T2178" style:parent-style-name="Policepardéfaut" style:family="text">
      <style:text-properties fo:language="it" fo:country="IT"/>
    </style:style>
    <style:style style:name="T2179" style:parent-style-name="Policepardéfaut" style:family="text">
      <style:text-properties fo:language="it" fo:country="IT"/>
    </style:style>
    <style:style style:name="T2180" style:parent-style-name="Policepardéfaut" style:family="text">
      <style:text-properties fo:font-weight="bold" style:font-weight-asian="bold" fo:language="it" fo:country="IT"/>
    </style:style>
    <style:style style:name="T2181" style:parent-style-name="Policepardéfaut" style:family="text">
      <style:text-properties fo:language="it" fo:country="IT"/>
    </style:style>
    <style:style style:name="T2182" style:parent-style-name="Policepardéfaut" style:family="text">
      <style:text-properties fo:language="it" fo:country="IT"/>
    </style:style>
    <style:style style:name="T2183" style:parent-style-name="Policepardéfaut" style:family="text">
      <style:text-properties fo:language="it" fo:country="IT"/>
    </style:style>
    <style:style style:name="T2184" style:parent-style-name="Policepardéfaut" style:family="text">
      <style:text-properties fo:language="it" fo:country="IT"/>
    </style:style>
    <style:style style:name="P2185" style:parent-style-name="p" style:family="paragraph">
      <style:paragraph-properties>
        <style:tab-stops>
          <style:tab-stop style:type="right" style:position="3.9375in"/>
        </style:tab-stops>
      </style:paragraph-properties>
      <style:text-properties fo:language="it" fo:country="IT"/>
    </style:style>
    <style:style style:name="T2186" style:parent-style-name="Policepardéfaut" style:family="text">
      <style:text-properties fo:font-weight="bold" style:font-weight-asian="bold" fo:language="it" fo:country="IT"/>
    </style:style>
    <style:style style:name="T2187" style:parent-style-name="Policepardéfaut" style:family="text">
      <style:text-properties fo:language="it" fo:country="IT"/>
    </style:style>
    <style:style style:name="T2188" style:parent-style-name="Policepardéfaut" style:family="text">
      <style:text-properties fo:language="it" fo:country="IT"/>
    </style:style>
    <style:style style:name="T2189" style:parent-style-name="Policepardéfaut" style:family="text">
      <style:text-properties fo:language="it" fo:country="IT"/>
    </style:style>
    <style:style style:name="T2190" style:parent-style-name="Policepardéfaut" style:family="text">
      <style:text-properties fo:language="it" fo:country="IT"/>
    </style:style>
    <style:style style:name="T2192" style:parent-style-name="Policepardéfaut" style:family="text">
      <style:text-properties fo:language="it" fo:country="IT"/>
    </style:style>
    <style:style style:name="P2191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2193" style:parent-style-name="Policepardéfaut" style:family="text">
      <style:text-properties fo:font-weight="bold" style:font-weight-asian="bold" fo:language="it" fo:country="IT"/>
    </style:style>
    <style:style style:name="T2194" style:parent-style-name="Policepardéfaut" style:family="text">
      <style:text-properties fo:language="it" fo:country="IT"/>
    </style:style>
    <style:style style:name="T2195" style:parent-style-name="Policepardéfaut" style:family="text">
      <style:text-properties fo:language="it" fo:country="IT"/>
    </style:style>
    <style:style style:name="T2196" style:parent-style-name="Policepardéfaut" style:family="text">
      <style:text-properties fo:language="it" fo:country="IT"/>
    </style:style>
    <style:style style:name="T2197" style:parent-style-name="Policepardéfaut" style:family="text">
      <style:text-properties fo:language="it" fo:country="IT"/>
    </style:style>
    <style:style style:name="T2198" style:parent-style-name="Policepardéfaut" style:family="text">
      <style:text-properties fo:language="it" fo:country="IT"/>
    </style:style>
    <style:style style:name="T2199" style:parent-style-name="Policepardéfaut" style:family="text">
      <style:text-properties fo:language="it" fo:country="IT"/>
    </style:style>
    <style:style style:name="T2200" style:parent-style-name="Policepardéfaut" style:family="text">
      <style:text-properties fo:language="it" fo:country="IT"/>
    </style:style>
    <style:style style:name="T2201" style:parent-style-name="Policepardéfaut" style:family="text">
      <style:text-properties fo:language="it" fo:country="IT"/>
    </style:style>
    <style:style style:name="T2202" style:parent-style-name="Policepardéfaut" style:family="text">
      <style:text-properties fo:font-weight="bold" style:font-weight-asian="bold" fo:language="it" fo:country="IT"/>
    </style:style>
    <style:style style:name="T2203" style:parent-style-name="Policepardéfaut" style:family="text">
      <style:text-properties fo:language="it" fo:country="IT"/>
    </style:style>
    <style:style style:name="T2204" style:parent-style-name="Policepardéfaut" style:family="text">
      <style:text-properties fo:language="it" fo:country="IT"/>
    </style:style>
    <style:style style:name="T2205" style:parent-style-name="Policepardéfaut" style:family="text">
      <style:text-properties fo:language="it" fo:country="IT"/>
    </style:style>
    <style:style style:name="T2206" style:parent-style-name="Policepardéfaut" style:family="text">
      <style:text-properties fo:language="it" fo:country="IT"/>
    </style:style>
    <style:style style:name="T2207" style:parent-style-name="Policepardéfaut" style:family="text">
      <style:text-properties fo:language="it" fo:country="IT"/>
    </style:style>
    <style:style style:name="T2208" style:parent-style-name="Policepardéfaut" style:family="text">
      <style:text-properties fo:language="it" fo:country="IT"/>
    </style:style>
    <style:style style:name="T2209" style:parent-style-name="Policepardéfaut" style:family="text">
      <style:text-properties fo:language="it" fo:country="IT"/>
    </style:style>
    <style:style style:name="T2210" style:parent-style-name="Policepardéfaut" style:family="text">
      <style:text-properties fo:language="it" fo:country="IT"/>
    </style:style>
    <style:style style:name="T2211" style:parent-style-name="Policepardéfaut" style:family="text">
      <style:text-properties fo:language="it" fo:country="IT"/>
    </style:style>
    <style:style style:name="T2212" style:parent-style-name="Policepardéfaut" style:family="text">
      <style:text-properties fo:language="it" fo:country="IT"/>
    </style:style>
    <style:style style:name="T2213" style:parent-style-name="Policepardéfaut" style:family="text">
      <style:text-properties fo:language="it" fo:country="IT"/>
    </style:style>
    <style:style style:name="T2214" style:parent-style-name="Policepardéfaut" style:family="text">
      <style:text-properties fo:font-weight="bold" style:font-weight-asian="bold" fo:language="it" fo:country="IT"/>
    </style:style>
    <style:style style:name="T2215" style:parent-style-name="Policepardéfaut" style:family="text">
      <style:text-properties fo:language="it" fo:country="IT"/>
    </style:style>
    <style:style style:name="T2216" style:parent-style-name="Policepardéfaut" style:family="text">
      <style:text-properties fo:language="it" fo:country="IT"/>
    </style:style>
    <style:style style:name="T2217" style:parent-style-name="Policepardéfaut" style:family="text">
      <style:text-properties fo:language="it" fo:country="IT"/>
    </style:style>
    <style:style style:name="T2218" style:parent-style-name="Policepardéfaut" style:family="text">
      <style:text-properties fo:language="it" fo:country="IT"/>
    </style:style>
    <style:style style:name="T2219" style:parent-style-name="Policepardéfaut" style:family="text">
      <style:text-properties fo:language="it" fo:country="IT"/>
    </style:style>
    <style:style style:name="T2220" style:parent-style-name="Policepardéfaut" style:family="text">
      <style:text-properties fo:language="it" fo:country="IT"/>
    </style:style>
    <style:style style:name="T2221" style:parent-style-name="Policepardéfaut" style:family="text">
      <style:text-properties fo:language="it" fo:country="IT"/>
    </style:style>
    <style:style style:name="T2222" style:parent-style-name="Policepardéfaut" style:family="text">
      <style:text-properties fo:language="it" fo:country="IT"/>
    </style:style>
    <style:style style:name="P2223" style:parent-style-name="Titre2" style:family="paragraph">
      <style:text-properties fo:language="it" fo:country="IT"/>
    </style:style>
    <style:style style:name="P2224" style:parent-style-name="p" style:family="paragraph">
      <style:paragraph-properties fo:text-indent="0in">
        <style:tab-stops>
          <style:tab-stop style:type="right" style:position="3.9375in"/>
        </style:tab-stops>
      </style:paragraph-properties>
    </style:style>
    <style:style style:name="T2226" style:parent-style-name="Policepardéfaut" style:family="text">
      <style:text-properties fo:language="it" fo:country="IT"/>
    </style:style>
    <style:style style:name="P2225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2227" style:parent-style-name="Policepardéfaut" style:family="text">
      <style:text-properties fo:font-weight="bold" style:font-weight-asian="bold" fo:language="it" fo:country="IT"/>
    </style:style>
    <style:style style:name="T2228" style:parent-style-name="Policepardéfaut" style:family="text">
      <style:text-properties fo:language="it" fo:country="IT"/>
    </style:style>
    <style:style style:name="T2229" style:parent-style-name="Policepardéfaut" style:family="text">
      <style:text-properties fo:language="it" fo:country="IT"/>
    </style:style>
    <style:style style:name="T2230" style:parent-style-name="Policepardéfaut" style:family="text">
      <style:text-properties fo:language="it" fo:country="IT"/>
    </style:style>
    <style:style style:name="T2231" style:parent-style-name="Policepardéfaut" style:family="text">
      <style:text-properties fo:font-weight="bold" style:font-weight-asian="bold" fo:language="it" fo:country="IT"/>
    </style:style>
    <style:style style:name="T2232" style:parent-style-name="Policepardéfaut" style:family="text">
      <style:text-properties fo:language="it" fo:country="IT"/>
    </style:style>
    <style:style style:name="T2233" style:parent-style-name="Policepardéfaut" style:family="text">
      <style:text-properties fo:language="it" fo:country="IT"/>
    </style:style>
    <style:style style:name="T2234" style:parent-style-name="Policepardéfaut" style:family="text">
      <style:text-properties fo:language="it" fo:country="IT"/>
    </style:style>
    <style:style style:name="T2235" style:parent-style-name="Policepardéfaut" style:family="text">
      <style:text-properties fo:language="it" fo:country="IT"/>
    </style:style>
    <style:style style:name="T2236" style:parent-style-name="Policepardéfaut" style:family="text">
      <style:text-properties fo:language="it" fo:country="IT"/>
    </style:style>
    <style:style style:name="T2237" style:parent-style-name="Policepardéfaut" style:family="text">
      <style:text-properties fo:language="it" fo:country="IT"/>
    </style:style>
    <style:style style:name="T2238" style:parent-style-name="Policepardéfaut" style:family="text">
      <style:text-properties fo:language="it" fo:country="IT"/>
    </style:style>
    <style:style style:name="T2239" style:parent-style-name="Policepardéfaut" style:family="text">
      <style:text-properties fo:language="it" fo:country="IT"/>
    </style:style>
    <style:style style:name="T2240" style:parent-style-name="Policepardéfaut" style:family="text">
      <style:text-properties fo:language="it" fo:country="IT"/>
    </style:style>
    <style:style style:name="T2241" style:parent-style-name="Policepardéfaut" style:family="text">
      <style:text-properties fo:language="it" fo:country="IT"/>
    </style:style>
    <style:style style:name="T2242" style:parent-style-name="Policepardéfaut" style:family="text">
      <style:text-properties fo:language="it" fo:country="IT"/>
    </style:style>
    <style:style style:name="T2243" style:parent-style-name="Policepardéfaut" style:family="text">
      <style:text-properties fo:language="it" fo:country="IT"/>
    </style:style>
    <style:style style:name="T2244" style:parent-style-name="Policepardéfaut" style:family="text">
      <style:text-properties fo:language="it" fo:country="IT"/>
    </style:style>
    <style:style style:name="T2245" style:parent-style-name="Policepardéfaut" style:family="text">
      <style:text-properties fo:language="it" fo:country="IT"/>
    </style:style>
    <style:style style:name="T2246" style:parent-style-name="Policepardéfaut" style:family="text">
      <style:text-properties fo:language="it" fo:country="IT"/>
    </style:style>
    <style:style style:name="T2247" style:parent-style-name="Policepardéfaut" style:family="text">
      <style:text-properties fo:language="it" fo:country="IT"/>
    </style:style>
    <style:style style:name="T2248" style:parent-style-name="Policepardéfaut" style:family="text">
      <style:text-properties fo:language="it" fo:country="IT"/>
    </style:style>
    <style:style style:name="T2249" style:parent-style-name="Policepardéfaut" style:family="text">
      <style:text-properties fo:language="it" fo:country="IT"/>
    </style:style>
    <style:style style:name="T2250" style:parent-style-name="Policepardéfaut" style:family="text">
      <style:text-properties fo:language="it" fo:country="IT"/>
    </style:style>
    <style:style style:name="T2251" style:parent-style-name="Policepardéfaut" style:family="text">
      <style:text-properties fo:font-weight="bold" style:font-weight-asian="bold" fo:language="it" fo:country="IT"/>
    </style:style>
    <style:style style:name="T2252" style:parent-style-name="Policepardéfaut" style:family="text">
      <style:text-properties fo:language="it" fo:country="IT"/>
    </style:style>
    <style:style style:name="T2253" style:parent-style-name="Policepardéfaut" style:family="text">
      <style:text-properties fo:language="it" fo:country="IT"/>
    </style:style>
    <style:style style:name="T2254" style:parent-style-name="Policepardéfaut" style:family="text">
      <style:text-properties fo:language="it" fo:country="IT"/>
    </style:style>
    <style:style style:name="T2255" style:parent-style-name="Policepardéfaut" style:family="text">
      <style:text-properties fo:language="it" fo:country="IT"/>
    </style:style>
    <style:style style:name="T2256" style:parent-style-name="Policepardéfaut" style:family="text">
      <style:text-properties fo:language="it" fo:country="IT"/>
    </style:style>
    <style:style style:name="T2257" style:parent-style-name="Policepardéfaut" style:family="text">
      <style:text-properties fo:language="it" fo:country="IT"/>
    </style:style>
    <style:style style:name="T2258" style:parent-style-name="Policepardéfaut" style:family="text">
      <style:text-properties fo:language="it" fo:country="IT"/>
    </style:style>
    <style:style style:name="T2259" style:parent-style-name="Policepardéfaut" style:family="text">
      <style:text-properties fo:language="it" fo:country="IT"/>
    </style:style>
    <style:style style:name="T2260" style:parent-style-name="Policepardéfaut" style:family="text">
      <style:text-properties fo:language="it" fo:country="IT"/>
    </style:style>
    <style:style style:name="T2261" style:parent-style-name="Policepardéfaut" style:family="text">
      <style:text-properties fo:language="it" fo:country="IT"/>
    </style:style>
    <style:style style:name="T2262" style:parent-style-name="Policepardéfaut" style:family="text">
      <style:text-properties fo:language="it" fo:country="IT"/>
    </style:style>
    <style:style style:name="T2263" style:parent-style-name="Policepardéfaut" style:family="text">
      <style:text-properties fo:language="it" fo:country="IT"/>
    </style:style>
    <style:style style:name="T2264" style:parent-style-name="Policepardéfaut" style:family="text">
      <style:text-properties fo:language="it" fo:country="IT"/>
    </style:style>
    <style:style style:name="T2265" style:parent-style-name="Policepardéfaut" style:family="text">
      <style:text-properties fo:language="it" fo:country="IT"/>
    </style:style>
    <style:style style:name="T2266" style:parent-style-name="Policepardéfaut" style:family="text">
      <style:text-properties fo:language="it" fo:country="IT"/>
    </style:style>
    <style:style style:name="T2267" style:parent-style-name="Policepardéfaut" style:family="text">
      <style:text-properties fo:font-weight="bold" style:font-weight-asian="bold" fo:language="it" fo:country="IT"/>
    </style:style>
    <style:style style:name="T2268" style:parent-style-name="Policepardéfaut" style:family="text">
      <style:text-properties fo:language="it" fo:country="IT"/>
    </style:style>
    <style:style style:name="T2269" style:parent-style-name="Policepardéfaut" style:family="text">
      <style:text-properties fo:language="it" fo:country="IT"/>
    </style:style>
    <style:style style:name="T2270" style:parent-style-name="Policepardéfaut" style:family="text">
      <style:text-properties fo:language="it" fo:country="IT"/>
    </style:style>
    <style:style style:name="T2272" style:parent-style-name="Policepardéfaut" style:family="text">
      <style:text-properties fo:language="it" fo:country="IT"/>
    </style:style>
    <style:style style:name="P2271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2273" style:parent-style-name="Policepardéfaut" style:family="text">
      <style:text-properties fo:font-weight="bold" style:font-weight-asian="bold" fo:language="it" fo:country="IT"/>
    </style:style>
    <style:style style:name="T2274" style:parent-style-name="Policepardéfaut" style:family="text">
      <style:text-properties fo:language="it" fo:country="IT"/>
    </style:style>
    <style:style style:name="T2275" style:parent-style-name="Policepardéfaut" style:family="text">
      <style:text-properties fo:language="it" fo:country="IT"/>
    </style:style>
    <style:style style:name="T2276" style:parent-style-name="Policepardéfaut" style:family="text">
      <style:text-properties fo:language="it" fo:country="IT"/>
    </style:style>
    <style:style style:name="T2277" style:parent-style-name="Policepardéfaut" style:family="text">
      <style:text-properties fo:language="it" fo:country="IT"/>
    </style:style>
    <style:style style:name="T2278" style:parent-style-name="Policepardéfaut" style:family="text">
      <style:text-properties fo:language="it" fo:country="IT"/>
    </style:style>
    <style:style style:name="T2279" style:parent-style-name="Policepardéfaut" style:family="text">
      <style:text-properties fo:language="it" fo:country="IT"/>
    </style:style>
    <style:style style:name="T2280" style:parent-style-name="Policepardéfaut" style:family="text">
      <style:text-properties fo:language="it" fo:country="IT"/>
    </style:style>
    <style:style style:name="T2281" style:parent-style-name="Policepardéfaut" style:family="text">
      <style:text-properties fo:language="it" fo:country="IT"/>
    </style:style>
    <style:style style:name="T2282" style:parent-style-name="Policepardéfaut" style:family="text">
      <style:text-properties fo:language="it" fo:country="IT"/>
    </style:style>
    <style:style style:name="T2283" style:parent-style-name="Policepardéfaut" style:family="text">
      <style:text-properties fo:language="it" fo:country="IT"/>
    </style:style>
    <style:style style:name="T2284" style:parent-style-name="Policepardéfaut" style:family="text">
      <style:text-properties fo:language="it" fo:country="IT"/>
    </style:style>
    <style:style style:name="T2285" style:parent-style-name="Policepardéfaut" style:family="text">
      <style:text-properties fo:language="it" fo:country="IT"/>
    </style:style>
    <style:style style:name="T2286" style:parent-style-name="Policepardéfaut" style:family="text">
      <style:text-properties fo:language="it" fo:country="IT"/>
    </style:style>
    <style:style style:name="T2287" style:parent-style-name="Policepardéfaut" style:family="text">
      <style:text-properties fo:language="it" fo:country="IT"/>
    </style:style>
    <style:style style:name="T2288" style:parent-style-name="Policepardéfaut" style:family="text">
      <style:text-properties fo:language="it" fo:country="IT"/>
    </style:style>
    <style:style style:name="T2289" style:parent-style-name="Policepardéfaut" style:family="text">
      <style:text-properties fo:font-weight="bold" style:font-weight-asian="bold" fo:language="it" fo:country="IT"/>
    </style:style>
    <style:style style:name="T2290" style:parent-style-name="Policepardéfaut" style:family="text">
      <style:text-properties fo:language="it" fo:country="IT"/>
    </style:style>
    <style:style style:name="T2291" style:parent-style-name="Policepardéfaut" style:family="text">
      <style:text-properties fo:language="it" fo:country="IT"/>
    </style:style>
    <style:style style:name="T2292" style:parent-style-name="Policepardéfaut" style:family="text">
      <style:text-properties fo:language="it" fo:country="IT"/>
    </style:style>
    <style:style style:name="T2293" style:parent-style-name="Policepardéfaut" style:family="text">
      <style:text-properties fo:language="it" fo:country="IT"/>
    </style:style>
    <style:style style:name="T2294" style:parent-style-name="Policepardéfaut" style:family="text">
      <style:text-properties fo:language="it" fo:country="IT"/>
    </style:style>
    <style:style style:name="T2295" style:parent-style-name="Policepardéfaut" style:family="text">
      <style:text-properties fo:language="it" fo:country="IT"/>
    </style:style>
    <style:style style:name="T2296" style:parent-style-name="Policepardéfaut" style:family="text">
      <style:text-properties fo:language="it" fo:country="IT"/>
    </style:style>
    <style:style style:name="T2297" style:parent-style-name="Policepardéfaut" style:family="text">
      <style:text-properties fo:language="it" fo:country="IT"/>
    </style:style>
    <style:style style:name="T2298" style:parent-style-name="Policepardéfaut" style:family="text">
      <style:text-properties fo:language="it" fo:country="IT"/>
    </style:style>
    <style:style style:name="T2299" style:parent-style-name="Policepardéfaut" style:family="text">
      <style:text-properties fo:language="it" fo:country="IT"/>
    </style:style>
    <style:style style:name="T2300" style:parent-style-name="Policepardéfaut" style:family="text">
      <style:text-properties fo:language="it" fo:country="IT"/>
    </style:style>
    <style:style style:name="T2301" style:parent-style-name="Policepardéfaut" style:family="text">
      <style:text-properties fo:language="it" fo:country="IT"/>
    </style:style>
    <style:style style:name="T2302" style:parent-style-name="Policepardéfaut" style:family="text">
      <style:text-properties fo:language="it" fo:country="IT"/>
    </style:style>
    <style:style style:name="T2303" style:parent-style-name="Policepardéfaut" style:family="text">
      <style:text-properties fo:language="it" fo:country="IT"/>
    </style:style>
    <style:style style:name="T2304" style:parent-style-name="Policepardéfaut" style:family="text">
      <style:text-properties fo:language="it" fo:country="IT"/>
    </style:style>
    <style:style style:name="T2305" style:parent-style-name="Policepardéfaut" style:family="text">
      <style:text-properties fo:language="it" fo:country="IT"/>
    </style:style>
    <style:style style:name="T2306" style:parent-style-name="Policepardéfaut" style:family="text">
      <style:text-properties fo:language="it" fo:country="IT"/>
    </style:style>
    <style:style style:name="T2307" style:parent-style-name="Policepardéfaut" style:family="text">
      <style:text-properties fo:language="it" fo:country="IT"/>
    </style:style>
    <style:style style:name="T2308" style:parent-style-name="Policepardéfaut" style:family="text">
      <style:text-properties fo:language="it" fo:country="IT"/>
    </style:style>
    <style:style style:name="T2309" style:parent-style-name="Policepardéfaut" style:family="text">
      <style:text-properties fo:language="it" fo:country="IT"/>
    </style:style>
    <style:style style:name="T2310" style:parent-style-name="Policepardéfaut" style:family="text">
      <style:text-properties fo:language="it" fo:country="IT"/>
    </style:style>
    <style:style style:name="T2311" style:parent-style-name="Policepardéfaut" style:family="text">
      <style:text-properties fo:font-weight="bold" style:font-weight-asian="bold" fo:language="it" fo:country="IT"/>
    </style:style>
    <style:style style:name="T2312" style:parent-style-name="Policepardéfaut" style:family="text">
      <style:text-properties fo:language="it" fo:country="IT"/>
    </style:style>
    <style:style style:name="T2313" style:parent-style-name="Policepardéfaut" style:family="text">
      <style:text-properties fo:language="it" fo:country="IT"/>
    </style:style>
    <style:style style:name="T2314" style:parent-style-name="Policepardéfaut" style:family="text">
      <style:text-properties fo:language="it" fo:country="IT"/>
    </style:style>
    <style:style style:name="T2315" style:parent-style-name="Policepardéfaut" style:family="text">
      <style:text-properties fo:language="it" fo:country="IT"/>
    </style:style>
    <style:style style:name="T2316" style:parent-style-name="Policepardéfaut" style:family="text">
      <style:text-properties fo:language="it" fo:country="IT"/>
    </style:style>
    <style:style style:name="T2317" style:parent-style-name="Policepardéfaut" style:family="text">
      <style:text-properties fo:font-weight="bold" style:font-weight-asian="bold" fo:language="it" fo:country="IT"/>
    </style:style>
    <style:style style:name="T2318" style:parent-style-name="Policepardéfaut" style:family="text">
      <style:text-properties fo:language="it" fo:country="IT"/>
    </style:style>
    <style:style style:name="T2319" style:parent-style-name="Policepardéfaut" style:family="text">
      <style:text-properties fo:language="it" fo:country="IT"/>
    </style:style>
    <style:style style:name="T2320" style:parent-style-name="Policepardéfaut" style:family="text">
      <style:text-properties fo:language="it" fo:country="IT"/>
    </style:style>
    <style:style style:name="T2321" style:parent-style-name="Policepardéfaut" style:family="text">
      <style:text-properties fo:language="it" fo:country="IT"/>
    </style:style>
    <style:style style:name="T2322" style:parent-style-name="Policepardéfaut" style:family="text">
      <style:text-properties fo:language="it" fo:country="IT"/>
    </style:style>
    <style:style style:name="T2323" style:parent-style-name="Policepardéfaut" style:family="text">
      <style:text-properties fo:language="it" fo:country="IT"/>
    </style:style>
    <style:style style:name="T2324" style:parent-style-name="Policepardéfaut" style:family="text">
      <style:text-properties fo:language="it" fo:country="IT"/>
    </style:style>
    <style:style style:name="T2325" style:parent-style-name="Policepardéfaut" style:family="text">
      <style:text-properties fo:language="it" fo:country="IT"/>
    </style:style>
    <style:style style:name="T2326" style:parent-style-name="Policepardéfaut" style:family="text">
      <style:text-properties fo:language="it" fo:country="IT"/>
    </style:style>
    <style:style style:name="T2327" style:parent-style-name="Policepardéfaut" style:family="text">
      <style:text-properties fo:language="it" fo:country="IT"/>
    </style:style>
    <style:style style:name="T2328" style:parent-style-name="Policepardéfaut" style:family="text">
      <style:text-properties fo:language="it" fo:country="IT"/>
    </style:style>
    <style:style style:name="T2329" style:parent-style-name="Policepardéfaut" style:family="text">
      <style:text-properties fo:language="it" fo:country="IT"/>
    </style:style>
    <style:style style:name="T2330" style:parent-style-name="Policepardéfaut" style:family="text">
      <style:text-properties fo:language="it" fo:country="IT"/>
    </style:style>
    <style:style style:name="T2331" style:parent-style-name="Policepardéfaut" style:family="text">
      <style:text-properties fo:language="it" fo:country="IT"/>
    </style:style>
    <style:style style:name="T2332" style:parent-style-name="Policepardéfaut" style:family="text">
      <style:text-properties fo:language="it" fo:country="IT"/>
    </style:style>
    <style:style style:name="T2333" style:parent-style-name="Policepardéfaut" style:family="text">
      <style:text-properties fo:language="it" fo:country="IT"/>
    </style:style>
    <style:style style:name="T2334" style:parent-style-name="Policepardéfaut" style:family="text">
      <style:text-properties fo:language="it" fo:country="IT"/>
    </style:style>
    <style:style style:name="T2335" style:parent-style-name="Policepardéfaut" style:family="text">
      <style:text-properties fo:font-weight="bold" style:font-weight-asian="bold" fo:language="it" fo:country="IT"/>
    </style:style>
    <style:style style:name="T2336" style:parent-style-name="Policepardéfaut" style:family="text">
      <style:text-properties fo:language="it" fo:country="IT"/>
    </style:style>
    <style:style style:name="T2337" style:parent-style-name="Policepardéfaut" style:family="text">
      <style:text-properties fo:language="it" fo:country="IT"/>
    </style:style>
    <style:style style:name="T2338" style:parent-style-name="Policepardéfaut" style:family="text">
      <style:text-properties fo:language="it" fo:country="IT"/>
    </style:style>
    <style:style style:name="T2339" style:parent-style-name="Policepardéfaut" style:family="text">
      <style:text-properties fo:language="it" fo:country="IT"/>
    </style:style>
    <style:style style:name="T2341" style:parent-style-name="Policepardéfaut" style:family="text">
      <style:text-properties fo:language="it" fo:country="IT"/>
    </style:style>
    <style:style style:name="P2340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2342" style:parent-style-name="Policepardéfaut" style:family="text">
      <style:text-properties fo:font-weight="bold" style:font-weight-asian="bold" fo:language="it" fo:country="IT"/>
    </style:style>
    <style:style style:name="T2343" style:parent-style-name="Policepardéfaut" style:family="text">
      <style:text-properties fo:language="it" fo:country="IT"/>
    </style:style>
    <style:style style:name="T2344" style:parent-style-name="Policepardéfaut" style:family="text">
      <style:text-properties fo:language="it" fo:country="IT"/>
    </style:style>
    <style:style style:name="T2345" style:parent-style-name="Policepardéfaut" style:family="text">
      <style:text-properties fo:language="it" fo:country="IT"/>
    </style:style>
    <style:style style:name="T2346" style:parent-style-name="Policepardéfaut" style:family="text">
      <style:text-properties fo:language="it" fo:country="IT"/>
    </style:style>
    <style:style style:name="T2347" style:parent-style-name="Policepardéfaut" style:family="text">
      <style:text-properties fo:language="it" fo:country="IT"/>
    </style:style>
    <style:style style:name="T2348" style:parent-style-name="Policepardéfaut" style:family="text">
      <style:text-properties fo:font-weight="bold" style:font-weight-asian="bold" fo:language="it" fo:country="IT"/>
    </style:style>
    <style:style style:name="T2349" style:parent-style-name="Policepardéfaut" style:family="text">
      <style:text-properties fo:language="it" fo:country="IT"/>
    </style:style>
    <style:style style:name="T2350" style:parent-style-name="Policepardéfaut" style:family="text">
      <style:text-properties fo:language="it" fo:country="IT"/>
    </style:style>
    <style:style style:name="T2351" style:parent-style-name="Policepardéfaut" style:family="text">
      <style:text-properties fo:language="it" fo:country="IT"/>
    </style:style>
    <style:style style:name="T2352" style:parent-style-name="Policepardéfaut" style:family="text">
      <style:text-properties fo:language="it" fo:country="IT"/>
    </style:style>
    <style:style style:name="T2353" style:parent-style-name="Policepardéfaut" style:family="text">
      <style:text-properties fo:language="it" fo:country="IT"/>
    </style:style>
    <style:style style:name="T2354" style:parent-style-name="Policepardéfaut" style:family="text">
      <style:text-properties fo:language="it" fo:country="IT"/>
    </style:style>
    <style:style style:name="T2355" style:parent-style-name="Policepardéfaut" style:family="text">
      <style:text-properties fo:language="it" fo:country="IT"/>
    </style:style>
    <style:style style:name="T2356" style:parent-style-name="Policepardéfaut" style:family="text">
      <style:text-properties fo:language="it" fo:country="IT"/>
    </style:style>
    <style:style style:name="T2357" style:parent-style-name="Policepardéfaut" style:family="text">
      <style:text-properties fo:language="it" fo:country="IT"/>
    </style:style>
    <style:style style:name="T2358" style:parent-style-name="Policepardéfaut" style:family="text">
      <style:text-properties fo:language="it" fo:country="IT"/>
    </style:style>
    <style:style style:name="T2359" style:parent-style-name="Policepardéfaut" style:family="text">
      <style:text-properties fo:language="it" fo:country="IT"/>
    </style:style>
    <style:style style:name="T2360" style:parent-style-name="Policepardéfaut" style:family="text">
      <style:text-properties fo:language="it" fo:country="IT"/>
    </style:style>
    <style:style style:name="T2361" style:parent-style-name="Policepardéfaut" style:family="text">
      <style:text-properties fo:font-weight="bold" style:font-weight-asian="bold" fo:language="it" fo:country="IT"/>
    </style:style>
    <style:style style:name="T2362" style:parent-style-name="Policepardéfaut" style:family="text">
      <style:text-properties fo:language="it" fo:country="IT"/>
    </style:style>
    <style:style style:name="T2363" style:parent-style-name="Policepardéfaut" style:family="text">
      <style:text-properties fo:language="it" fo:country="IT"/>
    </style:style>
    <style:style style:name="T2364" style:parent-style-name="Policepardéfaut" style:family="text">
      <style:text-properties fo:language="it" fo:country="IT"/>
    </style:style>
    <style:style style:name="T2365" style:parent-style-name="Policepardéfaut" style:family="text">
      <style:text-properties fo:language="it" fo:country="IT"/>
    </style:style>
    <style:style style:name="T2366" style:parent-style-name="Policepardéfaut" style:family="text">
      <style:text-properties fo:language="it" fo:country="IT"/>
    </style:style>
    <style:style style:name="T2367" style:parent-style-name="Policepardéfaut" style:family="text">
      <style:text-properties fo:language="it" fo:country="IT"/>
    </style:style>
    <style:style style:name="T2368" style:parent-style-name="Policepardéfaut" style:family="text">
      <style:text-properties fo:language="it" fo:country="IT"/>
    </style:style>
    <style:style style:name="T2369" style:parent-style-name="Policepardéfaut" style:family="text">
      <style:text-properties fo:language="it" fo:country="IT"/>
    </style:style>
    <style:style style:name="T2370" style:parent-style-name="Policepardéfaut" style:family="text">
      <style:text-properties fo:language="it" fo:country="IT"/>
    </style:style>
    <style:style style:name="T2371" style:parent-style-name="Policepardéfaut" style:family="text">
      <style:text-properties fo:language="it" fo:country="IT"/>
    </style:style>
    <style:style style:name="T2372" style:parent-style-name="Policepardéfaut" style:family="text">
      <style:text-properties fo:language="it" fo:country="IT"/>
    </style:style>
    <style:style style:name="T2373" style:parent-style-name="Policepardéfaut" style:family="text">
      <style:text-properties fo:font-weight="bold" style:font-weight-asian="bold" fo:language="it" fo:country="IT"/>
    </style:style>
    <style:style style:name="T2374" style:parent-style-name="Policepardéfaut" style:family="text">
      <style:text-properties fo:language="it" fo:country="IT"/>
    </style:style>
    <style:style style:name="T2375" style:parent-style-name="Policepardéfaut" style:family="text">
      <style:text-properties fo:language="it" fo:country="IT"/>
    </style:style>
    <style:style style:name="T2376" style:parent-style-name="Policepardéfaut" style:family="text">
      <style:text-properties fo:language="it" fo:country="IT"/>
    </style:style>
    <style:style style:name="T2377" style:parent-style-name="Policepardéfaut" style:family="text">
      <style:text-properties fo:language="it" fo:country="IT"/>
    </style:style>
    <style:style style:name="T2378" style:parent-style-name="Policepardéfaut" style:family="text">
      <style:text-properties fo:language="it" fo:country="IT"/>
    </style:style>
    <style:style style:name="T2379" style:parent-style-name="Policepardéfaut" style:family="text">
      <style:text-properties fo:language="it" fo:country="IT"/>
    </style:style>
    <style:style style:name="T2380" style:parent-style-name="Policepardéfaut" style:family="text">
      <style:text-properties fo:language="it" fo:country="IT"/>
    </style:style>
    <style:style style:name="T2381" style:parent-style-name="Policepardéfaut" style:family="text">
      <style:text-properties fo:language="it" fo:country="IT"/>
    </style:style>
    <style:style style:name="T2382" style:parent-style-name="Policepardéfaut" style:family="text">
      <style:text-properties fo:language="it" fo:country="IT"/>
    </style:style>
    <style:style style:name="T2383" style:parent-style-name="Policepardéfaut" style:family="text">
      <style:text-properties fo:language="it" fo:country="IT"/>
    </style:style>
    <style:style style:name="T2384" style:parent-style-name="Policepardéfaut" style:family="text">
      <style:text-properties fo:font-weight="bold" style:font-weight-asian="bold" fo:language="it" fo:country="IT"/>
    </style:style>
    <style:style style:name="T2385" style:parent-style-name="Policepardéfaut" style:family="text">
      <style:text-properties fo:language="it" fo:country="IT"/>
    </style:style>
    <style:style style:name="T2386" style:parent-style-name="Policepardéfaut" style:family="text">
      <style:text-properties fo:language="it" fo:country="IT"/>
    </style:style>
    <style:style style:name="T2387" style:parent-style-name="Policepardéfaut" style:family="text">
      <style:text-properties fo:language="it" fo:country="IT"/>
    </style:style>
    <style:style style:name="T2388" style:parent-style-name="Policepardéfaut" style:family="text">
      <style:text-properties fo:language="it" fo:country="IT"/>
    </style:style>
    <style:style style:name="T2389" style:parent-style-name="Policepardéfaut" style:family="text">
      <style:text-properties fo:language="it" fo:country="IT"/>
    </style:style>
    <style:style style:name="T2390" style:parent-style-name="Policepardéfaut" style:family="text">
      <style:text-properties fo:language="it" fo:country="IT"/>
    </style:style>
    <style:style style:name="T2391" style:parent-style-name="Policepardéfaut" style:family="text">
      <style:text-properties fo:language="it" fo:country="IT"/>
    </style:style>
    <style:style style:name="T2392" style:parent-style-name="Policepardéfaut" style:family="text">
      <style:text-properties fo:language="it" fo:country="IT"/>
    </style:style>
    <style:style style:name="T2393" style:parent-style-name="Policepardéfaut" style:family="text">
      <style:text-properties fo:language="it" fo:country="IT"/>
    </style:style>
    <style:style style:name="T2394" style:parent-style-name="Policepardéfaut" style:family="text">
      <style:text-properties fo:language="it" fo:country="IT"/>
    </style:style>
    <style:style style:name="T2395" style:parent-style-name="Policepardéfaut" style:family="text">
      <style:text-properties fo:language="it" fo:country="IT"/>
    </style:style>
    <style:style style:name="T2396" style:parent-style-name="Policepardéfaut" style:family="text">
      <style:text-properties fo:language="it" fo:country="IT"/>
    </style:style>
    <style:style style:name="T2397" style:parent-style-name="Policepardéfaut" style:family="text">
      <style:text-properties fo:language="it" fo:country="IT"/>
    </style:style>
    <style:style style:name="T2398" style:parent-style-name="Policepardéfaut" style:family="text">
      <style:text-properties fo:language="it" fo:country="IT"/>
    </style:style>
    <style:style style:name="T2399" style:parent-style-name="Policepardéfaut" style:family="text">
      <style:text-properties fo:font-weight="bold" style:font-weight-asian="bold" fo:language="it" fo:country="IT"/>
    </style:style>
    <style:style style:name="T2400" style:parent-style-name="Policepardéfaut" style:family="text">
      <style:text-properties fo:language="it" fo:country="IT"/>
    </style:style>
    <style:style style:name="T2401" style:parent-style-name="Policepardéfaut" style:family="text">
      <style:text-properties fo:language="it" fo:country="IT"/>
    </style:style>
    <style:style style:name="T2402" style:parent-style-name="Policepardéfaut" style:family="text">
      <style:text-properties fo:language="it" fo:country="IT"/>
    </style:style>
    <style:style style:name="T2403" style:parent-style-name="Policepardéfaut" style:family="text">
      <style:text-properties fo:language="it" fo:country="IT"/>
    </style:style>
    <style:style style:name="T2405" style:parent-style-name="Policepardéfaut" style:family="text">
      <style:text-properties fo:language="it" fo:country="IT"/>
    </style:style>
    <style:style style:name="P2404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2406" style:parent-style-name="Policepardéfaut" style:family="text">
      <style:text-properties fo:language="it" fo:country="IT"/>
    </style:style>
    <style:style style:name="P2407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2408" style:parent-style-name="Policepardéfaut" style:family="text">
      <style:text-properties fo:language="it" fo:country="IT"/>
    </style:style>
    <style:style style:name="T2409" style:parent-style-name="Policepardéfaut" style:family="text">
      <style:text-properties fo:language="it" fo:country="IT"/>
    </style:style>
    <style:style style:name="T2410" style:parent-style-name="Policepardéfaut" style:family="text">
      <style:text-properties fo:language="it" fo:country="IT"/>
    </style:style>
    <style:style style:name="T2411" style:parent-style-name="Policepardéfaut" style:family="text">
      <style:text-properties fo:language="it" fo:country="IT"/>
    </style:style>
    <style:style style:name="T2412" style:parent-style-name="Policepardéfaut" style:family="text">
      <style:text-properties fo:language="it" fo:country="IT"/>
    </style:style>
    <style:style style:name="T2413" style:parent-style-name="Policepardéfaut" style:family="text">
      <style:text-properties fo:language="it" fo:country="IT"/>
    </style:style>
    <style:style style:name="T2414" style:parent-style-name="Policepardéfaut" style:family="text">
      <style:text-properties fo:language="it" fo:country="IT"/>
    </style:style>
    <style:style style:name="T2415" style:parent-style-name="Policepardéfaut" style:family="text">
      <style:text-properties fo:font-weight="bold" style:font-weight-asian="bold" fo:language="it" fo:country="IT"/>
    </style:style>
    <style:style style:name="T2416" style:parent-style-name="Policepardéfaut" style:family="text">
      <style:text-properties fo:language="it" fo:country="IT"/>
    </style:style>
    <style:style style:name="T2417" style:parent-style-name="Policepardéfaut" style:family="text">
      <style:text-properties fo:language="it" fo:country="IT"/>
    </style:style>
    <style:style style:name="T2418" style:parent-style-name="Policepardéfaut" style:family="text">
      <style:text-properties fo:language="it" fo:country="IT"/>
    </style:style>
    <style:style style:name="T2419" style:parent-style-name="Policepardéfaut" style:family="text">
      <style:text-properties fo:language="it" fo:country="IT"/>
    </style:style>
    <style:style style:name="T2420" style:parent-style-name="Policepardéfaut" style:family="text">
      <style:text-properties fo:language="it" fo:country="IT"/>
    </style:style>
    <style:style style:name="T2421" style:parent-style-name="Policepardéfaut" style:family="text">
      <style:text-properties fo:language="it" fo:country="IT"/>
    </style:style>
    <style:style style:name="T2422" style:parent-style-name="Policepardéfaut" style:family="text">
      <style:text-properties fo:language="it" fo:country="IT"/>
    </style:style>
    <style:style style:name="T2423" style:parent-style-name="Policepardéfaut" style:family="text">
      <style:text-properties fo:language="it" fo:country="IT"/>
    </style:style>
    <style:style style:name="T2424" style:parent-style-name="Policepardéfaut" style:family="text">
      <style:text-properties fo:font-weight="bold" style:font-weight-asian="bold" fo:language="it" fo:country="IT"/>
    </style:style>
    <style:style style:name="T2425" style:parent-style-name="Policepardéfaut" style:family="text">
      <style:text-properties fo:language="it" fo:country="IT"/>
    </style:style>
    <style:style style:name="T2426" style:parent-style-name="Policepardéfaut" style:family="text">
      <style:text-properties fo:language="it" fo:country="IT"/>
    </style:style>
    <style:style style:name="T2427" style:parent-style-name="Policepardéfaut" style:family="text">
      <style:text-properties fo:language="it" fo:country="IT"/>
    </style:style>
    <style:style style:name="T2428" style:parent-style-name="Policepardéfaut" style:family="text">
      <style:text-properties fo:language="it" fo:country="IT"/>
    </style:style>
    <style:style style:name="T2429" style:parent-style-name="Policepardéfaut" style:family="text">
      <style:text-properties fo:language="it" fo:country="IT"/>
    </style:style>
    <style:style style:name="T2430" style:parent-style-name="Policepardéfaut" style:family="text">
      <style:text-properties fo:language="it" fo:country="IT"/>
    </style:style>
    <style:style style:name="T2431" style:parent-style-name="Policepardéfaut" style:family="text">
      <style:text-properties fo:font-weight="bold" style:font-weight-asian="bold" fo:language="it" fo:country="IT"/>
    </style:style>
    <style:style style:name="T2432" style:parent-style-name="Policepardéfaut" style:family="text">
      <style:text-properties fo:language="it" fo:country="IT"/>
    </style:style>
    <style:style style:name="T2433" style:parent-style-name="Policepardéfaut" style:family="text">
      <style:text-properties fo:language="it" fo:country="IT"/>
    </style:style>
    <style:style style:name="T2434" style:parent-style-name="Policepardéfaut" style:family="text">
      <style:text-properties fo:language="it" fo:country="IT"/>
    </style:style>
    <style:style style:name="T2435" style:parent-style-name="Policepardéfaut" style:family="text">
      <style:text-properties fo:language="it" fo:country="IT"/>
    </style:style>
    <style:style style:name="T2436" style:parent-style-name="Policepardéfaut" style:family="text">
      <style:text-properties fo:language="it" fo:country="IT"/>
    </style:style>
    <style:style style:name="T2437" style:parent-style-name="Policepardéfaut" style:family="text">
      <style:text-properties fo:language="it" fo:country="IT"/>
    </style:style>
    <style:style style:name="T2438" style:parent-style-name="Policepardéfaut" style:family="text">
      <style:text-properties fo:language="it" fo:country="IT"/>
    </style:style>
    <style:style style:name="T2439" style:parent-style-name="Policepardéfaut" style:family="text">
      <style:text-properties fo:language="it" fo:country="IT"/>
    </style:style>
    <style:style style:name="T2440" style:parent-style-name="Policepardéfaut" style:family="text">
      <style:text-properties fo:language="it" fo:country="IT"/>
    </style:style>
    <style:style style:name="T2441" style:parent-style-name="Policepardéfaut" style:family="text">
      <style:text-properties fo:language="it" fo:country="IT"/>
    </style:style>
    <style:style style:name="T2442" style:parent-style-name="Policepardéfaut" style:family="text">
      <style:text-properties fo:language="it" fo:country="IT"/>
    </style:style>
    <style:style style:name="T2443" style:parent-style-name="Policepardéfaut" style:family="text">
      <style:text-properties fo:language="it" fo:country="IT"/>
    </style:style>
    <style:style style:name="T2444" style:parent-style-name="Policepardéfaut" style:family="text">
      <style:text-properties fo:font-weight="bold" style:font-weight-asian="bold" fo:language="it" fo:country="IT"/>
    </style:style>
    <style:style style:name="T2445" style:parent-style-name="Policepardéfaut" style:family="text">
      <style:text-properties fo:language="it" fo:country="IT"/>
    </style:style>
    <style:style style:name="T2446" style:parent-style-name="Policepardéfaut" style:family="text">
      <style:text-properties fo:language="it" fo:country="IT"/>
    </style:style>
    <style:style style:name="T2447" style:parent-style-name="Policepardéfaut" style:family="text">
      <style:text-properties fo:language="it" fo:country="IT"/>
    </style:style>
    <style:style style:name="T2448" style:parent-style-name="Policepardéfaut" style:family="text">
      <style:text-properties fo:language="it" fo:country="IT"/>
    </style:style>
    <style:style style:name="T2449" style:parent-style-name="Policepardéfaut" style:family="text">
      <style:text-properties fo:font-weight="bold" style:font-weight-asian="bold" fo:language="it" fo:country="IT"/>
    </style:style>
    <style:style style:name="T2450" style:parent-style-name="Policepardéfaut" style:family="text">
      <style:text-properties fo:language="it" fo:country="IT"/>
    </style:style>
    <style:style style:name="T2451" style:parent-style-name="Policepardéfaut" style:family="text">
      <style:text-properties fo:language="it" fo:country="IT"/>
    </style:style>
    <style:style style:name="T2453" style:parent-style-name="Policepardéfaut" style:family="text">
      <style:text-properties fo:language="it" fo:country="IT"/>
    </style:style>
    <style:style style:name="P2452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2454" style:parent-style-name="Policepardéfaut" style:family="text">
      <style:text-properties fo:font-weight="bold" style:font-weight-asian="bold" fo:language="it" fo:country="IT"/>
    </style:style>
    <style:style style:name="T2455" style:parent-style-name="Policepardéfaut" style:family="text">
      <style:text-properties fo:language="it" fo:country="IT"/>
    </style:style>
    <style:style style:name="T2456" style:parent-style-name="Policepardéfaut" style:family="text">
      <style:text-properties fo:language="it" fo:country="IT"/>
    </style:style>
    <style:style style:name="T2457" style:parent-style-name="Policepardéfaut" style:family="text">
      <style:text-properties fo:language="it" fo:country="IT"/>
    </style:style>
    <style:style style:name="T2458" style:parent-style-name="Policepardéfaut" style:family="text">
      <style:text-properties fo:language="it" fo:country="IT"/>
    </style:style>
    <style:style style:name="T2459" style:parent-style-name="Policepardéfaut" style:family="text">
      <style:text-properties fo:language="it" fo:country="IT"/>
    </style:style>
    <style:style style:name="T2460" style:parent-style-name="Policepardéfaut" style:family="text">
      <style:text-properties fo:language="it" fo:country="IT"/>
    </style:style>
    <style:style style:name="T2461" style:parent-style-name="Policepardéfaut" style:family="text">
      <style:text-properties fo:language="it" fo:country="IT"/>
    </style:style>
    <style:style style:name="T2462" style:parent-style-name="Policepardéfaut" style:family="text">
      <style:text-properties fo:language="it" fo:country="IT"/>
    </style:style>
    <style:style style:name="T2463" style:parent-style-name="Policepardéfaut" style:family="text">
      <style:text-properties fo:language="it" fo:country="IT"/>
    </style:style>
    <style:style style:name="T2464" style:parent-style-name="Policepardéfaut" style:family="text">
      <style:text-properties fo:language="it" fo:country="IT"/>
    </style:style>
    <style:style style:name="T2465" style:parent-style-name="Policepardéfaut" style:family="text">
      <style:text-properties fo:language="it" fo:country="IT"/>
    </style:style>
    <style:style style:name="T2466" style:parent-style-name="Policepardéfaut" style:family="text">
      <style:text-properties fo:language="it" fo:country="IT"/>
    </style:style>
    <style:style style:name="T2467" style:parent-style-name="Policepardéfaut" style:family="text">
      <style:text-properties fo:language="it" fo:country="IT"/>
    </style:style>
    <style:style style:name="T2468" style:parent-style-name="Policepardéfaut" style:family="text">
      <style:text-properties fo:language="it" fo:country="IT"/>
    </style:style>
    <style:style style:name="T2469" style:parent-style-name="Policepardéfaut" style:family="text">
      <style:text-properties fo:language="it" fo:country="IT"/>
    </style:style>
    <style:style style:name="T2470" style:parent-style-name="Policepardéfaut" style:family="text">
      <style:text-properties fo:language="it" fo:country="IT"/>
    </style:style>
    <style:style style:name="T2471" style:parent-style-name="Policepardéfaut" style:family="text">
      <style:text-properties fo:language="it" fo:country="IT"/>
    </style:style>
    <style:style style:name="T2472" style:parent-style-name="Policepardéfaut" style:family="text">
      <style:text-properties fo:font-weight="bold" style:font-weight-asian="bold" fo:language="it" fo:country="IT"/>
    </style:style>
    <style:style style:name="T2473" style:parent-style-name="Policepardéfaut" style:family="text">
      <style:text-properties fo:language="it" fo:country="IT"/>
    </style:style>
    <style:style style:name="T2474" style:parent-style-name="Policepardéfaut" style:family="text">
      <style:text-properties fo:language="it" fo:country="IT"/>
    </style:style>
    <style:style style:name="T2475" style:parent-style-name="Policepardéfaut" style:family="text">
      <style:text-properties fo:language="it" fo:country="IT"/>
    </style:style>
    <style:style style:name="T2476" style:parent-style-name="Policepardéfaut" style:family="text">
      <style:text-properties fo:language="it" fo:country="IT"/>
    </style:style>
    <style:style style:name="T2477" style:parent-style-name="Policepardéfaut" style:family="text">
      <style:text-properties fo:language="it" fo:country="IT"/>
    </style:style>
    <style:style style:name="T2478" style:parent-style-name="Policepardéfaut" style:family="text">
      <style:text-properties fo:language="it" fo:country="IT"/>
    </style:style>
    <style:style style:name="T2479" style:parent-style-name="Policepardéfaut" style:family="text">
      <style:text-properties fo:language="it" fo:country="IT"/>
    </style:style>
    <style:style style:name="P2480" style:parent-style-name="p" style:family="paragraph">
      <style:paragraph-properties>
        <style:tab-stops>
          <style:tab-stop style:type="right" style:position="3.9375in"/>
        </style:tab-stops>
      </style:paragraph-properties>
      <style:text-properties fo:language="it" fo:country="IT"/>
    </style:style>
    <style:style style:name="T2481" style:parent-style-name="Policepardéfaut" style:family="text">
      <style:text-properties fo:font-weight="bold" style:font-weight-asian="bold" fo:language="it" fo:country="IT"/>
    </style:style>
    <style:style style:name="T2482" style:parent-style-name="Policepardéfaut" style:family="text">
      <style:text-properties fo:language="it" fo:country="IT"/>
    </style:style>
    <style:style style:name="T2483" style:parent-style-name="Policepardéfaut" style:family="text">
      <style:text-properties fo:language="it" fo:country="IT"/>
    </style:style>
    <style:style style:name="T2485" style:parent-style-name="Policepardéfaut" style:family="text">
      <style:text-properties fo:language="it" fo:country="IT"/>
    </style:style>
    <style:style style:name="P2484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2486" style:parent-style-name="Policepardéfaut" style:family="text">
      <style:text-properties fo:font-weight="bold" style:font-weight-asian="bold" fo:language="it" fo:country="IT"/>
    </style:style>
    <style:style style:name="T2487" style:parent-style-name="Policepardéfaut" style:family="text">
      <style:text-properties fo:language="it" fo:country="IT"/>
    </style:style>
    <style:style style:name="T2488" style:parent-style-name="Policepardéfaut" style:family="text">
      <style:text-properties fo:language="it" fo:country="IT"/>
    </style:style>
    <style:style style:name="T2489" style:parent-style-name="Policepardéfaut" style:family="text">
      <style:text-properties fo:language="it" fo:country="IT"/>
    </style:style>
    <style:style style:name="T2490" style:parent-style-name="Policepardéfaut" style:family="text">
      <style:text-properties fo:language="it" fo:country="IT"/>
    </style:style>
    <style:style style:name="T2491" style:parent-style-name="Policepardéfaut" style:family="text">
      <style:text-properties fo:language="it" fo:country="IT"/>
    </style:style>
    <style:style style:name="T2492" style:parent-style-name="Policepardéfaut" style:family="text">
      <style:text-properties fo:language="it" fo:country="IT"/>
    </style:style>
    <style:style style:name="T2493" style:parent-style-name="Policepardéfaut" style:family="text">
      <style:text-properties fo:language="it" fo:country="IT"/>
    </style:style>
    <style:style style:name="T2494" style:parent-style-name="Policepardéfaut" style:family="text">
      <style:text-properties fo:language="it" fo:country="IT"/>
    </style:style>
    <style:style style:name="T2495" style:parent-style-name="Policepardéfaut" style:family="text">
      <style:text-properties fo:language="it" fo:country="IT"/>
    </style:style>
    <style:style style:name="T2496" style:parent-style-name="Policepardéfaut" style:family="text">
      <style:text-properties fo:language="it" fo:country="IT"/>
    </style:style>
    <style:style style:name="T2497" style:parent-style-name="Policepardéfaut" style:family="text">
      <style:text-properties fo:language="it" fo:country="IT"/>
    </style:style>
    <style:style style:name="T2498" style:parent-style-name="Policepardéfaut" style:family="text">
      <style:text-properties fo:language="it" fo:country="IT"/>
    </style:style>
    <style:style style:name="T2499" style:parent-style-name="Policepardéfaut" style:family="text">
      <style:text-properties fo:language="it" fo:country="IT"/>
    </style:style>
    <style:style style:name="T2500" style:parent-style-name="Policepardéfaut" style:family="text">
      <style:text-properties fo:font-weight="bold" style:font-weight-asian="bold" fo:language="it" fo:country="IT"/>
    </style:style>
    <style:style style:name="T2501" style:parent-style-name="Policepardéfaut" style:family="text">
      <style:text-properties fo:language="it" fo:country="IT"/>
    </style:style>
    <style:style style:name="T2502" style:parent-style-name="Policepardéfaut" style:family="text">
      <style:text-properties fo:language="it" fo:country="IT"/>
    </style:style>
    <style:style style:name="T2503" style:parent-style-name="Policepardéfaut" style:family="text">
      <style:text-properties fo:language="it" fo:country="IT"/>
    </style:style>
    <style:style style:name="T2504" style:parent-style-name="Policepardéfaut" style:family="text">
      <style:text-properties fo:language="it" fo:country="IT"/>
    </style:style>
    <style:style style:name="T2505" style:parent-style-name="Policepardéfaut" style:family="text">
      <style:text-properties fo:language="it" fo:country="IT"/>
    </style:style>
    <style:style style:name="T2506" style:parent-style-name="Policepardéfaut" style:family="text">
      <style:text-properties fo:font-weight="bold" style:font-weight-asian="bold" fo:language="it" fo:country="IT"/>
    </style:style>
    <style:style style:name="T2507" style:parent-style-name="Policepardéfaut" style:family="text">
      <style:text-properties fo:language="it" fo:country="IT"/>
    </style:style>
    <style:style style:name="T2508" style:parent-style-name="Policepardéfaut" style:family="text">
      <style:text-properties fo:language="it" fo:country="IT"/>
    </style:style>
    <style:style style:name="T2509" style:parent-style-name="Policepardéfaut" style:family="text">
      <style:text-properties fo:language="it" fo:country="IT"/>
    </style:style>
    <style:style style:name="T2510" style:parent-style-name="Policepardéfaut" style:family="text">
      <style:text-properties fo:language="it" fo:country="IT"/>
    </style:style>
    <style:style style:name="T2511" style:parent-style-name="Policepardéfaut" style:family="text">
      <style:text-properties fo:language="it" fo:country="IT"/>
    </style:style>
    <style:style style:name="T2512" style:parent-style-name="Policepardéfaut" style:family="text">
      <style:text-properties fo:language="it" fo:country="IT"/>
    </style:style>
    <style:style style:name="T2513" style:parent-style-name="Policepardéfaut" style:family="text">
      <style:text-properties fo:language="it" fo:country="IT"/>
    </style:style>
    <style:style style:name="T2514" style:parent-style-name="Policepardéfaut" style:family="text">
      <style:text-properties fo:language="it" fo:country="IT"/>
    </style:style>
    <style:style style:name="T2515" style:parent-style-name="Policepardéfaut" style:family="text">
      <style:text-properties fo:language="it" fo:country="IT"/>
    </style:style>
    <style:style style:name="T2516" style:parent-style-name="Policepardéfaut" style:family="text">
      <style:text-properties fo:language="it" fo:country="IT"/>
    </style:style>
    <style:style style:name="T2517" style:parent-style-name="Policepardéfaut" style:family="text">
      <style:text-properties fo:language="it" fo:country="IT"/>
    </style:style>
    <style:style style:name="T2518" style:parent-style-name="Policepardéfaut" style:family="text">
      <style:text-properties fo:language="it" fo:country="IT"/>
    </style:style>
    <style:style style:name="T2519" style:parent-style-name="Policepardéfaut" style:family="text">
      <style:text-properties fo:language="it" fo:country="IT"/>
    </style:style>
    <style:style style:name="T2520" style:parent-style-name="Policepardéfaut" style:family="text">
      <style:text-properties fo:language="it" fo:country="IT"/>
    </style:style>
    <style:style style:name="T2521" style:parent-style-name="Policepardéfaut" style:family="text">
      <style:text-properties fo:language="it" fo:country="IT"/>
    </style:style>
    <style:style style:name="T2522" style:parent-style-name="Policepardéfaut" style:family="text">
      <style:text-properties fo:language="it" fo:country="IT"/>
    </style:style>
    <style:style style:name="T2523" style:parent-style-name="Policepardéfaut" style:family="text">
      <style:text-properties fo:language="it" fo:country="IT"/>
    </style:style>
    <style:style style:name="T2524" style:parent-style-name="Policepardéfaut" style:family="text">
      <style:text-properties fo:font-weight="bold" style:font-weight-asian="bold" fo:language="it" fo:country="IT"/>
    </style:style>
    <style:style style:name="T2525" style:parent-style-name="Policepardéfaut" style:family="text">
      <style:text-properties fo:language="it" fo:country="IT"/>
    </style:style>
    <style:style style:name="T2526" style:parent-style-name="Policepardéfaut" style:family="text">
      <style:text-properties fo:language="it" fo:country="IT"/>
    </style:style>
    <style:style style:name="T2527" style:parent-style-name="Policepardéfaut" style:family="text">
      <style:text-properties fo:language="it" fo:country="IT"/>
    </style:style>
    <style:style style:name="T2528" style:parent-style-name="Policepardéfaut" style:family="text">
      <style:text-properties fo:language="it" fo:country="IT"/>
    </style:style>
    <style:style style:name="T2529" style:parent-style-name="Policepardéfaut" style:family="text">
      <style:text-properties fo:language="it" fo:country="IT"/>
    </style:style>
    <style:style style:name="T2530" style:parent-style-name="Policepardéfaut" style:family="text">
      <style:text-properties fo:font-weight="bold" style:font-weight-asian="bold" fo:language="it" fo:country="IT"/>
    </style:style>
    <style:style style:name="T2531" style:parent-style-name="Policepardéfaut" style:family="text">
      <style:text-properties fo:language="it" fo:country="IT"/>
    </style:style>
    <style:style style:name="T2532" style:parent-style-name="Policepardéfaut" style:family="text">
      <style:text-properties fo:language="it" fo:country="IT"/>
    </style:style>
    <style:style style:name="P2533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2535" style:parent-style-name="Policepardéfaut" style:family="text">
      <style:text-properties/>
    </style:style>
    <style:style style:name="P2534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2536" style:parent-style-name="Policepardéfaut" style:family="text">
      <style:text-properties fo:font-weight="bold" style:font-weight-asian="bold"/>
    </style:style>
    <style:style style:name="T2537" style:parent-style-name="Policepardéfaut" style:family="text">
      <style:text-properties fo:font-weight="bold" style:font-weight-asian="bold"/>
    </style:style>
    <style:style style:name="T2539" style:parent-style-name="Policepardéfaut" style:family="text">
      <style:text-properties/>
    </style:style>
    <style:style style:name="P2538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2540" style:parent-style-name="Policepardéfaut" style:family="text">
      <style:text-properties fo:font-weight="bold" style:font-weight-asian="bold"/>
    </style:style>
    <style:style style:name="T2541" style:parent-style-name="Policepardéfaut" style:family="text">
      <style:text-properties fo:font-weight="bold" style:font-weight-asian="bold"/>
    </style:style>
    <style:style style:name="T2543" style:parent-style-name="Policepardéfaut" style:family="text">
      <style:text-properties/>
    </style:style>
    <style:style style:name="P2542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2544" style:parent-style-name="Policepardéfaut" style:family="text">
      <style:text-properties fo:font-weight="bold" style:font-weight-asian="bold"/>
    </style:style>
    <style:style style:name="T2545" style:parent-style-name="Policepardéfaut" style:family="text">
      <style:text-properties fo:font-weight="bold" style:font-weight-asian="bold"/>
    </style:style>
    <style:style style:name="T2546" style:parent-style-name="Policepardéfaut" style:family="text">
      <style:text-properties fo:font-weight="bold" style:font-weight-asian="bold"/>
    </style:style>
    <style:style style:name="T2548" style:parent-style-name="Policepardéfaut" style:family="text">
      <style:text-properties/>
    </style:style>
    <style:style style:name="P2547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2549" style:parent-style-name="Policepardéfaut" style:family="text">
      <style:text-properties fo:font-weight="bold" style:font-weight-asian="bold"/>
    </style:style>
    <style:style style:name="T2551" style:parent-style-name="Policepardéfaut" style:family="text">
      <style:text-properties/>
    </style:style>
    <style:style style:name="P2550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2552" style:parent-style-name="Policepardéfaut" style:family="text">
      <style:text-properties fo:font-weight="bold" style:font-weight-asian="bold"/>
    </style:style>
    <style:style style:name="T2553" style:parent-style-name="Policepardéfaut" style:family="text">
      <style:text-properties fo:font-weight="bold" style:font-weight-asian="bold"/>
    </style:style>
    <style:style style:name="T2554" style:parent-style-name="Policepardéfaut" style:family="text">
      <style:text-properties fo:font-weight="bold" style:font-weight-asian="bold"/>
    </style:style>
    <style:style style:name="T2555" style:parent-style-name="Policepardéfaut" style:family="text">
      <style:text-properties fo:font-weight="bold" style:font-weight-asian="bold"/>
    </style:style>
    <style:style style:name="T2556" style:parent-style-name="Policepardéfaut" style:family="text">
      <style:text-properties fo:font-weight="bold" style:font-weight-asian="bold"/>
    </style:style>
    <style:style style:name="T2557" style:parent-style-name="Policepardéfaut" style:family="text">
      <style:text-properties fo:font-weight="bold" style:font-weight-asian="bold"/>
    </style:style>
    <style:style style:name="T2559" style:parent-style-name="Policepardéfaut" style:family="text">
      <style:text-properties/>
    </style:style>
    <style:style style:name="P2558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2560" style:parent-style-name="Policepardéfaut" style:family="text">
      <style:text-properties fo:font-weight="bold" style:font-weight-asian="bold"/>
    </style:style>
    <style:style style:name="T2561" style:parent-style-name="Policepardéfaut" style:family="text">
      <style:text-properties fo:font-weight="bold" style:font-weight-asian="bold"/>
    </style:style>
    <style:style style:name="T2563" style:parent-style-name="Policepardéfaut" style:family="text">
      <style:text-properties/>
    </style:style>
    <style:style style:name="P2562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2564" style:parent-style-name="Policepardéfaut" style:family="text">
      <style:text-properties fo:font-weight="bold" style:font-weight-asian="bold"/>
    </style:style>
    <style:style style:name="T2565" style:parent-style-name="Policepardéfaut" style:family="text">
      <style:text-properties fo:font-weight="bold" style:font-weight-asian="bold"/>
    </style:style>
    <style:style style:name="T2566" style:parent-style-name="Policepardéfaut" style:family="text">
      <style:text-properties fo:font-weight="bold" style:font-weight-asian="bold"/>
    </style:style>
    <style:style style:name="T2567" style:parent-style-name="Policepardéfaut" style:family="text">
      <style:text-properties fo:font-weight="bold" style:font-weight-asian="bold"/>
    </style:style>
    <style:style style:name="T2568" style:parent-style-name="Policepardéfaut" style:family="text">
      <style:text-properties fo:font-weight="bold" style:font-weight-asian="bold"/>
    </style:style>
    <style:style style:name="T2570" style:parent-style-name="Policepardéfaut" style:family="text">
      <style:text-properties/>
    </style:style>
    <style:style style:name="P2569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2571" style:parent-style-name="Policepardéfaut" style:family="text">
      <style:text-properties fo:font-weight="bold" style:font-weight-asian="bold"/>
    </style:style>
    <style:style style:name="T2572" style:parent-style-name="Policepardéfaut" style:family="text">
      <style:text-properties fo:font-weight="bold" style:font-weight-asian="bold"/>
    </style:style>
    <style:style style:name="T2574" style:parent-style-name="Policepardéfaut" style:family="text">
      <style:text-properties/>
    </style:style>
    <style:style style:name="P2573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2575" style:parent-style-name="Policepardéfaut" style:family="text">
      <style:text-properties fo:font-weight="bold" style:font-weight-asian="bold"/>
    </style:style>
    <style:style style:name="T2576" style:parent-style-name="Policepardéfaut" style:family="text">
      <style:text-properties fo:font-weight="bold" style:font-weight-asian="bold"/>
    </style:style>
    <style:style style:name="T2578" style:parent-style-name="Policepardéfaut" style:family="text">
      <style:text-properties/>
    </style:style>
    <style:style style:name="P2577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2579" style:parent-style-name="Policepardéfaut" style:family="text">
      <style:text-properties fo:font-weight="bold" style:font-weight-asian="bold"/>
    </style:style>
    <style:style style:name="T2580" style:parent-style-name="Policepardéfaut" style:family="text">
      <style:text-properties fo:font-weight="bold" style:font-weight-asian="bold"/>
    </style:style>
    <style:style style:name="T2581" style:parent-style-name="Policepardéfaut" style:family="text">
      <style:text-properties fo:font-weight="bold" style:font-weight-asian="bold"/>
    </style:style>
    <style:style style:name="T2582" style:parent-style-name="Policepardéfaut" style:family="text">
      <style:text-properties fo:font-weight="bold" style:font-weight-asian="bold"/>
    </style:style>
    <style:style style:name="T2583" style:parent-style-name="Policepardéfaut" style:family="text">
      <style:text-properties fo:font-weight="bold" style:font-weight-asian="bold"/>
    </style:style>
    <style:style style:name="T2585" style:parent-style-name="Policepardéfaut" style:family="text">
      <style:text-properties/>
    </style:style>
    <style:style style:name="P2584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2586" style:parent-style-name="Policepardéfaut" style:family="text">
      <style:text-properties fo:font-weight="bold" style:font-weight-asian="bold"/>
    </style:style>
    <style:style style:name="T2587" style:parent-style-name="Policepardéfaut" style:family="text">
      <style:text-properties fo:font-weight="bold" style:font-weight-asian="bold"/>
    </style:style>
    <style:style style:name="T2588" style:parent-style-name="Policepardéfaut" style:family="text">
      <style:text-properties fo:font-weight="bold" style:font-weight-asian="bold"/>
    </style:style>
    <style:style style:name="T2590" style:parent-style-name="Policepardéfaut" style:family="text">
      <style:text-properties/>
    </style:style>
    <style:style style:name="P2589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2591" style:parent-style-name="Policepardéfaut" style:family="text">
      <style:text-properties fo:font-weight="bold" style:font-weight-asian="bold"/>
    </style:style>
    <style:style style:name="T2592" style:parent-style-name="Policepardéfaut" style:family="text">
      <style:text-properties fo:font-weight="bold" style:font-weight-asian="bold"/>
    </style:style>
    <style:style style:name="T2593" style:parent-style-name="Policepardéfaut" style:family="text">
      <style:text-properties fo:font-weight="bold" style:font-weight-asian="bold"/>
    </style:style>
    <style:style style:name="T2594" style:parent-style-name="Policepardéfaut" style:family="text">
      <style:text-properties fo:font-weight="bold" style:font-weight-asian="bold"/>
    </style:style>
    <style:style style:name="T2595" style:parent-style-name="Policepardéfaut" style:family="text">
      <style:text-properties fo:font-weight="bold" style:font-weight-asian="bold"/>
    </style:style>
    <style:style style:name="T2596" style:parent-style-name="Policepardéfaut" style:family="text">
      <style:text-properties fo:font-weight="bold" style:font-weight-asian="bold"/>
    </style:style>
    <style:style style:name="T2597" style:parent-style-name="Policepardéfaut" style:family="text">
      <style:text-properties fo:font-weight="bold" style:font-weight-asian="bold"/>
    </style:style>
    <style:style style:name="T2598" style:parent-style-name="Policepardéfaut" style:family="text">
      <style:text-properties fo:font-weight="bold" style:font-weight-asian="bold"/>
    </style:style>
    <style:style style:name="T2599" style:parent-style-name="Policepardéfaut" style:family="text">
      <style:text-properties fo:font-weight="bold" style:font-weight-asian="bold"/>
    </style:style>
    <style:style style:name="T2600" style:parent-style-name="Policepardéfaut" style:family="text">
      <style:text-properties fo:font-weight="bold" style:font-weight-asian="bold"/>
    </style:style>
    <style:style style:name="T2601" style:parent-style-name="Policepardéfaut" style:family="text">
      <style:text-properties fo:font-weight="bold" style:font-weight-asian="bold"/>
    </style:style>
    <style:style style:name="P2602" style:parent-style-name="p" style:family="paragraph">
      <style:paragraph-properties fo:text-indent="0in">
        <style:tab-stops>
          <style:tab-stop style:type="right" style:position="3.9375in"/>
        </style:tab-stops>
      </style:paragraph-properties>
    </style:style>
    <style:style style:name="T2604" style:parent-style-name="Policepardéfaut" style:family="text">
      <style:text-properties/>
    </style:style>
    <style:style style:name="P2603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2605" style:parent-style-name="Policepardéfaut" style:family="text">
      <style:text-properties fo:font-weight="bold" style:font-weight-asian="bold"/>
    </style:style>
    <style:style style:name="T2606" style:parent-style-name="Policepardéfaut" style:family="text">
      <style:text-properties fo:font-weight="bold" style:font-weight-asian="bold"/>
    </style:style>
    <style:style style:name="T2607" style:parent-style-name="Policepardéfaut" style:family="text">
      <style:text-properties fo:font-weight="bold" style:font-weight-asian="bold"/>
    </style:style>
    <style:style style:name="T2608" style:parent-style-name="Policepardéfaut" style:family="text">
      <style:text-properties fo:font-weight="bold" style:font-weight-asian="bold"/>
    </style:style>
    <style:style style:name="T2609" style:parent-style-name="Policepardéfaut" style:family="text">
      <style:text-properties fo:font-weight="bold" style:font-weight-asian="bold"/>
    </style:style>
    <style:style style:name="T2611" style:parent-style-name="Policepardéfaut" style:family="text">
      <style:text-properties/>
    </style:style>
    <style:style style:name="P2610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2612" style:parent-style-name="Policepardéfaut" style:family="text">
      <style:text-properties fo:font-weight="bold" style:font-weight-asian="bold"/>
    </style:style>
    <style:style style:name="T2613" style:parent-style-name="Policepardéfaut" style:family="text">
      <style:text-properties fo:font-weight="bold" style:font-weight-asian="bold"/>
    </style:style>
    <style:style style:name="T2614" style:parent-style-name="Policepardéfaut" style:family="text">
      <style:text-properties fo:font-weight="bold" style:font-weight-asian="bold"/>
    </style:style>
    <style:style style:name="T2615" style:parent-style-name="Policepardéfaut" style:family="text">
      <style:text-properties fo:font-weight="bold" style:font-weight-asian="bold"/>
    </style:style>
    <style:style style:name="T2616" style:parent-style-name="Policepardéfaut" style:family="text">
      <style:text-properties fo:font-weight="bold" style:font-weight-asian="bold"/>
    </style:style>
    <style:style style:name="T2617" style:parent-style-name="Policepardéfaut" style:family="text">
      <style:text-properties fo:font-weight="bold" style:font-weight-asian="bold"/>
    </style:style>
    <style:style style:name="T2618" style:parent-style-name="Policepardéfaut" style:family="text">
      <style:text-properties fo:font-weight="bold" style:font-weight-asian="bold"/>
    </style:style>
    <style:style style:name="T2620" style:parent-style-name="Policepardéfaut" style:family="text">
      <style:text-properties/>
    </style:style>
    <style:style style:name="P2619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2621" style:parent-style-name="Policepardéfaut" style:family="text">
      <style:text-properties fo:font-weight="bold" style:font-weight-asian="bold"/>
    </style:style>
    <style:style style:name="T2622" style:parent-style-name="Policepardéfaut" style:family="text">
      <style:text-properties fo:font-weight="bold" style:font-weight-asian="bold"/>
    </style:style>
    <style:style style:name="T2624" style:parent-style-name="Policepardéfaut" style:family="text">
      <style:text-properties/>
    </style:style>
    <style:style style:name="P2623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2625" style:parent-style-name="Policepardéfaut" style:family="text">
      <style:text-properties fo:font-weight="bold" style:font-weight-asian="bold"/>
    </style:style>
    <style:style style:name="T2626" style:parent-style-name="Policepardéfaut" style:family="text">
      <style:text-properties fo:font-weight="bold" style:font-weight-asian="bold"/>
    </style:style>
    <style:style style:name="T2627" style:parent-style-name="Policepardéfaut" style:family="text">
      <style:text-properties fo:font-weight="bold" style:font-weight-asian="bold"/>
    </style:style>
    <style:style style:name="T2628" style:parent-style-name="Policepardéfaut" style:family="text">
      <style:text-properties fo:font-weight="bold" style:font-weight-asian="bold"/>
    </style:style>
    <style:style style:name="T2629" style:parent-style-name="Policepardéfaut" style:family="text">
      <style:text-properties fo:font-weight="bold" style:font-weight-asian="bold"/>
    </style:style>
    <style:style style:name="T2630" style:parent-style-name="Policepardéfaut" style:family="text">
      <style:text-properties fo:font-weight="bold" style:font-weight-asian="bold"/>
    </style:style>
    <style:style style:name="T2632" style:parent-style-name="Policepardéfaut" style:family="text">
      <style:text-properties/>
    </style:style>
    <style:style style:name="P2631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2633" style:parent-style-name="Policepardéfaut" style:family="text">
      <style:text-properties fo:font-weight="bold" style:font-weight-asian="bold"/>
    </style:style>
    <style:style style:name="T2634" style:parent-style-name="Policepardéfaut" style:family="text">
      <style:text-properties fo:font-weight="bold" style:font-weight-asian="bold"/>
    </style:style>
    <style:style style:name="T2635" style:parent-style-name="Policepardéfaut" style:family="text">
      <style:text-properties fo:font-weight="bold" style:font-weight-asian="bold"/>
    </style:style>
    <style:style style:name="T2636" style:parent-style-name="Policepardéfaut" style:family="text">
      <style:text-properties fo:font-weight="bold" style:font-weight-asian="bold"/>
    </style:style>
    <style:style style:name="T2638" style:parent-style-name="Policepardéfaut" style:family="text">
      <style:text-properties/>
    </style:style>
    <style:style style:name="P2637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2639" style:parent-style-name="Policepardéfaut" style:family="text">
      <style:text-properties fo:font-weight="bold" style:font-weight-asian="bold"/>
    </style:style>
    <style:style style:name="T2640" style:parent-style-name="Policepardéfaut" style:family="text">
      <style:text-properties fo:font-weight="bold" style:font-weight-asian="bold"/>
    </style:style>
    <style:style style:name="T2641" style:parent-style-name="Policepardéfaut" style:family="text">
      <style:text-properties fo:font-weight="bold" style:font-weight-asian="bold"/>
    </style:style>
    <style:style style:name="T2642" style:parent-style-name="Policepardéfaut" style:family="text">
      <style:text-properties fo:font-weight="bold" style:font-weight-asian="bold"/>
    </style:style>
    <style:style style:name="T2643" style:parent-style-name="Policepardéfaut" style:family="text">
      <style:text-properties fo:font-weight="bold" style:font-weight-asian="bold"/>
    </style:style>
    <style:style style:name="T2644" style:parent-style-name="Policepardéfaut" style:family="text">
      <style:text-properties fo:font-weight="bold" style:font-weight-asian="bold"/>
    </style:style>
    <style:style style:name="T2645" style:parent-style-name="Policepardéfaut" style:family="text">
      <style:text-properties fo:font-weight="bold" style:font-weight-asian="bold"/>
    </style:style>
    <style:style style:name="T2646" style:parent-style-name="Policepardéfaut" style:family="text">
      <style:text-properties fo:font-weight="bold" style:font-weight-asian="bold"/>
    </style:style>
    <style:style style:name="T2647" style:parent-style-name="Policepardéfaut" style:family="text">
      <style:text-properties fo:font-weight="bold" style:font-weight-asian="bold"/>
    </style:style>
    <style:style style:name="T2649" style:parent-style-name="Policepardéfaut" style:family="text">
      <style:text-properties/>
    </style:style>
    <style:style style:name="P2648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2650" style:parent-style-name="Policepardéfaut" style:family="text">
      <style:text-properties fo:font-weight="bold" style:font-weight-asian="bold"/>
    </style:style>
    <style:style style:name="T2651" style:parent-style-name="Policepardéfaut" style:family="text">
      <style:text-properties fo:font-weight="bold" style:font-weight-asian="bold"/>
    </style:style>
    <style:style style:name="T2652" style:parent-style-name="Policepardéfaut" style:family="text">
      <style:text-properties fo:font-weight="bold" style:font-weight-asian="bold"/>
    </style:style>
    <style:style style:name="T2653" style:parent-style-name="Policepardéfaut" style:family="text">
      <style:text-properties fo:font-weight="bold" style:font-weight-asian="bold"/>
    </style:style>
    <style:style style:name="T2654" style:parent-style-name="Policepardéfaut" style:family="text">
      <style:text-properties fo:font-weight="bold" style:font-weight-asian="bold"/>
    </style:style>
    <style:style style:name="T2656" style:parent-style-name="Policepardéfaut" style:family="text">
      <style:text-properties/>
    </style:style>
    <style:style style:name="P2655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2657" style:parent-style-name="Policepardéfaut" style:family="text">
      <style:text-properties fo:font-weight="bold" style:font-weight-asian="bold"/>
    </style:style>
    <style:style style:name="T2658" style:parent-style-name="Policepardéfaut" style:family="text">
      <style:text-properties fo:font-weight="bold" style:font-weight-asian="bold"/>
    </style:style>
    <style:style style:name="T2659" style:parent-style-name="Policepardéfaut" style:family="text">
      <style:text-properties fo:font-weight="bold" style:font-weight-asian="bold"/>
    </style:style>
    <style:style style:name="T2660" style:parent-style-name="Policepardéfaut" style:family="text">
      <style:text-properties fo:font-weight="bold" style:font-weight-asian="bold"/>
    </style:style>
    <style:style style:name="T2662" style:parent-style-name="Policepardéfaut" style:family="text">
      <style:text-properties/>
    </style:style>
    <style:style style:name="P2661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2663" style:parent-style-name="Policepardéfaut" style:family="text">
      <style:text-properties fo:font-weight="bold" style:font-weight-asian="bold"/>
    </style:style>
    <style:style style:name="T2664" style:parent-style-name="Policepardéfaut" style:family="text">
      <style:text-properties fo:font-weight="bold" style:font-weight-asian="bold"/>
    </style:style>
    <style:style style:name="T2665" style:parent-style-name="Policepardéfaut" style:family="text">
      <style:text-properties fo:font-weight="bold" style:font-weight-asian="bold"/>
    </style:style>
    <style:style style:name="T2666" style:parent-style-name="Policepardéfaut" style:family="text">
      <style:text-properties fo:font-weight="bold" style:font-weight-asian="bold"/>
    </style:style>
    <style:style style:name="T2667" style:parent-style-name="Policepardéfaut" style:family="text">
      <style:text-properties fo:font-weight="bold" style:font-weight-asian="bold"/>
    </style:style>
    <style:style style:name="T2669" style:parent-style-name="Policepardéfaut" style:family="text">
      <style:text-properties/>
    </style:style>
    <style:style style:name="P2668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2670" style:parent-style-name="Policepardéfaut" style:family="text">
      <style:text-properties fo:font-weight="bold" style:font-weight-asian="bold"/>
    </style:style>
    <style:style style:name="T2671" style:parent-style-name="Policepardéfaut" style:family="text">
      <style:text-properties fo:font-weight="bold" style:font-weight-asian="bold"/>
    </style:style>
    <style:style style:name="T2672" style:parent-style-name="Policepardéfaut" style:family="text">
      <style:text-properties fo:font-weight="bold" style:font-weight-asian="bold"/>
    </style:style>
    <style:style style:name="T2673" style:parent-style-name="Policepardéfaut" style:family="text">
      <style:text-properties fo:font-weight="bold" style:font-weight-asian="bold"/>
    </style:style>
    <style:style style:name="T2674" style:parent-style-name="Policepardéfaut" style:family="text">
      <style:text-properties fo:font-weight="bold" style:font-weight-asian="bold"/>
    </style:style>
    <style:style style:name="T2675" style:parent-style-name="Policepardéfaut" style:family="text">
      <style:text-properties fo:font-weight="bold" style:font-weight-asian="bold"/>
    </style:style>
    <style:style style:name="T2677" style:parent-style-name="Policepardéfaut" style:family="text">
      <style:text-properties/>
    </style:style>
    <style:style style:name="P2676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2678" style:parent-style-name="Policepardéfaut" style:family="text">
      <style:text-properties fo:font-weight="bold" style:font-weight-asian="bold"/>
    </style:style>
    <style:style style:name="T2679" style:parent-style-name="Policepardéfaut" style:family="text">
      <style:text-properties fo:font-weight="bold" style:font-weight-asian="bold"/>
    </style:style>
    <style:style style:name="T2680" style:parent-style-name="Policepardéfaut" style:family="text">
      <style:text-properties fo:font-weight="bold" style:font-weight-asian="bold"/>
    </style:style>
    <style:style style:name="T2681" style:parent-style-name="Policepardéfaut" style:family="text">
      <style:text-properties fo:font-weight="bold" style:font-weight-asian="bold"/>
    </style:style>
    <style:style style:name="T2683" style:parent-style-name="Policepardéfaut" style:family="text">
      <style:text-properties/>
    </style:style>
    <style:style style:name="P2682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2684" style:parent-style-name="Policepardéfaut" style:family="text">
      <style:text-properties fo:font-weight="bold" style:font-weight-asian="bold"/>
    </style:style>
    <style:style style:name="T2685" style:parent-style-name="Policepardéfaut" style:family="text">
      <style:text-properties fo:font-weight="bold" style:font-weight-asian="bold"/>
    </style:style>
    <style:style style:name="T2686" style:parent-style-name="Policepardéfaut" style:family="text">
      <style:text-properties fo:font-weight="bold" style:font-weight-asian="bold"/>
    </style:style>
    <style:style style:name="T2687" style:parent-style-name="Policepardéfaut" style:family="text">
      <style:text-properties fo:font-weight="bold" style:font-weight-asian="bold"/>
    </style:style>
    <style:style style:name="T2688" style:parent-style-name="Policepardéfaut" style:family="text">
      <style:text-properties fo:font-weight="bold" style:font-weight-asian="bold"/>
    </style:style>
    <style:style style:name="T2689" style:parent-style-name="Policepardéfaut" style:family="text">
      <style:text-properties fo:font-weight="bold" style:font-weight-asian="bold"/>
    </style:style>
    <style:style style:name="T2690" style:parent-style-name="Policepardéfaut" style:family="text">
      <style:text-properties fo:font-weight="bold" style:font-weight-asian="bold"/>
    </style:style>
    <style:style style:name="T2691" style:parent-style-name="Policepardéfaut" style:family="text">
      <style:text-properties fo:font-weight="bold" style:font-weight-asian="bold"/>
    </style:style>
    <style:style style:name="T2693" style:parent-style-name="Policepardéfaut" style:family="text">
      <style:text-properties/>
    </style:style>
    <style:style style:name="P2692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2694" style:parent-style-name="Policepardéfaut" style:family="text">
      <style:text-properties fo:font-weight="bold" style:font-weight-asian="bold"/>
    </style:style>
    <style:style style:name="T2695" style:parent-style-name="Policepardéfaut" style:family="text">
      <style:text-properties fo:font-weight="bold" style:font-weight-asian="bold"/>
    </style:style>
    <style:style style:name="T2696" style:parent-style-name="Policepardéfaut" style:family="text">
      <style:text-properties fo:font-weight="bold" style:font-weight-asian="bold"/>
    </style:style>
    <style:style style:name="T2697" style:parent-style-name="Policepardéfaut" style:family="text">
      <style:text-properties fo:font-weight="bold" style:font-weight-asian="bold"/>
    </style:style>
    <style:style style:name="T2698" style:parent-style-name="Policepardéfaut" style:family="text">
      <style:text-properties fo:font-weight="bold" style:font-weight-asian="bold"/>
    </style:style>
    <style:style style:name="T2699" style:parent-style-name="Policepardéfaut" style:family="text">
      <style:text-properties fo:font-weight="bold" style:font-weight-asian="bold"/>
    </style:style>
    <style:style style:name="T2700" style:parent-style-name="Policepardéfaut" style:family="text">
      <style:text-properties fo:font-weight="bold" style:font-weight-asian="bold"/>
    </style:style>
    <style:style style:name="T2701" style:parent-style-name="Policepardéfaut" style:family="text">
      <style:text-properties fo:font-weight="bold" style:font-weight-asian="bold"/>
    </style:style>
    <style:style style:name="T2702" style:parent-style-name="Policepardéfaut" style:family="text">
      <style:text-properties fo:font-weight="bold" style:font-weight-asian="bold"/>
    </style:style>
    <style:style style:name="T2703" style:parent-style-name="Policepardéfaut" style:family="text">
      <style:text-properties fo:font-weight="bold" style:font-weight-asian="bold"/>
    </style:style>
    <style:style style:name="T2705" style:parent-style-name="Policepardéfaut" style:family="text">
      <style:text-properties/>
    </style:style>
    <style:style style:name="P2704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2706" style:parent-style-name="Policepardéfaut" style:family="text">
      <style:text-properties fo:font-weight="bold" style:font-weight-asian="bold"/>
    </style:style>
    <style:style style:name="T2707" style:parent-style-name="Policepardéfaut" style:family="text">
      <style:text-properties fo:font-weight="bold" style:font-weight-asian="bold"/>
    </style:style>
    <style:style style:name="T2708" style:parent-style-name="Policepardéfaut" style:family="text">
      <style:text-properties fo:font-weight="bold" style:font-weight-asian="bold"/>
    </style:style>
    <style:style style:name="T2709" style:parent-style-name="Policepardéfaut" style:family="text">
      <style:text-properties fo:font-weight="bold" style:font-weight-asian="bold"/>
    </style:style>
    <style:style style:name="P2710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2711" style:parent-style-name="Policepardéfaut" style:family="text">
      <style:text-properties fo:font-weight="bold" style:font-weight-asian="bold"/>
    </style:style>
    <style:style style:name="T2713" style:parent-style-name="Policepardéfaut" style:family="text">
      <style:text-properties/>
    </style:style>
    <style:style style:name="P2712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2714" style:parent-style-name="Policepardéfaut" style:family="text">
      <style:text-properties fo:font-weight="bold" style:font-weight-asian="bold"/>
    </style:style>
    <style:style style:name="T2715" style:parent-style-name="Policepardéfaut" style:family="text">
      <style:text-properties fo:font-weight="bold" style:font-weight-asian="bold"/>
    </style:style>
    <style:style style:name="T2716" style:parent-style-name="Policepardéfaut" style:family="text">
      <style:text-properties fo:font-weight="bold" style:font-weight-asian="bold"/>
    </style:style>
    <style:style style:name="T2717" style:parent-style-name="Policepardéfaut" style:family="text">
      <style:text-properties fo:font-weight="bold" style:font-weight-asian="bold"/>
    </style:style>
    <style:style style:name="T2718" style:parent-style-name="Policepardéfaut" style:family="text">
      <style:text-properties fo:font-weight="bold" style:font-weight-asian="bold"/>
    </style:style>
    <style:style style:name="T2720" style:parent-style-name="Policepardéfaut" style:family="text">
      <style:text-properties/>
    </style:style>
    <style:style style:name="P2719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2721" style:parent-style-name="Policepardéfaut" style:family="text">
      <style:text-properties fo:font-weight="bold" style:font-weight-asian="bold"/>
    </style:style>
    <style:style style:name="T2722" style:parent-style-name="Policepardéfaut" style:family="text">
      <style:text-properties fo:font-weight="bold" style:font-weight-asian="bold"/>
    </style:style>
    <style:style style:name="T2724" style:parent-style-name="Policepardéfaut" style:family="text">
      <style:text-properties/>
    </style:style>
    <style:style style:name="P2723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2725" style:parent-style-name="Policepardéfaut" style:family="text">
      <style:text-properties fo:font-weight="bold" style:font-weight-asian="bold"/>
    </style:style>
    <style:style style:name="T2726" style:parent-style-name="Policepardéfaut" style:family="text">
      <style:text-properties fo:font-weight="bold" style:font-weight-asian="bold"/>
    </style:style>
    <style:style style:name="T2727" style:parent-style-name="Policepardéfaut" style:family="text">
      <style:text-properties fo:font-weight="bold" style:font-weight-asian="bold"/>
    </style:style>
    <style:style style:name="T2729" style:parent-style-name="Policepardéfaut" style:family="text">
      <style:text-properties/>
    </style:style>
    <style:style style:name="P2728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2730" style:parent-style-name="Policepardéfaut" style:family="text">
      <style:text-properties fo:font-weight="bold" style:font-weight-asian="bold"/>
    </style:style>
    <style:style style:name="T2731" style:parent-style-name="Policepardéfaut" style:family="text">
      <style:text-properties fo:font-weight="bold" style:font-weight-asian="bold"/>
    </style:style>
    <style:style style:name="T2732" style:parent-style-name="Policepardéfaut" style:family="text">
      <style:text-properties fo:font-weight="bold" style:font-weight-asian="bold"/>
    </style:style>
    <style:style style:name="T2733" style:parent-style-name="Policepardéfaut" style:family="text">
      <style:text-properties fo:font-weight="bold" style:font-weight-asian="bold"/>
    </style:style>
    <style:style style:name="T2734" style:parent-style-name="Policepardéfaut" style:family="text">
      <style:text-properties fo:font-weight="bold" style:font-weight-asian="bold"/>
    </style:style>
    <style:style style:name="T2735" style:parent-style-name="Policepardéfaut" style:family="text">
      <style:text-properties fo:font-weight="bold" style:font-weight-asian="bold"/>
    </style:style>
    <style:style style:name="T2736" style:parent-style-name="Policepardéfaut" style:family="text">
      <style:text-properties fo:font-weight="bold" style:font-weight-asian="bold"/>
    </style:style>
    <style:style style:name="T2737" style:parent-style-name="Policepardéfaut" style:family="text">
      <style:text-properties fo:font-weight="bold" style:font-weight-asian="bold"/>
    </style:style>
    <style:style style:name="T2738" style:parent-style-name="Policepardéfaut" style:family="text">
      <style:text-properties fo:font-weight="bold" style:font-weight-asian="bold"/>
    </style:style>
    <style:style style:name="T2739" style:parent-style-name="Policepardéfaut" style:family="text">
      <style:text-properties fo:font-weight="bold" style:font-weight-asian="bold"/>
    </style:style>
    <style:style style:name="T2740" style:parent-style-name="Policepardéfaut" style:family="text">
      <style:text-properties fo:font-weight="bold" style:font-weight-asian="bold"/>
    </style:style>
    <style:style style:name="T2741" style:parent-style-name="Policepardéfaut" style:family="text">
      <style:text-properties fo:font-weight="bold" style:font-weight-asian="bold"/>
    </style:style>
    <style:style style:name="T2743" style:parent-style-name="Policepardéfaut" style:family="text">
      <style:text-properties/>
    </style:style>
    <style:style style:name="P2742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2744" style:parent-style-name="Policepardéfaut" style:family="text">
      <style:text-properties fo:font-weight="bold" style:font-weight-asian="bold"/>
    </style:style>
    <style:style style:name="T2745" style:parent-style-name="Policepardéfaut" style:family="text">
      <style:text-properties fo:font-weight="bold" style:font-weight-asian="bold"/>
    </style:style>
    <style:style style:name="T2746" style:parent-style-name="Policepardéfaut" style:family="text">
      <style:text-properties fo:font-weight="bold" style:font-weight-asian="bold"/>
    </style:style>
    <style:style style:name="T2747" style:parent-style-name="Policepardéfaut" style:family="text">
      <style:text-properties fo:font-weight="bold" style:font-weight-asian="bold"/>
    </style:style>
    <style:style style:name="T2748" style:parent-style-name="Policepardéfaut" style:family="text">
      <style:text-properties fo:font-weight="bold" style:font-weight-asian="bold"/>
    </style:style>
    <style:style style:name="T2749" style:parent-style-name="Policepardéfaut" style:family="text">
      <style:text-properties fo:font-weight="bold" style:font-weight-asian="bold"/>
    </style:style>
    <style:style style:name="T2751" style:parent-style-name="Policepardéfaut" style:family="text">
      <style:text-properties/>
    </style:style>
    <style:style style:name="P2750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2752" style:parent-style-name="Policepardéfaut" style:family="text">
      <style:text-properties fo:font-weight="bold" style:font-weight-asian="bold"/>
    </style:style>
    <style:style style:name="T2753" style:parent-style-name="Policepardéfaut" style:family="text">
      <style:text-properties fo:font-weight="bold" style:font-weight-asian="bold"/>
    </style:style>
    <style:style style:name="T2754" style:parent-style-name="Policepardéfaut" style:family="text">
      <style:text-properties fo:font-weight="bold" style:font-weight-asian="bold"/>
    </style:style>
    <style:style style:name="T2755" style:parent-style-name="Policepardéfaut" style:family="text">
      <style:text-properties fo:font-weight="bold" style:font-weight-asian="bold"/>
    </style:style>
    <style:style style:name="T2756" style:parent-style-name="Policepardéfaut" style:family="text">
      <style:text-properties fo:font-weight="bold" style:font-weight-asian="bold"/>
    </style:style>
    <style:style style:name="T2757" style:parent-style-name="Policepardéfaut" style:family="text">
      <style:text-properties fo:font-weight="bold" style:font-weight-asian="bold"/>
    </style:style>
    <style:style style:name="T2758" style:parent-style-name="Policepardéfaut" style:family="text">
      <style:text-properties fo:font-weight="bold" style:font-weight-asian="bold"/>
    </style:style>
    <style:style style:name="T2759" style:parent-style-name="Policepardéfaut" style:family="text">
      <style:text-properties fo:font-weight="bold" style:font-weight-asian="bold"/>
    </style:style>
    <style:style style:name="T2761" style:parent-style-name="Policepardéfaut" style:family="text">
      <style:text-properties/>
    </style:style>
    <style:style style:name="P2760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2762" style:parent-style-name="Policepardéfaut" style:family="text">
      <style:text-properties fo:font-weight="bold" style:font-weight-asian="bold"/>
    </style:style>
    <style:style style:name="T2763" style:parent-style-name="Policepardéfaut" style:family="text">
      <style:text-properties fo:font-weight="bold" style:font-weight-asian="bold"/>
    </style:style>
    <style:style style:name="T2764" style:parent-style-name="Policepardéfaut" style:family="text">
      <style:text-properties fo:font-weight="bold" style:font-weight-asian="bold"/>
    </style:style>
    <style:style style:name="T2766" style:parent-style-name="Policepardéfaut" style:family="text">
      <style:text-properties/>
    </style:style>
    <style:style style:name="P2765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2767" style:parent-style-name="Policepardéfaut" style:family="text">
      <style:text-properties fo:font-weight="bold" style:font-weight-asian="bold"/>
    </style:style>
    <style:style style:name="T2768" style:parent-style-name="Policepardéfaut" style:family="text">
      <style:text-properties fo:font-weight="bold" style:font-weight-asian="bold"/>
    </style:style>
    <style:style style:name="T2769" style:parent-style-name="Policepardéfaut" style:family="text">
      <style:text-properties fo:font-weight="bold" style:font-weight-asian="bold"/>
    </style:style>
    <style:style style:name="T2770" style:parent-style-name="Policepardéfaut" style:family="text">
      <style:text-properties fo:font-weight="bold" style:font-weight-asian="bold"/>
    </style:style>
    <style:style style:name="T2771" style:parent-style-name="Policepardéfaut" style:family="text">
      <style:text-properties fo:font-weight="bold" style:font-weight-asian="bold"/>
    </style:style>
    <style:style style:name="T2773" style:parent-style-name="Policepardéfaut" style:family="text">
      <style:text-properties/>
    </style:style>
    <style:style style:name="P2772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2774" style:parent-style-name="Policepardéfaut" style:family="text">
      <style:text-properties fo:font-weight="bold" style:font-weight-asian="bold"/>
    </style:style>
    <style:style style:name="T2775" style:parent-style-name="Policepardéfaut" style:family="text">
      <style:text-properties fo:font-weight="bold" style:font-weight-asian="bold"/>
    </style:style>
    <style:style style:name="T2777" style:parent-style-name="Policepardéfaut" style:family="text">
      <style:text-properties/>
    </style:style>
    <style:style style:name="P2776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2778" style:parent-style-name="Policepardéfaut" style:family="text">
      <style:text-properties fo:font-weight="bold" style:font-weight-asian="bold"/>
    </style:style>
    <style:style style:name="T2779" style:parent-style-name="Policepardéfaut" style:family="text">
      <style:text-properties fo:font-weight="bold" style:font-weight-asian="bold"/>
    </style:style>
    <style:style style:name="T2781" style:parent-style-name="Policepardéfaut" style:family="text">
      <style:text-properties/>
    </style:style>
    <style:style style:name="P2780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2782" style:parent-style-name="Policepardéfaut" style:family="text">
      <style:text-properties fo:font-weight="bold" style:font-weight-asian="bold"/>
    </style:style>
    <style:style style:name="T2783" style:parent-style-name="Policepardéfaut" style:family="text">
      <style:text-properties fo:font-weight="bold" style:font-weight-asian="bold"/>
    </style:style>
    <style:style style:name="T2784" style:parent-style-name="Policepardéfaut" style:family="text">
      <style:text-properties fo:font-weight="bold" style:font-weight-asian="bold"/>
    </style:style>
    <style:style style:name="T2785" style:parent-style-name="Policepardéfaut" style:family="text">
      <style:text-properties fo:font-weight="bold" style:font-weight-asian="bold"/>
    </style:style>
    <style:style style:name="T2786" style:parent-style-name="Policepardéfaut" style:family="text">
      <style:text-properties fo:font-weight="bold" style:font-weight-asian="bold"/>
    </style:style>
    <style:style style:name="T2788" style:parent-style-name="Policepardéfaut" style:family="text">
      <style:text-properties/>
    </style:style>
    <style:style style:name="P2787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2789" style:parent-style-name="Policepardéfaut" style:family="text">
      <style:text-properties fo:font-weight="bold" style:font-weight-asian="bold"/>
    </style:style>
    <style:style style:name="T2790" style:parent-style-name="Policepardéfaut" style:family="text">
      <style:text-properties fo:font-weight="bold" style:font-weight-asian="bold"/>
    </style:style>
    <style:style style:name="T2791" style:parent-style-name="Policepardéfaut" style:family="text">
      <style:text-properties fo:font-weight="bold" style:font-weight-asian="bold"/>
    </style:style>
    <style:style style:name="T2793" style:parent-style-name="Policepardéfaut" style:family="text">
      <style:text-properties/>
    </style:style>
    <style:style style:name="P2792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2794" style:parent-style-name="Policepardéfaut" style:family="text">
      <style:text-properties fo:font-weight="bold" style:font-weight-asian="bold"/>
    </style:style>
    <style:style style:name="T2795" style:parent-style-name="Policepardéfaut" style:family="text">
      <style:text-properties fo:font-weight="bold" style:font-weight-asian="bold"/>
    </style:style>
    <style:style style:name="T2796" style:parent-style-name="Policepardéfaut" style:family="text">
      <style:text-properties fo:font-weight="bold" style:font-weight-asian="bold"/>
    </style:style>
    <style:style style:name="T2797" style:parent-style-name="Policepardéfaut" style:family="text">
      <style:text-properties fo:font-weight="bold" style:font-weight-asian="bold"/>
    </style:style>
    <style:style style:name="T2798" style:parent-style-name="Policepardéfaut" style:family="text">
      <style:text-properties fo:font-weight="bold" style:font-weight-asian="bold"/>
    </style:style>
    <style:style style:name="T2799" style:parent-style-name="Policepardéfaut" style:family="text">
      <style:text-properties fo:font-weight="bold" style:font-weight-asian="bold"/>
    </style:style>
    <style:style style:name="T2800" style:parent-style-name="Policepardéfaut" style:family="text">
      <style:text-properties fo:font-weight="bold" style:font-weight-asian="bold"/>
    </style:style>
    <style:style style:name="T2801" style:parent-style-name="Policepardéfaut" style:family="text">
      <style:text-properties fo:font-weight="bold" style:font-weight-asian="bold"/>
    </style:style>
    <style:style style:name="T2802" style:parent-style-name="Policepardéfaut" style:family="text">
      <style:text-properties fo:font-weight="bold" style:font-weight-asian="bold"/>
    </style:style>
    <style:style style:name="T2803" style:parent-style-name="Policepardéfaut" style:family="text">
      <style:text-properties fo:font-weight="bold" style:font-weight-asian="bold"/>
    </style:style>
    <style:style style:name="T2804" style:parent-style-name="Policepardéfaut" style:family="text">
      <style:text-properties fo:font-weight="bold" style:font-weight-asian="bold"/>
    </style:style>
    <style:style style:name="T2806" style:parent-style-name="Policepardéfaut" style:family="text">
      <style:text-properties/>
    </style:style>
    <style:style style:name="P2805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2807" style:parent-style-name="Policepardéfaut" style:family="text">
      <style:text-properties fo:font-weight="bold" style:font-weight-asian="bold"/>
    </style:style>
    <style:style style:name="T2808" style:parent-style-name="Policepardéfaut" style:family="text">
      <style:text-properties fo:font-weight="bold" style:font-weight-asian="bold"/>
    </style:style>
    <style:style style:name="T2809" style:parent-style-name="Policepardéfaut" style:family="text">
      <style:text-properties fo:font-weight="bold" style:font-weight-asian="bold"/>
    </style:style>
    <style:style style:name="T2810" style:parent-style-name="Policepardéfaut" style:family="text">
      <style:text-properties fo:font-weight="bold" style:font-weight-asian="bold"/>
    </style:style>
    <style:style style:name="T2811" style:parent-style-name="Policepardéfaut" style:family="text">
      <style:text-properties fo:font-weight="bold" style:font-weight-asian="bold"/>
    </style:style>
    <style:style style:name="T2812" style:parent-style-name="Policepardéfaut" style:family="text">
      <style:text-properties fo:font-weight="bold" style:font-weight-asian="bold"/>
    </style:style>
    <style:style style:name="T2813" style:parent-style-name="Policepardéfaut" style:family="text">
      <style:text-properties fo:font-weight="bold" style:font-weight-asian="bold"/>
    </style:style>
    <style:style style:name="T2815" style:parent-style-name="Policepardéfaut" style:family="text">
      <style:text-properties/>
    </style:style>
    <style:style style:name="P2814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2816" style:parent-style-name="Policepardéfaut" style:family="text">
      <style:text-properties fo:font-weight="bold" style:font-weight-asian="bold"/>
    </style:style>
    <style:style style:name="T2817" style:parent-style-name="Policepardéfaut" style:family="text">
      <style:text-properties fo:font-weight="bold" style:font-weight-asian="bold"/>
    </style:style>
    <style:style style:name="T2818" style:parent-style-name="Policepardéfaut" style:family="text">
      <style:text-properties fo:font-weight="bold" style:font-weight-asian="bold"/>
    </style:style>
    <style:style style:name="T2819" style:parent-style-name="Policepardéfaut" style:family="text">
      <style:text-properties fo:font-weight="bold" style:font-weight-asian="bold"/>
    </style:style>
    <style:style style:name="T2821" style:parent-style-name="Policepardéfaut" style:family="text">
      <style:text-properties/>
    </style:style>
    <style:style style:name="P2820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2822" style:parent-style-name="Policepardéfaut" style:family="text">
      <style:text-properties fo:font-weight="bold" style:font-weight-asian="bold"/>
    </style:style>
    <style:style style:name="T2823" style:parent-style-name="Policepardéfaut" style:family="text">
      <style:text-properties fo:font-weight="bold" style:font-weight-asian="bold"/>
    </style:style>
    <style:style style:name="T2824" style:parent-style-name="Policepardéfaut" style:family="text">
      <style:text-properties fo:font-weight="bold" style:font-weight-asian="bold"/>
    </style:style>
    <style:style style:name="T2825" style:parent-style-name="Policepardéfaut" style:family="text">
      <style:text-properties fo:font-weight="bold" style:font-weight-asian="bold"/>
    </style:style>
    <style:style style:name="T2826" style:parent-style-name="Policepardéfaut" style:family="text">
      <style:text-properties fo:font-weight="bold" style:font-weight-asian="bold"/>
    </style:style>
    <style:style style:name="T2828" style:parent-style-name="Policepardéfaut" style:family="text">
      <style:text-properties/>
    </style:style>
    <style:style style:name="P2827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2829" style:parent-style-name="Policepardéfaut" style:family="text">
      <style:text-properties fo:font-weight="bold" style:font-weight-asian="bold"/>
    </style:style>
    <style:style style:name="T2830" style:parent-style-name="Policepardéfaut" style:family="text">
      <style:text-properties fo:font-weight="bold" style:font-weight-asian="bold"/>
    </style:style>
    <style:style style:name="T2831" style:parent-style-name="Policepardéfaut" style:family="text">
      <style:text-properties fo:font-weight="bold" style:font-weight-asian="bold"/>
    </style:style>
    <style:style style:name="T2833" style:parent-style-name="Policepardéfaut" style:family="text">
      <style:text-properties/>
    </style:style>
    <style:style style:name="P2832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2834" style:parent-style-name="Policepardéfaut" style:family="text">
      <style:text-properties fo:font-weight="bold" style:font-weight-asian="bold"/>
    </style:style>
    <style:style style:name="T2835" style:parent-style-name="Policepardéfaut" style:family="text">
      <style:text-properties fo:font-weight="bold" style:font-weight-asian="bold"/>
    </style:style>
    <style:style style:name="T2836" style:parent-style-name="Policepardéfaut" style:family="text">
      <style:text-properties fo:font-weight="bold" style:font-weight-asian="bold"/>
    </style:style>
    <style:style style:name="T2837" style:parent-style-name="Policepardéfaut" style:family="text">
      <style:text-properties fo:font-weight="bold" style:font-weight-asian="bold"/>
    </style:style>
    <style:style style:name="T2838" style:parent-style-name="Policepardéfaut" style:family="text">
      <style:text-properties fo:font-weight="bold" style:font-weight-asian="bold"/>
    </style:style>
    <style:style style:name="T2840" style:parent-style-name="Policepardéfaut" style:family="text">
      <style:text-properties/>
    </style:style>
    <style:style style:name="P2839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2841" style:parent-style-name="Policepardéfaut" style:family="text">
      <style:text-properties fo:font-weight="bold" style:font-weight-asian="bold"/>
    </style:style>
    <style:style style:name="T2842" style:parent-style-name="Policepardéfaut" style:family="text">
      <style:text-properties fo:font-weight="bold" style:font-weight-asian="bold"/>
    </style:style>
    <style:style style:name="T2843" style:parent-style-name="Policepardéfaut" style:family="text">
      <style:text-properties fo:font-weight="bold" style:font-weight-asian="bold"/>
    </style:style>
    <style:style style:name="T2845" style:parent-style-name="Policepardéfaut" style:family="text">
      <style:text-properties/>
    </style:style>
    <style:style style:name="P2844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2846" style:parent-style-name="Policepardéfaut" style:family="text">
      <style:text-properties fo:font-weight="bold" style:font-weight-asian="bold"/>
    </style:style>
    <style:style style:name="T2847" style:parent-style-name="Policepardéfaut" style:family="text">
      <style:text-properties fo:font-weight="bold" style:font-weight-asian="bold"/>
    </style:style>
    <style:style style:name="T2848" style:parent-style-name="Policepardéfaut" style:family="text">
      <style:text-properties fo:font-weight="bold" style:font-weight-asian="bold"/>
    </style:style>
    <style:style style:name="T2849" style:parent-style-name="Policepardéfaut" style:family="text">
      <style:text-properties fo:font-weight="bold" style:font-weight-asian="bold"/>
    </style:style>
    <style:style style:name="T2851" style:parent-style-name="Policepardéfaut" style:family="text">
      <style:text-properties/>
    </style:style>
    <style:style style:name="P2850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2852" style:parent-style-name="Policepardéfaut" style:family="text">
      <style:text-properties fo:font-weight="bold" style:font-weight-asian="bold"/>
    </style:style>
    <style:style style:name="T2853" style:parent-style-name="Policepardéfaut" style:family="text">
      <style:text-properties fo:font-weight="bold" style:font-weight-asian="bold"/>
    </style:style>
    <style:style style:name="T2854" style:parent-style-name="Policepardéfaut" style:family="text">
      <style:text-properties fo:font-weight="bold" style:font-weight-asian="bold"/>
    </style:style>
    <style:style style:name="T2855" style:parent-style-name="Policepardéfaut" style:family="text">
      <style:text-properties fo:font-weight="bold" style:font-weight-asian="bold"/>
    </style:style>
    <style:style style:name="T2856" style:parent-style-name="Policepardéfaut" style:family="text">
      <style:text-properties fo:font-weight="bold" style:font-weight-asian="bold"/>
    </style:style>
    <style:style style:name="T2857" style:parent-style-name="Policepardéfaut" style:family="text">
      <style:text-properties fo:font-weight="bold" style:font-weight-asian="bold"/>
    </style:style>
    <style:style style:name="T2858" style:parent-style-name="Policepardéfaut" style:family="text">
      <style:text-properties fo:font-weight="bold" style:font-weight-asian="bold"/>
    </style:style>
    <style:style style:name="T2859" style:parent-style-name="Policepardéfaut" style:family="text">
      <style:text-properties fo:font-weight="bold" style:font-weight-asian="bold"/>
    </style:style>
    <style:style style:name="T2860" style:parent-style-name="Policepardéfaut" style:family="text">
      <style:text-properties fo:font-weight="bold" style:font-weight-asian="bold"/>
    </style:style>
    <style:style style:name="T2861" style:parent-style-name="Policepardéfaut" style:family="text">
      <style:text-properties fo:font-weight="bold" style:font-weight-asian="bold"/>
    </style:style>
    <style:style style:name="T2863" style:parent-style-name="Policepardéfaut" style:family="text">
      <style:text-properties/>
    </style:style>
    <style:style style:name="P2862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2864" style:parent-style-name="Policepardéfaut" style:family="text">
      <style:text-properties fo:font-weight="bold" style:font-weight-asian="bold"/>
    </style:style>
    <style:style style:name="T2865" style:parent-style-name="Policepardéfaut" style:family="text">
      <style:text-properties fo:font-weight="bold" style:font-weight-asian="bold"/>
    </style:style>
    <style:style style:name="T2866" style:parent-style-name="Policepardéfaut" style:family="text">
      <style:text-properties fo:font-weight="bold" style:font-weight-asian="bold"/>
    </style:style>
    <style:style style:name="T2868" style:parent-style-name="Policepardéfaut" style:family="text">
      <style:text-properties/>
    </style:style>
    <style:style style:name="P2867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2869" style:parent-style-name="Policepardéfaut" style:family="text">
      <style:text-properties fo:font-weight="bold" style:font-weight-asian="bold"/>
    </style:style>
    <style:style style:name="T2870" style:parent-style-name="Policepardéfaut" style:family="text">
      <style:text-properties fo:font-weight="bold" style:font-weight-asian="bold"/>
    </style:style>
    <style:style style:name="T2871" style:parent-style-name="Policepardéfaut" style:family="text">
      <style:text-properties fo:font-weight="bold" style:font-weight-asian="bold"/>
    </style:style>
    <style:style style:name="T2872" style:parent-style-name="Policepardéfaut" style:family="text">
      <style:text-properties fo:font-weight="bold" style:font-weight-asian="bold"/>
    </style:style>
    <style:style style:name="T2873" style:parent-style-name="Policepardéfaut" style:family="text">
      <style:text-properties fo:font-weight="bold" style:font-weight-asian="bold"/>
    </style:style>
    <style:style style:name="T2874" style:parent-style-name="Policepardéfaut" style:family="text">
      <style:text-properties fo:font-weight="bold" style:font-weight-asian="bold"/>
    </style:style>
    <style:style style:name="T2875" style:parent-style-name="Policepardéfaut" style:family="text">
      <style:text-properties fo:font-weight="bold" style:font-weight-asian="bold"/>
    </style:style>
    <style:style style:name="T2876" style:parent-style-name="Policepardéfaut" style:family="text">
      <style:text-properties fo:font-weight="bold" style:font-weight-asian="bold"/>
    </style:style>
    <style:style style:name="T2877" style:parent-style-name="Policepardéfaut" style:family="text">
      <style:text-properties fo:font-weight="bold" style:font-weight-asian="bold"/>
    </style:style>
    <style:style style:name="T2878" style:parent-style-name="Policepardéfaut" style:family="text">
      <style:text-properties fo:font-weight="bold" style:font-weight-asian="bold"/>
    </style:style>
    <style:style style:name="T2880" style:parent-style-name="Policepardéfaut" style:family="text">
      <style:text-properties/>
    </style:style>
    <style:style style:name="P2879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2881" style:parent-style-name="Policepardéfaut" style:family="text">
      <style:text-properties fo:font-weight="bold" style:font-weight-asian="bold"/>
    </style:style>
    <style:style style:name="T2882" style:parent-style-name="Policepardéfaut" style:family="text">
      <style:text-properties fo:font-weight="bold" style:font-weight-asian="bold"/>
    </style:style>
    <style:style style:name="T2884" style:parent-style-name="Policepardéfaut" style:family="text">
      <style:text-properties/>
    </style:style>
    <style:style style:name="P2883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2885" style:parent-style-name="Policepardéfaut" style:family="text">
      <style:text-properties fo:font-weight="bold" style:font-weight-asian="bold"/>
    </style:style>
    <style:style style:name="T2886" style:parent-style-name="Policepardéfaut" style:family="text">
      <style:text-properties fo:font-weight="bold" style:font-weight-asian="bold"/>
    </style:style>
    <style:style style:name="T2887" style:parent-style-name="Policepardéfaut" style:family="text">
      <style:text-properties fo:font-weight="bold" style:font-weight-asian="bold"/>
    </style:style>
    <style:style style:name="T2888" style:parent-style-name="Policepardéfaut" style:family="text">
      <style:text-properties fo:font-weight="bold" style:font-weight-asian="bold"/>
    </style:style>
    <style:style style:name="T2890" style:parent-style-name="Policepardéfaut" style:family="text">
      <style:text-properties/>
    </style:style>
    <style:style style:name="P2889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2891" style:parent-style-name="Policepardéfaut" style:family="text">
      <style:text-properties fo:font-weight="bold" style:font-weight-asian="bold"/>
    </style:style>
    <style:style style:name="T2892" style:parent-style-name="Policepardéfaut" style:family="text">
      <style:text-properties fo:font-weight="bold" style:font-weight-asian="bold"/>
    </style:style>
    <style:style style:name="T2894" style:parent-style-name="Policepardéfaut" style:family="text">
      <style:text-properties/>
    </style:style>
    <style:style style:name="P2893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2895" style:parent-style-name="Policepardéfaut" style:family="text">
      <style:text-properties fo:font-weight="bold" style:font-weight-asian="bold"/>
    </style:style>
    <style:style style:name="T2896" style:parent-style-name="Policepardéfaut" style:family="text">
      <style:text-properties fo:font-weight="bold" style:font-weight-asian="bold"/>
    </style:style>
    <style:style style:name="T2897" style:parent-style-name="Policepardéfaut" style:family="text">
      <style:text-properties fo:font-weight="bold" style:font-weight-asian="bold"/>
    </style:style>
    <style:style style:name="T2898" style:parent-style-name="Policepardéfaut" style:family="text">
      <style:text-properties fo:font-weight="bold" style:font-weight-asian="bold"/>
    </style:style>
    <style:style style:name="T2900" style:parent-style-name="Policepardéfaut" style:family="text">
      <style:text-properties/>
    </style:style>
    <style:style style:name="P2899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2901" style:parent-style-name="Policepardéfaut" style:family="text">
      <style:text-properties fo:font-weight="bold" style:font-weight-asian="bold"/>
    </style:style>
    <style:style style:name="T2902" style:parent-style-name="Policepardéfaut" style:family="text">
      <style:text-properties fo:font-weight="bold" style:font-weight-asian="bold"/>
    </style:style>
    <style:style style:name="T2903" style:parent-style-name="Policepardéfaut" style:family="text">
      <style:text-properties fo:font-weight="bold" style:font-weight-asian="bold"/>
    </style:style>
    <style:style style:name="T2904" style:parent-style-name="Policepardéfaut" style:family="text">
      <style:text-properties fo:font-weight="bold" style:font-weight-asian="bold"/>
    </style:style>
    <style:style style:name="T2906" style:parent-style-name="Policepardéfaut" style:family="text">
      <style:text-properties/>
    </style:style>
    <style:style style:name="P2905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2907" style:parent-style-name="Policepardéfaut" style:family="text">
      <style:text-properties fo:font-weight="bold" style:font-weight-asian="bold"/>
    </style:style>
    <style:style style:name="T2908" style:parent-style-name="Policepardéfaut" style:family="text">
      <style:text-properties fo:font-weight="bold" style:font-weight-asian="bold"/>
    </style:style>
    <style:style style:name="T2909" style:parent-style-name="Policepardéfaut" style:family="text">
      <style:text-properties fo:font-weight="bold" style:font-weight-asian="bold"/>
    </style:style>
    <style:style style:name="T2910" style:parent-style-name="Policepardéfaut" style:family="text">
      <style:text-properties fo:font-weight="bold" style:font-weight-asian="bold"/>
    </style:style>
    <style:style style:name="T2911" style:parent-style-name="Policepardéfaut" style:family="text">
      <style:text-properties fo:font-weight="bold" style:font-weight-asian="bold"/>
    </style:style>
    <style:style style:name="T2912" style:parent-style-name="Policepardéfaut" style:family="text">
      <style:text-properties fo:font-weight="bold" style:font-weight-asian="bold"/>
    </style:style>
    <style:style style:name="T2913" style:parent-style-name="Policepardéfaut" style:family="text">
      <style:text-properties fo:font-weight="bold" style:font-weight-asian="bold"/>
    </style:style>
    <style:style style:name="T2914" style:parent-style-name="Policepardéfaut" style:family="text">
      <style:text-properties fo:font-weight="bold" style:font-weight-asian="bold"/>
    </style:style>
    <style:style style:name="T2915" style:parent-style-name="Policepardéfaut" style:family="text">
      <style:text-properties fo:font-weight="bold" style:font-weight-asian="bold"/>
    </style:style>
    <style:style style:name="T2917" style:parent-style-name="Policepardéfaut" style:family="text">
      <style:text-properties/>
    </style:style>
    <style:style style:name="P2916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2918" style:parent-style-name="Policepardéfaut" style:family="text">
      <style:text-properties fo:font-weight="bold" style:font-weight-asian="bold"/>
    </style:style>
    <style:style style:name="T2919" style:parent-style-name="Policepardéfaut" style:family="text">
      <style:text-properties fo:font-weight="bold" style:font-weight-asian="bold"/>
    </style:style>
    <style:style style:name="T2920" style:parent-style-name="Policepardéfaut" style:family="text">
      <style:text-properties fo:font-weight="bold" style:font-weight-asian="bold"/>
    </style:style>
    <style:style style:name="T2921" style:parent-style-name="Policepardéfaut" style:family="text">
      <style:text-properties fo:font-weight="bold" style:font-weight-asian="bold"/>
    </style:style>
    <style:style style:name="T2923" style:parent-style-name="Policepardéfaut" style:family="text">
      <style:text-properties/>
    </style:style>
    <style:style style:name="P2922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2924" style:parent-style-name="Policepardéfaut" style:family="text">
      <style:text-properties fo:font-weight="bold" style:font-weight-asian="bold"/>
    </style:style>
    <style:style style:name="T2925" style:parent-style-name="Policepardéfaut" style:family="text">
      <style:text-properties fo:font-weight="bold" style:font-weight-asian="bold"/>
    </style:style>
    <style:style style:name="T2926" style:parent-style-name="Policepardéfaut" style:family="text">
      <style:text-properties fo:font-weight="bold" style:font-weight-asian="bold"/>
    </style:style>
    <style:style style:name="T2928" style:parent-style-name="Policepardéfaut" style:family="text">
      <style:text-properties/>
    </style:style>
    <style:style style:name="P2927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2929" style:parent-style-name="Policepardéfaut" style:family="text">
      <style:text-properties fo:font-weight="bold" style:font-weight-asian="bold"/>
    </style:style>
    <style:style style:name="T2930" style:parent-style-name="Policepardéfaut" style:family="text">
      <style:text-properties fo:font-weight="bold" style:font-weight-asian="bold"/>
    </style:style>
    <style:style style:name="T2931" style:parent-style-name="Policepardéfaut" style:family="text">
      <style:text-properties fo:font-weight="bold" style:font-weight-asian="bold"/>
    </style:style>
    <style:style style:name="T2932" style:parent-style-name="Policepardéfaut" style:family="text">
      <style:text-properties fo:font-weight="bold" style:font-weight-asian="bold"/>
    </style:style>
    <style:style style:name="T2933" style:parent-style-name="Policepardéfaut" style:family="text">
      <style:text-properties fo:font-weight="bold" style:font-weight-asian="bold"/>
    </style:style>
    <style:style style:name="T2934" style:parent-style-name="Policepardéfaut" style:family="text">
      <style:text-properties fo:font-weight="bold" style:font-weight-asian="bold"/>
    </style:style>
    <style:style style:name="T2935" style:parent-style-name="Policepardéfaut" style:family="text">
      <style:text-properties fo:font-weight="bold" style:font-weight-asian="bold"/>
    </style:style>
    <style:style style:name="T2936" style:parent-style-name="Policepardéfaut" style:family="text">
      <style:text-properties fo:font-weight="bold" style:font-weight-asian="bold"/>
    </style:style>
    <style:style style:name="T2937" style:parent-style-name="Policepardéfaut" style:family="text">
      <style:text-properties fo:font-weight="bold" style:font-weight-asian="bold"/>
    </style:style>
    <style:style style:name="T2939" style:parent-style-name="Policepardéfaut" style:family="text">
      <style:text-properties/>
    </style:style>
    <style:style style:name="P2938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2940" style:parent-style-name="Policepardéfaut" style:family="text">
      <style:text-properties fo:font-weight="bold" style:font-weight-asian="bold"/>
    </style:style>
    <style:style style:name="T2941" style:parent-style-name="Policepardéfaut" style:family="text">
      <style:text-properties fo:font-weight="bold" style:font-weight-asian="bold"/>
    </style:style>
    <style:style style:name="T2943" style:parent-style-name="Policepardéfaut" style:family="text">
      <style:text-properties/>
    </style:style>
    <style:style style:name="P2942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2944" style:parent-style-name="Policepardéfaut" style:family="text">
      <style:text-properties fo:font-weight="bold" style:font-weight-asian="bold"/>
    </style:style>
    <style:style style:name="T2945" style:parent-style-name="Policepardéfaut" style:family="text">
      <style:text-properties fo:font-weight="bold" style:font-weight-asian="bold"/>
    </style:style>
    <style:style style:name="T2946" style:parent-style-name="Policepardéfaut" style:family="text">
      <style:text-properties fo:font-weight="bold" style:font-weight-asian="bold"/>
    </style:style>
    <style:style style:name="T2947" style:parent-style-name="Policepardéfaut" style:family="text">
      <style:text-properties fo:font-weight="bold" style:font-weight-asian="bold"/>
    </style:style>
    <style:style style:name="T2948" style:parent-style-name="Policepardéfaut" style:family="text">
      <style:text-properties fo:font-weight="bold" style:font-weight-asian="bold"/>
    </style:style>
    <style:style style:name="T2950" style:parent-style-name="Policepardéfaut" style:family="text">
      <style:text-properties/>
    </style:style>
    <style:style style:name="P2949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2951" style:parent-style-name="Policepardéfaut" style:family="text">
      <style:text-properties fo:font-weight="bold" style:font-weight-asian="bold"/>
    </style:style>
    <style:style style:name="T2952" style:parent-style-name="Policepardéfaut" style:family="text">
      <style:text-properties fo:font-weight="bold" style:font-weight-asian="bold"/>
    </style:style>
    <style:style style:name="T2953" style:parent-style-name="Policepardéfaut" style:family="text">
      <style:text-properties fo:font-weight="bold" style:font-weight-asian="bold"/>
    </style:style>
    <style:style style:name="T2955" style:parent-style-name="Policepardéfaut" style:family="text">
      <style:text-properties/>
    </style:style>
    <style:style style:name="P2954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2956" style:parent-style-name="Policepardéfaut" style:family="text">
      <style:text-properties fo:font-weight="bold" style:font-weight-asian="bold"/>
    </style:style>
    <style:style style:name="T2957" style:parent-style-name="Policepardéfaut" style:family="text">
      <style:text-properties fo:font-weight="bold" style:font-weight-asian="bold"/>
    </style:style>
    <style:style style:name="T2958" style:parent-style-name="Policepardéfaut" style:family="text">
      <style:text-properties fo:font-weight="bold" style:font-weight-asian="bold"/>
    </style:style>
    <style:style style:name="T2959" style:parent-style-name="Policepardéfaut" style:family="text">
      <style:text-properties fo:font-weight="bold" style:font-weight-asian="bold"/>
    </style:style>
    <style:style style:name="T2960" style:parent-style-name="Policepardéfaut" style:family="text">
      <style:text-properties fo:font-weight="bold" style:font-weight-asian="bold"/>
    </style:style>
    <style:style style:name="T2961" style:parent-style-name="Policepardéfaut" style:family="text">
      <style:text-properties fo:font-weight="bold" style:font-weight-asian="bold"/>
    </style:style>
    <style:style style:name="T2962" style:parent-style-name="Policepardéfaut" style:family="text">
      <style:text-properties fo:font-weight="bold" style:font-weight-asian="bold"/>
    </style:style>
    <style:style style:name="T2964" style:parent-style-name="Policepardéfaut" style:family="text">
      <style:text-properties/>
    </style:style>
    <style:style style:name="P2963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2965" style:parent-style-name="Policepardéfaut" style:family="text">
      <style:text-properties fo:font-weight="bold" style:font-weight-asian="bold"/>
    </style:style>
    <style:style style:name="T2966" style:parent-style-name="Policepardéfaut" style:family="text">
      <style:text-properties fo:font-weight="bold" style:font-weight-asian="bold"/>
    </style:style>
    <style:style style:name="T2967" style:parent-style-name="Policepardéfaut" style:family="text">
      <style:text-properties fo:font-weight="bold" style:font-weight-asian="bold"/>
    </style:style>
    <style:style style:name="T2968" style:parent-style-name="Policepardéfaut" style:family="text">
      <style:text-properties fo:font-weight="bold" style:font-weight-asian="bold"/>
    </style:style>
    <style:style style:name="T2969" style:parent-style-name="Policepardéfaut" style:family="text">
      <style:text-properties fo:font-weight="bold" style:font-weight-asian="bold"/>
    </style:style>
    <style:style style:name="T2970" style:parent-style-name="Policepardéfaut" style:family="text">
      <style:text-properties fo:font-weight="bold" style:font-weight-asian="bold"/>
    </style:style>
    <style:style style:name="T2971" style:parent-style-name="Policepardéfaut" style:family="text">
      <style:text-properties fo:font-weight="bold" style:font-weight-asian="bold"/>
    </style:style>
    <style:style style:name="T2973" style:parent-style-name="Policepardéfaut" style:family="text">
      <style:text-properties/>
    </style:style>
    <style:style style:name="P2972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2974" style:parent-style-name="Policepardéfaut" style:family="text">
      <style:text-properties fo:font-weight="bold" style:font-weight-asian="bold"/>
    </style:style>
    <style:style style:name="T2975" style:parent-style-name="Policepardéfaut" style:family="text">
      <style:text-properties fo:font-weight="bold" style:font-weight-asian="bold"/>
    </style:style>
    <style:style style:name="T2976" style:parent-style-name="Policepardéfaut" style:family="text">
      <style:text-properties fo:font-weight="bold" style:font-weight-asian="bold"/>
    </style:style>
    <style:style style:name="T2977" style:parent-style-name="Policepardéfaut" style:family="text">
      <style:text-properties fo:font-weight="bold" style:font-weight-asian="bold"/>
    </style:style>
    <style:style style:name="T2979" style:parent-style-name="Policepardéfaut" style:family="text">
      <style:text-properties/>
    </style:style>
    <style:style style:name="P2978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2980" style:parent-style-name="Policepardéfaut" style:family="text">
      <style:text-properties fo:font-weight="bold" style:font-weight-asian="bold"/>
    </style:style>
    <style:style style:name="T2981" style:parent-style-name="Policepardéfaut" style:family="text">
      <style:text-properties fo:font-weight="bold" style:font-weight-asian="bold"/>
    </style:style>
    <style:style style:name="T2982" style:parent-style-name="Policepardéfaut" style:family="text">
      <style:text-properties fo:font-weight="bold" style:font-weight-asian="bold"/>
    </style:style>
    <style:style style:name="T2983" style:parent-style-name="Policepardéfaut" style:family="text">
      <style:text-properties fo:font-weight="bold" style:font-weight-asian="bold"/>
    </style:style>
    <style:style style:name="T2984" style:parent-style-name="Policepardéfaut" style:family="text">
      <style:text-properties fo:font-weight="bold" style:font-weight-asian="bold"/>
    </style:style>
    <style:style style:name="T2986" style:parent-style-name="Policepardéfaut" style:family="text">
      <style:text-properties/>
    </style:style>
    <style:style style:name="P2985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2987" style:parent-style-name="Policepardéfaut" style:family="text">
      <style:text-properties fo:font-weight="bold" style:font-weight-asian="bold"/>
    </style:style>
    <style:style style:name="T2988" style:parent-style-name="Policepardéfaut" style:family="text">
      <style:text-properties fo:font-weight="bold" style:font-weight-asian="bold"/>
    </style:style>
    <style:style style:name="T2989" style:parent-style-name="Policepardéfaut" style:family="text">
      <style:text-properties fo:font-weight="bold" style:font-weight-asian="bold"/>
    </style:style>
    <style:style style:name="T2990" style:parent-style-name="Policepardéfaut" style:family="text">
      <style:text-properties fo:font-weight="bold" style:font-weight-asian="bold"/>
    </style:style>
    <style:style style:name="T2991" style:parent-style-name="Policepardéfaut" style:family="text">
      <style:text-properties fo:font-weight="bold" style:font-weight-asian="bold"/>
    </style:style>
    <style:style style:name="T2992" style:parent-style-name="Policepardéfaut" style:family="text">
      <style:text-properties fo:font-weight="bold" style:font-weight-asian="bold"/>
    </style:style>
    <style:style style:name="T2993" style:parent-style-name="Policepardéfaut" style:family="text">
      <style:text-properties fo:font-weight="bold" style:font-weight-asian="bold"/>
    </style:style>
    <style:style style:name="T2994" style:parent-style-name="Policepardéfaut" style:family="text">
      <style:text-properties fo:font-weight="bold" style:font-weight-asian="bold"/>
    </style:style>
    <style:style style:name="T2995" style:parent-style-name="Policepardéfaut" style:family="text">
      <style:text-properties fo:font-weight="bold" style:font-weight-asian="bold"/>
    </style:style>
    <style:style style:name="T2996" style:parent-style-name="Policepardéfaut" style:family="text">
      <style:text-properties fo:font-weight="bold" style:font-weight-asian="bold"/>
    </style:style>
    <style:style style:name="T2998" style:parent-style-name="Policepardéfaut" style:family="text">
      <style:text-properties/>
    </style:style>
    <style:style style:name="P2997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2999" style:parent-style-name="Policepardéfaut" style:family="text">
      <style:text-properties fo:font-weight="bold" style:font-weight-asian="bold"/>
    </style:style>
    <style:style style:name="T3000" style:parent-style-name="Policepardéfaut" style:family="text">
      <style:text-properties fo:font-weight="bold" style:font-weight-asian="bold"/>
    </style:style>
    <style:style style:name="T3001" style:parent-style-name="Policepardéfaut" style:family="text">
      <style:text-properties fo:font-weight="bold" style:font-weight-asian="bold"/>
    </style:style>
    <style:style style:name="T3002" style:parent-style-name="Policepardéfaut" style:family="text">
      <style:text-properties fo:font-weight="bold" style:font-weight-asian="bold"/>
    </style:style>
    <style:style style:name="T3004" style:parent-style-name="Policepardéfaut" style:family="text">
      <style:text-properties/>
    </style:style>
    <style:style style:name="P3003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3005" style:parent-style-name="Policepardéfaut" style:family="text">
      <style:text-properties fo:font-weight="bold" style:font-weight-asian="bold"/>
    </style:style>
    <style:style style:name="T3006" style:parent-style-name="Policepardéfaut" style:family="text">
      <style:text-properties fo:font-weight="bold" style:font-weight-asian="bold"/>
    </style:style>
    <style:style style:name="T3007" style:parent-style-name="Policepardéfaut" style:family="text">
      <style:text-properties fo:font-weight="bold" style:font-weight-asian="bold"/>
    </style:style>
    <style:style style:name="T3008" style:parent-style-name="Policepardéfaut" style:family="text">
      <style:text-properties fo:font-weight="bold" style:font-weight-asian="bold"/>
    </style:style>
    <style:style style:name="T3010" style:parent-style-name="Policepardéfaut" style:family="text">
      <style:text-properties/>
    </style:style>
    <style:style style:name="P3009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3011" style:parent-style-name="Policepardéfaut" style:family="text">
      <style:text-properties fo:font-weight="bold" style:font-weight-asian="bold"/>
    </style:style>
    <style:style style:name="T3012" style:parent-style-name="Policepardéfaut" style:family="text">
      <style:text-properties fo:font-weight="bold" style:font-weight-asian="bold"/>
    </style:style>
    <style:style style:name="T3013" style:parent-style-name="Policepardéfaut" style:family="text">
      <style:text-properties fo:font-weight="bold" style:font-weight-asian="bold"/>
    </style:style>
    <style:style style:name="T3014" style:parent-style-name="Policepardéfaut" style:family="text">
      <style:text-properties fo:font-weight="bold" style:font-weight-asian="bold"/>
    </style:style>
    <style:style style:name="T3016" style:parent-style-name="Policepardéfaut" style:family="text">
      <style:text-properties/>
    </style:style>
    <style:style style:name="P3015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3017" style:parent-style-name="Policepardéfaut" style:family="text">
      <style:text-properties fo:font-weight="bold" style:font-weight-asian="bold"/>
    </style:style>
    <style:style style:name="T3018" style:parent-style-name="Policepardéfaut" style:family="text">
      <style:text-properties fo:font-weight="bold" style:font-weight-asian="bold"/>
    </style:style>
    <style:style style:name="T3019" style:parent-style-name="Policepardéfaut" style:family="text">
      <style:text-properties fo:font-weight="bold" style:font-weight-asian="bold"/>
    </style:style>
    <style:style style:name="T3020" style:parent-style-name="Policepardéfaut" style:family="text">
      <style:text-properties fo:font-weight="bold" style:font-weight-asian="bold"/>
    </style:style>
    <style:style style:name="T3021" style:parent-style-name="Policepardéfaut" style:family="text">
      <style:text-properties fo:font-weight="bold" style:font-weight-asian="bold"/>
    </style:style>
    <style:style style:name="T3022" style:parent-style-name="Policepardéfaut" style:family="text">
      <style:text-properties fo:font-weight="bold" style:font-weight-asian="bold"/>
    </style:style>
    <style:style style:name="T3024" style:parent-style-name="Policepardéfaut" style:family="text">
      <style:text-properties/>
    </style:style>
    <style:style style:name="P3023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3025" style:parent-style-name="Policepardéfaut" style:family="text">
      <style:text-properties fo:font-weight="bold" style:font-weight-asian="bold"/>
    </style:style>
    <style:style style:name="T3026" style:parent-style-name="Policepardéfaut" style:family="text">
      <style:text-properties fo:font-weight="bold" style:font-weight-asian="bold"/>
    </style:style>
    <style:style style:name="T3027" style:parent-style-name="Policepardéfaut" style:family="text">
      <style:text-properties fo:font-weight="bold" style:font-weight-asian="bold"/>
    </style:style>
    <style:style style:name="T3028" style:parent-style-name="Policepardéfaut" style:family="text">
      <style:text-properties fo:font-weight="bold" style:font-weight-asian="bold"/>
    </style:style>
    <style:style style:name="T3029" style:parent-style-name="Policepardéfaut" style:family="text">
      <style:text-properties fo:font-weight="bold" style:font-weight-asian="bold"/>
    </style:style>
    <style:style style:name="T3030" style:parent-style-name="Policepardéfaut" style:family="text">
      <style:text-properties fo:font-weight="bold" style:font-weight-asian="bold"/>
    </style:style>
    <style:style style:name="T3031" style:parent-style-name="Policepardéfaut" style:family="text">
      <style:text-properties fo:font-weight="bold" style:font-weight-asian="bold"/>
    </style:style>
    <style:style style:name="T3032" style:parent-style-name="Policepardéfaut" style:family="text">
      <style:text-properties fo:font-weight="bold" style:font-weight-asian="bold"/>
    </style:style>
    <style:style style:name="T3034" style:parent-style-name="Policepardéfaut" style:family="text">
      <style:text-properties/>
    </style:style>
    <style:style style:name="P3033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3035" style:parent-style-name="Policepardéfaut" style:family="text">
      <style:text-properties fo:font-weight="bold" style:font-weight-asian="bold"/>
    </style:style>
    <style:style style:name="T3036" style:parent-style-name="Policepardéfaut" style:family="text">
      <style:text-properties fo:font-weight="bold" style:font-weight-asian="bold"/>
    </style:style>
    <style:style style:name="T3037" style:parent-style-name="Policepardéfaut" style:family="text">
      <style:text-properties fo:font-weight="bold" style:font-weight-asian="bold"/>
    </style:style>
    <style:style style:name="T3038" style:parent-style-name="Policepardéfaut" style:family="text">
      <style:text-properties fo:font-weight="bold" style:font-weight-asian="bold"/>
    </style:style>
    <style:style style:name="T3039" style:parent-style-name="Policepardéfaut" style:family="text">
      <style:text-properties fo:font-weight="bold" style:font-weight-asian="bold"/>
    </style:style>
    <style:style style:name="T3040" style:parent-style-name="Policepardéfaut" style:family="text">
      <style:text-properties fo:font-weight="bold" style:font-weight-asian="bold"/>
    </style:style>
    <style:style style:name="T3041" style:parent-style-name="Policepardéfaut" style:family="text">
      <style:text-properties fo:font-weight="bold" style:font-weight-asian="bold"/>
    </style:style>
    <style:style style:name="T3043" style:parent-style-name="Policepardéfaut" style:family="text">
      <style:text-properties/>
    </style:style>
    <style:style style:name="P3042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3044" style:parent-style-name="Policepardéfaut" style:family="text">
      <style:text-properties fo:font-weight="bold" style:font-weight-asian="bold"/>
    </style:style>
    <style:style style:name="T3045" style:parent-style-name="Policepardéfaut" style:family="text">
      <style:text-properties fo:font-weight="bold" style:font-weight-asian="bold"/>
    </style:style>
    <style:style style:name="T3046" style:parent-style-name="Policepardéfaut" style:family="text">
      <style:text-properties fo:font-weight="bold" style:font-weight-asian="bold"/>
    </style:style>
    <style:style style:name="T3047" style:parent-style-name="Policepardéfaut" style:family="text">
      <style:text-properties fo:font-weight="bold" style:font-weight-asian="bold"/>
    </style:style>
    <style:style style:name="T3048" style:parent-style-name="Policepardéfaut" style:family="text">
      <style:text-properties fo:font-weight="bold" style:font-weight-asian="bold"/>
    </style:style>
    <style:style style:name="T3049" style:parent-style-name="Policepardéfaut" style:family="text">
      <style:text-properties fo:font-weight="bold" style:font-weight-asian="bold"/>
    </style:style>
    <style:style style:name="T3050" style:parent-style-name="Policepardéfaut" style:family="text">
      <style:text-properties fo:font-weight="bold" style:font-weight-asian="bold"/>
    </style:style>
    <style:style style:name="T3051" style:parent-style-name="Policepardéfaut" style:family="text">
      <style:text-properties fo:font-weight="bold" style:font-weight-asian="bold"/>
    </style:style>
    <style:style style:name="T3053" style:parent-style-name="Policepardéfaut" style:family="text">
      <style:text-properties/>
    </style:style>
    <style:style style:name="P3052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3054" style:parent-style-name="Policepardéfaut" style:family="text">
      <style:text-properties fo:font-weight="bold" style:font-weight-asian="bold"/>
    </style:style>
    <style:style style:name="T3055" style:parent-style-name="Policepardéfaut" style:family="text">
      <style:text-properties fo:font-weight="bold" style:font-weight-asian="bold"/>
    </style:style>
    <style:style style:name="T3056" style:parent-style-name="Policepardéfaut" style:family="text">
      <style:text-properties fo:font-weight="bold" style:font-weight-asian="bold"/>
    </style:style>
    <style:style style:name="T3057" style:parent-style-name="Policepardéfaut" style:family="text">
      <style:text-properties fo:font-weight="bold" style:font-weight-asian="bold"/>
    </style:style>
    <style:style style:name="T3059" style:parent-style-name="Policepardéfaut" style:family="text">
      <style:text-properties/>
    </style:style>
    <style:style style:name="P3058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3060" style:parent-style-name="Policepardéfaut" style:family="text">
      <style:text-properties fo:font-weight="bold" style:font-weight-asian="bold"/>
    </style:style>
    <style:style style:name="T3061" style:parent-style-name="Policepardéfaut" style:family="text">
      <style:text-properties fo:font-weight="bold" style:font-weight-asian="bold"/>
    </style:style>
    <style:style style:name="T3062" style:parent-style-name="Policepardéfaut" style:family="text">
      <style:text-properties fo:font-weight="bold" style:font-weight-asian="bold"/>
    </style:style>
    <style:style style:name="T3064" style:parent-style-name="Policepardéfaut" style:family="text">
      <style:text-properties/>
    </style:style>
    <style:style style:name="P3063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3065" style:parent-style-name="Policepardéfaut" style:family="text">
      <style:text-properties fo:font-weight="bold" style:font-weight-asian="bold"/>
    </style:style>
    <style:style style:name="T3066" style:parent-style-name="Policepardéfaut" style:family="text">
      <style:text-properties fo:font-weight="bold" style:font-weight-asian="bold"/>
    </style:style>
    <style:style style:name="T3067" style:parent-style-name="Policepardéfaut" style:family="text">
      <style:text-properties fo:font-weight="bold" style:font-weight-asian="bold"/>
    </style:style>
    <style:style style:name="T3068" style:parent-style-name="Policepardéfaut" style:family="text">
      <style:text-properties fo:font-weight="bold" style:font-weight-asian="bold"/>
    </style:style>
    <style:style style:name="T3069" style:parent-style-name="Policepardéfaut" style:family="text">
      <style:text-properties fo:font-weight="bold" style:font-weight-asian="bold"/>
    </style:style>
    <style:style style:name="T3070" style:parent-style-name="Policepardéfaut" style:family="text">
      <style:text-properties fo:font-weight="bold" style:font-weight-asian="bold"/>
    </style:style>
    <style:style style:name="T3071" style:parent-style-name="Policepardéfaut" style:family="text">
      <style:text-properties fo:font-weight="bold" style:font-weight-asian="bold"/>
    </style:style>
    <style:style style:name="T3073" style:parent-style-name="Policepardéfaut" style:family="text">
      <style:text-properties/>
    </style:style>
    <style:style style:name="P3072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3074" style:parent-style-name="Policepardéfaut" style:family="text">
      <style:text-properties fo:font-weight="bold" style:font-weight-asian="bold"/>
    </style:style>
    <style:style style:name="T3076" style:parent-style-name="Policepardéfaut" style:family="text">
      <style:text-properties/>
    </style:style>
    <style:style style:name="P3075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3077" style:parent-style-name="Policepardéfaut" style:family="text">
      <style:text-properties fo:font-weight="bold" style:font-weight-asian="bold"/>
    </style:style>
    <style:style style:name="T3078" style:parent-style-name="Policepardéfaut" style:family="text">
      <style:text-properties fo:font-weight="bold" style:font-weight-asian="bold"/>
    </style:style>
    <style:style style:name="T3080" style:parent-style-name="Policepardéfaut" style:family="text">
      <style:text-properties/>
    </style:style>
    <style:style style:name="P3079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3081" style:parent-style-name="Policepardéfaut" style:family="text">
      <style:text-properties fo:font-weight="bold" style:font-weight-asian="bold"/>
    </style:style>
    <style:style style:name="T3082" style:parent-style-name="Policepardéfaut" style:family="text">
      <style:text-properties fo:font-weight="bold" style:font-weight-asian="bold"/>
    </style:style>
    <style:style style:name="T3083" style:parent-style-name="Policepardéfaut" style:family="text">
      <style:text-properties fo:font-weight="bold" style:font-weight-asian="bold"/>
    </style:style>
    <style:style style:name="T3084" style:parent-style-name="Policepardéfaut" style:family="text">
      <style:text-properties fo:font-weight="bold" style:font-weight-asian="bold"/>
    </style:style>
    <style:style style:name="T3085" style:parent-style-name="Policepardéfaut" style:family="text">
      <style:text-properties fo:font-weight="bold" style:font-weight-asian="bold"/>
    </style:style>
    <style:style style:name="T3087" style:parent-style-name="Policepardéfaut" style:family="text">
      <style:text-properties/>
    </style:style>
    <style:style style:name="P3086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3088" style:parent-style-name="Policepardéfaut" style:family="text">
      <style:text-properties fo:font-weight="bold" style:font-weight-asian="bold"/>
    </style:style>
    <style:style style:name="T3089" style:parent-style-name="Policepardéfaut" style:family="text">
      <style:text-properties fo:font-weight="bold" style:font-weight-asian="bold"/>
    </style:style>
    <style:style style:name="T3090" style:parent-style-name="Policepardéfaut" style:family="text">
      <style:text-properties fo:font-weight="bold" style:font-weight-asian="bold"/>
    </style:style>
    <style:style style:name="T3091" style:parent-style-name="Policepardéfaut" style:family="text">
      <style:text-properties fo:font-weight="bold" style:font-weight-asian="bold"/>
    </style:style>
    <style:style style:name="T3092" style:parent-style-name="Policepardéfaut" style:family="text">
      <style:text-properties fo:font-weight="bold" style:font-weight-asian="bold"/>
    </style:style>
    <style:style style:name="T3093" style:parent-style-name="Policepardéfaut" style:family="text">
      <style:text-properties fo:font-weight="bold" style:font-weight-asian="bold"/>
    </style:style>
    <style:style style:name="T3095" style:parent-style-name="Policepardéfaut" style:family="text">
      <style:text-properties/>
    </style:style>
    <style:style style:name="P3094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3096" style:parent-style-name="Policepardéfaut" style:family="text">
      <style:text-properties fo:font-weight="bold" style:font-weight-asian="bold"/>
    </style:style>
    <style:style style:name="T3097" style:parent-style-name="Policepardéfaut" style:family="text">
      <style:text-properties fo:font-weight="bold" style:font-weight-asian="bold"/>
    </style:style>
    <style:style style:name="T3098" style:parent-style-name="Policepardéfaut" style:family="text">
      <style:text-properties fo:font-weight="bold" style:font-weight-asian="bold"/>
    </style:style>
    <style:style style:name="T3100" style:parent-style-name="Policepardéfaut" style:family="text">
      <style:text-properties/>
    </style:style>
    <style:style style:name="P3099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3101" style:parent-style-name="Policepardéfaut" style:family="text">
      <style:text-properties fo:font-weight="bold" style:font-weight-asian="bold"/>
    </style:style>
    <style:style style:name="T3102" style:parent-style-name="Policepardéfaut" style:family="text">
      <style:text-properties fo:font-weight="bold" style:font-weight-asian="bold"/>
    </style:style>
    <style:style style:name="T3103" style:parent-style-name="Policepardéfaut" style:family="text">
      <style:text-properties fo:font-weight="bold" style:font-weight-asian="bold"/>
    </style:style>
    <style:style style:name="T3104" style:parent-style-name="Policepardéfaut" style:family="text">
      <style:text-properties fo:font-weight="bold" style:font-weight-asian="bold"/>
    </style:style>
    <style:style style:name="T3105" style:parent-style-name="Policepardéfaut" style:family="text">
      <style:text-properties fo:font-weight="bold" style:font-weight-asian="bold"/>
    </style:style>
    <style:style style:name="P3106" style:parent-style-name="p" style:family="paragraph">
      <style:paragraph-properties fo:text-indent="0in">
        <style:tab-stops>
          <style:tab-stop style:type="right" style:position="3.9375in"/>
        </style:tab-stops>
      </style:paragraph-properties>
    </style:style>
    <style:style style:name="T3108" style:parent-style-name="Policepardéfaut" style:family="text">
      <style:text-properties/>
    </style:style>
    <style:style style:name="P3107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3109" style:parent-style-name="Policepardéfaut" style:family="text">
      <style:text-properties fo:font-weight="bold" style:font-weight-asian="bold"/>
    </style:style>
    <style:style style:name="T3110" style:parent-style-name="Policepardéfaut" style:family="text">
      <style:text-properties fo:font-weight="bold" style:font-weight-asian="bold"/>
    </style:style>
    <style:style style:name="T3111" style:parent-style-name="Policepardéfaut" style:family="text">
      <style:text-properties fo:font-weight="bold" style:font-weight-asian="bold"/>
    </style:style>
    <style:style style:name="T3112" style:parent-style-name="Policepardéfaut" style:family="text">
      <style:text-properties fo:font-weight="bold" style:font-weight-asian="bold"/>
    </style:style>
    <style:style style:name="T3113" style:parent-style-name="Policepardéfaut" style:family="text">
      <style:text-properties fo:font-weight="bold" style:font-weight-asian="bold"/>
    </style:style>
    <style:style style:name="T3114" style:parent-style-name="Policepardéfaut" style:family="text">
      <style:text-properties fo:font-weight="bold" style:font-weight-asian="bold"/>
    </style:style>
    <style:style style:name="T3115" style:parent-style-name="Policepardéfaut" style:family="text">
      <style:text-properties fo:font-weight="bold" style:font-weight-asian="bold"/>
    </style:style>
    <style:style style:name="T3117" style:parent-style-name="Policepardéfaut" style:family="text">
      <style:text-properties/>
    </style:style>
    <style:style style:name="P3116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3118" style:parent-style-name="Policepardéfaut" style:family="text">
      <style:text-properties fo:font-weight="bold" style:font-weight-asian="bold"/>
    </style:style>
    <style:style style:name="T3119" style:parent-style-name="Policepardéfaut" style:family="text">
      <style:text-properties fo:font-weight="bold" style:font-weight-asian="bold"/>
    </style:style>
    <style:style style:name="T3120" style:parent-style-name="Policepardéfaut" style:family="text">
      <style:text-properties fo:font-weight="bold" style:font-weight-asian="bold"/>
    </style:style>
    <style:style style:name="T3121" style:parent-style-name="Policepardéfaut" style:family="text">
      <style:text-properties fo:font-weight="bold" style:font-weight-asian="bold"/>
    </style:style>
    <style:style style:name="T3123" style:parent-style-name="Policepardéfaut" style:family="text">
      <style:text-properties/>
    </style:style>
    <style:style style:name="P3122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3124" style:parent-style-name="Policepardéfaut" style:family="text">
      <style:text-properties fo:font-weight="bold" style:font-weight-asian="bold"/>
    </style:style>
    <style:style style:name="T3125" style:parent-style-name="Policepardéfaut" style:family="text">
      <style:text-properties fo:font-weight="bold" style:font-weight-asian="bold"/>
    </style:style>
    <style:style style:name="T3126" style:parent-style-name="Policepardéfaut" style:family="text">
      <style:text-properties fo:font-weight="bold" style:font-weight-asian="bold"/>
    </style:style>
    <style:style style:name="T3127" style:parent-style-name="Policepardéfaut" style:family="text">
      <style:text-properties fo:font-weight="bold" style:font-weight-asian="bold"/>
    </style:style>
    <style:style style:name="T3128" style:parent-style-name="Policepardéfaut" style:family="text">
      <style:text-properties fo:font-weight="bold" style:font-weight-asian="bold"/>
    </style:style>
    <style:style style:name="T3129" style:parent-style-name="Policepardéfaut" style:family="text">
      <style:text-properties fo:font-weight="bold" style:font-weight-asian="bold"/>
    </style:style>
    <style:style style:name="T3130" style:parent-style-name="Policepardéfaut" style:family="text">
      <style:text-properties fo:font-weight="bold" style:font-weight-asian="bold"/>
    </style:style>
    <style:style style:name="T3131" style:parent-style-name="Policepardéfaut" style:family="text">
      <style:text-properties fo:font-weight="bold" style:font-weight-asian="bold"/>
    </style:style>
    <style:style style:name="T3133" style:parent-style-name="Policepardéfaut" style:family="text">
      <style:text-properties/>
    </style:style>
    <style:style style:name="P3132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3134" style:parent-style-name="Policepardéfaut" style:family="text">
      <style:text-properties fo:font-weight="bold" style:font-weight-asian="bold"/>
    </style:style>
    <style:style style:name="T3135" style:parent-style-name="Policepardéfaut" style:family="text">
      <style:text-properties fo:font-weight="bold" style:font-weight-asian="bold"/>
    </style:style>
    <style:style style:name="T3136" style:parent-style-name="Policepardéfaut" style:family="text">
      <style:text-properties fo:font-weight="bold" style:font-weight-asian="bold"/>
    </style:style>
    <style:style style:name="T3137" style:parent-style-name="Policepardéfaut" style:family="text">
      <style:text-properties fo:font-weight="bold" style:font-weight-asian="bold"/>
    </style:style>
    <style:style style:name="T3139" style:parent-style-name="Policepardéfaut" style:family="text">
      <style:text-properties/>
    </style:style>
    <style:style style:name="P3138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3140" style:parent-style-name="Policepardéfaut" style:family="text">
      <style:text-properties fo:font-weight="bold" style:font-weight-asian="bold"/>
    </style:style>
    <style:style style:name="T3141" style:parent-style-name="Policepardéfaut" style:family="text">
      <style:text-properties fo:font-weight="bold" style:font-weight-asian="bold"/>
    </style:style>
    <style:style style:name="T3142" style:parent-style-name="Policepardéfaut" style:family="text">
      <style:text-properties fo:font-weight="bold" style:font-weight-asian="bold"/>
    </style:style>
    <style:style style:name="T3143" style:parent-style-name="Policepardéfaut" style:family="text">
      <style:text-properties fo:font-weight="bold" style:font-weight-asian="bold"/>
    </style:style>
    <style:style style:name="T3144" style:parent-style-name="Policepardéfaut" style:family="text">
      <style:text-properties fo:font-weight="bold" style:font-weight-asian="bold"/>
    </style:style>
    <style:style style:name="T3146" style:parent-style-name="Policepardéfaut" style:family="text">
      <style:text-properties/>
    </style:style>
    <style:style style:name="P3145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3147" style:parent-style-name="Policepardéfaut" style:family="text">
      <style:text-properties fo:font-weight="bold" style:font-weight-asian="bold"/>
    </style:style>
    <style:style style:name="T3148" style:parent-style-name="Policepardéfaut" style:family="text">
      <style:text-properties fo:font-weight="bold" style:font-weight-asian="bold"/>
    </style:style>
    <style:style style:name="T3150" style:parent-style-name="Policepardéfaut" style:family="text">
      <style:text-properties/>
    </style:style>
    <style:style style:name="P3149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3151" style:parent-style-name="Policepardéfaut" style:family="text">
      <style:text-properties fo:font-weight="bold" style:font-weight-asian="bold"/>
    </style:style>
    <style:style style:name="T3152" style:parent-style-name="Policepardéfaut" style:family="text">
      <style:text-properties fo:font-weight="bold" style:font-weight-asian="bold"/>
    </style:style>
    <style:style style:name="T3153" style:parent-style-name="Policepardéfaut" style:family="text">
      <style:text-properties fo:font-weight="bold" style:font-weight-asian="bold"/>
    </style:style>
    <style:style style:name="T3154" style:parent-style-name="Policepardéfaut" style:family="text">
      <style:text-properties fo:font-weight="bold" style:font-weight-asian="bold"/>
    </style:style>
    <style:style style:name="T3155" style:parent-style-name="Policepardéfaut" style:family="text">
      <style:text-properties fo:font-weight="bold" style:font-weight-asian="bold"/>
    </style:style>
    <style:style style:name="T3156" style:parent-style-name="Policepardéfaut" style:family="text">
      <style:text-properties fo:font-weight="bold" style:font-weight-asian="bold"/>
    </style:style>
    <style:style style:name="T3158" style:parent-style-name="Policepardéfaut" style:family="text">
      <style:text-properties/>
    </style:style>
    <style:style style:name="P3157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3159" style:parent-style-name="Policepardéfaut" style:family="text">
      <style:text-properties fo:font-weight="bold" style:font-weight-asian="bold"/>
    </style:style>
    <style:style style:name="T3160" style:parent-style-name="Policepardéfaut" style:family="text">
      <style:text-properties fo:font-weight="bold" style:font-weight-asian="bold"/>
    </style:style>
    <style:style style:name="T3161" style:parent-style-name="Policepardéfaut" style:family="text">
      <style:text-properties fo:font-weight="bold" style:font-weight-asian="bold"/>
    </style:style>
    <style:style style:name="T3162" style:parent-style-name="Policepardéfaut" style:family="text">
      <style:text-properties fo:font-weight="bold" style:font-weight-asian="bold"/>
    </style:style>
    <style:style style:name="T3164" style:parent-style-name="Policepardéfaut" style:family="text">
      <style:text-properties/>
    </style:style>
    <style:style style:name="P3163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3165" style:parent-style-name="Policepardéfaut" style:family="text">
      <style:text-properties fo:font-weight="bold" style:font-weight-asian="bold"/>
    </style:style>
    <style:style style:name="T3166" style:parent-style-name="Policepardéfaut" style:family="text">
      <style:text-properties fo:font-weight="bold" style:font-weight-asian="bold"/>
    </style:style>
    <style:style style:name="T3167" style:parent-style-name="Policepardéfaut" style:family="text">
      <style:text-properties fo:font-weight="bold" style:font-weight-asian="bold"/>
    </style:style>
    <style:style style:name="T3168" style:parent-style-name="Policepardéfaut" style:family="text">
      <style:text-properties fo:font-weight="bold" style:font-weight-asian="bold"/>
    </style:style>
    <style:style style:name="T3169" style:parent-style-name="Policepardéfaut" style:family="text">
      <style:text-properties fo:font-weight="bold" style:font-weight-asian="bold"/>
    </style:style>
    <style:style style:name="T3171" style:parent-style-name="Policepardéfaut" style:family="text">
      <style:text-properties/>
    </style:style>
    <style:style style:name="P3170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3172" style:parent-style-name="Policepardéfaut" style:family="text">
      <style:text-properties fo:font-weight="bold" style:font-weight-asian="bold"/>
    </style:style>
    <style:style style:name="T3173" style:parent-style-name="Policepardéfaut" style:family="text">
      <style:text-properties fo:font-weight="bold" style:font-weight-asian="bold"/>
    </style:style>
    <style:style style:name="T3174" style:parent-style-name="Policepardéfaut" style:family="text">
      <style:text-properties fo:font-weight="bold" style:font-weight-asian="bold"/>
    </style:style>
    <style:style style:name="T3175" style:parent-style-name="Policepardéfaut" style:family="text">
      <style:text-properties fo:font-weight="bold" style:font-weight-asian="bold"/>
    </style:style>
    <style:style style:name="T3176" style:parent-style-name="Policepardéfaut" style:family="text">
      <style:text-properties fo:font-weight="bold" style:font-weight-asian="bold"/>
    </style:style>
    <style:style style:name="T3177" style:parent-style-name="Policepardéfaut" style:family="text">
      <style:text-properties fo:font-weight="bold" style:font-weight-asian="bold"/>
    </style:style>
    <style:style style:name="T3178" style:parent-style-name="Policepardéfaut" style:family="text">
      <style:text-properties fo:font-weight="bold" style:font-weight-asian="bold"/>
    </style:style>
    <style:style style:name="T3179" style:parent-style-name="Policepardéfaut" style:family="text">
      <style:text-properties fo:font-weight="bold" style:font-weight-asian="bold"/>
    </style:style>
    <style:style style:name="T3180" style:parent-style-name="Policepardéfaut" style:family="text">
      <style:text-properties fo:font-weight="bold" style:font-weight-asian="bold"/>
    </style:style>
    <style:style style:name="T3182" style:parent-style-name="Policepardéfaut" style:family="text">
      <style:text-properties/>
    </style:style>
    <style:style style:name="P3181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3183" style:parent-style-name="Policepardéfaut" style:family="text">
      <style:text-properties fo:font-weight="bold" style:font-weight-asian="bold"/>
    </style:style>
    <style:style style:name="T3184" style:parent-style-name="Policepardéfaut" style:family="text">
      <style:text-properties fo:font-weight="bold" style:font-weight-asian="bold"/>
    </style:style>
    <style:style style:name="T3185" style:parent-style-name="Policepardéfaut" style:family="text">
      <style:text-properties fo:font-weight="bold" style:font-weight-asian="bold"/>
    </style:style>
    <style:style style:name="T3186" style:parent-style-name="Policepardéfaut" style:family="text">
      <style:text-properties fo:font-weight="bold" style:font-weight-asian="bold"/>
    </style:style>
    <style:style style:name="T3188" style:parent-style-name="Policepardéfaut" style:family="text">
      <style:text-properties/>
    </style:style>
    <style:style style:name="P3187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3189" style:parent-style-name="Policepardéfaut" style:family="text">
      <style:text-properties fo:font-weight="bold" style:font-weight-asian="bold"/>
    </style:style>
    <style:style style:name="T3190" style:parent-style-name="Policepardéfaut" style:family="text">
      <style:text-properties fo:font-weight="bold" style:font-weight-asian="bold"/>
    </style:style>
    <style:style style:name="T3191" style:parent-style-name="Policepardéfaut" style:family="text">
      <style:text-properties fo:font-weight="bold" style:font-weight-asian="bold"/>
    </style:style>
    <style:style style:name="T3192" style:parent-style-name="Policepardéfaut" style:family="text">
      <style:text-properties fo:font-weight="bold" style:font-weight-asian="bold"/>
    </style:style>
    <style:style style:name="T3194" style:parent-style-name="Policepardéfaut" style:family="text">
      <style:text-properties/>
    </style:style>
    <style:style style:name="P3193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3195" style:parent-style-name="Policepardéfaut" style:family="text">
      <style:text-properties fo:font-weight="bold" style:font-weight-asian="bold"/>
    </style:style>
    <style:style style:name="T3196" style:parent-style-name="Policepardéfaut" style:family="text">
      <style:text-properties fo:font-weight="bold" style:font-weight-asian="bold"/>
    </style:style>
    <style:style style:name="T3198" style:parent-style-name="Policepardéfaut" style:family="text">
      <style:text-properties/>
    </style:style>
    <style:style style:name="P3197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3199" style:parent-style-name="Policepardéfaut" style:family="text">
      <style:text-properties fo:font-weight="bold" style:font-weight-asian="bold"/>
    </style:style>
    <style:style style:name="T3200" style:parent-style-name="Policepardéfaut" style:family="text">
      <style:text-properties fo:font-weight="bold" style:font-weight-asian="bold"/>
    </style:style>
    <style:style style:name="T3201" style:parent-style-name="Policepardéfaut" style:family="text">
      <style:text-properties fo:font-weight="bold" style:font-weight-asian="bold"/>
    </style:style>
    <style:style style:name="T3202" style:parent-style-name="Policepardéfaut" style:family="text">
      <style:text-properties fo:font-weight="bold" style:font-weight-asian="bold"/>
    </style:style>
    <style:style style:name="T3204" style:parent-style-name="Policepardéfaut" style:family="text">
      <style:text-properties/>
    </style:style>
    <style:style style:name="P3203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3205" style:parent-style-name="Policepardéfaut" style:family="text">
      <style:text-properties fo:font-weight="bold" style:font-weight-asian="bold"/>
    </style:style>
    <style:style style:name="T3206" style:parent-style-name="Policepardéfaut" style:family="text">
      <style:text-properties fo:font-weight="bold" style:font-weight-asian="bold"/>
    </style:style>
    <style:style style:name="T3207" style:parent-style-name="Policepardéfaut" style:family="text">
      <style:text-properties fo:font-weight="bold" style:font-weight-asian="bold"/>
    </style:style>
    <style:style style:name="T3208" style:parent-style-name="Policepardéfaut" style:family="text">
      <style:text-properties fo:font-weight="bold" style:font-weight-asian="bold"/>
    </style:style>
    <style:style style:name="T3209" style:parent-style-name="Policepardéfaut" style:family="text">
      <style:text-properties fo:font-weight="bold" style:font-weight-asian="bold"/>
    </style:style>
    <style:style style:name="T3210" style:parent-style-name="Policepardéfaut" style:family="text">
      <style:text-properties fo:font-weight="bold" style:font-weight-asian="bold"/>
    </style:style>
    <style:style style:name="T3212" style:parent-style-name="Policepardéfaut" style:family="text">
      <style:text-properties/>
    </style:style>
    <style:style style:name="P3211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3213" style:parent-style-name="Policepardéfaut" style:family="text">
      <style:text-properties fo:font-weight="bold" style:font-weight-asian="bold"/>
    </style:style>
    <style:style style:name="T3214" style:parent-style-name="Policepardéfaut" style:family="text">
      <style:text-properties fo:font-weight="bold" style:font-weight-asian="bold"/>
    </style:style>
    <style:style style:name="T3215" style:parent-style-name="Policepardéfaut" style:family="text">
      <style:text-properties fo:font-weight="bold" style:font-weight-asian="bold"/>
    </style:style>
    <style:style style:name="T3217" style:parent-style-name="Policepardéfaut" style:family="text">
      <style:text-properties/>
    </style:style>
    <style:style style:name="P3216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3218" style:parent-style-name="Policepardéfaut" style:family="text">
      <style:text-properties fo:font-weight="bold" style:font-weight-asian="bold"/>
    </style:style>
    <style:style style:name="T3219" style:parent-style-name="Policepardéfaut" style:family="text">
      <style:text-properties fo:font-weight="bold" style:font-weight-asian="bold"/>
    </style:style>
    <style:style style:name="T3220" style:parent-style-name="Policepardéfaut" style:family="text">
      <style:text-properties fo:font-weight="bold" style:font-weight-asian="bold"/>
    </style:style>
    <style:style style:name="T3221" style:parent-style-name="Policepardéfaut" style:family="text">
      <style:text-properties fo:font-weight="bold" style:font-weight-asian="bold"/>
    </style:style>
    <style:style style:name="T3222" style:parent-style-name="Policepardéfaut" style:family="text">
      <style:text-properties fo:font-weight="bold" style:font-weight-asian="bold"/>
    </style:style>
    <style:style style:name="T3223" style:parent-style-name="Policepardéfaut" style:family="text">
      <style:text-properties fo:font-weight="bold" style:font-weight-asian="bold"/>
    </style:style>
    <style:style style:name="T3224" style:parent-style-name="Policepardéfaut" style:family="text">
      <style:text-properties fo:font-weight="bold" style:font-weight-asian="bold"/>
    </style:style>
    <style:style style:name="P3225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3227" style:parent-style-name="Policepardéfaut" style:family="text">
      <style:text-properties/>
    </style:style>
    <style:style style:name="P3226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3228" style:parent-style-name="Policepardéfaut" style:family="text">
      <style:text-properties fo:font-weight="bold" style:font-weight-asian="bold"/>
    </style:style>
    <style:style style:name="T3229" style:parent-style-name="Policepardéfaut" style:family="text">
      <style:text-properties fo:font-weight="bold" style:font-weight-asian="bold"/>
    </style:style>
    <style:style style:name="T3230" style:parent-style-name="Policepardéfaut" style:family="text">
      <style:text-properties fo:font-weight="bold" style:font-weight-asian="bold"/>
    </style:style>
    <style:style style:name="T3231" style:parent-style-name="Policepardéfaut" style:family="text">
      <style:text-properties fo:font-weight="bold" style:font-weight-asian="bold"/>
    </style:style>
    <style:style style:name="T3232" style:parent-style-name="Policepardéfaut" style:family="text">
      <style:text-properties fo:font-weight="bold" style:font-weight-asian="bold"/>
    </style:style>
    <style:style style:name="T3233" style:parent-style-name="Policepardéfaut" style:family="text">
      <style:text-properties fo:font-weight="bold" style:font-weight-asian="bold"/>
    </style:style>
    <style:style style:name="T3234" style:parent-style-name="Policepardéfaut" style:family="text">
      <style:text-properties fo:font-weight="bold" style:font-weight-asian="bold"/>
    </style:style>
    <style:style style:name="T3235" style:parent-style-name="Policepardéfaut" style:family="text">
      <style:text-properties fo:font-weight="bold" style:font-weight-asian="bold"/>
    </style:style>
    <style:style style:name="T3236" style:parent-style-name="Policepardéfaut" style:family="text">
      <style:text-properties fo:font-weight="bold" style:font-weight-asian="bold"/>
    </style:style>
    <style:style style:name="T3238" style:parent-style-name="Policepardéfaut" style:family="text">
      <style:text-properties/>
    </style:style>
    <style:style style:name="P3237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3239" style:parent-style-name="Policepardéfaut" style:family="text">
      <style:text-properties fo:font-weight="bold" style:font-weight-asian="bold"/>
    </style:style>
    <style:style style:name="T3240" style:parent-style-name="Policepardéfaut" style:family="text">
      <style:text-properties fo:font-weight="bold" style:font-weight-asian="bold"/>
    </style:style>
    <style:style style:name="T3241" style:parent-style-name="Policepardéfaut" style:family="text">
      <style:text-properties fo:font-weight="bold" style:font-weight-asian="bold"/>
    </style:style>
    <style:style style:name="T3242" style:parent-style-name="Policepardéfaut" style:family="text">
      <style:text-properties fo:font-weight="bold" style:font-weight-asian="bold"/>
    </style:style>
    <style:style style:name="T3243" style:parent-style-name="Policepardéfaut" style:family="text">
      <style:text-properties fo:font-weight="bold" style:font-weight-asian="bold"/>
    </style:style>
    <style:style style:name="T3244" style:parent-style-name="Policepardéfaut" style:family="text">
      <style:text-properties fo:font-weight="bold" style:font-weight-asian="bold"/>
    </style:style>
    <style:style style:name="T3245" style:parent-style-name="Policepardéfaut" style:family="text">
      <style:text-properties fo:font-weight="bold" style:font-weight-asian="bold"/>
    </style:style>
    <style:style style:name="T3246" style:parent-style-name="Policepardéfaut" style:family="text">
      <style:text-properties fo:font-weight="bold" style:font-weight-asian="bold"/>
    </style:style>
    <style:style style:name="T3248" style:parent-style-name="Policepardéfaut" style:family="text">
      <style:text-properties/>
    </style:style>
    <style:style style:name="P3247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3249" style:parent-style-name="Policepardéfaut" style:family="text">
      <style:text-properties fo:font-weight="bold" style:font-weight-asian="bold"/>
    </style:style>
    <style:style style:name="T3250" style:parent-style-name="Policepardéfaut" style:family="text">
      <style:text-properties fo:font-weight="bold" style:font-weight-asian="bold"/>
    </style:style>
    <style:style style:name="T3251" style:parent-style-name="Policepardéfaut" style:family="text">
      <style:text-properties fo:font-weight="bold" style:font-weight-asian="bold"/>
    </style:style>
    <style:style style:name="T3252" style:parent-style-name="Policepardéfaut" style:family="text">
      <style:text-properties fo:font-weight="bold" style:font-weight-asian="bold"/>
    </style:style>
    <style:style style:name="T3253" style:parent-style-name="Policepardéfaut" style:family="text">
      <style:text-properties fo:font-weight="bold" style:font-weight-asian="bold"/>
    </style:style>
    <style:style style:name="T3254" style:parent-style-name="Policepardéfaut" style:family="text">
      <style:text-properties fo:font-weight="bold" style:font-weight-asian="bold"/>
    </style:style>
    <style:style style:name="T3255" style:parent-style-name="Policepardéfaut" style:family="text">
      <style:text-properties fo:font-weight="bold" style:font-weight-asian="bold"/>
    </style:style>
    <style:style style:name="T3256" style:parent-style-name="Policepardéfaut" style:family="text">
      <style:text-properties fo:font-weight="bold" style:font-weight-asian="bold"/>
    </style:style>
    <style:style style:name="T3257" style:parent-style-name="Policepardéfaut" style:family="text">
      <style:text-properties fo:font-weight="bold" style:font-weight-asian="bold"/>
    </style:style>
    <style:style style:name="T3258" style:parent-style-name="Policepardéfaut" style:family="text">
      <style:text-properties fo:font-weight="bold" style:font-weight-asian="bold"/>
    </style:style>
    <style:style style:name="T3259" style:parent-style-name="Policepardéfaut" style:family="text">
      <style:text-properties fo:font-weight="bold" style:font-weight-asian="bold"/>
    </style:style>
    <style:style style:name="T3260" style:parent-style-name="Policepardéfaut" style:family="text">
      <style:text-properties fo:font-weight="bold" style:font-weight-asian="bold"/>
    </style:style>
    <style:style style:name="T3261" style:parent-style-name="Policepardéfaut" style:family="text">
      <style:text-properties fo:font-weight="bold" style:font-weight-asian="bold"/>
    </style:style>
    <style:style style:name="T3262" style:parent-style-name="Policepardéfaut" style:family="text">
      <style:text-properties fo:font-weight="bold" style:font-weight-asian="bold"/>
    </style:style>
    <style:style style:name="T3263" style:parent-style-name="Policepardéfaut" style:family="text">
      <style:text-properties fo:font-weight="bold" style:font-weight-asian="bold"/>
    </style:style>
    <style:style style:name="T3264" style:parent-style-name="Policepardéfaut" style:family="text">
      <style:text-properties fo:font-weight="bold" style:font-weight-asian="bold"/>
    </style:style>
    <style:style style:name="T3266" style:parent-style-name="Policepardéfaut" style:family="text">
      <style:text-properties/>
    </style:style>
    <style:style style:name="P3265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3267" style:parent-style-name="Policepardéfaut" style:family="text">
      <style:text-properties fo:font-weight="bold" style:font-weight-asian="bold"/>
    </style:style>
    <style:style style:name="T3268" style:parent-style-name="Policepardéfaut" style:family="text">
      <style:text-properties fo:font-weight="bold" style:font-weight-asian="bold"/>
    </style:style>
    <style:style style:name="T3269" style:parent-style-name="Policepardéfaut" style:family="text">
      <style:text-properties fo:font-weight="bold" style:font-weight-asian="bold"/>
    </style:style>
    <style:style style:name="T3270" style:parent-style-name="Policepardéfaut" style:family="text">
      <style:text-properties fo:font-weight="bold" style:font-weight-asian="bold"/>
    </style:style>
    <style:style style:name="T3271" style:parent-style-name="Policepardéfaut" style:family="text">
      <style:text-properties fo:font-weight="bold" style:font-weight-asian="bold"/>
    </style:style>
    <style:style style:name="T3273" style:parent-style-name="Policepardéfaut" style:family="text">
      <style:text-properties/>
    </style:style>
    <style:style style:name="P3272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3274" style:parent-style-name="Policepardéfaut" style:family="text">
      <style:text-properties fo:font-weight="bold" style:font-weight-asian="bold"/>
    </style:style>
    <style:style style:name="T3275" style:parent-style-name="Policepardéfaut" style:family="text">
      <style:text-properties fo:font-weight="bold" style:font-weight-asian="bold"/>
    </style:style>
    <style:style style:name="T3276" style:parent-style-name="Policepardéfaut" style:family="text">
      <style:text-properties fo:font-weight="bold" style:font-weight-asian="bold"/>
    </style:style>
    <style:style style:name="T3277" style:parent-style-name="Policepardéfaut" style:family="text">
      <style:text-properties fo:font-weight="bold" style:font-weight-asian="bold"/>
    </style:style>
    <style:style style:name="T3279" style:parent-style-name="Policepardéfaut" style:family="text">
      <style:text-properties/>
    </style:style>
    <style:style style:name="P3278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3280" style:parent-style-name="Policepardéfaut" style:family="text">
      <style:text-properties fo:font-weight="bold" style:font-weight-asian="bold"/>
    </style:style>
    <style:style style:name="T3281" style:parent-style-name="Policepardéfaut" style:family="text">
      <style:text-properties fo:font-weight="bold" style:font-weight-asian="bold"/>
    </style:style>
    <style:style style:name="T3283" style:parent-style-name="Policepardéfaut" style:family="text">
      <style:text-properties/>
    </style:style>
    <style:style style:name="P3282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3284" style:parent-style-name="Policepardéfaut" style:family="text">
      <style:text-properties fo:font-weight="bold" style:font-weight-asian="bold"/>
    </style:style>
    <style:style style:name="T3285" style:parent-style-name="Policepardéfaut" style:family="text">
      <style:text-properties fo:font-weight="bold" style:font-weight-asian="bold"/>
    </style:style>
    <style:style style:name="T3286" style:parent-style-name="Policepardéfaut" style:family="text">
      <style:text-properties fo:font-weight="bold" style:font-weight-asian="bold"/>
    </style:style>
    <style:style style:name="T3287" style:parent-style-name="Policepardéfaut" style:family="text">
      <style:text-properties fo:font-weight="bold" style:font-weight-asian="bold"/>
    </style:style>
    <style:style style:name="T3288" style:parent-style-name="Policepardéfaut" style:family="text">
      <style:text-properties fo:font-weight="bold" style:font-weight-asian="bold"/>
    </style:style>
    <style:style style:name="T3290" style:parent-style-name="Policepardéfaut" style:family="text">
      <style:text-properties/>
    </style:style>
    <style:style style:name="P3289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3291" style:parent-style-name="Policepardéfaut" style:family="text">
      <style:text-properties fo:font-weight="bold" style:font-weight-asian="bold"/>
    </style:style>
    <style:style style:name="T3292" style:parent-style-name="Policepardéfaut" style:family="text">
      <style:text-properties fo:font-weight="bold" style:font-weight-asian="bold"/>
    </style:style>
    <style:style style:name="T3293" style:parent-style-name="Policepardéfaut" style:family="text">
      <style:text-properties fo:font-weight="bold" style:font-weight-asian="bold"/>
    </style:style>
    <style:style style:name="T3294" style:parent-style-name="Policepardéfaut" style:family="text">
      <style:text-properties fo:font-weight="bold" style:font-weight-asian="bold"/>
    </style:style>
    <style:style style:name="T3295" style:parent-style-name="Policepardéfaut" style:family="text">
      <style:text-properties fo:font-weight="bold" style:font-weight-asian="bold"/>
    </style:style>
    <style:style style:name="T3296" style:parent-style-name="Policepardéfaut" style:family="text">
      <style:text-properties fo:font-weight="bold" style:font-weight-asian="bold"/>
    </style:style>
    <style:style style:name="T3298" style:parent-style-name="Policepardéfaut" style:family="text">
      <style:text-properties/>
    </style:style>
    <style:style style:name="P3297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3299" style:parent-style-name="Policepardéfaut" style:family="text">
      <style:text-properties fo:font-weight="bold" style:font-weight-asian="bold"/>
    </style:style>
    <style:style style:name="T3300" style:parent-style-name="Policepardéfaut" style:family="text">
      <style:text-properties fo:font-weight="bold" style:font-weight-asian="bold"/>
    </style:style>
    <style:style style:name="T3302" style:parent-style-name="Policepardéfaut" style:family="text">
      <style:text-properties/>
    </style:style>
    <style:style style:name="P3301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3303" style:parent-style-name="Policepardéfaut" style:family="text">
      <style:text-properties fo:font-weight="bold" style:font-weight-asian="bold"/>
    </style:style>
    <style:style style:name="T3304" style:parent-style-name="Policepardéfaut" style:family="text">
      <style:text-properties fo:font-weight="bold" style:font-weight-asian="bold"/>
    </style:style>
    <style:style style:name="T3305" style:parent-style-name="Policepardéfaut" style:family="text">
      <style:text-properties fo:font-weight="bold" style:font-weight-asian="bold"/>
    </style:style>
    <style:style style:name="T3306" style:parent-style-name="Policepardéfaut" style:family="text">
      <style:text-properties fo:font-weight="bold" style:font-weight-asian="bold"/>
    </style:style>
    <style:style style:name="T3307" style:parent-style-name="Policepardéfaut" style:family="text">
      <style:text-properties fo:font-weight="bold" style:font-weight-asian="bold"/>
    </style:style>
    <style:style style:name="T3309" style:parent-style-name="Policepardéfaut" style:family="text">
      <style:text-properties/>
    </style:style>
    <style:style style:name="P3308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3310" style:parent-style-name="Policepardéfaut" style:family="text">
      <style:text-properties fo:font-weight="bold" style:font-weight-asian="bold"/>
    </style:style>
    <style:style style:name="T3311" style:parent-style-name="Policepardéfaut" style:family="text">
      <style:text-properties fo:font-weight="bold" style:font-weight-asian="bold"/>
    </style:style>
    <style:style style:name="T3312" style:parent-style-name="Policepardéfaut" style:family="text">
      <style:text-properties fo:font-weight="bold" style:font-weight-asian="bold"/>
    </style:style>
    <style:style style:name="T3313" style:parent-style-name="Policepardéfaut" style:family="text">
      <style:text-properties fo:font-weight="bold" style:font-weight-asian="bold"/>
    </style:style>
    <style:style style:name="T3314" style:parent-style-name="Policepardéfaut" style:family="text">
      <style:text-properties fo:font-weight="bold" style:font-weight-asian="bold"/>
    </style:style>
    <style:style style:name="T3315" style:parent-style-name="Policepardéfaut" style:family="text">
      <style:text-properties fo:font-weight="bold" style:font-weight-asian="bold"/>
    </style:style>
    <style:style style:name="T3317" style:parent-style-name="Policepardéfaut" style:family="text">
      <style:text-properties/>
    </style:style>
    <style:style style:name="P3316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3318" style:parent-style-name="Policepardéfaut" style:family="text">
      <style:text-properties fo:font-weight="bold" style:font-weight-asian="bold"/>
    </style:style>
    <style:style style:name="T3319" style:parent-style-name="Policepardéfaut" style:family="text">
      <style:text-properties fo:font-weight="bold" style:font-weight-asian="bold"/>
    </style:style>
    <style:style style:name="T3320" style:parent-style-name="Policepardéfaut" style:family="text">
      <style:text-properties fo:font-weight="bold" style:font-weight-asian="bold"/>
    </style:style>
    <style:style style:name="T3321" style:parent-style-name="Policepardéfaut" style:family="text">
      <style:text-properties fo:font-weight="bold" style:font-weight-asian="bold"/>
    </style:style>
    <style:style style:name="T3322" style:parent-style-name="Policepardéfaut" style:family="text">
      <style:text-properties fo:font-weight="bold" style:font-weight-asian="bold"/>
    </style:style>
    <style:style style:name="T3324" style:parent-style-name="Policepardéfaut" style:family="text">
      <style:text-properties/>
    </style:style>
    <style:style style:name="P3323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3325" style:parent-style-name="Policepardéfaut" style:family="text">
      <style:text-properties fo:font-weight="bold" style:font-weight-asian="bold"/>
    </style:style>
    <style:style style:name="T3326" style:parent-style-name="Policepardéfaut" style:family="text">
      <style:text-properties fo:font-weight="bold" style:font-weight-asian="bold"/>
    </style:style>
    <style:style style:name="T3327" style:parent-style-name="Policepardéfaut" style:family="text">
      <style:text-properties fo:font-weight="bold" style:font-weight-asian="bold"/>
    </style:style>
    <style:style style:name="T3328" style:parent-style-name="Policepardéfaut" style:family="text">
      <style:text-properties fo:font-weight="bold" style:font-weight-asian="bold"/>
    </style:style>
    <style:style style:name="T3330" style:parent-style-name="Policepardéfaut" style:family="text">
      <style:text-properties/>
    </style:style>
    <style:style style:name="P3329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3331" style:parent-style-name="Policepardéfaut" style:family="text">
      <style:text-properties fo:font-weight="bold" style:font-weight-asian="bold"/>
    </style:style>
    <style:style style:name="T3332" style:parent-style-name="Policepardéfaut" style:family="text">
      <style:text-properties fo:font-weight="bold" style:font-weight-asian="bold"/>
    </style:style>
    <style:style style:name="T3333" style:parent-style-name="Policepardéfaut" style:family="text">
      <style:text-properties fo:font-weight="bold" style:font-weight-asian="bold"/>
    </style:style>
    <style:style style:name="T3334" style:parent-style-name="Policepardéfaut" style:family="text">
      <style:text-properties fo:font-weight="bold" style:font-weight-asian="bold"/>
    </style:style>
    <style:style style:name="T3335" style:parent-style-name="Policepardéfaut" style:family="text">
      <style:text-properties fo:font-weight="bold" style:font-weight-asian="bold"/>
    </style:style>
    <style:style style:name="T3336" style:parent-style-name="Policepardéfaut" style:family="text">
      <style:text-properties fo:font-weight="bold" style:font-weight-asian="bold"/>
    </style:style>
    <style:style style:name="T3337" style:parent-style-name="Policepardéfaut" style:family="text">
      <style:text-properties fo:font-weight="bold" style:font-weight-asian="bold"/>
    </style:style>
    <style:style style:name="T3338" style:parent-style-name="Policepardéfaut" style:family="text">
      <style:text-properties fo:font-weight="bold" style:font-weight-asian="bold"/>
    </style:style>
    <style:style style:name="T3340" style:parent-style-name="Policepardéfaut" style:family="text">
      <style:text-properties/>
    </style:style>
    <style:style style:name="P3339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3341" style:parent-style-name="Policepardéfaut" style:family="text">
      <style:text-properties fo:font-weight="bold" style:font-weight-asian="bold"/>
    </style:style>
    <style:style style:name="T3342" style:parent-style-name="Policepardéfaut" style:family="text">
      <style:text-properties fo:font-weight="bold" style:font-weight-asian="bold"/>
    </style:style>
    <style:style style:name="T3343" style:parent-style-name="Policepardéfaut" style:family="text">
      <style:text-properties fo:font-weight="bold" style:font-weight-asian="bold"/>
    </style:style>
    <style:style style:name="T3344" style:parent-style-name="Policepardéfaut" style:family="text">
      <style:text-properties fo:font-weight="bold" style:font-weight-asian="bold"/>
    </style:style>
    <style:style style:name="T3346" style:parent-style-name="Policepardéfaut" style:family="text">
      <style:text-properties/>
    </style:style>
    <style:style style:name="P3345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3347" style:parent-style-name="Policepardéfaut" style:family="text">
      <style:text-properties fo:font-weight="bold" style:font-weight-asian="bold"/>
    </style:style>
    <style:style style:name="T3348" style:parent-style-name="Policepardéfaut" style:family="text">
      <style:text-properties fo:font-weight="bold" style:font-weight-asian="bold"/>
    </style:style>
    <style:style style:name="T3349" style:parent-style-name="Policepardéfaut" style:family="text">
      <style:text-properties fo:font-weight="bold" style:font-weight-asian="bold"/>
    </style:style>
    <style:style style:name="T3350" style:parent-style-name="Policepardéfaut" style:family="text">
      <style:text-properties fo:font-weight="bold" style:font-weight-asian="bold"/>
    </style:style>
    <style:style style:name="T3351" style:parent-style-name="Policepardéfaut" style:family="text">
      <style:text-properties fo:font-weight="bold" style:font-weight-asian="bold"/>
    </style:style>
    <style:style style:name="T3353" style:parent-style-name="Policepardéfaut" style:family="text">
      <style:text-properties/>
    </style:style>
    <style:style style:name="P3352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3354" style:parent-style-name="Policepardéfaut" style:family="text">
      <style:text-properties fo:font-weight="bold" style:font-weight-asian="bold"/>
    </style:style>
    <style:style style:name="T3355" style:parent-style-name="Policepardéfaut" style:family="text">
      <style:text-properties fo:font-weight="bold" style:font-weight-asian="bold"/>
    </style:style>
    <style:style style:name="T3356" style:parent-style-name="Policepardéfaut" style:family="text">
      <style:text-properties fo:font-weight="bold" style:font-weight-asian="bold"/>
    </style:style>
    <style:style style:name="T3358" style:parent-style-name="Policepardéfaut" style:family="text">
      <style:text-properties/>
    </style:style>
    <style:style style:name="P3357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3359" style:parent-style-name="Policepardéfaut" style:family="text">
      <style:text-properties fo:font-weight="bold" style:font-weight-asian="bold"/>
    </style:style>
    <style:style style:name="T3360" style:parent-style-name="Policepardéfaut" style:family="text">
      <style:text-properties fo:font-weight="bold" style:font-weight-asian="bold"/>
    </style:style>
    <style:style style:name="T3361" style:parent-style-name="Policepardéfaut" style:family="text">
      <style:text-properties fo:font-weight="bold" style:font-weight-asian="bold"/>
    </style:style>
    <style:style style:name="T3362" style:parent-style-name="Policepardéfaut" style:family="text">
      <style:text-properties fo:font-weight="bold" style:font-weight-asian="bold"/>
    </style:style>
    <style:style style:name="T3364" style:parent-style-name="Policepardéfaut" style:family="text">
      <style:text-properties/>
    </style:style>
    <style:style style:name="P3363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3365" style:parent-style-name="Policepardéfaut" style:family="text">
      <style:text-properties fo:font-weight="bold" style:font-weight-asian="bold"/>
    </style:style>
    <style:style style:name="T3366" style:parent-style-name="Policepardéfaut" style:family="text">
      <style:text-properties fo:font-weight="bold" style:font-weight-asian="bold"/>
    </style:style>
    <style:style style:name="T3367" style:parent-style-name="Policepardéfaut" style:family="text">
      <style:text-properties fo:font-weight="bold" style:font-weight-asian="bold"/>
    </style:style>
    <style:style style:name="T3368" style:parent-style-name="Policepardéfaut" style:family="text">
      <style:text-properties fo:font-weight="bold" style:font-weight-asian="bold"/>
    </style:style>
    <style:style style:name="T3370" style:parent-style-name="Policepardéfaut" style:family="text">
      <style:text-properties/>
    </style:style>
    <style:style style:name="P3369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3371" style:parent-style-name="Policepardéfaut" style:family="text">
      <style:text-properties fo:font-weight="bold" style:font-weight-asian="bold"/>
    </style:style>
    <style:style style:name="T3372" style:parent-style-name="Policepardéfaut" style:family="text">
      <style:text-properties fo:font-weight="bold" style:font-weight-asian="bold"/>
    </style:style>
    <style:style style:name="T3373" style:parent-style-name="Policepardéfaut" style:family="text">
      <style:text-properties fo:font-weight="bold" style:font-weight-asian="bold"/>
    </style:style>
    <style:style style:name="T3374" style:parent-style-name="Policepardéfaut" style:family="text">
      <style:text-properties fo:font-weight="bold" style:font-weight-asian="bold"/>
    </style:style>
    <style:style style:name="T3375" style:parent-style-name="Policepardéfaut" style:family="text">
      <style:text-properties fo:font-weight="bold" style:font-weight-asian="bold"/>
    </style:style>
    <style:style style:name="T3377" style:parent-style-name="Policepardéfaut" style:family="text">
      <style:text-properties/>
    </style:style>
    <style:style style:name="P3376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3378" style:parent-style-name="Policepardéfaut" style:family="text">
      <style:text-properties fo:font-weight="bold" style:font-weight-asian="bold"/>
    </style:style>
    <style:style style:name="T3379" style:parent-style-name="Policepardéfaut" style:family="text">
      <style:text-properties fo:font-weight="bold" style:font-weight-asian="bold"/>
    </style:style>
    <style:style style:name="T3380" style:parent-style-name="Policepardéfaut" style:family="text">
      <style:text-properties fo:font-weight="bold" style:font-weight-asian="bold"/>
    </style:style>
    <style:style style:name="T3381" style:parent-style-name="Policepardéfaut" style:family="text">
      <style:text-properties fo:font-weight="bold" style:font-weight-asian="bold"/>
    </style:style>
    <style:style style:name="T3383" style:parent-style-name="Policepardéfaut" style:family="text">
      <style:text-properties/>
    </style:style>
    <style:style style:name="P3382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3384" style:parent-style-name="Policepardéfaut" style:family="text">
      <style:text-properties fo:font-weight="bold" style:font-weight-asian="bold"/>
    </style:style>
    <style:style style:name="T3385" style:parent-style-name="Policepardéfaut" style:family="text">
      <style:text-properties fo:font-weight="bold" style:font-weight-asian="bold"/>
    </style:style>
    <style:style style:name="T3386" style:parent-style-name="Policepardéfaut" style:family="text">
      <style:text-properties fo:font-weight="bold" style:font-weight-asian="bold"/>
    </style:style>
    <style:style style:name="T3387" style:parent-style-name="Policepardéfaut" style:family="text">
      <style:text-properties fo:font-weight="bold" style:font-weight-asian="bold"/>
    </style:style>
    <style:style style:name="T3388" style:parent-style-name="Policepardéfaut" style:family="text">
      <style:text-properties fo:font-weight="bold" style:font-weight-asian="bold"/>
    </style:style>
    <style:style style:name="T3389" style:parent-style-name="Policepardéfaut" style:family="text">
      <style:text-properties fo:font-weight="bold" style:font-weight-asian="bold"/>
    </style:style>
    <style:style style:name="T3390" style:parent-style-name="Policepardéfaut" style:family="text">
      <style:text-properties fo:font-weight="bold" style:font-weight-asian="bold"/>
    </style:style>
    <style:style style:name="T3391" style:parent-style-name="Policepardéfaut" style:family="text">
      <style:text-properties fo:font-weight="bold" style:font-weight-asian="bold"/>
    </style:style>
    <style:style style:name="T3393" style:parent-style-name="Policepardéfaut" style:family="text">
      <style:text-properties/>
    </style:style>
    <style:style style:name="P3392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3394" style:parent-style-name="Policepardéfaut" style:family="text">
      <style:text-properties fo:font-weight="bold" style:font-weight-asian="bold"/>
    </style:style>
    <style:style style:name="T3395" style:parent-style-name="Policepardéfaut" style:family="text">
      <style:text-properties fo:font-weight="bold" style:font-weight-asian="bold"/>
    </style:style>
    <style:style style:name="T3396" style:parent-style-name="Policepardéfaut" style:family="text">
      <style:text-properties fo:font-weight="bold" style:font-weight-asian="bold"/>
    </style:style>
    <style:style style:name="T3397" style:parent-style-name="Policepardéfaut" style:family="text">
      <style:text-properties fo:font-weight="bold" style:font-weight-asian="bold"/>
    </style:style>
    <style:style style:name="T3398" style:parent-style-name="Policepardéfaut" style:family="text">
      <style:text-properties fo:font-weight="bold" style:font-weight-asian="bold"/>
    </style:style>
    <style:style style:name="T3399" style:parent-style-name="Policepardéfaut" style:family="text">
      <style:text-properties fo:font-weight="bold" style:font-weight-asian="bold"/>
    </style:style>
    <style:style style:name="T3400" style:parent-style-name="Policepardéfaut" style:family="text">
      <style:text-properties fo:font-weight="bold" style:font-weight-asian="bold"/>
    </style:style>
    <style:style style:name="T3401" style:parent-style-name="Policepardéfaut" style:family="text">
      <style:text-properties fo:font-weight="bold" style:font-weight-asian="bold"/>
    </style:style>
    <style:style style:name="T3402" style:parent-style-name="Policepardéfaut" style:family="text">
      <style:text-properties fo:font-weight="bold" style:font-weight-asian="bold"/>
    </style:style>
    <style:style style:name="T3403" style:parent-style-name="Policepardéfaut" style:family="text">
      <style:text-properties fo:font-weight="bold" style:font-weight-asian="bold"/>
    </style:style>
    <style:style style:name="T3404" style:parent-style-name="Policepardéfaut" style:family="text">
      <style:text-properties fo:font-weight="bold" style:font-weight-asian="bold"/>
    </style:style>
    <style:style style:name="T3405" style:parent-style-name="Policepardéfaut" style:family="text">
      <style:text-properties fo:font-weight="bold" style:font-weight-asian="bold"/>
    </style:style>
    <style:style style:name="T3406" style:parent-style-name="Policepardéfaut" style:family="text">
      <style:text-properties fo:font-weight="bold" style:font-weight-asian="bold"/>
    </style:style>
    <style:style style:name="T3407" style:parent-style-name="Policepardéfaut" style:family="text">
      <style:text-properties fo:font-weight="bold" style:font-weight-asian="bold"/>
    </style:style>
    <style:style style:name="T3409" style:parent-style-name="Policepardéfaut" style:family="text">
      <style:text-properties/>
    </style:style>
    <style:style style:name="P3408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3410" style:parent-style-name="Policepardéfaut" style:family="text">
      <style:text-properties fo:font-weight="bold" style:font-weight-asian="bold"/>
    </style:style>
    <style:style style:name="T3411" style:parent-style-name="Policepardéfaut" style:family="text">
      <style:text-properties fo:font-weight="bold" style:font-weight-asian="bold"/>
    </style:style>
    <style:style style:name="T3412" style:parent-style-name="Policepardéfaut" style:family="text">
      <style:text-properties fo:font-weight="bold" style:font-weight-asian="bold"/>
    </style:style>
    <style:style style:name="T3413" style:parent-style-name="Policepardéfaut" style:family="text">
      <style:text-properties fo:font-weight="bold" style:font-weight-asian="bold"/>
    </style:style>
    <style:style style:name="T3415" style:parent-style-name="Policepardéfaut" style:family="text">
      <style:text-properties/>
    </style:style>
    <style:style style:name="P3414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3416" style:parent-style-name="Policepardéfaut" style:family="text">
      <style:text-properties fo:font-weight="bold" style:font-weight-asian="bold"/>
    </style:style>
    <style:style style:name="T3417" style:parent-style-name="Policepardéfaut" style:family="text">
      <style:text-properties fo:font-weight="bold" style:font-weight-asian="bold"/>
    </style:style>
    <style:style style:name="T3418" style:parent-style-name="Policepardéfaut" style:family="text">
      <style:text-properties fo:font-weight="bold" style:font-weight-asian="bold"/>
    </style:style>
    <style:style style:name="T3419" style:parent-style-name="Policepardéfaut" style:family="text">
      <style:text-properties fo:font-weight="bold" style:font-weight-asian="bold"/>
    </style:style>
    <style:style style:name="T3420" style:parent-style-name="Policepardéfaut" style:family="text">
      <style:text-properties fo:font-weight="bold" style:font-weight-asian="bold"/>
    </style:style>
    <style:style style:name="T3421" style:parent-style-name="Policepardéfaut" style:family="text">
      <style:text-properties fo:font-weight="bold" style:font-weight-asian="bold"/>
    </style:style>
    <style:style style:name="T3422" style:parent-style-name="Policepardéfaut" style:family="text">
      <style:text-properties fo:font-weight="bold" style:font-weight-asian="bold"/>
    </style:style>
    <style:style style:name="T3423" style:parent-style-name="Policepardéfaut" style:family="text">
      <style:text-properties fo:font-weight="bold" style:font-weight-asian="bold"/>
    </style:style>
    <style:style style:name="T3424" style:parent-style-name="Policepardéfaut" style:family="text">
      <style:text-properties fo:font-weight="bold" style:font-weight-asian="bold"/>
    </style:style>
    <style:style style:name="T3425" style:parent-style-name="Policepardéfaut" style:family="text">
      <style:text-properties fo:font-weight="bold" style:font-weight-asian="bold"/>
    </style:style>
    <style:style style:name="T3426" style:parent-style-name="Policepardéfaut" style:family="text">
      <style:text-properties fo:font-weight="bold" style:font-weight-asian="bold"/>
    </style:style>
    <style:style style:name="T3427" style:parent-style-name="Policepardéfaut" style:family="text">
      <style:text-properties fo:font-weight="bold" style:font-weight-asian="bold"/>
    </style:style>
    <style:style style:name="T3428" style:parent-style-name="Policepardéfaut" style:family="text">
      <style:text-properties fo:font-weight="bold" style:font-weight-asian="bold"/>
    </style:style>
    <style:style style:name="T3430" style:parent-style-name="Policepardéfaut" style:family="text">
      <style:text-properties/>
    </style:style>
    <style:style style:name="P3429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3431" style:parent-style-name="Policepardéfaut" style:family="text">
      <style:text-properties fo:font-weight="bold" style:font-weight-asian="bold"/>
    </style:style>
    <style:style style:name="T3432" style:parent-style-name="Policepardéfaut" style:family="text">
      <style:text-properties fo:font-weight="bold" style:font-weight-asian="bold"/>
    </style:style>
    <style:style style:name="T3433" style:parent-style-name="Policepardéfaut" style:family="text">
      <style:text-properties fo:font-weight="bold" style:font-weight-asian="bold"/>
    </style:style>
    <style:style style:name="T3434" style:parent-style-name="Policepardéfaut" style:family="text">
      <style:text-properties fo:font-weight="bold" style:font-weight-asian="bold"/>
    </style:style>
    <style:style style:name="T3436" style:parent-style-name="Policepardéfaut" style:family="text">
      <style:text-properties/>
    </style:style>
    <style:style style:name="P3435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3437" style:parent-style-name="Policepardéfaut" style:family="text">
      <style:text-properties fo:font-weight="bold" style:font-weight-asian="bold"/>
    </style:style>
    <style:style style:name="T3438" style:parent-style-name="Policepardéfaut" style:family="text">
      <style:text-properties fo:font-weight="bold" style:font-weight-asian="bold"/>
    </style:style>
    <style:style style:name="T3439" style:parent-style-name="Policepardéfaut" style:family="text">
      <style:text-properties fo:font-weight="bold" style:font-weight-asian="bold"/>
    </style:style>
    <style:style style:name="T3440" style:parent-style-name="Policepardéfaut" style:family="text">
      <style:text-properties fo:font-weight="bold" style:font-weight-asian="bold"/>
    </style:style>
    <style:style style:name="T3441" style:parent-style-name="Policepardéfaut" style:family="text">
      <style:text-properties fo:font-weight="bold" style:font-weight-asian="bold"/>
    </style:style>
    <style:style style:name="T3442" style:parent-style-name="Policepardéfaut" style:family="text">
      <style:text-properties fo:font-weight="bold" style:font-weight-asian="bold"/>
    </style:style>
    <style:style style:name="T3443" style:parent-style-name="Policepardéfaut" style:family="text">
      <style:text-properties fo:font-weight="bold" style:font-weight-asian="bold"/>
    </style:style>
    <style:style style:name="T3444" style:parent-style-name="Policepardéfaut" style:family="text">
      <style:text-properties fo:font-weight="bold" style:font-weight-asian="bold"/>
    </style:style>
    <style:style style:name="T3446" style:parent-style-name="Policepardéfaut" style:family="text">
      <style:text-properties/>
    </style:style>
    <style:style style:name="P3445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3447" style:parent-style-name="Policepardéfaut" style:family="text">
      <style:text-properties fo:font-weight="bold" style:font-weight-asian="bold"/>
    </style:style>
    <style:style style:name="T3448" style:parent-style-name="Policepardéfaut" style:family="text">
      <style:text-properties fo:font-weight="bold" style:font-weight-asian="bold"/>
    </style:style>
    <style:style style:name="T3449" style:parent-style-name="Policepardéfaut" style:family="text">
      <style:text-properties fo:font-weight="bold" style:font-weight-asian="bold"/>
    </style:style>
    <style:style style:name="T3450" style:parent-style-name="Policepardéfaut" style:family="text">
      <style:text-properties fo:font-weight="bold" style:font-weight-asian="bold"/>
    </style:style>
    <style:style style:name="T3452" style:parent-style-name="Policepardéfaut" style:family="text">
      <style:text-properties/>
    </style:style>
    <style:style style:name="P3451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3453" style:parent-style-name="Policepardéfaut" style:family="text">
      <style:text-properties fo:font-weight="bold" style:font-weight-asian="bold"/>
    </style:style>
    <style:style style:name="T3454" style:parent-style-name="Policepardéfaut" style:family="text">
      <style:text-properties fo:font-weight="bold" style:font-weight-asian="bold"/>
    </style:style>
    <style:style style:name="T3455" style:parent-style-name="Policepardéfaut" style:family="text">
      <style:text-properties fo:font-weight="bold" style:font-weight-asian="bold"/>
    </style:style>
    <style:style style:name="T3456" style:parent-style-name="Policepardéfaut" style:family="text">
      <style:text-properties fo:font-weight="bold" style:font-weight-asian="bold"/>
    </style:style>
    <style:style style:name="T3457" style:parent-style-name="Policepardéfaut" style:family="text">
      <style:text-properties fo:font-weight="bold" style:font-weight-asian="bold"/>
    </style:style>
    <style:style style:name="T3458" style:parent-style-name="Policepardéfaut" style:family="text">
      <style:text-properties fo:font-weight="bold" style:font-weight-asian="bold"/>
    </style:style>
    <style:style style:name="T3459" style:parent-style-name="Policepardéfaut" style:family="text">
      <style:text-properties fo:font-weight="bold" style:font-weight-asian="bold"/>
    </style:style>
    <style:style style:name="T3460" style:parent-style-name="Policepardéfaut" style:family="text">
      <style:text-properties fo:font-weight="bold" style:font-weight-asian="bold"/>
    </style:style>
    <style:style style:name="T3461" style:parent-style-name="Policepardéfaut" style:family="text">
      <style:text-properties fo:font-weight="bold" style:font-weight-asian="bold"/>
    </style:style>
    <style:style style:name="P3462" style:parent-style-name="trailer" style:family="paragraph">
      <style:text-properties fo:font-weight="bold" style:font-weight-asian="bold"/>
    </style:style>
    <style:style style:name="P3463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3464" style:parent-style-name="Policepardéfaut" style:family="text">
      <style:text-properties fo:font-weight="bold" style:font-weight-asian="bold"/>
    </style:style>
    <style:style style:name="P3465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3466" style:parent-style-name="Policepardéfaut" style:family="text">
      <style:text-properties fo:font-weight="bold" style:font-weight-asian="bold"/>
    </style:style>
    <style:style style:name="T3467" style:parent-style-name="Policepardéfaut" style:family="text">
      <style:text-properties fo:font-weight="bold" style:font-weight-asian="bold"/>
    </style:style>
    <style:style style:name="T3469" style:parent-style-name="Policepardéfaut" style:family="text">
      <style:text-properties/>
    </style:style>
    <style:style style:name="P3468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3470" style:parent-style-name="Policepardéfaut" style:family="text">
      <style:text-properties fo:font-weight="bold" style:font-weight-asian="bold"/>
    </style:style>
    <style:style style:name="T3471" style:parent-style-name="Policepardéfaut" style:family="text">
      <style:text-properties fo:font-weight="bold" style:font-weight-asian="bold"/>
    </style:style>
    <style:style style:name="T3472" style:parent-style-name="Policepardéfaut" style:family="text">
      <style:text-properties fo:font-weight="bold" style:font-weight-asian="bold"/>
    </style:style>
    <style:style style:name="T3473" style:parent-style-name="Policepardéfaut" style:family="text">
      <style:text-properties fo:font-weight="bold" style:font-weight-asian="bold"/>
    </style:style>
    <style:style style:name="T3474" style:parent-style-name="Policepardéfaut" style:family="text">
      <style:text-properties fo:font-weight="bold" style:font-weight-asian="bold"/>
    </style:style>
    <style:style style:name="T3475" style:parent-style-name="Policepardéfaut" style:family="text">
      <style:text-properties fo:font-weight="bold" style:font-weight-asian="bold"/>
    </style:style>
    <style:style style:name="T3476" style:parent-style-name="Policepardéfaut" style:family="text">
      <style:text-properties fo:font-weight="bold" style:font-weight-asian="bold"/>
    </style:style>
    <style:style style:name="T3477" style:parent-style-name="Policepardéfaut" style:family="text">
      <style:text-properties fo:font-weight="bold" style:font-weight-asian="bold"/>
    </style:style>
    <style:style style:name="T3478" style:parent-style-name="Policepardéfaut" style:family="text">
      <style:text-properties fo:font-weight="bold" style:font-weight-asian="bold"/>
    </style:style>
    <style:style style:name="T3479" style:parent-style-name="Policepardéfaut" style:family="text">
      <style:text-properties fo:font-weight="bold" style:font-weight-asian="bold"/>
    </style:style>
    <style:style style:name="T3480" style:parent-style-name="Policepardéfaut" style:family="text">
      <style:text-properties fo:font-weight="bold" style:font-weight-asian="bold"/>
    </style:style>
    <style:style style:name="T3481" style:parent-style-name="Policepardéfaut" style:family="text">
      <style:text-properties fo:font-weight="bold" style:font-weight-asian="bold"/>
    </style:style>
    <style:style style:name="T3482" style:parent-style-name="Policepardéfaut" style:family="text">
      <style:text-properties fo:font-weight="bold" style:font-weight-asian="bold"/>
    </style:style>
    <style:style style:name="P3483" style:parent-style-name="p" style:family="paragraph">
      <style:paragraph-properties fo:text-indent="0in">
        <style:tab-stops>
          <style:tab-stop style:type="right" style:position="3.9375in"/>
        </style:tab-stops>
      </style:paragraph-properties>
    </style:style>
    <style:style style:name="T3484" style:parent-style-name="Policepardéfaut" style:family="text">
      <style:text-properties fo:font-weight="bold" style:font-weight-asian="bold"/>
    </style:style>
    <style:style style:name="T3485" style:parent-style-name="Policepardéfaut" style:family="text">
      <style:text-properties fo:font-weight="bold" style:font-weight-asian="bold"/>
    </style:style>
    <style:style style:name="T3486" style:parent-style-name="Policepardéfaut" style:family="text">
      <style:text-properties fo:font-weight="bold" style:font-weight-asian="bold"/>
    </style:style>
    <style:style style:name="T3487" style:parent-style-name="Policepardéfaut" style:family="text">
      <style:text-properties fo:font-weight="bold" style:font-weight-asian="bold"/>
    </style:style>
    <style:style style:name="T3488" style:parent-style-name="Policepardéfaut" style:family="text">
      <style:text-properties fo:font-weight="bold" style:font-weight-asian="bold"/>
    </style:style>
    <style:style style:name="T3490" style:parent-style-name="Policepardéfaut" style:family="text">
      <style:text-properties/>
    </style:style>
    <style:style style:name="P3489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3491" style:parent-style-name="Policepardéfaut" style:family="text">
      <style:text-properties fo:font-weight="bold" style:font-weight-asian="bold"/>
    </style:style>
    <style:style style:name="T3492" style:parent-style-name="Policepardéfaut" style:family="text">
      <style:text-properties fo:font-weight="bold" style:font-weight-asian="bold"/>
    </style:style>
    <style:style style:name="T3493" style:parent-style-name="Policepardéfaut" style:family="text">
      <style:text-properties fo:font-weight="bold" style:font-weight-asian="bold"/>
    </style:style>
    <style:style style:name="T3494" style:parent-style-name="Policepardéfaut" style:family="text">
      <style:text-properties fo:font-weight="bold" style:font-weight-asian="bold"/>
    </style:style>
    <style:style style:name="T3495" style:parent-style-name="Policepardéfaut" style:family="text">
      <style:text-properties fo:font-weight="bold" style:font-weight-asian="bold"/>
    </style:style>
    <style:style style:name="T3496" style:parent-style-name="Policepardéfaut" style:family="text">
      <style:text-properties fo:font-weight="bold" style:font-weight-asian="bold"/>
    </style:style>
    <style:style style:name="T3497" style:parent-style-name="Policepardéfaut" style:family="text">
      <style:text-properties fo:font-weight="bold" style:font-weight-asian="bold"/>
    </style:style>
    <style:style style:name="T3498" style:parent-style-name="Policepardéfaut" style:family="text">
      <style:text-properties fo:font-weight="bold" style:font-weight-asian="bold"/>
    </style:style>
    <style:style style:name="T3499" style:parent-style-name="Policepardéfaut" style:family="text">
      <style:text-properties fo:font-weight="bold" style:font-weight-asian="bold"/>
    </style:style>
    <style:style style:name="T3500" style:parent-style-name="Policepardéfaut" style:family="text">
      <style:text-properties fo:font-weight="bold" style:font-weight-asian="bold"/>
    </style:style>
    <style:style style:name="T3501" style:parent-style-name="Policepardéfaut" style:family="text">
      <style:text-properties fo:font-weight="bold" style:font-weight-asian="bold"/>
    </style:style>
    <style:style style:name="T3503" style:parent-style-name="Policepardéfaut" style:family="text">
      <style:text-properties/>
    </style:style>
    <style:style style:name="P3502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3504" style:parent-style-name="Policepardéfaut" style:family="text">
      <style:text-properties fo:font-weight="bold" style:font-weight-asian="bold"/>
    </style:style>
    <style:style style:name="T3505" style:parent-style-name="Policepardéfaut" style:family="text">
      <style:text-properties fo:font-weight="bold" style:font-weight-asian="bold"/>
    </style:style>
    <style:style style:name="T3506" style:parent-style-name="Policepardéfaut" style:family="text">
      <style:text-properties fo:font-weight="bold" style:font-weight-asian="bold"/>
    </style:style>
    <style:style style:name="T3508" style:parent-style-name="Policepardéfaut" style:family="text">
      <style:text-properties/>
    </style:style>
    <style:style style:name="P3507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3509" style:parent-style-name="Policepardéfaut" style:family="text">
      <style:text-properties fo:font-weight="bold" style:font-weight-asian="bold"/>
    </style:style>
    <style:style style:name="T3510" style:parent-style-name="Policepardéfaut" style:family="text">
      <style:text-properties fo:font-weight="bold" style:font-weight-asian="bold"/>
    </style:style>
    <style:style style:name="T3511" style:parent-style-name="Policepardéfaut" style:family="text">
      <style:text-properties fo:font-weight="bold" style:font-weight-asian="bold"/>
    </style:style>
    <style:style style:name="T3512" style:parent-style-name="Policepardéfaut" style:family="text">
      <style:text-properties fo:font-weight="bold" style:font-weight-asian="bold"/>
    </style:style>
    <style:style style:name="T3513" style:parent-style-name="Policepardéfaut" style:family="text">
      <style:text-properties fo:font-weight="bold" style:font-weight-asian="bold"/>
    </style:style>
    <style:style style:name="T3514" style:parent-style-name="Policepardéfaut" style:family="text">
      <style:text-properties fo:font-weight="bold" style:font-weight-asian="bold"/>
    </style:style>
    <style:style style:name="T3515" style:parent-style-name="Policepardéfaut" style:family="text">
      <style:text-properties fo:font-weight="bold" style:font-weight-asian="bold"/>
    </style:style>
    <style:style style:name="T3516" style:parent-style-name="Policepardéfaut" style:family="text">
      <style:text-properties fo:font-weight="bold" style:font-weight-asian="bold"/>
    </style:style>
    <style:style style:name="P3517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3519" style:parent-style-name="Policepardéfaut" style:family="text">
      <style:text-properties/>
    </style:style>
    <style:style style:name="P3518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3520" style:parent-style-name="Policepardéfaut" style:family="text">
      <style:text-properties fo:font-weight="bold" style:font-weight-asian="bold"/>
    </style:style>
    <style:style style:name="T3521" style:parent-style-name="Policepardéfaut" style:family="text">
      <style:text-properties fo:font-weight="bold" style:font-weight-asian="bold"/>
    </style:style>
    <style:style style:name="T3522" style:parent-style-name="Policepardéfaut" style:family="text">
      <style:text-properties fo:font-weight="bold" style:font-weight-asian="bold"/>
    </style:style>
    <style:style style:name="T3523" style:parent-style-name="Policepardéfaut" style:family="text">
      <style:text-properties fo:font-weight="bold" style:font-weight-asian="bold"/>
    </style:style>
    <style:style style:name="T3524" style:parent-style-name="Policepardéfaut" style:family="text">
      <style:text-properties fo:font-weight="bold" style:font-weight-asian="bold"/>
    </style:style>
    <style:style style:name="T3525" style:parent-style-name="Policepardéfaut" style:family="text">
      <style:text-properties fo:language="en" fo:country="GB"/>
    </style:style>
    <style:style style:name="T3526" style:parent-style-name="Policepardéfaut" style:family="text">
      <style:text-properties fo:language="en" fo:country="GB"/>
    </style:style>
    <style:style style:name="T3527" style:parent-style-name="Policepardéfaut" style:family="text">
      <style:text-properties fo:language="en" fo:country="GB"/>
    </style:style>
    <style:style style:name="T3528" style:parent-style-name="Policepardéfaut" style:family="text">
      <style:text-properties fo:language="en" fo:country="GB"/>
    </style:style>
    <style:style style:name="T3529" style:parent-style-name="Policepardéfaut" style:family="text">
      <style:text-properties fo:font-weight="bold" style:font-weight-asian="bold" fo:language="en" fo:country="GB"/>
    </style:style>
    <style:style style:name="T3530" style:parent-style-name="Policepardéfaut" style:family="text">
      <style:text-properties fo:language="en" fo:country="GB"/>
    </style:style>
    <style:style style:name="T3531" style:parent-style-name="Policepardéfaut" style:family="text">
      <style:text-properties fo:language="en" fo:country="GB"/>
    </style:style>
    <style:style style:name="T3532" style:parent-style-name="Policepardéfaut" style:family="text">
      <style:text-properties fo:language="en" fo:country="GB"/>
    </style:style>
    <style:style style:name="T3533" style:parent-style-name="Policepardéfaut" style:family="text">
      <style:text-properties fo:language="en" fo:country="GB"/>
    </style:style>
    <style:style style:name="T3534" style:parent-style-name="Policepardéfaut" style:family="text">
      <style:text-properties fo:language="en" fo:country="GB"/>
    </style:style>
    <style:style style:name="T3535" style:parent-style-name="Policepardéfaut" style:family="text">
      <style:text-properties fo:font-weight="bold" style:font-weight-asian="bold" fo:language="en" fo:country="GB"/>
    </style:style>
    <style:style style:name="T3536" style:parent-style-name="Policepardéfaut" style:family="text">
      <style:text-properties fo:language="en" fo:country="GB"/>
    </style:style>
    <style:style style:name="T3537" style:parent-style-name="Policepardéfaut" style:family="text">
      <style:text-properties fo:language="en" fo:country="GB"/>
    </style:style>
    <style:style style:name="T3539" style:parent-style-name="Policepardéfaut" style:family="text">
      <style:text-properties fo:language="en" fo:country="GB"/>
    </style:style>
    <style:style style:name="P3538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3540" style:parent-style-name="Policepardéfaut" style:family="text">
      <style:text-properties fo:font-weight="bold" style:font-weight-asian="bold" fo:language="en" fo:country="GB"/>
    </style:style>
    <style:style style:name="T3541" style:parent-style-name="Policepardéfaut" style:family="text">
      <style:text-properties fo:language="en" fo:country="GB"/>
    </style:style>
    <style:style style:name="T3542" style:parent-style-name="Policepardéfaut" style:family="text">
      <style:text-properties fo:language="en" fo:country="GB"/>
    </style:style>
    <style:style style:name="T3543" style:parent-style-name="Policepardéfaut" style:family="text">
      <style:text-properties fo:language="en" fo:country="GB"/>
    </style:style>
    <style:style style:name="T3544" style:parent-style-name="Policepardéfaut" style:family="text">
      <style:text-properties fo:language="en" fo:country="GB"/>
    </style:style>
    <style:style style:name="T3545" style:parent-style-name="Policepardéfaut" style:family="text">
      <style:text-properties fo:font-weight="bold" style:font-weight-asian="bold" fo:language="en" fo:country="GB"/>
    </style:style>
    <style:style style:name="T3546" style:parent-style-name="Policepardéfaut" style:family="text">
      <style:text-properties fo:language="en" fo:country="GB"/>
    </style:style>
    <style:style style:name="T3547" style:parent-style-name="Policepardéfaut" style:family="text">
      <style:text-properties fo:language="en" fo:country="GB"/>
    </style:style>
    <style:style style:name="T3548" style:parent-style-name="Policepardéfaut" style:family="text">
      <style:text-properties fo:language="en" fo:country="GB"/>
    </style:style>
    <style:style style:name="T3549" style:parent-style-name="Policepardéfaut" style:family="text">
      <style:text-properties fo:language="en" fo:country="GB"/>
    </style:style>
    <style:style style:name="T3550" style:parent-style-name="Policepardéfaut" style:family="text">
      <style:text-properties fo:language="en" fo:country="GB"/>
    </style:style>
    <style:style style:name="T3551" style:parent-style-name="Policepardéfaut" style:family="text">
      <style:text-properties fo:font-weight="bold" style:font-weight-asian="bold" fo:language="en" fo:country="GB"/>
    </style:style>
    <style:style style:name="T3552" style:parent-style-name="Policepardéfaut" style:family="text">
      <style:text-properties fo:language="en" fo:country="GB"/>
    </style:style>
    <style:style style:name="T3553" style:parent-style-name="Policepardéfaut" style:family="text">
      <style:text-properties fo:language="en" fo:country="GB"/>
    </style:style>
    <style:style style:name="T3554" style:parent-style-name="Policepardéfaut" style:family="text">
      <style:text-properties fo:language="en" fo:country="GB"/>
    </style:style>
    <style:style style:name="T3555" style:parent-style-name="Policepardéfaut" style:family="text">
      <style:text-properties fo:language="en" fo:country="GB"/>
    </style:style>
    <style:style style:name="T3556" style:parent-style-name="Policepardéfaut" style:family="text">
      <style:text-properties fo:language="en" fo:country="GB"/>
    </style:style>
    <style:style style:name="T3557" style:parent-style-name="Policepardéfaut" style:family="text">
      <style:text-properties fo:font-weight="bold" style:font-weight-asian="bold" fo:language="en" fo:country="GB"/>
    </style:style>
    <style:style style:name="T3558" style:parent-style-name="Policepardéfaut" style:family="text">
      <style:text-properties fo:language="en" fo:country="GB"/>
    </style:style>
    <style:style style:name="T3559" style:parent-style-name="Policepardéfaut" style:family="text">
      <style:text-properties fo:language="en" fo:country="GB"/>
    </style:style>
    <style:style style:name="T3560" style:parent-style-name="Policepardéfaut" style:family="text">
      <style:text-properties fo:language="en" fo:country="GB"/>
    </style:style>
    <style:style style:name="T3561" style:parent-style-name="Policepardéfaut" style:family="text">
      <style:text-properties fo:language="en" fo:country="GB"/>
    </style:style>
    <style:style style:name="T3562" style:parent-style-name="Policepardéfaut" style:family="text">
      <style:text-properties fo:language="en" fo:country="GB"/>
    </style:style>
    <style:style style:name="T3563" style:parent-style-name="Policepardéfaut" style:family="text">
      <style:text-properties fo:language="en" fo:country="GB"/>
    </style:style>
    <style:style style:name="T3564" style:parent-style-name="Policepardéfaut" style:family="text">
      <style:text-properties fo:font-weight="bold" style:font-weight-asian="bold" fo:language="en" fo:country="GB"/>
    </style:style>
    <style:style style:name="T3565" style:parent-style-name="Policepardéfaut" style:family="text">
      <style:text-properties fo:language="en" fo:country="GB"/>
    </style:style>
    <style:style style:name="T3566" style:parent-style-name="Policepardéfaut" style:family="text">
      <style:text-properties fo:language="en" fo:country="GB"/>
    </style:style>
    <style:style style:name="P3567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3569" style:parent-style-name="pb" style:family="text">
      <style:text-properties fo:font-weight="normal" style:font-weight-asian="normal"/>
    </style:style>
    <style:style style:name="P3568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3570" style:parent-style-name="Policepardéfaut" style:family="text">
      <style:text-properties fo:font-weight="bold" style:font-weight-asian="bold" fo:language="en" fo:country="GB"/>
    </style:style>
    <style:style style:name="T3571" style:parent-style-name="Policepardéfaut" style:family="text">
      <style:text-properties fo:language="en" fo:country="GB"/>
    </style:style>
    <style:style style:name="T3572" style:parent-style-name="Policepardéfaut" style:family="text">
      <style:text-properties fo:language="en" fo:country="GB"/>
    </style:style>
    <style:style style:name="T3573" style:parent-style-name="Policepardéfaut" style:family="text">
      <style:text-properties fo:language="en" fo:country="GB"/>
    </style:style>
    <style:style style:name="T3574" style:parent-style-name="Policepardéfaut" style:family="text">
      <style:text-properties fo:font-weight="bold" style:font-weight-asian="bold" fo:language="en" fo:country="GB"/>
    </style:style>
    <style:style style:name="T3575" style:parent-style-name="Policepardéfaut" style:family="text">
      <style:text-properties fo:language="en" fo:country="GB"/>
    </style:style>
    <style:style style:name="T3576" style:parent-style-name="Policepardéfaut" style:family="text">
      <style:text-properties fo:language="en" fo:country="GB"/>
    </style:style>
    <style:style style:name="T3577" style:parent-style-name="Policepardéfaut" style:family="text">
      <style:text-properties fo:language="en" fo:country="GB"/>
    </style:style>
    <style:style style:name="T3578" style:parent-style-name="Policepardéfaut" style:family="text">
      <style:text-properties fo:language="en" fo:country="GB"/>
    </style:style>
    <style:style style:name="T3579" style:parent-style-name="Policepardéfaut" style:family="text">
      <style:text-properties fo:language="en" fo:country="GB"/>
    </style:style>
    <style:style style:name="T3580" style:parent-style-name="Policepardéfaut" style:family="text">
      <style:text-properties fo:language="en" fo:country="GB"/>
    </style:style>
    <style:style style:name="T3581" style:parent-style-name="Policepardéfaut" style:family="text">
      <style:text-properties fo:language="en" fo:country="GB"/>
    </style:style>
    <style:style style:name="T3582" style:parent-style-name="Policepardéfaut" style:family="text">
      <style:text-properties fo:font-weight="bold" style:font-weight-asian="bold" fo:language="en" fo:country="GB"/>
    </style:style>
    <style:style style:name="T3583" style:parent-style-name="Policepardéfaut" style:family="text">
      <style:text-properties fo:language="en" fo:country="GB"/>
    </style:style>
    <style:style style:name="T3584" style:parent-style-name="Policepardéfaut" style:family="text">
      <style:text-properties fo:language="en" fo:country="GB"/>
    </style:style>
    <style:style style:name="T3585" style:parent-style-name="Policepardéfaut" style:family="text">
      <style:text-properties fo:language="en" fo:country="GB"/>
    </style:style>
    <style:style style:name="T3586" style:parent-style-name="Policepardéfaut" style:family="text">
      <style:text-properties fo:language="en" fo:country="GB"/>
    </style:style>
    <style:style style:name="T3587" style:parent-style-name="Policepardéfaut" style:family="text">
      <style:text-properties fo:language="en" fo:country="GB"/>
    </style:style>
    <style:style style:name="T3588" style:parent-style-name="Policepardéfaut" style:family="text">
      <style:text-properties fo:font-weight="bold" style:font-weight-asian="bold" fo:language="en" fo:country="GB"/>
    </style:style>
    <style:style style:name="T3589" style:parent-style-name="Policepardéfaut" style:family="text">
      <style:text-properties fo:language="en" fo:country="GB"/>
    </style:style>
    <style:style style:name="T3590" style:parent-style-name="Policepardéfaut" style:family="text">
      <style:text-properties fo:language="en" fo:country="GB"/>
    </style:style>
    <style:style style:name="T3591" style:parent-style-name="Policepardéfaut" style:family="text">
      <style:text-properties fo:language="en" fo:country="GB"/>
    </style:style>
    <style:style style:name="T3592" style:parent-style-name="Policepardéfaut" style:family="text">
      <style:text-properties fo:language="en" fo:country="GB"/>
    </style:style>
    <style:style style:name="T3593" style:parent-style-name="Policepardéfaut" style:family="text">
      <style:text-properties fo:font-weight="bold" style:font-weight-asian="bold" fo:language="en" fo:country="GB"/>
    </style:style>
    <style:style style:name="T3594" style:parent-style-name="Policepardéfaut" style:family="text">
      <style:text-properties fo:language="en" fo:country="GB"/>
    </style:style>
    <style:style style:name="T3595" style:parent-style-name="Policepardéfaut" style:family="text">
      <style:text-properties fo:language="en" fo:country="GB"/>
    </style:style>
    <style:style style:name="T3596" style:parent-style-name="Policepardéfaut" style:family="text">
      <style:text-properties fo:language="en" fo:country="GB"/>
    </style:style>
    <style:style style:name="T3597" style:parent-style-name="Policepardéfaut" style:family="text">
      <style:text-properties fo:language="en" fo:country="GB"/>
    </style:style>
    <style:style style:name="T3598" style:parent-style-name="Policepardéfaut" style:family="text">
      <style:text-properties fo:language="en" fo:country="GB"/>
    </style:style>
    <style:style style:name="T3599" style:parent-style-name="Policepardéfaut" style:family="text">
      <style:text-properties fo:font-weight="bold" style:font-weight-asian="bold" fo:language="en" fo:country="GB"/>
    </style:style>
    <style:style style:name="T3600" style:parent-style-name="Policepardéfaut" style:family="text">
      <style:text-properties fo:language="en" fo:country="GB"/>
    </style:style>
    <style:style style:name="T3601" style:parent-style-name="Policepardéfaut" style:family="text">
      <style:text-properties fo:language="en" fo:country="GB"/>
    </style:style>
    <style:style style:name="T3602" style:parent-style-name="Policepardéfaut" style:family="text">
      <style:text-properties fo:language="en" fo:country="GB"/>
    </style:style>
    <style:style style:name="T3603" style:parent-style-name="Policepardéfaut" style:family="text">
      <style:text-properties fo:language="en" fo:country="GB"/>
    </style:style>
    <style:style style:name="T3604" style:parent-style-name="Policepardéfaut" style:family="text">
      <style:text-properties fo:language="en" fo:country="GB"/>
    </style:style>
    <style:style style:name="T3605" style:parent-style-name="Policepardéfaut" style:family="text">
      <style:text-properties fo:font-weight="bold" style:font-weight-asian="bold" fo:language="en" fo:country="GB"/>
    </style:style>
    <style:style style:name="T3606" style:parent-style-name="Policepardéfaut" style:family="text">
      <style:text-properties fo:language="en" fo:country="GB"/>
    </style:style>
    <style:style style:name="T3607" style:parent-style-name="Policepardéfaut" style:family="text">
      <style:text-properties fo:language="en" fo:country="GB"/>
    </style:style>
    <style:style style:name="T3608" style:parent-style-name="Policepardéfaut" style:family="text">
      <style:text-properties fo:language="en" fo:country="GB"/>
    </style:style>
    <style:style style:name="T3610" style:parent-style-name="Policepardéfaut" style:family="text">
      <style:text-properties fo:language="en" fo:country="GB"/>
    </style:style>
    <style:style style:name="P3609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3611" style:parent-style-name="Policepardéfaut" style:family="text">
      <style:text-properties fo:font-weight="bold" style:font-weight-asian="bold" fo:language="en" fo:country="GB"/>
    </style:style>
    <style:style style:name="T3612" style:parent-style-name="Policepardéfaut" style:family="text">
      <style:text-properties fo:language="en" fo:country="GB"/>
    </style:style>
    <style:style style:name="T3613" style:parent-style-name="Policepardéfaut" style:family="text">
      <style:text-properties fo:language="en" fo:country="GB"/>
    </style:style>
    <style:style style:name="T3614" style:parent-style-name="Policepardéfaut" style:family="text">
      <style:text-properties fo:language="en" fo:country="GB"/>
    </style:style>
    <style:style style:name="T3615" style:parent-style-name="Policepardéfaut" style:family="text">
      <style:text-properties fo:language="en" fo:country="GB"/>
    </style:style>
    <style:style style:name="T3616" style:parent-style-name="Policepardéfaut" style:family="text">
      <style:text-properties fo:language="en" fo:country="GB"/>
    </style:style>
    <style:style style:name="T3617" style:parent-style-name="Policepardéfaut" style:family="text">
      <style:text-properties fo:font-weight="bold" style:font-weight-asian="bold" fo:language="en" fo:country="GB"/>
    </style:style>
    <style:style style:name="T3618" style:parent-style-name="Policepardéfaut" style:family="text">
      <style:text-properties fo:language="en" fo:country="GB"/>
    </style:style>
    <style:style style:name="T3619" style:parent-style-name="Policepardéfaut" style:family="text">
      <style:text-properties fo:language="en" fo:country="GB"/>
    </style:style>
    <style:style style:name="T3620" style:parent-style-name="Policepardéfaut" style:family="text">
      <style:text-properties fo:language="en" fo:country="GB"/>
    </style:style>
    <style:style style:name="T3621" style:parent-style-name="Policepardéfaut" style:family="text">
      <style:text-properties fo:language="en" fo:country="GB"/>
    </style:style>
    <style:style style:name="T3622" style:parent-style-name="Policepardéfaut" style:family="text">
      <style:text-properties fo:language="en" fo:country="GB"/>
    </style:style>
    <style:style style:name="T3623" style:parent-style-name="Policepardéfaut" style:family="text">
      <style:text-properties fo:language="en" fo:country="GB"/>
    </style:style>
    <style:style style:name="T3624" style:parent-style-name="Policepardéfaut" style:family="text">
      <style:text-properties fo:font-weight="bold" style:font-weight-asian="bold" fo:language="en" fo:country="GB"/>
    </style:style>
    <style:style style:name="T3625" style:parent-style-name="Policepardéfaut" style:family="text">
      <style:text-properties fo:language="en" fo:country="GB"/>
    </style:style>
    <style:style style:name="T3626" style:parent-style-name="Policepardéfaut" style:family="text">
      <style:text-properties fo:language="en" fo:country="GB"/>
    </style:style>
    <style:style style:name="T3627" style:parent-style-name="Policepardéfaut" style:family="text">
      <style:text-properties fo:language="en" fo:country="GB"/>
    </style:style>
    <style:style style:name="T3628" style:parent-style-name="Policepardéfaut" style:family="text">
      <style:text-properties fo:language="en" fo:country="GB"/>
    </style:style>
    <style:style style:name="T3629" style:parent-style-name="Policepardéfaut" style:family="text">
      <style:text-properties fo:language="en" fo:country="GB"/>
    </style:style>
    <style:style style:name="T3630" style:parent-style-name="Policepardéfaut" style:family="text">
      <style:text-properties fo:language="en" fo:country="GB"/>
    </style:style>
    <style:style style:name="T3631" style:parent-style-name="Policepardéfaut" style:family="text">
      <style:text-properties fo:language="en" fo:country="GB"/>
    </style:style>
    <style:style style:name="T3632" style:parent-style-name="Policepardéfaut" style:family="text">
      <style:text-properties fo:font-weight="bold" style:font-weight-asian="bold" fo:language="en" fo:country="GB"/>
    </style:style>
    <style:style style:name="T3633" style:parent-style-name="Policepardéfaut" style:family="text">
      <style:text-properties fo:language="en" fo:country="GB"/>
    </style:style>
    <style:style style:name="T3634" style:parent-style-name="Policepardéfaut" style:family="text">
      <style:text-properties fo:language="en" fo:country="GB"/>
    </style:style>
    <style:style style:name="T3635" style:parent-style-name="Policepardéfaut" style:family="text">
      <style:text-properties fo:language="en" fo:country="GB"/>
    </style:style>
    <style:style style:name="T3636" style:parent-style-name="Policepardéfaut" style:family="text">
      <style:text-properties fo:font-weight="bold" style:font-weight-asian="bold" fo:language="en" fo:country="GB"/>
    </style:style>
    <style:style style:name="T3637" style:parent-style-name="Policepardéfaut" style:family="text">
      <style:text-properties fo:language="en" fo:country="GB"/>
    </style:style>
    <style:style style:name="T3638" style:parent-style-name="Policepardéfaut" style:family="text">
      <style:text-properties fo:language="en" fo:country="GB"/>
    </style:style>
    <style:style style:name="T3639" style:parent-style-name="Policepardéfaut" style:family="text">
      <style:text-properties fo:language="en" fo:country="GB"/>
    </style:style>
    <style:style style:name="T3640" style:parent-style-name="Policepardéfaut" style:family="text">
      <style:text-properties fo:language="en" fo:country="GB"/>
    </style:style>
    <style:style style:name="T3641" style:parent-style-name="Policepardéfaut" style:family="text">
      <style:text-properties fo:language="en" fo:country="GB"/>
    </style:style>
    <style:style style:name="T3642" style:parent-style-name="Policepardéfaut" style:family="text">
      <style:text-properties fo:language="en" fo:country="GB"/>
    </style:style>
    <style:style style:name="T3643" style:parent-style-name="Policepardéfaut" style:family="text">
      <style:text-properties fo:language="en" fo:country="GB"/>
    </style:style>
    <style:style style:name="T3644" style:parent-style-name="Policepardéfaut" style:family="text">
      <style:text-properties fo:language="en" fo:country="GB"/>
    </style:style>
    <style:style style:name="T3645" style:parent-style-name="Policepardéfaut" style:family="text">
      <style:text-properties fo:font-weight="bold" style:font-weight-asian="bold" fo:language="en" fo:country="GB"/>
    </style:style>
    <style:style style:name="T3646" style:parent-style-name="Policepardéfaut" style:family="text">
      <style:text-properties fo:language="en" fo:country="GB"/>
    </style:style>
    <style:style style:name="T3647" style:parent-style-name="Policepardéfaut" style:family="text">
      <style:text-properties fo:language="en" fo:country="GB"/>
    </style:style>
    <style:style style:name="T3648" style:parent-style-name="Policepardéfaut" style:family="text">
      <style:text-properties fo:language="en" fo:country="GB"/>
    </style:style>
    <style:style style:name="T3649" style:parent-style-name="Policepardéfaut" style:family="text">
      <style:text-properties fo:language="en" fo:country="GB"/>
    </style:style>
    <style:style style:name="T3650" style:parent-style-name="Policepardéfaut" style:family="text">
      <style:text-properties fo:language="en" fo:country="GB"/>
    </style:style>
    <style:style style:name="T3651" style:parent-style-name="Policepardéfaut" style:family="text">
      <style:text-properties fo:language="en" fo:country="GB"/>
    </style:style>
    <style:style style:name="T3652" style:parent-style-name="Policepardéfaut" style:family="text">
      <style:text-properties fo:language="en" fo:country="GB"/>
    </style:style>
    <style:style style:name="T3653" style:parent-style-name="Policepardéfaut" style:family="text">
      <style:text-properties fo:language="en" fo:country="GB"/>
    </style:style>
    <style:style style:name="T3654" style:parent-style-name="Policepardéfaut" style:family="text">
      <style:text-properties fo:font-weight="bold" style:font-weight-asian="bold" fo:language="en" fo:country="GB"/>
    </style:style>
    <style:style style:name="T3655" style:parent-style-name="Policepardéfaut" style:family="text">
      <style:text-properties fo:language="en" fo:country="GB"/>
    </style:style>
    <style:style style:name="T3656" style:parent-style-name="Policepardéfaut" style:family="text">
      <style:text-properties fo:language="en" fo:country="GB"/>
    </style:style>
    <style:style style:name="T3658" style:parent-style-name="Policepardéfaut" style:family="text">
      <style:text-properties fo:language="en" fo:country="GB"/>
    </style:style>
    <style:style style:name="P3657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3659" style:parent-style-name="Policepardéfaut" style:family="text">
      <style:text-properties fo:font-weight="bold" style:font-weight-asian="bold" fo:language="en" fo:country="GB"/>
    </style:style>
    <style:style style:name="T3660" style:parent-style-name="Policepardéfaut" style:family="text">
      <style:text-properties fo:language="en" fo:country="GB"/>
    </style:style>
    <style:style style:name="T3661" style:parent-style-name="Policepardéfaut" style:family="text">
      <style:text-properties fo:language="en" fo:country="GB"/>
    </style:style>
    <style:style style:name="T3662" style:parent-style-name="Policepardéfaut" style:family="text">
      <style:text-properties fo:language="en" fo:country="GB"/>
    </style:style>
    <style:style style:name="T3663" style:parent-style-name="Policepardéfaut" style:family="text">
      <style:text-properties fo:font-weight="bold" style:font-weight-asian="bold" fo:language="en" fo:country="GB"/>
    </style:style>
    <style:style style:name="T3664" style:parent-style-name="Policepardéfaut" style:family="text">
      <style:text-properties fo:language="en" fo:country="GB"/>
    </style:style>
    <style:style style:name="T3665" style:parent-style-name="Policepardéfaut" style:family="text">
      <style:text-properties fo:language="en" fo:country="GB"/>
    </style:style>
    <style:style style:name="T3666" style:parent-style-name="Policepardéfaut" style:family="text">
      <style:text-properties fo:language="en" fo:country="GB"/>
    </style:style>
    <style:style style:name="T3667" style:parent-style-name="Policepardéfaut" style:family="text">
      <style:text-properties fo:language="en" fo:country="GB"/>
    </style:style>
    <style:style style:name="T3668" style:parent-style-name="Policepardéfaut" style:family="text">
      <style:text-properties fo:language="en" fo:country="GB"/>
    </style:style>
    <style:style style:name="T3669" style:parent-style-name="Policepardéfaut" style:family="text">
      <style:text-properties fo:font-weight="bold" style:font-weight-asian="bold" fo:language="en" fo:country="GB"/>
    </style:style>
    <style:style style:name="T3670" style:parent-style-name="Policepardéfaut" style:family="text">
      <style:text-properties fo:language="en" fo:country="GB"/>
    </style:style>
    <style:style style:name="T3671" style:parent-style-name="Policepardéfaut" style:family="text">
      <style:text-properties fo:language="en" fo:country="GB"/>
    </style:style>
    <style:style style:name="T3672" style:parent-style-name="Policepardéfaut" style:family="text">
      <style:text-properties fo:language="en" fo:country="GB"/>
    </style:style>
    <style:style style:name="T3673" style:parent-style-name="Policepardéfaut" style:family="text">
      <style:text-properties fo:language="en" fo:country="GB"/>
    </style:style>
    <style:style style:name="T3674" style:parent-style-name="Policepardéfaut" style:family="text">
      <style:text-properties fo:font-weight="bold" style:font-weight-asian="bold" fo:language="en" fo:country="GB"/>
    </style:style>
    <style:style style:name="T3675" style:parent-style-name="Policepardéfaut" style:family="text">
      <style:text-properties fo:language="en" fo:country="GB"/>
    </style:style>
    <style:style style:name="T3676" style:parent-style-name="Policepardéfaut" style:family="text">
      <style:text-properties fo:language="en" fo:country="GB"/>
    </style:style>
    <style:style style:name="T3677" style:parent-style-name="Policepardéfaut" style:family="text">
      <style:text-properties fo:language="en" fo:country="GB"/>
    </style:style>
    <style:style style:name="T3678" style:parent-style-name="Policepardéfaut" style:family="text">
      <style:text-properties fo:language="en" fo:country="GB"/>
    </style:style>
    <style:style style:name="T3679" style:parent-style-name="Policepardéfaut" style:family="text">
      <style:text-properties fo:language="en" fo:country="GB"/>
    </style:style>
    <style:style style:name="T3680" style:parent-style-name="Policepardéfaut" style:family="text">
      <style:text-properties fo:language="en" fo:country="GB"/>
    </style:style>
    <style:style style:name="T3681" style:parent-style-name="Policepardéfaut" style:family="text">
      <style:text-properties fo:language="en" fo:country="GB"/>
    </style:style>
    <style:style style:name="T3682" style:parent-style-name="Policepardéfaut" style:family="text">
      <style:text-properties fo:font-weight="bold" style:font-weight-asian="bold" fo:language="en" fo:country="GB"/>
    </style:style>
    <style:style style:name="T3683" style:parent-style-name="Policepardéfaut" style:family="text">
      <style:text-properties fo:language="en" fo:country="GB"/>
    </style:style>
    <style:style style:name="T3684" style:parent-style-name="Policepardéfaut" style:family="text">
      <style:text-properties fo:language="en" fo:country="GB"/>
    </style:style>
    <style:style style:name="T3685" style:parent-style-name="Policepardéfaut" style:family="text">
      <style:text-properties fo:language="en" fo:country="GB"/>
    </style:style>
    <style:style style:name="T3686" style:parent-style-name="Policepardéfaut" style:family="text">
      <style:text-properties fo:language="en" fo:country="GB"/>
    </style:style>
    <style:style style:name="T3687" style:parent-style-name="Policepardéfaut" style:family="text">
      <style:text-properties fo:font-weight="bold" style:font-weight-asian="bold" fo:language="en" fo:country="GB"/>
    </style:style>
    <style:style style:name="T3688" style:parent-style-name="Policepardéfaut" style:family="text">
      <style:text-properties fo:language="en" fo:country="GB"/>
    </style:style>
    <style:style style:name="T3689" style:parent-style-name="Policepardéfaut" style:family="text">
      <style:text-properties fo:language="en" fo:country="GB"/>
    </style:style>
    <style:style style:name="T3691" style:parent-style-name="Policepardéfaut" style:family="text">
      <style:text-properties fo:language="en" fo:country="GB"/>
    </style:style>
    <style:style style:name="P3690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3692" style:parent-style-name="Policepardéfaut" style:family="text">
      <style:text-properties fo:font-weight="bold" style:font-weight-asian="bold" fo:language="en" fo:country="GB"/>
    </style:style>
    <style:style style:name="T3693" style:parent-style-name="Policepardéfaut" style:family="text">
      <style:text-properties fo:language="en" fo:country="GB"/>
    </style:style>
    <style:style style:name="T3694" style:parent-style-name="Policepardéfaut" style:family="text">
      <style:text-properties fo:language="en" fo:country="GB"/>
    </style:style>
    <style:style style:name="T3695" style:parent-style-name="Policepardéfaut" style:family="text">
      <style:text-properties fo:language="en" fo:country="GB"/>
    </style:style>
    <style:style style:name="T3696" style:parent-style-name="Policepardéfaut" style:family="text">
      <style:text-properties fo:language="en" fo:country="GB"/>
    </style:style>
    <style:style style:name="T3697" style:parent-style-name="Policepardéfaut" style:family="text">
      <style:text-properties fo:language="en" fo:country="GB"/>
    </style:style>
    <style:style style:name="T3698" style:parent-style-name="Policepardéfaut" style:family="text">
      <style:text-properties fo:font-weight="bold" style:font-weight-asian="bold" fo:language="en" fo:country="GB"/>
    </style:style>
    <style:style style:name="T3699" style:parent-style-name="Policepardéfaut" style:family="text">
      <style:text-properties fo:language="en" fo:country="GB"/>
    </style:style>
    <style:style style:name="T3700" style:parent-style-name="Policepardéfaut" style:family="text">
      <style:text-properties fo:language="en" fo:country="GB"/>
    </style:style>
    <style:style style:name="T3701" style:parent-style-name="Policepardéfaut" style:family="text">
      <style:text-properties fo:language="en" fo:country="GB"/>
    </style:style>
    <style:style style:name="T3702" style:parent-style-name="Policepardéfaut" style:family="text">
      <style:text-properties fo:font-weight="bold" style:font-weight-asian="bold" fo:language="en" fo:country="GB"/>
    </style:style>
    <style:style style:name="T3703" style:parent-style-name="Policepardéfaut" style:family="text">
      <style:text-properties fo:language="en" fo:country="GB"/>
    </style:style>
    <style:style style:name="T3704" style:parent-style-name="Policepardéfaut" style:family="text">
      <style:text-properties fo:language="en" fo:country="GB"/>
    </style:style>
    <style:style style:name="T3705" style:parent-style-name="Policepardéfaut" style:family="text">
      <style:text-properties fo:font-weight="bold" style:font-weight-asian="bold" fo:language="en" fo:country="GB"/>
    </style:style>
    <style:style style:name="T3706" style:parent-style-name="Policepardéfaut" style:family="text">
      <style:text-properties fo:language="en" fo:country="GB"/>
    </style:style>
    <style:style style:name="T3707" style:parent-style-name="Policepardéfaut" style:family="text">
      <style:text-properties fo:language="en" fo:country="GB"/>
    </style:style>
    <style:style style:name="T3708" style:parent-style-name="Policepardéfaut" style:family="text">
      <style:text-properties fo:font-weight="bold" style:font-weight-asian="bold" fo:language="en" fo:country="GB"/>
    </style:style>
    <style:style style:name="T3709" style:parent-style-name="Policepardéfaut" style:family="text">
      <style:text-properties fo:language="en" fo:country="GB"/>
    </style:style>
    <style:style style:name="T3710" style:parent-style-name="Policepardéfaut" style:family="text">
      <style:text-properties fo:language="en" fo:country="GB"/>
    </style:style>
    <style:style style:name="T3711" style:parent-style-name="Policepardéfaut" style:family="text">
      <style:text-properties fo:language="en" fo:country="GB"/>
    </style:style>
    <style:style style:name="T3712" style:parent-style-name="Policepardéfaut" style:family="text">
      <style:text-properties fo:font-weight="bold" style:font-weight-asian="bold" fo:language="en" fo:country="GB"/>
    </style:style>
    <style:style style:name="T3713" style:parent-style-name="Policepardéfaut" style:family="text">
      <style:text-properties fo:language="en" fo:country="GB"/>
    </style:style>
    <style:style style:name="T3714" style:parent-style-name="Policepardéfaut" style:family="text">
      <style:text-properties fo:language="en" fo:country="GB"/>
    </style:style>
    <style:style style:name="T3715" style:parent-style-name="Policepardéfaut" style:family="text">
      <style:text-properties fo:language="en" fo:country="GB"/>
    </style:style>
    <style:style style:name="T3716" style:parent-style-name="Policepardéfaut" style:family="text">
      <style:text-properties fo:language="en" fo:country="GB"/>
    </style:style>
    <style:style style:name="T3717" style:parent-style-name="Policepardéfaut" style:family="text">
      <style:text-properties fo:language="en" fo:country="GB"/>
    </style:style>
    <style:style style:name="T3718" style:parent-style-name="Policepardéfaut" style:family="text">
      <style:text-properties fo:language="en" fo:country="GB"/>
    </style:style>
    <style:style style:name="T3719" style:parent-style-name="Policepardéfaut" style:family="text">
      <style:text-properties fo:language="en" fo:country="GB"/>
    </style:style>
    <style:style style:name="T3720" style:parent-style-name="Policepardéfaut" style:family="text">
      <style:text-properties fo:font-weight="bold" style:font-weight-asian="bold" fo:language="en" fo:country="GB"/>
    </style:style>
    <style:style style:name="T3721" style:parent-style-name="Policepardéfaut" style:family="text">
      <style:text-properties fo:language="en" fo:country="GB"/>
    </style:style>
    <style:style style:name="T3722" style:parent-style-name="Policepardéfaut" style:family="text">
      <style:text-properties fo:language="en" fo:country="GB"/>
    </style:style>
    <style:style style:name="T3723" style:parent-style-name="Policepardéfaut" style:family="text">
      <style:text-properties fo:language="en" fo:country="GB"/>
    </style:style>
    <style:style style:name="T3724" style:parent-style-name="Policepardéfaut" style:family="text">
      <style:text-properties fo:language="en" fo:country="GB"/>
    </style:style>
    <style:style style:name="T3725" style:parent-style-name="Policepardéfaut" style:family="text">
      <style:text-properties fo:language="en" fo:country="GB"/>
    </style:style>
    <style:style style:name="T3726" style:parent-style-name="Policepardéfaut" style:family="text">
      <style:text-properties fo:language="en" fo:country="GB"/>
    </style:style>
    <style:style style:name="T3727" style:parent-style-name="Policepardéfaut" style:family="text">
      <style:text-properties fo:font-weight="bold" style:font-weight-asian="bold" fo:language="en" fo:country="GB"/>
    </style:style>
    <style:style style:name="T3728" style:parent-style-name="Policepardéfaut" style:family="text">
      <style:text-properties fo:language="en" fo:country="GB"/>
    </style:style>
    <style:style style:name="T3729" style:parent-style-name="Policepardéfaut" style:family="text">
      <style:text-properties fo:language="en" fo:country="GB"/>
    </style:style>
    <style:style style:name="T3731" style:parent-style-name="Policepardéfaut" style:family="text">
      <style:text-properties fo:language="en" fo:country="GB"/>
    </style:style>
    <style:style style:name="P3730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3732" style:parent-style-name="Policepardéfaut" style:family="text">
      <style:text-properties fo:font-weight="bold" style:font-weight-asian="bold" fo:language="en" fo:country="GB"/>
    </style:style>
    <style:style style:name="T3733" style:parent-style-name="Policepardéfaut" style:family="text">
      <style:text-properties fo:language="en" fo:country="GB"/>
    </style:style>
    <style:style style:name="T3734" style:parent-style-name="Policepardéfaut" style:family="text">
      <style:text-properties fo:language="en" fo:country="GB"/>
    </style:style>
    <style:style style:name="T3735" style:parent-style-name="Policepardéfaut" style:family="text">
      <style:text-properties fo:language="en" fo:country="GB"/>
    </style:style>
    <style:style style:name="T3736" style:parent-style-name="Policepardéfaut" style:family="text">
      <style:text-properties fo:font-weight="bold" style:font-weight-asian="bold"/>
    </style:style>
    <style:style style:name="T3737" style:parent-style-name="Policepardéfaut" style:family="text">
      <style:text-properties fo:font-weight="bold" style:font-weight-asian="bold"/>
    </style:style>
    <style:style style:name="T3738" style:parent-style-name="Policepardéfaut" style:family="text">
      <style:text-properties fo:font-weight="bold" style:font-weight-asian="bold"/>
    </style:style>
    <style:style style:name="T3739" style:parent-style-name="Policepardéfaut" style:family="text">
      <style:text-properties fo:font-weight="bold" style:font-weight-asian="bold"/>
    </style:style>
    <style:style style:name="T3740" style:parent-style-name="Policepardéfaut" style:family="text">
      <style:text-properties fo:font-weight="bold" style:font-weight-asian="bold"/>
    </style:style>
    <style:style style:name="T3742" style:parent-style-name="Policepardéfaut" style:family="text">
      <style:text-properties/>
    </style:style>
    <style:style style:name="P3741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3743" style:parent-style-name="Policepardéfaut" style:family="text">
      <style:text-properties fo:font-weight="bold" style:font-weight-asian="bold"/>
    </style:style>
    <style:style style:name="T3744" style:parent-style-name="Policepardéfaut" style:family="text">
      <style:text-properties fo:font-weight="bold" style:font-weight-asian="bold"/>
    </style:style>
    <style:style style:name="T3745" style:parent-style-name="Policepardéfaut" style:family="text">
      <style:text-properties fo:font-weight="bold" style:font-weight-asian="bold"/>
    </style:style>
    <style:style style:name="T3746" style:parent-style-name="Policepardéfaut" style:family="text">
      <style:text-properties fo:font-weight="bold" style:font-weight-asian="bold"/>
    </style:style>
    <style:style style:name="T3747" style:parent-style-name="Policepardéfaut" style:family="text">
      <style:text-properties fo:font-weight="bold" style:font-weight-asian="bold"/>
    </style:style>
    <style:style style:name="T3748" style:parent-style-name="Policepardéfaut" style:family="text">
      <style:text-properties fo:font-weight="bold" style:font-weight-asian="bold"/>
    </style:style>
    <style:style style:name="T3749" style:parent-style-name="Policepardéfaut" style:family="text">
      <style:text-properties fo:font-weight="bold" style:font-weight-asian="bold"/>
    </style:style>
    <style:style style:name="T3750" style:parent-style-name="Policepardéfaut" style:family="text">
      <style:text-properties fo:font-weight="bold" style:font-weight-asian="bold"/>
    </style:style>
    <style:style style:name="T3751" style:parent-style-name="Policepardéfaut" style:family="text">
      <style:text-properties fo:font-weight="bold" style:font-weight-asian="bold"/>
    </style:style>
    <style:style style:name="T3752" style:parent-style-name="Policepardéfaut" style:family="text">
      <style:text-properties fo:font-weight="bold" style:font-weight-asian="bold"/>
    </style:style>
    <style:style style:name="T3754" style:parent-style-name="Policepardéfaut" style:family="text">
      <style:text-properties/>
    </style:style>
    <style:style style:name="P3753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3755" style:parent-style-name="Policepardéfaut" style:family="text">
      <style:text-properties fo:font-weight="bold" style:font-weight-asian="bold"/>
    </style:style>
    <style:style style:name="T3756" style:parent-style-name="Policepardéfaut" style:family="text">
      <style:text-properties fo:font-weight="bold" style:font-weight-asian="bold"/>
    </style:style>
    <style:style style:name="T3757" style:parent-style-name="Policepardéfaut" style:family="text">
      <style:text-properties fo:font-weight="bold" style:font-weight-asian="bold"/>
    </style:style>
    <style:style style:name="T3758" style:parent-style-name="Policepardéfaut" style:family="text">
      <style:text-properties fo:font-weight="bold" style:font-weight-asian="bold"/>
    </style:style>
    <style:style style:name="T3759" style:parent-style-name="Policepardéfaut" style:family="text">
      <style:text-properties fo:font-weight="bold" style:font-weight-asian="bold"/>
    </style:style>
    <style:style style:name="T3760" style:parent-style-name="Policepardéfaut" style:family="text">
      <style:text-properties fo:font-weight="bold" style:font-weight-asian="bold"/>
    </style:style>
    <style:style style:name="T3761" style:parent-style-name="Policepardéfaut" style:family="text">
      <style:text-properties fo:font-weight="bold" style:font-weight-asian="bold"/>
    </style:style>
    <style:style style:name="T3762" style:parent-style-name="Policepardéfaut" style:family="text">
      <style:text-properties fo:font-weight="bold" style:font-weight-asian="bold"/>
    </style:style>
    <style:style style:name="T3764" style:parent-style-name="Policepardéfaut" style:family="text">
      <style:text-properties/>
    </style:style>
    <style:style style:name="P3763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3765" style:parent-style-name="Policepardéfaut" style:family="text">
      <style:text-properties fo:font-weight="bold" style:font-weight-asian="bold"/>
    </style:style>
    <style:style style:name="T3766" style:parent-style-name="Policepardéfaut" style:family="text">
      <style:text-properties fo:font-weight="bold" style:font-weight-asian="bold"/>
    </style:style>
    <style:style style:name="T3767" style:parent-style-name="Policepardéfaut" style:family="text">
      <style:text-properties fo:font-weight="bold" style:font-weight-asian="bold"/>
    </style:style>
    <style:style style:name="T3768" style:parent-style-name="Policepardéfaut" style:family="text">
      <style:text-properties fo:font-weight="bold" style:font-weight-asian="bold"/>
    </style:style>
    <style:style style:name="T3769" style:parent-style-name="Policepardéfaut" style:family="text">
      <style:text-properties fo:font-weight="bold" style:font-weight-asian="bold"/>
    </style:style>
    <style:style style:name="T3770" style:parent-style-name="Policepardéfaut" style:family="text">
      <style:text-properties fo:font-weight="bold" style:font-weight-asian="bold"/>
    </style:style>
    <style:style style:name="T3771" style:parent-style-name="Policepardéfaut" style:family="text">
      <style:text-properties fo:font-weight="bold" style:font-weight-asian="bold"/>
    </style:style>
    <style:style style:name="T3772" style:parent-style-name="Policepardéfaut" style:family="text">
      <style:text-properties fo:font-weight="bold" style:font-weight-asian="bold"/>
    </style:style>
    <style:style style:name="P3773" style:parent-style-name="p" style:family="paragraph">
      <style:paragraph-properties fo:text-indent="0in">
        <style:tab-stops>
          <style:tab-stop style:type="right" style:position="3.9375in"/>
        </style:tab-stops>
      </style:paragraph-properties>
    </style:style>
    <style:style style:name="T3775" style:parent-style-name="Policepardéfaut" style:family="text">
      <style:text-properties/>
    </style:style>
    <style:style style:name="P3774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3776" style:parent-style-name="Policepardéfaut" style:family="text">
      <style:text-properties fo:font-weight="bold" style:font-weight-asian="bold"/>
    </style:style>
    <style:style style:name="T3777" style:parent-style-name="Policepardéfaut" style:family="text">
      <style:text-properties fo:font-weight="bold" style:font-weight-asian="bold"/>
    </style:style>
    <style:style style:name="T3778" style:parent-style-name="Policepardéfaut" style:family="text">
      <style:text-properties fo:font-weight="bold" style:font-weight-asian="bold"/>
    </style:style>
    <style:style style:name="T3779" style:parent-style-name="Policepardéfaut" style:family="text">
      <style:text-properties fo:font-weight="bold" style:font-weight-asian="bold"/>
    </style:style>
    <style:style style:name="T3780" style:parent-style-name="Policepardéfaut" style:family="text">
      <style:text-properties fo:font-weight="bold" style:font-weight-asian="bold"/>
    </style:style>
    <style:style style:name="T3782" style:parent-style-name="Policepardéfaut" style:family="text">
      <style:text-properties/>
    </style:style>
    <style:style style:name="P3781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3783" style:parent-style-name="Policepardéfaut" style:family="text">
      <style:text-properties fo:font-weight="bold" style:font-weight-asian="bold"/>
    </style:style>
    <style:style style:name="T3784" style:parent-style-name="Policepardéfaut" style:family="text">
      <style:text-properties fo:font-weight="bold" style:font-weight-asian="bold"/>
    </style:style>
    <style:style style:name="T3785" style:parent-style-name="Policepardéfaut" style:family="text">
      <style:text-properties fo:font-weight="bold" style:font-weight-asian="bold"/>
    </style:style>
    <style:style style:name="T3786" style:parent-style-name="Policepardéfaut" style:family="text">
      <style:text-properties fo:font-weight="bold" style:font-weight-asian="bold"/>
    </style:style>
    <style:style style:name="T3787" style:parent-style-name="Policepardéfaut" style:family="text">
      <style:text-properties fo:font-weight="bold" style:font-weight-asian="bold"/>
    </style:style>
    <style:style style:name="P3788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3789" style:parent-style-name="Policepardéfaut" style:family="text">
      <style:text-properties fo:font-weight="bold" style:font-weight-asian="bold"/>
    </style:style>
    <style:style style:name="T3790" style:parent-style-name="Policepardéfaut" style:family="text">
      <style:text-properties fo:font-weight="bold" style:font-weight-asian="bold"/>
    </style:style>
    <style:style style:name="T3792" style:parent-style-name="Policepardéfaut" style:family="text">
      <style:text-properties/>
    </style:style>
    <style:style style:name="P3791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3793" style:parent-style-name="Policepardéfaut" style:family="text">
      <style:text-properties fo:font-weight="bold" style:font-weight-asian="bold"/>
    </style:style>
    <style:style style:name="T3794" style:parent-style-name="Policepardéfaut" style:family="text">
      <style:text-properties fo:font-weight="bold" style:font-weight-asian="bold"/>
    </style:style>
    <style:style style:name="T3795" style:parent-style-name="Policepardéfaut" style:family="text">
      <style:text-properties fo:font-weight="bold" style:font-weight-asian="bold"/>
    </style:style>
    <style:style style:name="T3796" style:parent-style-name="Policepardéfaut" style:family="text">
      <style:text-properties fo:font-weight="bold" style:font-weight-asian="bold"/>
    </style:style>
    <style:style style:name="T3797" style:parent-style-name="Policepardéfaut" style:family="text">
      <style:text-properties fo:font-weight="bold" style:font-weight-asian="bold"/>
    </style:style>
    <style:style style:name="T3799" style:parent-style-name="Policepardéfaut" style:family="text">
      <style:text-properties/>
    </style:style>
    <style:style style:name="P3798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3800" style:parent-style-name="Policepardéfaut" style:family="text">
      <style:text-properties fo:font-weight="bold" style:font-weight-asian="bold"/>
    </style:style>
    <style:style style:name="T3801" style:parent-style-name="Policepardéfaut" style:family="text">
      <style:text-properties fo:font-weight="bold" style:font-weight-asian="bold"/>
    </style:style>
    <style:style style:name="T3802" style:parent-style-name="Policepardéfaut" style:family="text">
      <style:text-properties fo:font-weight="bold" style:font-weight-asian="bold"/>
    </style:style>
    <style:style style:name="T3803" style:parent-style-name="Policepardéfaut" style:family="text">
      <style:text-properties fo:font-weight="bold" style:font-weight-asian="bold"/>
    </style:style>
    <style:style style:name="T3804" style:parent-style-name="Policepardéfaut" style:family="text">
      <style:text-properties fo:font-weight="bold" style:font-weight-asian="bold"/>
    </style:style>
    <style:style style:name="T3806" style:parent-style-name="Policepardéfaut" style:family="text">
      <style:text-properties/>
    </style:style>
    <style:style style:name="P3805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3807" style:parent-style-name="Policepardéfaut" style:family="text">
      <style:text-properties fo:font-weight="bold" style:font-weight-asian="bold"/>
    </style:style>
    <style:style style:name="T3808" style:parent-style-name="Policepardéfaut" style:family="text">
      <style:text-properties fo:font-weight="bold" style:font-weight-asian="bold"/>
    </style:style>
    <style:style style:name="T3809" style:parent-style-name="Policepardéfaut" style:family="text">
      <style:text-properties fo:font-weight="bold" style:font-weight-asian="bold"/>
    </style:style>
    <style:style style:name="T3810" style:parent-style-name="Policepardéfaut" style:family="text">
      <style:text-properties fo:font-weight="bold" style:font-weight-asian="bold"/>
    </style:style>
    <style:style style:name="T3811" style:parent-style-name="Policepardéfaut" style:family="text">
      <style:text-properties fo:font-weight="bold" style:font-weight-asian="bold"/>
    </style:style>
    <style:style style:name="T3813" style:parent-style-name="Policepardéfaut" style:family="text">
      <style:text-properties/>
    </style:style>
    <style:style style:name="P3812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3814" style:parent-style-name="Policepardéfaut" style:family="text">
      <style:text-properties fo:font-weight="bold" style:font-weight-asian="bold"/>
    </style:style>
    <style:style style:name="T3815" style:parent-style-name="Policepardéfaut" style:family="text">
      <style:text-properties fo:font-weight="bold" style:font-weight-asian="bold"/>
    </style:style>
    <style:style style:name="T3816" style:parent-style-name="Policepardéfaut" style:family="text">
      <style:text-properties fo:font-weight="bold" style:font-weight-asian="bold"/>
    </style:style>
    <style:style style:name="T3817" style:parent-style-name="Policepardéfaut" style:family="text">
      <style:text-properties fo:font-weight="bold" style:font-weight-asian="bold"/>
    </style:style>
    <style:style style:name="T3818" style:parent-style-name="Policepardéfaut" style:family="text">
      <style:text-properties fo:font-weight="bold" style:font-weight-asian="bold"/>
    </style:style>
    <style:style style:name="T3819" style:parent-style-name="Policepardéfaut" style:family="text">
      <style:text-properties fo:font-weight="bold" style:font-weight-asian="bold"/>
    </style:style>
    <style:style style:name="T3821" style:parent-style-name="Policepardéfaut" style:family="text">
      <style:text-properties/>
    </style:style>
    <style:style style:name="P3820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3822" style:parent-style-name="Policepardéfaut" style:family="text">
      <style:text-properties fo:font-weight="bold" style:font-weight-asian="bold"/>
    </style:style>
    <style:style style:name="T3823" style:parent-style-name="Policepardéfaut" style:family="text">
      <style:text-properties fo:font-weight="bold" style:font-weight-asian="bold"/>
    </style:style>
    <style:style style:name="T3824" style:parent-style-name="Policepardéfaut" style:family="text">
      <style:text-properties fo:font-weight="bold" style:font-weight-asian="bold"/>
    </style:style>
    <style:style style:name="T3825" style:parent-style-name="Policepardéfaut" style:family="text">
      <style:text-properties fo:font-weight="bold" style:font-weight-asian="bold"/>
    </style:style>
    <style:style style:name="P3826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3827" style:parent-style-name="Policepardéfaut" style:family="text">
      <style:text-properties fo:font-weight="bold" style:font-weight-asian="bold"/>
    </style:style>
    <style:style style:name="T3828" style:parent-style-name="Policepardéfaut" style:family="text">
      <style:text-properties fo:font-weight="bold" style:font-weight-asian="bold"/>
    </style:style>
    <style:style style:name="T3830" style:parent-style-name="Policepardéfaut" style:family="text">
      <style:text-properties/>
    </style:style>
    <style:style style:name="P3829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3831" style:parent-style-name="Policepardéfaut" style:family="text">
      <style:text-properties fo:font-weight="bold" style:font-weight-asian="bold"/>
    </style:style>
    <style:style style:name="T3832" style:parent-style-name="Policepardéfaut" style:family="text">
      <style:text-properties fo:font-weight="bold" style:font-weight-asian="bold"/>
    </style:style>
    <style:style style:name="T3833" style:parent-style-name="Policepardéfaut" style:family="text">
      <style:text-properties fo:font-weight="bold" style:font-weight-asian="bold"/>
    </style:style>
    <style:style style:name="T3834" style:parent-style-name="Policepardéfaut" style:family="text">
      <style:text-properties fo:font-weight="bold" style:font-weight-asian="bold"/>
    </style:style>
    <style:style style:name="T3835" style:parent-style-name="Policepardéfaut" style:family="text">
      <style:text-properties fo:font-weight="bold" style:font-weight-asian="bold"/>
    </style:style>
    <style:style style:name="T3836" style:parent-style-name="Policepardéfaut" style:family="text">
      <style:text-properties fo:font-weight="bold" style:font-weight-asian="bold"/>
    </style:style>
    <style:style style:name="T3837" style:parent-style-name="Policepardéfaut" style:family="text">
      <style:text-properties fo:font-weight="bold" style:font-weight-asian="bold"/>
    </style:style>
    <style:style style:name="T3838" style:parent-style-name="Policepardéfaut" style:family="text">
      <style:text-properties fo:font-weight="bold" style:font-weight-asian="bold"/>
    </style:style>
    <style:style style:name="T3840" style:parent-style-name="Policepardéfaut" style:family="text">
      <style:text-properties/>
    </style:style>
    <style:style style:name="P3839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3841" style:parent-style-name="Policepardéfaut" style:family="text">
      <style:text-properties fo:font-weight="bold" style:font-weight-asian="bold"/>
    </style:style>
    <style:style style:name="T3842" style:parent-style-name="Policepardéfaut" style:family="text">
      <style:text-properties fo:font-weight="bold" style:font-weight-asian="bold"/>
    </style:style>
    <style:style style:name="T3843" style:parent-style-name="Policepardéfaut" style:family="text">
      <style:text-properties fo:font-weight="bold" style:font-weight-asian="bold"/>
    </style:style>
    <style:style style:name="T3844" style:parent-style-name="Policepardéfaut" style:family="text">
      <style:text-properties fo:font-weight="bold" style:font-weight-asian="bold"/>
    </style:style>
    <style:style style:name="T3845" style:parent-style-name="Policepardéfaut" style:family="text">
      <style:text-properties fo:font-weight="bold" style:font-weight-asian="bold"/>
    </style:style>
    <style:style style:name="T3846" style:parent-style-name="Policepardéfaut" style:family="text">
      <style:text-properties fo:font-weight="bold" style:font-weight-asian="bold"/>
    </style:style>
    <style:style style:name="T3847" style:parent-style-name="Policepardéfaut" style:family="text">
      <style:text-properties fo:font-weight="bold" style:font-weight-asian="bold"/>
    </style:style>
    <style:style style:name="T3848" style:parent-style-name="Policepardéfaut" style:family="text">
      <style:text-properties fo:font-weight="bold" style:font-weight-asian="bold"/>
    </style:style>
    <style:style style:name="T3849" style:parent-style-name="Policepardéfaut" style:family="text">
      <style:text-properties fo:font-weight="bold" style:font-weight-asian="bold"/>
    </style:style>
    <style:style style:name="T3851" style:parent-style-name="Policepardéfaut" style:family="text">
      <style:text-properties/>
    </style:style>
    <style:style style:name="P3850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3852" style:parent-style-name="Policepardéfaut" style:family="text">
      <style:text-properties fo:font-weight="bold" style:font-weight-asian="bold"/>
    </style:style>
    <style:style style:name="T3853" style:parent-style-name="Policepardéfaut" style:family="text">
      <style:text-properties fo:font-weight="bold" style:font-weight-asian="bold"/>
    </style:style>
    <style:style style:name="T3854" style:parent-style-name="Policepardéfaut" style:family="text">
      <style:text-properties fo:font-weight="bold" style:font-weight-asian="bold"/>
    </style:style>
    <style:style style:name="T3855" style:parent-style-name="Policepardéfaut" style:family="text">
      <style:text-properties fo:font-weight="bold" style:font-weight-asian="bold"/>
    </style:style>
    <style:style style:name="T3856" style:parent-style-name="Policepardéfaut" style:family="text">
      <style:text-properties fo:font-weight="bold" style:font-weight-asian="bold"/>
    </style:style>
    <style:style style:name="T3857" style:parent-style-name="Policepardéfaut" style:family="text">
      <style:text-properties fo:font-weight="bold" style:font-weight-asian="bold"/>
    </style:style>
    <style:style style:name="T3859" style:parent-style-name="Policepardéfaut" style:family="text">
      <style:text-properties/>
    </style:style>
    <style:style style:name="P3858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3860" style:parent-style-name="Policepardéfaut" style:family="text">
      <style:text-properties fo:font-weight="bold" style:font-weight-asian="bold"/>
    </style:style>
    <style:style style:name="T3861" style:parent-style-name="Policepardéfaut" style:family="text">
      <style:text-properties fo:font-weight="bold" style:font-weight-asian="bold"/>
    </style:style>
    <style:style style:name="T3862" style:parent-style-name="Policepardéfaut" style:family="text">
      <style:text-properties fo:font-weight="bold" style:font-weight-asian="bold"/>
    </style:style>
    <style:style style:name="T3863" style:parent-style-name="Policepardéfaut" style:family="text">
      <style:text-properties fo:font-weight="bold" style:font-weight-asian="bold"/>
    </style:style>
    <style:style style:name="T3864" style:parent-style-name="Policepardéfaut" style:family="text">
      <style:text-properties fo:font-weight="bold" style:font-weight-asian="bold"/>
    </style:style>
    <style:style style:name="T3865" style:parent-style-name="Policepardéfaut" style:family="text">
      <style:text-properties fo:font-weight="bold" style:font-weight-asian="bold"/>
    </style:style>
    <style:style style:name="T3867" style:parent-style-name="Policepardéfaut" style:family="text">
      <style:text-properties/>
    </style:style>
    <style:style style:name="P3866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3868" style:parent-style-name="Policepardéfaut" style:family="text">
      <style:text-properties fo:font-weight="bold" style:font-weight-asian="bold"/>
    </style:style>
    <style:style style:name="T3869" style:parent-style-name="Policepardéfaut" style:family="text">
      <style:text-properties fo:font-weight="bold" style:font-weight-asian="bold"/>
    </style:style>
    <style:style style:name="T3870" style:parent-style-name="Policepardéfaut" style:family="text">
      <style:text-properties fo:font-weight="bold" style:font-weight-asian="bold"/>
    </style:style>
    <style:style style:name="T3871" style:parent-style-name="Policepardéfaut" style:family="text">
      <style:text-properties fo:font-weight="bold" style:font-weight-asian="bold"/>
    </style:style>
    <style:style style:name="T3872" style:parent-style-name="Policepardéfaut" style:family="text">
      <style:text-properties fo:font-weight="bold" style:font-weight-asian="bold"/>
    </style:style>
    <style:style style:name="T3874" style:parent-style-name="Policepardéfaut" style:family="text">
      <style:text-properties/>
    </style:style>
    <style:style style:name="P3873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3875" style:parent-style-name="Policepardéfaut" style:family="text">
      <style:text-properties fo:font-weight="bold" style:font-weight-asian="bold"/>
    </style:style>
    <style:style style:name="T3876" style:parent-style-name="Policepardéfaut" style:family="text">
      <style:text-properties fo:font-weight="bold" style:font-weight-asian="bold"/>
    </style:style>
    <style:style style:name="T3877" style:parent-style-name="Policepardéfaut" style:family="text">
      <style:text-properties fo:font-weight="bold" style:font-weight-asian="bold"/>
    </style:style>
    <style:style style:name="T3879" style:parent-style-name="Policepardéfaut" style:family="text">
      <style:text-properties/>
    </style:style>
    <style:style style:name="P3878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3880" style:parent-style-name="Policepardéfaut" style:family="text">
      <style:text-properties fo:font-weight="bold" style:font-weight-asian="bold"/>
    </style:style>
    <style:style style:name="T3881" style:parent-style-name="Policepardéfaut" style:family="text">
      <style:text-properties fo:font-weight="bold" style:font-weight-asian="bold"/>
    </style:style>
    <style:style style:name="T3882" style:parent-style-name="Policepardéfaut" style:family="text">
      <style:text-properties fo:font-weight="bold" style:font-weight-asian="bold"/>
    </style:style>
    <style:style style:name="T3884" style:parent-style-name="Policepardéfaut" style:family="text">
      <style:text-properties/>
    </style:style>
    <style:style style:name="P3883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3885" style:parent-style-name="Policepardéfaut" style:family="text">
      <style:text-properties fo:font-weight="bold" style:font-weight-asian="bold"/>
    </style:style>
    <style:style style:name="T3886" style:parent-style-name="Policepardéfaut" style:family="text">
      <style:text-properties fo:font-weight="bold" style:font-weight-asian="bold"/>
    </style:style>
    <style:style style:name="T3887" style:parent-style-name="Policepardéfaut" style:family="text">
      <style:text-properties fo:font-weight="bold" style:font-weight-asian="bold"/>
    </style:style>
    <style:style style:name="T3888" style:parent-style-name="Policepardéfaut" style:family="text">
      <style:text-properties fo:font-weight="bold" style:font-weight-asian="bold"/>
    </style:style>
    <style:style style:name="T3889" style:parent-style-name="Policepardéfaut" style:family="text">
      <style:text-properties fo:font-weight="bold" style:font-weight-asian="bold"/>
    </style:style>
    <style:style style:name="T3891" style:parent-style-name="Policepardéfaut" style:family="text">
      <style:text-properties/>
    </style:style>
    <style:style style:name="P3890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3892" style:parent-style-name="Policepardéfaut" style:family="text">
      <style:text-properties fo:font-weight="bold" style:font-weight-asian="bold"/>
    </style:style>
    <style:style style:name="T3893" style:parent-style-name="Policepardéfaut" style:family="text">
      <style:text-properties fo:font-weight="bold" style:font-weight-asian="bold"/>
    </style:style>
    <style:style style:name="T3894" style:parent-style-name="Policepardéfaut" style:family="text">
      <style:text-properties fo:font-weight="bold" style:font-weight-asian="bold"/>
    </style:style>
    <style:style style:name="T3895" style:parent-style-name="Policepardéfaut" style:family="text">
      <style:text-properties fo:font-weight="bold" style:font-weight-asian="bold"/>
    </style:style>
    <style:style style:name="T3896" style:parent-style-name="Policepardéfaut" style:family="text">
      <style:text-properties fo:font-weight="bold" style:font-weight-asian="bold"/>
    </style:style>
    <style:style style:name="T3897" style:parent-style-name="Policepardéfaut" style:family="text">
      <style:text-properties fo:font-weight="bold" style:font-weight-asian="bold"/>
    </style:style>
    <style:style style:name="T3899" style:parent-style-name="Policepardéfaut" style:family="text">
      <style:text-properties/>
    </style:style>
    <style:style style:name="P3898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3900" style:parent-style-name="Policepardéfaut" style:family="text">
      <style:text-properties fo:font-weight="bold" style:font-weight-asian="bold"/>
    </style:style>
    <style:style style:name="T3901" style:parent-style-name="Policepardéfaut" style:family="text">
      <style:text-properties fo:font-weight="bold" style:font-weight-asian="bold"/>
    </style:style>
    <style:style style:name="T3902" style:parent-style-name="Policepardéfaut" style:family="text">
      <style:text-properties fo:font-weight="bold" style:font-weight-asian="bold"/>
    </style:style>
    <style:style style:name="T3903" style:parent-style-name="Policepardéfaut" style:family="text">
      <style:text-properties fo:font-weight="bold" style:font-weight-asian="bold"/>
    </style:style>
    <style:style style:name="T3904" style:parent-style-name="Policepardéfaut" style:family="text">
      <style:text-properties fo:font-weight="bold" style:font-weight-asian="bold"/>
    </style:style>
    <style:style style:name="T3905" style:parent-style-name="Policepardéfaut" style:family="text">
      <style:text-properties fo:font-weight="bold" style:font-weight-asian="bold"/>
    </style:style>
    <style:style style:name="T3906" style:parent-style-name="Policepardéfaut" style:family="text">
      <style:text-properties fo:font-weight="bold" style:font-weight-asian="bold"/>
    </style:style>
    <style:style style:name="T3908" style:parent-style-name="Policepardéfaut" style:family="text">
      <style:text-properties/>
    </style:style>
    <style:style style:name="P3907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3909" style:parent-style-name="Policepardéfaut" style:family="text">
      <style:text-properties fo:font-weight="bold" style:font-weight-asian="bold"/>
    </style:style>
    <style:style style:name="T3910" style:parent-style-name="Policepardéfaut" style:family="text">
      <style:text-properties fo:font-weight="bold" style:font-weight-asian="bold"/>
    </style:style>
    <style:style style:name="T3911" style:parent-style-name="Policepardéfaut" style:family="text">
      <style:text-properties fo:font-weight="bold" style:font-weight-asian="bold"/>
    </style:style>
    <style:style style:name="T3912" style:parent-style-name="Policepardéfaut" style:family="text">
      <style:text-properties fo:font-weight="bold" style:font-weight-asian="bold"/>
    </style:style>
    <style:style style:name="T3913" style:parent-style-name="Policepardéfaut" style:family="text">
      <style:text-properties fo:font-weight="bold" style:font-weight-asian="bold"/>
    </style:style>
    <style:style style:name="T3914" style:parent-style-name="Policepardéfaut" style:family="text">
      <style:text-properties fo:font-weight="bold" style:font-weight-asian="bold"/>
    </style:style>
    <style:style style:name="T3915" style:parent-style-name="Policepardéfaut" style:family="text">
      <style:text-properties fo:font-weight="bold" style:font-weight-asian="bold"/>
    </style:style>
    <style:style style:name="T3916" style:parent-style-name="Policepardéfaut" style:family="text">
      <style:text-properties fo:font-weight="bold" style:font-weight-asian="bold"/>
    </style:style>
    <style:style style:name="T3917" style:parent-style-name="Policepardéfaut" style:family="text">
      <style:text-properties fo:font-weight="bold" style:font-weight-asian="bold"/>
    </style:style>
    <style:style style:name="T3918" style:parent-style-name="Policepardéfaut" style:family="text">
      <style:text-properties fo:font-weight="bold" style:font-weight-asian="bold"/>
    </style:style>
    <style:style style:name="T3919" style:parent-style-name="Policepardéfaut" style:family="text">
      <style:text-properties fo:font-weight="bold" style:font-weight-asian="bold"/>
    </style:style>
    <style:style style:name="T3921" style:parent-style-name="Policepardéfaut" style:family="text">
      <style:text-properties/>
    </style:style>
    <style:style style:name="P3920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3922" style:parent-style-name="Policepardéfaut" style:family="text">
      <style:text-properties fo:font-weight="bold" style:font-weight-asian="bold"/>
    </style:style>
    <style:style style:name="T3923" style:parent-style-name="Policepardéfaut" style:family="text">
      <style:text-properties fo:font-weight="bold" style:font-weight-asian="bold"/>
    </style:style>
    <style:style style:name="T3924" style:parent-style-name="Policepardéfaut" style:family="text">
      <style:text-properties fo:font-weight="bold" style:font-weight-asian="bold"/>
    </style:style>
    <style:style style:name="T3925" style:parent-style-name="Policepardéfaut" style:family="text">
      <style:text-properties fo:font-weight="bold" style:font-weight-asian="bold"/>
    </style:style>
    <style:style style:name="T3926" style:parent-style-name="Policepardéfaut" style:family="text">
      <style:text-properties fo:font-weight="bold" style:font-weight-asian="bold"/>
    </style:style>
    <style:style style:name="T3927" style:parent-style-name="Policepardéfaut" style:family="text">
      <style:text-properties fo:font-weight="bold" style:font-weight-asian="bold"/>
    </style:style>
    <style:style style:name="T3928" style:parent-style-name="Policepardéfaut" style:family="text">
      <style:text-properties fo:font-weight="bold" style:font-weight-asian="bold"/>
    </style:style>
    <style:style style:name="T3929" style:parent-style-name="Policepardéfaut" style:family="text">
      <style:text-properties fo:font-weight="bold" style:font-weight-asian="bold"/>
    </style:style>
    <style:style style:name="T3930" style:parent-style-name="Policepardéfaut" style:family="text">
      <style:text-properties fo:font-weight="bold" style:font-weight-asian="bold"/>
    </style:style>
    <style:style style:name="P3931" style:parent-style-name="p" style:family="paragraph">
      <style:paragraph-properties fo:text-indent="0in">
        <style:tab-stops>
          <style:tab-stop style:type="right" style:position="3.9375in"/>
        </style:tab-stops>
      </style:paragraph-properties>
    </style:style>
    <style:style style:name="T3932" style:parent-style-name="Policepardéfaut" style:family="text">
      <style:text-properties fo:font-weight="bold" style:font-weight-asian="bold"/>
    </style:style>
    <style:style style:name="T3933" style:parent-style-name="Policepardéfaut" style:family="text">
      <style:text-properties fo:font-weight="bold" style:font-weight-asian="bold"/>
    </style:style>
    <style:style style:name="T3935" style:parent-style-name="Policepardéfaut" style:family="text">
      <style:text-properties/>
    </style:style>
    <style:style style:name="P3934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3936" style:parent-style-name="Policepardéfaut" style:family="text">
      <style:text-properties fo:font-weight="bold" style:font-weight-asian="bold"/>
    </style:style>
    <style:style style:name="T3937" style:parent-style-name="Policepardéfaut" style:family="text">
      <style:text-properties fo:font-weight="bold" style:font-weight-asian="bold"/>
    </style:style>
    <style:style style:name="T3938" style:parent-style-name="Policepardéfaut" style:family="text">
      <style:text-properties fo:font-weight="bold" style:font-weight-asian="bold"/>
    </style:style>
    <style:style style:name="T3939" style:parent-style-name="Policepardéfaut" style:family="text">
      <style:text-properties fo:font-weight="bold" style:font-weight-asian="bold"/>
    </style:style>
    <style:style style:name="P3940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3941" style:parent-style-name="Policepardéfaut" style:family="text">
      <style:text-properties fo:font-weight="bold" style:font-weight-asian="bold"/>
    </style:style>
    <style:style style:name="T3942" style:parent-style-name="Policepardéfaut" style:family="text">
      <style:text-properties fo:font-weight="bold" style:font-weight-asian="bold"/>
    </style:style>
    <style:style style:name="P3943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3944" style:parent-style-name="Policepardéfaut" style:family="text">
      <style:text-properties fo:font-weight="bold" style:font-weight-asian="bold"/>
    </style:style>
    <style:style style:name="T3945" style:parent-style-name="Policepardéfaut" style:family="text">
      <style:text-properties fo:font-weight="bold" style:font-weight-asian="bold"/>
    </style:style>
    <style:style style:name="T3946" style:parent-style-name="Policepardéfaut" style:family="text">
      <style:text-properties fo:font-weight="bold" style:font-weight-asian="bold"/>
    </style:style>
    <style:style style:name="T3947" style:parent-style-name="Policepardéfaut" style:family="text">
      <style:text-properties fo:font-weight="bold" style:font-weight-asian="bold"/>
    </style:style>
    <style:style style:name="T3948" style:parent-style-name="Policepardéfaut" style:family="text">
      <style:text-properties fo:font-weight="bold" style:font-weight-asian="bold"/>
    </style:style>
    <style:style style:name="P3949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3951" style:parent-style-name="pb" style:family="text">
      <style:text-properties fo:font-weight="normal" style:font-weight-asian="normal"/>
    </style:style>
    <style:style style:name="P3950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3952" style:parent-style-name="Policepardéfaut" style:family="text">
      <style:text-properties fo:font-weight="bold" style:font-weight-asian="bold"/>
    </style:style>
    <style:style style:name="T3953" style:parent-style-name="Policepardéfaut" style:family="text">
      <style:text-properties fo:font-weight="bold" style:font-weight-asian="bold"/>
    </style:style>
    <style:style style:name="T3954" style:parent-style-name="Policepardéfaut" style:family="text">
      <style:text-properties fo:font-weight="bold" style:font-weight-asian="bold"/>
    </style:style>
    <style:style style:name="T3955" style:parent-style-name="Policepardéfaut" style:family="text">
      <style:text-properties fo:font-weight="bold" style:font-weight-asian="bold"/>
    </style:style>
    <style:style style:name="T3956" style:parent-style-name="Policepardéfaut" style:family="text">
      <style:text-properties fo:font-weight="bold" style:font-weight-asian="bold"/>
    </style:style>
    <style:style style:name="T3957" style:parent-style-name="Policepardéfaut" style:family="text">
      <style:text-properties fo:font-weight="bold" style:font-weight-asian="bold"/>
    </style:style>
    <style:style style:name="T3958" style:parent-style-name="Policepardéfaut" style:family="text">
      <style:text-properties fo:font-weight="bold" style:font-weight-asian="bold"/>
    </style:style>
    <style:style style:name="T3959" style:parent-style-name="Policepardéfaut" style:family="text">
      <style:text-properties fo:font-weight="bold" style:font-weight-asian="bold"/>
    </style:style>
    <style:style style:name="T3960" style:parent-style-name="Policepardéfaut" style:family="text">
      <style:text-properties fo:font-weight="bold" style:font-weight-asian="bold"/>
    </style:style>
    <style:style style:name="T3961" style:parent-style-name="Policepardéfaut" style:family="text">
      <style:text-properties fo:font-weight="bold" style:font-weight-asian="bold"/>
    </style:style>
    <style:style style:name="P3962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3963" style:parent-style-name="Policepardéfaut" style:family="text">
      <style:text-properties fo:font-weight="bold" style:font-weight-asian="bold"/>
    </style:style>
    <style:style style:name="T3964" style:parent-style-name="Policepardéfaut" style:family="text">
      <style:text-properties fo:font-weight="bold" style:font-weight-asian="bold"/>
    </style:style>
    <style:style style:name="T3965" style:parent-style-name="Policepardéfaut" style:family="text">
      <style:text-properties fo:font-weight="bold" style:font-weight-asian="bold"/>
    </style:style>
    <style:style style:name="T3966" style:parent-style-name="Policepardéfaut" style:family="text">
      <style:text-properties fo:font-weight="bold" style:font-weight-asian="bold"/>
    </style:style>
    <style:style style:name="T3967" style:parent-style-name="Policepardéfaut" style:family="text">
      <style:text-properties fo:font-weight="bold" style:font-weight-asian="bold"/>
    </style:style>
    <style:style style:name="T3968" style:parent-style-name="Policepardéfaut" style:family="text">
      <style:text-properties fo:font-weight="bold" style:font-weight-asian="bold"/>
    </style:style>
    <style:style style:name="T3969" style:parent-style-name="Policepardéfaut" style:family="text">
      <style:text-properties fo:font-weight="bold" style:font-weight-asian="bold"/>
    </style:style>
    <style:style style:name="T3970" style:parent-style-name="Policepardéfaut" style:family="text">
      <style:text-properties fo:font-weight="bold" style:font-weight-asian="bold"/>
    </style:style>
    <style:style style:name="T3971" style:parent-style-name="Policepardéfaut" style:family="text">
      <style:text-properties fo:font-weight="bold" style:font-weight-asian="bold"/>
    </style:style>
    <style:style style:name="T3972" style:parent-style-name="Policepardéfaut" style:family="text">
      <style:text-properties fo:font-weight="bold" style:font-weight-asian="bold"/>
    </style:style>
    <style:style style:name="T3974" style:parent-style-name="Policepardéfaut" style:family="text">
      <style:text-properties/>
    </style:style>
    <style:style style:name="P3973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3975" style:parent-style-name="Policepardéfaut" style:family="text">
      <style:text-properties fo:font-weight="bold" style:font-weight-asian="bold"/>
    </style:style>
    <style:style style:name="T3976" style:parent-style-name="Policepardéfaut" style:family="text">
      <style:text-properties fo:font-weight="bold" style:font-weight-asian="bold"/>
    </style:style>
    <style:style style:name="T3977" style:parent-style-name="Policepardéfaut" style:family="text">
      <style:text-properties fo:font-weight="bold" style:font-weight-asian="bold"/>
    </style:style>
    <style:style style:name="T3978" style:parent-style-name="Policepardéfaut" style:family="text">
      <style:text-properties fo:font-weight="bold" style:font-weight-asian="bold"/>
    </style:style>
    <style:style style:name="T3979" style:parent-style-name="Policepardéfaut" style:family="text">
      <style:text-properties fo:font-weight="bold" style:font-weight-asian="bold"/>
    </style:style>
    <style:style style:name="T3980" style:parent-style-name="Policepardéfaut" style:family="text">
      <style:text-properties fo:font-weight="bold" style:font-weight-asian="bold"/>
    </style:style>
    <style:style style:name="T3981" style:parent-style-name="Policepardéfaut" style:family="text">
      <style:text-properties fo:font-weight="bold" style:font-weight-asian="bold"/>
    </style:style>
    <style:style style:name="T3982" style:parent-style-name="Policepardéfaut" style:family="text">
      <style:text-properties fo:font-weight="bold" style:font-weight-asian="bold"/>
    </style:style>
    <style:style style:name="T3983" style:parent-style-name="Policepardéfaut" style:family="text">
      <style:text-properties fo:font-weight="bold" style:font-weight-asian="bold"/>
    </style:style>
    <style:style style:name="T3984" style:parent-style-name="Policepardéfaut" style:family="text">
      <style:text-properties fo:font-weight="bold" style:font-weight-asian="bold"/>
    </style:style>
    <style:style style:name="T3985" style:parent-style-name="Policepardéfaut" style:family="text">
      <style:text-properties fo:font-weight="bold" style:font-weight-asian="bold"/>
    </style:style>
    <style:style style:name="T3986" style:parent-style-name="Policepardéfaut" style:family="text">
      <style:text-properties fo:font-weight="bold" style:font-weight-asian="bold"/>
    </style:style>
    <style:style style:name="T3987" style:parent-style-name="Policepardéfaut" style:family="text">
      <style:text-properties fo:font-weight="bold" style:font-weight-asian="bold"/>
    </style:style>
    <style:style style:name="T3988" style:parent-style-name="Policepardéfaut" style:family="text">
      <style:text-properties fo:font-weight="bold" style:font-weight-asian="bold"/>
    </style:style>
    <style:style style:name="T3989" style:parent-style-name="Policepardéfaut" style:family="text">
      <style:text-properties fo:font-weight="bold" style:font-weight-asian="bold"/>
    </style:style>
    <style:style style:name="T3990" style:parent-style-name="Policepardéfaut" style:family="text">
      <style:text-properties fo:font-weight="bold" style:font-weight-asian="bold"/>
    </style:style>
    <style:style style:name="T3991" style:parent-style-name="Policepardéfaut" style:family="text">
      <style:text-properties fo:font-weight="bold" style:font-weight-asian="bold"/>
    </style:style>
    <style:style style:name="T3992" style:parent-style-name="Policepardéfaut" style:family="text">
      <style:text-properties fo:font-weight="bold" style:font-weight-asian="bold"/>
    </style:style>
    <style:style style:name="T3993" style:parent-style-name="Policepardéfaut" style:family="text">
      <style:text-properties fo:font-weight="bold" style:font-weight-asian="bold"/>
    </style:style>
    <style:style style:name="T3994" style:parent-style-name="Policepardéfaut" style:family="text">
      <style:text-properties fo:font-weight="bold" style:font-weight-asian="bold"/>
    </style:style>
    <style:style style:name="T3995" style:parent-style-name="Policepardéfaut" style:family="text">
      <style:text-properties fo:font-weight="bold" style:font-weight-asian="bold"/>
    </style:style>
    <style:style style:name="T3996" style:parent-style-name="Policepardéfaut" style:family="text">
      <style:text-properties fo:font-weight="bold" style:font-weight-asian="bold"/>
    </style:style>
    <style:style style:name="P3997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3998" style:parent-style-name="Policepardéfaut" style:family="text">
      <style:text-properties fo:font-weight="bold" style:font-weight-asian="bold"/>
    </style:style>
    <style:style style:name="T3999" style:parent-style-name="Policepardéfaut" style:family="text">
      <style:text-properties fo:font-weight="bold" style:font-weight-asian="bold"/>
    </style:style>
    <style:style style:name="T4000" style:parent-style-name="Policepardéfaut" style:family="text">
      <style:text-properties fo:font-weight="bold" style:font-weight-asian="bold"/>
    </style:style>
    <style:style style:name="T4001" style:parent-style-name="Policepardéfaut" style:family="text">
      <style:text-properties fo:font-weight="bold" style:font-weight-asian="bold"/>
    </style:style>
    <style:style style:name="T4002" style:parent-style-name="Policepardéfaut" style:family="text">
      <style:text-properties fo:font-weight="bold" style:font-weight-asian="bold"/>
    </style:style>
    <style:style style:name="T4003" style:parent-style-name="Policepardéfaut" style:family="text">
      <style:text-properties fo:font-weight="bold" style:font-weight-asian="bold"/>
    </style:style>
    <style:style style:name="T4005" style:parent-style-name="Policepardéfaut" style:family="text">
      <style:text-properties/>
    </style:style>
    <style:style style:name="P4004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4006" style:parent-style-name="Policepardéfaut" style:family="text">
      <style:text-properties fo:font-weight="bold" style:font-weight-asian="bold"/>
    </style:style>
    <style:style style:name="T4007" style:parent-style-name="Policepardéfaut" style:family="text">
      <style:text-properties fo:font-weight="bold" style:font-weight-asian="bold"/>
    </style:style>
    <style:style style:name="T4008" style:parent-style-name="Policepardéfaut" style:family="text">
      <style:text-properties fo:font-weight="bold" style:font-weight-asian="bold"/>
    </style:style>
    <style:style style:name="T4009" style:parent-style-name="Policepardéfaut" style:family="text">
      <style:text-properties fo:font-weight="bold" style:font-weight-asian="bold"/>
    </style:style>
    <style:style style:name="T4010" style:parent-style-name="Policepardéfaut" style:family="text">
      <style:text-properties fo:font-weight="bold" style:font-weight-asian="bold"/>
    </style:style>
    <style:style style:name="T4011" style:parent-style-name="Policepardéfaut" style:family="text">
      <style:text-properties fo:font-weight="bold" style:font-weight-asian="bold"/>
    </style:style>
    <style:style style:name="T4012" style:parent-style-name="Policepardéfaut" style:family="text">
      <style:text-properties fo:font-weight="bold" style:font-weight-asian="bold"/>
    </style:style>
    <style:style style:name="T4013" style:parent-style-name="Policepardéfaut" style:family="text">
      <style:text-properties fo:font-weight="bold" style:font-weight-asian="bold"/>
    </style:style>
    <style:style style:name="T4014" style:parent-style-name="Policepardéfaut" style:family="text">
      <style:text-properties fo:font-weight="bold" style:font-weight-asian="bold"/>
    </style:style>
    <style:style style:name="T4015" style:parent-style-name="Policepardéfaut" style:family="text">
      <style:text-properties fo:font-weight="bold" style:font-weight-asian="bold"/>
    </style:style>
    <style:style style:name="T4016" style:parent-style-name="Policepardéfaut" style:family="text">
      <style:text-properties fo:font-weight="bold" style:font-weight-asian="bold"/>
    </style:style>
    <style:style style:name="T4017" style:parent-style-name="Policepardéfaut" style:family="text">
      <style:text-properties fo:font-weight="bold" style:font-weight-asian="bold"/>
    </style:style>
    <style:style style:name="T4018" style:parent-style-name="Policepardéfaut" style:family="text">
      <style:text-properties fo:font-weight="bold" style:font-weight-asian="bold"/>
    </style:style>
    <style:style style:name="T4019" style:parent-style-name="Policepardéfaut" style:family="text">
      <style:text-properties fo:font-weight="bold" style:font-weight-asian="bold"/>
    </style:style>
    <style:style style:name="T4020" style:parent-style-name="Policepardéfaut" style:family="text">
      <style:text-properties fo:font-weight="bold" style:font-weight-asian="bold"/>
    </style:style>
    <style:style style:name="T4021" style:parent-style-name="Policepardéfaut" style:family="text">
      <style:text-properties fo:font-weight="bold" style:font-weight-asian="bold"/>
    </style:style>
    <style:style style:name="T4022" style:parent-style-name="Policepardéfaut" style:family="text">
      <style:text-properties fo:font-weight="bold" style:font-weight-asian="bold"/>
    </style:style>
    <style:style style:name="T4023" style:parent-style-name="Policepardéfaut" style:family="text">
      <style:text-properties fo:font-weight="bold" style:font-weight-asian="bold"/>
    </style:style>
    <style:style style:name="T4024" style:parent-style-name="Policepardéfaut" style:family="text">
      <style:text-properties fo:font-weight="bold" style:font-weight-asian="bold"/>
    </style:style>
    <style:style style:name="T4025" style:parent-style-name="Policepardéfaut" style:family="text">
      <style:text-properties fo:font-weight="bold" style:font-weight-asian="bold"/>
    </style:style>
    <style:style style:name="T4027" style:parent-style-name="Policepardéfaut" style:family="text">
      <style:text-properties/>
    </style:style>
    <style:style style:name="P4026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4028" style:parent-style-name="Policepardéfaut" style:family="text">
      <style:text-properties fo:font-weight="bold" style:font-weight-asian="bold"/>
    </style:style>
    <style:style style:name="T4029" style:parent-style-name="Policepardéfaut" style:family="text">
      <style:text-properties fo:font-weight="bold" style:font-weight-asian="bold"/>
    </style:style>
    <style:style style:name="T4030" style:parent-style-name="Policepardéfaut" style:family="text">
      <style:text-properties fo:font-weight="bold" style:font-weight-asian="bold"/>
    </style:style>
    <style:style style:name="T4031" style:parent-style-name="Policepardéfaut" style:family="text">
      <style:text-properties fo:font-weight="bold" style:font-weight-asian="bold"/>
    </style:style>
    <style:style style:name="T4032" style:parent-style-name="Policepardéfaut" style:family="text">
      <style:text-properties fo:font-weight="bold" style:font-weight-asian="bold"/>
    </style:style>
    <style:style style:name="T4033" style:parent-style-name="Policepardéfaut" style:family="text">
      <style:text-properties fo:font-weight="bold" style:font-weight-asian="bold"/>
    </style:style>
    <style:style style:name="T4034" style:parent-style-name="Policepardéfaut" style:family="text">
      <style:text-properties fo:font-weight="bold" style:font-weight-asian="bold"/>
    </style:style>
    <style:style style:name="T4036" style:parent-style-name="Policepardéfaut" style:family="text">
      <style:text-properties/>
    </style:style>
    <style:style style:name="P4035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4037" style:parent-style-name="Policepardéfaut" style:family="text">
      <style:text-properties fo:font-weight="bold" style:font-weight-asian="bold"/>
    </style:style>
    <style:style style:name="T4038" style:parent-style-name="Policepardéfaut" style:family="text">
      <style:text-properties fo:font-weight="bold" style:font-weight-asian="bold"/>
    </style:style>
    <style:style style:name="P4039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4040" style:parent-style-name="Policepardéfaut" style:family="text">
      <style:text-properties fo:font-weight="bold" style:font-weight-asian="bold"/>
    </style:style>
    <style:style style:name="T4041" style:parent-style-name="Policepardéfaut" style:family="text">
      <style:text-properties fo:font-weight="bold" style:font-weight-asian="bold"/>
    </style:style>
    <style:style style:name="T4042" style:parent-style-name="Policepardéfaut" style:family="text">
      <style:text-properties fo:font-weight="bold" style:font-weight-asian="bold"/>
    </style:style>
    <style:style style:name="T4043" style:parent-style-name="Policepardéfaut" style:family="text">
      <style:text-properties fo:font-weight="bold" style:font-weight-asian="bold"/>
    </style:style>
    <style:style style:name="T4044" style:parent-style-name="Policepardéfaut" style:family="text">
      <style:text-properties fo:font-weight="bold" style:font-weight-asian="bold"/>
    </style:style>
    <style:style style:name="T4045" style:parent-style-name="Policepardéfaut" style:family="text">
      <style:text-properties fo:font-weight="bold" style:font-weight-asian="bold"/>
    </style:style>
    <style:style style:name="T4046" style:parent-style-name="Policepardéfaut" style:family="text">
      <style:text-properties fo:font-weight="bold" style:font-weight-asian="bold"/>
    </style:style>
    <style:style style:name="T4047" style:parent-style-name="Policepardéfaut" style:family="text">
      <style:text-properties fo:font-weight="bold" style:font-weight-asian="bold"/>
    </style:style>
    <style:style style:name="T4048" style:parent-style-name="Policepardéfaut" style:family="text">
      <style:text-properties fo:font-weight="bold" style:font-weight-asian="bold"/>
    </style:style>
    <style:style style:name="T4049" style:parent-style-name="Policepardéfaut" style:family="text">
      <style:text-properties fo:font-weight="bold" style:font-weight-asian="bold"/>
    </style:style>
    <style:style style:name="T4051" style:parent-style-name="Policepardéfaut" style:family="text">
      <style:text-properties/>
    </style:style>
    <style:style style:name="P4050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4052" style:parent-style-name="Policepardéfaut" style:family="text">
      <style:text-properties fo:font-weight="bold" style:font-weight-asian="bold"/>
    </style:style>
    <style:style style:name="T4053" style:parent-style-name="Policepardéfaut" style:family="text">
      <style:text-properties fo:font-weight="bold" style:font-weight-asian="bold"/>
    </style:style>
    <style:style style:name="T4054" style:parent-style-name="Policepardéfaut" style:family="text">
      <style:text-properties fo:font-weight="bold" style:font-weight-asian="bold"/>
    </style:style>
    <style:style style:name="T4055" style:parent-style-name="Policepardéfaut" style:family="text">
      <style:text-properties fo:font-weight="bold" style:font-weight-asian="bold"/>
    </style:style>
    <style:style style:name="T4056" style:parent-style-name="Policepardéfaut" style:family="text">
      <style:text-properties fo:font-weight="bold" style:font-weight-asian="bold"/>
    </style:style>
    <style:style style:name="T4057" style:parent-style-name="Policepardéfaut" style:family="text">
      <style:text-properties fo:font-weight="bold" style:font-weight-asian="bold"/>
    </style:style>
    <style:style style:name="T4058" style:parent-style-name="Policepardéfaut" style:family="text">
      <style:text-properties fo:font-weight="bold" style:font-weight-asian="bold"/>
    </style:style>
    <style:style style:name="T4059" style:parent-style-name="Policepardéfaut" style:family="text">
      <style:text-properties fo:font-weight="bold" style:font-weight-asian="bold"/>
    </style:style>
    <style:style style:name="T4060" style:parent-style-name="Policepardéfaut" style:family="text">
      <style:text-properties fo:font-weight="bold" style:font-weight-asian="bold"/>
    </style:style>
    <style:style style:name="T4061" style:parent-style-name="Policepardéfaut" style:family="text">
      <style:text-properties fo:font-weight="bold" style:font-weight-asian="bold"/>
    </style:style>
    <style:style style:name="T4062" style:parent-style-name="Policepardéfaut" style:family="text">
      <style:text-properties fo:font-weight="bold" style:font-weight-asian="bold"/>
    </style:style>
    <style:style style:name="T4063" style:parent-style-name="Policepardéfaut" style:family="text">
      <style:text-properties fo:font-weight="bold" style:font-weight-asian="bold"/>
    </style:style>
    <style:style style:name="T4064" style:parent-style-name="Policepardéfaut" style:family="text">
      <style:text-properties fo:font-weight="bold" style:font-weight-asian="bold"/>
    </style:style>
    <style:style style:name="T4065" style:parent-style-name="Policepardéfaut" style:family="text">
      <style:text-properties fo:font-weight="bold" style:font-weight-asian="bold"/>
    </style:style>
    <style:style style:name="T4066" style:parent-style-name="Policepardéfaut" style:family="text">
      <style:text-properties fo:font-weight="bold" style:font-weight-asian="bold"/>
    </style:style>
    <style:style style:name="T4067" style:parent-style-name="Policepardéfaut" style:family="text">
      <style:text-properties fo:font-weight="bold" style:font-weight-asian="bold"/>
    </style:style>
    <style:style style:name="P4068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4069" style:parent-style-name="Policepardéfaut" style:family="text">
      <style:text-properties fo:font-weight="bold" style:font-weight-asian="bold"/>
    </style:style>
    <style:style style:name="T4070" style:parent-style-name="Policepardéfaut" style:family="text">
      <style:text-properties fo:font-weight="bold" style:font-weight-asian="bold"/>
    </style:style>
    <style:style style:name="P4071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4072" style:parent-style-name="Policepardéfaut" style:family="text">
      <style:text-properties fo:font-weight="bold" style:font-weight-asian="bold"/>
    </style:style>
    <style:style style:name="T4073" style:parent-style-name="Policepardéfaut" style:family="text">
      <style:text-properties fo:font-weight="bold" style:font-weight-asian="bold"/>
    </style:style>
    <style:style style:name="T4074" style:parent-style-name="Policepardéfaut" style:family="text">
      <style:text-properties fo:font-weight="bold" style:font-weight-asian="bold"/>
    </style:style>
    <style:style style:name="P4075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4076" style:parent-style-name="Policepardéfaut" style:family="text">
      <style:text-properties fo:font-weight="bold" style:font-weight-asian="bold"/>
    </style:style>
    <style:style style:name="T4077" style:parent-style-name="Policepardéfaut" style:family="text">
      <style:text-properties fo:font-weight="bold" style:font-weight-asian="bold"/>
    </style:style>
    <style:style style:name="T4078" style:parent-style-name="Policepardéfaut" style:family="text">
      <style:text-properties fo:font-weight="bold" style:font-weight-asian="bold"/>
    </style:style>
    <style:style style:name="T4079" style:parent-style-name="Policepardéfaut" style:family="text">
      <style:text-properties fo:font-weight="bold" style:font-weight-asian="bold"/>
    </style:style>
    <style:style style:name="T4080" style:parent-style-name="Policepardéfaut" style:family="text">
      <style:text-properties fo:font-weight="bold" style:font-weight-asian="bold"/>
    </style:style>
    <style:style style:name="T4081" style:parent-style-name="Policepardéfaut" style:family="text">
      <style:text-properties fo:font-weight="bold" style:font-weight-asian="bold"/>
    </style:style>
    <style:style style:name="T4082" style:parent-style-name="Policepardéfaut" style:family="text">
      <style:text-properties fo:font-weight="bold" style:font-weight-asian="bold"/>
    </style:style>
    <style:style style:name="T4083" style:parent-style-name="Policepardéfaut" style:family="text">
      <style:text-properties fo:font-weight="bold" style:font-weight-asian="bold"/>
    </style:style>
    <style:style style:name="T4084" style:parent-style-name="Policepardéfaut" style:family="text">
      <style:text-properties fo:font-weight="bold" style:font-weight-asian="bold"/>
    </style:style>
    <style:style style:name="T4085" style:parent-style-name="Policepardéfaut" style:family="text">
      <style:text-properties fo:font-weight="bold" style:font-weight-asian="bold"/>
    </style:style>
    <style:style style:name="T4086" style:parent-style-name="Policepardéfaut" style:family="text">
      <style:text-properties fo:font-weight="bold" style:font-weight-asian="bold"/>
    </style:style>
    <style:style style:name="T4087" style:parent-style-name="Policepardéfaut" style:family="text">
      <style:text-properties fo:font-weight="bold" style:font-weight-asian="bold"/>
    </style:style>
    <style:style style:name="T4088" style:parent-style-name="Policepardéfaut" style:family="text">
      <style:text-properties fo:font-weight="bold" style:font-weight-asian="bold"/>
    </style:style>
    <style:style style:name="T4089" style:parent-style-name="Policepardéfaut" style:family="text">
      <style:text-properties fo:font-weight="bold" style:font-weight-asian="bold"/>
    </style:style>
    <style:style style:name="T4090" style:parent-style-name="Policepardéfaut" style:family="text">
      <style:text-properties fo:font-weight="bold" style:font-weight-asian="bold"/>
    </style:style>
    <style:style style:name="T4091" style:parent-style-name="Policepardéfaut" style:family="text">
      <style:text-properties fo:font-weight="bold" style:font-weight-asian="bold"/>
    </style:style>
    <style:style style:name="T4092" style:parent-style-name="Policepardéfaut" style:family="text">
      <style:text-properties fo:font-weight="bold" style:font-weight-asian="bold"/>
    </style:style>
    <style:style style:name="T4093" style:parent-style-name="Policepardéfaut" style:family="text">
      <style:text-properties fo:font-weight="bold" style:font-weight-asian="bold"/>
    </style:style>
    <style:style style:name="T4094" style:parent-style-name="Policepardéfaut" style:family="text">
      <style:text-properties fo:font-weight="bold" style:font-weight-asian="bold"/>
    </style:style>
    <style:style style:name="T4095" style:parent-style-name="Policepardéfaut" style:family="text">
      <style:text-properties fo:font-weight="bold" style:font-weight-asian="bold"/>
    </style:style>
    <style:style style:name="T4096" style:parent-style-name="Policepardéfaut" style:family="text">
      <style:text-properties fo:font-weight="bold" style:font-weight-asian="bold"/>
    </style:style>
    <style:style style:name="T4097" style:parent-style-name="Policepardéfaut" style:family="text">
      <style:text-properties fo:font-weight="bold" style:font-weight-asian="bold"/>
    </style:style>
    <style:style style:name="T4098" style:parent-style-name="Policepardéfaut" style:family="text">
      <style:text-properties fo:font-weight="bold" style:font-weight-asian="bold"/>
    </style:style>
    <style:style style:name="T4099" style:parent-style-name="Policepardéfaut" style:family="text">
      <style:text-properties fo:font-weight="bold" style:font-weight-asian="bold"/>
    </style:style>
    <style:style style:name="T4100" style:parent-style-name="Policepardéfaut" style:family="text">
      <style:text-properties fo:font-weight="bold" style:font-weight-asian="bold"/>
    </style:style>
    <style:style style:name="T4101" style:parent-style-name="Policepardéfaut" style:family="text">
      <style:text-properties fo:font-weight="bold" style:font-weight-asian="bold"/>
    </style:style>
    <style:style style:name="T4102" style:parent-style-name="Policepardéfaut" style:family="text">
      <style:text-properties fo:font-weight="bold" style:font-weight-asian="bold"/>
    </style:style>
    <style:style style:name="T4103" style:parent-style-name="Policepardéfaut" style:family="text">
      <style:text-properties fo:font-weight="bold" style:font-weight-asian="bold"/>
    </style:style>
    <style:style style:name="T4104" style:parent-style-name="Policepardéfaut" style:family="text">
      <style:text-properties fo:font-weight="bold" style:font-weight-asian="bold"/>
    </style:style>
    <style:style style:name="T4105" style:parent-style-name="Policepardéfaut" style:family="text">
      <style:text-properties fo:font-weight="bold" style:font-weight-asian="bold"/>
    </style:style>
    <style:style style:name="T4107" style:parent-style-name="Policepardéfaut" style:family="text">
      <style:text-properties/>
    </style:style>
    <style:style style:name="P4106" style:parent-style-name="p" style:family="paragraph">
      <style:paragraph-properties fo:text-indent="0in">
        <style:tab-stops>
          <style:tab-stop style:type="right" style:position="3.9375in"/>
        </style:tab-stops>
        <style:drop-cap style:length="1" style:lines="3"/>
      </style:paragraph-properties>
    </style:style>
    <style:style style:name="T4108" style:parent-style-name="Policepardéfaut" style:family="text">
      <style:text-properties fo:font-weight="bold" style:font-weight-asian="bold"/>
    </style:style>
    <style:style style:name="T4109" style:parent-style-name="Policepardéfaut" style:family="text">
      <style:text-properties fo:font-weight="bold" style:font-weight-asian="bold"/>
    </style:style>
    <style:style style:name="T4110" style:parent-style-name="Policepardéfaut" style:family="text">
      <style:text-properties fo:font-weight="bold" style:font-weight-asian="bold"/>
    </style:style>
    <style:style style:name="T4111" style:parent-style-name="Policepardéfaut" style:family="text">
      <style:text-properties fo:font-weight="bold" style:font-weight-asian="bold"/>
    </style:style>
    <style:style style:name="T4112" style:parent-style-name="Policepardéfaut" style:family="text">
      <style:text-properties fo:font-weight="bold" style:font-weight-asian="bold"/>
    </style:style>
    <style:style style:name="P4113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4114" style:parent-style-name="Policepardéfaut" style:family="text">
      <style:text-properties fo:font-weight="bold" style:font-weight-asian="bold"/>
    </style:style>
    <style:style style:name="T4115" style:parent-style-name="Policepardéfaut" style:family="text">
      <style:text-properties fo:font-weight="bold" style:font-weight-asian="bold"/>
    </style:style>
    <style:style style:name="T4116" style:parent-style-name="Policepardéfaut" style:family="text">
      <style:text-properties fo:font-weight="bold" style:font-weight-asian="bold"/>
    </style:style>
    <style:style style:name="T4117" style:parent-style-name="Policepardéfaut" style:family="text">
      <style:text-properties fo:font-weight="bold" style:font-weight-asian="bold"/>
    </style:style>
    <style:style style:name="T4118" style:parent-style-name="Policepardéfaut" style:family="text">
      <style:text-properties fo:font-weight="bold" style:font-weight-asian="bold"/>
    </style:style>
    <style:style style:name="T4119" style:parent-style-name="Policepardéfaut" style:family="text">
      <style:text-properties fo:font-weight="bold" style:font-weight-asian="bold"/>
    </style:style>
    <style:style style:name="T4120" style:parent-style-name="Policepardéfaut" style:family="text">
      <style:text-properties fo:font-weight="bold" style:font-weight-asian="bold"/>
    </style:style>
    <style:style style:name="T4121" style:parent-style-name="Policepardéfaut" style:family="text">
      <style:text-properties fo:font-weight="bold" style:font-weight-asian="bold"/>
    </style:style>
    <style:style style:name="T4122" style:parent-style-name="Policepardéfaut" style:family="text">
      <style:text-properties fo:font-weight="bold" style:font-weight-asian="bold"/>
    </style:style>
    <style:style style:name="T4123" style:parent-style-name="Policepardéfaut" style:family="text">
      <style:text-properties fo:font-weight="bold" style:font-weight-asian="bold"/>
    </style:style>
    <style:style style:name="T4124" style:parent-style-name="Policepardéfaut" style:family="text">
      <style:text-properties fo:font-weight="bold" style:font-weight-asian="bold"/>
    </style:style>
    <style:style style:name="T4125" style:parent-style-name="Policepardéfaut" style:family="text">
      <style:text-properties fo:font-weight="bold" style:font-weight-asian="bold"/>
    </style:style>
    <style:style style:name="T4126" style:parent-style-name="Policepardéfaut" style:family="text">
      <style:text-properties fo:font-weight="bold" style:font-weight-asian="bold"/>
    </style:style>
    <style:style style:name="T4127" style:parent-style-name="Policepardéfaut" style:family="text">
      <style:text-properties fo:font-weight="bold" style:font-weight-asian="bold"/>
    </style:style>
    <style:style style:name="T4128" style:parent-style-name="Policepardéfaut" style:family="text">
      <style:text-properties fo:font-weight="bold" style:font-weight-asian="bold"/>
    </style:style>
    <style:style style:name="T4129" style:parent-style-name="Policepardéfaut" style:family="text">
      <style:text-properties fo:font-weight="bold" style:font-weight-asian="bold"/>
    </style:style>
    <style:style style:name="T4130" style:parent-style-name="Policepardéfaut" style:family="text">
      <style:text-properties fo:font-weight="bold" style:font-weight-asian="bold"/>
    </style:style>
    <style:style style:name="T4131" style:parent-style-name="Policepardéfaut" style:family="text">
      <style:text-properties fo:font-weight="bold" style:font-weight-asian="bold"/>
    </style:style>
    <style:style style:name="T4132" style:parent-style-name="Policepardéfaut" style:family="text">
      <style:text-properties fo:font-weight="bold" style:font-weight-asian="bold"/>
    </style:style>
    <style:style style:name="T4133" style:parent-style-name="Policepardéfaut" style:family="text">
      <style:text-properties fo:font-weight="bold" style:font-weight-asian="bold"/>
    </style:style>
    <style:style style:name="T4134" style:parent-style-name="Policepardéfaut" style:family="text">
      <style:text-properties fo:font-weight="bold" style:font-weight-asian="bold"/>
    </style:style>
    <style:style style:name="P4135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4136" style:parent-style-name="Policepardéfaut" style:family="text">
      <style:text-properties fo:font-weight="bold" style:font-weight-asian="bold"/>
    </style:style>
    <style:style style:name="T4137" style:parent-style-name="Policepardéfaut" style:family="text">
      <style:text-properties fo:font-weight="bold" style:font-weight-asian="bold"/>
    </style:style>
    <style:style style:name="P4138" style:parent-style-name="p" style:family="paragraph">
      <style:paragraph-properties>
        <style:tab-stops>
          <style:tab-stop style:type="right" style:position="3.9375in"/>
        </style:tab-stops>
      </style:paragraph-properties>
    </style:style>
    <style:style style:name="T4139" style:parent-style-name="Policepardéfaut" style:family="text">
      <style:text-properties fo:font-weight="bold" style:font-weight-asian="bold"/>
    </style:style>
    <style:style style:name="T4140" style:parent-style-name="Policepardéfaut" style:family="text">
      <style:text-properties fo:font-weight="bold" style:font-weight-asian="bold"/>
    </style:style>
    <style:style style:name="T4141" style:parent-style-name="Policepardéfaut" style:family="text">
      <style:text-properties fo:font-weight="bold" style:font-weight-asian="bold"/>
    </style:style>
    <style:style style:name="T4142" style:parent-style-name="Policepardéfaut" style:family="text">
      <style:text-properties fo:font-weight="bold" style:font-weight-asian="bold"/>
    </style:style>
    <style:style style:name="T4143" style:parent-style-name="Policepardéfaut" style:family="text">
      <style:text-properties fo:font-weight="bold" style:font-weight-asian="bold"/>
    </style:style>
    <style:style style:name="T4144" style:parent-style-name="Policepardéfaut" style:family="text">
      <style:text-properties fo:font-weight="bold" style:font-weight-asian="bold"/>
    </style:style>
    <style:style style:name="T4145" style:parent-style-name="Policepardéfaut" style:family="text">
      <style:text-properties fo:font-weight="bold" style:font-weight-asian="bold"/>
    </style:style>
    <style:style style:name="T4146" style:parent-style-name="Policepardéfaut" style:family="text">
      <style:text-properties fo:font-weight="bold" style:font-weight-asian="bold"/>
    </style:style>
    <style:style style:name="T4147" style:parent-style-name="Policepardéfaut" style:family="text">
      <style:text-properties fo:font-weight="bold" style:font-weight-asian="bold"/>
    </style:style>
    <style:style style:name="T4148" style:parent-style-name="Policepardéfaut" style:family="text">
      <style:text-properties fo:font-weight="bold" style:font-weight-asian="bold"/>
    </style:style>
    <style:style style:name="T4149" style:parent-style-name="Policepardéfaut" style:family="text">
      <style:text-properties fo:font-weight="bold" style:font-weight-asian="bold"/>
    </style:style>
    <style:style style:name="T4150" style:parent-style-name="Policepardéfaut" style:family="text">
      <style:text-properties fo:font-weight="bold" style:font-weight-asian="bold"/>
    </style:style>
    <style:style style:name="T4151" style:parent-style-name="Policepardéfaut" style:family="text">
      <style:text-properties fo:font-weight="bold" style:font-weight-asian="bold"/>
    </style:style>
    <style:style style:name="T4152" style:parent-style-name="Policepardéfaut" style:family="text">
      <style:text-properties fo:font-weight="bold" style:font-weight-asian="bold"/>
    </style:style>
    <style:style style:name="T4153" style:parent-style-name="Policepardéfaut" style:family="text">
      <style:text-properties fo:font-weight="bold" style:font-weight-asian="bold"/>
    </style:style>
  </office:automatic-styles>
  <office:body>
    <office:text text:use-soft-page-breaks="true">
      <text:p text:style-name="P1">title :<text:s/>Pogii florentini oratoris clarissimi facetiarum liber incipit feliciter ; Facetie morales Laurentii vallensis alias esopus grecus per dictum Laurentium translatus incipiunt feliciter ; Francisci petrarche de salibus virorum illustrium ac facetiis. Tractatus incipit feliciter</text:p>
      <text:p text:style-name="P2">author :<text:s/>Le Pogge,<text:s/>Lorenzo Valla,<text:s/>Pétrarque</text:p>
      <text:p text:style-name="P3">publisher :<text:s/>Sorbonne Université, LABEX OBVIL</text:p>
      <text:p text:style-name="P4">issued :<text:s/>2019</text:p>
      <text:p text:style-name="P5">idno :<text:s/>http://http://obvil.sorbonne-universite.site/corpus/faceties/pogge-valla-petrarque_pogii-florentini-oratoris-clarissimi-facetiarym_1475</text:p>
      <text:p text:style-name="p">source :<text:s/>Le Pogge, Lorenzo Valla, Boccace, Pogii florentini oratoris clarissimi facetiarum liber incipit feliciter ; Facetie morales Laurentii vallensis alias esopus grecus per dictum Laurentium translatus incipiunt feliciter ; Francisci petrarche de salibus virorum illustrium ac facetiis. Tractatus incipit feliciter, Paris, [Atelier du Soufflet Vert ?], 1475. Cote : Bibliothèque du Château de Chantilly, Cabinet des livres, VIII-F-042.</text:p>
      <text:p text:style-name="P6">created :<text:s/>1475</text:p>
      <text:h text:style-name="Titre1" text:outline-level="1"><text:span text:style-name="pb">[n.f. 1v]</text:span><text:line-break/>Incipit tabula super facecias pogii (;)</text:h>
      <text:p text:style-name="P7"><text:span text:style-name="T8">D</text:span>e caietano paupere nauclere Facecia prima.</text:p>
      <text:p text:style-name="P9"><text:span text:style-name="T10">D</text:span>e medico qui dem(e1)tes et insanos curabat.<text:tab/>ii.</text:p>
      <text:p text:style-name="P11"><text:span text:style-name="T12">D</text:span>e bonacii pigritantis disputatione.<text:tab/>.iii.</text:p>
      <text:p text:style-name="P13"><text:span text:style-name="T14">D</text:span>e iudeo n(o1)nullor(u1) suasu cristiano facto<text:tab/>.iiii.</text:p>
      <text:p text:style-name="P15"><text:span text:style-name="T16">D</text:span>e homine insulso qui existimauit duos c(u1)nos<text:line-break/>in vxore<text:tab/>.V.</text:p>
      <text:p text:style-name="P17"><text:span text:style-name="T18">D</text:span>e vidua accensa libidine cum paupere.<text:tab/>.vi.</text:p>
      <text:p text:style-name="P19"><text:span text:style-name="T20">D</text:span>e equestre palleato.<text:tab/>vii.</text:p>
      <text:p text:style-name="P21"><text:span text:style-name="T22">D</text:span>ictum zuchari.<text:tab/>viii.</text:p>
      <text:p text:style-name="P23"><text:span text:style-name="T24">D</text:span>e pretore.<text:tab/>.ix.</text:p>
      <text:p text:style-name="P25"><text:span text:style-name="T26">D</text:span>e muliere que virum defraudauit.<text:tab/>.x.</text:p>
      <text:p text:style-name="P27"><text:span text:style-name="T28">D</text:span>e sacerdote solennitat(e1) palmar(u1) ignorante.<text:tab/>.xi.</text:p>
      <text:p text:style-name="P29"><text:span text:style-name="T30">D</text:span>e rusticis nunciis interrogatis an vellent cru<text:line-break/>cifixum viuum vel mortuum ab opifice.<text:tab/>.xii.</text:p>
      <text:p text:style-name="P31"><text:span text:style-name="T32">D</text:span>ictum coci duci mediolanensi habitum.<text:tab/>.xiii.</text:p>
      <text:p text:style-name="P33"><text:span text:style-name="T34">E</text:span>iusdem coci dict(u1) ad prelibat(u1) princip(e1).<text:tab/>.xiiii.</text:p>
      <text:p text:style-name="P35"><text:span text:style-name="T36">P</text:span>eticio eiusdem coci ad predictum princip(e1). xv</text:p>
      <text:p text:style-name="P37"><text:span text:style-name="T38">D</text:span>e iannoto vicecomite.<text:tab/>xvi.</text:p>
      <text:p text:style-name="P39"><text:span text:style-name="T40">D</text:span>e sutore quodam vicecomitis per viam com(-)<text:line-break/>paracionis.<text:tab/>xvii.</text:p>
      <text:p text:style-name="P41"><text:span text:style-name="T42">Q</text:span>uerimonia spolii causa ad facinum canem<text:line-break/><text:span text:style-name="pb">[n.f. 2r]</text:span><text:span text:style-name="pb"><text:line-break/></text:span>fa(-$)cta.<text:tab/>xviii.</text:p>
      <text:p text:style-name="P43"><text:span text:style-name="T44">H</text:span>ortatio cardinalis ad armigeros<text:s/>p(o2)tificis.<text:tab/>xix</text:p>
      <text:p text:style-name="P45"><text:span text:style-name="T46">P</text:span>atriarche responsio.<text:tab/>xx.</text:p>
      <text:p text:style-name="P47"><text:span text:style-name="T48">D</text:span>e vrbano pontifice sexto.<text:tab/>xxi.</text:p>
      <text:p text:style-name="P49"><text:span text:style-name="T50">D</text:span>e sacerdote qui loco ornatus capones episco(-)<text:line-break/>po portat.<text:tab/>xxii.</text:p>
      <text:p text:style-name="P51"><text:span text:style-name="T52">D</text:span>e amico qui egreferebat multos sibi preferri<text:line-break/>doctrina et probitate inferiores.<text:tab/>xxiii.</text:p>
      <text:p text:style-name="P53"><text:span text:style-name="T54">D</text:span>e muliere frenetica.<text:tab/>xxiiii.</text:p>
      <text:p text:style-name="P55"><text:span text:style-name="T56">D</text:span>e muliere supra padum astante.<text:tab/>xxv</text:p>
      <text:soft-page-break/>
      <text:p text:style-name="P57"><text:span text:style-name="T58">D</text:span>e abbate septimi.<text:tab/>xxvi.</text:p>
      <text:p text:style-name="P59"><text:span text:style-name="T60">C</text:span>iuis constancie soror cuius grauida erat.<text:tab/>xxvii</text:p>
      <text:p text:style-name="P61"><text:span text:style-name="T62">S</text:span>igismundi imperatoris dictum.<text:tab/>xxviii.</text:p>
      <text:p text:style-name="P63"><text:span text:style-name="T64">D</text:span>ictum sacerdotis laurencii romani.<text:tab/>xxix.</text:p>
      <text:p text:style-name="P65"><text:span text:style-name="T66">C</text:span>onfabulatio nicolai anaguini.<text:tab/>xxx.</text:p>
      <text:p text:style-name="P67"><text:span text:style-name="T68">D</text:span>e prodigio quodam.<text:tab/>xxxi.</text:p>
      <text:p text:style-name="P69"><text:span text:style-name="T70">D</text:span>ictum magistri hugonis senensis.<text:tab/>xxxii.</text:p>
      <text:p text:style-name="P71"><text:span text:style-name="T72">D</text:span>e monstro quodam.<text:tab/>xxxiii.</text:p>
      <text:p text:style-name="P73"><text:span text:style-name="T74">D</text:span>e monstro alio.<text:tab/>xxxiiii.</text:p>
      <text:p text:style-name="P75"><text:span text:style-name="T76">F</text:span>acecia histrionis ad bonifacium papam.<text:tab/>xxxv.</text:p>
      <text:p text:style-name="P77"><text:span text:style-name="T78">D</text:span>e sacerdote qui caniculum sepeliuit.<text:tab/>xxxvi.</text:p>
      <text:p text:style-name="P79"><text:span text:style-name="T80">D</text:span>e tiranno qui homini pecunioso causas iniu<text:line-break/>stas iniecit.<text:tab/>xxxvii.</text:p>
      <text:p text:style-name="P81"><text:span text:style-name="T82">D</text:span>e religioso qui sermonem habuit.<text:tab/>xxxviii</text:p>
      <text:p text:style-name="P83"><text:span text:style-name="pb">[n.f. 2v]</text:span><text:span text:style-name="pb"><text:line-break/></text:span><text:span text:style-name="T84">F</text:span>acetissim(u1) consilium minacii ad rustic(u1).<text:tab/>xxxix</text:p>
      <text:p text:style-name="P85"><text:span text:style-name="T86">E</text:span>iusdem minacii responsio.<text:tab/>xl.</text:p>
      <text:p text:style-name="P87"><text:span text:style-name="T88">D</text:span>e paupere monoculo qui frumeutum emptu<text:line-break/>rus erat.<text:tab/>xli.</text:p>
      <text:p text:style-name="P89"><text:span text:style-name="T90">V</text:span>ir qui mulieri dum egrota esset veniam po(-)<text:line-break/>stulauit.<text:tab/>xlii.</text:p>
      <text:p text:style-name="P91"><text:span text:style-name="T92">D</text:span>e adolescentula que virum de paruo priapo<text:line-break/>accusauit.<text:tab/>xliii.</text:p>
      <text:p text:style-name="P93"><text:span text:style-name="T94">D</text:span>e predicatore qui pocius decem virgines (q4)<text:line-break/>vnam nuptam eligebat.<text:tab/>xliiii.</text:p>
      <text:p text:style-name="P95"><text:span text:style-name="T96">D</text:span>e paulo qui ignorantibus nonnulis luxuri(a1)<text:line-break/>commouit.<text:tab/>xlv.</text:p>
      <text:p text:style-name="P97"><text:span text:style-name="T98">D</text:span>e confessore.<text:tab/>xlvi.</text:p>
      <text:p text:style-name="P99"><text:span text:style-name="T100">R</text:span>esponsio mulierisa viro interrogate.<text:s/><text:tab/>xlvii.</text:p>
      <text:p text:style-name="P101"><text:span text:style-name="T102">D</text:span>e medico qui tempore belli bernardo pacem<text:line-break/>nominauit.<text:tab/>xlviii.</text:p>
      <text:p text:style-name="P103"><text:span text:style-name="T104">F</text:span>abula domini.F.philelphi.<text:tab/>xlix.</text:p>
      <text:p text:style-name="P105"><text:span text:style-name="T106">C</text:span>ardinalis burdugalensis de histrione.<text:tab/>.L.</text:p>
      <text:p text:style-name="P107"><text:span text:style-name="T108">R</text:span>esponsio redolfi ad barnabouem.<text:tab/>.li.</text:p>
      <text:p text:style-name="P109"><text:span text:style-name="T110">S</text:span>ent(e1)tia redolfi contra ill(u1) (q2) e(u1) vulnerauit.<text:tab/>lii</text:p>
      <text:p text:style-name="P111"><text:span text:style-name="T112">F</text:span>abula mancini.<text:tab/>liii.</text:p>
      <text:p text:style-name="P113"><text:span text:style-name="T114">A</text:span>lia responsio redolfi. G.<text:tab/>liiii.</text:p>
      <text:p text:style-name="P115"><text:span text:style-name="T116">D</text:span>e eodem quomodo a florentinis pro prodito(-)<text:line-break/>re depictus est.<text:tab/>lv.</text:p>
      <text:p text:style-name="P117"><text:span text:style-name="T118">D</text:span>e illo qui aratr(u1) super humer(u1) portauit.<text:tab/>lvi.</text:p>
      <text:p text:style-name="P119"><text:span text:style-name="pb">[n.f. 3r]</text:span><text:span text:style-name="pb"><text:line-break/></text:span><text:span text:style-name="T120">R</text:span>esponsio elegans dantis poete florentini.<text:tab/>lvii</text:p>
      <text:p text:style-name="P121"><text:span text:style-name="T122">E</text:span>iusdem poete faceta responsio.<text:tab/>lviii.</text:p>
      <text:p text:style-name="P123"><text:span text:style-name="T124">D</text:span>e muliere obstinata que virum pediculosum<text:line-break/>vocauit.<text:tab/>lix.</text:p>
      <text:p text:style-name="P125"><text:span text:style-name="T126">D</text:span>e eo qui vxorem in flumine peremptam que<text:line-break/>rebat.<text:tab/>lx.</text:p>
      <text:p text:style-name="P127"><text:span text:style-name="T128">D</text:span>e rustico qui nobilem se fieri querebat.<text:tab/>lxi.</text:p>
      <text:p text:style-name="P129"><text:span text:style-name="T130">D</text:span>e guillermo qui habebat priapeam suppelle(-)<text:line-break/>ctilem formosam.<text:tab/>lxii.</text:p>
      <text:soft-page-break/>
      <text:p text:style-name="P131"><text:span text:style-name="T132">R</text:span>esponsio vnius mulieris<text:s/>pisane.<text:tab/>lxiii</text:p>
      <text:p text:style-name="P133"><text:span text:style-name="T134">D</text:span>ictum matrone que vestes adultere ad fene(-)<text:line-break/>stras conspexit.<text:tab/>lxiiii.</text:p>
      <text:p text:style-name="P135"><text:span text:style-name="T136">M</text:span>onicio cuiusdam.<text:tab/>lxv.</text:p>
      <text:p text:style-name="P137"><text:span text:style-name="T138">D</text:span>ictum perusini ad vxorem.<text:tab/>lxvi.</text:p>
      <text:p text:style-name="P139"><text:span text:style-name="T140">P</text:span>erfacet(u1) dictum cuiusdam adolesc(e1)tis.<text:tab/>lxvii.</text:p>
      <text:p text:style-name="P141"><text:span text:style-name="T142">D</text:span>e viro stolido qui simulantem vocem credidit<text:line-break/>seipsum esse.<text:tab/>lxviii.</text:p>
      <text:p text:style-name="P143"><text:span text:style-name="T144">D</text:span>e rustico qui anserem venal(e1) deferebat.<text:tab/>lxix.</text:p>
      <text:p text:style-name="P145"><text:span text:style-name="T146">D</text:span>e auaro qui vrinam degustauit.<text:tab/>lxx.</text:p>
      <text:p text:style-name="P147"><text:span text:style-name="T148">D</text:span>e quodam pastore simulatim confitente.<text:tab/>lxxi</text:p>
      <text:p text:style-name="P149"><text:span text:style-name="T150">P</text:span>ulchrum dictum defendens ludentes ad taxil<text:line-break/>los.<text:tab/>lxxii.</text:p>
      <text:p text:style-name="P151"><text:span text:style-name="T152">D</text:span>e patre filium ebrium redarguente.<text:tab/>lxxiii.</text:p>
      <text:p text:style-name="P153"><text:span text:style-name="T154">D</text:span>e adolescente perusino.<text:tab/>lxxiiii.</text:p>
      <text:p text:style-name="P155"><text:span text:style-name="pb">[n.f. 3v]</text:span><text:span text:style-name="pb"><text:line-break/></text:span><text:span text:style-name="T156">D</text:span>e duce andegauensi qui preciosam suppellecti<text:line-break/>lem redolfo osteudit.<text:tab/>lxxv.</text:p>
      <text:p text:style-name="P157"><text:span text:style-name="T158">D</text:span>e eodem redolfo.<text:tab/>lxxvi.</text:p>
      <text:p text:style-name="P159"><text:span text:style-name="T160">F</text:span>acetissimum dictum cuiusd(a1) perusini.<text:tab/>lxxvii.</text:p>
      <text:p text:style-name="P161"><text:span text:style-name="T162">C</text:span>ontentio duarum meretricum.<text:tab/>lxxviii.</text:p>
      <text:p text:style-name="P163"><text:span text:style-name="T164">D</text:span>e gallo et vulpe.<text:tab/>lxxix.</text:p>
      <text:p text:style-name="P165"><text:span text:style-name="T166">F</text:span>acetum dictum.<text:tab/>lxxx.</text:p>
      <text:p text:style-name="P167"><text:span text:style-name="T168">D</text:span>isceptacio inter florentinum et venet(u1).<text:tab/>lxxxi.</text:p>
      <text:p text:style-name="P169"><text:span text:style-name="T170">C</text:span>omparatio antonii lusci.<text:tab/>lxxxii.</text:p>
      <text:p text:style-name="P171"><text:span text:style-name="T172">D</text:span>e cantore qui predixit se mortem hectoris re(-)<text:line-break/>citaturum.<text:tab/>lxxxiii.<text:tab/>(lxxxiiii.</text:p>
      <text:p text:style-name="P173"><text:span text:style-name="T174">D</text:span>e muliere que se viro semim(o1)rtu(a1) ostendit.<text:tab/><text:line-break/>lxxxiii.</text:p>
      <text:p text:style-name="P175"><text:span text:style-name="T176">F</text:span>aceta iocacio militis florentini.<text:tab/>lxxxv.</text:p>
      <text:p text:style-name="P177"><text:span text:style-name="T178">D</text:span>e milite qui vxorem habebat litigios(a1)<text:tab/>lxxxvi.</text:p>
      <text:p text:style-name="P179"><text:span text:style-name="T180">D</text:span>e temerario qui asinos curabat.<text:tab/>lxxxvii.</text:p>
      <text:p text:style-name="P181"><text:span text:style-name="T182">C</text:span>omparatio petri eighi.<text:tab/>lxxxviii.</text:p>
      <text:p text:style-name="P183"><text:span text:style-name="T184">D</text:span>e medico quodam.<text:tab/>lxxxix.</text:p>
      <text:p text:style-name="P185"><text:span text:style-name="T186">I</text:span>ocacio veneti qui equum suum non cognoue(-)<text:line-break/>rat.<text:tab/>xc.</text:p>
      <text:p text:style-name="P187"><text:span text:style-name="T188">D</text:span>ictum karoli bononiensis.<text:tab/>xci.</text:p>
      <text:p text:style-name="P189"><text:span text:style-name="T190">D</text:span>e feneratore sene derelinquente fenus timore<text:line-break/>perdendi parta.<text:tab/>xcii.</text:p>
      <text:p text:style-name="P191"><text:span text:style-name="T192">D</text:span>e meretrice sene mendicante.<text:tab/>xciii.</text:p>
      <text:p text:style-name="P193"><text:span text:style-name="T194">D</text:span>e doctore imperito.<text:tab/>xciiii.</text:p>
      <text:p text:style-name="P195"><text:span text:style-name="pb">[n.f. 4r]</text:span><text:span text:style-name="pb"><text:line-break/></text:span><text:span text:style-name="T196">D</text:span>ictum episcopi electensis.<text:tab/>xcv.</text:p>
      <text:p text:style-name="P197"><text:span text:style-name="T198">D</text:span>ictum facetum cuiusdam abbatis.<text:tab/>xcvi.</text:p>
      <text:p text:style-name="P199"><text:span text:style-name="T200">D</text:span>ictum facetum.<text:tab/>xcvii.</text:p>
      <text:p text:style-name="P201"><text:span text:style-name="T202">M</text:span>irabilia per<text:s/>librarium dicta.<text:tab/>xc viii.</text:p>
      <text:p text:style-name="P203"><text:span text:style-name="T204">M</text:span>irabile iudici(u1) ex contemptu sanctor(u1). .xcix.</text:p>
      <text:p text:style-name="P205"><text:span text:style-name="T206">F</text:span>acetum de sene quodam qui asinum portauit<text:line-break/>super se.<text:tab/>.C.</text:p>
      <text:p text:style-name="P207"><text:span text:style-name="T208">H</text:span>ominis maxima impericia.<text:tab/>.CI.</text:p>
      <text:soft-page-break/>
      <text:p text:style-name="P209"><text:span text:style-name="T210">A</text:span>lia hominis impericia.<text:tab/>C.ii.</text:p>
      <text:p text:style-name="P211"><text:span text:style-name="T212">D</text:span>e quodam sene barbato.<text:tab/>c.iii.</text:p>
      <text:p text:style-name="P213"><text:span text:style-name="T214">C</text:span>omparacio qued(a1) karoli bononiensis de quo(-)<text:line-break/>dam notario.<text:tab/>C.iiii.</text:p>
      <text:p text:style-name="P215"><text:span text:style-name="T216">D</text:span>e doctore florentino ad regin(a1) destinato qui<text:line-break/>concubitum postulauit.<text:tab/>c.v.</text:p>
      <text:p text:style-name="P217"><text:span text:style-name="T218">D</text:span>e homine qui diabolum in imaginem mulie(-)<text:line-break/>ris cognouit.<text:tab/>c.vi.</text:p>
      <text:p text:style-name="P219"><text:span text:style-name="T220">S</text:span>imilis fabula per angelottum dicta.<text:tab/>c.vii.</text:p>
      <text:p text:style-name="P221"><text:span text:style-name="T222">D</text:span>e aduocato qui fico a<text:s/>litig(a1)te acceperat.<text:tab/>c.viii</text:p>
      <text:p text:style-name="P223"><text:span text:style-name="T224">D</text:span>e medico qui in visitatione infirmorum tan(q4)<text:line-break/>indoctus ipsos interfecit.<text:tab/>c.ix.</text:p>
      <text:p text:style-name="P225"><text:span text:style-name="T226">D</text:span>e duobus in re pecuniaria litigantibus.<text:tab/>c.x.</text:p>
      <text:p text:style-name="P227"><text:span text:style-name="T228">D</text:span>e medico docto qui vrine gratia iudicauit mu<text:line-break/>lierem coitu indigere.<text:tab/>c.xi</text:p>
      <text:p text:style-name="P229"><text:span text:style-name="T230">D</text:span>e viro qui vxorem egrotam cognouit et con(-)<text:line-break/>ualuit.<text:tab/>c.xii.</text:p>
      <text:p text:style-name="P231"><text:span text:style-name="pb">[n.f. 4v]</text:span><text:span text:style-name="pb"><text:line-break/></text:span><text:span text:style-name="T232">D</text:span>e homine non litterato qui dignitatem archi(-)<text:line-break/>presbr(a1)tus ab ep(o1) mediola.postulauit<text:tab/>.c.xiii</text:p>
      <text:p text:style-name="P233"><text:span text:style-name="T234">D</text:span>e meretrice conquerente de tonsoris malefi(-)<text:line-break/>cio.<text:tab/>c.xiiii.</text:p>
      <text:p text:style-name="P235"><text:span text:style-name="T236">D</text:span>e religioso cui vidua confitebatur<text:tab/>c.xv.</text:p>
      <text:p text:style-name="P237"><text:span text:style-name="T238">D</text:span>e viro<text:s/>qui sue vxori mortu(u1) se ost(e1)dit.<text:tab/>c.xvi.</text:p>
      <text:p text:style-name="P239"><text:span text:style-name="T240">D</text:span>e bononiensi adolescentula simplici.<text:tab/>c.xvii.</text:p>
      <text:p text:style-name="P241"><text:span text:style-name="T242">R</text:span>esponsio confessoris ad barnabouem princi(-)<text:line-break/>pem.<text:tab/>.c.xviii.</text:p>
      <text:p text:style-name="P243"><text:span text:style-name="T244">D</text:span>e seruo obliuioso expondere defatigato.<text:tab/>c.xix</text:p>
      <text:p text:style-name="P245"><text:span text:style-name="T246">D</text:span>e homine qui mille florenos vult expendere<text:line-break/>vt cognoscatur et responsio in eum facta.<text:tab/>c.xx.</text:p>
      <text:p text:style-name="P247"><text:span text:style-name="T248">I</text:span>ocacio dantis clarissimi.<text:tab/>.c.xxi.</text:p>
      <text:p text:style-name="P249"><text:span text:style-name="T250">I</text:span>ocunda responsio mulieris facta ad quendam<text:line-break/>querentem an vxor sua per xii. menses posset<text:line-break/>parere.<text:tab/>c.xxii.</text:p>
      <text:p text:style-name="P251"><text:span text:style-name="T252">I</text:span>nterrogatio obscena cuiusd(a1) sacerdotis.<text:tab/>c.xxiii</text:p>
      <text:p text:style-name="P253"><text:span text:style-name="T254">R</text:span>idenda hominis aduersus<text:s/>oratorem parusi(-)<text:line-break/>norum.<text:tab/>c.xxiiii.</text:p>
      <text:p text:style-name="P255"><text:span text:style-name="T256">D</text:span>e oratoribus Perusinis ad pontificem vrba(-)<text:line-break/>num.<text:tab/>c.xxv.</text:p>
      <text:p text:style-name="P257"><text:span text:style-name="T258">I</text:span>nsulsum dictum orator(u1) florentinor(u1).<text:tab/>c.xxvi</text:p>
      <text:p text:style-name="P259"><text:span text:style-name="T260">F</text:span>acete dictum cuinsdam Iohannis petri senen(-)<text:line-break/>fis.<text:tab/>c.xxvii.<text:tab/>(c.xxviii.</text:p>
      <text:p text:style-name="P261"><text:span text:style-name="T262">D</text:span>e viro qui vxori vestem magni precii fecerat<text:tab/><text:line-break/>c.xxviii.</text:p>
      <text:p text:style-name="P263"><text:span text:style-name="pb">[n.f. 5r]</text:span><text:span text:style-name="pb"><text:line-break/></text:span><text:span text:style-name="T264">R</text:span>ecitacio iocosa de medico.<text:tab/>c.xxix.</text:p>
      <text:p text:style-name="P265"><text:span text:style-name="T266">D</text:span>e hom(i1)e qui (i1) somnis aur(u1) reperiebat.<text:tab/>c.xxx</text:p>
      <text:p text:style-name="P267"><text:span text:style-name="T268">D</text:span>e secretario frederici imperatoris.<text:tab/>c.xxxi.</text:p>
      <text:p text:style-name="P269"><text:span text:style-name="T270">D</text:span>e iudeo mortuo assumpto in cibum per flo(-)<text:line-break/>rentinum.<text:tab/>c.xxxii.</text:p>
      <text:soft-page-break/>
      <text:p text:style-name="P271"><text:span text:style-name="T272">V</text:span>isio francisci philelphi.<text:tab/>c.xxxiii.</text:p>
      <text:p text:style-name="P273"><text:span text:style-name="T274">D</text:span>e potatore febricitante.<text:tab/>c.xxxiiii.</text:p>
      <text:p text:style-name="P275"><text:span text:style-name="T276">F</text:span>acet(u1) euerardi scriptoris apostolici qui ad car<text:line-break/>d(i1)alis conspect(u1) ventris crepit(u1) edidit.<text:tab/>c.xxxv.</text:p>
      <text:p text:style-name="P277"><text:span text:style-name="T278">F</text:span>acetia alterius cardinalis ioc(u1)dissima.<text:tab/>c.xxxvi</text:p>
      <text:p text:style-name="P279"><text:span text:style-name="T280">D</text:span>e muliere que cum cooperiret caput cul(u1) de(-)<text:line-break/>texit.<text:tab/>c.xxxvii.</text:p>
      <text:p text:style-name="P281"><text:span text:style-name="T282">F</text:span>abula facetissima cuiusdam qui litteras vxori<text:line-break/>et mercatori miserat.<text:tab/>c.xxxviii.</text:p>
      <text:p text:style-name="P283"><text:span text:style-name="T284">F</text:span>abula dantis qui sepius vxorem suam incre(-)<text:line-break/>pabat.<text:tab/>c.xxxix.</text:p>
      <text:p text:style-name="P285"><text:span text:style-name="T286">T</text:span>estatio cuiusd(a1) senis facta vxori.<text:tab/>c.xl.</text:p>
      <text:p text:style-name="P287"><text:span text:style-name="T288">N</text:span>arratio quedam zuchari de muliere a presbi(-)<text:line-break/>tero<text:s/>medelam querente(-)<text:tab/>c.xli.</text:p>
      <text:p text:style-name="P289"><text:span text:style-name="T290">D</text:span>e heremita qui multas mulieres in concubitu<text:line-break/>habuit.<text:tab/>c.xlii.</text:p>
      <text:p text:style-name="P291"><text:span text:style-name="T292">D</text:span>e florentino iuuene qui nouercam suam sub(-)<text:line-break/>egit.<text:tab/>c.xliii.</text:p>
      <text:p text:style-name="P293"><text:span text:style-name="T294">D</text:span>isceptacio fratr(u1) minorum pro imagine san(-)<text:line-break/>eti francisci fienda.<text:tab/>c.xliiii.</text:p>
      <text:p text:style-name="P295"><text:span text:style-name="pb">[n.f. 5v]</text:span><text:span text:style-name="pb"><text:line-break/></text:span><text:span text:style-name="T296">D</text:span>e sacerdote flor(e1)tino qui vngari(a1) iuerat.<text:tab/>c.xlv</text:p>
      <text:p text:style-name="P297"><text:span text:style-name="T298">R</text:span>esponsio rustici ad patron(u1) sui f(u1)di.<text:tab/>C.xlvi.</text:p>
      <text:p text:style-name="P299"><text:span text:style-name="T300">R</text:span>idiculosi hominis dictum.<text:tab/>.<text:span text:style-name="T301">C</text:span>.xlvii.</text:p>
      <text:p text:style-name="P302"><text:span text:style-name="T303">D</text:span>erisio hom(i1)s porc(u1) occidere nol(e1)tis.<text:tab/><text:span text:style-name="T304">C</text:span>.xlviii.</text:p>
      <text:p text:style-name="P305"><text:span text:style-name="T306">D</text:span>ictum facini canis.<text:tab/>.<text:span text:style-name="T307">C</text:span>.xlix</text:p>
      <text:p text:style-name="P308"><text:span text:style-name="T309">D</text:span>e adolescente qui vxorem prima nocte non co<text:line-break/>gnouit.<text:tab/>.C.L.</text:p>
      <text:p text:style-name="P310"><text:span text:style-name="T311">D</text:span>e vxore pastoris que de sacerdote filium ha(-)<text:line-break/>buit.<text:tab/>.<text:span text:style-name="T312">C</text:span>.LI.</text:p>
      <text:p text:style-name="P313"><text:span text:style-name="T314">D</text:span>e rustico qui asinos onustos deduxit frumen<text:line-break/>to.<text:tab/>.<text:span text:style-name="T315">C</text:span>.LII.</text:p>
      <text:p text:style-name="P316"><text:span text:style-name="T317">F</text:span>acet(u2) dict(u1) pauperis ad diuit(e1) frigent(e2).<text:tab/>c.liii.</text:p>
      <text:p text:style-name="P318"><text:span text:style-name="T319">D</text:span>e montano qui fili(a1) desp(o1)sare volebat.<text:tab/>c.liiii.</text:p>
      <text:p text:style-name="P320"><text:span text:style-name="T321">D</text:span>e<text:s/>presbitero qui adolescentule decimas dare<text:line-break/>precepit.<text:tab/>.<text:span text:style-name="T322">C</text:span>.LV.</text:p>
      <text:p text:style-name="P323"><text:span text:style-name="T324">D</text:span>e medico qui vxorem sutoris infirmam sube<text:line-break/>git.<text:tab/>.<text:span text:style-name="T325">C</text:span>.LVI.</text:p>
      <text:p text:style-name="P326"><text:span text:style-name="T327">D</text:span>e florentino qui filiam vidue desponsauerat.<text:tab/>.<text:span text:style-name="T328">C</text:span>.Lvii.</text:p>
      <text:p text:style-name="P329"><text:span text:style-name="T330">D</text:span>e feneratore vicentino.<text:tab/>.<text:span text:style-name="T331">C</text:span>.Lviii.</text:p>
      <text:p text:style-name="P332"><text:span text:style-name="T333">F</text:span>abula facetissima iannini coci.<text:tab/>.<text:span text:style-name="T334">C</text:span>.lix.</text:p>
      <text:p text:style-name="P335"><text:span text:style-name="T336">D</text:span>e veneto<text:s/>qui equitans calcaria in sinu gesta(-)<text:line-break/>bat.<text:tab/>.<text:span text:style-name="T337">C</text:span>.lx.</text:p>
      <text:p text:style-name="P338"><text:span text:style-name="T339">D</text:span>e veneto insano quem farmacopola circumfo<text:line-break/>raneus derisit.<text:tab/><text:span text:style-name="T340">C</text:span>.lxi.</text:p>
      <text:p text:style-name="P341"><text:span text:style-name="pb">[n.f. 6r]</text:span><text:span text:style-name="pb"><text:line-break/></text:span><text:span text:style-name="T342">D</text:span>e veneto qui teruisium proficisc(e1)s a seruo in<text:line-break/>renes lapide percussus est.<text:tab/>.c.lxii.</text:p>
      <text:p text:style-name="P343"><text:span text:style-name="T344">D</text:span>e vulpe in palea abscondita que sugatur<text:s/>a ca<text:line-break/>nibus.<text:tab/>.c.lxiii.</text:p>
      <text:soft-page-break/>
      <text:p text:style-name="P345"><text:span text:style-name="T346">D</text:span>e florentino qui equ(u1) emerat.<text:tab/>c.lxiiii.</text:p>
      <text:p text:style-name="P347"><text:span text:style-name="T348">F</text:span>acetissim(u1) histrionis gonnelle.<text:tab/>c.lxv.</text:p>
      <text:p text:style-name="P349"><text:span text:style-name="T350">A</text:span>lia facetia eiusdem de vno qui diuinare vole(-)<text:line-break/>bat.<text:tab/>.c.lxvi.</text:p>
      <text:p text:style-name="P351"><text:span text:style-name="T352">D</text:span>e prodigiis nunciatis eugenio pape.<text:tab/>c.lxvii.</text:p>
      <text:p text:style-name="P353"><text:span text:style-name="T354">M</text:span>irandum inspiciendum.<text:tab/>.c.lxviii.</text:p>
      <text:p text:style-name="P355"><text:span text:style-name="T356">D</text:span>e<text:s/>notario florentino falso.<text:tab/>.c.lxix.</text:p>
      <text:p text:style-name="P357"><text:span text:style-name="T358">D</text:span>e monacho qui misit per foramen priapum<text:tab/>.c.lxx.</text:p>
      <text:p text:style-name="P359"><text:span text:style-name="T360">H</text:span>orribile de puero qui infantes comedebat.<text:tab/>.c.lxxi.</text:p>
      <text:p text:style-name="P361"><text:span text:style-name="T362">D</text:span>e equite florentino qui fin gens se iturum fo<text:line-break/>ras inscia c(o1)iuge in cubiculo latuit.<text:tab/>c.lxxii.</text:p>
      <text:p text:style-name="P363"><text:span text:style-name="T364">D</text:span>e quod(a1) volente se<text:s/>videri summe castitatis in<text:line-break/>adulterio comprehenso.<text:tab/>.c.lxxiii.</text:p>
      <text:p text:style-name="P365"><text:span text:style-name="T366">A</text:span>d idem.<text:tab/>.c.lxxiiii.</text:p>
      <text:p text:style-name="P367"><text:span text:style-name="T368">D</text:span>e paupere qui nauicula vict(u1) querebat.<text:tab/>clxxv</text:p>
      <text:p text:style-name="P369"><text:span text:style-name="T370">D</text:span>e quod(a1) insulso mediolanensi qui in scriptis<text:line-break/>porrexit sacerdoti sua peccata.<text:tab/>.c.lxxvi.</text:p>
      <text:p text:style-name="P371"><text:span text:style-name="T372">D</text:span>e quod(a1) qui visitando affines<text:s/>vxoris volebat<text:line-break/>a socio comendari.<text:tab/>.c.lxxvii.</text:p>
      <text:p text:style-name="P373"><text:span text:style-name="pb">[n.f. 6v]</text:span><text:span text:style-name="pb"><text:line-break/></text:span><text:span text:style-name="T374">D</text:span>e pasquino quodam senensi qui imposuit cui<text:line-break/>dam ex statu vt creparet.<text:tab/>.c.lxxviii.</text:p>
      <text:p text:style-name="P375"><text:span text:style-name="T376">D</text:span>e doctore qui litterali sermone loquebatur in<text:line-break/>auibus capiendis et indoctus erat.<text:tab/>.c.lxxix.</text:p>
      <text:p text:style-name="P377"><text:span text:style-name="T378">D</text:span>e muliere se credente ad<text:s/>laud(e1) trahi confiten(-)<text:line-break/>do latiorem vuluam se habere.<text:tab/>.c.lxxx.</text:p>
      <text:p text:style-name="P379"><text:span text:style-name="T380">D</text:span>e adolesc(e1)tula labor(a1)te ex partu facet(u1). clxxxi</text:p>
      <text:p text:style-name="P381"><text:span text:style-name="T382">D</text:span>e quodam qui romanum adolescentulum lau<text:line-break/>dauit.<text:tab/>.c.lxxxii.</text:p>
      <text:p text:style-name="P383"><text:span text:style-name="T384">D</text:span>e plurib(con) (q2) diuersa bo(a1) sibi optab(a1).clxxxiii.</text:p>
      <text:p text:style-name="P385"><text:span text:style-name="T386">D</text:span>e mercatore<text:s/>qui laudando vxorem su(a1) assere(-)<text:line-break/>bat e(a1) nun(q4) v(e1)tris crepit(u1) edidisse.<text:tab/>.c.lxxxiiii.</text:p>
      <text:p text:style-name="P387"><text:span text:style-name="T388">S</text:span>api(e1)tissima resp(o1)sio contra detractor(e1).<text:tab/>.clxxxv</text:p>
      <text:p text:style-name="P389"><text:span text:style-name="T390">F</text:span>aceta resp(o1)sio multis episcopis accomodata.<text:tab/><text:line-break/>.c.lxxxvi.</text:p>
      <text:p text:style-name="P391"><text:span text:style-name="T392">F</text:span>acetum dictum cuiusdam in.<text:line-break/>franciscum<text:s/>filelphum.<text:tab/>.c.lxxxvii.</text:p>
      <text:p text:style-name="P393"><text:span text:style-name="T394">D</text:span>e lenone facto ex notario.<text:tab/>c.lxxxviii.</text:p>
      <text:p text:style-name="P395"><text:span text:style-name="T396">F</text:span>acetum petrili vt liberaret hospitale a sordi(-)<text:line-break/>bus.<text:tab/>c.lxxxix.</text:p>
      <text:p text:style-name="P397"><text:span text:style-name="T398">F</text:span>ace. cuiusd(a1) qui subagitabat c(e1)s de domo.<text:tab/>c.xc</text:p>
      <text:p text:style-name="P399"><text:span text:style-name="T400">D</text:span>e sono iocundiore inter ceteros.<text:tab/>.c.xci.</text:p>
      <text:p text:style-name="P401"><text:span text:style-name="T402">D</text:span>e filio pr(i1)cipis muto iussu<text:s/>patris propter lin<text:line-break/>guam maledictam.<text:tab/>c.xcii.</text:p>
      <text:p text:style-name="P403"><text:span text:style-name="T404">C</text:span>uiusdam tutoris factum.<text:tab/>c.xciii.</text:p>
      <text:p text:style-name="P405"><text:span text:style-name="T406">D</text:span>e fratre commatrem cognoscente.<text:tab/>c.xciiii.</text:p>
      <text:p text:style-name="P407"><text:span text:style-name="pb">[n.f. 7r]</text:span><text:span text:style-name="pb"><text:line-break/></text:span><text:span text:style-name="T408">F</text:span>acet(u1) angellotti card(i1)alis (i1) bisarion(e1) C.c.xcv.</text:p>
      <text:p text:style-name="P409"><text:span text:style-name="T410">F</text:span>acetum iudicis in aduocatum.<text:tab/>c.xcvi.</text:p>
      <text:p text:style-name="P411"><text:span text:style-name="T412">R</text:span>emedium ad frigus<text:s/>euitandum.<text:tab/>c.xcvii.</text:p>
      <text:soft-page-break/>
      <text:p text:style-name="P413"><text:span text:style-name="T414">D</text:span>e predicatore quodam.<text:tab/>c.xcviii.</text:p>
      <text:p text:style-name="P415"><text:span text:style-name="T416">D</text:span>e duobus nouiter nuptis et matre viri.c.xcix</text:p>
      <text:p text:style-name="P417"><text:span text:style-name="T418">D</text:span>e litigio inter ianuensem et gallic(u1) nobil(e1).cc.</text:p>
      <text:p text:style-name="P419"><text:span text:style-name="T420">F</text:span>acetum medici sorte medelas dante.<text:tab/>cc.i.</text:p>
      <text:p text:style-name="P421"><text:span text:style-name="T422">E</text:span>xhortatio ad homin(e1) trist(e1) ob debita.cc.ii.</text:p>
      <text:p text:style-name="P423"><text:span text:style-name="T424">D</text:span>e pena imposita grecis de ianuensibus homi(-)<text:line-break/>cidis.<text:tab/>.cciii.</text:p>
      <text:p text:style-name="P425"><text:span text:style-name="T426">F</text:span>acet(u1) contra ro(a1)nos qui ed(u1)t virtutes<text:tab/>.cc.iiii</text:p>
      <text:p text:style-name="P427"><text:span text:style-name="T428">D</text:span>e quodam nauta qui vouit candelam virgini<text:line-break/>marie.<text:tab/>cc.v.</text:p>
      <text:p text:style-name="P429"><text:span text:style-name="T430">F</text:span>acetum item de alio qui vouit votum sancto<text:line-break/>ciriaco.<text:tab/>cc.vi.</text:p>
      <text:p text:style-name="P431"><text:span text:style-name="T432">D</text:span>e muliere vidua cupiente habere virum pro(-)<text:line-break/>uecta etate.<text:tab/>cc.vii.</text:p>
      <text:p text:style-name="P433"><text:span text:style-name="T434">D</text:span>e quod(a1) fratre abbatiss(a1) impregnante.cc viii.</text:p>
      <text:p text:style-name="P435"><text:span text:style-name="T436">C</text:span>uiusdam pueri responsio in angelottum car(-)<text:line-break/>dinalem.<text:tab/>cc.ix.</text:p>
      <text:p text:style-name="P437"><text:span text:style-name="T438">D</text:span>e discipulo cerdonis qui subagitabat vxorem<text:line-break/>magistri sui.<text:tab/>cc.x.</text:p>
      <text:p text:style-name="P439"><text:span text:style-name="T440">F</text:span>acetia adolesc(e1)tule que emittebat<text:s/>pet(u1).cc.xi.</text:p>
      <text:p text:style-name="P441"><text:span text:style-name="T442">Q</text:span>uid sit acceptius deo dicere aut facere.cc.xii.</text:p>
      <text:p text:style-name="P443"><text:span text:style-name="T444">D</text:span>e egipcio hortato ad fidem.<text:tab/>cc.xiii.</text:p>
      <text:p text:style-name="P445"><text:span text:style-name="pb">[n.f. 7v]</text:span><text:span text:style-name="pb"><text:line-break/></text:span><text:span text:style-name="T446">D</text:span>e ep(o1) pardices pro piscibus comed(e1)te.<text:tab/>.cc.xiiii</text:p>
      <text:p text:style-name="P447"><text:span text:style-name="T448">D</text:span>e fatuo dormiente c(u1) archiepiscopo colonien(-)<text:line-break/>si qui dixit eum quadrupedem.<text:tab/>cc.xv.</text:p>
      <text:p text:style-name="P449"><text:span text:style-name="T450">F</text:span>acetum martini pontificis in oratorem mole(-)<text:line-break/>stum.<text:tab/>cc.xvi.</text:p>
      <text:p text:style-name="P451"><text:span text:style-name="T452">D</text:span>e quod(a1) qui damnabat vit(a1) card(i1)lis.cc.xvii.</text:p>
      <text:p text:style-name="P453"><text:span text:style-name="T454">D</text:span>e fatuo (q2) milit(e1) flor(e1)tin(u1) irridebat.cc.xviii.</text:p>
      <text:p text:style-name="P455"><text:span text:style-name="T456">E</text:span>xcusacio sterilitatis filie ad patr(e1).<text:tab/>cc.xix.</text:p>
      <text:p text:style-name="P457"><text:span text:style-name="T458">I</text:span>ohannis andree adulteri(u1) depreh(e1)ditur.cc.xx</text:p>
      <text:p text:style-name="P459"><text:span text:style-name="T460">D</text:span>e fratre minor(u1) qui fecit nas(u1) puero.<text:tab/>.cc.xxi.</text:p>
      <text:p text:style-name="P461"><text:span text:style-name="T462">D</text:span>e mendacissimo florentino.<text:tab/>cc.xxii.</text:p>
      <text:p text:style-name="P463"><text:span text:style-name="T464">D</text:span>e zelotipo qui se ipsum castrauit vt vxoris<text:line-break/>probitatem cognosceret.<text:tab/>cc.xxiii.</text:p>
      <text:p text:style-name="P465"><text:span text:style-name="T466">S</text:span>acerdos offerentibus centupl(u1) accipietis di(-)<text:line-break/>cens (sol) quid<text:s/>audiuerit a quodam sene.<text:tab/>cc.xxiiii.</text:p>
      <text:p text:style-name="P467"><text:span text:style-name="T468">S</text:span>acerdos predicauit et in numero errauit cen(-)<text:line-break/>tum pro mille dicens.<text:tab/>cc.xxv.</text:p>
      <text:p text:style-name="P469"><text:span text:style-name="T470">S</text:span>apiens dictum cardinalis auionensis ad reg(e1)<text:line-break/>frantie.<text:tab/>cc.xxvi.</text:p>
      <text:p text:style-name="P471"><text:span text:style-name="T472">T</text:span>erribile fact(u1) in latronensi ecclesia.<text:tab/>.cc.xxvii.</text:p>
      <text:p text:style-name="P473"><text:span text:style-name="T474">P</text:span>redicator multum clamans quomodo conf(u1)(-)<text:line-break/>debatur.<text:tab/>cc.xxviii.</text:p>
      <text:p text:style-name="P475"><text:span text:style-name="T476">D</text:span>e adolesc(e1)tula per sen(e1) marit(u1) delusa<text:tab/>.cc.xxix</text:p>
      <text:p text:style-name="P477"><text:span text:style-name="T478">D</text:span>e reliquiis braccarum cuiusdam fratris mi(-)<text:line-break/>noris.<text:tab/>cc.xxx.</text:p>
      <text:soft-page-break/>
      <text:p text:style-name="P479"><text:span text:style-name="pb">[n.f. 8r]</text:span><text:span text:style-name="pb"><text:line-break/></text:span><text:span text:style-name="T480">D</text:span>e breui contra pestem ad collum suspenden(-)<text:line-break/>do.<text:tab/>cc.xxxi.</text:p>
      <text:p text:style-name="P481"><text:span text:style-name="T482">A</text:span>ngelotti cardinalis os potius claudendum a(-)<text:line-break/>periebatur.<text:tab/>cc.xxxii.</text:p>
      <text:p text:style-name="P483"><text:span text:style-name="T484">E</text:span>quum exquisitum quidam stulte petit a redol<text:line-break/>pho.<text:tab/>cc.xxxiii.</text:p>
      <text:p text:style-name="P485"><text:span text:style-name="T486">C</text:span>ontentio mulierum extorsit dictum risu per(-)<text:line-break/>dignum.<text:tab/>cc.xxxiii.</text:p>
      <text:p text:style-name="P487"><text:span text:style-name="T488">S</text:span>acerdos laic(u1) delusit se capere vol(e1)t(e1).<text:tab/>.cc.xxxv</text:p>
      <text:p text:style-name="P489"><text:span text:style-name="T490">F</text:span>ulloni in anglia accidit<text:s/>res miranda cum vxo(-)<text:line-break/>re.<text:tab/>cc.xxxvi.</text:p>
      <text:p text:style-name="P491"><text:span text:style-name="T492">C</text:span>onfessio tusca et postea brusca.<text:tab/>cc.xxxvii.</text:p>
      <text:p text:style-name="P493"><text:span text:style-name="T494">D</text:span>e prelio picarum et graccularum.cc.xxxviii.</text:p>
      <text:p text:style-name="P495"><text:span text:style-name="T496">F</text:span>acete dict(u1) francisci de ianu(e1)si(u1) filiis<text:tab/>.ccxxxix</text:p>
      <text:p text:style-name="P497"><text:span text:style-name="T498">D</text:span>e facto cuiusd(a1) flor(e1)tini iusto sed bruto<text:tab/>.cc.xl</text:p>
      <text:p text:style-name="P499"><text:span text:style-name="T500">F</text:span>aceta petitio senis laborem copule ferre non<text:line-break/>potentis.<text:tab/>cc.xli.</text:p>
      <text:p text:style-name="P501"><text:span text:style-name="T502">F</text:span>acet(u1) dict(u1) meretricis adioc(a1)s venetis.<text:tab/>.cc.xlii.</text:p>
      <text:p text:style-name="P503"><text:span text:style-name="T504">F</text:span>acet(u1) dict(u1) indocti (sol) doctores c(o1)fund(e1)s.<text:tab/>cc.xliii</text:p>
      <text:p text:style-name="P505"><text:span text:style-name="T506">S</text:span>alsum hominis dictum contra mercatores ali<text:line-break/>os accusantem.<text:tab/>cc.xliiii.</text:p>
      <text:p text:style-name="P507"><text:span text:style-name="T508">B</text:span>ellum<text:s/>mulieris responsum ad iuuenem suo<text:line-break/>amore flagrantem.<text:tab/>cc.xlv.</text:p>
      <text:p text:style-name="P509"><text:span text:style-name="T510">D</text:span>e nobili quodam tempore frederici imperato(-)<text:line-break/>ris in armis presumenti sed nil facienti.cc.xlvi</text:p>
      <text:p text:style-name="P511"><text:span text:style-name="pb">[n.f. 8v]</text:span><text:span text:style-name="pb"><text:line-break/></text:span><text:span text:style-name="T512">D</text:span>e homine qui per biennium cibum n(o1) sump(-)<text:line-break/>sit ne(q3) potum.<text:tab/>cc.xlvii.</text:p>
      <text:p text:style-name="P513"><text:span text:style-name="T514">F</text:span>acetum dictum<text:s/>hominis asinum erudire pro(-)<text:line-break/>mittentis.<text:tab/>cc.xlviii.</text:p>
      <text:p text:style-name="P515"><text:span text:style-name="T516">D</text:span>e presbitero epifaniam an vir esset vel femi(-)<text:line-break/>na ignorante.<text:tab/>cc.xlix.</text:p>
      <text:p text:style-name="P517"><text:span text:style-name="T518">D</text:span>e quodam equestre corpulento.<text:tab/>cc.l.</text:p>
      <text:p text:style-name="P519"><text:span text:style-name="T520">F</text:span>enerator ficte penit(e1)s in peius recidiuat<text:tab/>.cc.li</text:p>
      <text:p text:style-name="P521"><text:span text:style-name="T522">D</text:span>e auiculis fabulose et salse<text:s/>loqu(e1)tibus<text:tab/>.cc.lii.</text:p>
      <text:p text:style-name="P523"><text:span text:style-name="T524">C</text:span>athenis variis collum cingens (sol) stultior esti(-)<text:line-break/>matur.<text:tab/>cc.liii.</text:p>
      <text:p text:style-name="P525"><text:span text:style-name="T526">F</text:span>acetum domini redolfi camerini in oratorem<text:line-break/>contra omnes dominos inuectum.<text:tab/>cc.liiii.</text:p>
      <text:p text:style-name="P527"><text:span text:style-name="T528">D</text:span>e arbitro in cuius domo porcus oleum effu(-)<text:line-break/>dit.<text:tab/>cc.lv.</text:p>
      <text:p text:style-name="P529"><text:span text:style-name="T530">I</text:span>uu(e1)cular(u1) a caluo quod(a1) faceta delusio<text:tab/>.cc.lvi</text:p>
      <text:p text:style-name="P531"><text:span text:style-name="T532">D</text:span>e messer parde elpiato.<text:tab/>cc.lvii.</text:p>
      <text:p text:style-name="P533"><text:span text:style-name="T534">D</text:span>e cantilena tabernariis placida.<text:tab/>cc.lviii.</text:p>
      <text:p text:style-name="P535"><text:span text:style-name="T536">D</text:span>e gracili quod(a1) faceta responsio.<text:tab/>cc.lviii.</text:p>
      <text:p text:style-name="P537"><text:span text:style-name="T538">F</text:span>aceta responsio mulieris pugillare vacuum<text:line-break/>habentis.<text:tab/>cc.lix.<text:tab/>(cc.lx.</text:p>
      <text:p text:style-name="P539"><text:span text:style-name="T540">R</text:span>idenda de paucitate amicorum dei responsio.</text:p>
      <text:p text:style-name="P541"><text:span text:style-name="T542">D</text:span>e fratre sancti anthonii et laico ac lupo.<text:tab/>cc.lxi</text:p>
      <text:soft-page-break/>
      <text:p text:style-name="P543"><text:span text:style-name="T544">D</text:span>e mirabili confitenti et confessore reciproca<text:line-break/>pro satisfactione putanti.<text:tab/>cc.lxii.</text:p>
      <text:p text:style-name="P545"><text:span text:style-name="pb">[n.f. 9r]</text:span><text:span text:style-name="pb"><text:line-break/></text:span><text:span text:style-name="T546">D</text:span>uorum florentinorum adolescentium dicta<text:line-break/>sale respersa.<text:tab/>cc.liiii.</text:p>
      <text:p text:style-name="P547"><text:span text:style-name="T548">A</text:span>dolescentis confusio super mensam mingen(-)<text:line-break/>tis in conuiuio.<text:tab/>cc.lv.</text:p>
      <text:p text:style-name="P549"><text:span text:style-name="T550">C</text:span>allida consilia florentie femine in facinore de<text:line-break/>prehense.<text:tab/>cc.lvi.</text:p>
      <text:p text:style-name="P551"><text:span text:style-name="T552">D</text:span>e mortuo viuo ad sepulcrum deducto loquen<text:line-break/>te et risum mouente.<text:tab/>cc.lvii.</text:p>
      <text:p text:style-name="P553"><text:span text:style-name="T554">D</text:span>e dubio sophismate.<text:tab/>cc.lviii.</text:p>
      <text:p text:style-name="P555"><text:span text:style-name="T556">D</text:span>e molendinario ab vxore decepto et quin(q3)<text:line-break/>ouis refecto.<text:tab/>cc.lxix.</text:p>
      <text:p text:style-name="P557"><text:span text:style-name="T558">P</text:span>ulcrum dict(u1) pulcritudin(e1) mentiens.<text:tab/>cc.lxx</text:p>
      <text:p text:style-name="P559"><text:span text:style-name="T560">F</text:span>acetum mulieris responsum sed parum hone(-)<text:line-break/>stum.<text:tab/>cc.lxxi.</text:p>
      <text:p text:style-name="P561"><text:span text:style-name="T562">D</text:span>e dentibus casum minantibus similitudo ob(-)<text:line-break/>scena.<text:tab/>cc.lxxii.</text:p>
      <text:p text:style-name="P563"><text:span text:style-name="T564">N</text:span>arrat locum et homines in quo et a quibus<text:line-break/>magnam partem<text:s/>facetiarum audiuit.<text:tab/>cc.lxxiii.</text:p>
      <text:p text:style-name="trailer"><text:span text:style-name="T565">T</text:span>abula super facetias pogii feliciter finit(i!)</text:p>
      <text:p text:style-name="P566"><text:span text:style-name="pb">[n.f. 9v]</text:span></text:p>
      <text:p text:style-name="p"><text:span text:style-name="pb">[f. 1r]</text:span></text:p>
      <text:h text:style-name="Titre1" text:outline-level="1"><text:span text:style-name="gras">P</text:span>ogii florentini oratoris clarissimi<text:line-break/>facetiarum liber incipit feliciter.</text:h>
      <text:h text:style-name="Titre2" text:outline-level="2"><text:span text:style-name="gras">P</text:span>rologus.</text:h>
      <text:p text:style-name="P567"><text:span text:style-name="T568">M</text:span><text:span text:style-name="gras">V</text:span>ltos futuros esse arbi(-)<text:line-break/>tror (!) qui has nostras con(-)<text:line-break/>fabulationes (sol) tum vt res<text:line-break/>leues (sol) et viro graui indi(-)<text:line-break/>gnas reprehend(a1)t (!) tum in<text:line-break/>eis ornatior(e1) dicendi mo(-)<text:line-break/>d(u1) (sol) et maior(e1) eloqu(e1)tiam<text:line-break/>requirant.<text:s/><text:span text:style-name="gras">Q</text:span>uibus ego si responde(a1) legisse me<text:line-break/>nostros maiores prudentissimos ac doctissimos<text:line-break/>viros facetiis (sol) iocis (sol) et fabulis (sol) delectatos (sol) non<text:line-break/>repreh(e1)sion(e1) sed laud(e1) meruisse (sol) satis michi fac<text:line-break/>tum ad illor(u1) existimation(e1) putabo.<text:s/><text:span text:style-name="gras">N</text:span>am qui<text:line-break/>michi turpe esse putem hac in re (quandoquid(e1)<text:line-break/>hoc in ceteris nequeo) illorum imitation(e1) sequi<text:line-break/>et hoc idem tempus quod reliqui in circulis (sol) et<text:line-break/>cetu homin(u1) confabulando conterunt (!) in scrib(e1)<text:line-break/>di cura consumere (?) presertim cum ne(q3) inhone(-)<text:line-break/>stus sit (sol) et legentes aliqua iocunditate possit af<text:line-break/>ficere.<text:s/><text:span text:style-name="gras">H</text:span>onestum est enim ac ferme necessa(-)<text:line-break/>rium (sol) certe quod sapientes laudarunt (!) men(-)<text:line-break/><text:soft-page-break/>tem nostram variis cogitationibus (sol) ac mole(-)<text:line-break/>stiis oppressam (sol) recreari quando(q3) a continuis<text:line-break/><text:span text:style-name="pb0">[f. 1v]</text:span><text:span text:style-name="pb0"><text:line-break/></text:span>curis et eam aliquo locandi genere ad hilaritat(e1)<text:line-break/>remission(e1)(q3) conuerti.<text:s/><text:span text:style-name="gras">E</text:span>loquenti(a1) vero in rebus<text:line-break/>(i1)fimis (!) vel in iis in quibus ad verb(u1) (sol) vel facetie<text:line-break/>exprimende sunt (!) vel alior(u1) dicta refer(e1)da que(-)<text:line-break/>rere (sol) hominis nimi(u1) curiosi esse videtur.<text:s/><text:span text:style-name="gras">S</text:span>unt<text:line-break/>en(i1) qued(a1) (sol) que ornatius neque(a1)t describi (sol) cum<text:line-break/>ita recens(e1)da sint qu(e1)admod(u1) ea protuler(u1)t ii (!)<text:line-break/>qui in confabulationibus coniici(u1)tur.<text:s/><text:span text:style-name="gras">E</text:span>xistima<text:line-break/>bunt aliqui forsan (sol) hanc me(a1) excusation(e1) ab in(-)<text:line-break/>genii culpa esse profectam. quibus ego<text:s/>quo(q3) as<text:line-break/>sentior (sol) modo ipsi eadem ornatius politius(q3) de<text:line-break/>scribaut. quod vt faciant exhortor (sol) quo lingua<text:line-break/>latina etiam leuioribus in rebus hac nostra eta(-)<text:line-break/>te fiat opulentior.<text:s/><text:span text:style-name="gras">P</text:span>roderit enim et ad eloqn(e1)ti<text:line-break/>am (sol) et ad doctrin(a1) (sol) ea scribendi exhortatio.<text:s/><text:span text:style-name="gras">E</text:span>go<text:line-break/>quidem experiri volui ad multa (!) que latine dici<text:line-break/>difficulter existimantur (sol) non absurde scribi pos<text:line-break/>se viderentur. in quibus cum nullus ornatus (!)<text:line-break/>nulla amplitudo sermonis adhiberi queat (sol) sa(-)<text:line-break/>tis erit ingenio nostro<text:s/>si non inconcine omnino<text:line-break/>videbuntur a me referri.<text:s/><text:span text:style-name="gras">V</text:span>erum cessant ab ista<text:line-break/>rum c(o1)fabulation(u1) lectione (sic en(i1) eas appella(-)<text:line-break/>ri volo) qui nimis rigidi censores (!) aut acres exis<text:line-break/>t(i1)atores rer(u1) exist(u1)t.<text:s/><text:span text:style-name="gras">A</text:span><text:s/>facetis en(i1) et humanis (sol)<text:line-break/>sicut lucius a cosentinis et tarentinis legi cupio.<text:line-break/><text:span text:style-name="pb0">[f. 2r]</text:span><text:span text:style-name="gras">O</text:span>(seg)car(/seg) si qui rusticiores erunt (sol) non recuso quin len<text:line-break/>tiant quod volunt (sol) modo scriptorem ne culp(e1)t<text:line-break/>qui ad leuationem animi hic (sol) et ad ingenii<text:span text:style-name="T569"><text:s/></text:span>exer<text:span text:style-name="T570">(-)</text:span><text:span text:style-name="T571"><text:line-break/></text:span>cicium scripsit. Finis prohemii.</text:p>
      <text:h text:style-name="Titre2" text:outline-level="2"><text:span text:style-name="gras">D</text:span>e<text:s/><text:span text:style-name="gras">C</text:span>aietano paupere nauclero. facetia prima.</text:h>
      <text:p text:style-name="P572"><text:span text:style-name="T573">C</text:span><text:span text:style-name="gras">A</text:span><text:span text:style-name="T574">ietani qui e plebe sunt (!) vt plurim(u1) na(-)</text:span><text:span text:style-name="T575"><text:line-break/></text:span><text:span text:style-name="T576">uigio victum quer(u1)t.<text:s/></text:span><text:span text:style-name="gras">N</text:span><text:span text:style-name="T577">auclerus ex his</text:span><text:span text:style-name="T578"><text:line-break/></text:span><text:span text:style-name="T579">admodum pauper (sol) cum ad varia loca lucri cau(-)</text:span><text:span text:style-name="T580"><text:line-break/></text:span><text:span text:style-name="T581">sa relicta domi vxore iuuencula et tenui suppel(-)</text:span><text:span text:style-name="T582"><text:line-break/></text:span><text:span text:style-name="T583">lectile </text:span><text:span text:style-name="T584">(sol) nauigasset (!) post quint(u1) ferme ann(u1) redi</text:span><text:span text:style-name="T585"><text:line-break/></text:span><text:span text:style-name="T586">it.e naui euestigio (sol) ad visandam vxorem (que in</text:span><text:span text:style-name="T587"><text:line-break/></text:span><text:span text:style-name="T588">terim viri reditum desperans cum alio consue(-)</text:span><text:span text:style-name="T589"><text:line-break/></text:span><text:span text:style-name="T590">uerat) domum proficiscitur. ingressus cum eam</text:span><text:span text:style-name="T591"><text:line-break/></text:span><text:span text:style-name="T592">maiori ex parte instauratam in melius(q3) auctam</text:span><text:span text:style-name="T593"><text:line-break/></text:span><text:span text:style-name="T594">vidis</text:span><text:span text:style-name="T595">set (!) admiratus vxorem quesiuit (!) quomodo</text:span><text:span text:style-name="T596"><text:line-break/></text:span><text:span text:style-name="T597">domuncula antea informis esset perpolita (?)<text:s/></text:span><text:span text:style-name="gras">R</text:span>e(-)<text:line-break/>spondit statim mulier (sol) sibi in ea re eius (qui om<text:line-break/>nibus fert opem) dei gratiam et auxilium affuis<text:line-break/>se.<text:s/><text:span text:style-name="gras">B</text:span>enedicatur inquit vir deus (sol) pro tanto hoc<text:line-break/>beneficio erga nos suo.<text:s/><text:span text:style-name="gras">V</text:span>idens insuper cubicu(-)<text:line-break/>le lectum(q3) ornatiorem (sol) reliquam(q3) suppellecti<text:line-break/><text:soft-page-break/>lem mund(a1) (sol) vltra (q4) ferret vxoris (con)ditio (sol) quom<text:line-break/>perc(o1)tatus e(e1)t vnde illa quo(q3) proue(i1)ss(e1)t (!) et dei<text:line-break/>(i1)dulg(e1)ti(a1) illa sibi subm(i1)strasse asseuerauit.<text:s/><text:span text:style-name="gras">G</text:span>ra(-)<text:line-break/>tias it(e1) vir deo egit qui t(a1) liberalis in se fuisset.</text:p>
      <text:p text:style-name="P598"><text:span text:style-name="pb">[f. 2v]</text:span><text:span text:style-name="pb"><text:line-break/></text:span><text:span text:style-name="T599">E</text:span>odem modo et aliis quibusd(a1) que noua domi<text:line-break/>et insueta videb(a1)tur conspectis (!) c(u1) largitoris dei<text:line-break/>munificenti(a1) affuisse diceret (!) vir(q3) ipse tam pro<text:line-break/>fusam erga se dei graciam admiraretur (!) super(-)<text:line-break/>uenit sciculus puer triennio maior blandi(e1)s (ut<text:line-break/>mos est puerorum) matri. Conspic(a1)ti hunc ma(-)<text:line-break/>rito sciscitanti(q3) quis nam puer esset (sol) su(u1) etiam<text:line-break/>vxor respondit.<text:s/><text:span text:style-name="T600">S</text:span>tupenti<text:s/>querenti(q3) viro (sol) vnde<text:line-break/>se absente puer proue(i1)sset (!) dei quo(q3) in eo acqui<text:line-break/>rendo sibi astitisse gratiam (sol) mulier affirmauit.</text:p>
      <text:p text:style-name="P601"><text:span text:style-name="T602">T</text:span>unc vir indignatus diuin(a1) grati(a1) eti(a1) in pro(-)<text:line-break/>creandis filiis sibi adeo exuberasse (!) malas i(a1) in<text:line-break/>quit gr(a1)s deo habeo ago(q3) (sol) qui tot cogitationes<text:line-break/>suscepit de rebus meis.<text:s/><text:span text:style-name="T603">V</text:span>is(u1) est homini de(u1) ni(-)<text:line-break/>mium curiosum fuisse (sol) qui etiam de comparan<text:line-break/>dis se absente liberis cogitarit.</text:p>
      <text:h text:style-name="Titre2" text:outline-level="2"><text:span text:style-name="T604">D</text:span>e medico qui dementes et infanos curabat. ii.</text:h>
      <text:p text:style-name="P605"><text:span text:style-name="T606">P</text:span>Lures colloqueb(a1)tur de superuacua cura<text:line-break/>(ne dicam stulticia) eor(u1) qui canes ac ac(-)<text:line-break/>cipitres ad aucupi(u1) alunt.<text:s/><text:span text:style-name="T607">T</text:span>um Paulus quid(a1)<text:line-break/>florentinus recte hos inquit risit stultus medio<text:line-break/>lan(e1)sis.<text:s/><text:span text:style-name="T608">C</text:span>(u1) narrari fabul(a1) posceremns (?) fuit in<text:line-break/>quit ol(i1) ciuis mediolani dem(e1)ti(u1) et insanor(u1) me<text:line-break/>dicus (sol) qui ad se delatos infra cert(u1) t(e1)pus saman<text:line-break/>dos suscipiebat. Erat autem cnratio huiusmodi<text:line-break/><text:span text:style-name="pb">[f. 3r]</text:span><text:span text:style-name="pb"><text:line-break/></text:span>habebat domi aream et in ea lacun(a1) aque fetide<text:line-break/>at(q3) obscene (sol) in quam nudos ad palum ligabat<text:line-break/>eos qui insani adducebantur. aliquos vs(q3) ad ge<text:line-break/>nua (sol) quosdam inguinetenus (sol) non nullos pro(-)<text:line-break/>fundius pro insanie modo ac eos tam diu a qua<text:line-break/>at(q3) inedia macerabat (sol) quoad vider(e1)tur sani.<text:s/><text:span text:style-name="T609">A</text:span>l<text:line-break/>latus est inter ceteros quidam quem vs(q3) ad<text:s/>fe(-)<text:line-break/>mur in aquam posuit (!) qui post quindecim dies<text:line-break/>cepit resipiscere ac curator(e1) rog are (sol) vt ex aqua<text:line-break/>reduceretur.<text:s/><text:span text:style-name="T610">E</text:span>lle homin(e1) exemit a cruciatu (sol) ea<text:line-break/>tamen conditione ne aream egrederetur. cui c(u1)<text:line-break/>diebus aliquot paruisset (sol) vt vniuers(a1) dom(u1) per<text:line-break/>ambularet (ita vt exteriorem ianuam n(o1) egrede<text:line-break/>retur) permisitreli quis sociis (qui plures er(a1)t)<text:line-break/>in aqua relictis. paruit dilig enter medici man(-)<text:line-break/>datis.<text:s/><text:span text:style-name="T611">S</text:span>tans vero aliquando super hostium (ne(-)<text:line-break/>(q3) eni egredi audebat timore lacune) aduenient(e1)<text:line-break/>equestrem iuuenem cum accipitre et duobus ca<text:line-break/><text:soft-page-break/>nibus (sol) ex his qui sagaces dicuntur ad se vocauit<text:line-break/>rei motus nouitate . ne(q3) enim que ante in in(-)<text:line-break/>sania viderat . tenebat memoria .<text:s/><text:span text:style-name="T612">C</text:span>um accessis<text:line-break/>set iuuenis (!) heus tu inquit ille (!) ausculta oro me<text:line-break/>paucis (sol) ac si libet responde (sol) hoc quo veheris<text:line-break/>qui est (?) et quamobrem illud tenes (?) Equus est<text:line-break/>inquit . et aucupii gracia .<text:s/><text:span text:style-name="T613">T</text:span>um deinceps. hoc<text:line-break/><text:span text:style-name="pb">[f. 3v]</text:span><text:span text:style-name="pb"><text:line-break/></text:span>vero quod manu gestas quid vocatur (?) et qua in<text:line-break/>re illo vteris (?) Accipiter respondit (sol) et aucupio<text:line-break/>aptus (sol) querquedular(u1) (sol) aut perdic(u1). Tum alter<text:line-break/>hi qui te comit(a1)tur (sol) qui s(u1)t ait (?) et quid prosunt<text:line-break/>tibi (?)<text:s/><text:span text:style-name="T614">C</text:span>anes ait et aucupio accomodati (sol) ad inue<text:line-break/>stigandas aues. he aut(e1) aues quarum capienda(-)<text:line-break/>rum causa tot res paras cuius sunt precii si in<text:line-break/>vnum conferas totius anni capturam (?) parum<text:line-break/>quid nescio cum resp(o1)disset (!) et (q3) sex aureos n(o1)<text:line-break/>excederent (!) subdit homo que nam est equi can(u1)<text:line-break/>(q3) et accipitris impensa (?) quinquaginta aureor(u1)<text:line-break/>affirmauit.<text:s/><text:span text:style-name="T615">T</text:span>um admiratus stultici(a1) equestris<text:line-break/>iuuenis (sol) ho ho inquit abi hinc ocius oro (sol) at(q3) a(-)<text:line-break/>deo aduola ante(q4) medicus domum redeat. nam<text:line-break/>si hic te compererit veluti insanissim(u1) omnium<text:line-break/>qui viuant (sol) in lacunam suam coniiciat<text:s/>curand(u1)<text:line-break/>cum ceteris mente captis. at(q3) vltra omnes vs(q3)<text:line-break/>ad mentum in aquam summ(a1) collocabit.<text:s/><text:span text:style-name="T616">O</text:span>sten<text:line-break/>dit aucupii porro studium summ(a1) esse amenti(a1)<text:line-break/>nisi aliquando et ab opulentis et exercicii causa<text:line-break/>fiat.</text:p>
      <text:h text:style-name="Titre2" text:outline-level="2"><text:span text:style-name="T617">D</text:span>e donacii pigritantis disputatione.<text:tab/>iii,</text:h>
      <text:p text:style-name="P618"><text:span text:style-name="T619">D</text:span><text:span text:style-name="T620">O</text:span>nacius adolesc(e1)s facetus ex familia Gua<text:line-break/>scon(u1) (sol) dum essemus c(o1)stantie admodum<text:line-break/>tarde surgebat e lecto. cum socii eam tard itat(e1)<text:line-break/><text:span text:style-name="pb">[f. 4r]</text:span><text:span text:style-name="pb"><text:line-break/></text:span>culparent (!) quidue tam diu in lecto ageret perc(o1)<text:line-break/>tarentur (!) subridens respondit (!) litigantes discep<text:line-break/>tantes(q3) ausculto. Adsunt en(i1) mane michi euelti<text:line-break/>gio cum expergiscor (sol) due habitu muliebri solici<text:line-break/>tudo videlicet (sol) et pigricia. quarum altera surge(-)<text:line-break/>re hortatur (sol) et aliquid operis agere (sol) ne(q3) di(e1) in<text:line-break/>lecto terere. altera prior(e1) increp(a1)s (sol) quiesc(e1)d(u1) as<text:line-break/>serit. et propter frigoris vim (sol) in calore lecti per<text:line-break/>manend(u1) indulgendum(q3) corporis quieti (sol) ne(q3)<text:line-break/>semper laboribus vacand(u1). prior insuper ratio(-)<text:line-break/>nes suas tuetur (sol) ita vt c(u1) diutius<text:s/>disputent at(q3)<text:line-break/>altercentur (!) ego tan(q4) equus iudex (sol) null(a1) in par<text:line-break/>tem declinans (sol) audio disput(a1)tes (sol) expectans quo<text:line-break/>ad sint sentencia concordes. hoc fit vt surg(a1) tar(-)<text:line-break/>dius (sol) expectans litigii finem.</text:p>
      <text:soft-page-break/>
      <text:h text:style-name="Titre2" text:outline-level="2"><text:span text:style-name="T621">D</text:span>e iudeo non nullorum suasu cristiano<text:line-break/>facto. facecia.<text:tab/>iiii.</text:h>
      <text:p text:style-name="P622"><text:span text:style-name="T623">I</text:span><text:span text:style-name="T624">V</text:span>deum cum multi hortarentur ad cristi<text:line-break/>fidem (!) egre ille bona sua dimittebat. sua(-)<text:line-break/>debant conplures vt ea daret pauperibus (sol) quo(-)<text:line-break/>niam secundum euangelicam sentenciam (que<text:line-break/>esset verissima (centuplum esset recepturus. per<text:line-break/>suasus tand(e1) ad fidem c(o1)uersus est (!) distributis<text:line-break/>inter pauperes (sol) egenos (sol) et m(e1)dicos bonis. inde<text:line-break/>per mensem fere hospitio exceptus (e1) honorifice<text:line-break/><text:span text:style-name="pb">[f. 4v]</text:span><text:span text:style-name="pb"><text:line-break/></text:span>a diuersis cristianis (sol) cum ei omnes blandir(e1)tur<text:line-break/>et laudarent<text:s/>factum. ille tamen qui precario vi(-)<text:line-break/>ueret expectabat indiem centupli promissionem<text:line-break/>et cum multos sacietas cibandi hominis cepisset<text:line-break/>iam(q3) rarus (i1)uitator reperiretur (!) cepit homo ad<text:line-break/>modum egere (sol) ita vt ei necesse esset diuertere ad<text:line-break/>hospitale quoddam (sol) in quo morbo correptus (sol)<text:line-break/>ad extrem(u1) vite deuenit (sol) c(u1) sanguis per posteri<text:line-break/>ora efflueret. desperans ita(q3) salutem (sol) et simul<text:line-break/>diffisus pollicitat(o1)nis c(e1)tupli (sol) ex anxietate qua(-)<text:line-break/>dam aerem querens (sol) egressus est<text:s/>lectulum ad se<text:line-break/>cessum ventris in pratul(u1) propinqu(u1) (sol) vbi cum<text:line-break/>constitisset (!) quesitis post egestion(e1) ad tergend(u1)<text:line-break/>anum herbis (sol) inuenit inuolutum lineum refer(-)<text:line-break/>tum lapidibus preciosis. quare ditior factus (sol) ad<text:line-break/>hibitis medicis conualuit. at(q3) domo empta et<text:line-break/>possessionibus (!) vixit postmod(u1) in summa rer(u1)<text:line-break/>opulentia.<text:s/><text:span text:style-name="T625">C</text:span>um ergo diceretur ab omnibus (sol) ec(-)<text:line-break/>ce nonne ver(u1) prediximus tibi deum centupl(u1)<text:line-break/>redditurum (?)<text:s/><text:span text:style-name="T626">R</text:span>eddidit inquit ille (sol) sed tamen pri<text:line-break/>us vt vs(q3) ad<text:s/>interitum caccarem sanguin(e1) per(-)<text:line-break/>misit.<text:s/><text:span text:style-name="T627">D</text:span>ictum contra eos qui tardi in beneficio<text:line-break/>dando aut reddendo existunt.</text:p>
      <text:h text:style-name="Titre2" text:outline-level="2"><text:span text:style-name="T628">D</text:span>e homine insulso qui existimauit<text:line-break/>duos cunnos in vxore. facecia<text:tab/>v.</text:h>
      <text:p text:style-name="P629"><text:span text:style-name="pb">[f. 5r]</text:span></text:p>
      <text:p text:style-name="P630"><text:span text:style-name="T631">H</text:span><text:span text:style-name="T632">O</text:span>mo e nostris rusticanus et haud mult(u1)<text:line-break/>prudens (sol) certe in coitu mulierum rudis (sol)<text:line-break/>sumpta vxore (!) cum illa aliquando in lecto renes<text:line-break/>verlus virum voluens nates in eius gremio po<text:line-break/>suisset (!) erecto telo vxorem casu cognouit.<text:s/><text:span text:style-name="T633">A</text:span>dmi<text:line-break/>ratus(q3) postmod(u1) et rogans mulierem an duos<text:line-break/>cunnos haberet (!) c(u1) illa annuisset (sol) ho ho inquit<text:line-break/>vnus michi satis est (sol) alter vero superfluus. tum<text:line-break/>callida vxor (que a sacerdote parrochiano dilige<text:line-break/>batur) possumus inquit ex hoc altero elemosin(a1)<text:line-break/>facere. demus eum ecclesie et sacerdoti nostro (sol)<text:line-break/>cui hec res erit gratissima (sol) et tibi nichil oberit (sol)<text:line-break/><text:soft-page-break/>cum vnus sufficiat tibi.<text:s/><text:span text:style-name="T634">A</text:span>ssentitur vir vxori (sol) et<text:line-break/>in graciam sacerdotis (sol) et vt se onere superfluo<text:line-break/>leuiaret.<text:s/><text:span text:style-name="T635">I</text:span>gitur eo vocato ad cenam (!) causa(q3) ex(-)<text:line-break/>posita (!) cum sumpto cibo lectum vnum tres in(-)<text:line-break/>grederentur (!) ita vt mulier media esset (sol) vir ante(-)<text:line-break/>riori parte (sol) posteriori alter ex dono vteretur (!) sa<text:line-break/>cerdos famellicus concupiti(q3) cibi auidus (sol) prior<text:line-break/>aggreditur aciem sibi c(o1) missam. qua in re vxor<text:line-break/>quo(q3) submurmurans (sol) strepitum quendam ede<text:line-break/>bat.<text:s/><text:span text:style-name="T636">T</text:span>unc vir timens ne partes eius aggrede(-)<text:line-break/>retur (!) serua (inquit) amice inter nos conuenta (sol)<text:line-break/>et tua porcione vtere (sol) meam intact(a1) relinquens<text:line-break/>huic sacerdos (sol) det michi graciam deus inquit.<text:line-break/><text:span text:style-name="pb">[f. 5v]</text:span><text:span text:style-name="pb"><text:line-break/></text:span>nam tua paruifatio (sol) vt bonis tant(u1) ecclesie vti<text:line-break/>possim.<text:s/><text:span text:style-name="T637">H</text:span>is verbis acquiesc(e1)s stultus ille quod<text:line-break/>ecclesie concesserat libere vti iussit.</text:p>
      <text:h text:style-name="Titre2" text:outline-level="2"><text:span text:style-name="T638">D</text:span>e vidua acc(e1)sa libidine c(u1) paupere.<text:tab/>vi.</text:h>
      <text:p text:style-name="P639"><text:span text:style-name="T640">I</text:span><text:span text:style-name="T641">P</text:span>ocritar(u1) genus pessim(u1) est omni(u1) qui<text:line-break/>viu(a1)t. C(u1) de his femel in cetu me presente exor<text:line-break/>tus sermo esset (!) diceretur(q3) (!) o(i1)a ypocrisis redun<text:line-break/>dare (!) qui c(u1) dignitat(u1) at(q3) honor(u1) ambitione ar<text:line-break/>deant (!) tam(e1) simul(a1)do (sol) ac dissimul(a1)do agunt (sol) vt<text:line-break/>non sponte sed inuiti ac superior(u1) precepto ho(-)<text:line-break/>nores assequi videantur.<text:s/><text:span text:style-name="T642">T</text:span>um quidam ex astan<text:line-break/>tibus dixit eos similes.<text:s/><text:span text:style-name="T643">P</text:span>aulo cuid(a1) beato qui<text:line-break/>habitabat pisis (sol) unus ex eis qui vulgo apostoli<text:line-break/>voc(a1)tur. quor(u1) (e1) c(o1)suetudo sedere ad hosti(u1) do(-)<text:line-break/>mus (sol) nichil pet(e1)tes.<text:s/><text:span text:style-name="T644">C</text:span>(u1)<text:s/>vt nobis expo(e1)ret (sol) quis<text:line-break/>is fuisset rogaremus (!)<text:s/><text:span text:style-name="T645">P</text:span>aulus inquit qui prop(-)<text:line-break/>ter vite sct(i1)moni(a1) beatus vulgo cognom(i1)abatur<text:line-break/>sedit aliqu(a1)do cuiusd(a1) vidue ad hosti(u1). que sibi<text:line-break/>cib(u1) prebebat in ele(o1)sin(a1). illa conspicata sepius<text:line-break/>vir(u1) (erat en(i1) formosus) exarsit in<text:s/><text:span text:style-name="T646">P</text:span>aul(u1). cibo(q3)<text:line-break/>dato rogauit (!) vt postridie rediret. se curaturam<text:line-break/>vt bene pr(a1)deret.<text:s/><text:span text:style-name="T647">C</text:span>(u1) frequ(e1)s dom(u1) mulieris ac<text:line-break/>cessisset (!) illa tand(e1) rogauit homin(e1) vt intus acce<text:line-break/>deret ad sum(e1)d(u1) cib(u1). (a1)nuit hic et c(u1) opipere v(e1)<text:line-break/>tr(e1) cibo potu(q3) farsisset (!) mulier libid(i1)s (i1)pati(e1)s<text:line-break/><text:span text:style-name="pb">[f. 6r]</text:span><text:span text:style-name="pb"><text:line-break/></text:span>vi(-$)r(u1) (a1)plectitur osculatur(q3) (sol) asser(e1)s n(o1) (i1)de abitur(u1)<text:line-break/>prius(q4) se cognoscat. ille reluctanti similis (sol) ac de<text:line-break/>testans mulieris feruent(e1) cupiditat(e1) (sol) c(u1) illa ob(-)<text:line-break/>scenius instaret tand(e1) ced(e1)s vidue importu(i1)tati (sol)<text:line-break/>postea (q4) inquit tant(u1) mal(u1) patrare cupis (!) tes(-)<text:line-break/>tor de(u1) (sol) tu(u1) opus erit. ego procul a culpa abs(u1)<text:line-break/>tuipsa inquit cape hanc maledict(a1) carnem (Iam<text:line-break/>en(i1) virga erecta erat) et ipsamet vtere vt lubet.<text:line-break/>ego en(i1) eam hodie minime tang(a1). ita inuitus mu<text:line-break/><text:soft-page-break/>lierem subegit (sol) licet propter abstinenti(a1) non tan<text:line-break/>geret carnem suam (sol) totum peccat(u1) tribu(e1)s mu(-)<text:line-break/>lieri.</text:p>
      <text:h text:style-name="Titre2" text:outline-level="2"><text:span text:style-name="T648">D</text:span>e equestre palleato.<text:tab/>vii.</text:h>
      <text:p text:style-name="P649"><text:span text:style-name="T650">I</text:span><text:span text:style-name="T651">B</text:span>am semel ad pontificis palaci(u1). transi(-)<text:line-break/>bat quidam e nostris palleatis equester (sol) et<text:line-break/>forsan implicitus curis. hunc quispi(a1) c(u1) detecto<text:line-break/>capite reuereretur (!) n(o2) animaduertit episcopus.<text:line-break/>At ille superbia aut arrog(a1)tia (sol) fact(u1) existimans<text:line-break/>hic inquit asini sui medietatem nequa(q4) reliquit<text:line-break/>domi. tot(u1) en(i1) sec(u1) defert (sol) significans e(u1) esse asi<text:line-break/>num (sol) qui se reuerentibus non responderet.</text:p>
      <text:h text:style-name="Titre2" text:outline-level="2"><text:span text:style-name="T652">D</text:span>ictum zuchari.<text:tab/>viii.</text:h>
      <text:p text:style-name="P653"><text:span text:style-name="T654">P</text:span><text:span text:style-name="T655">E</text:span>rambulantes aliqu(a1)do vrbem vir face(-)<text:line-break/>tissimus omni(u1) qui viuerent zucharus (sol) e<text:line-break/>go(q3) peruenimus ad loc(u1) vbi celebrab(a1)tur nup(-)<text:line-break/>cie (sol) postridie qu(a1) sponsa dom(u1) venerat.<text:line-break/><text:span text:style-name="pb">[f. 6v]</text:span><text:span text:style-name="pb"><text:line-break/></text:span><text:span text:style-name="T656">S</text:span>teti(-)mus paulul(u1) animi relaxandi gratia respici(e1)tes<text:line-break/>vna psall(e1)tes (sol) viros ac mulieres. t(u1) subrid(e1)s zu<text:line-break/>charus isti inquit matrimoni(u1) consum(u1)t. ego i(a1)<text:line-break/>patrimoni(u1) cons(u1)psi. facete in seips(u1) dixit qui<text:line-break/>v(e1)ditis paternis bonis patrimoni(u1) omne come(-)<text:line-break/>dendo lud(e1)do(q3) cons(u1)pserat.</text:p>
      <text:h text:style-name="Titre2" text:outline-level="2"><text:span text:style-name="T657">D</text:span>e pretore.<text:tab/>ix.</text:h>
      <text:p text:style-name="P658"><text:span text:style-name="T659">Q</text:span><text:span text:style-name="T660">V</text:span>id(a1) iturus florenci(a1) pretor (sol) qua die vr(-)<text:line-break/>bem introiit (sol) habuit de more in maiori t(e1)<text:line-break/>plo cor(a1) prioribus ciuitatis sermon(e1) long(u1) sane<text:line-break/>et molest(u1). n(a1) ordiri in su(a1) c(o1)mendacion(e1)<text:s/>cepit<text:line-break/>se fuisse antea rome senator(e1). vbi quicquid ab se<text:line-break/>item(q3) ab reliquis in su(a1) laud(e1) honorem(q3) dict(u1)<text:line-break/>factumue extiterat (sol) prolixo sermone explicauit.<text:line-break/><text:span text:style-name="T661">E</text:span>xit(u1) deinceps ex vrbe comitat(u1)(q3) rec(e1)suit. pri(-)<text:line-break/>mo die sutri(u1) c(o1)tulisse se dixit. et que ibi a se ac(-)<text:line-break/>ta er(a1)t singulat(i1) (sol) t(u1) dietim quo (i1) loco hospicioue<text:line-break/>fuisset (sol) ac quicquid ab eo gest(u1) qua(q3) de re esset<text:line-break/>narrauit. plures hore hac in or(o1)ne transier(a1)t. et<text:line-break/>nond(u1) peruenerat senas. c(u1) omnibus sermonis<text:line-break/>odiosi longitudo infensa esset (sol) ne(q3) finis fieret<text:line-break/>dic(e1)di (<text:span text:style-name="T662">V</text:span>ideretur a(u1)t ille vniuers(u1) di(e1) in his fa<text:line-break/>bulis c(o1)s(u1)pturus) c(u1) i(a1) nox approp(i1)quaret (!) t(u1)<text:line-break/>vnus ex ast(a1)tibus iocab(u1)dus ad aur(e1) pretoris ac<text:line-break/>cedens (sol) domine inquit hora i(a1) tarda est (sol) festine(-)<text:line-break/>tis iter oportet. n(a1) nisi hodie florenti(a1)<text:line-break/><text:span text:style-name="pb">[f. 7r]</text:span><text:span text:style-name="pb"><text:line-break/></text:span>intraueri(-$)tis (!) c(u1) hodiernus dies sit vobis c(o1)stitutus ad ve<text:line-break/>niend(u1) (!) offici(u1) hoc amittetis. hoc intellecto stul<text:line-break/><text:soft-page-break/>tus homo ac loquax tandem retulit se flor(e1)ciam<text:line-break/>venisse.</text:p>
      <text:h text:style-name="Titre2" text:outline-level="2"><text:span text:style-name="T663">D</text:span>e muliere que vir(u1) defraudauit.<text:tab/>x.</text:h>
      <text:p text:style-name="P664"><text:span text:style-name="T665">P</text:span><text:span text:style-name="T666">E</text:span>trus quidam c(o1)tribulus meus (sol) olim mi<text:line-break/>chi narrauit fabulam ridend(a1) et versucia<text:line-break/>dign(a1) muliebri. is rem habebat c(u1) femina nup(-)<text:line-break/>ta agricole haud mult(u1) prudenti. et is foris in<text:line-break/>agro sepius ob pecuniam debitam pernoctabat.<text:line-break/><text:span text:style-name="T667">C</text:span>um aliquando amicus intrasset ad mulierem<text:line-break/>vir insperatus rediit in crepusculo.<text:s/><text:span text:style-name="T668">T</text:span>um illa su<text:line-break/>bito collocato subtus lectum adultero (!) in mari(-)<text:line-break/>tum versa grauiter illum increpauit (sol) &lt;ATTcaratere&gt; redisset<text:line-break/>asserens velle eum degere in carceribus (!) modo<text:line-break/>inquit pretoris satellites ad te capiend(u1) (sol) vniuer<text:line-break/>sam domum perscrutati sunt (sol) vt te abriperent<text:line-break/>ad carcerem. cum dicerem te foris dormire soli(-)<text:line-break/>tum abierunt c(o1)minantes se paulopost reuersu(-)<text:line-break/>ros.<text:s/><text:span text:style-name="T669">Q</text:span>uerebat homo perterritus abeundi mo(-)<text:line-break/>dum.<text:s/><text:span text:style-name="T670">S</text:span>ed iam porte opidi clause erant. t(u1) muli<text:line-break/>er quid agis infelix (!) si caperis (!) actum est.<text:s/><text:span text:style-name="T671">C</text:span>um<text:line-break/>ille vxoris consili(u1) tremens (sol) quereret (!) illa ad do<text:line-break/>lum prompta ascende inquit ad hoc columbari(-)<text:line-break/>um. eris ibi hac nocte. ego hosti(u1) extra conclud(a1)<text:line-break/>et remouebo scalas. ne quis te ibi esse suspicari<text:line-break/><text:span text:style-name="pb">[f. 7v]</text:span><text:span text:style-name="pb"><text:line-break/></text:span>queat.<text:s/><text:span text:style-name="T672">I</text:span>lle vxoris paruit consilio. Ea obserato<text:line-break/>hostio (sol) vt viro facultas egrediendi n(o1)<text:s/>esset (!) amo<text:line-break/>tis scalis homin(e1) ex ergastulo eduxit. qui simu(-)<text:line-break/>lans lictores pretoris iter(u1) aduenisse (sol) magna ex<text:line-break/>citata turba (!) muliere quo(q3) pro viro loqu(e1)te (!) in<text:line-break/>gentem latenti timorem incussit. Sedato tamen<text:line-break/>tumultu in lect(u1) profecti (sol) ea nocte veneri ope(-)<text:line-break/>ram deder(u1)t. vir delituit in stercora et col(u1)bos.</text:p>
      <text:h text:style-name="Titre2" text:outline-level="2"><text:span text:style-name="T673">D</text:span>e sacerdote sol(e1)nitat(e1) palmar(u1) ignor(a1)te.<text:tab/>xi.</text:h>
      <text:p text:style-name="P674"><text:span text:style-name="T675">G</text:span><text:span text:style-name="T676">E</text:span>llum opid(u1) est in nostris app(e1)nini m(o1)(-)<text:line-break/>tibus admod(u1) rustican(u1). in eo habitabat<text:line-break/>sacerdos rudior at(q3) indoctior incolis.<text:s/><text:span text:style-name="T677">H</text:span>uic c(u1)<text:line-break/>ignota essent tempora (sol) anni(q3) varietates (!) nequa<text:line-break/>(q4) indixit quadragesim(a1) populo suo.<text:s/><text:span text:style-name="T678">V</text:span>enit hic<text:line-break/>ad terram nou(a1) ad mercat(u1) sabbato ante sollem<text:line-break/>nitatem palmar(u1). conspectis(q3) sacerdotibus oli(-)<text:line-break/>uarum ramos ac palmulas in diem sequentem<text:line-break/>parantibus (!) admirans (sol) quid nam id sibi vellet (!)<text:line-break/>cognouit tunc erratum su(u1). et quadragesim(a1) i(a1)<text:line-break/>nulla obseruatione suor(u1) transisse<text:s/><text:span text:style-name="T679">R</text:span>euersus in<text:line-break/>opidum et ipse ramos palmas(q3) in poster(u1) diem<text:line-break/>parauit. qui aduocata plebecula (!) hodie inquit est<text:line-break/>dies (sol) quo rami oliuar(u1) palmar(u1)(q3) dari ex c(o1)sue<text:line-break/><text:soft-page-break/>tudine debent (sol) octaua die pasca erit. hac tantum<text:line-break/>ebdomada agenda est penit(e1)tia. ne(q3) longius<text:line-break/><text:span text:style-name="pb">[f. 8r]</text:span><text:span text:style-name="pb"><text:line-break/></text:span>ha(-)bemus hoc (a1)no ieiuni(u1). cui(con) rei c(a1)m h(a1)c cogno<text:line-break/>scite.<text:s/><text:span text:style-name="T680">C</text:span>arnispriui(u1) hoc anno fuit tard(u1) admo(-)<text:line-break/>d(u1) (sol) ac lent(u1). quod propter frigora et difficulta(-)<text:line-break/>tat(e1) itiner(u1) hos montes nequiuit superare. ide(-)<text:line-break/>o(q3) et quadragesima adeo tardo ac fesso<text:s/>gradu ac<text:line-break/>cessit (!) vt iam n(o1) (a1)plius (q4) ebdomad(a1) vn(a1) sec(u1) fe<text:line-break/>rat (sol) reliquis in via relictis. hoc ergo modico t(e1)(-)<text:line-break/>pore quo vobisc(u1) mansura est. confitemini et pe<text:line-break/>nitenti(a1) agite omnes.</text:p>
      <text:h text:style-name="Titre2" text:outline-level="2"><text:span text:style-name="T681">D</text:span>e rusticis nuntiis interrogatis an vellent<text:line-break/>crucifixum viuum vel mortu(u1) ab opifice.<text:tab/>xii.</text:h>
      <text:p text:style-name="P682"><text:span text:style-name="T683">E</text:span>x hoc quid(e1) opido missi sunt quid(a1) areti(-)<text:line-break/>um ad emend(u1) ligne(u1) crucifix(u1) (!) qui in<text:line-break/>eorum ecclesia poneretur. deducti ad huiusmodi<text:line-break/>rerum opificem quend(a1) (sol) c(u1) rudes et veluti sti(-)<text:line-break/>pites essent (!) opifex risus materi(a1) auditis homi(-)<text:line-break/>nibus querens (!) Viu(u1) ne an mortu(u1) crucifix(u1)<text:line-break/>vellent (!) postulauit (?) illi sumpto paulo t(e1)poris ad<text:line-break/>consultand(u1) secreto collocuti (!) dem(u1) resp(o1)der(u1)t<text:line-break/>se viu(u1) malle. n(a1) sreo modo suo populo n(o1) pla<text:line-break/>ceret (!) se ill(u1) euestigio occisuros.</text:p>
      <text:h text:style-name="Titre2" text:outline-level="2"><text:span text:style-name="T684">D</text:span>ict(u1) coci duci mediolanensi habit(u1).<text:tab/>xiii.</text:h>
      <text:p text:style-name="P685"><text:span text:style-name="T686">D</text:span><text:span text:style-name="T687">V</text:span>x mediolani senior (sol) princeps in omni(-)<text:line-break/>bus rebus elegantie singularis (sol) habebat<text:line-break/>coc(u1) egregi(u1) (!) qu(e1) vs(q3)<text:s/>ad gallos ad perdiscenda<text:line-break/><text:span text:style-name="pb">[f. 8v]</text:span><text:span text:style-name="pb"><text:line-break/></text:span>obsonia miserat. Bello quod ingens c(u1) florenti(-)<text:line-break/>nis dux habuit c(u1) ei aliqu(a1)do non satis prosper<text:line-break/>n(u2)tius aduenisset (!) admod(u1) turbauit ducis men<text:line-break/>t(e1) (sol) oblatis postmod(u1) ad mens(a1) epulis (!) sapores<text:line-break/>(nescio quos) cum dux improbasset (!) epulas in(-)<text:line-break/>super vt non rite conditas (sol) esset aspernatus (!) ac(-)<text:line-break/>cit(u1) cocum (veluti ignar(u1) artis) aspere increpa(-)<text:line-break/>uit.<text:s/><text:span text:style-name="T688">T</text:span>um ille (vt erat liberior in loquendo) Si<text:line-break/>flor(e1)tini inquit tibi gust(u1) at(q3) appetit(u1) aufer(u1)t<text:line-break/>que mea est culpa (?) et cibi en(i1) mei sapidi sunt et<text:line-break/>summa arte comp ositi. sed te nimi(u1) concalefaci<text:line-break/>unt et appetitum auferunt florentini. Risit ille<text:line-break/>(vt erat humanissimus) coci facetam in respon(-)<text:line-break/>dendo libertatem.</text:p>
      <text:soft-page-break/>
      <text:h text:style-name="Titre2" text:outline-level="2"><text:span text:style-name="T689">E</text:span>iusdem coci dictum<text:line-break/>ad prelibatum principem.<text:tab/>xiiii.</text:h>
      <text:p text:style-name="P690"><text:span text:style-name="T691">I</text:span><text:span text:style-name="T692">D</text:span>em cocus bello insuper vig(e1)te (sol) iocatus<text:line-break/>ad mensam ducis (sol) c(u1) videret e(u1) anxi(u1) at(-)<text:line-break/>(q3) afflict(u1) curis (!) non mir(u1) esse inquit illum tor<text:line-break/>queri. nam duo impossibilia dux conatur (!)<text:s/>vn(u1)<text:line-break/>ne habeat confinia (sol) alter(u1) vt pingu(e1) reddat (sol) fr(a1)<text:line-break/>cisc(u1) barbauar(a1) homin(e1) opulent(u1) (sol) summa(q3) cu(-)<text:line-break/>pidita te flagrant(e1). hoc dicto perstringens et do(-)<text:line-break/>min(a1)di appetit(u1) ducis imoderat(u1) et francisci im<text:line-break/>mensam opum at(q3) ambitionis cupiditatem.</text:p>
      <text:h text:style-name="Titre2" text:outline-level="2">Peticio eiusd(e1) coci ad predict(u1) princip(e1).<text:tab/>xv.</text:h>
      <text:p text:style-name="P693"><text:span text:style-name="pb">[f. 9r]</text:span></text:p>
      <text:p text:style-name="P694"><text:span text:style-name="T695">I</text:span><text:span text:style-name="T696">S<text:s/></text:span>ipse cum multi peter(e1)t varia (!) beneficii<text:line-break/>loco s(u1)mopere in cena duc(e1) rogauit (!) vt se<text:line-break/>asin(u1) faceret. Miratus dux quid sibi ea postula(-)<text:line-break/>tio vellet (?) cur se asin(u1) (q4) homin(e1) mallet. Atqui<text:line-break/>omnes video inquit ille. quos (i1)sublime extulisti<text:line-break/>quibus honores et magistratus dedisti (!) superbi<text:line-break/>a et fastu elatos (sol) at(q3) insolentes euasisse asinos.<text:line-break/>Ita(q3) ego quo(q3) asinus a te<text:s/>fieri cupio.</text:p>
      <text:h text:style-name="Titre2" text:outline-level="2"><text:span text:style-name="T697">D</text:span>e Iannoto vicecomite.<text:tab/>xvi</text:h>
      <text:p text:style-name="P698"><text:span text:style-name="T699">A</text:span><text:span text:style-name="T700">H</text:span>tonius luscus vir facetissimus ac doctis<text:line-break/>simus (sol) cum ei notus quid(a1) litteras apud<text:line-break/>pontific(e1) expediendas obtulisset (!) at(q3) ipse certo<text:line-break/>in loco corrigere at(q3) em(e1)dare iussisset (!) ille a(u1)t<text:line-break/>postridie litteras easdem retulisset (sol) veluti em(e1)<text:line-break/>datas (!) inspectis litteris (!) tu me inquit<text:s/><text:span text:style-name="T701">I</text:span>annot(u1)<text:line-break/>vicecomit(e1) forsan putasti.<text:s/><text:span text:style-name="T702">C</text:span>um queremus quid<text:line-break/>nam hoc sibi dict(u1) vellet (!) Iannotus ait olim pre<text:line-break/>tor fuit noster<text:s/><text:span text:style-name="T703">V</text:span>incentius (sol) homo bonus (sol) sed<text:line-break/>corpore ei ingenio crasso. Is sepius aduocato se<text:line-break/>cretario mandabat scribi epistol(a1) ad duc(e1) medio<text:line-break/>lani seniorem. quar(u1) particul(a1) qu(a1)dam ipse di(-)<text:line-break/>ctitabat que spectabat ad ceremonias verborum<text:line-break/>reliqu(a1) comittebat secretario (sol) qui afferebat epi(-)<text:line-break/>stolam postmod(u1) script(a1) eam<text:s/><text:span text:style-name="T704">I</text:span>annotus legen(-)<text:line-break/>dam sumens (sol) statim(q3) epistol(a1) veluti incondit(a1)<text:line-break/><text:span text:style-name="pb">[f. 9v]</text:span><text:span text:style-name="pb"><text:line-break/></text:span>at(q3) ineptam increpans (!) non bene est aiebat. per<text:line-break/>ge at(q3) emenda.<text:s/><text:span text:style-name="T705">S</text:span>ecretarius qui patroni sui stul<text:line-break/>tici(a1) nosset et mores (!) paulopost reuertens at e(a1)<text:line-break/>dem epistol(a1) nichilo immutat(a1) ferens (sol) et corre(-)<text:line-break/>xisse se et rescripsisse dicebat. qu(a1) c(u1) ille tan(q3) le<text:line-break/>cturus (i1) manus sumeret (!) inspecta paul(u1) cpisto(-)<text:line-break/>la (!) nunc bene se habet inquit. vade et obsigna at<text:line-break/>(q3) ad ducem destina. hoc in omnibus epistolis su<text:line-break/>is facere consueuit.</text:p>
      <text:soft-page-break/>
      <text:h text:style-name="Titre2" text:outline-level="2"><text:span text:style-name="T706">D</text:span>e sutore quodam<text:line-break/>vicecomitis per viam comparationis.<text:tab/>xvii.</text:h>
      <text:p text:style-name="P707"><text:span text:style-name="T708">C</text:span><text:span text:style-name="T709">O</text:span>mmiserat olim Martinus p(o1)tifex An<text:line-break/>tonio lusco litteras quasd(a1) conficiendas.<text:line-break/>quas<text:s/>c(u1) postmod(u1) legisset (!) iussit pontifex illas<text:line-break/>legendas quo(q3) deferri ad quend(a1) amic(u1) nostr(u1)<text:line-break/>in quo plurim(u1) fidebat.<text:s/><text:span text:style-name="T710">I</text:span>lle a(u1)t qui paul(u1) es(-)<text:line-break/>set in cena c(o1)calefactus a vino (sol) litteras penitus<text:line-break/>improbauit (sol) et ali(u1) in<text:s/>modum componi iussit.<text:line-break/><text:span text:style-name="T711">T</text:span>(u1)c Antonius Bartholomeo de bardis qui ad<text:line-break/>erat (!) faci(a1) inquit in litteris meis (sol) quod ol(i1) sutor<text:line-break/>in farcitio (quod appellant Iohannis galeatii vi<text:line-break/>cecomitis) egit.<text:s/><text:span text:style-name="T712">C</text:span>ras ante(q4) edat vel bibat redi(-)<text:line-break/>bo. et littere bene<text:s/>er(u1)t.<text:s/><text:span text:style-name="T713">D</text:span>einde precont(a1)ti quid<text:line-break/>nam hoc esset Bartholomeo (?) Ioh(a1)nes Galeatius<text:line-break/>vicecomes inquit<text:s/><text:span text:style-name="T714">A</text:span>ntonius pater senioris du(-)<text:line-break/>cis mediolani erat vir magnus (sol) pinguis (sol) et<text:line-break/><text:span text:style-name="pb">[f. 10r]</text:span><text:span text:style-name="pb"><text:line-break/></text:span>cor(-)pulentus<text:s/><text:span text:style-name="T715">I</text:span>s cum sepius multo cibo et potu v(e1)<text:line-break/>tr(e1)<text:s/>farsisset (!) post cen(a1) c(u1) iret cubit(u1) vocari ad se<text:line-break/>futor(e1) su(u1) iubebat. qu(e1) acriter redargu(e1)s aiebat<text:line-break/>fecisse ill(u1) sibi farsiti(u1) nimis art(u1). mandabat(q3)<text:line-break/>ampliari (sol) ne sibi esset molest(u1). fact(u1) erit aiebat<text:line-break/>futor (sol) vt iubes. cras optime erit (sol) deinde accept(a1)<text:line-break/>vest(e1) proiciebat ad pertic(a1) (sol) nichil immutans. c(u1)<text:line-break/>dicer(e1)t ceteri cur n(o1) amplias vest(e1) hanc (sol) que ni<text:line-break/>mi(u1) ventr(e1) dom(i1) vrget (?) hic cras inquit c(u1) domi<text:line-break/>nus post digestion(e1) surrexerit (!) ac ierit cacat(u1) (!) ve<text:line-break/>stis erit (a1)plissima. Mane portabat farsiti(u1). quo<text:line-break/>ille induto n(u1)c bene (e1) dicebat. nullo in loco me<text:line-break/>offendit. eod(e1) modo Antonius epistol(a1) su(a1) di(-)<text:line-break/>gesto vino placituram dixit.</text:p>
      <text:h text:style-name="Titre2" text:outline-level="2"><text:span text:style-name="T716">Q</text:span>uerimonia<text:line-break/>spolii causa ad Facin(u1) canem factam.<text:tab/>xviii.</text:h>
      <text:p text:style-name="P717"><text:span text:style-name="T718">A</text:span><text:span text:style-name="T719">P</text:span>ud Facin(u1) can(e1) (sol) qui fuit vir crudelis<text:line-break/>ac dux precipuus in hac nostri temporis<text:line-break/>milicia (!) querebatur quid(a1) se spoliat(u1) clamide in<text:line-break/>via a quod(a1) suo milite. hunc intu(e1)s Facinus ve(-)<text:line-break/>stit(u1) tunica bona (sol) quesiuit an ill(a1) c(u1) spoliaretur<text:line-break/>gestasset (?) c(u1) ille annueret (!) abi inquit. hic qu(e1) di(-)<text:line-break/>cis te spoliasse nequa(q4) est ex meis militibus.<text:line-break/>nam nullus meus vn(q4) tibi tam bonam tunic(a1)<text:line-break/>reliquisset.</text:p>
      <text:h text:style-name="Titre2" text:outline-level="2"><text:span text:style-name="T720">E</text:span>xhortatio cardinalis<text:line-break/>ad armigeros pontificis.<text:tab/>xix.</text:h>
      <text:p text:style-name="P721"><text:span text:style-name="pb">[f. 10v]</text:span></text:p>
      <text:soft-page-break/>
      <text:p text:style-name="P722"><text:span text:style-name="T723">C</text:span><text:span text:style-name="T724">A</text:span>rdinalis hispaniensis bello (quod eo au(-)<text:line-break/>ctore gest(u1) est in piceno aduersus pontifi<text:line-break/>cis hostes) c(u1) aliqu(a1)do ad aci(e1) vent(u1) esset in qua<text:line-break/>vincere aut vinci eos qui pontific(e1) sequebantur<text:line-break/>necesse erat (?) hortabatur milites ad pugn(a1) pluri<text:line-break/>bus verbis (sol) asserens qui in eo prelio cecidissent<text:line-break/>c(u1) deo et angelis pr(a1)suros. peccator(u1) eni omni<text:line-break/>um veni(a1) proposit(a1) occ(u1)bentibus affirmabat (sol)<text:line-break/>quo morti se alacrius offerr(e1)t.<text:s/><text:span text:style-name="T725">H</text:span>is<text:s/>exhortatio(-)<text:line-break/>nibus vsus excedebat pugna.<text:s/><text:span text:style-name="T726">T</text:span>unc vnus ex a(-)<text:line-break/>stantibus mitibus (sol) cur tu inquit non et ad hoc<text:line-break/>pr(a1)di(u1) vna nobisc(u1) accedis (?) At ille (sol) t(e1)pus pran<text:line-break/>dii nond(u1) est michi inquit. quoni(a1) n(o1)d(u1) esurio</text:p>
      <text:h text:style-name="Titre2" text:outline-level="2"><text:span text:style-name="T727">P</text:span>atriarche responsio.<text:tab/>xx.</text:h>
      <text:p text:style-name="P728"><text:span text:style-name="T729">P</text:span>Atriarcha ierosolimitanus (sol) qui cancella<text:line-break/>riam apostolicam regebat (sol) c(o1)uocatis ali(-)<text:line-break/>quando in vrbe cert(a1) ob causam discutiend(a1) ad(-)<text:line-break/>uocatis (!) n(o1)nullos nescio quid verbis acriter ca(-)<text:line-break/>stigauit. huic c(u1) vnus pre ceteris<text:s/><text:span text:style-name="T730">T</text:span>homas bira<text:line-break/>cus liberius resp(o1)disset (!) versus in e(u1) patriarcha<text:line-break/>inquit (!) mal(u1) caput habes.<text:s/><text:span text:style-name="T731">A</text:span>t ille (vt erat homo<text:line-break/>promptus ad lacessend(u1) (sol) ac perfacetus) recte in<text:line-break/>quit ac vere loqueris. nichil en(i1) verius potest di<text:line-break/>ci. nam si bon(u1)<text:s/>caput haber(e1) (!) satis meliori loco<text:line-break/>res nostre e(e1)nt. ne(q3) hac opus esset c(o1)trouersia.<text:line-break/><text:span text:style-name="pb">[f. 11r]</text:span><text:span text:style-name="pb"><text:line-break/></text:span><text:span text:style-name="T732">T</text:span>igitur ipsum culpas ait patriarcha. Tum il<text:line-break/>le non me inquit sed caput repreh(e1)do. facete in<text:line-break/>ips(u1) (qui aduocatis omibus preerat) patriarch(a1)<text:line-break/>lusit (sol) qui duro paul(u1) capite existimabatur.</text:p>
      <text:h text:style-name="Titre2" text:outline-level="2"><text:span text:style-name="T733">D</text:span>e vrbano pontifice sexto.<text:tab/>xxi.</text:h>
      <text:p text:style-name="P734">Iter vrbau(u1) olim summ(u1) pontific(e1) sext(u1)</text:p>
      <text:p text:style-name="P735">leuiter perstrinxit. n(a1) c(u1) ille nescio quid<text:line-break/>acrius a pontifice cont(e1)deret (!) malo capite es in<text:line-break/>quit Vrbanus.<text:s/><text:span text:style-name="T736">T</text:span>um<text:s/>ille hoc idem inquit et de<text:line-break/>te vulgi dicunt homines pater sancte.</text:p>
      <text:h text:style-name="Titre2" text:outline-level="2"><text:span text:style-name="T737">D</text:span>e sacerdote qui loco ornatus<text:line-break/>capones episcopo portat.<text:tab/>xxii.</text:h>
      <text:p text:style-name="P738"><text:span text:style-name="T739">E</text:span><text:span text:style-name="T740">P</text:span>iscopus aretinus Angelus nomine (qu(e1)<text:line-break/>nouimus) aliquando conuocauit ad sino(-)<text:line-break/>dum sacerdotes suos (sol) precipi(e1)s vt qui<text:s/>aliqua c(u1)<text:line-break/>dignitate essent c(u1) cappis et cottis (sunt en(i1) hee<text:line-break/>vestes sacerdotales) ad sinod(u1) proficiscerentur<text:line-break/><text:span text:style-name="T741">Q</text:span>uidam presbiter cui hec vestimenta deerant (sol)<text:line-break/>mestus domi erat (sol) ignor(a1)s vnde nam ea sibi pa<text:line-break/>raret. hunc cogitabund(u1) vultu dimisso conspica<text:line-break/>ta ancilla (sol) qu(a1) domi nutriebat (sol) c(u1) quesisset me(-)<text:line-break/><text:soft-page-break/>roris causam (!) dixit sibi cum cappis et cottis se(-)<text:line-break/>cund(u1) episcopi edictum eundum ad sinod(u1) esse<text:line-break/><text:span text:style-name="T742">A</text:span>tqui inquit.<text:s/><text:span text:style-name="T743">O</text:span>bone vir n(o1) recte vim manda(-)<text:line-break/>ti huius cognouisti. n(o1) en(i1) cappas et cottas (!) sed<text:line-break/><text:span text:style-name="pb">[f. 11v]</text:span><text:span text:style-name="pb"><text:line-break/></text:span>cappos coctos episcopus postulat (sol) qui tibi sunt<text:line-break/>deferendi.<text:s/><text:span text:style-name="T744">A</text:span>pprehendit sacerdos muliebre con(-)<text:line-break/>fili(u1). et secum capones coctos deferens (sol) optime<text:line-break/>ab episcopo fuit susceptus. qui per risum retu(-)<text:line-break/>lit hunc sacerdot(e1) solum rectius (q4) ceteros edi(-)<text:line-break/>cti sententiam cognouisse.</text:p>
      <text:h text:style-name="Titre2" text:outline-level="2"><text:span text:style-name="T745">D</text:span>e amico qui egreferebat multos sibi pre(-)<text:line-break/>ferri doctrina et probitate inferiores.<text:tab/>xxiii.</text:h>
      <text:p text:style-name="P746"><text:span text:style-name="T747">I</text:span><text:span text:style-name="T748">N</text:span>curia romana vt plurim(u1) fortuna do(-)<text:line-break/>minatur (sol) cum perraro locus<text:s/>sit vel inge(-)<text:line-break/>nio vel virtuti (!) sed ambitione et importunitate<text:line-break/>parantur om(i1)a. vt de nummis sileam qui vbi(q3)<text:line-break/>terrar(u1) imperare vid(e1)tur (!) amicus quidam qui<text:line-break/>egreferebat preferri sibi multos doctrina et pro<text:line-break/>bitate inferiores (sol) querebatur apud Angelott(u1)<text:line-break/><text:span text:style-name="T749">C</text:span>ardinal(e1) sancti Marci (sol) null(a1) haberi sue virtu(-)<text:line-break/>tis ration(e1). se(q3) postponi his. qui nulla in re sibi<text:line-break/>pares essent. sua insuper studia c(o1)memorauit et<text:line-break/>in discendo labores. Tum promptus ad lacess(e1)<text:line-break/>da curie vicia cardinalis (!) hic sci(e1)tia inquit et do(-)<text:line-break/>ctrina nichil prosunt. sed perge et aliquod tem(-)<text:line-break/>pus ad dediscendum vaca (!) si vis pontifici accep(-)<text:line-break/>tus esse.</text:p>
      <text:h text:style-name="Titre2" text:outline-level="2"><text:span text:style-name="T750">D</text:span>e muliere frenetica.<text:tab/>xxiiii.</text:h>
      <text:p text:style-name="P751"><text:span text:style-name="T752">M</text:span><text:span text:style-name="T753">V</text:span>lier ex meo municipio c(u1) videretur fre<text:line-break/>netica (!) ducebatur a viro<text:s/>et genere proxis<text:line-break/><text:span text:style-name="pb">[f. 12r]</text:span><text:span text:style-name="pb"><text:line-break/></text:span>ad fatidicam quandam (sol) cuius opere curaretur.<text:line-break/><text:span text:style-name="T754">C</text:span>um arnum fluuium transituri (sol) mulierem su<text:line-break/>pra dorsum hominis validioris imposuissent (!) ce<text:line-break/>pit illa euestigio nates mouere similis coeunti.<text:line-break/>ac magna voce clamans (sol) ego inquit (sol) sepius ver<text:line-break/>ba iterans (sol) vellem futiri. quibus vocibus caus(a1)<text:line-break/>expressit morbi. qui ferebat feminam adeo est<text:line-break/>in ris(u1) effusus (!) vt vna cum ea in aqu(a1) caderet.<text:line-break/>Tuc rid(e1)tes o(e1)s c(u1) insanie medel(a1) cognouissent<text:line-break/>n(o1) esse opus<text:s/>inc(a1)tationibus asser(u1)t (!) sed coitu ad<text:line-break/>sanitat(e1) restituend(a1). et in vir(u1) versi (!) tu inqui(u1)t<text:line-break/>optimus vxoris curator eris. Rede(u1)tib(con) igitur<text:line-break/>illis c(u1) vir vxor(e1) cognouisset (!) mens pristina re(-)<text:line-break/>diit. hec optima ad mulier(u1) insani(a1) est medela.</text:p>
      <text:soft-page-break/>
      <text:h text:style-name="Titre2" text:outline-level="2"><text:span text:style-name="T755">D</text:span>e muliere supra pad(u1) astante.<text:tab/>xxv.</text:h>
      <text:p text:style-name="P756"><text:span text:style-name="T757">D</text:span><text:span text:style-name="T758">E<text:s/></text:span>meretricibus ferebatur nauicula ferra(-)<text:line-break/>riam vna cum certis curialibus due mu(-)<text:line-break/>lieres ex his que serui(u1)t indig(e1)tibus. T(u1) muli<text:line-break/>er qued(a1) supra pad(u1) ast(a1)s (sol) feminas<text:s/>(con)spicata (!) o<text:line-break/>stulti inquit an putabatis meretrices nobis fer(-)<text:line-break/>rarie defuturas (?) cum certe plures inueniuntur<text:line-break/>hic meretrices (!) (q4) in veneciis probe mulieres.</text:p>
      <text:h text:style-name="Titre2" text:outline-level="2"><text:span text:style-name="T759">D</text:span>e abbate<text:s/><text:span text:style-name="T760">S</text:span>eptimi.<text:tab/>xxvi.</text:h>
      <text:p text:style-name="P761"><text:span text:style-name="T762">A</text:span><text:span text:style-name="T763">B</text:span>bas septimi h(o1) corpulentus et pinguis<text:line-break/>vesperi florentiam proficiscens (sol) interrogauit<text:line-break/><text:span text:style-name="pb">[f. 12v]</text:span><text:span text:style-name="pb"><text:line-break/></text:span>rustic(u1) obuium (!) an portam se ingredi existima(-)<text:line-break/>ret.<text:s/><text:span text:style-name="T764">I</text:span>ntellexit abbas an putaret se peruentur(u1)<text:line-break/>in vrbem (sol) ante(q4) clauderentur porte.<text:s/><text:span text:style-name="T765">I</text:span>lle vero<text:line-break/>in pinguedin(e1) iocatus (sol) at (q4) inquit currus<text:s/>feni (sol)<text:line-break/>ne dum tu portam introiret.</text:p>
      <text:h text:style-name="Titre2" text:outline-level="2"><text:span text:style-name="T766">C</text:span>iuis con(-)<text:line-break/>stantie soror cuius grauida erat'<text:tab/>xxvii.</text:h>
      <text:p text:style-name="P767"><text:span text:style-name="T768">N</text:span><text:span text:style-name="T769">O</text:span>bilis episcopus ex brit(a1)niis ad ost(e1)d(e1)d(a1)<text:line-break/>(qu(a1) t(u1)c multi requireb(a1)t) concilii c(o1)stan<text:line-break/>tiensis libertat(e1) (sol) in magno prelator(u1) ou(e1)tu hoc<text:line-break/>attulit testimoni(u1).<text:s/><text:span text:style-name="T770">F</text:span>uisse ait c(o1)st(a1)tie ciu(e1) cuius<text:line-break/>soror (i1)nupta grauida facta erat. c(u1) fratri tumor<text:line-break/>v(e1)tris innotuisset (!) accepto gladio (sol) quid id esset<text:line-break/>aut vnde id prodisset quesiuit (sol) percussori simi(-)<text:line-break/>lis.<text:s/><text:span text:style-name="T771">T</text:span>(u1)<text:s/>iuuenis exterrita id e(e1) ait c(o1)cilii opus.<text:line-break/>se(q4) ex concilio pregnant(e1). hoc intellecto frater (!)<text:line-break/>(con)cilii metu ac reuer(e1)tia soror(e1) (i1)punit(a1) reliquit.<text:line-break/>c(u1) ceteri aliar(u1) rer(u1) libertat(e1) querer(e1)t (!) ille pre<text:line-break/>tulit licentiam futuendi.</text:p>
      <text:h text:style-name="Titre2" text:outline-level="2"><text:span text:style-name="T772">S</text:span>igismundi imperatoris dict(u1).<text:tab/>xxviii.</text:h>
      <text:p text:style-name="P773"><text:span text:style-name="T774">S</text:span>Igismundus quo(q3) imperator cuid(a1) cor(a1)<text:line-break/>eo quer(e1)ti c(o1)st(a1)tie libertat(e1) n(o1) esse (?) atqui<text:line-break/>inquit nisi hic s(u1)ma esset libertas (sol) tu tam libere<text:line-break/>minime loquereris. libere enim loqui magne li<text:line-break/>bertatis est signum.</text:p>
      <text:h text:style-name="Titre2" text:outline-level="2"><text:span text:style-name="T775">D</text:span>ictum sacerdotis Laurentii romani. xxix.</text:h>
      <text:p text:style-name="P776"><text:span text:style-name="pb">[f. 13r]</text:span></text:p>
      <text:p text:style-name="P777"><text:span text:style-name="T778">Q</text:span><text:span text:style-name="T779">V</text:span>a die Angelottus romanus factus est a<text:line-break/>p(o1)tifice Euge(i1)o cardinalis (sol) quid(a1) Laur(e1)ti<text:line-break/>us sacerdos vrbano (sol) dom(u1) rediit hilaris applau<text:line-break/>dens (sol) totus(q3) in ris(u1) ac letici(a1) effusus. c(u1) roga(-)<text:line-break/>r(e1)t vicini quidn(a1) sibi obtigisset noui (sol) (q3) t(a1) letus<text:line-break/>et alacris esset (!) bene inquit est. magna in spe s(u1)<text:line-break/>(postea (q4) dem(e1)tes at(q3) insani cardinales fieri ce<text:line-break/><text:soft-page-break/>per(u1)t) prope di(e1) c(u1) Angelottus am(e1)tior me sit (!)<text:line-break/>cardinalem me quo(q3) esse futurum.</text:p>
      <text:h text:style-name="Titre2" text:outline-level="2"><text:span text:style-name="T780">C</text:span>onfabulatio Nicolai anaguini.<text:tab/>xxx.</text:h>
      <text:p text:style-name="P781"><text:span text:style-name="T782">I</text:span><text:span text:style-name="T783">N</text:span><text:s/>h(a1)c ferme sent(e1)ti(a1) Nicolaus anaguinus<text:line-break/>iocatus (e1) in pontific(e1) Eugeni(u1) (!) qu(e1) dicebat<text:line-break/>plurim(u1) stultis et isipi(e1)tibo fauere. N(a1) c(u1) esse(-)<text:line-break/>mus oplures variis de rebo (vt fit (i1) palatio) c(o1)fa<text:line-break/>bul(a1)tes (!) quid(a1) iniquitat(e1) fortune max(i1)e accusa(-)<text:line-break/>b(a1)t (sol) quereb(a1)tur(q3) e(a1) rebus suis admod(u1) aduer<text:line-break/>sam.<text:s/><text:span text:style-name="T784">T</text:span>(u1)<text:s/><text:span text:style-name="T785">N</text:span>icolaus vir doctissimus (sol) sed ingenio<text:line-break/>inconst(a1)ti et procaci l(i1)gua (sol) nullus (e1) omni(u1) qui<text:line-break/>viu(a1)t (i1)quit (sol) cui magis (q4) michi fortu(a1) fuerit ini(-)<text:line-break/>mica.<text:s/><text:span text:style-name="T786">N</text:span>(a1) c(u1) hoc t(e1)pore sit stulticie regn(u1) (!) vide(-)<text:line-break/>am(q3) o(e1)s fere amentes at(q3) insanos (!) Angelott(u1)<text:line-break/>quo(q3) nouimus (i1)ter eos ad (a1)plas dignitates at(q3)<text:line-break/>officia extolli.<text:s/><text:span text:style-name="T787">E</text:span>go solus relictus sum ex omni<text:line-break/>um dem(e1)ti(u1) numero (sol) cui nichil conceditur. hoc<text:line-break/>michi solius accidit malignitate fortune.</text:p>
      <text:h text:style-name="Titre2" text:outline-level="2"><text:span text:style-name="pb">[f. 13v]</text:span><text:span text:style-name="pb"><text:line-break/></text:span><text:span text:style-name="T788">D</text:span>e prodigio.<text:tab/>xxxi.</text:h>
      <text:p text:style-name="P789"><text:span text:style-name="T790">M</text:span><text:span text:style-name="T791">O</text:span>nstra hoc anno plura diuersis in locis<text:line-break/>natura edidit.<text:s/><text:span text:style-name="T792">I</text:span>n agro senagali(e1)si (i1) piceno<text:line-break/>bos qued(a1) serpent(e1) peperit mire magnitudinis<text:line-break/>capite erat grossiori (q4) sit vituli. collo longo ad<text:line-break/>mensur(a1) vlne (sol) corpore cani similis terete et lon<text:line-break/>giore. h(u1)c edit(u1) c(u1) bos conuersa respexisset (!) ma<text:line-break/>gno(q3) mugitu edito exterrita aufugere vellet (!) e(-)<text:line-break/>rectus serp(e1)s subito posterioribus cruribus cau<text:line-break/>da circumdatis (sol) ad vbera os admouit (sol) t(a1)diu su(-)<text:line-break/>gens quoad lac inerat vberibus.<text:s/>deinde boue re<text:line-break/>licta ad siluas vicinas aufugit.<text:s/><text:span text:style-name="T793">V</text:span>bera postmod(u1)<text:line-break/>et ea crur(u1) pars (sol) qu(a1) serpens cauda terigerat (!)<text:line-break/>veluti adusta nigra(q3) diutius permanser(u1)t. hoc<text:line-break/>pastores (nam in armento bos erat) se vidisse af<text:line-break/>firmarunt. bouem quo(q3)<text:s/>postea vitulum pepe(-)<text:line-break/>risse (!) id(q3) ex litteris ferrariam nuntiatum (;)</text:p>
      <text:h text:style-name="Titre2" text:outline-level="2"><text:span text:style-name="T794">D</text:span>ict(u1) magistri Hugonis senensis.<text:tab/>xxxii.</text:h>
      <text:p text:style-name="P795"><text:span text:style-name="T796">V</text:span>Ir isignis Hugo sen(e1)sis medicor(u1) nr(i1) t(e1)(-)<text:line-break/>poris michi quo(q3) retulit (!) nat(u1) ferrarie<text:line-break/>cattum bicipit(e1). se(q3) id conspexisse (;)</text:p>
      <text:h text:style-name="Titre2" text:outline-level="2"><text:span text:style-name="T797">D</text:span>e monstro.<text:tab/>xxxiii.</text:h>
      <text:p text:style-name="P798"><text:span text:style-name="T799">I</text:span><text:span text:style-name="T800">N</text:span>agro quo(q3) paduano m(e1)se iunii c(o1)nstat<text:line-break/>nat(u1) esse vitul(u1) duobus capitibus (sol) vnico<text:line-break/>corpore (sol) posterioribus anterioribus(q3) cruribus<text:line-break/><text:span text:style-name="pb">[f. 14r]</text:span><text:span text:style-name="pb"><text:line-break/></text:span>duplicatis.<text:s/><text:span text:style-name="T801">I</text:span>ta tamen vt essent coniuncta. hoc<text:line-break/><text:soft-page-break/>m(o1)str(u1) quid(a1) ad quest(u1) circ(u1)ferebant. multi(q3)<text:line-break/>id vidisse affirmab(a1)t.</text:p>
      <text:h text:style-name="Titre2" text:outline-level="2"><text:span text:style-name="T802">D</text:span>e monstro.<text:tab/>xxxiiii.</text:h>
      <text:p text:style-name="P803"><text:span text:style-name="T804">A</text:span>Liud insuper constat. allatam esse ferrari<text:line-break/>am imagin(e1) marini monstri (sol) nuper in lit<text:line-break/>tore dalmatico inu(e1)ti. corpore erat h(u1)ano vmbi<text:line-break/>licotenus.<text:s/>de(i1)ceps piscis ita vt inferior pars que<text:line-break/>in pisc(e1) desinebat esset bifurcata. barba erat pro<text:line-break/>lixa duobus tan(q4) cornibus super auriculas emi<text:line-break/>nentibus (sol) grossioribus m(a1)mis (sol) ore lato (sol) mani(-)<text:line-break/>bus quatuor tant(u1) digitos habentibus (sol) a mani(-)<text:line-break/>bus vs(q3) ad ascell(a1) at(q3) ad imum ventr(e1) (sol) ale pi(-)<text:line-break/>scium protendebantur (sol) quibus adnabat.<text:s/><text:span text:style-name="T805">C</text:span>apt(u1)<text:line-break/>hoc pacto ferebant.<text:s/><text:span text:style-name="T806">E</text:span>rant c(o1)plures femine iux(-)<text:line-break/>ta littus lauantes lineos pannos (sol) ad vnam ear(u1)<text:line-break/>accedens piscis (sol) cibi (vt aiunt) causa mulier(e1) ma<text:line-break/>nibus comprehendit ad se trahere conatus. illa<text:line-break/>reluctans et erat aqua modica magno clamore<text:line-break/>auxilium ceterarum implorauit.<text:s/><text:span text:style-name="T807">A</text:span>ccurrentes<text:line-break/>qu(i1)(q3) numero monstr(u1) (ne(q3) en(i1) in aqua regre(-)<text:line-break/>di poterat) fustibus<text:s/>et lapidibus perim(u1)t. quod<text:line-break/>in littus abstract(u1) haud paru(u1) terror(e1) aspici(e1)ti(-)<text:line-break/>bus prebuit. erat corporis magnitudo paulo l(o1)<text:line-break/>gior (a1)plior(q3) forma hom(i1)s. hanc ligne(a1) ad nos<text:line-break/>ferrari(a1) vs(q3) delat(a1) conspexi. cibi gracia mulier(e1)<text:line-break/><text:span text:style-name="pb">[f. 14v]</text:span><text:span text:style-name="pb"><text:line-break/></text:span>comprehensam argumento fuere pueri n(o1)nulli<text:line-break/>qui c(u1) diuersis temporibus ad littus lauandi c(a1)<text:line-break/>accessissent (!) nus(q4) postea c(o1)perti sunt. quos post<text:line-break/>mod(u1) ab eo monstro captos(q3) crediderunt.</text:p>
      <text:h text:style-name="Titre2" text:outline-level="2"><text:span text:style-name="T808">F</text:span>acetia histrio(i1)s ad<text:s/><text:span text:style-name="T809">B</text:span>onifaci(u1) pap(a1).<text:tab/>xxxv.</text:h>
      <text:p text:style-name="P810"><text:span text:style-name="T811">B</text:span><text:span text:style-name="T812">O</text:span>nifacius pontifex nonus (sol) natione fuit<text:line-break/>neapolitanus ex familia tomacellor(u1) (ap(-)<text:line-break/>pellantur a(u1)t vulgari sermone tomacelli cibus<text:line-break/>factus ex iecore suillo admod(u1) contrito at(q3) in<text:line-break/>mod(u1) pili (i1)uoluto interiore pinguedine porci)<text:line-break/>contulit Bonifacius se perusium sec(u1)do sui p(o1)(-)<text:line-break/>tificatus anno. aderant a(u1)t sec(u1) fratres et affi(-)<text:line-break/>nes ex ea domo permulti qui ad e(u1) vt fit c(o1)flu(-)<text:line-break/>xerant honorum ac lucri cupiditate.<text:s/><text:span text:style-name="T813">I</text:span>ngresso<text:line-break/>Bonifacio vrbem (!) sequebatur turba<text:s/>primorum<text:line-break/>inter quos fratres erant et ceteri ex ea familia.<text:line-break/>quid(a1) cupidiores nosc(e1)dor(u1) homin(u1) quereb(a1)t (sol)<text:line-break/>quin(a1) essent qui sequer(e1)tur. dicebat vnus (sol) it(e1) al<text:line-break/>ter (sol) hic est Andreas tomacellus. deinde hic Io(-)<text:line-break/>hannes tomacellus. cum plures deinde tomacel<text:line-break/>los nominatim recensendos.<text:s/><text:span text:style-name="T814">T</text:span>um quid(a1) face(-)<text:line-break/>tus (sol) hohe permagnum nempe fuit iecur istud<text:line-break/><text:soft-page-break/>inquit (!) ex quo tot tomacelli prodierunt (sol) et tam<text:line-break/>ingentes.</text:p>
      <text:h text:style-name="Titre2" text:outline-level="2"><text:span text:style-name="T815">D</text:span>e sacerdote qui canicul(u1) sepeliuit.<text:tab/>xxxvi.</text:h>
      <text:p text:style-name="P816"><text:span text:style-name="pb">[f. 15r]</text:span></text:p>
      <text:p text:style-name="P817"><text:span text:style-name="T818">E</text:span><text:span text:style-name="T819">R</text:span>at<text:s/>sacerdos in tuscia quidam rusticanus<text:line-break/>sed admodum opulentus. hic caniculum<text:line-break/>sibi carum cum mortuus esset (!) sepeliuit in cimi<text:line-break/>terio. Sensit hoc episcopus. et in eius pecuni(a1)<text:line-break/>animum intendens (sol) sacerdotem veluti maximi<text:line-break/>criminis reum ad se puniendum vocat.<text:s/><text:span text:style-name="T820">S</text:span>acer(-)<text:line-break/>dos qui animum episcopi satis nouerat qu(i1)qua<text:line-break/>ginta aureos sec(u1) deferens ad episcopum deue(-)<text:line-break/>nit. qui sepulturam canis grauiter accusans (sol) ius<text:line-break/>sit ad carceres sacerdotem duci. hic vir sagax (sol) o<text:line-break/>pater inquit si nosceres qua prud(e1)cia caniculus<text:line-break/>fuit (!) non mirareris si sepultur(a1) inter homines<text:line-break/>meruit.<text:s/><text:span text:style-name="T821">F</text:span>uit en(i1) plus(q4) ingenio humano (sol) t(u1) in<text:line-break/>vita (sol) tum precipue in morte. quidn(a1) hoc est ait<text:line-break/>episcopus (?)<text:s/><text:span text:style-name="T822">T</text:span>estament(u1) inquit sacerdos in fine<text:line-break/>vite condens (sol) sci(e1)s(q3) egestat(e1) tu(a1) tibi qu(i1)quagin<text:line-break/>ta aureos ex testam(e1)to reliquit (sol) quos mec(u1) tuli<text:line-break/><text:span text:style-name="T823">T</text:span>um episcopus (sol) et testament(u1) et sepultur(a1) c(o1)(-)<text:line-break/>prob(a1)s (sol) accepta pecu(i1)a sacerdot(e1) absoluit.</text:p>
      <text:h text:style-name="Titre2" text:outline-level="2"><text:span text:style-name="T824">D</text:span>e<text:line-break/>tir(a1)no qui ho(i1) pecu(i1)oso c(a1)s (i1)iustas (i1)iecit.<text:tab/>xxxvii</text:h>
      <text:p text:style-name="P825"><text:span text:style-name="T826">H</text:span><text:span text:style-name="T827">O</text:span>mo admod(u1) pecu(i1)osus erat (i1) piceno in<text:line-break/>opido c(i1)gulo. audiuit hoc tir(a1)nus loci. at(q3)<text:line-break/>ad eripi(e1)dos n(u1)mos anim(u1) adici(e1)s (sol) quesiuit oc(-)<text:line-break/>casion(e1) crim(i1)s (q4) illi pecu(i1)as auferret. vocato ad<text:line-break/>se viro dixit ill(u1) crim(i1)e lese maiestatis re(u1) teneri<text:line-break/><text:span text:style-name="pb">[f. 15v]</text:span><text:span text:style-name="pb"><text:line-break/></text:span>cum nichil contra eius statum aut dignitatem se<text:line-break/>factum contenderet (!) perstabat tir(a1)nus asserens<text:line-break/>illum capite esse mulctand(u1). homo insons quid<text:line-break/>nam tand(e1) egisset cum postularet (!) hostes inquit<text:line-break/>meos ac rebelles qui contra me conspirar(u1)t (sol) do<text:line-break/>mi absconditos tenuisti. sensit tand(e1) ille suis n(u1)<text:line-break/>mis insidias parari.<text:s/><text:span text:style-name="T828">M</text:span>alens igitur vite (q4) pecu(-)<text:line-break/>niis parcere (!) ver(u1) est inquit quod ais mi domi(-)<text:line-break/>ne (sol) sed destina mec(u1) satellites tuos (sol) ego hostes<text:line-break/>illos ac rebelles tibi statim comprehensos dabo.<text:line-break/><text:span text:style-name="T829">M</text:span>issos ita(q3) lictores dom(u1) (sol) ad arculam in qua<text:line-break/>pecunia erat secum duxit. ea(q3) aperta capite hos<text:line-break/>inquit euestigio. hi sunt en(i1) n(o1) sol(u1) domini (!) sed<text:line-break/>mei quo(q3) hostes acerrimi ac rebelles. quibus<text:line-break/>delatis ad tirannum (!) homo penam omnem eua<text:line-break/>sit.</text:p>
      <text:soft-page-break/>
      <text:h text:style-name="Titre2" text:outline-level="2"><text:span text:style-name="T830">D</text:span>e religioso qui sermon(e1) habuit.<text:tab/>xxxviii.</text:h>
      <text:p text:style-name="P831"><text:span text:style-name="T832">O</text:span><text:span text:style-name="T833">P</text:span>id(u1) (e1) in montibo nr(i1)s (sol) in quo multi ex<text:line-break/>variis locis ad di(e1) fest(u1)<text:s/>(con)uener(a1)t. erat. n.<text:line-break/>celebritas sct(i1)<text:s/><text:span text:style-name="T834">S</text:span>tepha(i1). religiosus quid(a1) erat ha<text:line-break/>bituro de more sermon(e1) ad popul(u1) (!) c(u1) hora e(e1)t<text:line-break/>diei tarda (sol) sacerdotes a(u1)t esurir(e1)t verer(e1)tur(q3) l(o1)<text:line-break/>gitudin(e1) sermo(i1)s (!) asc(e1)d(e1)ti(q3) suggest(u1) religioso<text:line-break/>vn(con) et it(e1) alter (sol) vt paucis loqueretur (i1) aur(e1) hor<text:line-break/>tati s(u1)t. ille se exorari facile passus (sol) ac prelocut(con)<text:line-break/><text:span text:style-name="pb">[f. 16r]</text:span><text:span text:style-name="pb"><text:line-break/></text:span>quedam prout consueuer(u1)t (!) fratres mei inquit<text:line-break/>anno preterito cum hoc in loco vobis ast(a1)tibus<text:line-break/>verba facer(e1) de sanctitate (sol) vita (sol) et miraculis hu(-)<text:line-break/>ius sancti nostri (!) nichil pretermisi eor(u1) que de<text:line-break/>illo vel audiui vel scripta in sacris libris reperi(-)<text:line-break/>untur. que omnia vos credo memoria tenere.<text:line-break/>postmod(u1) vero eum<text:s/>nichil noui fecisse nichil(q3)<text:line-break/>amplius de eo scriptum reperi. signo igitur cru<text:line-break/>cis facto dicite c(o1)fiteor et reliqua que sequ(u1)tur.<text:line-break/>et ita abiit.</text:p>
      <text:h text:style-name="Titre2" text:outline-level="2">Facetissimum consilium<text:line-break/>Minacii ad rusticum.<text:tab/>xxxix.</text:h>
      <text:p text:style-name="P835"><text:span text:style-name="T836">R</text:span><text:span text:style-name="T837">V</text:span>sticus cum castaneam arborem ad excu<text:line-break/>ciendos fructus ascendisset (!) decidens ex ea<text:line-break/>costam pectoris effregit.<text:s/><text:span text:style-name="T838">A</text:span>d hunc consoland(u1)<text:line-break/>accessit minacius quidam homo perfacetus. qui<text:line-break/>interloquend(u1) daturum se normam illi dixit (sol)<text:line-break/>qua seruata nun(q4) ex arbore caderet. Vell(e1) hoc<text:line-break/>antea inquit eger consuluisses. attamen et in fu<text:line-break/>tur(u1) poterit prodesse.<text:s/><text:span text:style-name="T839">T</text:span>um Minacius. fac sem<text:line-break/>per inquit (!) ne sis celerior in descensu (q4) in ascen<text:line-break/>su. sed ea qua ascendis tarditate (sol) descendas. hoc<text:line-break/>pacto nun(q4) precipitem te ages.</text:p>
      <text:h text:style-name="Titre2" text:outline-level="2"><text:span text:style-name="T840">E</text:span>iusdem Minacii responsio.<text:tab/>xl.</text:h>
      <text:p text:style-name="P841"><text:span text:style-name="T842">D</text:span>(e1)<text:s/>Minacius c(u1) ali(q4)do n(o1)nullos n(u1)mos et<text:line-break/>vestes (i1)super ad talos (egen(con) en(i1) erat) lusisset<text:line-break/><text:span text:style-name="pb">[f. 16v]</text:span><text:span text:style-name="pb"><text:line-break/></text:span>flens ad hostium taberne cuiuspiam sedebat.<text:tab/>vi<text:line-break/>dens merentem flentem(q3) amicus (sol) quid n(a1) est<text:line-break/>tibi inquit (?) nichil Minacius ait. cur nam ergo si<text:line-break/>nichil habes (!) ploras (?) hoc solum quia nichil ha(-)<text:line-break/>beo inquit. admiratus ille quare ergo si nichil<text:line-break/>habes ait lacrimas (?) ob hanc ipsam caus(a1) respon<text:line-break/>dit (sol) quoniam nichil est michi. alter nichil sibi es<text:line-break/>se causa cur ploraret intelligebat (!) alter nichil si(-)<text:line-break/>bi reliqu(u1) superesse a ludo plorabat.</text:p>
      <text:soft-page-break/>
      <text:h text:style-name="Titre2" text:outline-level="2"><text:span text:style-name="T843">D</text:span>e pau<text:line-break/>pere monoculo qui frum(e1)t(u1) empturus erat.<text:tab/>xli</text:h>
      <text:p text:style-name="P844"><text:span text:style-name="T845">T</text:span><text:span text:style-name="T846">E</text:span>mpore quo florentie summe aliquando<text:line-break/>erat (a1)none caritas (!) accessit pauper luscus<text:line-break/>ad forum quedam sextaria frum(e1)ti (vt<text:s/>dicebat)<text:line-break/>empturus.<text:s/><text:span text:style-name="T847">R</text:span>ogauit hunc in foro percont(a1)tem<text:line-break/>precium quidem alter superueni(e1)s (sol) quanti sex(-)<text:line-break/>tarium frumenti venderetur. hominis oculo in<text:line-break/>quit constat (!) designans his verbis annone cari(-)<text:line-break/>tat(e1).<text:s/><text:span text:style-name="T848">H</text:span>oc audiens sciculus qui aderat puer (sol) cur<text:line-break/>tu ergo ait tam grandem sacculum portasti (!) c(u1)<text:line-break/>non amplius (q4) vnum sextarium possis emere.</text:p>
      <text:h text:style-name="Titre2" text:outline-level="2"><text:span text:style-name="T849">D</text:span>e viro qui mulieri dum egrota<text:line-break/>esset veniam postolauit.<text:tab/>xlii.</text:h>
      <text:p text:style-name="P850"><text:span text:style-name="T851">C</text:span><text:span text:style-name="T852">O</text:span>nsolabatur vxor(e1) vir (sol) que aduersa vali<text:line-break/>tudine di(e1) su(u1) obibat (sol) me(o1)rans o(i1)a boni mariti<text:line-break/>officia sibi in vita prestitisse (sol) veni(a1)(q3) postul(a1)s si<text:line-break/><text:span text:style-name="pb">[f. 17r]</text:span><text:span text:style-name="pb"><text:line-break/></text:span>quid vn(q4) aduersus eam inique egisset. ne(q3) in(-)<text:line-break/>ter cetera se ait omisisse vn(q4) quin debit(u1) thoro<text:line-break/>preberet (sol) eo excepto t(e1)pore quo illa n(o1) recte va<text:line-break/>leret (sol) ne coitu fatigaretur.<text:s/><text:span text:style-name="T853">T</text:span>(u1) mulier licet mor<text:line-break/>bo grauis (!) hoc inquit (sol) per fid(e1) n(u1)(q4) parc(a1) ne(q3)<text:line-break/>remitt(a1) tibi. nullo en(i1) t(e1)pore adeo inualida at(q3)<text:line-break/>infirma extiti (!) qu(i1) c(o1)mode possem resupina<text:s/>ia(-)<text:line-break/>cere. danda (e1) igitur viris opera ne hoc venie ge(-)<text:line-break/>nus ab vxoribus implorent (!) c(u1) rite negari pos(-)<text:line-break/>sit.</text:p>
      <text:h text:style-name="Titre2" text:outline-level="2"><text:span text:style-name="T854">D</text:span>e adolescentula que vir(u1) de<text:line-break/>paruo priapo accusauit.<text:tab/>xliii.</text:h>
      <text:p text:style-name="P855"><text:span text:style-name="T856">A</text:span><text:span text:style-name="T857">D</text:span>olesc(e1)s nobilis et forma insignis duxit<text:line-break/>vxor(e1) fili(a1) Nerii de<text:s/>paccis (sol) equitis flor(e1)<text:line-break/>tini (sol) inter ceteros sue etatis egregii et prestantis<text:line-break/>viri. post aliqnot dies (vt moris est) adolesc(e1)tula<text:line-break/>ad patrem reuertitur. non alacris aut ioc(u1)da vt<text:line-break/>cetere assolent (!) sed mesta ac vultu languido intu<text:line-break/>ens terr(a1).<text:s/><text:span text:style-name="T858">A</text:span>duocat(a1) in cubiculo clancul(u1) rogat<text:line-break/>mater n(u1)quid res sint satis salue vt vultis (?) fl(e1)s<text:line-break/>iuu(e1)cula resp(o1)dit. n(o1) en(i1) viro me desp(o1)sastis ait<text:line-break/>sed ei virilia des(u1)t. nichil en(i1) (sol) aut par(u1) habet ei(con)<text:line-break/>partis propter qu(a1) fi(u1)t matrimonia.<text:s/><text:span text:style-name="T859">D</text:span>ol(e1)s ad(-)<text:line-break/>mod(u1) fortun(a1) filie mater r(e1) c(u1) viro c(o1)municat<text:line-break/>deinde re (vt fit inter consanguineos mulieres(q3)<text:line-break/>que ad c(o1)uiui(u1) aderant) vulgata (!) mesticia<text:line-break/><text:span text:style-name="pb">[f. 17v]</text:span><text:span text:style-name="pb"><text:line-break/></text:span>dolo(-)re(q3) omnis impletur domus (!) cum non nuptam<text:line-break/>sed suffocat(a1) adolescentul(a1) egregi(a1) forma (sol) dice(-)<text:line-break/>rent.<text:s/><text:span text:style-name="T860">S</text:span>uperuenit postmod(u1) vir cuius gracia c(o1)<text:line-break/><text:soft-page-break/>uiui(u1) parabatur. et cum omnes vultu merenti<text:line-break/>afflicto(q3) conspiceret (!) miratus rei nouitat(e1) quid<text:line-break/>nam noui accidisset<text:s/>rogabat. Nullus erat qui do<text:line-break/>loris causam auderet palamfacere.<text:s/><text:span text:style-name="T861">V</text:span>nus tand(e1)<text:line-break/>liberior ait dixisse puellam manc(u1) esse illum in<text:line-break/>virili sexu.<text:s/><text:span text:style-name="T862">T</text:span>um iuuenis alacer nequa(q4) hec erit<text:line-break/>causa (sol) que aut nos conturbet (sol) aut conuiui(u1) dis(-)<text:line-break/>perdet (sol) cito hoc purgabitur crimen.<text:s/><text:span text:style-name="T863">C</text:span>um in m(e1)<text:line-break/>sa omnes sederent viri pariter ac mulieres (!) s(u1)p(-)<text:line-break/>tis iam fere cibis surgens adolescens (!) patres in(-)<text:line-break/>quit sentio me culpari in ea re cuius vos testes<text:line-break/>esse an vera sit volo. deinde educto egregie for(-)<text:line-break/>me<text:s/>priapo (vestibus en(i1) curtis tunc vtebatur) ac<text:line-break/>supra mensam posito (!) omnes ad rei nouitatem<text:line-break/>magnitudin(e1)(q3) conuertit. et an culpandus esset<text:line-break/>quesiuit. maior pars mulier(u1) vt viris suis talis<text:line-break/>copia (i1)esse optabat.<text:s/><text:span text:style-name="T864">V</text:span>iri permulti se ab illo tali<text:line-break/>suppellectile superari s(e1)tieb(a1)t (!) qui om(e1)s in ado(-)<text:line-break/>lescentulam conuersi grauiter illius stulticiam<text:line-break/>increpabant (sol) alius aliud quid obiurgans. Tum<text:line-break/>illa (sol) quid iurgatis (sol) quid me repreh(e1)ditis inquit<text:line-break/>Asellus noster (sol) qu(e1) ruri uuper conspexi bestia<text:line-break/><text:span text:style-name="pb">[f. 18r]</text:span><text:span text:style-name="pb"><text:line-break/></text:span>est (!) et adeo (extenso brachio) oblong(u1) membr(u1)<text:line-break/>habet. hic vir meus qui homo est (sol) n(o1) habet eius<text:line-break/>medietat(e1).<text:s/><text:span text:style-name="T865">C</text:span>redidit simplex puella hominibus<text:line-break/>longius (q4) bestiis eiusmodi m(e1)br(u1) inesse debere</text:p>
      <text:h text:style-name="Titre2" text:outline-level="2"><text:span text:style-name="T866">D</text:span>e predicatore qui potius decem<text:tab/>vit(-)<text:line-break/>gines (q4) vnam nuptam eligebat.<text:tab/>xliiii.</text:h>
      <text:p text:style-name="P867"><text:span text:style-name="T868">P</text:span><text:span text:style-name="T869">R</text:span>edicabat tibure frater par(u1) c(o1)sideratus<text:line-break/>ad popul(u1) (sol) aggrau(a1)s multis verbis ac de<text:line-break/>test(a1)s adulteri(u1). dixit(q3) iter cetera (sol) adeo esse gra<text:line-break/>ue peccat(u1) (sol) vt mallet decem virgines cognosce(-)<text:line-break/>re (sol) (q4) vnicam mulier(e1) nuptam. hoc etiam multi<text:line-break/>qui aderant elegissent.</text:p>
      <text:h text:style-name="Titre2" text:outline-level="2">De Paulo qui<text:line-break/>ignorantibus n(o1)nullis luxuri(a1) c(o1)mouit.<text:tab/>xlv.</text:h>
      <text:p text:style-name="P870"><text:span text:style-name="T871">A</text:span><text:span text:style-name="T872">I</text:span>ter Paulus nom(i1)e qu(e1) ipse noui (sol) c(u1) Se<text:line-break/>cie vrbe campanie in quad(a1) contione lu(-)<text:line-break/>xuriam detestaretur (!) n(o1)nullos adeo lasciuos at(-)<text:line-break/>(q3) int(e1)perantes dicebat (!) vt ad eliciend(a1) maior(e1)<text:line-break/>ex coitu voluptat(e1) (!) natibus vxoris puluin(u1) sub<text:line-break/>icerent. Hoc adeo n(o1)nullos qui id ignorabant<text:line-break/>c(o1)mouit (!) vt paulopost ver(u1) esse experirentur.</text:p>
      <text:soft-page-break/>
      <text:h text:style-name="Titre2" text:outline-level="2"><text:span text:style-name="T873">D</text:span>e confessore.<text:tab/>xlvi.</text:h>
      <text:p text:style-name="P874"><text:span text:style-name="T875">M</text:span><text:span text:style-name="T876">V</text:span>lier adolescens que id michi postea re(-)<text:line-break/>tulit (!) profecta est aliqu(a1)do ad confitend(u1)<text:line-break/>peccata sua (sol) prout fit tempore quadragesime.<text:line-break/>Cum interloquend(u1) se viro non seruasse<text:s/>fidem<text:line-break/><text:span text:style-name="pb">[f. 18v]</text:span><text:span text:style-name="pb"><text:line-break/></text:span>respondisset (!) confessor qui frater erat libidine<text:line-break/>incensus (sol) protento palio priapum erectum in<text:line-break/>manu adolescentule posuit (sol) suadens vt sui mise<text:line-break/>reretur.<text:s/><text:span text:style-name="T877">I</text:span>lla rubore perfusa abiens (sol) matri (que<text:line-break/>haud procul erat) roganti quidnam<text:s/>sibi tantus<text:line-break/>rubor vellet (!) narrauit confessoris suasion(e1).</text:p>
      <text:h text:style-name="Titre2" text:outline-level="2"><text:span text:style-name="T878">R</text:span>esp(o1)sio mulieris a viro interrogate.<text:tab/>xlvii.</text:h>
      <text:p text:style-name="P879"><text:span text:style-name="T880">I</text:span><text:span text:style-name="T881">N</text:span>terrogata semel a viro mulier (sol) que n(a1)<text:line-break/>causa esset (sol) cur cum coitus voluptatis ita<text:line-break/>particeps esset femina sicut et vir (!) tamen homi(-)<text:line-break/>nes citius appeter(e1)t (sol) sequerentur(q3) mulieres (q4)<text:line-break/>ille viros.<text:s/><text:span text:style-name="T882">T</text:span>um illa summa cum ratione hoc in<text:line-break/>stitutum est inquit (!) vt potius nos requiramur<text:line-break/>a viris.<text:s/><text:span text:style-name="T883">C</text:span>onstat enim paratas ac promptas nos<text:line-break/>ad concubitum semper esse. vos non item. fru(-)<text:line-break/>stra ergo viri peterentur a nobis cum essent im<text:line-break/>parati.<text:s/><text:span text:style-name="T884">S</text:span>cita faceta(q3) responsio.</text:p>
      <text:h text:style-name="Titre2" text:outline-level="2"><text:span text:style-name="T885">D</text:span>e medico qui tempore belli Bernar(-)<text:line-break/>do pacem nominauit.<text:tab/>xlviii.</text:h>
      <text:p text:style-name="P886"><text:span text:style-name="T887">B</text:span><text:span text:style-name="T888">E</text:span>llo quod primum florentini cum duce<text:line-break/>mediolani posteriore habuerunt. lege san<text:line-break/>xitum est (!) capitale<text:s/>esse (sol) si quis de ag(e1)da pace ver<text:line-break/>ba fecisset.<text:s/><text:span text:style-name="T889">B</text:span>ernardus manecti ciuis facetissimus<text:line-break/>erat in foro veteri (sol) nescio quid empturus. acces<text:line-break/>sit ad eum frater quidam ex his mendicis<text:line-break/><text:span text:style-name="pb">[f. 19r]</text:span><text:span text:style-name="pb"><text:line-break/></text:span>circ(u1)(-)foraneis (sol) qui in triuiis ast(a1)tes aliquid sibi a tr(a1)<text:line-break/>se(u1)tibus dari in necessarios vsus pet(u1)t (sol) ac quip<text:line-break/>piam petiturus primis verbis pax tibi inquit.<text:line-break/><text:span text:style-name="T890">T</text:span>um Bernardus quid pacem tu nominasti (sol) an<text:line-break/>nescis capitale esse (!) si quis de pace loquatur (?) ab<text:line-break/>eo inquit (sol) ne quis me huius culpe affinem pu(-)<text:line-break/>tet. hoc dicto recedens a nebulonis illius mole(-)<text:line-break/>stia se exemit.</text:p>
      <text:h text:style-name="Titre2" text:outline-level="2"><text:span text:style-name="T891">F</text:span>abula domini.f.philelphi.<text:tab/>xlix.</text:h>
      <text:p text:style-name="P892"><text:span text:style-name="T893">E</text:span><text:span text:style-name="T894">R</text:span>at sermo inter socios (sol) que pena esset sta<text:line-break/>tuenda in vxores impudicas.<text:s/><text:span text:style-name="T895">B</text:span>onifacius<text:line-break/>salutatus ea (sol) qua bononiensis amicus suus mi(-)<text:line-break/>natus est se vxorem su(a1) affectur(u1) (sol) existimabat.<text:line-break/><text:span text:style-name="T896">S</text:span>ciscitantibus nobis pen(a1) (sol) bononiensis inquit<text:line-break/>vir haud magno existimandus (sol) habet vxor(e1) sa(-)<text:line-break/><text:soft-page-break/>tis liberalem et michi quando(q3) obsequent(e1). c(u1)<text:line-break/>accessiss(e1) dom(u1) aliquando noctu foris stans (sol) au<text:line-break/>diui eos acriter collitigantes. increpabat en(i1) vir<text:line-break/>vxorem (sol) accusans impudicici(a1) eius. Illa (vt mo<text:line-break/>ris est talium) negando se tuebatur.<text:s/><text:span text:style-name="T897">T</text:span>um vir<text:line-break/>interclamand(u1) Iohanna Iohanna ait. ego te ne<text:line-break/>(q3) verberabo ne(q3) percuciam (!) sed intant(u1) te fu(-)<text:line-break/>tuam quoad plen(a1) dom(u1) filiis reddam. at(q3) ita<text:line-break/>solam te cum natis relinqu(a1) postmod(u1) et abibo<text:line-break/>Risimus omnes genus supplicii adeo exquisit(u1)<text:line-break/><text:span text:style-name="pb">[f. 19v]</text:span><text:span text:style-name="pb"><text:line-break/></text:span>quo stultus ille vltur(u1) se vxoris flagicia puta(-)<text:line-break/>uit.</text:p>
      <text:h text:style-name="Titre2" text:outline-level="2"><text:span text:style-name="T898">C</text:span>ardinalis burdugal(e1)sis de histrione.<text:tab/>L.</text:h>
      <text:p text:style-name="P899"><text:span text:style-name="T900">G</text:span><text:span text:style-name="T901">R</text:span>egorius duodecimus ante(q4) pontifex<text:line-break/>crearetur (sol) in conclaui et postea quo(q3) plu<text:line-break/>rima se facturum pollicitus est (sol) pro scismate<text:line-break/>quod tunc in ecclesia vigebat tollendo. at(q3) adeo<text:line-break/>aliquibus diebus<text:s/>in eo quod promiserat perm(a1)<text:line-break/>sit vt etiam pontificatui se cessurum si opus es(-)<text:line-break/>set sponderet. postmod(u1) vero dulcedine ductus<text:line-break/>dignitatis (sol) iuram(e1)ta et promissiones omnes ir(-)<text:line-break/>ritas fecit (sol) nichil seruans eorum que antea pol<text:line-break/>licebatur.<text:s/><text:span text:style-name="T902">H</text:span>oc egreferens cardinalis burdegal(e1)<text:line-break/>sis vir grauis et concilii singularis (sol) mecum de<text:line-break/>hisce rebus aliquando loquens (!) hic inquit nobis<text:line-break/>effecit quod histrio bononi(e1)sis se asserens vola(-)<text:line-break/>tur(u1).<text:s/><text:span text:style-name="T903">C</text:span>um reserari michi fabul(a1) rogarem (!) hi(-)<text:line-break/>strio fuit nuper bononie ait qui proposito pal(a1)<text:line-break/>edicto (!) se volaturnm ex turri quad(a1) que est ver<text:line-break/>sus pontem sancti Raphaelis miliari amplius<text:line-break/>extra vrbem predixit. congregato ad diem con(-)<text:line-break/>stitutum omni ferme bononiensi populo (!) sole<text:line-break/>et fame vs(q3) ad occasum solis homines ludendo<text:line-break/>macerauit. pendebant omnes animi suspensi ad<text:line-break/>aspectum turris volatum hominis expectantes<text:line-break/><text:span text:style-name="T904">C</text:span>um ille interim in turris cacumine ostendere<text:line-break/><text:span text:style-name="pb">[f. 20r]</text:span><text:span text:style-name="pb"><text:line-break/></text:span>retur (sol) alas(q3) quateret volaturo similis (!) se(q3) deor<text:line-break/>sum proiectur(u1)<text:s/>fingeret (!) erat magna ad hec si(-)<text:line-break/>gna populi acclamatio patulo ore turr(i1) aspicien<text:line-break/>tes.<text:s/><text:span text:style-name="T905">T</text:span>um histrio post solis tand(e1) occas(u1) ne ni(-)<text:line-break/>chil act(u1) videretur (!) versis ad eos renibus cul(u1)<text:line-break/>populo ostentauit. Ita elusi o(e1)s inedia et tedio<text:line-break/>confecti (sol) in vrbem noctu redierunt. Eodem mo<text:line-break/>do noster inquit qui post tot ost(e1)tationes tand(e1)<text:line-break/>nobis posteriora ostendendo satisfecit.</text:p>
      <text:soft-page-break/>
      <text:h text:style-name="Titre2" text:outline-level="2"><text:span text:style-name="T906">R</text:span>esponsio<text:s/><text:span text:style-name="T907">R</text:span>edolphi ad<text:s/><text:span text:style-name="T908">B</text:span>.<text:tab/>Li.</text:h>
      <text:p text:style-name="P909"><text:span text:style-name="T910">R</text:span><text:span text:style-name="T911">E</text:span>dolphi camarinensis dict(u1) prudens re(-)<text:line-break/>fertur. obsidebatur ciuitas bononiensis a<text:line-break/>Bernaboue ex familia vicecomit(u1) (sol) domino me(-)<text:line-break/>diolani.<text:s/><text:span text:style-name="T912">E</text:span>rat a(u1)t ad custodi(a1) ciuitatus dux posi(-)<text:line-break/>tus a p(o1)tifice.<text:s/><text:span text:style-name="T913">R</text:span>edolphus vir bello et pace egre<text:line-break/>gius. qui se intra menia continebat ob ciuitatis<text:line-break/>tutelam. leui semel per excursores c(o1)misso pre<text:line-break/>lio (!) a quo<text:s/><text:span text:style-name="T914">R</text:span>edolphus aberat (sol) captus eques (sol) ad<text:line-break/>Bernabou(e1) ductus (e1).<text:s/><text:span text:style-name="T915">I</text:span>nterrogabat ille inter ce(-)<text:line-break/>tera cur n(o1) egrederetur ad bell(u1)<text:s/><text:span text:style-name="T916">R</text:span>edolphus (sol) e(-)<text:line-break/>ques c(u1) vn(a1) aut alter(a1) caus(a1) attulisset (sol) tand(e1) di<text:line-break/>missus redut in ciuitat(e1).<text:s/><text:span text:style-name="T917">T</text:span>(u1) Redolphus scisci(-)<text:line-break/>tans quid in castris hosti(u1) ageretur (sol) et que ver(-)<text:line-break/>ba Bernabouis ad e(u1) fuiss(e1)t (!) c(u1) intellexisset re(-)<text:line-break/>sponsion(e1) equitis (sol) egress(u1) su(u1) excusant(e1). non<text:line-break/><text:span text:style-name="pb">[f. 20v]</text:span><text:span text:style-name="pb"><text:line-break/></text:span>bene<text:s/>inquit respondisti. vade dic Bernaboui. Re<text:line-break/>dol. ait se ideo vrb(e1) non egredi (sol) ne tu (i1)grediaris</text:p>
      <text:h text:style-name="Titre2" text:outline-level="2"><text:span text:style-name="T918">S</text:span>n(i1)a<text:s/><text:span text:style-name="T919">R</text:span>edolphi otra ill(u1) qui e(u1) vulnerauit.<text:tab/>lii.</text:h>
      <text:p text:style-name="P920"><text:span text:style-name="T921">V</text:span><text:span text:style-name="T922">I</text:span>ri n(o1)nulli camarin(e1)ses extra vrb(e1) exer(-)<text:line-break/>citii c(a1) sagit(a1)do t(e1)pus<text:s/>tereb(a1)t.<text:s/><text:span text:style-name="T923">C</text:span>(u1) quispi(a1)<text:line-break/>sagitt(a1) (i1)cautius emisisset (sol) astant(e1) procul<text:s/><text:span text:style-name="T924">R</text:span>edol<text:line-break/>f(u1) leuiter vulnerauit.<text:s/><text:span text:style-name="T925">C</text:span>apto illo (sol) c(u1) varie de pe<text:line-break/>na inferenda sent(e1)tie dicer(e1)tur (!) et vt quis(q3) acer<text:line-break/>rime sentiret. ita se maxime principi gratificatu<text:line-break/>r(u1) putaret (sol) vnus censuit man(u1) illi esse (a1)putan<text:line-break/>dam ne (a1)plius arcu vteretur<text:s/><text:span text:style-name="T926">R</text:span>edolfus liber(u1)<text:line-break/>homin(e1) dimitti iussit (sol) dicens ill(a1) futur(a1) fuisse<text:line-break/>util(e1) sent(e1)ti(a1) (sol) si id ante accept(u1) vulnus consili(u1)<text:line-break/>dedisset.<text:s/><text:span text:style-name="T927">P</text:span>lena prud(e1)tie et h(u1)anitatis resp(o1)sio.</text:p>
      <text:h text:style-name="Titre2" text:outline-level="2"><text:span text:style-name="T928">F</text:span>abula Mancini.<text:tab/>liii.</text:h>
      <text:p text:style-name="P929"><text:span text:style-name="T930">M</text:span><text:span text:style-name="T931">A</text:span>ncinus vir rustico opidano meo. frum(e1)<text:line-break/>to ad figign(u1) castr(u1) asellis veh(e1)do exerce<text:line-break/>batur (sol) quos ille c(o1)plures ad vectur(a1) sumebat.</text:p>
      <text:p text:style-name="P932"><text:span text:style-name="T933">C</text:span>(u1) ille semel a<text:s/>mercato redi(e1)s (sol) fessus e via asc(e1)<text:line-break/>disset asin(u1) qu(e1)d(a1) prestantior(e1) (!) c(o1)putatis in via<text:line-break/>asinis qui preibant (!) domo appropinquans (sol) eo(q3)<text:line-break/>quo vehebatur m(i1)me adnumerato vis(u1) est ei v(-)<text:line-break/>n(u1) deesse.<text:s/><text:span text:style-name="T934">T</text:span>urbatus igitur ac reliquis asinis v(-)<text:line-break/>xori quos restitueret conmendatis (!) confestim<text:line-break/>eod(e1) asino quo ferebatur ad mercat(u1) sept(e1)<text:line-break/><text:span text:style-name="pb">[f. 21r]</text:span><text:span text:style-name="pb"><text:line-break/></text:span>mili(-$)bus passu(u1) retrocedit (sol) quer(e1)s(q3) a singulis obui(-)<text:line-break/>is (sol) an asin(u1) qu(e1)pi(a1) (a1)miss(u1) reperiss(e1)t. C(u1) om(e1)s<text:line-break/>negarent dom(u1) noctu merens et dolens iactur(a1)<text:line-break/>asini rediit. tand(e1) eti(a1) ab vxore admonitus (sol) c(u1)<text:line-break/><text:soft-page-break/>descendisset illum quem tanto studio et dolore<text:line-break/>asinum quesierat esse cognouit.</text:p>
      <text:h text:style-name="Titre2" text:outline-level="2"><text:span text:style-name="T935">A</text:span>lia responsio Redolphi ad. G.<text:tab/>liiii.</text:h>
      <text:p text:style-name="P936"><text:span text:style-name="T937">I</text:span>Dem bello quod flor(e1)tini cum Gregorio<text:line-break/>decimo pontifice gesser(u1)t diuersas partes<text:line-break/>secutus (sol) n(u1)c vni n(u1)c alteri herebat. (i1)terrogatus<text:line-break/>a quod(a1) cur adeo mut(a1)s ita sepe se c(o1)mutaret (!)<text:line-break/>quoni(a1) (i1)quit (i1) eod(e1) latere diuti(con) iacere n(o1) poss(u1)</text:p>
      <text:h text:style-name="Titre2" text:outline-level="2"><text:span text:style-name="T938">D</text:span>e eod(e1) qu(o1) a flo. pro proditore depict(con) (e1).<text:tab/>lv.</text:h>
      <text:p text:style-name="P939"><text:span text:style-name="T940">F</text:span><text:span text:style-name="T941">L</text:span>orentinis postmod(u1) prodit(o1)is habitus<text:line-break/>reus publicis (i1) locis vrbis vt proditor de(-)<text:line-break/>pictus fuit.<text:s/><text:span text:style-name="T942">C</text:span>(u1) vero haud multo post sentiret<text:line-break/>mitti oratores ad se flor(e1)tinos de pace acturos (!)<text:line-break/>qua die ad se venturi erant thalam(u1) ingressus (sol)<text:line-break/>clausis fenestris (sol) igne acc(e1)so (erat a(u1)t m(e1)sis au(-)<text:line-break/>gusti) sese pelliceis vestibus cooperiri in lectulo<text:line-break/>iussit. vocatis de(i1)de oratoribus quer(e1)tibus quo<text:line-break/>n(a1)<text:s/>morbo laboraret (!) frigore resp(o1)dit (sol) quod t(a1)<text:line-break/>diu in eor(u1) muris eti(a1) noctu ad aer(e1) discooper(-)<text:line-break/>tus contraxisset. hoc dicto illor(u1) lusit picturam<text:line-break/>que postea ex pacto deleta est.</text:p>
      <text:h text:style-name="Titre2" text:outline-level="2"><text:span text:style-name="pb">[f. 21v]</text:span><text:span text:style-name="pb"><text:line-break/></text:span><text:span text:style-name="T943">D</text:span>e illo qui aratr(u1) super humer(u1) portauit.<text:tab/>lvi.</text:h>
      <text:p text:style-name="P944"><text:span text:style-name="T945">A</text:span><text:span text:style-name="T946">L</text:span>ter pierus nomine admod(u1) incultus c(u1)<text:line-break/>vs(q3) ad meridi(e1) arasset (sol) fessis bobus et ip(e1)<text:line-break/>labore fatigat(con) (sol) rediturus (i1) opid(u1) aratr(u1) super<text:line-break/>asell(u1) alligat. deinde asell(u1) premissis bobus asc(e1)<text:line-break/>dit. qui c(u1) nimio onere grauatus sub p(o1)dere de<text:line-break/>ficeret (!) sentit tand(e1) Pierus asell(u1) ire non posse<text:line-break/><text:span text:style-name="T947">T</text:span>um descend(e1)s at(q3) aratr(u1) super humer(u1) su(u1)<text:line-break/>ponens rursus asell(u1) asc(e1)dit. inqui(e1)s n(u1)c recte<text:line-break/>ambulare potes. n(o1) en(i1) tu sed ego aratr(u1) fero.</text:p>
      <text:h text:style-name="Titre2" text:outline-level="2"><text:span text:style-name="T948">R</text:span>esp(o1)sio elegans d(a1)tis poete flor(e1)tini.<text:tab/>lvii.</text:h>
      <text:p text:style-name="P949"><text:span text:style-name="T950">D</text:span><text:span text:style-name="T951">A</text:span>ntes alligerius poeta noster flor(e1)tinus<text:line-break/>aliqu(a1)diu sust(e1)tatus est verone (sol) opibus<text:line-break/>canis veteris pr(i1)cipis delascala admod(u1) liberalis<text:line-break/><text:span text:style-name="T952">E</text:span>rat a(u1)t et alter penes can(e1) flor(e1)tinus (sol) ignobi(-)<text:line-break/>lis (sol) indoctus (sol) (i1)prudens (sol) nulli rei preter(q4) ad io(-)<text:line-break/>c(u1) ris(u1)(q3) aptus. cuius ineptie ne dic(a1) facetie (sol) ca<text:line-break/>nem perpulerant ad se ditand(u1).<text:s/><text:span text:style-name="T953">C</text:span>(u1) ill(u1) veluti<text:line-break/>belu(a1) insuls(a1)<text:s/><text:span text:style-name="T954">D</text:span>antes vir doctissimus (sol) sapi(e1)s (sol) ac<text:line-break/>modestus (vt equ(u1) erat) contemneret (!) quid (e1) in<text:line-break/>quit ille (q4) tu (sol) c(u1) habearis sapi(e1)s ac doctissimus<text:line-break/>tamen pauper es et egenus (?) ego aut(e1) stultus et<text:line-break/>ignarus diuiciis presto.<text:s/><text:span text:style-name="T955">T</text:span>um Dantes (sol) quando<text:line-break/>ego reperi(a1) domin(u1) (sol) inquit michi simil(e1) et me(-)<text:line-break/>is moribus c(o1)form(e1) (sol) sicuti tu tuis (!) et ipse<text:line-break/><text:soft-page-break/><text:span text:style-name="pb">[f. 22r]</text:span><text:span text:style-name="pb"><text:line-break/></text:span>simi(-)liter meditabit.<text:s/><text:span text:style-name="T956">G</text:span>rauis sapiens(q3) responsio. sem<text:line-break/>per enim domini earum consuetudine (sol) qui sibi<text:line-break/>sunt similes (sol) delectantur.</text:p>
      <text:h text:style-name="Titre2" text:outline-level="2"><text:span text:style-name="T957">E</text:span>iusdem poete faceta responsio. lviii.</text:h>
      <text:p text:style-name="P958"><text:span text:style-name="T959">H</text:span><text:span text:style-name="T960">V</text:span>ic ipsi inter seniorem aliquando iunio(-)<text:line-break/>rem(q3) canes prandenti cum ministri vtri(-)<text:line-break/>us(q3) dedita opera ante pedes<text:s/><text:span text:style-name="T961">D</text:span>antis ad eum la(-)<text:line-break/>cessendum ossa oculte subiecissent (!) remota men<text:line-break/>sa (!) versi<text:s/>omnes in solum<text:s/><text:span text:style-name="T962">D</text:span>antem mirabantur<text:line-break/>cur ante ipsum solummodo ossa conspicerentur<text:line-break/><text:span text:style-name="T963">T</text:span>um ille (vt erat ad respond(e1)dum promptus)<text:line-break/>minime inquit mirum si canes ossa sua comede<text:line-break/>rutn. ego autem non sum canis.</text:p>
      <text:h text:style-name="Titre2" text:outline-level="2"><text:span text:style-name="T964">D</text:span>e muliere obstinata que virum pedi(-)<text:line-break/>culosum vocauit.<text:tab/>lix.</text:h>
      <text:p text:style-name="P965"><text:span text:style-name="T966">C</text:span><text:span text:style-name="T967">O</text:span>lloquebamur aliquando de pernicacia<text:line-break/>mulier(u1) que ita qu(a1)do(q3) perst(a1)t an(i1)o in(-)<text:line-break/>durato (sol) vt se mori malint (q4) cedere ex sn(i1)a. tum<text:line-break/>vnus.<text:s/><text:span text:style-name="T968">M</text:span>ulier qued(a1) e nr(i1)s inquit admod(u1) viro<text:line-break/>contraria (sol) s(e1)per verbis eius obiurg(a1)do refragra<text:line-break/>batur (!) prest(a1)s (i1) eo quod ceperat (!) ita vt superior<text:line-break/>esse vellet. habita semel c(u1) viro graui altercatio<text:line-break/>ne (!) marit(u1) pediculos(u1) vocauit.<text:s/><text:span text:style-name="T969">I</text:span>lle vt verb(u1)<text:line-break/>id retractaret vxor (!) verberibus cont(e1)debat (sol) pu(-)<text:line-break/>gnis<text:s/>cedens ac calcibus. quo magis cedebatur (!)<text:line-break/><text:span text:style-name="pb">[f. 22v]</text:span><text:span text:style-name="pb"><text:line-break/></text:span>eo plus illa pediculosum appellabat. vir tand(e1)<text:line-break/>verberando lassus (sol) vt vxoris pertinaciam supe(-)<text:line-break/>raret (sol) per funem in aque puteum dimisit (!) suf(-)<text:line-break/>focaturum se dicens (!) nisi verbis eiusmodi absti<text:line-break/>neret. mulier instantius perseuerabat etiam in<text:line-break/>aqua mentum vs(q3) constituta (sol) verb(u1) illud con(-)<text:line-break/>tinuans.<text:s/><text:span text:style-name="T970">T</text:span>um vir ne amplius loqui posset in<text:line-break/>puteum dimersit temptans si eam mortis peri(-)<text:line-break/>culo a verborum pertinacia posset auertere. at<text:line-break/>illa<text:s/>loquendi facultate adempta (!) etiam dum suf<text:line-break/>focaretur quod loqui nequibat (sol) iam manibus<text:line-break/>digitis exprimebat. super caput erectis at(q3) vn(-)<text:line-break/>gulis vtrius(q3) pollicis coniunctis salt(e1) quod po(-)<text:line-break/>tuit gestu viro pediculos obiciebat. vnguibus<text:line-break/>enim eorum digitorum pediculi a feminis occi(-)<text:line-break/>di consueuerunt.</text:p>
      <text:soft-page-break/>
      <text:h text:style-name="Titre2" text:outline-level="2"><text:span text:style-name="T971">D</text:span>e eo qui vxorem<text:line-break/>in flumine peremptam querebat.<text:tab/>lx</text:h>
      <text:p text:style-name="P972"><text:span text:style-name="T973">A</text:span>Iter vxor(e1) que in flumine perierat que(-)<text:line-break/>rens (sol) aduersus aqu(a1) proficiscebatur.<text:s/><text:span text:style-name="T974">T</text:span>(u1)<text:line-break/>quidam admiratus cum deorsum secund(u1) aque<text:line-break/>curs(u1) illam queri admoneret (!) nequa(q4) hoc mo(-)<text:line-break/>do reperietur inquit.<text:s/><text:span text:style-name="T975">I</text:span>ta enim dum vixit diffi(-)<text:line-break/>cilis ac morosa fuit reliquorum(q3) moribus con<text:line-break/>traria (sol) vt nun(q4) nisi contrario et aduerso flumi(-)<text:line-break/>ne etiam post mortem ambulasset.</text:p>
      <text:h text:style-name="Titre2" text:outline-level="2"><text:span text:style-name="pb">[f. 23r]</text:span><text:span text:style-name="pb"><text:line-break/></text:span><text:span text:style-name="T976">D</text:span>e<text:s/>rustico qui nobilem se fieri<text:line-break/>querebat.<text:tab/>lxi.</text:h>
      <text:p text:style-name="P977"><text:span text:style-name="T978">P</text:span><text:span text:style-name="T979">E</text:span>tebat a duce aurelian(e1)si sub rusticis mo<text:line-break/>ribus (sol) et vita incultus (sol) quidam qui ei ser<text:line-break/>uiebat (sol) vt se nobilem faceret (id fit apud gallos<text:line-break/>emptis possessionibus ex quibus solis ruri vit(a1)<text:line-break/>nobiles<text:s/>ducant)<text:s/><text:span text:style-name="T980">T</text:span>um dux qui naturam homi(-)<text:line-break/>nis callebat.<text:s/><text:span text:style-name="T981">D</text:span>iuitem inquit te facilime possem<text:line-break/>facere (sol) nobilem nun(q4) possem.</text:p>
      <text:h text:style-name="Titre2" text:outline-level="2"><text:span text:style-name="T982">D</text:span>e Guillermo qui habebat priapeam supel(-)<text:line-break/>lectilem formosam.<text:tab/>lxii.</text:h>
      <text:p text:style-name="P983"><text:span text:style-name="T984">E</text:span><text:span text:style-name="T985">R</text:span>at in opido nostro terre noue (sol) vir no(-)<text:line-break/>mine<text:s/><text:span text:style-name="T986">G</text:span>uillermus faber lignarius (sol) pria(-)<text:line-break/>pea supellectile satis copiosus. diuulgauerat hoc<text:line-break/>vxor (i1)ter vicinas. ea mortua duxit ali(a1) vxor(e1) iu<text:line-break/>u(e1)cul(a1) simplic(e1)<text:s/><text:span text:style-name="T987">A</text:span>nthoni(a1) nomine que despon(-)<text:line-break/>sata presenserat ex vicinis ingens viri tel(u1). qua<text:line-break/>ergo nocte primo c(u1) viro concubuit tremeb(u1)da<text:line-break/>nolebat herere viro (sol) ne(q3) coit(u1) pati. sensit vir t(a1)<text:line-break/>dem quid timeret adolelc(e1)tula. consolatus(q3) ill(a1)<text:line-break/>ver(u1) esse quod audierat ait. sed duas se mentu(-)<text:line-break/>las habere paruam ac maiorem quandam.<text:s/>ne te<text:line-break/>ergo offendam ait vtar hac nocte parua que tibi<text:line-break/>minime nocebit. postea maiore si tibi videbitur.<text:line-break/><text:span text:style-name="pb">[f. 23v]</text:span><text:span text:style-name="pb"><text:line-break/></text:span><text:span text:style-name="T988">C</text:span>onsentiens puella obsecuta est viro abs(q3) cla(-)<text:line-break/>more (sol) aut nocumento aliquo. post mensam ve(-)<text:line-break/>ro facta liberior at(q3) aud(e1)tior (sol) cum noctu viro<text:line-break/>suo blandiretur (!) mi vir inquit (si libet) maiore<text:line-break/>iam illo socio vtaris licet. risit vir (cum semiasel<text:line-break/>lus in ea re uideretur) bonum vxoris appetit(u1).<text:line-break/>hoc postea narrant(e1) audiui in aliorum cetu.</text:p>
      <text:h text:style-name="Titre2" text:outline-level="2"><text:span text:style-name="T989">R</text:span>esponsio vnius mulieris pisane.<text:tab/>lxiii.</text:h>
      <text:p text:style-name="P990"><text:span text:style-name="T991">C</text:span><text:span text:style-name="T992">A</text:span>mbacharia mulier pisana fuit prompta<text:line-break/>ad respondendum.<text:s/><text:span text:style-name="T993">A</text:span>ccedens histrio qui(-)<text:line-break/>dam ad illudendum ei. prepucium inquit asini<text:line-break/><text:soft-page-break/>vos salutat.<text:s/><text:span text:style-name="T994">T</text:span>um illa euestigio hohe inquit sa(-)<text:line-break/>ne vnus ex suis nuntiis videris. quo faceto di(-)<text:line-break/>cto abiit.</text:p>
      <text:h text:style-name="Titre2" text:outline-level="2"><text:span text:style-name="T995">D</text:span>ictum matrone<text:s/>que vestes adultere ad fe(-)<text:line-break/>nestras conspexit.<text:tab/>lxiiii.</text:h>
      <text:p text:style-name="P996"><text:span text:style-name="T997">M</text:span><text:span text:style-name="T998">V</text:span>lier adultera expanderat mane ad fene(-)<text:line-break/>stras varii generis vestimenta ab adulte(-)<text:line-break/>ro data. Matrona ante domum transiens conspe<text:line-break/>ctis tot vestibus (!) sicut aranea telas ita hec (i1)quit<text:line-break/>vestes suas culo effecit. pudendorum artifici(u1)<text:line-break/>omnibus ostentans.</text:p>
      <text:h text:style-name="Titre2" text:outline-level="2"><text:span text:style-name="T999">M</text:span>onicio cuiusdam.<text:tab/>lxv.</text:h>
      <text:p text:style-name="P1000"><text:span text:style-name="T1001">R</text:span><text:span text:style-name="T1002">O</text:span>gabat quidam c(o1)tribulem me(u1) virum<text:line-break/><text:span text:style-name="pb">[f. 24r]</text:span><text:span text:style-name="pb"><text:line-break/></text:span>facetum tempore vindemie (sol) vt sibi vasa qued(a1)<text:line-break/>vinaria mutuo concederet.<text:s/><text:span text:style-name="T1003">T</text:span>um ille inquit (sol)<text:line-break/>do vxori expensas per<text:s/>vniuersum annum vt ca<text:line-break/>in carnispriuio vti possim.<text:s/><text:span text:style-name="T1004">M</text:span>onuit hoc dicto n(o1)<text:line-break/>esse postulandas ab aliis eas res (!) quar(u1) vsus es(-)<text:line-break/>set eis necessarius.</text:p>
      <text:h text:style-name="Titre2" text:outline-level="2"><text:span text:style-name="T1005">D</text:span>ict(u1) perusini ad vxor(e1).<text:line-break/>lxvi.</text:h>
      <text:p text:style-name="P1006"><text:span text:style-name="T1007">P</text:span><text:span text:style-name="T1008">E</text:span>rusini hab(e1)tur viri faceti ac<text:line-break/>perurbani. rogauit maritum vxor Petru<text:line-break/>cia nomine ad diem festum postridie profectu(-)<text:line-break/>ra (sol) vt sibi calceos nouos emeret. annuit vir eius<text:line-break/>et simul iussit ante(q4) domo abiret mane (sol) gallin(a1)<text:line-break/>in prandio coqui. vxor cum cibum parasset do(-)<text:line-break/>mus hostium egressa (sol) conspecto(q3) simul quem<text:line-break/>summe adamabat iuuene domum regreditur (sol)<text:line-break/>dato signo vt se intus (cum vir abesset) sequere(-)<text:line-break/>tur. et ne longior mora esset ascensis scalis se ad<text:line-break/>terram prostrauit (sol) ita vt ex hostio posset conspi<text:line-break/>ci. super imposito aut(e1) iuuene clunes eius cru(-)<text:line-break/>ribus ac pedibus amplexa (sol) concupito operi in(-)<text:line-break/>tendebat. vir interim existimans vxorem ad fe<text:line-break/>stiuitatem iam profectam (sol) et simul tardius re(-)<text:line-break/>dituram (sol) socium rogauit ad prandium dicens<text:line-break/>vxorem prandio esse fallendam.<text:s/><text:span text:style-name="T1009">C</text:span>um domum<text:line-break/>pergerent (sol) vir prius ingreditur. visa(q3) apud sca<text:line-break/>las vxore supra iuuen(e1) pedes c(o1)mouente (!) hohe<text:line-break/><text:span text:style-name="pb">[f. 24v]</text:span><text:span text:style-name="pb"><text:line-break/></text:span><text:span text:style-name="T1010">P</text:span>etrucia inquit per culum dei (vt mos est illis<text:line-break/>iurandi) si hoc modo ambulaueris (!) nun(q4) istos<text:line-break/>calceos consumes.</text:p>
      <text:soft-page-break/>
      <text:h text:style-name="Titre2" text:outline-level="2"><text:span text:style-name="T1011">P</text:span>erfacetum dictum<text:line-break/>cuiusdam adolescentis.<text:tab/>lxvii.</text:h>
      <text:p text:style-name="P1012"><text:span text:style-name="T1013">Q</text:span><text:span text:style-name="T1014">V</text:span>erebatur rusticana mulier anserulos su<text:line-break/>os n(o1) se bene habere (!) fascinatos verbis cu<text:line-break/>iusdam vicine. que c(u1) illos collaudasset (sol) nequa(-)<text:line-break/>(q4) postea addidisset (sol) deus eos benedicat prout<text:line-break/>vulgo dici solet. hec c(u1) adolesc(e1)s audisset (!) nunc<text:line-break/>caus(a1) video inquit (!) cur michi m(e1)tula egrius se<text:line-break/>habuit his diebus admod(u1) debilitata. n(a1) c(u1) eam<text:line-break/>quispi(a1) laudasset (!) nequa(q4) addidit eiusm(o1)i bene<text:line-break/>diction(e1). quo fact(u1) (e1) vt fascinat(a1) put(e1) (!) c(u1) post(-)<text:line-break/>mod(u1) n(u1)(q4) erexit caput. benedic ergo e(a1) te rogo<text:line-break/>ait quo priores recuperet vires.</text:p>
      <text:h text:style-name="Titre2" text:outline-level="2"><text:span text:style-name="T1015">D</text:span>e viro sto(-)<text:line-break/>lido qui simul(a1)t(e1) voc(e1) credidit seips(u1) e(e1),<text:tab/>lxviii.</text:h>
      <text:p text:style-name="P1016"><text:span text:style-name="T1017">M</text:span><text:span text:style-name="T1018">A</text:span>ter cuiusdam amici nostri cognoscebat<text:line-break/>mulierem viro insulso ac balbucienti nup<text:line-break/>tam. semel cum noctu ad eam accederet credens<text:line-break/>virum abesse (!) hostium pal(a1) pulsauit (sol) simulans<text:line-break/>viri vocem. ac sibi aperiri hosti(u1) peciit. vir aut(e1)<text:line-break/>stolidus domi existens audita illius voce (sol) <text:span text:style-name="T1019">I</text:span>oh(a1)(-)<text:line-break/>na aperi Iohanna introduc ill(u1) inquit. nam vi(-)<text:line-break/>detur idem qui ego esse (i!)</text:p>
      <text:h text:style-name="Titre2" text:outline-level="2"><text:span text:style-name="T1020">D</text:span>e rustico qui<text:line-break/>anserem venalem deferebat.<text:tab/>lxix.</text:h>
      <text:p text:style-name="P1021"><text:span text:style-name="pb">[f. 25r]</text:span></text:p>
      <text:p text:style-name="P1022"><text:span text:style-name="T1023">R</text:span><text:span text:style-name="T1024">V</text:span>sticum adolescentem (qui florencie anse<text:line-break/>rem deferebat venalem) conspicata muli(-)<text:line-break/>er que sibi faceta videbatur rid(e1)di hominis<text:s/>gra<text:line-break/>tia rogauit (sol) qu(a1)ti anserem faceret. At ille quod<text:line-break/>facillime inquit persoluas. quid est inquit mu(-)<text:line-break/>lier (?) vnico ait ille coitu.<text:s/><text:span text:style-name="T1025">I</text:span>ocaris respondit muli<text:line-break/>er. sed domum ingredere et de precio conuenie(-)<text:line-break/>mus Ingressus domum c(u1) perstaret in sent(e1)tia<text:line-break/>mulier precio annuit. ver(u1) cum superioris par<text:line-break/>tes egisset petito ansere (!) rusticus se negat datu(-)<text:line-break/>rum. non enim se mulierem subagitalse (sol) sed se<text:line-break/>ab ea compressum dixit.<text:s/><text:span text:style-name="T1026">I</text:span>gitur reintegrata pu(-)<text:line-break/>gna munere sessoris fungitur adolescens.<text:s/><text:span text:style-name="T1027">I</text:span>ter(u1)<text:line-break/>ex conu(e1)tu mulier cum anserem postulasset (!) re<text:line-break/>nuit adolescens (sol) pari ratione se cum illa esse as(-)<text:line-break/>serens. non enim se preci(u1) petit(u1) accepisse (sol) sed<text:line-break/>repulisse iniuri(a1) illatam. Nam se prius a mulie<text:line-break/>re subact(u1).<text:s/><text:span text:style-name="T1028">C</text:span>um longior<text:s/>progrederetur c(o1)ten(-)<text:line-break/>tio (!) superueniens vir sciscitatur que nam hec sit<text:line-break/>controuersia.<text:s/><text:span text:style-name="T1029">C</text:span>upiebam inquit vxor tibi cenam<text:line-break/>opipere parare nisi hic maledictus impediret.<text:line-break/>conuenerat enim mecum in viginti solidis. n(u1)c<text:line-break/><text:soft-page-break/>post(q4) introiit domum mutata est sent(e1)tia duos<text:line-break/>amplius requirit.<text:s/><text:span text:style-name="T1030">E</text:span>ya inquit vir tam parua res<text:line-break/>impedit cenam nostram. Accipe inquit quod<text:line-break/><text:span text:style-name="pb">[f. 25v]</text:span><text:span text:style-name="pb"><text:line-break/></text:span>libet. Ita precium abstulit et concubit(u1) vxoris.</text:p>
      <text:h text:style-name="Titre2" text:outline-level="2"><text:span text:style-name="T1031">D</text:span>e auaro qui vrinam degustauit.<text:tab/>lxx.</text:h>
      <text:p text:style-name="P1032"><text:span text:style-name="T1033">C</text:span><text:span text:style-name="T1034">V</text:span>rialis vnus e nostris note auaricie sepe<text:line-break/>mens(a1)<text:s/>familie accedebat dum comederent<text:line-break/>degustans vinum an satis aquat(u1) esset.<text:s/><text:span text:style-name="T1035">S</text:span>imu(-)<text:line-break/>labat aut(e1) se id agere vt bono vino vterentur.<text:line-break/>Hoc cum animaduertissent n(o1)nulli (!) tand(e1) com(-)<text:line-break/>municato consilio (!) recentem quando(q3) vrinam<text:line-break/>pro vino in mensa<text:s/>supposuere (sol) qua hora ventu<text:line-break/>rum hominem suspicabantur.<text:s/><text:span text:style-name="T1036">A</text:span>ccessit ille mo(-)<text:line-break/>re suo (sol) et cum vrin(a1) bibisset (!) nauseans ac semi<text:line-break/>eructans magno clamore abscessit minatus mul<text:line-break/>ta illis qui hec c(o1)mentati essent. illi vero risu ce<text:line-break/>nam finierunt. hoc eius rei machinator (sol) michi<text:line-break/>postmodum retulit multo cum risu.</text:p>
      <text:h text:style-name="Titre2" text:outline-level="2"><text:span text:style-name="T1037">D</text:span>e quod(a1) pastore simulatim confit(e1)ti.<text:tab/>lxxi.</text:h>
      <text:p text:style-name="P1038"><text:span text:style-name="T1039">P</text:span><text:span text:style-name="T1040">A</text:span>stor ouium ex ea regni neapolitani ora<text:line-break/>que olim latrociniis operam dabat (sol) semel<text:line-break/>c(o1)fessor(e1) adiit sua peccata dicturus. c(u1)<text:s/>ad sacer(-)<text:line-break/>dotis genua procubuisset (!) parce michi inquit il(-)<text:line-break/>le lacrimans pater mi (sol) quoni(a1) grauiter deliqui.<text:line-break/>c(u1) iuberet dicere quid e(e1)t (sol) at(q3) ille sepius id ver<text:line-break/>b(u1) iterasset t(a1)(q4) qui nefari(u1) admisisset scelus (sol) t(a1)<text:line-break/>dem hortatu sacerdotis ait (sol) se cum case(u1) faceret<text:line-break/>ieiunii t(e1)pore (!) expressura lactis guttas quasdam<text:line-break/><text:span text:style-name="pb">[f. 26r]</text:span><text:span text:style-name="pb"><text:line-break/></text:span>(quas n(o1) spuisset) in os desiliisse.<text:s/><text:span text:style-name="T1041">T</text:span>(u1) sacerdos<text:line-break/>qui mores illius patrie nosset subridens (sol) c(u1) di(-)<text:line-break/>xisset grauiter illum deliquisse qui quadragesi(-)<text:line-break/>mam non seruasset (sol) quesiuit n(u1)quid aliis obno<text:line-break/>xius esset peccatis. Abnu(e1)te pastore rogauit n(u1)<text:line-break/>cum aliis pastoribus qu(e1)qu(e1) peregrin(u1) (vt mos<text:line-break/>esset illius regi(o1)is) transe(u1)t(e1) spoliasset aut pere(-)<text:line-break/>misset (?) sepius inquit vtra(q3) in re c(u1) reliquis s(u1)<text:line-break/>versatus. sed istud ait apud nos ita est consuet(u1)<text:line-break/>vt nulla consci(e1)tia fiat. c(u1) vtr(u1)(q3) graue facinus<text:line-break/>confessor asseueraret (!) ille vt rem leu(e1) latrocinia<text:line-break/>et homin(u1) ced(e1)<text:s/>(quoni(a1) apud eos vsu probaren<text:line-break/>tur) existim(a1)s (sol) solius lactis veni(a1) petebat. Res<text:line-break/>pessima consuetudo peccandi (sol) que etiam illa er(-)<text:line-break/>rata leuia reddit (sol) que sunt grauissima.</text:p>
      <text:soft-page-break/>
      <text:h text:style-name="Titre2" text:outline-level="2"><text:span text:style-name="T1042">P</text:span>ulcr(u1) dict(u1) def(e1)d(e1)s ludentes ad taxillos.<text:tab/>lxxii.</text:h>
      <text:p text:style-name="P1043"><text:span text:style-name="T1044">E</text:span><text:span text:style-name="T1045">S</text:span>t (i1) opido terre noue certa (con)stituta pena<text:line-break/>is qui luser(i1)t ad talos. quid(a1) notus me(con) (i1)<text:line-break/>ludo depreh(e1)s(con) (con)tracta pena (i1) carcer(e1) trus(con) fuit<text:line-break/><text:span text:style-name="T1046">C</text:span>(u1) peteretur ab eo cur ibi reclus(con) e(e1)t (!) hic nos er<text:line-break/>pretor inquit qz<text:s/>quod me(u1) erat lusi (sol) me in car(-)<text:line-break/>cerem posuit. quidn(a1) hic ageret si lusissem su(u1).</text:p>
      <text:h text:style-name="Titre2" text:outline-level="2"><text:span text:style-name="T1047">D</text:span>e patre fili(u1) ebri(u1) redarguente.<text:tab/>lxxiii.</text:h>
      <text:p text:style-name="P1048"><text:span text:style-name="T1049">M</text:span><text:span text:style-name="T1050">A</text:span>ter c(u1) filii ebrietat(e1) sepius nequic(q4) re<text:line-break/>darguisset (!) conspecto semel in via ebrio<text:line-break/><text:span text:style-name="pb">[f. 26v]</text:span><text:span text:style-name="pb"><text:line-break/></text:span>erectis verendis turpiter iaceute (?) pueris qno(q3)<text:line-break/>permultis (qui circumstabant) ridentibus at(q3) il<text:line-break/>ludentibus (sol) filium ad tam verecundum specta(-)<text:line-break/>culum vocauit (sol) existimans hoc exemplo ab ebri<text:line-break/>etate deterreri eum posse.<text:s/><text:span text:style-name="T1051">I</text:span>lle autem viso ebrio<text:line-break/>rogo<text:s/>pater inquit vbi est id vin(u1) (sol) quo iste ebri(-)<text:line-break/>us factus est (sol) vt ego eti(a1) eius vini dulcedin(e1) de(-)<text:line-break/>gust(e1). non ebrii turpitudine absterritus (sol) sed vi(-)<text:line-break/>ni cupiditate c(o1)motus.</text:p>
      <text:h text:style-name="Titre2" text:outline-level="2"><text:span text:style-name="T1052">D</text:span>e adolescente perusino.<text:tab/>lxxiiii.</text:h>
      <text:p text:style-name="P1053"><text:span text:style-name="T1054">T</text:span><text:span text:style-name="T1055">I</text:span>sbin(a1) quo(q3) perusin(u1) (sol) adolescet(e1) nobil(e1).<text:line-break/>at(q3) admod(u1) dissolut(u1) (sol) c(u1) obprobrio cete<text:line-break/>ris ex ea familia e(e1)t (!) seuocauit semel Simon ce(-)<text:line-break/>culus cognatus eius senex (sol) magne autoritatis (sol)<text:line-break/>at(q3) admodum prud(e1)s. et cum rationibus mul(-)<text:line-break/>tis adolescent(e1) ad meliorem vit(a1) hortatus esset (sol)<text:line-break/>detestans vicia (sol) virtutes vero collaudans (!) post(q4)<text:line-break/>tand(e1) perorauit (!)<text:s/><text:span text:style-name="T1056">S</text:span>imon inquit ille (sol) c(o1)posite at(-)<text:line-break/>(q3) ornate admod(u1) (sicuti vir(u1) eloquent(e1) decet)<text:line-break/>fecisti verba. ver(u1) cencies iam pulcriores or(o1)es<text:line-break/>in hanc sententiam audiui. et tamen nichil eor(u1)<text:line-break/>que diceb(a1)tur vn(q4) facere volui. nichil amplius<text:line-break/>superior exemplo (!) (q4) hic verbis profuit.</text:p>
      <text:h text:style-name="Titre2" text:outline-level="2"><text:span text:style-name="T1057">D</text:span>e duce Andegauensi (sol) qui preciosam suppel<text:line-break/>lem Redolpho ostendit.<text:tab/>lxxv.</text:h>
      <text:p text:style-name="P1058"><text:span text:style-name="pb">[f. 27r]</text:span></text:p>
      <text:p text:style-name="P1059"><text:span text:style-name="T1060">E</text:span><text:span text:style-name="T1061">R</text:span>at sermo aliqu(a1)do in cetu doctorum vi(-)<text:line-break/>rorum reprehendenti(u1) inanem eorum cu<text:line-break/>ram (sol) qui multum studii opere(q3) in querendis<text:line-break/>emendis(q3) preciosis lapidibus ponunt. hic qui(-)<text:line-break/>dem recte inquit Redolphus ex camerino ducis<text:line-break/>andegauensis cum ad regnum neapolitan(u1) pro<text:line-break/>ficisceretur (sol) stulticiam monstrauit.<text:s/><text:span text:style-name="T1062">C</text:span>um en(i1)<text:line-break/>Redolphus ad eum visendum in castra venisset<text:line-break/>ostendit ei dux admod(u1) preciosam suppellectil(e1)<text:line-break/>inter(q3) cetera margaritas (sol) zaphiros (sol) carbuncu(-)<text:line-break/><text:soft-page-break/>los (sol) et ceteros lapides (sol) magno qui in precio ha(-)<text:line-break/>b(e1)tur.<text:s/><text:span text:style-name="T1063">H</text:span>is c(o1)spectis (!) quesiuit Redolphus (sol) qu(a1)<text:line-break/>to lapides illi existimar(e1)tur (sol) et quid vtilitatis af<text:line-break/>ferr(e1)t. Magn(u1) quid estimari dux respondit (sol) sed<text:line-break/>nichil afferre lucri.<text:s/><text:span text:style-name="T1064">T</text:span>um Redolphus ost(e1)d(a1) ti<text:line-break/>bi inquit duos lapides. x. florenor(u1) (sol) qui michi<text:line-break/>annuatim ducentos reddunt. ac deinde cum du(-)<text:line-break/>cem hec admirant(e1) (sol) ad mol(e1)din(u1) quod ipse con(-)<text:line-break/>strui fecerat duxisset (!) duos molares<text:s/>lapides ei<text:line-break/>ostendit (sol) dicens illos esse (sol) qui suorum precioso<text:line-break/>rum vtilitatem virtutem(q3) superarent.</text:p>
      <text:h text:style-name="Titre2" text:outline-level="2"><text:span text:style-name="T1065">D</text:span>e eodem Redolpho.<text:tab/>lxxvi.</text:h>
      <text:p text:style-name="P1066"><text:span text:style-name="T1067">H</text:span><text:span text:style-name="T1068">I</text:span>c ipse cuid(a1) camarin(e1)si qui visendi causa<text:line-break/>orb(e1) peragrare cupiebat (sol) iussit vs(q3) mace(-)<text:line-break/>rat(a1) opid(u1) proficisci. quod ille cum effecisset (!)<text:line-break/><text:span text:style-name="pb">[f. 27v]</text:span><text:span text:style-name="pb"><text:line-break/></text:span>orbem inquit terrarum vniuersum conspexisti (sol)<text:line-break/>nichil esse aliud asserens mund(u1) hunc (q4) colles (sol)<text:line-break/>conualles (sol) montes (sol) planiciem (sol) culta at(q3) inculta<text:line-break/>loca (sol) nemora et siluas (sol) que omnia eo loci spacio<text:line-break/>continentur.</text:p>
      <text:h text:style-name="Titre2" text:outline-level="2">Facetissimum dictum<text:line-break/>cuiusdam parusini.<text:tab/>lxxvii.</text:h>
      <text:p text:style-name="P1069"><text:span text:style-name="T1070">E</text:span>Rat parusino cuidam dolí(u1) vini sapidi et<text:line-break/>boni admod(u1) paruum. Ad eum pro vino<text:line-break/>cum quidam puerum cum vase maiusculo desti<text:line-break/>nasset (!) sumpto in manibus vase at(q3) ad nares ad<text:line-break/>moto (!) ohe inquit vas istud admod(u1) fetet. n(u1)(q4)<text:line-break/>in hoc vinum meum infund(a1) (sol) vade at(q3) ad eum<text:line-break/>qui te misit istud reporta.</text:p>
      <text:h text:style-name="Titre2" text:outline-level="2"><text:span text:style-name="T1071">C</text:span>ontentio dua<text:line-break/>rum meretricum de tela linea.<text:tab/>lxxviii.</text:h>
      <text:p text:style-name="P1072"><text:span text:style-name="T1073">D</text:span><text:span text:style-name="T1074">V</text:span>e romane mulieres (quas noui) diuersa<text:line-break/>etate<text:s/>et forma (sol) iuerunt domum curialis<text:line-break/>cuiusdam e nostris voluptatis ac premii causa.<text:line-break/><text:span text:style-name="T1075">I</text:span>s cum pulcriorem bis cognouisset (!) alteram se(-)<text:line-break/>mel tantum attigit (!) tum ne se spretam putaret (sol)<text:line-break/>tum vt iterum rediret cum socia (sol) abeuntibus te<text:line-break/>lam lineam dono dedit (sol) non discernens quanta<text:line-break/>esset futura cuius(q3) porcio.<text:s/><text:span text:style-name="T1076">I</text:span>n diuisione clancu(-)<text:line-break/>la contentio orta est inter feminas. altera duas<text:line-break/>partes secund(u1) opus exactum (sol) altera medietat(e1)<text:line-break/>secund(u1) personas postulante diuerse vtrin(q3)<text:line-break/><text:span text:style-name="pb">[f. 28r]</text:span><text:span text:style-name="pb"><text:line-break/></text:span>va(-$)rie(q3) rationes afferebantur. c(u1) vna maior(e1) fe la<text:line-break/>bor(e1) perpessam esse (sol) reliqua parem fuisse cont(e1)<text:line-break/>deret (!) ex verbis ad vertera deuener(u1)t. ac vngui<text:line-break/><text:soft-page-break/>um capilor(u1)(q3) certamen. primo vicini (sol) inde eti(a1)<text:line-break/>mariti concurrunt (sol) discidii causam ignorantes.<text:line-break/>vtra(q3) sibi verbor(u1) contumeli(a1) illatam asseren(-)<text:line-break/>te (sol) viris sue cuius(q3) vxoris causam tuentibus (sol)<text:line-break/>mulier(u1) pugua ad viros descendit (sol) vectibus et<text:line-break/>lapidibus acta res est (sol) donec concurrenti(u1) inter<text:line-break/>uentus preli(u1) diremit.<text:s/><text:span text:style-name="T1077">V</text:span>iri dissensionis caus(a1)<text:line-break/>ignor(a1)tes (sol) inimicitiam seruant reclusi in caueis<text:line-break/>more romano. pannus est apud quend(a1) ob rem<text:line-break/>indiscuss(a1) nond(u1) diuisus. sed occulte a mulieri(-)<text:line-break/>bus de diuidendo agitur. queritur a doctoribus<text:line-break/>quid sit iuris.</text:p>
      <text:h text:style-name="Titre2" text:outline-level="2"><text:span text:style-name="T1078">D</text:span>e gallo et vulpe.<text:tab/>lxxix.</text:h>
      <text:p text:style-name="P1079"><text:span text:style-name="T1080">E</text:span><text:span text:style-name="T1081">S</text:span>uriens quondam vulpes ad decipiendas<text:line-break/>galinas (sol) que gallo duce arborem excelsio(-)<text:line-break/>rem (quo sibi aditus non erat) ascenderant (sol) ad<text:line-break/>gall(u1) blande accessit. qu(e1) comiter cum salutas(-)<text:line-break/>set (!)<text:s/>quid in excelso agis inquit (?) n(u1)quid non au(-)<text:line-break/>disti noua hec recentia tam salutaria nobis (?) ne(-)<text:line-break/>qua(q4) gallus cum respondisset (sol) atqui pernuntia<text:line-break/>huc accessi ait (sol) ad communicand(u1) tecum alacri(-)<text:line-break/>tatem. animali(u1) omni(u1) concili(u1)<text:s/>celebrat(u1) est.<text:line-break/>in quo pacem perpetuam omnium animanti(u1)<text:line-break/><text:span text:style-name="pb">[f. 28v]</text:span><text:span text:style-name="pb"><text:line-break/></text:span>inter se firmarunt (sol) ita vt omni sublato timore<text:line-break/>nulli ab altero insidie aut iniurie amplius fieri<text:line-break/>queant. sed pace et concordia omnes fruantur.<text:line-break/>licet abire vnicui(q3) vel soli quo velit secure. des(-)<text:line-break/>cendite igitur et hunc festum agamus diem. Nota vulpis fallacia (sol) gallus bonum inquit af(-)<text:line-break/>fers nuntium et michi gratum et simul collum<text:line-break/>altius protendens (sol) prospecturo(q3) longius et ad(-)<text:line-break/>miranti similis in pedes se erexit. Tum quidn(a1)<text:line-break/>aspicis vulpes cum dixisset (?) duos inquit magno<text:line-break/>cursu ore patulo aduentantes canes. Tum tre(-)<text:line-break/>mebunda vulpes valete inquit (sol) michi fuga ex(-)<text:line-break/>pedit (sol) ante(q4) illi adueniant et simul cepit abire. Hic gallus quo nam fugis (sol) aut quid times ait (?)<text:line-break/>siquidem pace constituta nichil est timendum (?)<text:line-break/><text:span text:style-name="T1082">D</text:span>ubito inquit vulpes an canes isti audierint de<text:line-break/>cretum pacis. hoc pacto dolo illusus est dolus.</text:p>
      <text:h text:style-name="Titre2" text:outline-level="2"><text:span text:style-name="T1083">F</text:span>acetum dictum.<text:tab/>lxxx.</text:h>
      <text:p text:style-name="P1084"><text:span text:style-name="T1085">V</text:span><text:span text:style-name="T1086">I</text:span>r in dicendo liberior (sol) cum quid audaci(-)<text:line-break/>us loquens in palacio<text:s/>pontificis (sol) gestu io<text:line-break/>co(q3) dissolutiori vteretur (sol) quid agis inquit soci(-)<text:line-break/>us quidam (?) stultus quidem diceris.<text:s/><text:span text:style-name="T1087">T</text:span>um ille<text:line-break/>hoc inquit permagni lucri loco poner(e1). non en(i1)<text:line-break/>alio pacto poss(u1) carus esse his (sol) qui n(u1)c regn(a1)t.<text:line-break/>cum stultor(u1) hoc tempus existat (!) at(q3) ii soli<text:line-break/><text:soft-page-break/><text:span text:style-name="pb">[f. 29r]</text:span><text:span text:style-name="pb"><text:line-break/></text:span>po(-)tiantur rerum.</text:p>
      <text:h text:style-name="Titre2" text:outline-level="2"><text:span text:style-name="T1088">D</text:span>isceptatio inter<text:line-break/>florentinum et venetum.<text:tab/>lxxxi.</text:h>
      <text:p text:style-name="P1089"><text:span text:style-name="T1090">V</text:span><text:span text:style-name="T1091">E</text:span>netis fedus erat cum duce mediolani ad<text:line-break/>decennium. interim primo inter florenti(-)<text:line-break/>nos ducem(q3) orto bello (sol) cum flor(e1)tinorum res<text:line-break/>deteriori loco viderentur (!) veneti ducem haud<text:line-break/>qua(q4) hostile quid timentem adorti (sol) rupto fede<text:line-break/>re brixiam occupar(u1)t (sol) veriti ne si dux superior<text:line-break/>esset omnis belli moles in se verteretur. floren(-)<text:line-break/>tino veneto(q3) postmodum de hac re disceptanti(-)<text:line-break/>bus (!) cum venetus diceret (sol) nobis libertatem de(-)<text:line-break/>betis (sol) nam nostra opera liberi estis (!) hoc nequa(-)<text:line-break/>(q4) verum est inquit (ad retundend(a1) illius petu(-)<text:line-break/>lantiam) florentinus non enim nos liberos esse<text:line-break/>effecistis (sol) sed nos<text:s/>vos reddimus proditores.</text:p>
      <text:h text:style-name="Titre2" text:outline-level="2"><text:span text:style-name="T1092">C</text:span>omparatio Antonii lusci.<text:tab/>lxxxii.</text:h>
      <text:p text:style-name="P1093"><text:span text:style-name="T1094">C</text:span><text:span text:style-name="T1095">I</text:span>riacus anconitanus homo verbosus et<text:line-break/>nimi(u1) loquax (sol) deplorabat aliqu(a1)do astan<text:line-break/>tibus nobis casum at(q3) euersionem imperii ro(-)<text:line-break/>mani.<text:s/><text:span text:style-name="T1096">I</text:span>n(q3) ea re vehementius angi videbatur.<text:line-break/><text:span text:style-name="T1097">T</text:span>um Antonius luscus vir doctissimus (sol) qui in<text:line-break/>cetu aderat ridens hominis stultam curam (!) hic<text:line-break/>persimilis est inquit viro mediolanensi (sol) qui die<text:line-break/>festo cum audisset vnum ex grege cantor(u1) (qui<text:line-break/>gesta heroum ad plebem decantant) recitantem<text:line-break/><text:span text:style-name="pb">[f. 29v]</text:span><text:span text:style-name="pb"><text:line-break/></text:span>mortem Rolandi (qui septingentis iam ferme<text:line-break/>annis in prelio occubuit) cepit acriter flere. at(q3)<text:line-break/>inde cum vxor domum reuersum ac mestum ac<text:line-break/>gementem vidisset (sol) rogasset(q3) quidnam accidis(-)<text:line-break/>set noui (!)<text:s/><text:span text:style-name="T1098">h</text:span>eu mea vxor inquit defunctus sum.<text:line-break/>Mi vir vxor ait (sol) quid tibi aduersi euenit (?) sola(-)<text:line-break/>re at(q3) ad cenam veni.<text:s/><text:span text:style-name="T1099">A</text:span>t ille cum in gemitu<text:line-break/>erseueraret ne(q3) cibum vellet sumere (!) tandem<text:line-break/>instantius meroris causam percontanti mulieri<text:line-break/>an nescis respondit que noua hodie audiui (?) que<text:line-break/>nam mi vir vxor inquit (?)<text:s/>mortuus (e1) Rolandus<text:line-break/>qui solus tuebatur cristianos.<text:s/><text:span text:style-name="T1100">S</text:span>olata est mulier<text:line-break/>insulsam mesticiam viri (sol) et vix tand(e1) ad cenam<text:line-break/>potuit illum perducere.</text:p>
      <text:h text:style-name="Titre2" text:outline-level="2"><text:span text:style-name="T1101">D</text:span>e cantore qui<text:line-break/>predixit se mortem hectoris recitatur(u1).<text:tab/>lxxxiii.</text:h>
      <text:p text:style-name="P1102"><text:span text:style-name="T1103">S</text:span><text:span text:style-name="T1104">V</text:span>biunxit alter (sol) similis fabellam<text:s/>stulticie<text:line-break/>quidam inquit vicinus meus homo sim(-)<text:line-break/>plex audiebat qu(e1)piam ex eiusmodi cantoribus<text:line-break/><text:soft-page-break/>qui in fine sermonis ad illiciendam audientium<text:line-break/>plebem (sol) predixit se postridie mortem Hectoris<text:line-break/>recitatur(u1).<text:s/><text:span text:style-name="T1105">H</text:span>ic noster ante(q4) cantor abiret (sol) pre(-)<text:line-break/>cio redemit (sol) ne tam cito Hectorem virum bello<text:line-break/>vtilem interficeret. ille mort(e1) postero die distu(-)<text:line-break/>lit.<text:s/><text:span text:style-name="T1106">A</text:span>lter vero sepius precium dedit sequ(e1)tibus<text:line-break/>diebus pro vite dilatione. et cum pecunie<text:line-break/><text:span text:style-name="pb">[f. 30r]</text:span><text:span text:style-name="pb"><text:line-break/></text:span>defuis(-$)sent (!) tandem mortem eius multo fletu ac dolo(-)<text:line-break/>re narrari audiuit.</text:p>
      <text:h text:style-name="Titre2" text:outline-level="2"><text:span text:style-name="T1107">D</text:span>e muliere que se<text:line-break/>viro semimortuam ostendit.<text:tab/>lxxxiiii.</text:h>
      <text:p text:style-name="P1108"><text:span text:style-name="T1109">N</text:span><text:span text:style-name="T1110">A</text:span>rda opidum est in montibus nostris si(-)<text:line-break/>tum. in eo cum vir simplex vxorem cum<text:line-break/>altero coeuntem deprehendisset (!) illa statim se se<text:line-break/>mimortu(a1) simulauit (sol) prosternens se ad terram<text:line-break/>similis defuncte.<text:s/><text:span text:style-name="T1111">A</text:span>ccedens vir propius ac mor(-)<text:line-break/>tuam credens (sol) cepit illacrimans brachia vxoris<text:line-break/><text:span text:style-name="T1112">T</text:span>um illa sub apertis oculis tan(q4) ad se paulul(u1)<text:line-break/>reuersa (sol) cum petisset vir quidn(a1) accidisset (!) se ni<text:line-break/>mio timore perculsam dixit. et cum eam conso(-)<text:line-break/>lari stultus cepisset (!) ac siquid vellet petere iussis<text:line-break/>set (!) volo inquit illa (sol) iures te nichil vidisse. stat(i1)<text:line-break/>c(u1) id iurasset (!) mulieri valitudo restituta est.</text:p>
      <text:h text:style-name="Titre2" text:outline-level="2"><text:span text:style-name="T1113">F</text:span>aceta iocatio militis florentini.<text:tab/>lxxxv.</text:h>
      <text:p text:style-name="P1114"><text:span text:style-name="T1115">R</text:span><text:span text:style-name="T1116">O</text:span>ssus<text:s/>de ricciis eques florentinus magni<text:line-break/>vir animi ac seuerus (sol) vxor(e1) habuit Thel(-)<text:line-break/>dam nomine vetulam et minime formosam. hic<text:line-break/>cepit in ancill(a1) (quam domi habebat) oculos con<text:line-break/>iicere. et cum illam sepius molestasset (!) illa ad pa<text:line-break/>tronam rem detulit.<text:s/>suasit vt assentiretur (sol) ac<text:line-break/>certo in loco sub obscuro hor(a1)<text:s/><text:span text:style-name="T1117">R</text:span>osso assiguaret<text:line-break/>in quem pro ancilla se<text:s/><text:span text:style-name="T1118">T</text:span>elda clam contulit. Ac<text:line-break/>cedens ad locum Rossus (sol) ac vxorem pro<text:line-break/><text:span text:style-name="pb">[f. 30v]</text:span><text:span text:style-name="pb"><text:line-break/></text:span>ancil(-)la diutius tractans (sol) tandem demissa mentula ni<text:line-break/>chil agere potuit.<text:s/><text:span text:style-name="T1119">T</text:span>um exclam(a1)s vxor (sol) eya in(-)<text:line-break/>quit eques merdose (sol) si hic ancilla extitisset (!) re(-)<text:line-break/>cte cum ea rem habere potuisses.<text:s/><text:span text:style-name="T1120">T</text:span>um miles<text:line-break/>ohe<text:s/><text:span text:style-name="T1121">T</text:span>helda mi (sol) per deum inquit (sol) hic meus so(-)<text:line-break/>cius prudentior admod(u1) est (q4) ego.<text:s/><text:span text:style-name="T1122">N</text:span>am post(q4)<text:line-break/>te pro ancilla ignarus attigi (!) statim ille malam<text:line-break/>carn(e1) te esse cognouit.ac propterea retrocedens<text:line-break/>me destituit.</text:p>
      <text:soft-page-break/>
      <text:h text:style-name="Titre2" text:outline-level="2"><text:span text:style-name="T1123">D</text:span>e milite qui vxorem<text:line-break/>habebat litigiosam.<text:tab/>lxxxvi.</text:h>
      <text:p text:style-name="P1124"><text:span text:style-name="T1125">H</text:span><text:span text:style-name="T1126">A</text:span>bebat florentinus eques admodum no<text:line-break/>bilis vxorem litigiosam ac peruers(a1) (sol) que<text:line-break/>quotidie ad religiosum confessor(e1) (sol) vel (vt ai(u1)t)<text:line-break/>deuotum suum querelas viri et vitia deferebat.<text:line-break/>hic equit(e1) reprehendebat.obiurgabatur aliquan<text:line-break/>do verbis admonitus vxoris. et vt pacem inter<text:line-break/>eos poneret (!) rogauit virum ad confession(e1) pec(-)<text:line-break/>catorum (sol) qua facta non dubitabat conu(e1)turam<text:line-break/>inter eos concordiam.<text:s/><text:span text:style-name="T1127">P</text:span>aruit eques. et cum re(-)<text:line-break/>ligiosus eum sua peccata explicare iussisset (sol) ne(-)<text:line-break/>qua(q4) est opus inquit. quicquid enim vn(q4) com(-)<text:line-break/>misi et multo plura etiam (sol) ab vxore sepius<text:s/>tibi<text:line-break/>recitata extiterunt.</text:p>
      <text:h text:style-name="Titre2" text:outline-level="2"><text:span text:style-name="T1128">D</text:span>e temerario qui asinos curabat.<text:tab/>lxxxvii.</text:h>
      <text:p text:style-name="P1129"><text:span text:style-name="pb">[f. 31r]</text:span></text:p>
      <text:p text:style-name="P1130"><text:span text:style-name="T1131">A</text:span><text:span text:style-name="T1132">V</text:span>it nuper flor(e1)tie homo confidens ac te<text:line-break/>merarius (sol) nulli arti deditus.<text:s/><text:span text:style-name="T1133">I</text:span>s cum legis<text:line-break/>set apud medicum quend(a1) nomen et virtut(e1) cer<text:line-break/>tarum pillularum (sol) que ad<text:s/>varios morbos con(-)<text:line-break/>ferre dicebantur (!) existimauit homo ridiculus (sol) se<text:line-break/>his solis pillulis (sol) defacili medic(u1) euasur(u1).<text:s/><text:span text:style-name="T1134">C</text:span>(o1)(-)<text:line-break/>fecto ear(u1) magno numero vrbem egressus (!) ce(-)<text:line-break/>pit vagari per opida et villas (!) medicine artem<text:line-break/>professus.<text:s/><text:span text:style-name="T1135">A</text:span>d omnem a(u1)t egritudinem has pil<text:line-break/>lulas accomodabat. earum(q3) cura aliqui casu va<text:line-break/>litudinem recuperarunt.<text:s/><text:span text:style-name="T1136">C</text:span>um huius fama per<text:line-break/>creuisset stulti apud stultos (!) quidam qui asin(u1)<text:line-break/>suum amiserat (sol) rogauit homin(e1) (sol) nunquid reme<text:line-break/>dium ad recipiendum asin(u1) haberet. assensit il(-)<text:line-break/>le (sol) et ei sex pillulas degluciendas dedit. quibus<text:line-break/>sumptis abiens (sol) postero die cum asinum quere<text:line-break/>ret (!) cog(e1)tibus pillulis de via discessit laxandi v(e1)<text:line-break/>tris gracia. et in arundinet(u1) forte diuertit. ibi re<text:line-break/>perto asino pascente (sol) medici scienti(a1) et pillulas<text:line-break/>ad celum laudibus extulit.<text:s/><text:span text:style-name="T1137">A</text:span>d hunc postmod(u1)<text:line-break/>veluti alter(u1)<text:s/><text:span text:style-name="T1138">E</text:span>sculapium (sol) magnus fiebat rusti<text:line-break/>corum concursus (sol) qui audier(a1)t medici medelas<text:line-break/>etiam ad recipiendos asinos accomodatas.</text:p>
      <text:h text:style-name="Titre2" text:outline-level="2"><text:span text:style-name="T1139">C</text:span>omparatio Petri eghi.<text:tab/>lxxxviii.</text:h>
      <text:p text:style-name="P1140"><text:span text:style-name="T1141">I</text:span><text:span text:style-name="T1142">N</text:span><text:s/>seditione quad(a1) ciuitatis flor(e1)tie (qua<text:line-break/><text:span text:style-name="pb">[f. 31v]</text:span><text:span text:style-name="pb"><text:line-break/></text:span>ciues pro statu rerum inter se certabant) c(u1) qui<text:line-break/>dam alterius facti(o1)is (sol) ab aduersariis magno tu<text:line-break/>multu occideretur (!) vnus ex iis qui longe aber(a1)t<text:line-break/>gladios exertos conspiciens (sol) at(q3) homines con(-)<text:line-break/>cursantes (sol) percontatus est a circ(u1)st(a1)tibus (sol) quid<text:line-break/><text:soft-page-break/>n(a1) ibi ageretur.<text:s/><text:span text:style-name="T1143">T</text:span>um vnus nomine<text:s/><text:span text:style-name="T1144">P</text:span>etrus de<text:line-break/>ghis (sol) illic inquit magistratus ciuitatis at(q3) offi(-)<text:line-break/>cia diuiduntur.<text:s/><text:span text:style-name="T1145">N</text:span>olo inquit ille<text:s/>res que tam ca<text:line-break/>ro constant at(q3) euestigio recessit.</text:p>
      <text:h text:style-name="Titre2" text:outline-level="2"><text:span text:style-name="T1146">D</text:span>e medico.<text:tab/>lxxxix.</text:h>
      <text:p text:style-name="P1147"><text:span text:style-name="T1148">C</text:span><text:span text:style-name="T1149">V</text:span>m cenarent mec(u1) contribules n(o1)nul(-)<text:line-break/>li homines ad facetias prompti (sol) multa ri<text:line-break/>denda inter cenand(u1) dicebantur. inter que vnus<text:line-break/>subridens<text:s/><text:span text:style-name="T1150">C</text:span>echinus inquit medicus aretinus ac<text:line-break/>cersitus ad curand(u1) quand(a1) formosam adolesc(e1)<text:line-break/>tulam (sol) que saliendo contorserat genu. in com(-)<text:line-break/>ponendo (sol) cum et tibiam femine et coxam peral<text:line-break/>bam ac mollem aliquandiu tractasset (!) erecta est<text:line-break/>mentula maiorem in mod(u1) (sol) ita vt sub lignacu(-)<text:line-break/>lo contineri nequiret. tum suspirans cum assur<text:line-break/>rexisset (!) at(q3) illa quid pro ea cura sibi dari vellet<text:line-break/>quesisset (!) nichil sibi deberi resp(o1)dit. quesita cau<text:line-break/>sa (!) pares enim in opere inquit sumus. ego en(i1) ti<text:line-break/>bi membrum contortum direxi (sol) tu michi item<text:line-break/>aliud erexisti.</text:p>
      <text:h text:style-name="Titre2" text:outline-level="2"><text:span text:style-name="T1151">I</text:span>ocatio veneti qui equ(u1)<text:line-break/><text:span text:style-name="pb">[f. 32r]</text:span><text:span text:style-name="pb"><text:line-break/></text:span>suum non cognouerat.<text:tab/>xc.</text:h>
      <text:p text:style-name="P1152"><text:span text:style-name="T1153">L</text:span><text:span text:style-name="T1154">O</text:span>quentibus nonnullis doctis viris de in<text:line-break/>sullitate stulticia(q3) multor(u1) (!) narrauit An<text:line-break/>tonius luscus vir facetissimus (sol) cum olim ab ro<text:line-break/>mana vinc(e1)tiam proficisceretur. addidisse se in<text:line-break/>suam societatem (sol) venetum quendam qui per ra<text:line-break/>ro (ut videbatur) equitasset. qui c(u1) senis diuer(-)<text:line-break/>tisset ad hospicium (sol) in quo et alii permulti cum<text:line-break/>equis erant (sol) mane(q3) ad iter se quis(q3) pararet (!) so(-)<text:line-break/>lus venetus sedebat ad fores ociosus at(q3) ocrea(-)<text:line-break/>tus.<text:s/><text:span text:style-name="T1155">A</text:span>dmiratus luscus hominis negligenti(a1) ac<text:line-break/>tarditat(e1) (sol) qui cum ceteri ferme in equis essent (sol)<text:line-break/>ipse solus quiesceret (!) admonito vt si secum pro(-)<text:line-break/>ficisci vellet (sol) equ(u1) ascenderet (!) causam more per<text:line-break/>cuntabatur.<text:s/><text:span text:style-name="T1156">T</text:span>(u1) ille atqui inquit tecum ire cu(-)<text:line-break/>pio. sed equ(u1) me(u1) minime inter alios recogno(-)<text:line-break/>sco.<text:s/><text:span text:style-name="T1157">I</text:span>gitur expecto quoad reliqui equitarint (sol) vt<text:line-break/>qui equus solus in stabulo remanserit. sciam e(e1)<text:line-break/>meum.<text:s/><text:span text:style-name="T1158">C</text:span>ognito hominis stupore (!) Antonius<text:line-break/>paul(u1) c(o1)moratus est (sol) quoad stultus ac stipes il<text:line-break/>le (sol) vnic(u1) relictum equum caperet pro suo.</text:p>
      <text:h text:style-name="Titre2" text:outline-level="2"><text:span text:style-name="T1159">D</text:span>ictum Caroli bononiensis.<text:tab/>xci.</text:h>
      <text:p text:style-name="P1160"><text:span text:style-name="T1161">M</text:span><text:span text:style-name="T1162">O</text:span>s est loquendi cum quempi(a1) pre nobis<text:line-break/>contemnere volumus (sol) vt dicamus (sol) ego<text:s/>te<text:line-break/>centies in die oppignorat(u1) relinquer(e1) apud<text:line-break/><text:soft-page-break/><text:span text:style-name="pb">[f. 32v]</text:span><text:span text:style-name="pb"><text:line-break/></text:span>cau(-$)ponul(a1) tabern(a1) Razello bononiensi viro prom(-)<text:line-break/>pto ad respondend(u1) quidam interiurgand(u1) hoc<text:line-break/>idem in cetu homin(u1) obiecit (sol) extollens pruden<text:line-break/>tiam su(a1) (sol) Razellum vero despiciens.<text:s/><text:span text:style-name="T1163">T</text:span>um ra(-)<text:line-break/>zellus hoc tibi inquit facilime concedo.<text:s/><text:span text:style-name="T1164">C</text:span>ito en(i1)<text:line-break/>res magni precii et bone (sol) dari pignori possunt.<text:line-break/><text:span text:style-name="T1165">A</text:span>t vero tu ita nequ(a1) vilis et abiecte conditionis<text:line-break/>es (sol) vt si quis te per omnes fori tabernas et cau(-)<text:line-break/>pones circ(u1)ferret (!) nemo te nec pro ereo quid(e1)<text:line-break/>n(u1)mo vellet accipere. hoc dicto et circ(u1)st(a1)tibus<text:line-break/>risum mouit (sol) et dicacitatem hominis dicacitate<text:line-break/>compressit.</text:p>
      <text:h text:style-name="Titre2" text:outline-level="2"><text:span text:style-name="T1166">D</text:span>e feneratore sene derelin<text:line-break/>quente fenus timore perd(e1)di parta.<text:tab/>xcii</text:h>
      <text:p text:style-name="P1167"><text:span text:style-name="T1168">H</text:span><text:span text:style-name="T1169">O</text:span>rtabatur feneratorem<text:s/>iam senem ami(-)<text:line-break/>cus vt desisteret a fenore. et anime sue sa(-)<text:line-break/>luti consulens et corporis quieti (sol) pluribus(q3) sua<text:line-break/>debat verbis (sol) vt se ab ea molestia simul et infa(-)<text:line-break/>mia vite vendicaret. Tum ille vt suades inquit<text:line-break/>hanc artem desinam. nam nomina<text:s/>mea ita iam<text:line-break/>male respondent (sol) vt necesse sit vel inuito hoc ex<text:line-break/>erciti(u1) relinqui (sol) non consci(e1)tia peccati (sol) sed timo<text:line-break/>re amittendi parta se fenus relictur(u1) professus.</text:p>
      <text:h text:style-name="Titre2" text:outline-level="2"><text:span text:style-name="T1170">D</text:span>e meretrice sene mendicante.<text:tab/>xciii.</text:h>
      <text:p text:style-name="P1171"><text:span text:style-name="T1172">D</text:span><text:span text:style-name="T1173">V</text:span>m hoc in corona recitaretur (!) similis<text:line-break/>hic fuit contribulis meus ait peruetule<text:line-break/><text:span text:style-name="pb">[f. 33r]</text:span><text:span text:style-name="pb"><text:line-break/></text:span>et nomen retulit meretrici (sol) que iam etate confe<text:line-break/>cta stipem in elemosinam petens (sol) benefacite aie<text:line-break/>bat ei (sol) que peccatum reliquit et artem meretri(-)<text:line-break/>ciam. increpata ab homine noto (q4)<text:s/>mendicaret (!)<text:line-break/>quid vis ag(a1) inquit (?) iam nemo me amplius re(-)<text:line-break/>quirit. necessitate ergo non vol(u1)tate ait ille pec(-)<text:line-break/>cat(u1) relinquis (sol) c(u1) peccandi nulla adsit facultas.</text:p>
      <text:h text:style-name="Titre2" text:outline-level="2"><text:span text:style-name="T1174">D</text:span>e doctore imperito.<text:tab/>xciiii.</text:h>
      <text:p text:style-name="P1175"><text:span text:style-name="T1176">C</text:span><text:span text:style-name="T1177">V</text:span>m secretarii essent aliqu(a1)do cum pon(-)<text:line-break/>tifice Martino (!) et sermo de facetiis icidis<text:line-break/>set (!) retulit ille fuisse doctorem bononi(e1)sem (sol) qui<text:line-break/>cum ab legato quid instantius peteret (!) fatuul ac<text:line-break/>demens ab eo appellatus est. hoc audito (!) qu(a1)do<text:line-break/>inquit me dementem esse cognouisti (?)<text:s/>ad hec le(-)<text:line-break/>gatus cum id temporis dixisset (!) n(o1) recte inquit<text:line-break/>alter arbitraris. tunc en(i1) fatuus fui (sol) c(u1) te igna(-)<text:line-break/>rum legum (sol) doctorem iurisciuilis feci. Erat en(i)<text:line-break/>doctor legatus (sol) et par(u1) doctus. hoc dicto igno(-)<text:line-break/>rantiam legati ostendit.</text:p>
      <text:soft-page-break/>
      <text:h text:style-name="Titre2" text:outline-level="2"><text:span text:style-name="T1178">D</text:span>ictum episcopi electensis.<text:tab/>xcv.</text:h>
      <text:p text:style-name="P1179"><text:span text:style-name="T1180">A</text:span><text:span text:style-name="T1181">I</text:span>ter episcopus. s. elect(e1)sis (sol) romani cuius(-)<text:line-break/>piam dict(u1) retulit (!) c(u1) cardinali neapolita<text:line-break/>no homini stolido at(q3) indocto redeunti a ponti<text:line-break/>fice (sol) romanus ciuis obuiasset (!) cardinalis vero<text:line-break/>(quia mos suus erat c(o1)tinuo vt rideret) petiuit<text:line-break/><text:span text:style-name="pb">[f. 33v]</text:span><text:span text:style-name="pb"><text:line-break/></text:span>a socio (sol) qu(a1)nam obcausam cardinalem putaret<text:line-break/>ridere. qui cum id se nescire respondisset (!) atqui<text:line-break/>inquit stulticiam pontificis ridet (sol) qui se adeo im<text:line-break/>meritum cardinalem fecit.</text:p>
      <text:h text:style-name="Titre2" text:outline-level="2"><text:span text:style-name="T1182">D</text:span>ictum facet(u1) cuiusdam abbatis.<text:tab/>xcvi.</text:h>
      <text:p text:style-name="P1183"><text:span text:style-name="T1184">S</text:span><text:span text:style-name="T1185">V</text:span>bdidit et alius duo facete ab oratoribus<text:line-break/>(ii duo abbates ordinis sancti<text:s/><text:span text:style-name="T1186">B</text:span>enedicti e<text:line-break/>rant) concilii constantiensis dicta. qui cum ad pe<text:line-break/>trum de luna antea apud hispanos et gallos p(o1)(-)<text:line-break/>t ific(e1) (sol) nomine concilii venissent (!) at(q3) is illis con<text:line-break/>spectis (!) duos coruos se adire dixisset (sol) m(i1)me mi(-)<text:line-break/>rum videri debere alter respondit (!) si corui ad e(-)<text:line-break/>rectum cadauer accederent (sol) exprobr(a1)s ei (q4) a c(o1)<text:line-break/>cilio damnatus pro cadauere haberetur.</text:p>
      <text:h text:style-name="Titre2" text:outline-level="2"><text:span text:style-name="T1187">D</text:span>ictum facetum.<text:tab/>xcvii.</text:h>
      <text:p text:style-name="P1188"><text:span text:style-name="T1189">I</text:span><text:span text:style-name="T1190">D</text:span>em in altercatione quam super iure p(o1)<text:line-break/>tificatus cum ipso habeb(a1)t (sol) cum Petrus<text:line-break/>dixisset hic est archa Noe (sol) designans apud se ius<text:line-break/>esse apostolice sedis. et in archa Noe inquit bel(-)<text:line-break/>ue fuerunt permulte.</text:p>
      <text:h text:style-name="Titre2" text:outline-level="2"><text:span text:style-name="T1191">M</text:span>irabilie per librarium dicta.<text:tab/>xcviii.</text:h>
      <text:p text:style-name="P1192"><text:span text:style-name="T1193">L</text:span><text:span text:style-name="T1194">I</text:span>brarius meus Iohannes nomine (qui<text:line-break/>nuper ex ea quam vocauit britaniam re(-)<text:line-break/>dierat) retulit michi in cena ad octau(a1) idus octo<text:line-break/>bris (sol) penultimo Martini anno qued(a1) miracula<text:line-break/><text:span text:style-name="pb">[f. 34r]</text:span><text:span text:style-name="pb"><text:line-break/></text:span>que se vidisse asserebat (sol) homo doctus et minime<text:line-break/>mendax. prim(u1) est sanguinem inter liger(i1) bitu(-)<text:line-break/>giras et pictiones pluisse. ex(q3) ea pluuia sangu(i1)e<text:line-break/>perfusos lapides videri. Hoc quoni(a1) accidisse se<text:line-break/>puis historie prodiderunt (!) minus mirand(u1) vi(-)<text:line-break/>detur.<text:s/><text:span text:style-name="T1195">O</text:span>r sequitur nequa(q4) credidissem (!) nisi asse<text:line-break/>uerantis iusiur(a1)dnm accessisset.<text:s/><text:span text:style-name="T1196">I</text:span>n festo Petri<text:line-break/>et Pauli apostolorum (quod est in m(e1)se Iunii)<text:line-break/>ait quosd(a1) messores in patria sua (sol) c(u1) pridie ne(-)<text:line-break/>scio quid feni in agro reliquissent (!) cont(e1)pto die<text:line-break/>ne fenum amitteretur (sol) rediisse ad met(e1)dum id<text:line-break/>quod vnica hora effici potuisset.<text:s/><text:span text:style-name="T1197">S</text:span>ed dei iudicio<text:line-break/>messores diutius vagatos esse per agr(u1) met(e1)tes<text:line-break/>ne(q3) aliud quic(q4) die noctu(q3) ag(e1)tes abs(q3) cibo et<text:line-break/><text:soft-page-break/>somno (sol) ne(q3) vero pluribus diebus aut illos a(-)<text:line-break/>grum exire aut alios ad illos (vt sciscitarentur (sol)<text:line-break/>quidn(a1) id sibi vellet) accedere potuisse. c(u1) mul(-)<text:line-break/>ti circ(u1)star(e1)t fatuos illos esse existim(a1)tes vidis(-)<text:line-break/>se se illos met(e1)tes librarius asseruit. quid vero<text:line-break/>illis postea acciderit nescire se dixit.</text:p>
      <text:h text:style-name="Titre2" text:outline-level="2"><text:span text:style-name="T1198">M</text:span>irabi le iudici(u1) ex c(o1)tempu sanctorum.<text:tab/>.xcix.</text:h>
      <text:p text:style-name="P1199"><text:span text:style-name="T1200">H</text:span><text:span text:style-name="T1201">I</text:span>c alter ex senatoribus meis Roletus<text:line-break/>nomine (sol) patria rothomagensis (sol) se haud<text:line-break/>dissimile miraculum vidisse ex contemptu san(-)<text:line-break/>ctorum dei affirmauit. esse ait iuxta castellum<text:line-break/><text:span text:style-name="pb">[f. 34v]</text:span><text:span text:style-name="pb"><text:line-break/></text:span>ciuitatis parrochiam quand(a1) dicatam beato Go<text:line-break/>thardo. cuius solemnis cum adesset dies (!) parro(-)<text:line-break/>chiani omnes ingens de more festum cum pro(-)<text:line-break/>cessione et pompa agebant.<text:s/><text:span text:style-name="T1202">A</text:span>dolescentula vero<text:line-break/>alterius parrochie cum illos derideret (sol) nomen(-)<text:line-break/>(q3) sancti sperneret (sol) et eorum cerimonias (!) se in<text:line-break/>eius contempt(u1) filatur(a1) dixit. ac deinceps col(u1)<text:line-break/>sumpsisse et fusum.<text:s/><text:span text:style-name="T1203">h</text:span>ec autem subito manibus<text:line-break/>et digitis magno cum dolore hesissent (sol) ita vt a(-)<text:line-break/>uelli nequirent (!) adolescentula vero muta esset<text:line-break/>facta (!) nutu (nam voce non poterat) dolorem et<text:line-break/>causam significabat.<text:s/><text:span text:style-name="T1204">T</text:span>andem accurrente homi<text:line-break/>num multitudine (!) ductam ad altare sancti qu(e1)<text:line-break/>contempserat. at(q3) ibi voto suscepto (!) et restitu(-)<text:line-break/>tam vocem et colum fusum(q3) e manibus cecidis<text:line-break/>se. hec in sua parrochia accidisse dixit. Ita indu(-)<text:line-break/>bie (!) vt michi incredulo aliquam fidem facere vi<text:line-break/>deretur.</text:p>
      <text:h text:style-name="Titre2" text:outline-level="2"><text:span text:style-name="T1205">F</text:span>acetum de sene quodam qui<text:line-break/>asinum portanit super se.<text:tab/>.C.</text:h>
      <text:p text:style-name="P1206"><text:span text:style-name="T1207">D</text:span><text:span text:style-name="T1208">I</text:span>cebatur inter secretarios pontificis (sol) eos<text:line-break/>qui ad vulgi opinion(e1) venir(e1)t miserrima<text:line-break/>premi seruitnte. c(u1) haudquaqu(a1) possibile esset (sol)<text:line-break/>cum diuersa sentir(e1)t placere omnibus (sol) diuersis<text:line-break/>diuersa probantibus.<text:s/><text:span text:style-name="T1209">T</text:span>um quidam ad eam sen<text:line-break/>t(e1)ciam fabul(a1) retulit (sol) quam nuper in alamania<text:line-break/><text:span text:style-name="pb">[f. 35r]</text:span><text:span text:style-name="pb"><text:line-break/></text:span>script(a1) pictam(q3) vidisset.<text:s/><text:span text:style-name="T1210">S</text:span>enem ait fuisse qui<text:line-break/>cum adolescentulo filio precedente abs(q3) onere<text:line-break/>asello (sol) quem venditurus erat ad mercatum pro<text:line-break/>ficiscebatur. pretere(u1)tibus viam (sol) quid(a1) in agris<text:line-break/>opus facientes (sol) senem culpar(u1)t (q3) asell(u1) nichil<text:line-break/>ferent(e1) ne(q3) pater ne(q3) filius ascendisset (sol) sed va(-)<text:line-break/>cu(u1) onere sineret (sol) c(u1) alter senectute (sol) alter etate<text:line-break/>tenera vehiculo egeret.<text:s/><text:span text:style-name="T1211">T</text:span>um senex adolescent(e1)<text:line-break/>asino imposuit (sol) ipse pedibus iter faciens. Hoc<text:line-break/><text:soft-page-break/>alii conspici(e1)tes<text:s/>increpar(u1)t stultici(a1) senis (q4) ado<text:line-break/>lesc(e1)te (qui validior e(e1)t) super asin(u1) posito (!) ipse<text:line-break/>etate ofectus (sol) pedes asell(u1) sequeretur. (i1)mutato<text:line-break/>consilio at(q3) adolescente deposito (!) ipse asinum a<text:line-break/>sc(e1)dit. paulum vero progressus (sol) audiuit alios se<text:line-break/>culpantes (q4) paruulum filium nulla ratione e(-)<text:line-break/>tatis habita (sol) tan(q4) seruum post se traheret (sol) ipse<text:line-break/>asello qui pater erat insidens.<text:s/><text:span text:style-name="T1212">H</text:span>is verbis per(-)<text:line-break/>motus (sol) filium saello secum superimposuit (sol) hoc<text:line-break/>pacto iter sequ(e1)s (sol) interrogatus inde ab aliis an<text:line-break/>suus e(e1)t asello (sol) c(u1) (a1)nuisset (!) castigato (e1) verbis (sol) (q4)<text:line-break/>eius t(a1)(q4) alieni null(a1) cur(a1) haberet (sol) minime apti<text:line-break/>ad tant(u1) onus. c(u1) satis vnius ad ferend(u1) esse de<text:line-break/>buisset. Hic<text:s/>h(o1) perturbatus tot variis sent(e1)ciis<text:line-break/>c(u1) ne(q3) vacuo asello (sol) ne(q3) ambobus (sol) ne(q3) altero<text:line-break/>superimpositis abs(q3) calumnia progredi posset (!)<text:line-break/><text:span text:style-name="pb">[f. 35v]</text:span><text:span text:style-name="pb"><text:line-break/></text:span>tandem asellum pedibus iunctis ligauit. at(q3) ba<text:line-break/>culo suspensum suo filii(q3) collo superimposit(u1)<text:line-break/>ad mercat(u1) deferre cepit. omnibus propter no(-)<text:line-break/>uitatem spectaculi ad risum effusis (!) ac stultici(a1)<text:line-break/>ambor(u1) maxime vero patris increp(a1)tibus (!) indi<text:line-break/>gnatus ille supra rip(a1) fluminis consistens (sol) liga<text:line-break/>t(u1) asin(u1) (i1) flum(e1) derecit. at(q3) ita amisso asino do(-)<text:line-break/>m(u1) rediit.<text:s/><text:span text:style-name="T1213">I</text:span>ta bonus vir (sol) dum omnibus parere<text:line-break/>cupit (!) nemini satisfaciens asellum perdidit.</text:p>
      <text:h text:style-name="Titre2" text:outline-level="2"><text:span text:style-name="T1214">H</text:span>ominis maxima impericia.<text:tab/>.C.I.</text:h>
      <text:p text:style-name="P1215"><text:span text:style-name="T1216">R</text:span><text:span text:style-name="T1217">E</text:span>citab(a1)tur aliqu(a1)do sr(e1) cor(a1) prioribo flo<text:line-break/>rentinis narrantes<text:s/>qued(a1) de ho(i1)e n(o1) satis<text:line-break/>reipublice accepto. C(u1) vero nom(e1) illius sepius<text:line-break/>referri in lr(i1)s necesse fuisset (!) accidit vt nom(i1) il(-)<text:line-break/>li adderetur prefat(u1) vt dic(a1) paul(u1). T(u1) vnus ex<text:line-break/>adst(a1)tibus sr(a1)r(u1) rudis exist(i1)ans verb(u1) illud ho<text:line-break/>norific(u1) esse (sol) et magn(a1) aliqu(a1) laudem in prefa<text:line-break/>ti nomine c(o1)tineri (sol) ac si sapientissim(u1) aut pru(-)<text:line-break/>dentissim(u1) scripsisset (!) stat(i1) vociferare cepit rem<text:line-break/>indignam esse (sol) vt homo improbus (sol) hostis pa(-)<text:line-break/>trie (sol) prefatus appellaretur.</text:p>
      <text:h text:style-name="Titre2" text:outline-level="2"><text:span text:style-name="T1218">A</text:span>lia hominis impericia.<text:tab/>.C.II.</text:h>
      <text:p text:style-name="P1219"><text:span text:style-name="T1220">S</text:span><text:span text:style-name="T1221">I</text:span>milis huic contribulis meus Matheozi(-)<text:line-break/>us nomine (sol) homo rusticus risum multis<text:line-break/>c(o1)mouit. Nam die festo in c(o1)uiuio sacerdotum<text:line-break/><text:span text:style-name="pb">[f. 36r]</text:span><text:span text:style-name="pb"><text:line-break/></text:span>(cui preparando ipse n(o1)nulli(q3) alii prefuerant)<text:line-break/>cum post cibum gracie sacerdotibus (plures en(i1)<text:line-break/>ex longinquo conuener(a1)t agende essent (!) hic cui<text:line-break/>negotium demandatum erat admod(u1) senex ver<text:line-break/>ba faciens (sol) patres mei si quid defuit vobis in(-)<text:line-break/><text:soft-page-break/>quit ignoscite. n(o1) fecimus quod debuimus (sol) sed<text:line-break/>pro modo facultatis nostre tractauimus vos se<text:line-break/>cundum vestram ignorantiam.<text:s/><text:span text:style-name="T1222">P</text:span>utauit homo<text:line-break/>rudis qui aliquod verbum resonans querebat (sol)<text:line-break/>se id pro summa saude dixisse (sol) ac si prudentiam<text:line-break/>aut sapientiam dixisset.</text:p>
      <text:h text:style-name="Titre2" text:outline-level="2"><text:span text:style-name="T1223">D</text:span>e quodam sene barbato.<text:tab/>.C.iii.</text:h>
      <text:p text:style-name="P1224"><text:span text:style-name="T1225">V</text:span><text:span text:style-name="T1226">I</text:span>r doctissimus at(q3) humanissimus omni(-)<text:line-break/>um Antonius luscus retulit nobis inter(-)<text:line-break/>loquend(u1) post conuiui(u1) rem ridend(a1).<text:s/><text:span text:style-name="T1227">E</text:span>st c(o1)mu<text:line-break/>nis loquendi modus cum quis ventris crepit(u1)<text:line-break/>edidit (sol) vt circumstantes ad barbam eins qui ni<text:line-break/>chil cui(q4) debet dicant.<text:s/><text:span text:style-name="T1228">S</text:span>enex quidam vincentie<text:line-break/>barba admodum prolixa vocatus a creditore in<text:line-break/>iudicium coram preside ciuitatis (is<text:s/><text:span text:style-name="T1229">V</text:span>gulot(-)<text:line-break/>tus biancardus fuit vir doctus at(q3) seuerus) c(u1)<text:line-break/>multis verbis iactabundus clamitaret (sol) se nul(-)<text:line-break/>lius vlla in re debitorem esse (sol) repetens sepius<text:line-break/>nichil cuiquam se debere (!) recede hinc ocius<text:s/><text:span text:style-name="T1230">V</text:span>(-)<text:line-break/>gulottus ait (sol) at(q3) hanc tuam fetidam barbam<text:line-break/><text:span text:style-name="pb">[f. 36v]</text:span><text:span text:style-name="pb"><text:line-break/></text:span>que nos malo odore conturbat amoue. Cum il(-)<text:line-break/>le stupidus (q4)obrem feteret adeo grauiter postu<text:line-break/>lasset (!) referta<text:s/>est inquit Vgulottus om(i1)bus b(o1)(-)<text:line-break/>bis que vs(q4) ab hominibus edita sunt (sol) cum ad<text:line-break/>barbam eius qui nullum habet debitum reician<text:line-break/>tur. hoc dicto perfacete elusit hominis iactanti(a1)<text:line-break/>ridentibus qui aderant omnibus.</text:p>
      <text:h text:style-name="Titre2" text:outline-level="2"><text:span text:style-name="T1231">C</text:span>omparatio quedam karoli bononiensis de<text:line-break/>quodam notario.<text:tab/>.C.iiii.</text:h>
      <text:p text:style-name="P1232"><text:span text:style-name="T1233">C</text:span><text:span text:style-name="T1234">V</text:span>m cenaremus in palacio pontificis n(o1)<text:line-break/>nulli (inter quos et secretarii erant) orto<text:line-break/>sermone de eorum ignorantia (sol) quor(u1) doctrina<text:line-break/>omnis ac scientia pendet ex scriptis formulis (sol)<text:line-break/>ne(q3) ear(u1) causas afferr(u1)t (sol) sed tant(u1) dicunt (sol) sic<text:line-break/>script(u1) superiores stilo reliquisse (!) karolus bono<text:line-break/>ni(e1) vir admod(u1) festinus ii simillimi s(u1)t (i1)quit<text:line-break/>notarii cuiusd(a1) (et nom(e1) retulit) c(o1)ciuis mer. ad<text:line-break/>quem c(u1) duo accessissent contractus v(e1)ditionis<text:line-break/>inter eos confici(e1)di gratia (!) at(q3) ille sumpto cala(-)<text:line-break/>mo scribere incipiens (sol) quesisset eorum nomina<text:line-break/>et alter Iohannes (sol) <text:span text:style-name="T1235">P</text:span>hilippus alter (sol) sibi nomen<text:line-break/>esse dixissent (!) respondit euestigio notarius id in<text:line-break/>strum(e1)tum (ita enim appellant) confici inter se<text:line-break/>non posse. querentibus illis causam (sol) nisi inquit<text:line-break/>v(e1)ditor<text:s/><text:span text:style-name="T1236">C</text:span>(o1)radus (sol) emptor vero Ticius vocetur<text:line-break/><text:span text:style-name="pb">[f. 37r]</text:span><text:span text:style-name="pb"><text:line-break/></text:span>(hec en(i1) sola nom(i1)a in formulis suis didicerat)<text:line-break/><text:soft-page-break/>rogari aut iure consistere hic c(o1)tractus nequit.<text:line-break/><text:span text:style-name="T1237">C</text:span>(u1)<text:s/>vero se no(i1)a mutare n(o1) posse dicer(e1)t (!) ille in<text:line-break/>sent(e1)tia prestaret (sol) quoni(a1) ita formule sue c(o1)tine<text:line-break/>rent (!) homines missos fecit (sol) c(u1) n(o1) auderet no(i1)a<text:line-break/>immutare.<text:s/><text:span text:style-name="T1238">A</text:span>bierunt illi ad ali(u1) relicto hom(i1)e<text:line-break/>isulso (sol) qui se crim(e1) falsi subire exist(i1)auit si scrip<text:line-break/>ta in formulis suis nomina commutasset.</text:p>
      <text:h text:style-name="Titre2" text:outline-level="2"><text:span text:style-name="T1239">D</text:span>e doctore florentino ad reginam destinato<text:line-break/>qui concnbitum postulauit.<text:tab/>.C.v.</text:h>
      <text:p text:style-name="P1240"><text:span text:style-name="T1241">I</text:span><text:span text:style-name="T1242">N</text:span>cidit eti(a1) sermo (i1)teriocand(u1) de stulticia<text:line-break/>n(o1)nullor(u1) qui oratores<text:s/>mitt(u1)tur ad pri(-)<text:line-break/>cipes. c(u1)(q3) aliqui no(i1)ati e(e1)nt (!) ridens<text:s/><text:span text:style-name="T1243">A</text:span>ntonius<text:line-break/>luscus n(u1)quid nam audistis temeritat(e1) florenti<text:line-break/>ni tui me intuens (sol) qu(e1) populus florentinus ad<text:line-break/><text:span text:style-name="T1244">I</text:span>ohann(a1) regin(a1) quond(a1) neapolitan(a1) dest(i1)auit.</text:p>
      <text:p text:style-name="P1245">Franciscus is no(i1)e (sol) fuit doctor leg(u1) (sol) licet admo<text:line-break/>dum indoctus. qui c(u1) regine mandata qued(a1) ex<text:line-break/>posuisset (sol) postridie(q3) ad eam reuerti iussus (sol) au(-)<text:line-break/>disset inter(i1) regin(a1) haud aspernari viros (sol) preser<text:line-break/>lim form(a1) c(o1)spicuos (!) ad regin(a1) rediit multis(q3)<text:line-break/>vltro citro(q3) dct(i1)s (!) t(a1)d(e1) se c(u1) ea secretiora qued(a1)<text:line-break/>loqui velle dixit.<text:s/><text:span text:style-name="T1246">T</text:span>(u1) reg(i1)a c(u1) homin(e1) (i1) remoti(-)<text:line-break/>us c(o1)claue aduocasset (!) exist(i1)ans aliquid e(e1) occul<text:line-break/>cius quod c(o1)municand(u1) c(u1) pluribus non esset (sol)<text:line-break/><text:span text:style-name="pb">[f. 37v]</text:span><text:span text:style-name="pb"><text:line-break/></text:span>stultus ille qui sibi de propria forma plurim(u1)<text:line-break/>persuaserat (sol) regin(a1) concubitus postulauit. T(u1)<text:line-break/>illa nichilo immutata vultum hominis inspici(-)<text:line-break/>ens comiter n(u1)quid ait hoc tibi flor(e1)tini<text:s/>in m(a1)(-)<text:line-break/>datis quo(q3) dedere (?) tacentem at(q3) erubescentem<text:line-break/>oratorem (sol) vt huius rei mandat(u1) afferret dicens<text:line-break/>abire abse abs(q3) indignatione iussit.</text:p>
      <text:h text:style-name="Titre2" text:outline-level="2"><text:span text:style-name="T1247">D</text:span>e homine qui diabolum in imagine<text:line-break/>mulieris cognouit.<text:tab/>.C.vi.</text:h>
      <text:p text:style-name="P1248"><text:span text:style-name="T1249">V</text:span>ir doctissimus Cincius rom(a1)us michi se(-)<text:line-break/>pius retulit (sol) r(e1) haud (con)temnend(a1) (sol) qu(a1) vici<text:line-break/>nus suus m(i1)me insulsus homo sibi accidisse nar<text:line-break/>rabat.<text:s/><text:span text:style-name="T1250">E</text:span>a est huiusmodi. surrexerat is aliqu(a1)do<text:line-break/>ad lune splendor(e1) existimans circa dilucul(u1) esse<text:line-break/>cum vxor esset in t(e1)pesta (sol) vt proficisceretur ad<text:line-break/>vine(a1) suam (sol) prout est mos romanis vineas di(-)<text:line-break/>ligenter colere.<text:s/><text:span text:style-name="T1251">E</text:span>gressus porta ostiensi (excita(-)<text:line-break/>tis en(i1) custodibus vt ea aperiretur rogarat) mu<text:line-break/>lier(e1) conspexit se precedentem. existimans vero<text:line-break/>aliquam esse que deuot(o1)is gracia sanct(u1)<text:s/><text:span text:style-name="T1252">P</text:span>aul(u1)<text:line-break/>visitaret (sol) c(u1) exarsisset in libidin(e1) grad(u1) propera<text:line-break/>uit (!) vt e(a1) c(o1)sequeretur et quoni(a1) sola e(e1)t id faci<text:line-break/>lius se assequi putabat. c(u1) ad e(a1) approp(i1)quasset<text:line-break/><text:soft-page-break/>ad semit(a1) e recta via diuertit.<text:s/><text:span text:style-name="T1253">h</text:span>ic h(o1) celerio (a1)bu<text:line-break/>lauit (sol) veritus ne mulieris occasion(e1) oblat(a1)<text:line-break/><text:span text:style-name="pb">[f. 38r]</text:span><text:span text:style-name="pb"><text:line-break/></text:span>amit(-$)teret.<text:s/><text:span text:style-name="T1254">P</text:span>rogressus paulum in diuerticulum mu<text:line-break/>lierum comprehendit tacentem ad terram stra(-)<text:line-break/>uit (sol) cognouit(q3). quo facto illa subito e(u1)anuit re(-)<text:line-break/>licto fetore sulfureo. homo in terra herbida se<text:line-break/>esse sentiens (sol) paulum absterritus surrexit do(-)<text:line-break/>mum(q3) rediit demonis eam illusion(e1) fuisse om<text:line-break/>nes arbitrabantur.</text:p>
      <text:h text:style-name="Titre2" text:outline-level="2"><text:span text:style-name="T1255">S</text:span>imilis fabula per Angelott(u1) dicta.<text:tab/>C.vii.</text:h>
      <text:p text:style-name="P1256"><text:span text:style-name="T1257">A</text:span><text:span text:style-name="T1258">D</text:span>erat<text:s/><text:span text:style-name="T1259">A</text:span>ngelottus episcopus<text:s/>anaguinus<text:line-break/>cum hec Cintius recitasset (sol) et alteram hu<text:line-break/>ic similem fabellam dixit. Affinis inquit meus<text:line-break/>(nomine eum appellans) cum noctu vrbis di(-)<text:line-break/>serta perambularet (sol) obuiam mulierem qu(a1) ex(-)<text:line-break/>timabat (sol) et quidem speciosam forma vt videba(-)<text:line-break/>tur cognouit.<text:s/><text:span text:style-name="T1260">T</text:span>um illa ad eum terrend(u1) in ho<text:line-break/>minis turpissimi formam versa (sol) et quid egisti<text:line-break/>(i1)quit. equid(e1) te insulse decepi.<text:s/><text:span text:style-name="T1261">T</text:span>(u1) ille vt lubet<text:line-break/>intrepidus inquit (sol) et ego tibi culum maculaui</text:p>
      <text:h text:style-name="Titre2" text:outline-level="2"><text:span text:style-name="T1262">D</text:span>e aduocato qui fic(con) a litig(a1)te acceperat.<text:tab/>c.viii.</text:h>
      <text:p text:style-name="P1263"><text:span text:style-name="T1264">H</text:span><text:span text:style-name="T1265">V</text:span>manissimus ac facetissimus vir Anto(-)<text:line-break/>nius luscus (sol) culp(a1)tibus nobis (i1)gratitudi<text:line-break/>n(e1) eor(u1) qui ad fatig(a1)dos hom(i1)es sunt prompti<text:line-break/>ad promerend(u1) remissi (!)<text:s/><text:span text:style-name="T1266">V</text:span>inc(e1)tinus (i1)quit me(-)<text:line-break/>us qui aduocatus erat homini prediuiti sed aua<text:line-break/>ro (sol) cum multotiens illi in causis affuisset (sol) ne(q3)<text:line-break/><text:span text:style-name="pb">[f. 38v]</text:span><text:span text:style-name="pb"><text:line-break/></text:span>quic(q4) tulisset premii (!) tandem difficiliori in cau<text:line-break/>sa qua sibi adesse ad eum defendendum rogarat<text:line-break/>die ad tuend(a1) causam prescripto (!) eo a(u1)t die cli(-)<text:line-break/>ens ficus et<text:s/>persica aduocato miserat (sol) ad tribu(-)<text:line-break/>nal accessit. aduersariis multa contra illum dic(e1)<text:line-break/>tibus semper clauso ore tacuit. ne(q3) verbum vl(-)<text:line-break/>lum (q4)uis lacessentibus illis vn(q4) protulit (sol) ad(-)<text:line-break/>mirantibus singulis. cum cliens quidnam illud<text:line-break/>silentium sibi vellet percontaretur (!) persica in(-)<text:line-break/>quit ficus(q3) (que misisti) ita os me(u1) congelar(u1)t<text:line-break/>vt nequeam verbum proferre.</text:p>
      <text:h text:style-name="Titre2" text:outline-level="2"><text:span text:style-name="T1267">D</text:span>e medico qui in visitatione infirmor(u1)<text:line-break/>tan(q4) indoctus ipsos interfecit.<text:tab/>.C.ix.</text:h>
      <text:p text:style-name="P1268"><text:span text:style-name="T1269">M</text:span><text:span text:style-name="T1270">E</text:span>dicus indoctus sed versutus cum<text:s/>infir(-)<text:line-break/>mos adhibito discipulo visitaret (!) tangens<text:line-break/>vt moris est pulsum (sol) si quem grauiorem solito<text:line-break/>sensisset (sol) culpam in egrot(u1) conferebat asserens<text:line-break/>aut ficus aut pom(u1) aut quid aliud a se prohi(-)<text:line-break/><text:soft-page-break/>bitum comedisse. quod cum sepissime fateren(-)<text:line-break/>tur egri (sol) vir diuinus videbatur (sol) qui ita errores<text:line-break/>morbo laboranti(u1) animaduerterct.<text:s/><text:span text:style-name="T1271">H</text:span>oc admi(-)<text:line-break/>ratus persepe discipulus (sol) rogauit medic(u1) quo(-)<text:line-break/>nam modo pulsus ne tactu an alia quad(a1) altio(-)<text:line-break/>ri disciplina perciperet.<text:s/><text:span text:style-name="T1272">T</text:span>um ille pro<text:s/>eius in se<text:line-break/>obseruantia hoc archan(u1) reseratur(u1) pollicitus<text:line-break/><text:span text:style-name="pb">[f. 39r]</text:span><text:span text:style-name="pb"><text:line-break/></text:span>cum peruenio in cubicul(u1) egroti ait (sol) circ(u1)spi(-)<text:line-break/>cio (i1)primis dilig(e1)ter (sol) si quid reliquiar(u1) aut fru<text:line-break/>ctus cuiuspi(a1) aut alterius rei in pauimento su(-)<text:line-break/>persit (sol) veluti si castanee (sol) aut ficus corticem (sol) vel<text:line-break/>nucis testam (sol) aut pomorum frustra (sol) aut aliud<text:line-break/>quippiam viderim (sol) coniector infirm(u1) tale quid<text:line-break/>ex his comedisse. et sic egrorum incontin(e1)tiam<text:line-break/>in morbis grauioribus incuso (sol) vt videar procul<text:line-break/>a culpa si deterius se habuer(i1)t. Haut multopost<text:line-break/>discipulus et ipse quo(q3) cura medendi suscepta (!)<text:line-break/>sepius eodem malo egros culpabat (sol) asserens<text:line-break/>edendi formulam ab se datam excessisse (sol) et ali(-)<text:line-break/>quid edisse prout ex reliquis coniectura assequi<text:line-break/>poterat.<text:s/><text:span text:style-name="T1273">S</text:span>emel ad rustican(u1) inopem hominem<text:line-break/>accessit (sol) cui cum valitudinem pristinam se eue(-)<text:line-break/>stigio restiturum promisisset (sol) si normam suam<text:line-break/>seruaret (!) data nescio qua pot(o1)ne abscessit postri<text:line-break/>die reuersurus.<text:s/><text:span text:style-name="T1274">C</text:span>um redisset grauiori morbo<text:line-break/>eger afflictabatur. Hic homo Itultus ac rudis<text:line-break/>causam nesciens (sol) cum huc at(q3) illuc deflexisset<text:line-break/>oculos (sol) nullas(q3) eiusm(o1)i reliquias vidisset (!) estu<text:line-break/>ans animo tandem sub lectulo aselli clitel(a1) con(-)<text:line-break/>spexit. tum clamitare cepit euestigio (sol) tandem se<text:line-break/>percipere cur deterius se haberet eger. magnum<text:line-break/>excessum esse ab eo fact(u1) (!) quo mirabatur (sol) ill(u1)<text:line-break/><text:span text:style-name="pb">[f. 39v]</text:span><text:span text:style-name="pb"><text:line-break/></text:span>minime mortu(u1) esse.<text:s/><text:span text:style-name="T1275">A</text:span>sin(u1) quippe egrum co(-)<text:line-break/>medisse asserebat (sol) existimans sellam decocti asi(-)<text:line-break/>ni<text:s/>velut os carnis reliquias videri. In stulticia<text:line-break/>sua deprehensus homo ridiculus (sol) multos ad ri<text:line-break/>sum excitauit.</text:p>
      <text:h text:style-name="Titre2" text:outline-level="2"><text:span text:style-name="T1276">D</text:span>e duobus in re pe(-)<text:line-break/>cuniaria litigantibus.<text:tab/>.C.x.</text:h>
      <text:p text:style-name="P1277"><text:span text:style-name="T1278">O</text:span>ppidum est bononiensium nomine me(-)<text:line-break/>dicina. eo missus est potestas (vt ai(u1)t) ho<text:line-break/>morudis<text:s/>at(q3) imprudens. ad quem cum duo li(-)<text:line-break/>tigantes de re pecuniaria accessissent (sol) ac prior<text:line-break/>qui creditorem se dicebat (sol) sibi pecuniam certis<text:line-break/>ex causis deberi dxisset (!) versus in debitor(e1) po(-)<text:line-break/>testas male quidem te habes ait (sol) cur non huic<text:line-break/>debitum reddis (?) cum negaret alter se quic(q4) de<text:line-break/><text:soft-page-break/>bere (sol) cum iam illi satisfactum esset (!) creditorem<text:line-break/>statim increpauit (sol) qui peteret quod non debere<text:line-break/>tur. illo rursus caus(a1) suam tuente ac debiti ra(-)<text:line-break/>tionem afferente (sol) debitorem acrius iterum in(-)<text:line-break/>crepauit (sol) qui rem tam manifestam negaret.<text:s/><text:span text:style-name="T1279">A</text:span>t<text:line-break/>iis aliis rationibus in medium deductus cur so<text:line-break/>lutus esset debito potestas quo(q3) creditorem ob<text:line-break/>iurgauit (sol) qui peteret rem solutam.<text:s/><text:span text:style-name="T1280">I</text:span>ta cum se(-)<text:line-break/>pius se ad vtrius(q3) verba vertisset (sol) vir ridiculus<text:line-break/>vtra(q3) pars inquit est victrix et iusta (sol) quo licet a<text:line-break/>beatis. Ita conuent(u1) re indiscussa permisit. hoc<text:line-break/><text:span text:style-name="pb">[f. 40r]</text:span><text:span text:style-name="pb"><text:line-break/></text:span>recitat(u1) (e1) inter socios c(u1) quid(a1) nobis notus se(-)<text:line-break/>pius in eadem re sententiam mutaret.</text:p>
      <text:h text:style-name="Titre2" text:outline-level="2"><text:span text:style-name="T1281">D</text:span>e medico docto qui<text:s/>vrine gratia (sol) iudicauit<text:line-break/>mulierem coitu indigere.<text:tab/>.C.xi.</text:h>
      <text:p text:style-name="P1282"><text:span text:style-name="T1283">E</text:span>Grotabat apud nos muliere qu(a1) noui Io(-)<text:line-break/>hanna nom(i1)e.<text:s/><text:span text:style-name="T1284">A</text:span>ccedens scitus et doctus<text:line-break/>medicus vt morb(u1) curaret (sol) vrin(a1) (cuius seruan<text:line-break/>de cura adolesc(e1)ti filie innupte dem(a1)data erat)<text:line-break/>vt moris est postulauit. hec aut(e1) oblita su(a1) pro<text:line-break/>egre vrin(a1) medico ostendit. statim mulier(e1) indi<text:line-break/>gere coitu medicus affirmauit.<text:s/><text:span text:style-name="T1285">C</text:span>(u1)id viro nun(-)<text:line-break/>ciat(u1) extitisset (sol) curato in cena opipere stomacho<text:line-break/>c(u1) vxore concubuit. illa c(u1)<text:s/>hoc sibi ex debilitate<text:line-break/>molestissim(u1) e(e1)t (ignara en(i1) c(o1)silii medici erat)<text:line-break/>clamaret(q3) sepius ob rei nouitat(e1) (sol) quid agis mi<text:line-break/>vir me quidem occidis (?) tace vir inquit (sol) hec opti<text:line-break/>ma est ex medici sententia ad te curand(a1) mede(-)<text:line-break/>la (sol) nam isto quid(e1) pacto liberaberis et restitue(-)<text:line-break/>tur valitudo. ne(q3) en(i1) fefellit opinio. nam cum<text:line-break/>quater eam subagitasset (sol) postero die omnis fe(-)<text:line-break/>bris abscessit. ita medici deceptio causam prebu<text:line-break/>it sanitatis.</text:p>
      <text:h text:style-name="Titre2" text:outline-level="2"><text:span text:style-name="T1286">D</text:span>e viro qui vxorem egro(-)<text:line-break/>tam cognouit et conualuit.<text:tab/>.C.xii.</text:h>
      <text:p text:style-name="P1287"><text:span text:style-name="T1288">R</text:span><text:span text:style-name="T1289">E</text:span>m simil(e1) in opido valentie quid(a1) accidis<text:line-break/>se contribuli suo interiocand(u1) recitauit.<text:line-break/><text:span text:style-name="pb">[f. 40v]</text:span><text:span text:style-name="pb"><text:line-break/></text:span><text:span text:style-name="T1290">A</text:span>it adolescentulam nuptam notario admodum<text:line-break/>iuueni (sol) que non multo post(q4) ad virum ierat (sol)<text:line-break/>graui morbo egrotare<text:s/>cepit (sol) adeo vt omnes mo<text:line-break/>ritur(a1) existimarent. n(a1) et medici sanitat(e1) despe(-)<text:line-break/>rauerant (sol) et mulier adolesc(e1)tula amissa loquela<text:line-break/>clausis oculis (sol) intercluso spiritu mortua videba<text:line-break/>tur. dolebat vir tam cito eripi vxor(e1) sibi (sol) qu(a1) ra<text:line-break/>ro cognouerat (sol) et eam vt equ(u1) erat summe ama<text:line-break/>bat. decreuit ergo cum vxore ante(q4) ea expiraret<text:line-break/><text:soft-page-break/>coire.<text:s/><text:span text:style-name="T1291">S</text:span>emotis omnibus c(u1) nescio quid se actu(-)<text:line-break/>rum secreto dixisset (!) vxorem cognouit.<text:s/><text:span text:style-name="T1292">I</text:span>lla eue<text:line-break/>stigio tan(q4) vir nou(a1) vit(a1) in corpus eius indidis<text:line-break/>set (sol) cepit spirit(u1) ducere (sol) at(q3) oculis sub apertis (sol)<text:line-break/>post paulul(u1) loqui et submissa voce vir(u1) appel(-)<text:line-break/>lare. qui cum letus rogasset n(u1)quid vellet (!) po(-)<text:line-break/>tum petiuit. quo at(q3) deinceps cibo dato conua(-)<text:line-break/>luit.<text:s/>cuius causam prestiterat matrimonii vsus.<text:line-break/><text:span text:style-name="T1293">E</text:span>xemplo igitur arguitur morbis mulier(u1) eam<text:line-break/>rem plurim(u1) conferre.</text:p>
      <text:h text:style-name="Titre2" text:outline-level="2"><text:span text:style-name="T1294">D</text:span>e homine n(o1) lit terato qui dignitat(e1) archipresbiteratus ab archi(-)<text:line-break/>episcopo mediolanensi postulauit.<text:tab/>.C.xiii.</text:h>
      <text:p text:style-name="P1295"><text:span text:style-name="T1296">Q</text:span><text:span text:style-name="T1297">V</text:span>erebatur aliqu(a1)do<text:s/>de c(o1)ditione tempo(-)<text:line-break/>rum ne dicam homin(u1) (sol) qui in ecclesia pr(i1)<text:line-break/>cipat(u1) tenent.<text:s/><text:span text:style-name="T1298">N</text:span>am post habitis doctis ac pru(-)<text:line-break/>dentibus viris (sol) indocti et nnllius precii hom(i1)es<text:line-break/><text:span text:style-name="pb">[f. 41r]</text:span><text:span text:style-name="pb"><text:line-break/></text:span>extolluntur.<text:s/><text:span text:style-name="T1299">T</text:span>um<text:s/><text:span text:style-name="T1300">A</text:span>ntonius Iuscus non est in<text:line-break/>quit magis pontific(u1) (q4) ceteror(u1) princip(u1) cul(-)<text:line-break/>pa (sol) apud quos fatuuos et ridiculos hom(i1)es in de<text:line-break/>liciis haberi (sol) doctrina vero excell(e1)tes reici vide(-)<text:line-break/>mus.<text:s/><text:span text:style-name="T1301">E</text:span>rat olim ait apud prisc(u1) ill(u1) canem prin<text:line-break/>cipem veronensem periocundus homo nomine<text:line-break/>nobilis rudis at(q3) indoctus (sol) sed faceciar(u1) gracia<text:line-break/>acceptissimns Cani (sol) et ob e(a1) rem ab eo (erat en(i1)<text:line-break/>clericus) pluribus ecclesiis donatus. Hic c(u1) ora<text:line-break/>tores viri excellentes ad archiepiscop(u1) mediola<text:line-break/>nensem antiquiorem illum qui ciuitati impera<text:line-break/>bat a principe mitterentur (sol) se in eor(u1) societat(e1)<text:line-break/>contulit.<text:s/><text:span text:style-name="T1302">E</text:span>xpositis mandatis oratores c(u1) reuer<text:line-break/>ti vellent (sol) nobilis(q3) vt erat homo confabulator (sol)<text:line-break/>risum archiepiscopo mouisset (sol) potestat(e1) fecit si<text:line-break/>quid abse vellet<text:s/>petere. Archipresbiterat(u1) quen<text:line-break/>dam magne dignitatis sibi dari nobilis postula(-)<text:line-break/>uit.<text:s/><text:span text:style-name="T1303">T</text:span>um ridens archiepiscopus hominis stulti<text:line-break/>ciam (sol) vide quid petis inquit (sol) maior est hec res<text:line-break/>(q4) vires tue ferre possint. homo enim es inscius<text:line-break/>litterar(u1) et apprime indoctus.<text:s/><text:span text:style-name="T1304">A</text:span>tqui statim et<text:line-break/>confidenter respondit nobilis. more quid(e1) pa(-)<text:line-break/>trio id facio.<text:s/><text:span text:style-name="T1305">N</text:span>am verone nulla litteratis viris<text:line-break/>sed indoctis et insciis beneficia conferuntur. Ri<text:line-break/>simus facete hominis dictum. qui quod verone<text:line-break/><text:span text:style-name="pb">[f. 41v]</text:span><text:span text:style-name="pb"><text:line-break/></text:span>stulte fiebat et alibi ficri debere arbitrabatur.</text:p>
      <text:h text:style-name="Titre2" text:outline-level="2"><text:span text:style-name="T1306">D</text:span>e meretrice conqner(e1)te de tonsoris maleficio<text:tab/>.<text:span text:style-name="T1307">C</text:span>.xiiii.</text:h>
      <text:p text:style-name="P1308"><text:span text:style-name="T1309">M</text:span><text:span text:style-name="T1310">A</text:span>gistratus est floren(-)<text:line-break/>cie quem officiales honestatis vocant. ho<text:line-break/>rum precipua cura est in iure meretricibus di(-)<text:line-break/><text:soft-page-break/>cendo (sol) curando(q3) vt in ciuitate abs(q3)<text:s/>molestia<text:line-break/>esse possint.<text:s/><text:span text:style-name="T1311">A</text:span>ccessit ad eos semel meretrix que<text:line-break/>sta iniuri(a1) damn(u1)(q3) a tonsore illat(u1) (sol) qui in bal<text:line-break/>neum accersitus ab ea vi partes inferiores rade<text:line-break/>ret (!) rasorio ita cunni part(e1) incidit (sol) vt pluribus<text:line-break/>diebus homines admittere<text:s/>nequiuisset (sol) exquo<text:line-break/>damni infecti ill(u1) accusabat (sol) amissi lucri restitu<text:line-break/>tionem pet(e1)s. queritur que sit futura sent(e1)tia.</text:p>
      <text:h text:style-name="Titre2" text:outline-level="2"><text:span text:style-name="T1312">D</text:span>e religioso cui vidua confitebatur<text:tab/>.C.v.</text:h>
      <text:p text:style-name="P1313"><text:span text:style-name="T1314">A</text:span><text:span text:style-name="T1315">V</text:span>diebat religiosus ex his qui viuere in<text:line-break/>obseru(a1)tia dicuntur (!) viduam<text:s/>formosam<text:line-break/>florencie peccata sua confitentem. c(u1) mulier in<text:line-break/>terloquend(u1) viro hereret et faciem suam vt se(-)<text:line-break/>cretius loqueretur propius admoueret (sol) anbeli(-)<text:line-break/>tus a(u1)t iuuenilis vir(u1) concalefecisset (sol) cepit tan(-)<text:line-break/>dem qui iacebat caput erigere (sol) adeo vt paulo ho<text:line-break/>minem torqueret. cum ille molestia carnis osci(-)<text:line-break/>tans et se contorquens (sol) cuperet mulier(e1) abire (!)<text:line-break/>illa vero sibi penitentiam iniungi peteret. peni(-)<text:line-break/>tentiam inquit ille indidisti tu michi.</text:p>
      <text:h text:style-name="Titre2" text:outline-level="2"><text:span text:style-name="pb">[f. 42r]</text:span><text:span text:style-name="pb"><text:line-break/></text:span><text:span text:style-name="T1316">D</text:span>e viro qui sue vxori mortu(u1) se ost(e1)dit.<text:tab/>.C.xvi.</text:h>
      <text:p text:style-name="P1317"><text:span text:style-name="T1318">I</text:span><text:span text:style-name="T1319">N</text:span>monte varchio opido nobis</text:p>
      <text:p text:style-name="P1320">propinquo ortolanus michi notus (sol) cum<text:line-break/>semel vxore iuuene (que p(a1)nos lot(u1) ierat) abs(e1)<text:line-break/>te (sol) ex orto dom(u1) reuertisset (sol) cupi(e1)s quid muli(-)<text:line-break/>er se mortuo dictura (sol) z<text:s/>qu(e1)admod(u1) se habitura<text:line-break/>e(e1)t audire (!) se in aula ad terr(a1) mortuo similis re<text:line-break/>supinus prostrauit.<text:s/><text:span text:style-name="T1321">V</text:span>xor c(u1) dom(u1) onerata lin<text:line-break/>teis venisset (sol) (i1)uento mortuo prout credebat ma<text:line-break/>rito (sol) dubitans herebat an(i1)o (sol) stat(i1) ne viri mort(e1)<text:line-break/>lamentaretur (sol) an prius (ieiuna en(i1) meridi(e1) vs(q3)<text:line-break/>perm(a1)serat) comederet. fame vrg(e1)te (sol) cib(u1) cape(-)<text:line-break/>re decreuit. et frusto succidie supra prunas im(-)<text:line-break/>posito (!) prepropere comedit (sol) nichil pre festina(-)<text:line-break/>tione potans (sol) cum sitiret nimi(u1) ob carnes salli(-)<text:line-break/>tas (sol) sumpto vrceolo scalas cepit desc(e1)dere vt vi<text:line-break/>n(u1) ex cellario hauriret.<text:s/><text:span text:style-name="T1322">S</text:span>uperueni(e1)s de impro(-)<text:line-break/>uiso vicina ignis petendi gracia (sol) cum subito sca<text:line-break/>las ascendisset (!) statim mulier abiecto vrceolo si(-)<text:line-break/>tibunda veluti tunc repente vir exalasset anim(a1)<text:line-break/>exclamare cepit. et mortem eius multis verbis<text:line-break/>plangere. superuenere ad vlulat(u1) plorat(u1)(q3) vi(-)<text:line-break/>cinie omnes viri ac mulieres ob mort(e1) tam re(-)<text:line-break/>pentinam.<text:s/><text:span text:style-name="T1323">I</text:span>acebat en(i1) vir at(q3) ita spirit(u1) conti<text:line-break/>nebat (sol) clausis oculis (!) vt omnino expirasse vide<text:line-break/><text:span text:style-name="pb">[f. 42v]</text:span><text:span text:style-name="pb"><text:line-break/></text:span><text:span text:style-name="T1324">retur.<text:s/></text:span><text:span text:style-name="T1325">T</text:span><text:span text:style-name="T1326">andem cum visum ei effet satis ludor(u1)</text:span><text:span text:style-name="T1327"><text:line-break/></text:span><text:soft-page-break/><text:span text:style-name="T1328">dedisse (sol) vocifer(a1)te muliere ac dicente sepius mi</text:span><text:span text:style-name="T1329"><text:line-break/></text:span><text:span text:style-name="T1330">vir quomodo nunc faci(a1) (?) ille apertis oculis ma</text:span><text:span text:style-name="T1331"><text:line-break/></text:span><text:span text:style-name="T1332">le (i1)quit vxor m</text:span><text:span text:style-name="T1333">ea (sol) nisi euestigio potum vadas.</text:span><text:span text:style-name="T1334"><text:line-break/></text:span><text:span text:style-name="T1335">E</text:span><text:span text:style-name="T1336">x lacrimis ad risum omnes conuersi sunt (sol) au(-)</text:span><text:span text:style-name="T1337"><text:line-break/></text:span><text:span text:style-name="T1338">dita presertim fabula et causa sitis.</text:span></text:p>
      <text:h text:style-name="Titre2" text:outline-level="2"><text:span text:style-name="T1339">D</text:span><text:span text:style-name="T1340">e bononiensi adolescentula simplici.</text:span><text:span text:style-name="T1341"><text:tab/>C.xvii.</text:span></text:h>
      <text:p text:style-name="P1342"><text:span text:style-name="T1343">A</text:span><text:span text:style-name="T1344">D</text:span><text:span text:style-name="T1345">olescentula bononiensis nouiter nupta</text:span><text:span text:style-name="T1346"><text:line-break/></text:span><text:span text:style-name="T1347">querebatur apud honestissimam matron(a1)</text:span><text:span text:style-name="T1348"><text:line-break/></text:span><text:span text:style-name="T1349">m</text:span><text:span text:style-name="T1350">ichi vicin(a1) (sol) se acriter nimi(u1) ac persepe a viro</text:span><text:span text:style-name="T1351"><text:line-break/></text:span><text:span text:style-name="T1352">vapulari.querente (q4)obrem matrona (?) respondit</text:span><text:span text:style-name="T1353"><text:line-break/></text:span><text:span text:style-name="T1354">virum egreferre (sol) eam dum matrimonio vtere(-)</text:span><text:span text:style-name="T1355"><text:line-break/></text:span><text:span text:style-name="T1356">tur (sol) immobilem immodnm trunci permanere.</text:span><text:span text:style-name="T1357"><text:line-break/></text:span><text:span text:style-name="T1358">C</text:span><text:span text:style-name="T1359">ur non inquit illa viro obsequeris in lecto et</text:span><text:span text:style-name="T1360"><text:line-break/></text:span><text:span text:style-name="T1361">vol</text:span><text:span text:style-name="T1362">untati pares (?)<text:s/></text:span><text:span text:style-name="T1363">T</text:span><text:span text:style-name="T1364">um illa nescio domina quo(-)</text:span><text:span text:style-name="T1365"><text:line-break/></text:span><text:span text:style-name="T1366">modo id fiat ait. nun(q4) enim aliquis me docuit</text:span><text:span text:style-name="T1367"><text:line-break/></text:span><text:span text:style-name="T1368">quomodo id agendum esset,<text:s/></text:span><text:span text:style-name="T1369">N</text:span><text:span text:style-name="T1370">am si id scirem (!)</text:span><text:span text:style-name="T1371"><text:line-break/></text:span><text:span text:style-name="T1372">non paterer me verberibus a viro cedi.risit mu</text:span><text:span text:style-name="T1373"><text:line-break/></text:span><text:span text:style-name="T1374">lier simplicitatem puelle (sol) que etiam que natura</text:span><text:span text:style-name="T1375"><text:line-break/></text:span><text:span text:style-name="T1376">percipiuntur<text:s/></text:span><text:span text:style-name="T1377">feminis ignoraret.hoc vxori post</text:span><text:span text:style-name="T1378"><text:line-break/></text:span><text:span text:style-name="T1379">ea per iocum recitauit.</text:span></text:p>
      <text:h text:style-name="Titre2" text:outline-level="2"><text:span text:style-name="T1380">R</text:span><text:span text:style-name="T1381">esponsio confessoris ad Bernabouem prin</text:span><text:span text:style-name="T1382"><text:line-break/></text:span><text:span text:style-name="T1383">(-)cipem.</text:span><text:span text:style-name="T1384"><text:tab/>C.xviii.</text:span></text:h>
      <text:p text:style-name="P1385"><text:span text:style-name="T1386">B</text:span><text:span text:style-name="T1387">E</text:span><text:span text:style-name="T1388">rnaboues princeps</text:span><text:span text:style-name="T1389"><text:line-break/></text:span><text:span text:style-name="T1390">mediolani (sol) fuit admod(u1) mulierosus.<text:s/></text:span><text:span text:style-name="T1391">I</text:span><text:span text:style-name="T1392">s</text:span><text:span text:style-name="T1393"><text:line-break/></text:span><text:span text:style-name="T1394">cum aliqu(a1)do solus in orto semotis arbitris (sol) c(u1)</text:span><text:span text:style-name="T1395"><text:line-break/></text:span><text:span text:style-name="pb">[f. 43r]</text:span><text:span text:style-name="pb"><text:line-break/></text:span><text:span text:style-name="T1396">muli</text:span><text:span text:style-name="T1397">ere quam amabat lasciuus iocaretur (!) super</text:span><text:span text:style-name="T1398"><text:line-break/></text:span><text:span text:style-name="T1399">uenit de (i1)prouiso religiosus quid(a1) c(o1)sessor eius</text:span><text:span text:style-name="T1400"><text:line-break/></text:span><text:span text:style-name="T1401">cui propter sap(i1)am et auctoritat(e1) s(e1)per ad prin</text:span><text:span text:style-name="T1402"><text:line-break/></text:span><text:span text:style-name="T1403">cipem pateb(a1)t fores.<text:s/></text:span><text:span text:style-name="T1404">E</text:span><text:span text:style-name="T1405">rubuit simul et indigna(-)</text:span><text:span text:style-name="T1406"><text:line-break/></text:span><text:span text:style-name="T1407">tus est pr(i1)ceps insperato c(o1)fessoris a</text:span><text:span text:style-name="T1408">du(e1)tu (sol) pau</text:span><text:span text:style-name="T1409"><text:line-break/></text:span><text:span text:style-name="T1410">lo(q3) c(o1)mocior vt e(u1) in resp(o1)so caperet (sol) quid in(-)</text:span><text:span text:style-name="T1411"><text:line-break/></text:span><text:span text:style-name="T1412">quit ageres si tu quo(q3) c(u1) eiusm(o1)i muliere in le</text:span><text:span text:style-name="T1413"><text:line-break/></text:span><text:span text:style-name="T1414">cto e(e2)s (?)<text:s/></text:span><text:span text:style-name="T1415">A</text:span><text:span text:style-name="T1416">t ille quid me deceret ait scio (!) quid ve</text:span><text:span text:style-name="T1417"><text:line-break/></text:span><text:span text:style-name="T1418">ro facturus ess(e1) nescio.hoc resp(o1)so ir(a1) prin</text:span><text:span text:style-name="T1419">cipis</text:span><text:span text:style-name="T1420"><text:line-break/></text:span><text:span text:style-name="T1421">flexit (sol) c(u1) se quo(q3) homin(e1) esse et labi posse tate</text:span><text:span text:style-name="T1422"><text:line-break/></text:span><text:span text:style-name="T1423">retur.</text:span></text:p>
      <text:h text:style-name="Titre2" text:outline-level="2"><text:span text:style-name="T1424">D</text:span><text:span text:style-name="T1425">e seruo obliuioso ex pondere de(-)fatigato.</text:span><text:span text:style-name="T1426"><text:tab/>C.xix.</text:span></text:h>
      <text:p text:style-name="P1427"><text:span text:style-name="T1428">R</text:span><text:span text:style-name="T1429">O</text:span><text:span text:style-name="T1430">bertus ex albitior(u1)</text:span><text:span text:style-name="T1431"><text:line-break/></text:span><text:span text:style-name="T1432">familia (sol) vir doctus et perhumanus (sol) habe</text:span><text:span text:style-name="T1433"><text:line-break/></text:span><text:span text:style-name="T1434">bat famulum quend(a1) insulsum (sol) obliuiosum (so</text:span><text:span text:style-name="T1435">l) et</text:span><text:span text:style-name="T1436"><text:line-break/></text:span><text:span text:style-name="T1437">ingenio tardo (sol) quem ille magis humanitatis (q4)</text:span><text:span text:style-name="T1438"><text:line-break/></text:span><text:span text:style-name="T1439">vtilitatis causa domi nutriebat.<text:s/></text:span><text:span text:style-name="T1440">H</text:span><text:span text:style-name="T1441">unc aliqu(a1)do</text:span><text:span text:style-name="T1442"><text:line-break/></text:span><text:span text:style-name="T1443">cum certis mandatis misit ad amic(u1) su(u1)<text:s/></text:span><text:span text:style-name="T1444">D</text:span><text:span text:style-name="T1445">eg(u1)</text:span><text:span text:style-name="T1446"><text:line-break/></text:span><text:span text:style-name="T1447">nomine (sol) qui habitabat prope trinitatis pontem</text:span><text:span text:style-name="T1448"><text:line-break/></text:span><text:span text:style-name="T1449">A</text:span><text:span text:style-name="T1450">d quem cum accessisset (sol) rogatus<text:s/></text:span><text:span text:style-name="T1451">qnidn(a1) a pa(-)</text:span><text:span text:style-name="T1452"><text:line-break/></text:span><text:span text:style-name="T1453">trono afferret noui (!) ille oblitus patroni verbo(-)</text:span><text:span text:style-name="T1454"><text:line-break/></text:span><text:soft-page-break/><text:span text:style-name="T1455">rum (sol) veluti stupidus ac cogitab(u1)dus (sol) quid dice</text:span><text:span text:style-name="T1456"><text:line-break/></text:span><text:span text:style-name="T1457">ret hesitabat.<text:s/></text:span><text:span text:style-name="T1458">C</text:span><text:span text:style-name="T1459">onspecta hominis qu(e1) probe no(-)</text:span><text:span text:style-name="T1460"><text:line-break/></text:span><text:span text:style-name="T1461">uerat taciturnitate (sol) stat(i1) scio inquit quid velis (sol)</text:span><text:span text:style-name="T1462"><text:line-break/></text:span><text:span text:style-name="T1463">et osten</text:span><text:span text:style-name="T1464">so pergrandi lapideo mortario. cape hoc</text:span><text:span text:style-name="T1465"><text:line-break/></text:span><text:span text:style-name="T1466">ait et ad pr(o1)n(u1) tu(u1) (n(a1) id postulat) (q4)prim(u1)</text:span><text:span text:style-name="T1467"><text:line-break/></text:span><text:span text:style-name="pb">[f. 43v]</text:span><text:span text:style-name="pb"><text:line-break/></text:span>fe(-)ras.<text:s/><text:span text:style-name="T1468">H</text:span>unc Robertus mortari(u1) humeris feren(-)<text:line-break/>tem a l(o1)ge c(u1) aspexisset (!) cogit(a1)s &lt;ATTcaractere&gt; erat id ad pu<text:line-break/>ni(e1)d(a1) famuli obliuion(e1) fact(u1). c(u1) appropinquas<text:line-break/>set (sol) mal(u1) tibi (i1)susse ait (sol) (q2) n(o1) rct(e1) verba mea per<text:line-break/>cepisti. redi (i1)quit euestigio n(a1) t(a1) grande nolo (sol) et<text:line-break/>minuscul(u1) porta.<text:s/><text:span text:style-name="T1469">I</text:span>lle sudans ac pondere fessus<text:line-break/>c(u1) se errasse fateretur (sol) ad amic(u1) reuersus aliud<text:line-break/>quodd(a1) tertio reportauit. hoc pacto (i1)sulsitas ho<text:line-break/>minis (e1) mulctata.</text:p>
      <text:h text:style-name="Titre2" text:outline-level="2"><text:span text:style-name="T1470">D</text:span>e homine qui mille flo(-)<text:line-break/>renos vult expendere (sol) vt cognoscatur (sol) et resp(o1)(-)<text:line-break/>fio in eum facta.<text:tab/>C.xx.</text:h>
      <text:p text:style-name="P1471"><text:span text:style-name="T1472">Q</text:span><text:span text:style-name="T1473">V</text:span>id(a1) e nr(i1)s flor(e1)tin(con) adolesc(e1)s haud ma(-)<text:line-break/>gni c(o1)silii amico narrauit peragr(a1)di orbis<text:line-break/>cupiditate se mille florenos velle expendere (sol) vt<text:line-break/>(q4) ti e(e1)t nosceretur. t(u1) cui probe notus erat<text:line-break/>satius (e1) (i1)quit duo milia expendas (sol) vt des oper(a1)<text:line-break/>ne<text:s/>cognoscaris.</text:p>
      <text:h text:style-name="Titre2" text:outline-level="2"><text:span text:style-name="T1474">I</text:span>ocacio D(a2)tis clariss(i2).c.xxi.</text:h>
      <text:p text:style-name="P1475"><text:span text:style-name="T1476">D</text:span><text:span text:style-name="T1477">A</text:span>ntes poeta noster c(u1) exul senis esset (!) et<text:line-break/>aliqu(a1)do in ecclesia minor(u1) cubito super<text:line-break/>altare posito (sol) cogitab(u1)dus aliquid secreti(con) scru<text:line-break/>taretur animo (!) accessit ad e(u1) quid(a1) nescio quid<text:line-break/>molestius petens.<text:s/><text:span text:style-name="T1478">T</text:span>um Dantes dic michi (i1)quit<text:line-break/>que est maxima omni(u1) beluar(u1).<text:s/><text:span text:style-name="T1479">A</text:span>t ille elephas<text:line-break/>respondit. cui<text:s/><text:span text:style-name="T1480">D</text:span>antes o elephas sine me inquit<text:line-break/>maiora verbis tuis cogitant(e1) (sol) z noli e(e1) molest(con).</text:p>
      <text:h text:style-name="Titre2" text:outline-level="2"><text:span text:style-name="pb">[f. 44r]</text:span><text:span text:style-name="pb"><text:line-break/></text:span><text:span text:style-name="T1481">I</text:span>oc(u1)da responsio mulieris facta ad quendam<text:line-break/>querentem an vxor sua per.xii. menses posset pa<text:line-break/>rere (;)<text:tab/>.C.xxii.</text:h>
      <text:p text:style-name="P1482"><text:span text:style-name="T1483">F</text:span>Lorentinus ciuis peregre profectus (sol) cum<text:line-break/>post annum qua die domum rediit (sol) vxor(e1)<text:line-break/>parturi(e1)tem deprehendisset (!) egre hoc ferebat (sol) su(-)<text:line-break/>spicans vxoris peccatum. c(o1)silii tam(e1) causa c(u1) pen<text:line-break/>deret animo (sol) quesiuit a vicina matrona nobili et<text:line-break/>peracuta (sol) an filius sibi. xii. mensium nasci posset.<text:line-break/>At illa stulticia hominis conspecta (!) vir(u1) consola(-)<text:line-break/>ta certe inquit. Nam si tua vxor qua die c(o1)cepit (sol)<text:line-break/>asin(u1) forte vidisset (!) more asine annum integrum<text:line-break/>part(u1) gestabit. Acquiescens vir matrone verbis (sol)<text:line-break/><text:soft-page-break/>et ei gratias ag(e2)s (sol) &lt;ATTcaractere&gt; se supic(o1)ne haud parua (!) vxo(-)<text:line-break/>r(e2) magno sc(a1)dalo liberasset (!) nat(u1)<text:s/>puer(u1) su(u1) dixit.</text:p>
      <text:h text:style-name="Titre2" text:outline-level="2">Interrogatio obscena cuiusd(a1) sacerdotis.<text:tab/>C.xxiii.</text:h>
      <text:p text:style-name="P1484"><text:span text:style-name="T1485">I</text:span><text:span text:style-name="T1486">V</text:span>xta port(a1) perusin(a1) est ecclesia s(a1)cti Mar<text:line-break/>ci. in ea<text:s/><text:span text:style-name="T1487">C</text:span>icero sacerdos (i1) die solemni quo<text:line-break/>plebs omnis c(o1)uenerat (!) cum sermon(e1) de more ha<text:line-break/>beret (!) postremo inter<text:s/>cetera fratres inquit magno<text:line-break/>quid(e1) errore liberari a vobis cupio.<text:s/><text:span text:style-name="T1488">H</text:span>ac quadra(-)<text:line-break/>gesima c(u1) audir(e2) c(o1)fessiones vxorum vestrarum (!)<text:line-break/>nullam repperi que n(o1) profiteretur se fid(e1) viro (i1)<text:line-break/>uiolat(a1) seruasse.<text:s/><text:span text:style-name="T1489">V</text:span>os aut(e1) ferme om(e1)s fassi estis<text:line-break/>alior(u1) vxores cognouisse.<text:s/><text:span text:style-name="T1490">N</text:span>e ergo hac in<text:line-break/><text:span text:style-name="pb">[f. 44v]</text:span><text:span text:style-name="pb"><text:line-break/></text:span><text:span text:style-name="T1491">dubita(-)tione diutius verser (!) scire a uobis cupio que aut</text:span><text:span text:style-name="T1492"><text:line-break/></text:span><text:span text:style-name="T1493">vbi nam sint iste mulieres futute (;)</text:span></text:p>
      <text:h text:style-name="Titre2" text:outline-level="2"><text:span text:style-name="T1494">R</text:span><text:span text:style-name="T1495">idenda hominis aduersus oratorem perusi(-)</text:span><text:span text:style-name="T1496"><text:line-break/></text:span><text:span text:style-name="T1497">nor(u1) (;)</text:span><text:span text:style-name="T1498"><text:tab/>.C.xxiiii.</text:span></text:h>
      <text:p text:style-name="P1499"><text:span text:style-name="T1500">Q</text:span><text:span text:style-name="T1501">V</text:span><text:span text:style-name="T1502">o t(e1)pore flor(e1)tini c(u1</text:span><text:span text:style-name="T1503">) p(o1)tifice Gregorio</text:span><text:span text:style-name="T1504"><text:line-break/></text:span><text:span text:style-name="T1505">bell(u1) gereb(a1)t (!) oratores perusinor(u1) qui a</text:span><text:span text:style-name="T1506"><text:line-break/></text:span><text:span text:style-name="T1507">pontifice desciuer(a1)t (sol) Flor(e1)tiam pro subsidio uene(-)</text:span><text:span text:style-name="T1508"><text:line-break/></text:span><text:span text:style-name="T1509">runt.<text:s/></text:span><text:span text:style-name="T1510">H</text:span><text:span text:style-name="T1511">or(u1) vnus doctor cum long(a1) or(o1)nem exor</text:span><text:span text:style-name="T1512"><text:line-break/></text:span><text:span text:style-name="T1513">sus (sol) primis verbis t(a1)(q4) prohemii loco (!) date nobis</text:span><text:span text:style-name="T1514"><text:line-break/></text:span><text:span text:style-name="T1515">de oleo vestro dixisset (!) alter festinus homo (sol) cui (a1)(-)</text:span><text:span text:style-name="T1516"><text:line-break/></text:span><text:span text:style-name="T1517">bages verborum odio erant quid hoc est ole(u1) in(-)</text:span><text:span text:style-name="T1518"><text:line-break/></text:span><text:span text:style-name="T1519">quit (?) ole(u1) tu postulas c(u1) milite egeamus. an obli</text:span><text:span text:style-name="T1520"><text:line-break/></text:span><text:span text:style-name="T1521">tus es nos arma n(o1) ole(u1) postulat(u1) venisse (?)<text:s/></text:span><text:span text:style-name="T1522">C</text:span><text:span text:style-name="T1523">um</text:span><text:span text:style-name="T1524"><text:line-break/></text:span><text:span text:style-name="T1525">ille verba hec sac</text:span><text:span text:style-name="T1526">re scripture e(e1) responderet (!) bella</text:span><text:span text:style-name="T1527"><text:line-break/></text:span><text:span text:style-name="T1528">res (e1) inquit alter (sol) nos quid(e1) hostes sumus ecclesie</text:span><text:span text:style-name="T1529"><text:line-break/></text:span><text:span text:style-name="T1530">et tu sacr(a1) scriptur(a1) (i1) nostr(u1) auxili(u1) profers.<text:s/></text:span><text:span text:style-name="T1531">R</text:span><text:span text:style-name="T1532">i(-)</text:span><text:span text:style-name="T1533"><text:line-break/></text:span><text:span text:style-name="T1534">ser(u1)t om(e1)s ho(i1)s festiuitat(e1) (sol) qui doctoris superflu</text:span><text:span text:style-name="T1535"><text:line-break/></text:span><text:span text:style-name="T1536">am verbor(u1) s</text:span><text:span text:style-name="T1537">uperstitionem (cum ad calcem veni(e1)</text:span><text:span text:style-name="T1538"><text:line-break/></text:span><text:span text:style-name="T1539">dum e(e1)t) eiusmodi dictis lusit (;)</text:span></text:p>
      <text:h text:style-name="Titre2" text:outline-level="2"><text:span text:style-name="T1540">D</text:span><text:span text:style-name="T1541">e oratoribus perusinis ad p(o1)tific(e1) Vrban(u1) (;).</text:span><text:span text:style-name="T1542"><text:tab/>C.xxv.</text:span></text:h>
      <text:p text:style-name="P1543"><text:span text:style-name="T1544">A</text:span><text:span text:style-name="T1545">D</text:span><text:span text:style-name="T1546"><text:s/></text:span><text:span text:style-name="T1547">V</text:span><text:span text:style-name="T1548">rban(u1) quo(q3) qu(i1)t(u1) p(o1)ti(-)</text:span><text:span text:style-name="T1549"><text:line-break/></text:span><text:span text:style-name="T1550">ficem auinion(e1) (sol) perusini oratores numero</text:span><text:span text:style-name="T1551"><text:line-break/></text:span><text:span text:style-name="T1552">tres c(u1) accessiss(e</text:span><text:span text:style-name="T1553">1)t (!) p(o1)tifex aut(e1) graui morbo tene(-)</text:span><text:span text:style-name="T1554"><text:line-break/></text:span><text:span text:style-name="T1555">retur (!) tamen homines (ne diutius suspensos tene</text:span><text:span text:style-name="T1556"><text:line-break/></text:span><text:span text:style-name="T1557">ret) ad se vocari iussit (sol) admonitos antea vt paucis</text:span><text:span text:style-name="T1558"><text:line-break/></text:span><text:span text:style-name="pb">[f. 45r]</text:span><text:span text:style-name="pb"><text:line-break/></text:span><text:span text:style-name="T1559">loquer(e1)tur.<text:s/></text:span><text:span text:style-name="T1560">V</text:span><text:span text:style-name="T1561">nus doctor qui or(o1)n(e1) long(a1) in via (sol)</text:span><text:span text:style-name="T1562"><text:line-break/></text:span><text:span text:style-name="T1563">qu(a1) habiturus esset ad p</text:span><text:span text:style-name="T1564">(o1)tific(e1) menti c(o1)m(e1)darat (sol)</text:span><text:span text:style-name="T1565"><text:line-break/></text:span><text:span text:style-name="T1566">nulla ratione habita morbi (sol) aut (q3) (i1) lecto iaceret (sol)</text:span><text:span text:style-name="T1567"><text:line-break/></text:span><text:span text:style-name="T1568">multis verbis vsus est (!) ita vt p(o1)tifex sepius mole</text:span><text:span text:style-name="T1569"><text:line-break/></text:span><text:span text:style-name="T1570">sti(a1) audi(e1)di pre se ferret.<text:s/></text:span><text:span text:style-name="T1571">C</text:span><text:span text:style-name="T1572">(u1) t(a1)d(e1) (i1)doctus ille per(-)</text:span><text:span text:style-name="T1573"><text:line-break/></text:span><text:span text:style-name="T1574">orasset (!) ques</text:span><text:span text:style-name="T1575">iuit pro sua humanitate p(o1)tifex (!) n(u1)(-)</text:span><text:span text:style-name="T1576"><text:line-break/></text:span><text:span text:style-name="T1577">quid aliud vellent.<text:s/></text:span><text:span text:style-name="T1578">T</text:span><text:span text:style-name="T1579">um alter ex oratoribus qui</text:span><text:span text:style-name="T1580"><text:line-break/></text:span><text:span text:style-name="T1581">et dic(e1)tis stultici(a1) et p(o1)tificis molesti(a1) percepisset (!)</text:span><text:span text:style-name="T1582"><text:line-break/></text:span><text:soft-page-break/><text:span text:style-name="T1583">peter inquit s(a1)ctissime (!) habemus hoc in mandatis</text:span><text:span text:style-name="T1584"><text:line-break/></text:span><text:span text:style-name="T1585">nris (!) vt nisi nobis euestigio p</text:span><text:span text:style-name="T1586">ro his que petimus</text:span><text:span text:style-name="T1587"><text:line-break/></text:span><text:span text:style-name="T1588">feceritis satis (!) socius hic meus antequ(a1) hinc rece(-)</text:span><text:span text:style-name="T1589"><text:line-break/></text:span><text:span text:style-name="T1590">damus (!) vobis iter(u1) referat sermon(e1) su(u1).<text:s/></text:span><text:span text:style-name="T1591">Q</text:span><text:span text:style-name="T1592">uo fa</text:span><text:span text:style-name="T1593"><text:line-break/></text:span><text:span text:style-name="T1594">cete dicto cum arrisisset pontifex (!) oratores euesti(-)</text:span><text:span text:style-name="T1595"><text:line-break/></text:span><text:span text:style-name="T1596">gio expediri iussit (;)</text:span></text:p>
      <text:h text:style-name="P1597" text:outline-level="2">Insulsum dict(u1) oratorum<text:s/>florentinorum (;)<text:tab/>C.xxvi.</text:h>
      <text:p text:style-name="P1598"><text:span text:style-name="T1599">N</text:span><text:span text:style-name="T1600">O</text:span><text:span text:style-name="T1601">stri flor(e1)tini oratores in galliam missi (sol)</text:span><text:span text:style-name="T1602"><text:line-break/></text:span><text:span text:style-name="T1603">c(u1) mediolan(u1) perueniss(e1)t (!) bernabou(e1) pr(i1)</text:span><text:span text:style-name="T1604"><text:line-break/></text:span><text:span text:style-name="T1605">cipem honoris gracia visitarunt (sol) rogati ab eo pri(-)</text:span><text:span text:style-name="T1606"><text:line-break/></text:span><text:span text:style-name="T1607">mo c(o1)gressu qui n(a1) e(e1)nt (!) flor(e1)tinor(u1) et ciue</text:span><text:span text:style-name="T1608">s et le</text:span><text:span text:style-name="T1609"><text:line-break/></text:span><text:span text:style-name="T1610">gati si uobis placet (qui mos (e1) loqu(e1)di) resp(o1)der(u1)t</text:span><text:span text:style-name="T1611"><text:line-break/></text:span><text:span text:style-name="T1612">C</text:span><text:span text:style-name="T1613">omiter ab eo accepti (!) dimissi(q3) (sol) c(u1) i(a1) vercellas de</text:span><text:span text:style-name="T1614"><text:line-break/></text:span><text:span text:style-name="T1615">ueniss(e1)t (!) recens(e1)tes que hactenus egiss(e1)t (!) venit in</text:span><text:span text:style-name="T1616"><text:line-break/></text:span><text:span text:style-name="T1617">m(e1)tem verbor(u1) quibus ad Bernabou(e1) vsi e</text:span><text:span text:style-name="T1618">r(a1)t. et</text:span><text:span text:style-name="T1619"><text:line-break/></text:span><text:span text:style-name="T1620">c(u1) vnus male ab eis dict(u1) diceret (!) si vobis placet (!)</text:span><text:span text:style-name="T1621"><text:line-break/></text:span><text:span text:style-name="T1622">nam eti(a1) si displiceret (sol) tam(e1) florentini et ciues et</text:span><text:span text:style-name="T1623"><text:line-break/></text:span><text:span text:style-name="pb">[f. 45v]</text:span><text:span text:style-name="pb"><text:line-break/></text:span><text:span text:style-name="T1624">oratores essent (!) omnes sent(e1)ti(a1) suam approbar(u1)t.</text:span><text:span text:style-name="T1625"><text:line-break/></text:span><text:span text:style-name="T1626">id perperam prolatum (sol) ne(q3) ex eorum dign</text:span><text:span text:style-name="T1627">itate</text:span><text:span text:style-name="T1628"><text:line-break/></text:span><text:span text:style-name="T1629">asseuerantes.<text:s/></text:span><text:span text:style-name="T1630">C</text:span><text:span text:style-name="T1631">(o1)muni igitur consilio ad retract(a1)(-)</text:span><text:span text:style-name="T1632"><text:line-break/></text:span><text:span text:style-name="T1633">da ea verba mediolanum reuersi principem adie(-)</text:span><text:span text:style-name="T1634"><text:line-break/></text:span><text:span text:style-name="T1635">runt.<text:s/></text:span><text:span text:style-name="T1636">T</text:span><text:span text:style-name="T1637">(u1) senior qui et doctior videbatur (sol) pr(i1)ceps</text:span><text:span text:style-name="T1638"><text:line-break/></text:span><text:span text:style-name="T1639">inquit (sol) cum vercellis essemus venit in m(e1)tem di(-)</text:span><text:span text:style-name="T1640"><text:line-break/></text:span><text:span text:style-name="T1641">xisse nos tibi (sol) no</text:span><text:span text:style-name="T1642">s flor(e1)tini oratores et ciues esse</text:span><text:span text:style-name="T1643"><text:line-break/></text:span><text:span text:style-name="T1644">si tibi placeret (sol) insulse ac inscite dictum (sol) nam pla(-)</text:span><text:span text:style-name="T1645"><text:line-break/></text:span><text:span text:style-name="T1646">ceat an displiceat sumus florentini et ciues et ora</text:span><text:span text:style-name="T1647"><text:line-break/></text:span><text:span text:style-name="T1648">tores.<text:s/></text:span><text:span text:style-name="T1649">R</text:span><text:span text:style-name="T1650">isit princeps ad cetera seuerus (sol) homin(u1)</text:span><text:span text:style-name="T1651"><text:line-break/></text:span><text:span text:style-name="T1652">stultam cur(a1) sibi placere asserens (sol) </text:span><text:span text:style-name="T1653">(q3) ii essent quos</text:span><text:span text:style-name="T1654"><text:line-break/></text:span><text:span text:style-name="T1655">credebat (;)</text:span></text:p>
      <text:h text:style-name="Titre2" text:outline-level="2"><text:span text:style-name="T1656">F</text:span><text:span text:style-name="T1657">acete dictum cuiusd(a1) Ioh(a1)nis petri sen(e1)sis (;)</text:span><text:span text:style-name="T1658"><text:tab/>C.xxvii.</text:span></text:h>
      <text:p text:style-name="P1659"><text:span text:style-name="T1660">I</text:span><text:span text:style-name="T1661">O</text:span><text:span text:style-name="T1662">hannes petrus ciuis senensis ad facecias</text:span><text:span text:style-name="T1663"><text:line-break/></text:span><text:span text:style-name="T1664">et iocos promptus (sol) semel Rome inuitatus</text:span><text:span text:style-name="T1665"><text:line-break/></text:span><text:span text:style-name="T1666">ad potum (mane en(i1) et estas erat) a Bartholomeo</text:span><text:span text:style-name="T1667"><text:line-break/></text:span><text:span text:style-name="T1668">de bardis (sol) c</text:span><text:span text:style-name="T1669">um plures vna conuenissemus (!) tum</text:span><text:span text:style-name="T1670"><text:line-break/></text:span><text:span text:style-name="T1671">pot(a1)di (sol) tum ornandi hominis causa (!) at(q3) esset vni</text:span><text:span text:style-name="T1672"><text:line-break/></text:span><text:span text:style-name="T1673">cui(q3) (vt moris est) ante potum particula panis ob</text:span><text:span text:style-name="T1674"><text:line-break/></text:span><text:span text:style-name="T1675">lata (!) sumptum panem cum alii comederent (!) solus</text:span><text:span text:style-name="T1676"><text:line-break/></text:span><text:span text:style-name="T1677">partem suam seruabat in manu.<text:s/></text:span><text:span text:style-name="T1678">R</text:span><text:span text:style-name="T1679">ogatus cur et</text:span><text:span text:style-name="T1680"><text:line-break/></text:span><text:span text:style-name="T1681">ipse n</text:span><text:span text:style-name="T1682">(o1) ederet (!) ridens Bartholomeo (i1)quit hic tuus</text:span><text:span text:style-name="T1683"><text:line-break/></text:span><text:span text:style-name="T1684">panis vltra omnes quos viderim reuerens est ac</text:span><text:span text:style-name="T1685"><text:line-break/></text:span><text:span text:style-name="T1686">modestus. nam cum sepius hunc ad os admoue(-)</text:span><text:span text:style-name="T1687"><text:line-break/></text:span><text:span text:style-name="T1688">rim (!) nullo tamen pacto potis sum (!) vt velit viu(u1)</text:span><text:span text:style-name="T1689"><text:line-break/></text:span><text:span text:style-name="pb">[f. 46r]</text:span><text:span text:style-name="pb"><text:line-break/></text:span><text:span text:style-name="T1690">preire.<text:s/></text:span><text:span text:style-name="T1691">R</text:span><text:span text:style-name="T1692">isimus omnes facete dictum ei(con)<text:s/></text:span><text:span text:style-name="T1693">qui exi(-)</text:span><text:span text:style-name="T1694"><text:line-break/></text:span><text:span text:style-name="T1695">stimabat cibum non semper (sol) in magna presertim</text:span><text:span text:style-name="T1696"><text:line-break/></text:span><text:span text:style-name="T1697">siti preire oportree (;)</text:span></text:p>
      <text:soft-page-break/>
      <text:h text:style-name="Titre2" text:outline-level="2"><text:span text:style-name="T1698">.C.xxviii.</text:span><text:span text:style-name="T1699"><text:line-break/></text:span><text:span text:style-name="T1700">D</text:span><text:span text:style-name="T1701">e viro qui vxori vest(e1) magni precii fecerat (;)</text:span></text:h>
      <text:p text:style-name="P1702"><text:span text:style-name="T1703">Q</text:span><text:span text:style-name="T1704">V</text:span><text:span text:style-name="T1705">erebatur vir quidam c(u1) vxori vest(e1) ma</text:span><text:span text:style-name="T1706"><text:line-break/></text:span><text:span text:style-name="T1707">gni pretii fecisset (!) n(u1)(q4) se mr(i1)monio vs(u1) (!)</text:span><text:span text:style-name="T1708"><text:line-break/></text:span><text:span text:style-name="T1709">qu(i1) amplius aureo n(u1)mo computari posset. Cui</text:span><text:span text:style-name="T1710"><text:line-break/></text:span><text:span text:style-name="T1711">vxor hoc quid(e1) inquit tua accidit culpa. cur enim</text:span><text:span text:style-name="T1712"><text:line-break/></text:span><text:span text:style-name="T1713">n(o1) toti(e2)s c(o1)cubitu vteris (!) vt n(u1)mulo erco c(o1)stet (;)</text:span></text:p>
      <text:h text:style-name="Titre2" text:outline-level="2"><text:span text:style-name="T1714">R</text:span><text:span text:style-name="T1715">ecitatio iocosa de medico (;)</text:span><text:span text:style-name="T1716"><text:tab/>C.xxix.</text:span></text:h>
      <text:p text:style-name="P1717"><text:span text:style-name="T1718">R</text:span><text:span text:style-name="T1719">E</text:span><text:span text:style-name="T1720">tulit michi Cardinalis burdegal(e1)sis</text:span><text:span text:style-name="T1721"><text:s/>qu(e1)(-)</text:span><text:span text:style-name="T1722"><text:line-break/></text:span><text:span text:style-name="T1723">dam contribulem su(u1) (sol) cum sero dom(u1) re(-)</text:span><text:span text:style-name="T1724"><text:line-break/></text:span><text:span text:style-name="T1725">diisset (!) clamare cepisse se crus vehementer dolere.</text:span><text:span text:style-name="T1726"><text:line-break/></text:span><text:span text:style-name="T1727">Vxor (sol) cum oleo rosaceo crus perunxisset (!) stuppa</text:span><text:span text:style-name="T1728"><text:line-break/></text:span><text:span text:style-name="T1729">et lana additis (!) fascia (i1)super linea circ(u1)uoluit. ho(-)</text:span><text:span text:style-name="T1730"><text:line-break/></text:span><text:span text:style-name="T1731">mo cum dolore pre</text:span><text:span text:style-name="T1732">mi se diceret (!) ac gemens medi</text:span><text:span text:style-name="T1733"><text:line-break/></text:span><text:span text:style-name="T1734">cum postularet (!) aduenit ille et paulatim leniter(q3)</text:span><text:span text:style-name="T1735"><text:line-break/></text:span><text:span text:style-name="T1736">(magnum enim dolor(e1) pre se ferebat) detecto cru</text:span><text:span text:style-name="T1737"><text:line-break/></text:span><text:span text:style-name="T1738">re (!) cum palpit(a1)s (!) nichil in illo morbi esse diceret (!)</text:span><text:span text:style-name="T1739"><text:line-break/></text:span><text:span text:style-name="T1740">tum rufticus ergo hoc alter(u1) crus porrig(e1)s (!</text:span><text:span text:style-name="T1741">) quod</text:span><text:span text:style-name="T1742"><text:line-break/></text:span><text:span text:style-name="T1743">doleo est inquit.<text:s/></text:span><text:span text:style-name="T1744">S</text:span><text:span text:style-name="T1745">tulticia hominis periocunda (!)</text:span><text:span text:style-name="T1746"><text:line-break/></text:span><text:span text:style-name="T1747">qui quod doleret (!) a medico esset admon(e1)dus (;)</text:span></text:p>
      <text:h text:style-name="Titre2" text:outline-level="2"><text:span text:style-name="T1748">D</text:span><text:span text:style-name="T1749">e ho(i1)e qui i s(o1)nis aur(u1) reperiebat (i!)</text:span><text:span text:style-name="T1750"><text:tab/>C.xxx.</text:span></text:h>
      <text:p text:style-name="P1751"><text:span text:style-name="T1752">A</text:span><text:span text:style-name="T1753">M</text:span><text:span text:style-name="T1754">icus quidam noster (!) aurum a se repert(u1)</text:span><text:span text:style-name="T1755"><text:line-break/></text:span><text:span text:style-name="T1756">noctu per somnium referebat in cetu. tum</text:span><text:span text:style-name="T1757"><text:line-break/></text:span><text:span text:style-name="pb">[f. 46v]</text:span><text:span text:style-name="pb"><text:line-break/></text:span><text:span text:style-name="T1758">quidam vide ne tibi accidat ait quod meo vicino (!)</text:span><text:span text:style-name="T1759"><text:line-break/></text:span><text:span text:style-name="T1760">cui aurum in stercus cecidit. cum somnium nar(-)</text:span><text:span text:style-name="T1761"><text:line-break/></text:span><text:span text:style-name="T1762">rari posceremus (!) vicinus inquit noster somniauit</text:span><text:span text:style-name="T1763"><text:line-break/></text:span><text:span text:style-name="T1764">ductum se a demone in agrum ad aurum effodi(-)</text:span><text:span text:style-name="T1765"><text:line-break/></text:span><text:span text:style-name="T1766">endum. et cum multum reperisset (!) non licet<text:s/></text:span><text:span text:style-name="T1767">(i1)quit</text:span><text:span text:style-name="T1768"><text:line-break/></text:span><text:span text:style-name="T1769">nunc demon aufferre (!) sed signa locum vt cogno(-)</text:span><text:span text:style-name="T1770"><text:line-break/></text:span><text:span text:style-name="T1771">sci a te solo queat. cum alter quo signaculo vtere(-)</text:span><text:span text:style-name="T1772"><text:line-break/></text:span><text:span text:style-name="T1773">tur peteret (!) caca hic demon inquit.<text:s/></text:span><text:span text:style-name="T1774">N</text:span><text:span text:style-name="T1775">am hoc ma</text:span><text:span text:style-name="T1776"><text:line-break/></text:span><text:span text:style-name="T1777">ximo modo nullus hic esse aurum suspicabitur. z</text:span><text:span text:style-name="T1778"><text:line-break/></text:span><text:span text:style-name="T1779">tibi soli res nota erit.<text:s/></text:span><text:span text:style-name="T1780">A</text:span><text:span text:style-name="T1781">nnuit vir et stat</text:span><text:span text:style-name="T1782">im exper</text:span><text:span text:style-name="T1783"><text:line-break/></text:span><text:span text:style-name="T1784">gefactus sensit se in lecto ventrem admodum lax(-)</text:span><text:span text:style-name="T1785"><text:line-break/></text:span><text:span text:style-name="T1786">asse. inter fetorem et stercus cum surrexisset (!) do(-)</text:span><text:span text:style-name="T1787"><text:line-break/></text:span><text:span text:style-name="T1788">mum exiturus capiti caputium vltimo imposuit (!)</text:span><text:span text:style-name="T1789"><text:line-break/></text:span><text:span text:style-name="T1790">in quo cattus ea nocte stercus fecerat.<text:s/></text:span><text:span text:style-name="T1791">I</text:span><text:span text:style-name="T1792">niquo fe(-)</text:span><text:span text:style-name="T1793"><text:line-break/></text:span><text:span text:style-name="T1794">tore permotus inquinatum caput et ces</text:span><text:span text:style-name="T1795">ariem la(-)</text:span><text:span text:style-name="T1796"><text:line-break/></text:span><text:span text:style-name="T1797">uit.<text:s/></text:span><text:span text:style-name="T1798">I</text:span><text:span text:style-name="T1799">ta aureum somnium in merdam rediit (;)</text:span></text:p>
      <text:h text:style-name="Titre2" text:outline-level="2"><text:span text:style-name="T1800">D</text:span><text:span text:style-name="T1801">e secretario Frederici (i1)peratoris (;)</text:span><text:span text:style-name="T1802"><text:tab/>C.xxxi</text:span></text:h>
      <text:p text:style-name="P1803"><text:span text:style-name="T1804">P</text:span><text:span text:style-name="T1805">E</text:span><text:span text:style-name="T1806">trus de vineis vir doctus et prud(e1)s Fre(-)</text:span><text:span text:style-name="T1807"><text:line-break/></text:span><text:span text:style-name="T1808">derici. ii. imperatoris secretarius fuit. qui</text:span><text:span text:style-name="T1809"><text:line-break/></text:span><text:span text:style-name="T1810">cum hostis esset<text:s/></text:span><text:span text:style-name="T1811">A</text:span><text:span text:style-name="T1812">lexandri tercii p(o1)tificis (!) ac b</text:span><text:span text:style-name="T1813">el</text:span><text:span text:style-name="T1814"><text:line-break/></text:span><text:span text:style-name="T1815">lum terris ecclesie inferret<text:s/></text:span><text:span text:style-name="T1816">P</text:span><text:span text:style-name="T1817">etrum (is italicus e(-)</text:span><text:span text:style-name="T1818"><text:line-break/></text:span><text:span text:style-name="T1819">rat) ex inuidia aduerlus eum a barbaris orta lumi</text:span><text:span text:style-name="T1820"><text:line-break/></text:span><text:span text:style-name="T1821">ne priuauit. deinde penitentia ductus (ini(q3) enim</text:span><text:span text:style-name="T1822"><text:line-break/></text:span><text:soft-page-break/><text:span text:style-name="T1823">egerat) adsciuit eum in secretius consilium suum</text:span><text:span text:style-name="T1824"><text:line-break/></text:span><text:span text:style-name="T1825">C</text:span><text:span text:style-name="T1826">um (i1)perator (a1)gustia rei pecuniarie premer</text:span><text:span text:style-name="T1827">etur (!)</text:span><text:span text:style-name="T1828"><text:line-break/></text:span><text:span text:style-name="pb">[f. 47r]</text:span><text:span text:style-name="pb"><text:line-break/></text:span><text:span text:style-name="T1829">c(o1)suluit<text:s/></text:span><text:span text:style-name="T1830">P</text:span><text:span text:style-name="T1831">etrus vires ecclesie suismet opibus c(o1)(-)</text:span><text:span text:style-name="T1832"><text:line-break/></text:span><text:span text:style-name="T1833">terendas. capienda et c(o1)flanda esse ad vsum belli.</text:span><text:span text:style-name="T1834"><text:line-break/></text:span><text:span text:style-name="T1835">is cum pisis erat (!) ecclesiarum omnia ornamenta</text:span><text:span text:style-name="T1836"><text:line-break/></text:span><text:span text:style-name="T1837">aurea at(q3) argentea (!) inter que zona illa que cinge</text:span><text:span text:style-name="T1838"><text:line-break/></text:span><text:span text:style-name="T1839">bat templum memorabi</text:span><text:span text:style-name="T1840">lis erat.<text:s/></text:span><text:span text:style-name="T1841">P</text:span><text:span text:style-name="T1842">lacuit consili(u1)</text:span><text:span text:style-name="T1843"><text:line-break/></text:span><text:span text:style-name="T1844">Frederico. et spoliis ecclesiarum exercitum para(-)</text:span><text:span text:style-name="T1845"><text:line-break/></text:span><text:span text:style-name="T1846">uit. tum Petrus imperator inquit (!) iniuriam ab(-)</text:span><text:span text:style-name="T1847"><text:line-break/></text:span><text:span text:style-name="T1848">ste iniuste michi illatam vltus sum. tu tibi homi(-)</text:span><text:span text:style-name="T1849"><text:line-break/></text:span><text:span text:style-name="T1850">num odia comparasti. ego tibi deum ex sacrilegio</text:span><text:span text:style-name="T1851"><text:line-break/></text:span><text:span text:style-name="T1852">reddidi inimicum. om</text:span><text:span text:style-name="T1853">nia tibi deinceps in deterius</text:span><text:span text:style-name="T1854"><text:line-break/></text:span><text:span text:style-name="T1855">cadent. ita postea fuit.<text:s/></text:span><text:span text:style-name="T1856">V</text:span><text:span text:style-name="T1857">ictor tandem<text:s/></text:span><text:span text:style-name="T1858">A</text:span><text:span text:style-name="T1859">lexan(-)</text:span><text:span text:style-name="T1860"><text:line-break/></text:span><text:span text:style-name="T1861">der superbiam fregit imperatoris.<text:s/></text:span><text:span text:style-name="T1862">H</text:span><text:span text:style-name="T1863">oc dicto mo</text:span><text:span text:style-name="T1864"><text:line-break/></text:span><text:span text:style-name="T1865">nuit res sacras ad profanum vsum transserri n(o1)</text:span><text:span text:style-name="T1866"><text:line-break/></text:span><text:span text:style-name="T1867">oportere. qui secus facerent a deo puniri (;)</text:span></text:p>
      <text:h text:style-name="Titre2" text:outline-level="2"><text:span text:style-name="T1868">D</text:span><text:span text:style-name="T1869">e iudeo mortuo assumpto in cibum</text:span><text:span text:style-name="T1870"><text:s/>per slo(-)</text:span><text:span text:style-name="T1871"><text:line-break/></text:span><text:span text:style-name="T1872">rentinum (;)</text:span><text:span text:style-name="T1873"><text:tab/>C.xxxii.</text:span></text:h>
      <text:p text:style-name="P1874"><text:span text:style-name="T1875">C</text:span><text:span text:style-name="T1876">V</text:span><text:span text:style-name="T1877">m duo iudei ex venetiis vbi habitabant</text:span><text:span text:style-name="T1878"><text:line-break/></text:span><text:span text:style-name="T1879">se bononiam contulissent (!) accidit vt alter</text:span><text:span text:style-name="T1880"><text:line-break/></text:span><text:span text:style-name="T1881">morbo correptus interiret.<text:s/></text:span><text:span text:style-name="T1882">C</text:span><text:span text:style-name="T1883">upiens superstes de</text:span><text:span text:style-name="T1884"><text:line-break/></text:span><text:span text:style-name="T1885">functi cadauer venetias deferri (!) cum palam id fie</text:span><text:span text:style-name="T1886"><text:line-break/></text:span><text:span text:style-name="T1887">ri prohibitum esset (!) minutatim<text:s/></text:span><text:span text:style-name="T1888">concisum in par(-)</text:span><text:span text:style-name="T1889"><text:line-break/></text:span><text:span text:style-name="T1890">uo dolio posuit (!) admixtis diuersis aromatibus et</text:span><text:span text:style-name="T1891"><text:line-break/></text:span><text:span text:style-name="T1892">melle (sol) ita vt mirum in modum suauis ex dolio</text:span><text:span text:style-name="T1893"><text:line-break/></text:span><text:span text:style-name="T1894">prodiret odor. hoc venetias ituro iudeo alteri c(o1)(-)</text:span><text:span text:style-name="T1895"><text:line-break/></text:span><text:span text:style-name="T1896">m(e1)dauit. qui cum nauicula fecum per canale</text:span><text:span text:style-name="T1897"><text:line-break/></text:span><text:span text:style-name="pb">[f. 47v]</text:span><text:span text:style-name="pb"><text:line-break/></text:span><text:span text:style-name="T1898">fer(-)rariam dolium defe</text:span><text:span text:style-name="T1899">rret (!) accidit (plures enim vna</text:span><text:span text:style-name="T1900"><text:line-break/></text:span><text:span text:style-name="T1901">nauiculam conscenderant) vt florentinus quidam</text:span><text:span text:style-name="T1902"><text:line-break/></text:span><text:span text:style-name="T1903">prope dolium consideret. et cum nox superuenis(-)</text:span><text:span text:style-name="T1904"><text:line-break/></text:span><text:span text:style-name="T1905">set (!) motus odore dolii (sol) ac suspicatus aliqud ad</text:span><text:span text:style-name="T1906"><text:line-break/></text:span><text:span text:style-name="T1907">vsum edendi reconditum esse (!) clanculum ore do(-)</text:span><text:span text:style-name="T1908"><text:line-break/></text:span><text:span text:style-name="T1909">lii retecto (!) c</text:span><text:span text:style-name="T1910">epit quod intus erat digustare. et cum</text:span><text:span text:style-name="T1911"><text:line-break/></text:span><text:span text:style-name="T1912">sibi cibus sapidissimus videretur. totum fere do(-)</text:span><text:span text:style-name="T1913"><text:line-break/></text:span><text:span text:style-name="T1914">lium edendo ea nocte paulatim consumpsit (sol) existi</text:span><text:span text:style-name="T1915"><text:line-break/></text:span><text:span text:style-name="T1916">mans rem optiman comedisse.</text:span><text:span text:style-name="T1917">E</text:span><text:span text:style-name="T1918">gressurus fer(-)</text:span><text:span text:style-name="T1919"><text:line-break/></text:span><text:span text:style-name="T1920">rarie nauem iudeus (!) cum dolium aufferret (sol) sen(-)</text:span><text:span text:style-name="T1921"><text:line-break/></text:span><text:span text:style-name="T1922">sit ex ei</text:span><text:span text:style-name="T1923">u leuitate vacuum esse.<text:s/></text:span><text:span text:style-name="T1924">T</text:span><text:span text:style-name="T1925">um iudei cada(-)</text:span><text:span text:style-name="T1926"><text:line-break/></text:span><text:span text:style-name="T1927">uere cum se fraudatum vociferaret (!) t(a1)dem cogno(-)</text:span><text:span text:style-name="T1928"><text:line-break/></text:span><text:span text:style-name="T1929">uit florentinus se iudei sepulchrum esse (;)</text:span></text:p>
      <text:h text:style-name="Titre2" text:outline-level="2"><text:span text:style-name="T1930">Vilio Francisci philelphi (;)</text:span><text:span text:style-name="T1931"><text:tab/>.</text:span><text:span text:style-name="T1932">C</text:span><text:span text:style-name="T1933">.xxxiii.</text:span></text:h>
      <text:p text:style-name="P1934"><text:span text:style-name="T1935">F</text:span><text:span text:style-name="T1936">R</text:span><text:span text:style-name="T1937">anciscus philelphus zelotipus vxoris</text:span><text:span text:style-name="T1938"><text:line-break/></text:span><text:span text:style-name="T1939">summa cura torquebatur (!) ne cu</text:span><text:span text:style-name="T1940">m altero</text:span><text:span text:style-name="T1941"><text:line-break/></text:span><text:span text:style-name="T1942">rem haberet (sol) semper dies ac noctes ed eius custodi</text:span><text:span text:style-name="T1943"><text:line-break/></text:span><text:span text:style-name="T1944">am intentus. huic dormienti per somnum ( fit eni</text:span><text:span text:style-name="T1945"><text:line-break/></text:span><text:span text:style-name="T1946">vt que vigilantes versamus animo in somnis sepi(-)</text:span><text:span text:style-name="T1947"><text:line-break/></text:span><text:soft-page-break/><text:span text:style-name="T1948">us occurrant ) visus est demon quidam vxoris se(-)</text:span><text:span text:style-name="T1949"><text:line-break/></text:span><text:span text:style-name="T1950">curitatem polliceri (sol) si que admoner</text:span><text:span text:style-name="T1951">et vellet facere</text:span><text:span text:style-name="T1952"><text:line-break/></text:span><text:span text:style-name="T1953">et cum per insonium annuisset (!) id (q3) sibi pergratu(u1)</text:span><text:span text:style-name="T1954"><text:line-break/></text:span><text:span text:style-name="T1955">fore diceret (!) simul premium pollicitus (sol) cape h(u1)c</text:span><text:span text:style-name="T1956"><text:line-break/></text:span><text:span text:style-name="T1957">ille inquit anulum et diligenter in digito serua.</text:span><text:span text:style-name="T1958"><text:line-break/></text:span><text:span text:style-name="T1959">N</text:span><text:span text:style-name="T1960">am dum in eo gestaueris hunc (!) nun(q4) vxor te</text:span><text:span text:style-name="T1961"><text:line-break/></text:span><text:span text:style-name="pb">[f. 48r]</text:span><text:span text:style-name="pb"><text:line-break/></text:span><text:span text:style-name="T1962">inscio cum</text:span><text:span text:style-name="T1963"><text:s/>alio concubet. pre gaudio excitatus a</text:span><text:span text:style-name="T1964"><text:line-break/></text:span><text:span text:style-name="T1965">somno sensit se digitum habere i vxoris c(u1)no.<text:s/></text:span><text:span text:style-name="T1966">O</text:span><text:span text:style-name="T1967">p</text:span><text:span text:style-name="T1968"><text:line-break/></text:span><text:span text:style-name="T1969">timum quidem eius anuli zeltipis remedi(u1) (!)ne</text:span><text:span text:style-name="T1970"><text:line-break/></text:span><text:span text:style-name="T1971">vxores ignorantibus viris possint esse incontinen</text:span><text:span text:style-name="T1972"><text:line-break/></text:span><text:span text:style-name="T1973">tes (;)</text:span></text:p>
      <text:h text:style-name="P1974" text:outline-level="2">De potatore (;)<text:tab/>.C.xxxiiii.</text:h>
      <text:p text:style-name="P1975"><text:span text:style-name="T1976">Q</text:span><text:span text:style-name="T1977">V</text:span><text:span text:style-name="T1978">idam vini potator egregius</text:span><text:span text:style-name="T1979"><text:s/>incidit in fe</text:span><text:span text:style-name="T1980"><text:line-break/></text:span><text:span text:style-name="T1981">brem (!) ex qua multo maiorem solito sitim</text:span><text:span text:style-name="T1982"><text:line-break/></text:span><text:span text:style-name="T1983">contraxit Accersiti medici cum de remouenda fe(-)</text:span><text:span text:style-name="T1984"><text:line-break/></text:span><text:span text:style-name="T1985">bre et siti quo(q3) maiuscla agitarent (!) febris tan(-)</text:span><text:span text:style-name="T1986"><text:line-break/></text:span><text:span text:style-name="T1987">tum inquit egrotus remouende officium et onus</text:span><text:span text:style-name="T1988"><text:line-break/></text:span><text:span text:style-name="T1989">sumatis volo. sitim autem michi curandam reli</text:span><text:span text:style-name="T1990">n(-)</text:span><text:span text:style-name="T1991"><text:line-break/></text:span><text:span text:style-name="T1992">quite (;)</text:span></text:p>
      <text:h text:style-name="Titre2" text:outline-level="2"><text:span text:style-name="T1993">.C.xxxv.</text:span><text:span text:style-name="T1994"><text:line-break/></text:span><text:span text:style-name="T1995">F</text:span><text:span text:style-name="T1996">acetum Euerardi scriptoris apostolici qui</text:span><text:span text:style-name="T1997"><text:line-break/></text:span><text:span text:style-name="T1998">ad cardinalis conspectum ventris creptum</text:span><text:span text:style-name="T1999"><text:line-break/></text:span><text:span text:style-name="T2000">edidit (;)</text:span></text:h>
      <text:p text:style-name="P2001"><text:span text:style-name="T2002">C</text:span><text:span text:style-name="T2003">A</text:span><text:span text:style-name="T2004">rdinalis de comitibus vir grssus et cor</text:span><text:span text:style-name="T2005"><text:line-break/></text:span><text:span text:style-name="T2006">pulentus (sol) cum aliquando venitum isset (!)</text:span><text:span text:style-name="T2007"><text:line-break/></text:span><text:span text:style-name="T2008">esuriens circa meridiem ad prandium descendit (</text:span><text:span text:style-name="T2009">sol)</text:span><text:span text:style-name="T2010"><text:line-break/></text:span><text:span text:style-name="T2011">sudans ad mensam (estas enim erat) ac posc(e1)s vt</text:span><text:span text:style-name="T2012"><text:line-break/></text:span><text:span text:style-name="T2013">ventus flabello sibi fieret. cum ministri abessent</text:span><text:span text:style-name="T2014"><text:line-break/></text:span><text:span text:style-name="T2015">diuersis rebus ocuppati (!) iussit quendam Euerar(-)</text:span><text:span text:style-name="T2016"><text:line-break/></text:span><text:span text:style-name="T2017">dum lupi scriptorem apstolicum sibi ventum fa</text:span><text:span text:style-name="T2018"><text:line-break/></text:span><text:span text:style-name="T2019">cere. at ille nescio id vr(o1) more cum respondiss</text:span><text:span text:style-name="T2020">et (!)</text:span><text:span text:style-name="T2021"><text:line-break/></text:span><text:span text:style-name="T2022">vt scis ait (sol) et tuo modo cardinalis facito.<text:s/></text:span><text:span text:style-name="T2023">T</text:span><text:span text:style-name="T2024">um ille</text:span><text:span text:style-name="T2025"><text:line-break/></text:span><text:span text:style-name="pb">[f. 48v]</text:span><text:span text:style-name="pb"><text:line-break/></text:span><text:span text:style-name="T2026">libens me hercules (sol) et suspenso dextro crure (!) per</text:span><text:span text:style-name="T2027"><text:line-break/></text:span><text:span text:style-name="T2028">gr(a1)dem ventris crepitum edidit (sol) eo pacto se ven(-)</text:span><text:span text:style-name="T2029"><text:line-break/></text:span><text:span text:style-name="T2030">tulum facere solitum dicens. quo excitati omnes</text:span><text:span text:style-name="T2031"><text:line-break/></text:span><text:span text:style-name="T2032">(multi enim iam a</text:span><text:span text:style-name="T2033">derant) ad risum sunt maxim(u1)</text:span><text:span text:style-name="T2034"><text:line-break/></text:span><text:span text:style-name="T2035">compulsi (;)</text:span></text:p>
      <text:h text:style-name="Titre2" text:outline-level="2"><text:span text:style-name="T2036">F</text:span><text:span text:style-name="T2037">acetia alterius cardinalis iocundissima (;)</text:span><text:span text:style-name="T2038"><text:line-break/></text:span><text:span text:style-name="T2039">.C.xxxvi.</text:span></text:h>
      <text:p text:style-name="P2040"><text:span text:style-name="T2041">E</text:span><text:span text:style-name="T2042">O</text:span><text:span text:style-name="T2043">d(e1) instrum(e1)to cardinalis</text:span><text:span text:style-name="T2044"><text:line-break/></text:span><text:span text:style-name="T2045">tricaric(e1)sis (sol) </text:span><text:span text:style-name="T2046">A</text:span><text:span text:style-name="T2047">lto de comitibus se monenti</text:span><text:span text:style-name="T2048"><text:line-break/></text:span><text:span text:style-name="T2049">respondit. nam cum cardinalis esset vite dissolu(-)</text:span><text:span text:style-name="T2050"><text:line-break/></text:span><text:span text:style-name="T2051">tioris (!) altus ve</text:span><text:span text:style-name="T2052">ro ill(u1) in venati(o1)e admoneret mul</text:span><text:span text:style-name="T2053"><text:line-break/></text:span><text:span text:style-name="T2054">tis verbis ad melioris vite mores (!) auditis alti ver</text:span><text:span text:style-name="T2055"><text:line-break/></text:span><text:span text:style-name="T2056">bis (!) in eum paululum respexit. et euestigio se in</text:span><text:span text:style-name="T2057"><text:line-break/></text:span><text:soft-page-break/><text:span text:style-name="T2058">equi caput reflectens (sol) uentris crepitum edidit in(-)</text:span><text:span text:style-name="T2059"><text:line-break/></text:span><text:span text:style-name="T2060">gentem (sol) inquiens ad barbam tuam. quo solo re(</text:span><text:span text:style-name="T2061">-)</text:span><text:span text:style-name="T2062"><text:line-break/></text:span><text:span text:style-name="T2063">sponso abiit (sol) ostendens qu(a1)tifaceret suas moni(-)</text:span><text:span text:style-name="T2064"><text:line-break/></text:span><text:span text:style-name="T2065">tiones (;)</text:span></text:p>
      <text:h text:style-name="Titre2" text:outline-level="2"><text:span text:style-name="T2066">D</text:span><text:span text:style-name="T2067">e muliere que c(u1) cooperiret caput cul(u1) detexit (;)</text:span><text:span text:style-name="T2068"><text:line-break/></text:span><text:span text:style-name="T2069">.C.xxxvii.</text:span></text:h>
      <text:p text:style-name="P2070"><text:span text:style-name="T2071">M</text:span><text:span text:style-name="T2072">V</text:span><text:span text:style-name="T2073">lier capite ob defectum cutis abraso (!)</text:span><text:span text:style-name="T2074"><text:line-break/></text:span><text:span text:style-name="T2075">euocata foris a vicina ob rem necessari(a1) (sol)</text:span><text:span text:style-name="T2076"><text:line-break/></text:span><text:span text:style-name="T2077">imemor pre festinac(o</text:span><text:span text:style-name="T2078">1)e caput tegere (!) domo egressa</text:span><text:span text:style-name="T2079"><text:line-break/></text:span><text:span text:style-name="T2080">(e1). e(a1) c(o1)spicata altera fem(i1)a (i1)crepat (!) &lt;ATTcaractere&gt; nudo capite</text:span><text:span text:style-name="T2081"><text:line-break/></text:span><text:span text:style-name="T2082">at(q3) iuenusto (i1) public(u1) prodisset. t(u1) illa vt caput</text:span><text:span text:style-name="T2083"><text:line-break/></text:span><text:span text:style-name="T2084">tegeret vestes retrorsus a natibus sublatas cum</text:span><text:span text:style-name="T2085"><text:line-break/></text:span><text:span text:style-name="T2086">caput cooperire vellet culum</text:span><text:span text:style-name="T2087"><text:s/>detexit.<text:s/></text:span><text:span text:style-name="T2088">R</text:span><text:span text:style-name="T2089">idere qui</text:span><text:span text:style-name="T2090"><text:line-break/></text:span><text:span text:style-name="T2091">aderant cepere mulieris factum (sol) que vt leuis</text:span><text:span text:style-name="T2092"><text:line-break/></text:span><text:span text:style-name="pb">[f. 49r]</text:span><text:span text:style-name="pb"><text:line-break/></text:span><text:span text:style-name="T2093">pu(-)doris culpam vitaret (!) maiorem contraxit. Hoc</text:span><text:span text:style-name="T2094"><text:line-break/></text:span><text:span text:style-name="T2095">eos respicit qui paruum delict(u1) grandiori scelere</text:span><text:span text:style-name="T2096"><text:line-break/></text:span><text:span text:style-name="T2097">occultare querunt (;)</text:span></text:p>
      <text:h text:style-name="Titre2" text:outline-level="2"><text:span text:style-name="T2098">F</text:span><text:span text:style-name="T2099">abula facetissima cuiusd(a1) qui litteras vxor</text:span><text:span text:style-name="T2100">i z</text:span><text:span text:style-name="T2101"><text:line-break/></text:span><text:span text:style-name="T2102">mercatori miserat (;)</text:span><text:span text:style-name="T2103"><text:tab/>.C.xxxviii.</text:span></text:h>
      <text:p text:style-name="P2104"><text:span text:style-name="T2105">F</text:span><text:span text:style-name="T2106">R</text:span><text:span text:style-name="T2107">(a1)cisco de ortana equiti neapolitano (sol) qu(e1)</text:span><text:span text:style-name="T2108"><text:line-break/></text:span><text:span text:style-name="T2109">Ladislaus rex prefecerat ciuitati perusine</text:span><text:span text:style-name="T2110"><text:line-break/></text:span><text:span text:style-name="T2111">lr(e1) et ab vxore et ab ianu(e1)si mercatore(cui mutuo</text:span><text:span text:style-name="T2112"><text:line-break/></text:span><text:span text:style-name="T2113">creditas pecunias debebat) simul reddite fuerunt</text:span><text:span text:style-name="T2114"><text:line-break/></text:span><text:span text:style-name="T2115">A</text:span><text:span text:style-name="T2116">ltere ab vxore<text:s/></text:span><text:span text:style-name="T2117">eum rogabant vt dom(u1) rediret (sol)</text:span><text:span text:style-name="T2118"><text:line-break/></text:span><text:span text:style-name="T2119">c(o1)iugalis officii et fidei date (sol) ac citi reditus admo</text:span><text:span text:style-name="T2120"><text:line-break/></text:span><text:span text:style-name="T2121">nentes.<text:s/></text:span><text:span text:style-name="T2122">A</text:span><text:span text:style-name="T2123">ltere vt creditam redderet pecuniam po</text:span><text:span text:style-name="T2124"><text:line-break/></text:span><text:span text:style-name="T2125">scebant.<text:s/></text:span><text:span text:style-name="T2126">M</text:span><text:span text:style-name="T2127">ercatori (vt equum erat)se (q4) primum</text:span><text:span text:style-name="T2128"><text:line-break/></text:span><text:span text:style-name="T2129">ei satis esse facturum respondit (sol) paruulam nescio</text:span><text:span text:style-name="T2130"><text:line-break/></text:span><text:span text:style-name="T2131">quam</text:span><text:span text:style-name="T2132"><text:s/>dilationem petens.<text:s/></text:span><text:span text:style-name="T2133">V</text:span><text:span text:style-name="T2134">xoris vero desideri(-)</text:span><text:span text:style-name="T2135"><text:line-break/></text:span><text:span text:style-name="T2136">um multis blanditiis et pollicitat(o1)ibus leniebat (sol)</text:span><text:span text:style-name="T2137"><text:line-break/></text:span><text:span text:style-name="T2138">se illuc euestigio accessurum scribens. et omnia fa</text:span><text:span text:style-name="T2139"><text:line-break/></text:span><text:span text:style-name="T2140">cturum per que resarciret amissas coniugii volup</text:span><text:span text:style-name="T2141"><text:line-break/></text:span><text:span text:style-name="T2142">tates (sol) vt(e1)s prout ad vxorem par erat verbis p</text:span><text:span text:style-name="T2143">au(-)</text:span><text:span text:style-name="T2144"><text:line-break/></text:span><text:span text:style-name="T2145">lo lasciuioribus.<text:s/></text:span><text:span text:style-name="T2146">I</text:span><text:span text:style-name="T2147">n quibus et illud erat adiect(u1) (sol)</text:span><text:span text:style-name="T2148"><text:line-break/></text:span><text:span text:style-name="T2149">se eam multimode cogniturum (!) seu (vt verbis su</text:span><text:span text:style-name="T2150"><text:line-break/></text:span><text:span text:style-name="T2151">is vtar) fututur(u1).<text:s/></text:span><text:span text:style-name="T2152">I</text:span><text:span text:style-name="T2153">n obsign(a1)dis epiltolis ad mer(-)</text:span><text:span text:style-name="T2154"><text:line-break/></text:span><text:span text:style-name="T2155">catorem vxoris (!) ad vxorem vero mercatoris lite(-)</text:span><text:span text:style-name="T2156"><text:line-break/></text:span><text:span text:style-name="T2157">ras (i1)scripsit.<text:s/></text:span><text:span text:style-name="T2158">A</text:span><text:span text:style-name="T2159">ccepta vxo</text:span><text:span text:style-name="T2160">r epistola mirata est ad(-)</text:span><text:span text:style-name="T2161"><text:line-break/></text:span><text:span text:style-name="T2162">mod(u1) nichil sibi responderi ad ea que scripserat.</text:span><text:span text:style-name="T2163"><text:line-break/></text:span><text:span text:style-name="pb">[f. 49v]</text:span><text:span text:style-name="pb"><text:line-break/></text:span><text:span text:style-name="T2164">Ianuensis vero perlectis ad se literis (!) cum res io(-)</text:span><text:span text:style-name="T2165"><text:line-break/></text:span><text:span text:style-name="T2166">cosas at(q3) vxorias continerent (sol) in quibus illud e(-)</text:span><text:span text:style-name="T2167"><text:line-break/></text:span><text:span text:style-name="T2168">rat precipuum se reuersurum et cum ea sepius co</text:span><text:span text:style-name="T2169"><text:line-break/></text:span><text:span text:style-name="T2170">i</text:span><text:span text:style-name="T2171">turum at(q3) alia paulo obsceniora (!) existimans se</text:span><text:span text:style-name="T2172"><text:line-break/></text:span><text:span text:style-name="T2173">verbis deludi ad regem profectus est (sol) ostentans</text:span><text:span text:style-name="T2174"><text:line-break/></text:span><text:span text:style-name="T2175">literas ac conquerens sibi pro n(u1)mis debitis coi(-)</text:span><text:span text:style-name="T2176"><text:line-break/></text:span><text:span text:style-name="T2177">tum promitti.sese(q3) satis fututum fuisse eo die cla</text:span><text:span text:style-name="T2178"><text:line-break/></text:span><text:soft-page-break/><text:span text:style-name="T2179">mitans quo illi pecunias credidisset.<text:s/></text:span><text:span text:style-name="T2180">O</text:span><text:span text:style-name="T2181">mn</text:span><text:span text:style-name="T2182">ibus ad</text:span><text:span text:style-name="T2183"><text:line-break/></text:span><text:span text:style-name="T2184">risum conuersis (!) magis postmodum epistolarum</text:span></text:p>
      <text:p text:style-name="P2185">errore cognito risere (;)</text:p>
      <text:h text:style-name="Titre2" text:outline-level="2"><text:span text:style-name="T2186">F</text:span><text:span text:style-name="T2187">abula Dantis qui sepius vxorem suam incre</text:span><text:span text:style-name="T2188"><text:line-break/></text:span><text:span text:style-name="T2189">pabat (;)</text:span><text:span text:style-name="T2190"><text:tab/>.C.xxxix.</text:span></text:h>
      <text:p text:style-name="P2191"><text:span text:style-name="T2192">C</text:span><text:span text:style-name="T2193">O</text:span><text:span text:style-name="T2194">ntribulus meus Dantes nomine (sol) cuius</text:span><text:span text:style-name="T2195"><text:line-break/></text:span><text:span text:style-name="T2196">vxor ferebatur parum pudica (sol) cum sepis(-)</text:span><text:span text:style-name="T2197"><text:line-break/></text:span><text:span text:style-name="T2198">sime admonitus esset</text:span><text:span text:style-name="T2199"><text:s/>a sociis vt probiberet turpi(-)</text:span><text:span text:style-name="T2200"><text:line-break/></text:span><text:span text:style-name="T2201">tudinem domus (sol) vxorem acrius increpabat.</text:span><text:span text:style-name="T2202">I</text:span><text:span text:style-name="T2203">lla</text:span><text:span text:style-name="T2204"><text:line-break/></text:span><text:span text:style-name="T2205">multis lacrimis iuramentis(q3) honestatem suam tu</text:span><text:span text:style-name="T2206"><text:line-break/></text:span><text:span text:style-name="T2207">ebatur (sol) asserens ea a maliuolis configi (sol) qui eo(-)</text:span><text:span text:style-name="T2208"><text:line-break/></text:span><text:span text:style-name="T2209">r(u1) quieti (i1)vider(e1)t. persuasus vir eiusmodi verbis</text:span><text:span text:style-name="T2210"><text:line-break/></text:span><text:span text:style-name="T2211">cum</text:span><text:span text:style-name="T2212"><text:s/>adhuc amici in increpanda vxore prestarent (!)</text:span><text:span text:style-name="T2213"><text:line-break/></text:span><text:span text:style-name="T2214">O</text:span><text:span text:style-name="T2215"><text:s/>he ne me his verbis obt(u1)datis (a1)plius dicite in(-)</text:span><text:span text:style-name="T2216"><text:line-break/></text:span><text:span text:style-name="T2217">quit (sol) illa ne (sol) an vos sua errata melius nostis. C(u1)</text:span><text:span text:style-name="T2218"><text:line-break/></text:span><text:span text:style-name="T2219">illi vxore(e1) affirmar(e1)t (!) illa uos o(e1)s m(e1)tiri affirmat</text:span><text:span text:style-name="T2220"><text:line-break/></text:span><text:span text:style-name="T2221">cui soli magis (q4</text:span><text:span text:style-name="T2222">) vobis om(i1)bus presto fidem ;</text:span></text:p>
      <text:h text:style-name="P2223" text:outline-level="2">Testacio cuiusd(a1) senis facta vxori (;)<text:tab/>.C.lx.</text:h>
      <text:p text:style-name="P2224"><text:span text:style-name="pb">[f. 50r]</text:span></text:p>
      <text:p text:style-name="P2225"><text:span text:style-name="T2226">P</text:span><text:span text:style-name="T2227">E</text:span><text:span text:style-name="T2228">trus masini ciuis noster admod(u1) mordax</text:span><text:span text:style-name="T2229"><text:line-break/></text:span><text:span text:style-name="T2230">(i1) loqu(e1)do fuit.<text:s/></text:span><text:span text:style-name="T2231">I</text:span><text:span text:style-name="T2232">s c(u1) senex di(e1) fu(u1) obiret (!)</text:span><text:span text:style-name="T2233"><text:line-break/></text:span><text:span text:style-name="T2234">c(o1)dito testam(e1)to nichil preter dot(e1) reliquit<text:s/></text:span><text:span text:style-name="T2235">vxori.</text:span><text:span text:style-name="T2236"><text:line-break/></text:span><text:span text:style-name="T2237">hoc illa cum grauissime ferens apud vir(u1) se post(-)</text:span><text:span text:style-name="T2238"><text:line-break/></text:span><text:span text:style-name="T2239">positam (sol) ne(q3) sibi ab eo quic(q4) reilct(u1) quereretur (!)</text:span><text:span text:style-name="T2240"><text:line-break/></text:span><text:span text:style-name="T2241">contenderet(q3) multis cum lacrimis vt aliquid sue</text:span><text:span text:style-name="T2242"><text:line-break/></text:span><text:span text:style-name="T2243">senectuti subsidium legaretur (!) vocate notarium</text:span><text:span text:style-name="T2244"><text:line-break/></text:span><text:span text:style-name="T2245">ac testes vir moribundus i</text:span><text:span text:style-name="T2246">nquit (sol) vt aliquid relin</text:span><text:span text:style-name="T2247"><text:line-break/></text:span><text:span text:style-name="T2248">quatur vxori. quibus subito accersitis (!) adstante</text:span><text:span text:style-name="T2249"><text:line-break/></text:span><text:span text:style-name="T2250">vxore (sol) ad testes conuersus<text:s/></text:span><text:span text:style-name="T2251">P</text:span><text:span text:style-name="T2252">etrus (sol) hec me obt(u1)(-)</text:span><text:span text:style-name="T2253"><text:line-break/></text:span><text:span text:style-name="T2254">dit ait (sol) vt aliquid sibi relinquam. ei ergo vt mo(-)</text:span><text:span text:style-name="T2255"><text:line-break/></text:span><text:span text:style-name="T2256">rem geram (sol) vos testes aduoco qui adestis (sol) me</text:span><text:span text:style-name="T2257"><text:s/>si</text:span><text:span text:style-name="T2258"><text:line-break/></text:span><text:span text:style-name="T2259">bi relinquere fetidiorem et ampliorem vuluam (sol)</text:span><text:span text:style-name="T2260"><text:line-break/></text:span><text:span text:style-name="T2261">aliqua alia huiusce ciuitatis muliere. Hoc dicto</text:span><text:span text:style-name="T2262"><text:line-break/></text:span><text:span text:style-name="T2263">ridentes omnes abiere elusa muliere ac mesta (sol) re(-)</text:span><text:span text:style-name="T2264"><text:line-break/></text:span><text:span text:style-name="T2265">sponso viri (;)</text:span></text:p>
      <text:h text:style-name="Titre2" text:outline-level="2"><text:span text:style-name="T2266">.C.lxi.</text:span><text:line-break/><text:span text:style-name="T2267">N</text:span><text:span text:style-name="T2268">arratio quedam zuchari de muliere,a</text:span><text:span text:style-name="T2269"><text:line-break/></text:span><text:span text:style-name="T2270">presbitero medelam querente (;)</text:span></text:h>
      <text:p text:style-name="P2271"><text:span text:style-name="T2272">Z</text:span><text:span text:style-name="T2273">V</text:span><text:span text:style-name="T2274">charus vir omnium vrbanissimus (sol)</text:span><text:span text:style-name="T2275"><text:line-break/></text:span><text:span text:style-name="T2276">narrare solebat mulierem qu(a1)d(a1) haud</text:span><text:span text:style-name="T2277"><text:line-break/></text:span><text:span text:style-name="T2278">spernende forme vicinam suam (sol) que sterilis erat</text:span><text:span text:style-name="T2279"><text:line-break/></text:span><text:span text:style-name="T2280">quesisse sepius a sacerdote confessore suo (sol) an sci(-)</text:span><text:span text:style-name="T2281"><text:line-break/></text:span><text:span text:style-name="T2282">ret aliquam medelam ad liberos concipiendos.</text:span><text:span text:style-name="T2283"><text:line-break/></text:span><text:span text:style-name="T2284">Illum postremo annu</text:span><text:span text:style-name="T2285">isse ac mandasse (!) vt.die io</text:span><text:span text:style-name="T2286"><text:line-break/></text:span><text:span text:style-name="T2287">uis ipsa mulier eiusmodi rei apta ad se veniret.</text:span><text:span text:style-name="T2288"><text:line-break/></text:span><text:span text:style-name="pb">[f. 50v]</text:span><text:span text:style-name="pb"><text:line-break/></text:span><text:span text:style-name="T2289">C</text:span><text:span text:style-name="T2290">um accessisset filiorum cupida mulier ad came(-)</text:span><text:span text:style-name="T2291"><text:line-break/></text:span><text:soft-page-break/><text:span text:style-name="T2292">ram facerdotis (!) vtar ille inquit incantatione (sol) que</text:span><text:span text:style-name="T2293"><text:line-break/></text:span><text:span text:style-name="T2294">inducit multas varias(q3) illusiones (!) ita vt que non</text:span><text:span text:style-name="T2295"><text:line-break/></text:span><text:span text:style-name="T2296">fi</text:span><text:span text:style-name="T2297">unt fieri videantur. iat(q3) constantia et firmita(-)</text:span><text:span text:style-name="T2298"><text:line-break/></text:span><text:span text:style-name="T2299">te animi opus est (!) ne rien in cassum euadat. vide(-)</text:span><text:span text:style-name="T2300"><text:line-break/></text:span><text:span text:style-name="T2301">bitur tibi vt te tangam (sol) osculer (sol) amplexer (sol) et se(-)</text:span><text:span text:style-name="T2302"><text:line-break/></text:span><text:span text:style-name="T2303">cretiora etiam faciam (sol) que vir tuus consueuit. at</text:span><text:span text:style-name="T2304"><text:line-break/></text:span><text:span text:style-name="T2305">tam(e1) nichil eonum er</text:span><text:span text:style-name="T2306">it. sed ita videbitur ex ui ver</text:span><text:span text:style-name="T2307"><text:line-break/></text:span><text:span text:style-name="T2308">borum quibus vtendum est (sol) que adeo est efficax (!)</text:span><text:span text:style-name="T2309"><text:line-break/></text:span><text:span text:style-name="T2310">vt que non sunt (!) esse videantur.<text:s/></text:span><text:span text:style-name="T2311">C</text:span><text:span text:style-name="T2312">onsensit muli(-)</text:span><text:span text:style-name="T2313"><text:line-break/></text:span><text:span text:style-name="T2314">er confidens compatris verbis et se has prestigias</text:span><text:span text:style-name="T2315"><text:line-break/></text:span><text:span text:style-name="T2316">paruifacturaum dixit.<text:s/></text:span><text:span text:style-name="T2317">S</text:span><text:span text:style-name="T2318">acerdos multis peractis signis (sol) dic</text:span><text:span text:style-name="T2319">tis(q3) in aurem secretioribus verbis (!) ce(-)</text:span><text:span text:style-name="T2320"><text:line-break/></text:span><text:span text:style-name="T2321">pit mulierem osculari et i lectum sternere. Cum</text:span><text:span text:style-name="T2322"><text:line-break/></text:span><text:span text:style-name="T2323">illa tremebunda quid nam compater ageret que(-)</text:span><text:span text:style-name="T2324"><text:line-break/></text:span><text:span text:style-name="T2325">reretur (!) n(o1)ne predixi antea inquit (sol) que nula es(-)</text:span><text:span text:style-name="T2326"><text:line-break/></text:span><text:span text:style-name="T2327">sent pro veris visum iris ita mulierem credulam</text:span><text:span text:style-name="T2328"><text:line-break/></text:span><text:span text:style-name="T2329">bi</text:span><text:span text:style-name="T2330">s cognouit (!) semper affirmans id nichil esse.hoc</text:span><text:span text:style-name="T2331"><text:line-break/></text:span><text:span text:style-name="T2332">pacto mulier se delusam fassa imagine existimans</text:span><text:span text:style-name="T2333"><text:line-break/></text:span><text:span text:style-name="T2334">rediit domum (;)</text:span></text:p>
      <text:h text:style-name="Titre2" text:outline-level="2"><text:span text:style-name="T2335">D</text:span><text:span text:style-name="T2336">e heremita qui multas mulieres in concubi(-)</text:span><text:span text:style-name="T2337"><text:line-break/></text:span><text:span text:style-name="T2338">tu habuit (;)</text:span><text:span text:style-name="T2339"><text:tab/>.C.lxii.</text:span></text:h>
      <text:p text:style-name="P2340"><text:span text:style-name="T2341">H</text:span><text:span text:style-name="T2342">E</text:span><text:span text:style-name="T2343">remita quid(a1) padue erat Ansimirius no</text:span><text:span text:style-name="T2344"><text:line-break/></text:span><text:span text:style-name="T2345">ie (!) t(e1)pore Fr(a1)cis</text:span><text:span text:style-name="T2346">ci ducis patauini septimi.</text:span><text:span text:style-name="T2347"><text:line-break/></text:span><text:span text:style-name="pb">[f.51r]</text:span><text:span text:style-name="pb"><text:line-break/></text:span><text:span text:style-name="T2348">H</text:span><text:span text:style-name="T2349">ic cum vir sanctus haberetur (!) multas mulieres</text:span><text:span text:style-name="T2350"><text:line-break/></text:span><text:span text:style-name="T2351">etiam nobliores per c(o1)fessionis speciem ad c(o1)cu(-)</text:span><text:span text:style-name="T2352"><text:line-break/></text:span><text:span text:style-name="T2353">bitum pellexit. vulgata t(a1)dem (ne(q3) enim diu ipo(-)</text:span><text:span text:style-name="T2354"><text:line-break/></text:span><text:span text:style-name="T2355">crisis celari potest) scelerum fama (!) captus a preto</text:span><text:span text:style-name="T2356"><text:line-break/></text:span><text:span text:style-name="T2357">re</text:span><text:span text:style-name="T2358"> (sol) cum multa confessus esset (!) ad Franciscum de(-)</text:span><text:span text:style-name="T2359"><text:line-break/></text:span><text:span text:style-name="T2360">ducitur.<text:s/></text:span><text:span text:style-name="T2361">I</text:span><text:span text:style-name="T2362">s adscito secretario ex suis (!) quedam ioci</text:span><text:span text:style-name="T2363"><text:line-break/></text:span><text:span text:style-name="T2364">causa sciscitabatur ab heremita nomina mulier(u1)</text:span><text:span text:style-name="T2365"><text:line-break/></text:span><text:span text:style-name="T2366">quas cgnouisset. quas cum multas etiam ex dome</text:span><text:span text:style-name="T2367"><text:line-break/></text:span><text:span text:style-name="T2368">sticis familiarib(con). vxores protulisset (!)<text:s/></text:span><text:span text:style-name="T2369">scribebat no</text:span><text:span text:style-name="T2370"><text:line-break/></text:span><text:span text:style-name="T2371">mina secretarius (!) vt exinde causan risus eliceret.</text:span><text:span text:style-name="T2372"><text:line-break/></text:span><text:span text:style-name="T2373">C</text:span><text:span text:style-name="T2374">um tandem nominandis finem fecisse videre(-)</text:span><text:span text:style-name="T2375"><text:line-break/></text:span><text:span text:style-name="T2376">tur (!) peteret(q3) dux an plures superessent (!) ille vero</text:span><text:span text:style-name="T2377"><text:line-break/></text:span><text:span text:style-name="T2378">constanter negaret (!) asperius arguebat hominem</text:span><text:span text:style-name="T2379"><text:line-break/></text:span><text:span text:style-name="T2380">et vim minabatur secretarius (!) n</text:span><text:span text:style-name="T2381">isi omnes retulis</text:span><text:span text:style-name="T2382"><text:line-break/></text:span><text:span text:style-name="T2383">set.<text:s/></text:span><text:span text:style-name="T2384">T</text:span><text:span text:style-name="T2385">um ille suspirans (!) scribas et tuam quo(q3) ait (!)</text:span><text:span text:style-name="T2386"><text:line-break/></text:span><text:span text:style-name="T2387">at(q3) eam addas numero aliarum. quo dicto et ca(-)</text:span><text:span text:style-name="T2388"><text:line-break/></text:span><text:span text:style-name="T2389">lamus pre dolore e manibus secretarii excidit (!) et</text:span><text:span text:style-name="T2390"><text:line-break/></text:span><text:span text:style-name="T2391">dux in maximum est risum conuersus (sol) rectum</text:span><text:span text:style-name="T2392"><text:line-break/></text:span><text:span text:style-name="T2393">factum esse dicens (sol) </text:span><text:span text:style-name="T2394">vt qui tanta voluptate reli(q4)(-)</text:span><text:span text:style-name="T2395"><text:line-break/></text:span><text:span text:style-name="T2396">rum maculas audiebat (!) et ipse in eorum cetum</text:span><text:span text:style-name="T2397"><text:line-break/></text:span><text:span text:style-name="T2398">adderetur (;)</text:span></text:p>
      <text:soft-page-break/>
      <text:h text:style-name="Titre2" text:outline-level="2"><text:span text:style-name="T2399">D</text:span><text:span text:style-name="T2400">e florentino iuuene qui nouercam suam</text:span><text:span text:style-name="T2401"><text:line-break/></text:span><text:span text:style-name="T2402">subegit (;)</text:span><text:span text:style-name="T2403"><text:tab/>.C.lxiii.</text:span></text:h>
      <text:p text:style-name="P2404"><text:span text:style-name="T2405">F</text:span><text:span text:style-name="T2406">Lorentie iuuenis quidam c(u1) nuoerc(a1) subi</text:span></text:p>
      <text:p text:style-name="P2407"><text:span text:style-name="T2408">geret (!) ac superueniens pater (!) fili(u1) (u1)</text:span><text:span text:style-name="T2409"><text:s/>stupro.</text:span><text:span text:style-name="T2410"><text:line-break/></text:span><text:span text:style-name="pb">[f. 51v]</text:span><text:span text:style-name="pb"><text:line-break/></text:span><text:span text:style-name="T2411">vxoris deprehendisset (!) rei nouitate indignitate(q3)</text:span><text:span text:style-name="T2412"><text:line-break/></text:span><text:span text:style-name="T2413">permotus (sol) clam(a1)do obiurgare acriter fili(u1) cepit.</text:span><text:span text:style-name="T2414"><text:line-break/></text:span><text:span text:style-name="T2415">I</text:span><text:span text:style-name="T2416">lle tergiuersando peccatum excusabat. cum diu(-)</text:span><text:span text:style-name="T2417"><text:line-break/></text:span><text:span text:style-name="T2418">tius elatioribus verbis ambo c(o1)certarent (!) clamo(-)</text:span><text:span text:style-name="T2419"><text:line-break/></text:span><text:span text:style-name="T2420">re excitus<text:s/></text:span><text:span text:style-name="T2421">superuenit vicinus quid(a1) ad iurgia com</text:span><text:span text:style-name="T2422"><text:line-break/></text:span><text:span text:style-name="T2423">pon(e1)da ingnarus rei.<text:s/></text:span><text:span text:style-name="T2424">C</text:span><text:span text:style-name="T2425">um peteret cont(e1)tionis cau</text:span><text:span text:style-name="T2426"><text:line-break/></text:span><text:span text:style-name="T2427">sam illis ob domesticam turpitudinem sil(e1)tibus (!)</text:span><text:span text:style-name="T2428"><text:line-break/></text:span><text:span text:style-name="T2429">instabat vicinus vehementius vt causam nosceret</text:span><text:span text:style-name="T2430"><text:line-break/></text:span><text:span text:style-name="T2431">T</text:span><text:span text:style-name="T2432">andem cum pater in filium culpam reiceret (!) t(u1)</text:span><text:span text:style-name="T2433"><text:line-break/></text:span><text:span text:style-name="T2434">fili</text:span><text:span text:style-name="T2435">us prior (!) hic pater meus admodum indiscret(con)</text:span><text:span text:style-name="T2436"><text:line-break/></text:span><text:span text:style-name="T2437">inquit (sol) millies matrem meam futuit (!) me etiam</text:span><text:span text:style-name="T2438"><text:line-break/></text:span><text:span text:style-name="T2439">tacente. nunc qua semel vxorem suam cognoui (!)</text:span><text:span text:style-name="T2440"><text:line-break/></text:span><text:span text:style-name="T2441">vt rudis at(q3) inconsultus celum clamoribus velu</text:span><text:span text:style-name="T2442"><text:line-break/></text:span><text:span text:style-name="T2443">ti unsanus replet.</text:span><text:span text:style-name="T2444">R</text:span><text:span text:style-name="T2445">isit ille facetum filii resp(o1)s(u</text:span><text:span text:style-name="T2446">1) (sol)</text:span><text:span text:style-name="T2447"><text:line-break/></text:span><text:span text:style-name="T2448">et patrem quoad potuit solatus discessit (;)</text:span></text:p>
      <text:h text:style-name="Titre2" text:outline-level="2"><text:span text:style-name="T2449">D</text:span><text:span text:style-name="T2450">isceptatio minorum pro imagine sancti Fr(a1)cisci fienda (;)</text:span><text:span text:style-name="T2451"><text:tab/>.C.lxiiii</text:span></text:h>
      <text:p text:style-name="P2452"><text:span text:style-name="T2453">F</text:span><text:span text:style-name="T2454">R</text:span><text:span text:style-name="T2455">atres quidam ordinis minorum decre(-)</text:span><text:span text:style-name="T2456"><text:line-break/></text:span><text:span text:style-name="T2457">uerant accersito pictore (!) vt imaginem bea</text:span><text:span text:style-name="T2458"><text:line-break/></text:span><text:span text:style-name="T2459">ti Francisci pingeret. sed in forma picture d</text:span><text:span text:style-name="T2460">isside(-)</text:span><text:span text:style-name="T2461"><text:line-break/></text:span><text:span text:style-name="T2462">bant (!) cum alter stigmaticum (!) alter ad populum</text:span><text:span text:style-name="T2463"><text:line-break/></text:span><text:span text:style-name="T2464">predicantem (!) alius alio modo pingendum c(e1)seret</text:span><text:span text:style-name="T2465"><text:line-break/></text:span><text:span text:style-name="T2466">In ea disceptatione c(u1) vniuersum diem c(o1)sump(-)</text:span><text:span text:style-name="T2467"><text:line-break/></text:span><text:span text:style-name="T2468">sissent (!) nulla certa sententia (!) pictorem dubi(u1) quid</text:span><text:span text:style-name="T2469"><text:line-break/></text:span><text:span text:style-name="T2470">nam ageret rel(i1)quentes<text:s/></text:span><text:span text:style-name="T2471">dormitum iere.<text:s/></text:span><text:span text:style-name="T2472">P</text:span><text:span text:style-name="T2473">ictor in</text:span><text:span text:style-name="T2474"><text:line-break/></text:span><text:span text:style-name="pb">[f. 52r]</text:span><text:span text:style-name="pb"><text:line-break/></text:span><text:span text:style-name="T2475">specta fratr(u1) isulsitate (!) c(u1) se delusum putaret fi(-)</text:span><text:span text:style-name="T2476"><text:line-break/></text:span><text:span text:style-name="T2477">gur(a1) e(a1) pinxit fistula sonantem. alii laqueo susp(e1)</text:span><text:span text:style-name="T2478"><text:line-break/></text:span><text:span text:style-name="T2479">so dicunt (!) statim(q3) abiit. figura inspecta fratres (!)</text:span></text:p>
      <text:p text:style-name="P2480">c(u1) pictor(e1) vt male mulctaretur quesiss(e1)t (ille vero<text:line-break/>pedibus sibi c(o1)suluisset) existim(a1)tes summ(a1) reli-<text:line-break/>gioni c(o1)tumeli(a1) illatt(a1) (sol) pictor(e1) ad pen(a1) quereb(a1)t (;)</text:p>
      <text:h text:style-name="Titre2" text:outline-level="2"><text:span text:style-name="T2481">D</text:span><text:span text:style-name="T2482">e sacerdote flor(e1)tino qui vngari(a1) iuerat (;)</text:span><text:span text:style-name="T2483"><text:tab/>C.lxv</text:span></text:h>
      <text:p text:style-name="P2484"><text:span text:style-name="T2485">E</text:span><text:span text:style-name="T2486">S</text:span><text:span text:style-name="T2487">t (i1) regno vngarie moris vt post mi</text:span><text:span text:style-name="T2488">ssa ce(-)</text:span><text:span text:style-name="T2489"><text:line-break/></text:span><text:span text:style-name="T2490">lebrat(a1) (sol) o(e1)s qui assunt oculis lippi(e1)tibus (sol)</text:span><text:span text:style-name="T2491"><text:line-break/></text:span><text:span text:style-name="T2492">acced(e1)tes propius altare a sacerdote aqua in calic(e1)</text:span><text:span text:style-name="T2493"><text:line-break/></text:span><text:span text:style-name="T2494">effusa oculos c(o1)sperg(a1)tur. dicit a(u1)t (i1)teri sacerdos</text:span><text:span text:style-name="T2495"><text:line-break/></text:span><text:span text:style-name="T2496">verba qued(a1) ex sacris litteris bon(a1) valitudin(e1) pre</text:span><text:span text:style-name="T2497"><text:line-break/></text:span><text:span text:style-name="T2498">c</text:span><text:span text:style-name="T2499">(a1)tia.<text:s/></text:span><text:span text:style-name="T2500">A</text:span><text:span text:style-name="T2501">ccessit ad vngariam ol(i1) sacerdos quid(a1) flo</text:span><text:span text:style-name="T2502"><text:line-break/></text:span><text:span text:style-name="T2503">r(e1)tinus c(u1) Philippo qui hispanus congnominaba(-)</text:span><text:span text:style-name="T2504"><text:line-break/></text:span><text:span text:style-name="T2505">tur,<text:s/></text:span><text:span text:style-name="T2506">H</text:span><text:span text:style-name="T2507">ic c(u1) ast(a1)te Sigilm(u1)do rege miss(a1) dixisset (!)</text:span><text:span text:style-name="T2508"><text:line-break/></text:span><text:span text:style-name="T2509">accesser(u1)t plures ad eum lippi(e1)tes (sol) vt aqua de mo</text:span><text:span text:style-name="T2510"><text:line-break/></text:span><text:span text:style-name="T2511">re oculos c(o1)s</text:span><text:span text:style-name="T2512">perger(e1)tur. at ille existim(a1)s id nimio</text:span><text:span text:style-name="T2513"><text:line-break/></text:span><text:span text:style-name="T2514">potu et crapula c(o1)tigisse (!) assumpto calice (ita.n.fi eri viderat)</text:span><text:span text:style-name="T2515"><text:line-break/></text:span><text:soft-page-break/><text:span text:style-name="T2516">ast(a1)tes respersit dic(e1)s l(i1)gua italia. be(-)</text:span><text:span text:style-name="T2517"><text:line-break/></text:span><text:span text:style-name="T2518">etemeno chesiate mortaghiadi (sol) id (e1) moriami gla(-)</text:span><text:span text:style-name="T2519"><text:line-break/></text:span><text:span text:style-name="T2520">dio. quod itellig(e1)s rex i</text:span><text:span text:style-name="T2521">dem(q3) imperator risum c(o1)</text:span><text:span text:style-name="T2522"><text:line-break/></text:span><text:span text:style-name="T2523">tinere non potuit.<text:s/></text:span><text:span text:style-name="T2524">P</text:span><text:span text:style-name="T2525">ostridie vero in conuiuio io(-)</text:span><text:span text:style-name="T2526"><text:line-break/></text:span><text:span text:style-name="T2527">ci causa verba sacerdotis referens (sol) lippientes ad</text:span><text:span text:style-name="T2528"><text:line-break/></text:span><text:span text:style-name="T2529">iracundiam (sol) ceteros omnes ad risum commouit (;)</text:span></text:p>
      <text:h text:style-name="Titre2" text:outline-level="2"><text:span text:style-name="T2530">R</text:span><text:span text:style-name="T2531">esposio rustici ad patron(u1) fui f(u1)di (;)</text:span><text:span text:style-name="T2532"><text:tab/>.C.lxvi.</text:span></text:h>
      <text:p text:style-name="P2533"><text:span text:style-name="pb">[f. 52v]</text:span></text:p>
      <text:p text:style-name="P2534"><text:span text:style-name="T2535">R</text:span><text:span text:style-name="T2536">V</text:span>sticus quid(a1) enris rog(a1)ti patrono fundi<text:line-break/>quo max(i1)e t(e1)pore pluribus laboribus (i1)pli<text:line-break/>car(e1)tur (!) maio resp(o1)dit. sciscit(a1)ti caus(a1) (sol) id en(i1) mir(u1)<text:line-break/>videbatur (sol) c(u1) id t(e1)poris quedam ab opere rustico<text:line-break/>vacatio e(e1) videatur (!) quoni(a1) iquit et nostras ct ue(-)<text:line-break/>stras nos vxores subigere oportet (;)</text:p>
      <text:h text:style-name="Titre2" text:outline-level="2"><text:span text:style-name="T2537">R</text:span>idiculosi hommis dictum.<text:tab/>.C.lxxvii.</text:h>
      <text:p text:style-name="P2538"><text:span text:style-name="T2539">R</text:span><text:span text:style-name="T2540">O</text:span>manus quid(a1) nobis notus asc(e1)dit sentel<text:line-break/>maceri(e1) in ar(u1)dineto sit(a1). ac similis ad po(-)<text:line-break/>pul(u1) c(o1)cion(a1)ti (!) cepit ad ar(u1)dines loqui (sol) differens<text:line-break/>multa de vrbis statu. (i1)terdic(e1)d(u1) ex leui aura (sol) ar(u1)<text:line-break/>din(u1) capita ceper(u1)t flecti. h(o1) ridiculus (sol) qui sibi a<text:line-break/>r(u1)dines pro ho(i1)bus finxerat (sol) t(a1)(q3) pro c(o1)ci(o1)e gra(-)<text:line-break/>tias ager(e1)t (sol) n(o1) t(a1)ta reuer(e1)tia (i1)quit domini roma(-)<text:line-break/>ni (sol) nam ego ex vobis minimus sum. hoc postea (i1)<text:line-break/>prouerbii locum venit (;)</text:p>
      <text:h text:style-name="Titre2" text:outline-level="2">.C.lxviii.<text:line-break/><text:span text:style-name="T2541">D</text:span>erisio hois porcum occidere nolentis.</text:h>
      <text:p text:style-name="P2542"><text:span text:style-name="T2543">M</text:span><text:span text:style-name="T2544">O</text:span>s erat in oppido quodam piceni (sol) vt qui<text:line-break/>hieme porcum<text:s/>occidisset (sol) viciniam ad ce(-)<text:line-break/>nam inuitaret. quidam quo pacto eam inpensam<text:line-break/>vitaret (sol) compatrem consuluit (sol) dic inquit ille cras<text:line-break/>porcum tibi hac nocte furto ablatum. et simul ni<text:line-break/>chil tale aho uerente clam porcum nocte subripu<text:line-break/>it.<text:s/><text:span text:style-name="T2545">M</text:span>ane conspiciens porcum sibi ablatum (sol) et ad<text:line-break/>compatrem suum profectus (sol) alta voce<text:line-break/><text:span text:style-name="pb">[f. 53r]</text:span><text:span text:style-name="pb"><text:line-break/></text:span>quereba(-)tur parc(u1) sibi furto subrept(u1). tum alter recte c(o1)(-)<text:line-break/>pater mi sapis (i1)quit. ita enim te docui loquutur(u1).<text:line-break/>cum ille sepius et per deos omnes iuraret<text:s/>id ver(u1)<text:line-break/>e(e1) (!) bene agis resp(o1)debat (sol) et sec(u1)dum c(o1)sili(u1) me(u1).<text:line-break/><text:span text:style-name="T2546">C</text:span>(u1) ille iuram(e1)to iteraret. hoc m(o1) te loqui debere<text:line-break/>antea monui resp(o1)debat. et san(u1) c(o1)sili(u1) dedi tibi.<text:line-break/>tand(e1) elusus abiit.</text:p>
      <text:soft-page-break/>
      <text:h text:style-name="Titre2" text:outline-level="2">.C.lxix.<text:line-break/>Dict(u1) Fazini canis (;)</text:h>
      <text:p text:style-name="P2547"><text:span text:style-name="T2548">F</text:span><text:span text:style-name="T2549">A</text:span>zinus canis dux armor(u1) (sol) opera ghibel(-)<text:line-break/>line facti(o1)is ticin(u1) ingressus ex composito<text:line-break/>guelfor(u1) t(a1)t(u1) bona diripuit. his c(o1)sumptis (sol) cepit<text:line-break/>et ghibellinor(u1) domus ex(i1)anire t(a1)(q4) guelfor(u1) b(o1)is<text:line-break/>refertas.<text:s/>C(u1) illi apud ducé querer(e1)tur se c(u1) ghibel<text:line-break/>lini c(e1)nt (i1)digne spoliari (!) t(u1) Fazinus ver(u1) dicitis<text:line-break/>filii mei (sol) ghibellini estis o(e1)s sed bona s(u1)t guelfa.<text:line-break/>hoc pacto nullo facti(o1)nis discrimine bona o(i1)m di<text:line-break/>repta s(u1)t (;)</text:p>
      <text:h text:style-name="Titre2" text:outline-level="2">De<text:s/>adolesc(e1)te qui vxor(e1) prima nocte<text:line-break/>n(o1) cognouit (;)<text:tab/>.C.l.</text:h>
      <text:p text:style-name="P2550"><text:span text:style-name="T2551">A</text:span>Dolesc(e1)s bononi(e1)sis stupidi (i1)genii et (i1)sulsi<text:line-break/>vxor(e1) duxit adolesc(e1)tul(a1) forma egregiam.<text:line-break/><text:span text:style-name="T2552">P</text:span>rima nocte ignarus rer(u1) et qui n(u1)(q4) mulier(e1) co<text:line-break/>gnosset (sol) matrimoni(u1) n(o1) c(o1)sumauit. mane a socio<text:line-break/>rogatus (sol) quom(o1) res nocturne processiss(e1)t (!) suspi(-)<text:line-break/>r(a1)s male (i1)quit. Nam c(u1) diu quesissem vxoris c(o1)(-)<text:line-break/>cubit(u1) (sol) tandem illam abs(q3) foramine consueto vt<text:line-break/><text:span text:style-name="pb">[f. 53v]</text:span><text:span text:style-name="pb"><text:line-break/></text:span>aieb(a1)t ab se repert(a1). cognita illius stulticia socius<text:line-break/>tace (i1)quit obsecro ne(q3) verbum hiscas (sol) cum res sit<text:line-break/>magni pudoris ac periculi si pal(a1) fiat.<text:s/><text:span text:style-name="T2553">I</text:span>lle c(u1) au(-)<text:line-break/>xilium et c(o1)silium simul petiisset (sol) ego labor(e1) pro<text:line-break/>te subibo ait hoc foram(e1) faci(e1)di (sol) si michi sumptu(-)<text:line-break/>os(a1) cen(a1) velis prebere (sol) sed octo dier(u1) spaci(u1) mihi<text:line-break/>opus (e1) ad h(a1)c rem (cum admod(u1) sit difficilis) per<text:line-break/>fici(e1)dam.<text:s/><text:span text:style-name="T2554">A</text:span>nnuit stultus (sol) et secreto illum c(u1) vxo<text:line-break/>re noctu collocauit ipse (i1) alio lecto<text:s/>recub(a1)s.<text:s/><text:span text:style-name="T2555">T</text:span>r(a1)s(-)<text:line-break/>acto spacio cum via e(e1)t admodum patens amici o(-)<text:line-break/>per(a1) (!) vt sentes n(o1) e(e1)nt timidi (sol) accersito viro (sol) mul<text:line-break/>tum diu(q3) se sudasse dixit in obsequium eius. et t(a1)<text:line-break/>dem confectum foramen (sol) quod querebat. docta<text:s/>a(-)<text:line-break/>dolesc(e1)tula viro gratulata est (sol) amici labores c(o1)m(e1)<text:line-break/>d(a1)s.<text:s/><text:span text:style-name="T2556">S</text:span>tultus cum vxorem perforatam (i1)uenisset (!)<text:line-break/>letus et socio gratias egit. et cenam persoluit (;)</text:p>
      <text:h text:style-name="Titre2" text:outline-level="2"><text:span text:style-name="T2557">D</text:span>e vxore pastoris que de sacerdote filium ha(-)<text:line-break/>buit (;).<text:tab/>.C.lii.</text:h>
      <text:p text:style-name="P2558"><text:span text:style-name="T2559">P</text:span><text:span text:style-name="T2560">A</text:span>storis cuiusd(a1) in riuo frigido oppidulo<text:line-break/>montaneo vxor cum sacerdote c(o1)sueuerat<text:line-break/>ex quo puer(u1) c(o1)cepit. educauit(q3) (i1) pastoris domo.<text:line-break/>cum puer esset septennis (!) sacerdos benigne allocu<text:line-break/>tus pastorem ait (sol) tandem eum puerum suum fili<text:line-break/>(u1) e(e1). rogauit(q3) vt sua vol(u1)tate puer ad se migra(-)<text:line-break/>ret. Minime hoc fiet pastor(i1)quit. ego puer(u1) pro<text:line-break/><text:span text:style-name="pb">[f. 54r]</text:span><text:span text:style-name="pb"><text:line-break/></text:span>me volo (sol) qui sit domi natus. Male enim ageretur<text:line-break/><text:soft-page-break/>mecum (!) et cum patrono meo inquit (sol) si omnes a(-)<text:line-break/>gnos qui ex ouibus alieno ariete compressis ori(u1)<text:line-break/>tur (sol) traderem arietum patronis (;)</text:p>
      <text:h text:style-name="Titre2" text:outline-level="2"><text:span text:style-name="T2561">D</text:span>e rustico qui asinos onustos deduxit frum(e1)(-)<text:line-break/>to (;)<text:tab/>.C.liii.</text:h>
      <text:p text:style-name="P2562"><text:span text:style-name="T2563">I</text:span><text:span text:style-name="T2564">N</text:span><text:s/>consilio perusino Rusticus c(u1) grati(a1) cer<text:line-break/>tam quereret (!) tan(q4) (i1)honesta postulanti ci(-)<text:line-break/>uis vnus c(o1)tradixit.<text:s/><text:span text:style-name="T2565">P</text:span>ostridie admonitus homo (sol)<text:line-break/>tres asinos frum(e1)to onustos (sol) dom(u1) eius qui c(o1)tra<text:line-break/>dixerat (sol) deduxit.<text:s/><text:span text:style-name="T2566">P</text:span>ost quart(u1) diem sententia mu<text:line-break/>tata (!) multis verbis rustici c(a1)m ciuis egit.<text:s/><text:span text:style-name="T2567">T</text:span>(u1) vici<text:line-break/>nus eius interloqu(e1)d(u1) ad socios (i1)quit (!)<text:s/>auditis ne<text:line-break/>qu(e1)admod(u1) illi asini rugi(u1)tur (?) in frum(e1)t(u1) susce(-)<text:line-break/>pt(u1) iocatus (;)</text:p>
      <text:h text:style-name="Titre2" text:outline-level="2"><text:span text:style-name="T2568">F</text:span>acet(u1) dict(u1) pauperis ad diuit(e1) frig(e1)tem (;)<text:tab/>.C.liiii.</text:h>
      <text:p text:style-name="P2569"><text:span text:style-name="T2570">D</text:span>Iues quid(a1) suffultus vestibus hieme bono<text:line-break/>niam proficiscens (sol) reperto (i1)ter m(o1)tana ru<text:line-break/>stico (sol) qui vnica t(a1)t(u1) (sol) et ea c(o1)trita tunica (i1)dutus e(-)<text:line-break/>rat (!) admiratus (i1) t(a1)ta vi frigoris (niues. n. et v(e1)to<text:line-break/>er(a1)t) ho(i1)s pati(e1)ti(a1) (sol) rogauit (sol) n(u1)quid n(o1) frigeret (?)<text:line-break/>minime alter c(u1) leto<text:s/>resp(o1)disset vultu (!) stup(e1)ti re(-)<text:line-break/>sp(o1)s(u1) (!) dic(e1)ti(q3) ego sub pellibus algeo (sol) tu seminu(-)<text:line-break/>dus n(o1) s(e1)tis frigus (?)<text:s/><text:span text:style-name="T2571">S</text:span>i tu inquit ille omnes tuas<text:line-break/>vestes ferres (sol) sicuti ego meas (!) tu quo(q3) nequa(q4)<text:line-break/><text:span text:style-name="pb">[f. 54v]</text:span><text:span text:style-name="pb"><text:line-break/></text:span>frigeres.</text:p>
      <text:h text:style-name="Titre2" text:outline-level="2"><text:span text:style-name="T2572">D</text:span>e m(o1)tano qui fili(a1) desp(o1)sare volebat (;)<text:line-break/>.C.lv.</text:h>
      <text:p text:style-name="P2573"><text:span text:style-name="T2574">C</text:span><text:span text:style-name="T2575">V</text:span>piebat ex oppido pergula m(o1)(-)<text:line-break/>tanus desponsare vni ex vicinis iuuenem fi<text:line-break/>li(a1). qu(a1) ille c(o1)spicatus (sol) vt c(u1) nimi(u1) tener(a1) et adole<text:line-break/>scentiorem respueret (?) insulsus pater maturior est<text:line-break/>inquit (sol) (q4) opineris. Tres enim iam filios peperit<text:line-break/>ex clerico sacerdotis nostri (;)</text:p>
      <text:h text:style-name="Titre2" text:outline-level="2"><text:span text:style-name="T2576">D</text:span>e presbitero qui adolescentule decimas dare<text:line-break/>precepit.<text:tab/>.C.lvi.</text:h>
      <text:p text:style-name="P2577"><text:span text:style-name="T2578">B</text:span><text:span text:style-name="T2579">R</text:span>ugis ea nobilis est in occidente ciuitas.<text:line-break/>in qua adolescentula haud admodum scita<text:line-break/>fatebatur parrochiano peccata sua.<text:s/><text:span text:style-name="T2580">I</text:span>lle cum inter<text:line-break/>cetera quesisset an debitas decimas traderet sacer(-)<text:line-break/>doti (!) persuasit eti(a1) coitus decim(a1) esse redd(e1)dam.<text:line-break/>quam iuu(e1)cula (vt se ere alieno liberaret) statim<text:line-break/>persoluit (!) domum tardius reuersa. admiranti vi<text:line-break/>ro causam more abs(q3) vllo timore dixit.<text:s/><text:span text:style-name="T2581">V</text:span>ir rem<text:line-break/>dissimulans (sol) post quadriduum parrochianum ad<text:line-break/>pr(a1)dium vocauit (!) nonnullis adhibitis (!) quo res fi(-)<text:line-break/><text:soft-page-break/>eret notior.<text:s/><text:span text:style-name="T2582">C</text:span>um sederent in mensa (!) vir narrata<text:line-break/>prius fabula (!) ad sacerdotem versus (!) post(q4) inquit<text:line-break/>tibi rerum omnium vxoris mee debetur decima (!)<text:line-break/>et hanc quo(q3) accipies. et simul vas stercore (sol) et<text:line-break/>vrina vxoris plenum ori admotum in mensa bi(-)<text:line-break/>bere compulit (;)</text:p>
      <text:h text:style-name="Titre2" text:outline-level="2"><text:span text:style-name="pb">[f. 55r]</text:span><text:span text:style-name="pb"><text:line-break/></text:span><text:span text:style-name="T2583">D</text:span>e medico qui vxor(e1) surtoris infirm(a1) subegit.<text:line-break/>.C.lvii.</text:h>
      <text:p text:style-name="P2584"><text:span text:style-name="T2585">S</text:span><text:span text:style-name="T2586">V</text:span>tor quispiam florentie (sol)<text:line-break/>ad vxorem non recte val(e1)tem (sol) medicum si(-)<text:line-break/>bi notum rogauit adire.<text:s/><text:span text:style-name="T2587">I</text:span>lle absente viro (sol) dom(u1)<text:line-break/>profectus (sol) vxorem eius licet reluct(a1)tem compres<text:line-break/>sit in lectulo. vir rediens (sol) cum medicum abe(u1)t(e1) (sol)<text:line-break/>qui se recte mulierem curasse dixit (sol) offendisset (!)<text:line-break/>vxorem lacrimantem capite dissoluto (i1)uenit. me(-)<text:line-break/>dici prefidia cognita (!) rem dissimulauit. et post di<text:line-break/>es octo sumpto preciosiore p(a1)no (!) ad vxorem me(-)<text:line-break/>dici profectus (sol) dixit se ab eo missum (sol) quo sibi in(-)<text:line-break/>terior tunica (ea cocta vocatur) fieret. opus erat (sol)<text:line-break/>vt mulier que forma est egregia (sol) maiori ex parte<text:line-break/>nudaretur (!) quo rectius corporis m(e1)sura capi pos<text:line-break/>set (sol) ad vestem recte perficiendam. nudatam remo<text:line-break/>tis arbitris sutor comprimit (sol) parem vicem medi<text:line-break/>co reddens (sol) quod et postea obiecit ei (;)</text:p>
      <text:h text:style-name="Titre2" text:outline-level="2"><text:span text:style-name="T2588">D</text:span>e florentino qui filiam vidue despon(-)<text:line-break/>sauerat (;)<text:tab/>.C.lviii.</text:h>
      <text:p text:style-name="P2589"><text:span text:style-name="T2590">F</text:span>Lor(e1)tinus qui sibi scitus videbatur (!) vidue<text:line-break/>filiam cum despondisset (!) vxoris domum<text:line-break/>(vt<text:s/>fit) sepius accedens (sol) absente aliquando matre<text:line-break/>adolescentulam cognouit.<text:s/><text:span text:style-name="T2591">E</text:span>x vultu filie cognita<text:line-break/>re mater (sol) iurgare acriter illam cepit (sol) que se do(-)<text:line-break/>m(u1)(q3) dehonestasset.<text:s/><text:span text:style-name="T2592">D</text:span>eum testans matrimonium<text:line-break/><text:span text:style-name="pb">[f. 55v]</text:span><text:span text:style-name="pb"><text:line-break/></text:span>illud minime ratum esse futurum (!)<text:s/>et se acturam<text:line-break/>enixe vt id solueretur.<text:s/><text:span text:style-name="T2593">R</text:span>ediens vir (sol) qui id obser<text:line-break/>uabat absente socru (!) cum mestam iuuenem depre<text:line-break/>hendisset (!) quesita causa (!) matris sentenciam de di(-)<text:line-break/>strabendo matrimonio intellexit. quid tu ille (?) ma<text:line-break/>tri obsequi volo respondit. alter in tua est potesta<text:line-break/>te inquit. cum illa modum quereret (!) antea ait in<text:line-break/>feriores partes egisti. nunc superior euadas opor<text:line-break/>tet (sol) vt per contrarium actum dissolutio matrimo<text:line-break/>nii fiat. consentit illa. et matrimonium dissoluit.<text:line-break/><text:span text:style-name="T2594">T</text:span>andem illa virum (sol) ille vxorem alteram duxit.<text:line-break/><text:span text:style-name="T2595">I</text:span>n eius nuptiis prior sponsa affuit. et cum am(-)<text:line-break/>bo preteritorum memoria inuicem subridere ce(-)<text:line-break/>pissent (!) videns hoc noua vxor (sol) et aliquid suspi(-)<text:line-break/><text:soft-page-break/>cans mali (!) noctu rogauit virum (!) et quid ille sibi<text:line-break/>voluisset risus. tergiuersant(e1) detundendo compu<text:line-break/>lit (!) vt fabulam referret. et simul illius stulticiam<text:line-break/>accusaret.<text:s/><text:span text:style-name="T2596">T</text:span>um vxor contristetur inquit illam de<text:line-break/>us (!) que tam fuit amens vt id notum fecisset ma(-)<text:line-break/>tri. quid enim opus erat (!) vt matri nostrum con(-)<text:line-break/>cubitum<text:s/>referret stulta (?)<text:s/><text:span text:style-name="T2597">M</text:span>e quidem noster fa(-)<text:line-break/>mulus amplius centies cognouit (!) ne(q3) vllum vn<text:line-break/>(q4) verbum a me innotuit matri.<text:s/><text:span text:style-name="T2598">T</text:span>acuit vir (sol) s(e1)ti(-)<text:line-break/>ens sibi debitam mercedem repensam (;)</text:p>
      <text:h text:style-name="Titre2" text:outline-level="2"><text:span text:style-name="T2599">D</text:span>e feneratore<text:s/><text:span text:style-name="T2600">V</text:span>icentino (;)<text:tab/>.<text:span text:style-name="T2601">C</text:span>.lix.</text:h>
      <text:p text:style-name="P2602"><text:span text:style-name="pb">[f. 56r]</text:span></text:p>
      <text:p text:style-name="P2603"><text:span text:style-name="T2604">F</text:span><text:span text:style-name="T2605">E</text:span>nerator<text:s/>Vic(e1)tinus religiosum magne au<text:line-break/>toritatis virum (sol) continuos sermones de<text:line-break/>more ad populum hahentem (sol) hortabatur sepius (!)<text:line-break/>vt acriter inueheret c(o1)tra vsurarios. detestaretur(q3)<text:line-break/>(q4)maxi(e1) vicium quod precipue in ea vrbe vigeret.<text:line-break/>adeo(q3) instabat (!) vt qu(a1)do(q3) esset molestus religi(-)<text:line-break/>oso.<text:s/><text:span text:style-name="T2606">A</text:span>dmiratus vnus (sol) tam continuo instantem<text:line-break/>pro eius rei castigatione (cuius questum ipse face(-)<text:line-break/>ret) quesiuit quid sibi tam frequens solicitudo vel<text:line-break/>let (?)<text:s/><text:span text:style-name="T2607">T</text:span>um ille ita multi sunt inquit (i1) hoc loco<text:s/>qui<text:line-break/>artem vsurariam exercent (!) vt cum pauci admod(u1)<text:line-break/>ad me accedant (!) nichil faciam lucri.<text:s/><text:span text:style-name="T2608">S</text:span>ed si ceteris<text:line-break/>fenus dissuasum erit (!) cessabunt ipsi et perueni(e1)t<text:line-break/>ad me omnium reliquorum emolim(e1)ta. hoc mi(-)<text:line-break/>chi postea religiosus ridens retulit.</text:p>
      <text:h text:style-name="Titre2" text:outline-level="2"><text:span text:style-name="T2609">F</text:span>abula facetissima Iannini coci (;)<text:tab/>.C.lx.</text:h>
      <text:p text:style-name="P2610"><text:span text:style-name="T2611">I</text:span><text:span text:style-name="T2612">A</text:span>nnimus coquus Baronti pistoriensis qui<text:line-break/>venetiis coquinariam exercuerat (sol) in con(-)<text:line-break/>uiuio secretariorum retulit fabulam admodum io<text:line-break/>cundam.<text:s/><text:span text:style-name="T2613">V</text:span>enetus inquit insulsus fuit (sol) qui per<text:line-break/>iniuriam vapulauit. cum filios habere cuperet (!)<text:line-break/>qui acceptam iniuriam vlciscerentur (!) vxor autem<text:line-break/>esset sterilis (!) rogauit amicum qui filiorum procre<text:line-break/>andorum opificem se optimum profitebatur (!) vt<text:line-break/>sibi hoc munus inpenderet procreandi.<text:s/><text:span text:style-name="T2614">I</text:span>lle<text:line-break/><text:span text:style-name="pb">[f. 56v]</text:span><text:span text:style-name="pb"><text:line-break/></text:span>ope(-)ram studium(q3) pollicitus (sol) mariti vice fungebatur<text:line-break/><text:span text:style-name="T2615">I</text:span>nterim cum semel relicto ad serendum agrum<text:line-break/>viro (sol) ne quid et opem impedimenti afferret (sol) per<text:line-break/>vrbem vagaretur (!) obuio ac maiora minanti ini(-)<text:line-break/>mico (sol) oho quassans caput tace stulte inquit. Nes(-)<text:line-break/>cis bene quid te contra agatur domi. siquidem id<text:line-break/>scires (!) nedum contineres minas (sol) sed timeres ti(-)<text:line-break/>bi.<text:s/><text:span text:style-name="T2616">F</text:span>it iam michi crede (sol) fit qui cito faciet vindic(-)<text:line-break/>tam nostram (;)</text:p>
      <text:soft-page-break/>
      <text:h text:style-name="Titre2" text:outline-level="2"><text:span text:style-name="T2617">D</text:span>e veneto qui equitans<text:line-break/>calcaria in sinu gestabat (;)<text:tab/>.<text:span text:style-name="T2618">C</text:span>.lxi.</text:h>
      <text:p text:style-name="P2619"><text:span text:style-name="T2620">A</text:span><text:span text:style-name="T2621">D</text:span>didit et alterius veneti haud impar(e1) stul<text:line-break/>ticiam (!) qui cum equum asc(e1)disset (!) rus itu<text:line-break/>rus calcaria in sinu ferebat. equus pigre tarde(q3) (a1)<text:line-break/>bularet (sol) ille calcaneis armos sepius percutiendo (sol)<text:line-break/>tu non moueris en inquit (?) si scires quid (i1) sinu ha(-)<text:line-break/>beam<text:s/>mutares passus (;)</text:p>
      <text:h text:style-name="Titre2" text:outline-level="2"><text:span text:style-name="T2622">D</text:span>e veneto insano quem farmacopola circ(u1)so(-)<text:line-break/>raneus derisit (;)<text:tab/>.C.lxii.</text:h>
      <text:p text:style-name="P2623"><text:span text:style-name="T2624">N</text:span><text:span text:style-name="T2625">A</text:span>rrauit quo(q3) aliam fabulam (sol) in qua plu<text:line-break/>rim(u1) risimus.<text:s/><text:span text:style-name="T2626">A</text:span>it farmacopol(a1) circ(u1)fora<text:line-break/>ne(u1) venetias venisse (sol) cuius in vexillo pictus erat<text:line-break/>priapus pluribus ligatulis dist(i1)ctus.<text:s/><text:span text:style-name="T2627">A</text:span>ccessit qui<text:line-break/>dam venetus (sol) quid illa dist(i1)ctio significaret (sol) que(-)<text:line-break/>r(e1)s ille per ioc(u1) ait (sol) membr(u1) su(u1) e(e1) illius nature<text:line-break/>vt quam mulier(e1) prima tant(u1) parte cognosceret (sol)<text:line-break/><text:span text:style-name="pb">[f. 57r]</text:span><text:span text:style-name="pb"><text:line-break/></text:span>mercatores faceret. sec(u1)da milites. tercia duces.<text:line-break/>quarta pontifices. et precium pro qualibet perso(-)<text:line-break/>narum petebat.<text:s/><text:span text:style-name="T2628">I</text:span>d credens stultus (sol) communica(-)<text:line-break/>ta re cum vxore (!) domum vocauit hominem (!) pac(-)<text:line-break/>to precio (!) vt sibi filium militem faceret.<text:s/>cum ad<text:line-break/>coitum cum vxore ventum esset (!) maritus simu(-)<text:line-break/>lans se abire (!) clanculum post lectum secessit. et c(u1)<text:line-break/>illi gignendo militi intenti ess(e1)t (!) prosiliit fatuus (sol)<text:line-break/>et culum sessoris vehem(e1)ter premens (sol) vt quarte<text:line-break/>quo(q3) partis beneficio vteretur. per sancti dei eu(a1)<text:line-break/>gelia hic erit papa inquit (!) put(a1)s se socium defrau(-)<text:line-break/>dasse (;)</text:p>
      <text:h text:style-name="Titre2" text:outline-level="2"><text:span text:style-name="T2629">D</text:span>e veneto qui teruisium profici(-)<text:line-break/>scens a seruo in renes lapide percussus est (;)<text:line-break/>Facetia.<text:tab/>.<text:span text:style-name="T2630">C</text:span>.L.xiii.</text:h>
      <text:p text:style-name="P2631"><text:span text:style-name="T2632">V</text:span><text:span text:style-name="T2633">E</text:span>netus teruisium profecturus equo con(-)<text:line-break/>ducto vehebatur (sol) seruo pedibus iter faci(-)<text:line-break/>ente. intere(u1)dum cum equus serui crus calce per<text:line-break/>cussisset (!) ille dolore motus (sol) abrepto saxo equum<text:line-break/>vlcisci cupiens (sol) casu in renes patroni proiecit. cre<text:line-break/>didit stultus equ(u1) id egisse.<text:s/><text:span text:style-name="T2634">C</text:span>um seruus<text:s/>(qui tar(-)<text:line-break/>dius ex vulnere incedebat) (i1)creparetur a domino (!)<text:line-break/>nequeo citius proficisci inquit (sol) ex equi calce quo<text:line-break/>me afflixit.<text:s/><text:span text:style-name="T2635">T</text:span>um ille ne cures inquit. est video ad<text:line-break/>modum calcitrosus. nam et michi quo(q3) modo cal<text:line-break/>cem magnum in renes dedit (;)</text:p>
      <text:soft-page-break/>
      <text:h text:style-name="Titre2" text:outline-level="2"><text:span text:style-name="pb">[f. 57v]</text:span><text:span text:style-name="pb"><text:line-break/></text:span><text:span text:style-name="T2636">D</text:span>e vulpe in palea absc(o1)dita que fugabatur a<text:line-break/>canibus<text:tab/>Facetia.<text:tab/>.C.lxiiii.</text:h>
      <text:p text:style-name="P2637"><text:span text:style-name="T2638">V</text:span><text:span text:style-name="T2639">V</text:span>lpes olim fugiens (i1) venatione canes (sol) di<text:line-break/>uertit ad rustic(u1) qui (i1) erea tritic(u1) terebat (!)<text:line-break/>rog(a1)s vt a canibus tueretur. et simul pollicita est<text:line-break/>n(u1)(q4)<text:s/>se eius pullos gallinateos lesur(a1). Annuit ru<text:line-break/>sticus c(o1)ditioni. et s(u1)ptis paleis fuscula vulp(e1) te(-)<text:line-break/>xit.<text:s/><text:span text:style-name="T2640">A</text:span>duenit vnus (sol) et it(e1) alter ex venatoribus vul<text:line-break/>p(e1) quer(e1)s. rogitab(a1)t aut(e1) rustic(u1) n(u1)quid vulp(e1) fu<text:line-break/>gient(e1) vidisset (!) et iter eius.<text:s/><text:span text:style-name="T2641">I</text:span>lle verbis vulp(e1) per<text:line-break/>cert(a1) vi(a1) diffugisse (!) nutu vero et oculis latere sub<text:line-break/>paleis innuebat.<text:s/><text:span text:style-name="T2642">I</text:span>lli potius ad verba (q4) nut(u1) respi<text:line-break/>ci(e1)tes abier(u1)t.<text:s/><text:span text:style-name="T2643">T</text:span>um rusticus detecta vulpe (!) serua<text:line-break/>inquit modo promissa. n(a1) verbis meis euasisti c(u1)<text:line-break/>dicer(e1) te abisse.<text:s/><text:span text:style-name="T2644">A</text:span>t illa que sibi tim(e1)s per rim(a1) in(-)<text:line-break/>ter paleas rustic(u1) c(o1)t(e1)plabatur diligenter (!) verba<text:line-break/>tua inquit bona fuer(u1)t. sed actus satis mali (;)<text:line-break/><text:span text:style-name="T2645">D</text:span>ict(u1) in eos qui vnum verbis aliud re agunt.</text:p>
      <text:h text:style-name="Titre2" text:outline-level="2"><text:span text:style-name="T2646">D</text:span>e<text:s/>flor(e1)tino qui equum emerat (;)<text:line-break/>Facetia.<text:tab/>.<text:span text:style-name="T2647">C</text:span>.lxv.</text:h>
      <text:p text:style-name="P2648"><text:span text:style-name="T2649">N</text:span><text:span text:style-name="T2650">O</text:span>tus michi flor(e1)tinus rome empturus<text:line-break/>necessario equum (!) pactus est c(u1) venditore<text:line-break/>(qui vigintiqui(q3) aureos preci(u1) carius equo postu<text:line-break/>(labat) se quindecim daturum in pres(e1)tia. reliquo(-)<text:line-break/>r(u1)<text:s/>vero se debitor(e1) eio e(e1) velle.<text:s/><text:span text:style-name="T2651">A</text:span>nnuit venditor,<text:line-break/><text:span text:style-name="pb">[f. 58r]</text:span><text:span text:style-name="pb"><text:line-break/></text:span><text:span text:style-name="T2652">P</text:span>ostridie cum residuum peteret (!) solutionem recu<text:line-break/>sans (sol) serua c(o1)u(e1)ta emptor (i1)quit.<text:s/><text:span text:style-name="T2653">P</text:span>epigimus qui(-)<text:line-break/>dem vt debitor tuus sim futurus. si autem sibi sa(-)<text:line-break/>tiffecisset non futurum<text:s/>amplius debitorem (;)</text:p>
      <text:h text:style-name="Titre2" text:outline-level="2">Facetissim(u1) histri(o1)s<text:s/><text:span text:style-name="T2654">G</text:span>onnelle.<text:tab/>.C.lxvi</text:h>
      <text:p text:style-name="P2655"><text:span text:style-name="T2656">G</text:span><text:span text:style-name="T2657">O</text:span>nnella qu(o1)dam histrio perfacetus (sol) pol(-)<text:line-break/>licitus (e1) ob pauculos n(u1)mos se qu(e1)d(a1) fer<text:line-break/>rari(e1)sem (qui id ad modum cupiebat) diuinum e(e1)<text:line-break/>facturum.<text:s/><text:span text:style-name="T2658">A</text:span>ccersito vt vna secum in lecto cuba(-)<text:line-break/>ret homine (sol) ventum tacitum ventris in lecto emi<text:line-break/>sit.<text:s/><text:span text:style-name="T2659">D</text:span>einde eum in interiorem lectum caput sub(-)<text:line-break/>ducere iussit. quo facto cum ille fetore motus (sol) ca<text:line-break/>put(q3) statim exer(e1)s (sol) crepitum ventris edidisti vt<text:line-break/>videor dixissett.<text:s/>um G(o1)nella solue nummos nam<text:line-break/>recte diuinasti inquit (;)</text:p>
      <text:h text:style-name="Titre2" text:outline-level="2"><text:span text:style-name="T2660">A</text:span>lia facetia eiusdem de vno qui diuinare vole<text:line-break/>bat (;)<text:tab/>Facetia.<text:tab/>.C.lxvii.</text:h>
      <text:p text:style-name="P2661"><text:span text:style-name="T2662">A</text:span><text:span text:style-name="T2663">L</text:span>teri quo(q3) vt diuinator fieret opt(a1)ti (sol) vni<text:line-break/>ca inquit pillula te diuin(u1) reddam.<text:s/><text:span text:style-name="T2664">A</text:span>ssen(-)<text:line-break/>ti(e1)ti pillulam ex<text:s/>stercore c(o1)fect(a1) in os prebuit.<text:s/><text:span text:style-name="T2665">I</text:span>l<text:line-break/><text:soft-page-break/>le pre fetore vomit(a1)s (!) stercus (i1)quit sapit quod de<text:line-break/>disti.<text:s/><text:span text:style-name="T2666">T</text:span>um G(o1)nella verum illum diuinasse affir<text:line-break/>mauit. et precium diuinationis poposcit.</text:p>
      <text:h text:style-name="Titre2" text:outline-level="2"><text:span text:style-name="T2667">D</text:span>e prodigiis n(u1)ciatis Eugenio pape.<text:tab/>.C.lxv.</text:h>
      <text:p text:style-name="P2668"><text:span text:style-name="T2669">H</text:span><text:span text:style-name="T2670">O</text:span>c anno mense<text:s/>octobri (sol) c(u1) iterum<text:line-break/><text:span text:style-name="pb">[f. 58v]</text:span><text:span text:style-name="pb"><text:line-break/></text:span>ponti(-)fex e(e1)t flor(e1)tie (!) plurima prodigia n(u1)ciata sunt. et<text:line-break/>ita certis auctoribus vt fidem abnuere impud(e1)tis<text:line-break/>videatur. A como litere allate ab honestissimis vi<text:line-break/>ris (sol) asser(e1)tibus ea ad se delata a plurimis qui id c(o1)<text:line-break/>spexer(a1)t (sol) testabantur a certo loco qui vltra com(u1)<text:line-break/>est mille passus qu(i1)(q3) (sol) vesperi vigesima prima ho<text:line-break/>ra (sol) visum esse ing(e1)tem can(u1)(qui rubeo colore vi(-)<text:line-break/>debantur) multitudinem ad quatuor milia (sol) iter a(-)<text:line-break/>lamaniam versus facere.<text:s/><text:span text:style-name="T2671">H</text:span>(a1)c veluti prim(a1) aci(e1) se<text:line-break/>quebatur boum pecud(u1)(q3) (i1)g(e1)s numerus.<text:s/><text:span text:style-name="T2672">P</text:span>ost hos<text:line-break/>equites pedites(q3) in turmas (sol) cohortes(q3) diuisi (!) scu<text:line-break/>tati plures (sol) adeo magna manu (sol) vt exercit(u1) repre<text:line-break/>sentar(e1)t (sol) quor(u1) partim vix capita (!) partim sine ca(-)<text:line-break/>pite c(o1)spicieb(a1)tur.<text:s/><text:span text:style-name="T2673">V</text:span>lt(i1)a acies erat hominis per(-)<text:line-break/>magni (sol) gig(a1)tis more equo altiori (i1)sid(e1)tis (sol) et ipse<text:line-break/>magnam ium(e1)tor(u1) diuersi generis copiam secum<text:line-break/>duc(e1)s. tris ferme<text:s/>horas eorum tr(a1)situs fuit l(o1)gis(-)<text:line-break/>simo agm(i1)e vt diuersis in locis apparerent. cuius<text:line-break/>rei plures extant testes viri femine(q3) (sol) qui eti(a1) pro<text:line-break/>pius conspiciendi causa accesserunt.<text:s/><text:span text:style-name="T2674">P</text:span>ost solis oc<text:line-break/>casum veluti ad alia transissent nequa(q3) conspecti<text:line-break/>sunt (;)</text:p>
      <text:h text:style-name="Titre2" text:outline-level="2"><text:span text:style-name="T2675">M</text:span>irandum inspiciend(u1) (;)<text:tab/>.C.lxix.</text:h>
      <text:p text:style-name="P2676"><text:span text:style-name="T2677">P</text:span><text:span text:style-name="T2678">A</text:span>ucis post diebus (sol) et ab vrbe roma allata<text:line-break/>s(u1)t alia haud dubia fide. c(u1) ma(i1)festa ext(e1)t<text:line-break/>vestigia. v(e1)tor(u1) turb(i1)e coorto (sol) die vicel(i1)a sept(e1)bris<text:line-break/><text:span text:style-name="pb">[f. 59r]</text:span><text:span text:style-name="pb"><text:line-break/></text:span>muri castelli deserti qui borgetus appellatur (sol) pro<text:line-break/>pe vrbem mil. pas.sex (sol) et item ecclesia qued(a1) per(-)<text:line-break/>uetusta ei loco prop(i1)qua solotenus deiecta s(u1)t (!) ita<text:line-break/>c(o1)tritis lapidibus (!) vt manib(con) hoim disturbata vi(-)<text:line-break/>der(e1)tur. cauponule que (i1)fra muros erat peregri(-)<text:line-break/>n(a1)ti(u1) diuersorium (!) cum in eam plures c(o1)fugiss(e1)t (sol)<text:line-break/>tectum omne sublatum. alio(q3) haud l(o1)ge in viam<text:line-break/>tr(a1)slatum est abs(q3) ho(i1)m nocum(e1)to.<text:s/><text:span text:style-name="T2679">T</text:span>urris quo(q3)<text:line-break/>ecclesie sc(e1) Rufine longe ab vrbe mil. pas.x. (i1) ora<text:line-break/>tr(a1)stiber(i1)a (sol) mare versus casale appellatum (sol) a solo<text:line-break/>auulsa prostrata(q3) (e1). Horum c(a1)m multis mir(a1)ti(-)<text:line-break/>bus sciscit(a1)tibus(q3) (sol) bubulci duo qui eo (i1) casali mo(-)<text:line-break/>rab(a1)tur agriculture causa (!) ad vrbem ob rei nouita<text:line-break/>tem accedentes retulerunt (sol) sepius ab se visum in<text:line-break/>siluis propinquis (a1)bulantem<text:s/><text:span text:style-name="T2680">C</text:span>ardinalem qui in<text:line-break/><text:soft-page-break/>sepulcro Hadriani ex vulnere nuper decessit (!) pa(-)<text:line-break/>triarcham cogno(i1)at(u1) (sol) veste desuper l(i1)tea (vt moris<text:line-break/>est cardinalium) et bireto capite c(o1)tecto (prout de<text:line-break/>ferre c(o1)sueuerat) mestum (sol) lam(e1)tant(e1) (sol) ac c(o1)quer(e1)<text:line-break/>tem. eo vero t(e1)pore quo v(e1)tur(u1) turbo adeo rep(e1)s<text:line-break/>fuit ((i1)terdiu a(u1)t erat) c(o1)spect(u1) ab sese (i1) area inter<text:line-break/>ventos amplex(a1)tem eam turrim. et ab solo a se l(o1)<text:line-break/>gius delatam ad terram prostrasse. c(o1)plures insu<text:line-break/>per quercus (sol) at(q3) ilices mire grossitudinis a redici<text:line-break/>bus auulsas at(q3) alio esse delatas. quibus rebus<text:line-break/><text:span text:style-name="pb">[f. 59v]</text:span><text:span text:style-name="pb"><text:line-break/></text:span>cum parum fides haberetur (!) multi c(u1) accessissent<text:line-break/>id pro comperto retulerunt (;)</text:p>
      <text:h text:style-name="Titre2" text:outline-level="2"><text:span text:style-name="T2681">D</text:span>e notario florentino falso (;)<text:tab/>.C.lxx.</text:h>
      <text:p text:style-name="P2682"><text:span text:style-name="T2683">N</text:span><text:span text:style-name="T2684">O</text:span>tarius quidam florentinus qui parum<text:line-break/>questus arte sua faciebat (sol) excogitata ali(-)<text:line-break/>quid lucrandi versutia adolescentem quendam a(-)<text:line-break/>diit (!) petens n(u1)quid ei satisfactum esset de quing(e1)(-)<text:line-break/>tis florenis (sol) qui olim patri per quendam iam de(-)<text:line-break/>functum mutui causa debebantur.<text:s/><text:span text:style-name="T2685">I</text:span>nscius ille ne<text:line-break/>gauit id debitum in nominibus patris esse. Nota<text:line-break/>rius id instrumento constare ab se facto asserens (sol)<text:line-break/>iuuenem perpulit (sol) vt n(u1)mis red(e1)pto (i1)strumento<text:line-break/>apud pretorem debit(u1) peteret.<text:s/><text:span text:style-name="T2686">C</text:span>itatus filius eius<text:line-break/>qui debitor dicebatur negauit parentem vn(q4) mu(-)<text:line-break/>tuo quic(q4) ab alio sumplisse (sol) c(u1) nichil de ea re (vt<text:line-break/>mos est mercatoribus) libris suis c(o1)staret. statim(q3)<text:line-break/>ad notarium profectus (sol) vt falsum hominem ar(-)<text:line-break/>guere cepit (!) qui quod n(u1)(q4) e(e1)t actum scripsisset (!)<text:line-break/>t(u1) notarius (sol) nescis fili t(e1)poris illius acta (i1)quit (!) c(u1)<text:line-break/>n(o1)d(u1) natus e(e1)s. pater qu(o1)d(a1) tuus (sol) e(a1) s(u1)m(a1)<text:s/>mu(-)<text:line-break/>tuo sumpsit (sol) sed post paucos restituit m(e1)ses. eius<text:line-break/>rei ego contract(u1) finis feci (sol) quo liberatus est pa(-)<text:line-break/>ter.<text:s/><text:span text:style-name="T2687">I</text:span>lle pecunia data instrum(e1)tum redemit. et ea<text:line-break/>molestia producto fine liberatus est.<text:s/><text:span text:style-name="T2688">I</text:span>ta ab vtro(q3)<text:line-break/>nummos bella fraude corrasit (;)</text:p>
      <text:h text:style-name="Titre2" text:outline-level="2"><text:span text:style-name="pb">[f. 60r]</text:span><text:span text:style-name="pb"><text:line-break/></text:span><text:span text:style-name="T2689">D</text:span>e monacho qui misit per foram(e1) tabule<text:line-break/>priapum (;)<text:tab/><text:span text:style-name="T2690">F</text:span>acetia.<text:tab/>.<text:span text:style-name="T2691">C</text:span>.lxxi.</text:h>
      <text:p text:style-name="P2692"><text:span text:style-name="T2693">I</text:span>N piceno est oppidum esis no(i1)e. in eo mo(-)<text:line-break/>nachus quidam (qui lupus vocabatur) ama<text:line-break/>bat virginem adolescentiorem. cui (sol) c(u1) multis ver<text:line-break/>bis coitum suasisset (!) cessit illa t(a1)d(e1) precibus.<text:s/><text:span text:style-name="T2694">S</text:span>ed<text:line-break/>cum verita esset ne nimio dolore tr(a1)sfoderetur (!)<text:line-break/>paululum(q3) hesitaret (!) monachus tabulam ligne(a1)<text:line-break/>(per cuius foramen telum mitteretur) (i1)termedi(a1)<text:line-break/>se positurum dixit.<text:s/><text:span text:style-name="T2695">D</text:span>ehinc tabula abiegina que<text:line-break/>pertenuis erat quesita (!) ac paul(u1) perforata (!) ad pu(-)<text:line-break/><text:soft-page-break/>ellam cl(a1)culum adiit. misso(q3) per foram(e1) priapo (sol)<text:line-break/>qui adhuc dormiebat (!) cum puellam deosculari su(-)<text:line-break/>auiter cepisset (!) sublatis vestibus cibum c(o1)cupit(u1)<text:line-break/>querebat.<text:s/><text:span text:style-name="T2696">V</text:span>irga vero<text:s/>suauitate oris et inferioris<text:line-break/>partis tactu expergefacta (sol) cepit admodum et pre(-)<text:line-break/>ter m(e1)sur(a1) foraminis tumescere (sol) adeo vt valde c(o1)<text:line-break/>stricta teneretur. res ita (i1) arcto erat (!) vt ne(q3) igredi<text:line-break/>ne(q3) egredi abs(q3) magno dolore posset.<text:s/><text:span text:style-name="T2697">V</text:span>ersa (i1) do(-)<text:line-break/>lor(e1) voluptate (!) clamare et gemere monachus ce(-)<text:line-break/>pit nimio vexatus cruciatu.<text:s/><text:span text:style-name="T2698">E</text:span>xterrita puella cum<text:line-break/>osculo solari ho(i1)em vellet (!) et rem optat(a1) perficere<text:line-break/>(i1) doloris leuam(e1) (!) torm(e1)t(u1) augebat. n(a1) c(u1) ea ex re<text:line-break/>virga t(u1)(e1)tior fieret (sol) eo arcti(con) torquebatur<text:s/><text:span text:style-name="T2699">C</text:span>rucia<text:line-break/>batur miser pet(e1)s aqu(a1) frigid(a1) (q4) abluto telo t(u1)or<text:line-break/><text:span text:style-name="pb">[f. 60v]</text:span><text:span text:style-name="pb"><text:line-break/></text:span>resideret.<text:s/><text:span text:style-name="T2700">V</text:span>irgo que domesticos timeret (!) aquam<text:line-break/>petere non audebat. tandem hominis clamore do<text:line-break/>lore(q3) persuasa (!) aquam aduexit. ea perfuso ingui<text:line-break/>ne (!) et ea parte que tabule inserta erat (!) paululum<text:line-break/>tumor abiit.<text:s/><text:span text:style-name="T2701">M</text:span>onachus cum iam strepitum qu(e1)(-)<text:line-break/>dam domi fieri persentiret (!) abeundi cupidus e ta<text:line-break/>bula m(e1)brum deduxit maiori ex parte decoriat(u1).<text:line-break/>medicum cum morbo quesisset (!) fabula palam fac(-)<text:line-break/>ta est.<text:s/><text:span text:style-name="T2702">S</text:span>i ceteris tanto sua vicia constarent (!) plures<text:line-break/>fierent continentiores.</text:p>
      <text:h text:style-name="Titre2" text:outline-level="2"><text:span text:style-name="T2703">H</text:span>orribile de puero qui inf(a1)tulos comedebat (;)<text:tab/>.C.lxxii.</text:h>
      <text:p text:style-name="P2704"><text:span text:style-name="T2705">I</text:span><text:span text:style-name="T2706">N</text:span>seram his nostris consa(-)<text:line-break/>bulationibus rem nefandam horrend(a1)(q3) (!)<text:line-break/>nullis antea seculis auditam (!) quam ego quo(q3) fa<text:line-break/>bulosam existimabam quoad litteris cuiusdam re<text:line-break/>gii secretarii certior factus sum (sol) verum e(e1) quod fe<text:line-break/>rebatur. s(e1)tenciam particule literarum his ferme<text:line-break/>verbis explicabatur.<text:s/><text:span text:style-name="T2707">R</text:span>em m(o1)stro simil(e1)<text:s/>accessisse<text:line-break/>prope neapoli dec(e1) milibus passu(u1) (i1) m(o1)tibus s(u1)(-)<text:line-break/>me quod (e1) castr(u1) eo loci sit(u1). puer l(o1)bardus. xiii.<text:line-break/>annor(u1) captus (e1). et ad pretor(e1) perductus qui i(a1)<text:line-break/>duos inf(a1)tulos tri(u1) annor(u1) comederat.<text:s/><text:span text:style-name="T2708">S</text:span>educe(-)<text:line-break/>bat eos blandiciis in speluncam quandam. at(q3) ibi<text:line-break/>susp(e1)sos (i1) frustra partiebatur. parti crudas a rec(e1)<text:line-break/>ti cede carnes edens (sol) part(i1) igni coctas.<text:s/><text:span text:style-name="T2709">F</text:span>assus (e1)se<text:line-break/><text:span text:style-name="pb">[f. 61r]</text:span><text:span text:style-name="pb"><text:line-break/></text:span>plures alios comedisse. id(q3) se agere (sol) quoniam sa(-)<text:line-break/>pidiores reliquis carnibus viderentur. se(q3) denuo<text:line-break/>comesturum si posset. Cum dubitaretur insania<text:line-break/>ne hoc faceret (!) consulte ad cetera resp(o1)dit (sol) vt feri<text:line-break/>tate (sol) n(o1) dementia factum constaret (;)</text:p>
      <text:p text:style-name="P2710"><text:span text:style-name="T2711">D</text:span>e equite florentino qui fing(e1)s se iturum<text:line-break/>foras (sol) inscia c(o1)iuge (i1) cubiculo latuit.<text:tab/>.C.lxxiii (;)</text:p>
      <text:soft-page-break/>
      <text:p text:style-name="P2712"><text:span text:style-name="T2713">E</text:span><text:span text:style-name="T2714">Q</text:span>ues florentinus podagrosus (cuius no(-)<text:line-break/>men honoris causa reticeo) habebat vxor(e1)<text:line-break/>que (i1) disp(e1)satorem domus oculos c(o1)iecerat. id vi(-)<text:line-break/>ro cum esset perspectum (!) ac die festo simulasset se<text:line-break/>foris iturum (!) in cubiculo (i1)scia vxore latuit.<text:s/><text:span text:style-name="T2715">I</text:span>lla e<text:line-break/>uestigio virum abe(e1) rata (sol) disp(e1)satore cl(a1)culum ac<text:line-break/>cersito (!) volo inquit post aliqua primi congressus<text:line-break/>verba (sol) vt ludum aliqu(e1) inter nos ineamus. c(u1) ille<text:line-break/>annueret (!) simulemus ait mulier bellum (i1)ter nos<text:line-break/>e(e1) (sol) et pacem postea faciemus. altero modum que(-)<text:line-break/>r(e1)te (sol) luctemur paululum (i1)quit. et cum me ad ter(-)<text:line-break/>ram prostraueris (!) telum inferes (i1) meum vulnus<text:line-break/>t(u1)c(q3) mutuis osculis pac(e1) c(o1)stituemus.<text:s/><text:span text:style-name="T2716">P</text:span>lacuit il<text:line-break/>li(cum s(e1)per pac(e1) audisset laudari ab omibus) pax<text:line-break/>tam suauis futura<text:s/><text:span text:style-name="T2717">C</text:span>um vero rec(u1)b(e1)tes ad pac(e1) se<text:line-break/>parar(e1)t (!) tum vir e latebra egredi(e1)s (sol) c(e1)t(u1) i(a1) ego die<text:line-break/>bus meis inquit paces perfeci. hanc ego vn(a1) t(a1)t(u1)<text:line-break/><text:span text:style-name="pb">[f. 61v]</text:span><text:span text:style-name="pb"><text:line-break/></text:span>dirim(a1) preter consuetudinem meam. Ita pace in(-)<text:line-break/>fecta abierunt.</text:p>
      <text:h text:style-name="Titre2" text:outline-level="2"><text:span text:style-name="T2718">D</text:span>e quodam volente se videri summe casti(-)<text:line-break/>tatis in adulterio comprehenso (;)<text:tab/>.C.lxxiiii.</text:h>
      <text:p text:style-name="P2719"><text:span text:style-name="T2720">Q</text:span><text:span text:style-name="T2721">V</text:span>idam ciuis noster qui se castum (sol) s(u1)me(q3)<text:line-break/>religionis videri volebat (!) semel deprehen<text:line-break/>sus a socio in coitu inhonesto (sol) acriter ab illo repre<text:line-break/>hensus est (sol) (q3) castitatem predic(a1)s in id facinus la(-)<text:line-break/>beretur. Tum alter oho inquit (sol) non propter lu(-)<text:line-break/>xuriam (vt forsan putas) sed ad domandam mace<text:line-break/>randam(q3) h(a1)c miseram carnem (sol) et ad purgandum<text:line-break/>renes hoc ago. Ita et isti pessimi ypocrite (quibus<text:line-break/>omnia oppleta sunt) faciunt (!) qui semper eor(u1) am<text:line-break/>bition(e1) et scelera (sol) sub aliquo honesti velam(e1)to c(o1)(-)<text:line-break/>tegi volunt (;)</text:p>
      <text:h text:style-name="Titre2" text:outline-level="2"><text:span text:style-name="T2722">A</text:span>d idem.<text:tab/>.C.lxxx.</text:h>
      <text:p text:style-name="P2723"><text:span text:style-name="T2724">H</text:span><text:span text:style-name="T2725">E</text:span>remita qui<text:s/>pisis morabatur t(e1)pore Petri<text:line-break/>gambacurte (sol) meretric(e1) noctu (i1) suam cellu<text:line-break/>lam deduxit. vigesies(q3) ea nocte mulier(e1) cognouit (!)<text:line-break/>s(e1)per cum moueret et clunes (vt crim(e1) fugeret luxu<text:line-break/>rie) vulgaribus verbis dic(e1)s (sol) doma ti carne cati(-)<text:line-break/>uella (sol) hoc (e1).<text:s/><text:span text:style-name="T2726">D</text:span>oma te miserrima caro. quod cum<text:line-break/>retulisset meretrix (!) ille vrbe pulsus est.</text:p>
      <text:h text:style-name="Titre2" text:outline-level="2"><text:span text:style-name="T2727">D</text:span>e paupere qui nauicula vict(u1) querebat (;)<text:tab/>.C.lxxvi</text:h>
      <text:p text:style-name="P2728"><text:span text:style-name="T2729">P</text:span><text:span text:style-name="T2730">A</text:span>upercul(con) qui nauicula ad flu(-)<text:line-break/>m(e1) tr(a1)sportandis ho(i1)nibus vict(u1) querebat.<text:line-break/><text:span text:style-name="pb">[f.</text:span><text:span text:style-name="pb"><text:s/>62r]</text:span><text:span text:style-name="pb"><text:line-break/></text:span>cum neminem vna die tr(a1)suexisset (!) sero(q3) mestus<text:line-break/>domum rediret (!) apparuit longe quidam clamit(a1)s<text:line-break/><text:soft-page-break/>vt veheretur.<text:s/><text:span text:style-name="T2731">I</text:span>lle lucellum sperans (sol) cum redis(-)<text:line-break/>set (sol) letus hominem tr(a1)sduxit. cum pecuniam pe(-)<text:line-break/>teret (!) ille enixe iurans (sol) nullos sibi nummos ad(-)<text:line-break/>esse (sol) se sapientiam illi pro nummis daturum pol<text:line-break/>licetur.<text:s/><text:span text:style-name="T2732">Q</text:span>uid nauta num familia mea inquit esu<text:line-break/>riens sapientia pro cibo pasci potest (?) Hoc solo al(-)<text:line-break/>ter ait tibi satis possum facere.<text:s/><text:span text:style-name="T2733">I</text:span>lle subiratus pe(-)<text:line-break/>tens quenam hec<text:s/>esset sapientia. vt nun(q3) ait qu(e1)(-)<text:line-break/>piam transportes de cetero (sol) nisi prius pecunia re<text:line-break/>cepta. tum vt nun(q4) dicas vxori (sol) cui(q4) maius ge(-)<text:line-break/>nitale membrum (q4) tibi esse.<text:s/><text:span text:style-name="T2734">H</text:span>is auditis mestus<text:line-break/>domum rediit.<text:s/><text:span text:style-name="T2735">V</text:span>xor et quid questus fecisset ad<text:line-break/>emendum panem cum percunctatur (!) vir pro lu(-)<text:line-break/>cro sapientiam se reportasse affirmat. rem(q3) nar(-)<text:line-break/>rans ordine (sol) traditam sapientiam refert.<text:s/><text:span text:style-name="T2736">M</text:span>uli(-)<text:line-break/>er cum ad genitale aurem erexisset (!) nunquid mi<text:line-break/>vir inquit (sol) non omnes equa mensura estis (?)<text:s/><text:span text:style-name="T2737">V</text:span>ach<text:line-break/>respondit (sol) magna est inter nos differentia.<text:s/><text:span text:style-name="T2738">N</text:span>am<text:line-break/>sacerdos noster dimidio ferme nos omnes exce(-)<text:line-break/>dit. et brachium extendens mensuram descrip(-)<text:line-break/>sit.<text:s/><text:span text:style-name="T2739">I</text:span>lla statim in sacerdotem accensa (!) nunquam<text:line-break/>destitit (!) quoad vir an vere dixisset qu(a1)primum<text:line-break/>experiretur.<text:s/><text:span text:style-name="T2740">I</text:span>ta sapientia in stulticiam versa (!)<text:line-break/><text:span text:style-name="pb">[f. 62v]</text:span><text:span text:style-name="pb"><text:line-break/></text:span>docuit retic(e1)da nobis esse que sunt nocitura (;)</text:p>
      <text:h text:style-name="Titre2" text:outline-level="2"><text:span text:style-name="T2741">D</text:span>e quodam insulso mediolanensi (sol) qui in scrip<text:line-break/>tis porrexit peccata sua sacerdoti.<text:tab/>.C.lxxvii.</text:h>
      <text:p text:style-name="P2742"><text:span text:style-name="T2743">M</text:span><text:span text:style-name="T2744">E</text:span>diolanensis quidam (sol) siue<text:s/>stultus (sol) siue<text:line-break/>ipocrita (sol) fiue obliuiosus (!) cum libell(u1) qu(e1)<text:line-break/>dam pergrandem suorum erratorum scripsisset (!)<text:line-break/>profectus est semel ad virum doctissimum in(q3) ea<text:line-break/>re admodum peritum<text:s/><text:span text:style-name="T2745">A</text:span>ntonium R(a1)densem me(-)<text:line-break/>diolan(e1)sem ex ordine minorum (!)<text:s/>vt ei peccata sua<text:line-break/>c(o2)fiteretur. libello(q3) porrecto (sol) rogauit vt eum le(-)<text:line-break/>geret (sol) qui contineret confessionem suam.<text:s/><text:span text:style-name="T2746">V</text:span>ir sci(-)<text:line-break/>tus et prudens qui eam lectionem plurimi t(e1)po(-)<text:line-break/>ris e(e1) videret (sol) stulticia hominis cognita (!) paucis il<text:line-break/>lum verbos(u1) (i1)terrog(a1)s (sol) ab omnibus te inquit que<text:line-break/>(i1) hoc codice continentur absoluo.<text:s/><text:span text:style-name="T2747">C</text:span>um alter qu(a1)<text:line-break/>sibi penitentiam (i1)iungeret rogaret (sol) vt per m(e1)sem<text:line-break/>hunc inquit tuum libellum septies (i1) die legas. C(u1)<text:line-break/>id a se fieri posse negaret (!) perstitit confessor in f(e1)(-)<text:line-break/>tentia.<text:s/><text:span text:style-name="T2748">I</text:span>ta fatui verbositas faceto responso con(-)<text:line-break/>tusa est (;)</text:p>
      <text:soft-page-break/>
      <text:h text:style-name="Titre2" text:outline-level="2"><text:span text:style-name="T2749">D</text:span>e quodam qui visitando affines vxoris vo(-)<text:line-break/>lebat a socio c(o1)mendari (;)<text:tab/>.C.lxxviii.</text:h>
      <text:p text:style-name="P2750"><text:span text:style-name="T2751">D</text:span><text:span text:style-name="T2752">E</text:span>sponsauerat vxorem quidam haud fatis<text:line-break/>firma valitudine et minime opulentus. ac(-)<text:line-break/>cersitus estate ad cenam ab vxoris parentibus (!)<text:line-break/><text:span text:style-name="pb">[f. 63r]</text:span><text:span text:style-name="pb"><text:line-break/></text:span>duxit secum amicum quendam rogans vt semper<text:line-break/>verbis augeret ea que ab se dicerentur.<text:s/><text:span text:style-name="T2753">L</text:span>audante<text:line-break/>socru tunic(a1) qua vestitus erat (!) se aliam multo pul<text:line-break/>chriorem gener habere dixit.<text:s/><text:span text:style-name="T2754">T</text:span>um socius preter<text:line-break/>eam (sol) alteram etiam inquit duplo preciosior(e1) illi<text:line-break/>esse asseuerauit. rogante socero et quas possessio(-)<text:line-break/>nes haberet (!) se predium extra oppidum posside(-)<text:line-break/>re ait (sol) quod victum suppeditaret. Non memini(-)<text:line-break/>sti inquit socius et alterius predii (!) quod illo mul(-)<text:line-break/>to est elegantius (sol) ex quo plurimos nunmos con(-)<text:line-break/>trahis.<text:s/><text:span text:style-name="T2755">D</text:span>eni(q3) ad singula que ab illo iactabantur (sol)<text:line-break/>socius duplum c(o1)ferebat.<text:s/><text:span text:style-name="T2756">C</text:span>um vero parum quid<text:line-break/>ederet (!) socer(q3) hortaretur ad cibum (!) non bene me<text:line-break/>inquit estate habeo.<text:s/><text:span text:style-name="T2757">H</text:span>ic socius vt solitam iact(a1)ti(a1)<text:line-break/>seruaret (!) plus multo (q4) dicat est inquit. Nam esta<text:line-break/>te male se habet et multo peius hieme. His verbis<text:line-break/>cum risissent omnes leuissimi hominis iact(a1)tiam (sol)<text:line-break/>ad falsam laudem quesitam (!) debitum stulticie pre<text:line-break/>mium tulit.</text:p>
      <text:h text:style-name="Titre2" text:outline-level="2"><text:span text:style-name="T2758">D</text:span>e<text:s/><text:span text:style-name="T2759">P</text:span>asquino quodam sen(e1)si qui imposuit<text:line-break/>cuidam ex statu vt creparet.<text:tab/>.C.lxxix.</text:h>
      <text:p text:style-name="P2760"><text:span text:style-name="T2761">P</text:span><text:span text:style-name="T2762">A</text:span>squinus sen(e1)sis vir dicax ac iocosus mu(-)<text:line-break/>tato statu ciuitatis (!) cum exul a patria fer(-)<text:line-break/>rariam se contulisset (!) accessit ad eum visendi gra(-)<text:line-break/>tia ciuis quidam senensis haud magni vir precii<text:line-break/><text:span text:style-name="pb">[f. 63v]</text:span><text:span text:style-name="pb"><text:line-break/></text:span>qui ex venetiis senas redibat. Comiter a Pasqui(-)<text:line-break/>no susceptus.<text:s/><text:span text:style-name="T2763">C</text:span>(u1) interloqu(e1)dum suam ille oper(a1)<text:line-break/>si quid in eius gratiam agere posset senis pollice(-)<text:line-break/>retur (!) et aliquid se posie ad iactantiam ost(e1)d(e1)s sub<text:line-break/>deret (!) ego sum de corpore presentis status (!) tum<text:line-break/>Pasquinus (sol) vtinam cito crepet id corpus inquit (!)<text:line-break/>vt tu tui(q3) similes ex eo (q4)prim(u1) egrediantur. Fa(-)<text:line-break/>cete iact(a1)ti(a1) ho(i1)s castigauit (;)</text:p>
      <text:h text:style-name="Titre2" text:outline-level="2"><text:span text:style-name="T2764">D</text:span>e doctore qui litterali sermone loquebatur i<text:line-break/>auibus capiendis (sol) et indoctus erat (;)</text:h>
      <text:p text:style-name="P2765"><text:span text:style-name="T2766">D</text:span><text:span text:style-name="T2767">O</text:span>ctor mediolan(e1)sis indoctus at(q3) insulsus<text:line-break/>hominem qui ad capiendas aues cum noc(-)<text:line-break/>tua proficiscebatur (sol) rogauit vt se qui id videre cu<text:line-break/>piebat (sol) ad captur(a1) aui(u1) sec(u1) duceret. Annuit au(-)<text:line-break/>ceps. et hominem fr(o1)dibus c(o1)tect(u1) iuxta noctu(a1)<text:line-break/>statuit (!) ea c(o1)dit(o1)e ne verbum faceret ne aues ter(-)<text:line-break/><text:soft-page-break/>rerentur.<text:s/><text:span text:style-name="T2768">C</text:span>um auicule plures c(o1)ueniss(e1)t (!) stultus<text:line-break/>ille euestigio exclamauit auiculas multas ade(e1) (!) vt<text:line-break/>rethe c(o1)traheret.<text:s/><text:span text:style-name="T2769">I</text:span>lle audita voce diffugerunt. (i1)(-)<text:line-break/>crepatus acriter ab aucupe (!) silentium est pollici(-)<text:line-break/>tus. aues cum iterum conuenissent (!) euestigio stul<text:line-break/>tus verbis latinis (sol) aues permulte sunt inquit (sol)<text:line-break/>existimans que<text:s/>ab eo latine dicebantur aues mi(-)<text:line-break/>nime intellecturas.<text:s/><text:span text:style-name="T2770">R</text:span>ursus fugientibus auibus<text:line-break/>cum auceps captura frustraretur (!) ho(i1)n(e1) acerrime<text:line-break/><text:span text:style-name="pb">[f. 64r]</text:span><text:span text:style-name="pb"><text:line-break/></text:span>quod locutus esset obiurgauit. T(u1) alter nunquid<text:line-break/>latine sci(u1)t inquit aues (?) existimauit doctor ille n(o1)<text:line-break/>ad sonum (sol) sed ad sensum verborum (sol) tan(q4) ab se in<text:line-break/>tellectam vocem aues diffugisse (;)</text:p>
      <text:h text:style-name="Titre2" text:outline-level="2"><text:span text:style-name="T2771">D</text:span>e muliere se credente ad laudem trahi confi(-)<text:line-break/>tendo latiorem vuluam habere (;)<text:tab/>.C.lxxxi.</text:h>
      <text:p text:style-name="P2772"><text:span text:style-name="T2773">S</text:span><text:span text:style-name="T2774">V</text:span>bigebatur ab adultero mulier senensis.<text:line-break/>hic cum post coitum in eius contumeliam<text:line-break/>dixisset se n(u1)(q3) in alia latiorem vuluam reperisse (!)<text:line-break/>illa existimans id sibi laudi esse (sol) ex gratia tua hoc<text:line-break/>inquit dicis. n(o1) meo merito. vtinam michi ea qu(a1)<text:line-break/>prosers ade(e1)t copia. nam multo propterea me no(-)<text:line-break/>biliorem et maiori extimandam reputar(e1) (;)</text:p>
      <text:h text:style-name="Titre2" text:outline-level="2"><text:span text:style-name="T2775">D</text:span>e adolescentula laborante ex partu (sol) face(-)<text:line-break/>tum (;)<text:tab/>Facetia.<text:tab/>.C.lxxxii.</text:h>
      <text:p text:style-name="P2776"><text:span text:style-name="T2777">A</text:span>Dolescentula paulo simplicior flor(e1)tie la(-)<text:line-break/>borabat ex partu magno in dolore consti(-)<text:line-break/>tuta.<text:s/><text:span text:style-name="T2778">C</text:span>um diutius summo cruciatu distraheretur<text:line-break/>et<text:s/>aliqu(a1)do obstetrix sumpto lumine secretiora il(-)<text:line-break/>lius inspiceret (!) an nondum infans egrederetur (!)<text:line-break/>posticum etiam an ea prodiret infans ispicere ius(-)<text:line-break/>sit. nam et secum ea quo(q3) parte quando(q3) virum<text:line-break/>coisse ait (;)<text:tab/></text:p>
      <text:h text:style-name="Titre2" text:outline-level="2"><text:span text:style-name="T2779">D</text:span>e quodam qui romanum adole(-)<text:line-break/>sc(e1)tulum laudauit (;)<text:tab/>.C.lxxxiii.</text:h>
      <text:p text:style-name="P2780"><text:span text:style-name="T2781">R</text:span><text:span text:style-name="T2782">O</text:span>manum adolesc(e2)tul(u1) admod(u1) formos(u1) (sol)<text:line-break/><text:span text:style-name="pb">[f. 64v]</text:span><text:span text:style-name="pb"><text:line-break/></text:span>sed honestate predit(u1) (sol) certe dedit(u1) studiis littera(-)<text:line-break/>r(u1) laudabat admod(u1) quid(a1) e nostris (sol) form(a1) mo(-)<text:line-break/>res(q3) eius (sol) multis verbis extoll(e1)s. et c(u1) plures in<text:line-break/>eum laudes congessisset (!) tandem existimo inquit<text:line-break/><text:span text:style-name="T2783">I</text:span>hes(u1) xpist(u1) nostr(u1) c(u1) id esset etatis (sol) nequa(q4) alia<text:line-break/>at(q3) iste forma fuisse. ingens laus forme (sol) vt qua<text:line-break/>null(a1) exquisitior(e1) (sol) ne(q3) demosthenes (sol) ne(q3) demosthenes (sol) ne(q3)<text:s/><text:span text:style-name="T2784">C</text:span>icero<text:line-break/>ad(i1)uenisset (i!)</text:p>
      <text:soft-page-break/>
      <text:h text:style-name="Titre2" text:outline-level="2"><text:span text:style-name="T2785">D</text:span>e pluribus qui diuersa bona sibi optabant(;i)<text:line-break/><text:span text:style-name="T2786">F</text:span>acetia.<text:tab/>.C.lxxxiiii.</text:h>
      <text:p text:style-name="P2787"><text:span text:style-name="T2788">E</text:span><text:span text:style-name="T2789">R</text:span>ant c(o1)plures flor(e1)tie colloqu(e1)tes (sol) et sibi<text:line-break/>diuersa bona opt(a1)tes vt fit. c(u1) alter<text:s/>se p(o1)ti<text:line-break/>fic(e1) maxim(u1) (sol) alter reg(e1) (sol) alter quippi(a1) aliud se vel<text:line-break/>le e(e1) asseueraret (!) t(u1) puer loquaculus (qui aderat)<text:line-break/>ego (i1)quit pepo e(e1) vell(e1).<text:s/><text:span text:style-name="T2790">R</text:span>ogatus qu(a1) ob c(a1)m (sol) quo<text:line-break/>ni(a1) o(e1)s michi cul(u1) olfacer(e1)t (sol) resp(o1)dit. Est.n.mos<text:line-break/>frequ(e1)s (sol) vt melones empturi. posteriorem olfa(-)<text:line-break/>ciant partem (;)</text:p>
      <text:h text:style-name="Titre2" text:outline-level="2"><text:span text:style-name="T2791">D</text:span>e mercatore qui lau(-)<text:line-break/>dando vxorem suam asserebat eam n(u1)(q4) ventris<text:line-break/>crepitum edidisse (;)<text:tab/>.C.lxxxv.</text:h>
      <text:p text:style-name="P2792"><text:span text:style-name="T2793">M</text:span><text:span text:style-name="T2794">E</text:span>rcator quid(a1) cor(a1) domino cui subditus e(-)<text:line-break/>rat (sol) vxor(e1) (i1)ter cetera c(o1)m(e1)d(a1)s (sol) c(u1) dixisset<text:line-break/>ill(a1) n(u1)(q4) v(e1)tris crepit(u1) edidisse (!) admiratus domi(-)<text:line-break/>nus (sol) id(q3) neg(a1)s fieri potuisse (sol) posito (i1)ter eos opi(-)<text:line-break/>pere cene pignore (sol) q (a1)te(q4)<text:s/>tres exiss(e1)t menses<text:line-break/><text:span text:style-name="pb">[f. 65r]</text:span><text:span text:style-name="pb"><text:line-break/></text:span>ali(-)quos crepitus ederet vxor (!) mercator(e1) postridie ro<text:line-break/>gauit (sol) vt quing(e1)tos sibi aureos infra octo dies red<text:line-break/>d(e1)dos mutuo c(o1)cederet.<text:s/><text:span text:style-name="T2795">G</text:span>rauabatur ille tantam<text:line-break/>s(u1)m(a1) ab eo mutuo c(o1)ced(e1)d(a1).<text:s/><text:span text:style-name="T2796">A</text:span>ss(e1)sit egre tam(e1) et<text:line-break/>pecuni(a1) c(o1)cessit. c(u1) solicitus di(e1) c(o1)u(e1)t(u1) exspectas(-)<text:line-break/>set (!) accessit ad domin(u1) credit(a1) pecuni(a1) posc(e1).<text:s/><text:span text:style-name="T2797">A</text:span>l(-)<text:line-break/>ter t(a1)(q4) re grauiori pressus rogauit mercator(e1) ve(-)<text:line-break/>lut in arcto c(o1)stitutus vt pro re admod(u1) graui (sol) a<text:line-break/>lios gu(i1)g(e1)tos mutuaret. et se o(e1)s (i1)fra m(e1)s(e1) pollice<text:line-break/>tur restitutur(u1). c(u1) bonus vir diutius (i1)opiam pre(-)<text:line-break/>fer(e1)s denegasse (!) tam(e1) ne et reliquor(u1) solutio defi<text:line-break/>ceret (!) multis suspiriis et alios quing(e1)tos attulit.<text:line-break/><text:span text:style-name="T2798">D</text:span>om(u1) reuersus mestus. at(q3) a(i1)o eger (sol) multa cogi<text:line-break/>t(a1)s (sol) plurima dubit(a1)s (sol) agebat noctes insompnes.<text:line-break/><text:span text:style-name="T2799">V</text:span>igil(a1)s sepius audiuit xvor(e1) dormi(e1)t(e1) edere u(e1)(-)<text:line-break/>tris crepitus.<text:s/><text:span text:style-name="T2800">P</text:span>ost m(e1)sem dominus mercator(e1) ad<text:line-break/>se vocauit sciscit(a1)s (sol) an vn(q4) postea vxor(e1) crepit(a1)t(e1)<text:line-break/>audisset. tum ille error(e1) su(u1) c(o1)fessus (sol) toti(e1)s (i1)quit<text:line-break/>vt ned(u1) cena sed patrimoni(u1) c(o1)sumend(u1) fuisset.<text:line-break/><text:span text:style-name="T2801">H</text:span>oc dicto pecunie reddite et cena soluta.<text:s/><text:span text:style-name="T2802">M</text:span>ulta<text:line-break/>ita(q3) subterfugi(u1)t dormi(e1)tes (;)<text:tab/></text:p>
      <text:h text:style-name="Titre2" text:outline-level="2"><text:span text:style-name="T2803">C</text:span>.lxxxvi.<text:line-break/><text:span text:style-name="T2804">S</text:span>api(e1)tissima resp(o1)sio c(o1)tra detractor(e1) (;)</text:h>
      <text:p text:style-name="P2805"><text:span text:style-name="T2806">L</text:span><text:span text:style-name="T2807">O</text:span>isius marsilius ex ordine augustin(e1)si(u1)<text:line-break/>fuit nuper flor(e1)tie vir excell(e1)ti ingenio et<text:line-break/>doctria. Hic senex educauerat<text:s/>istituerat(q3) i studiis<text:line-break/><text:span text:style-name="pb">[f. 65v]</text:span><text:span text:style-name="pb"><text:line-break/></text:span>humanitatis (sol) pauperem adolesc(e1)tem nomine Io(-)<text:line-break/>h(a1)nem qu(e1) nouimus contribulem nostr(u1) adeo vt<text:line-break/><text:soft-page-break/>postea vir doctissimus euaderet.<text:s/><text:span text:style-name="T2808">F</text:span>lor(e1)tinus quid(a1)<text:line-break/>c(o1)discipulus (plures enim disc(e1)di gratia ad sen(e1)<text:s/>c(o1)<text:line-break/>flueb(a1)t) inuidia motus (sol) cepit occulte detrahere a(-)<text:line-break/>pud magisirum adolesc(e1)tis (sol) asser(e1)s eum veluti i(-)<text:line-break/>gratum male de eo et sentire (sol) et loqui.<text:s/><text:span text:style-name="T2809">I</text:span>d c(u1) sepi(-)<text:line-break/>us egisset (!) t(u1)c senex qui erat prud(e1)tissimus (sol) qu(a1)to<text:line-break/>(i1)quit t(e1)pore Ioh(a1)nem nosti (?)<text:s/><text:span text:style-name="T2810">C</text:span>(u1) detractor haud<text:line-break/>amplius annum resp(o1)disset (!) miror ait te adeo sa(-)<text:line-break/>pi(e1)tem te existimari et me stultum velle vt putes<text:line-break/>te melius anno (q4) me decennio quo mecum vixit<text:line-break/>naturam et mores Ioh(a1)nis nosse.<text:s/><text:span text:style-name="T2811">S</text:span>apientissima<text:line-break/>resp(o1)sio (sol) et detract(a1)tem nequicie coargu(e1)s et ado<text:line-break/>lesc(e1)tis fid(e1) c(o1)mendans.<text:s/><text:span text:style-name="T2812">H</text:span>ac si plures vter(e1)tur (!)<text:line-break/>minor e(e1)t inuidie et detractioni locus (;)</text:p>
      <text:h text:style-name="Titre2" text:outline-level="2"><text:span text:style-name="T2813">F</text:span>aceta responsio multis episcopis acco(-)<text:line-break/>modata (;)<text:tab/>.C.lxxxvii.</text:h>
      <text:p text:style-name="P2814"><text:span text:style-name="T2815">I</text:span><text:span text:style-name="T2816">D</text:span>em rogatus ab amico (sol) quidn(a1) sibi vell(e1)t<text:line-break/>duo veluti apices (i1) episcoporum mitris c(o1)<text:line-break/>stituti (sol) resp(o1)dit significari anteriori nou(u1) (sol) poste(-)<text:line-break/>riori vetus testam(e1)ta. que ipsi tenere memoria de<text:line-break/>bent.<text:s/><text:span text:style-name="T2817">P</text:span>rocedens vlterius perc(u1)ctator cum quesis(-)<text:line-break/>set (sol) quid eti(a1) significarent due veluti corrigie (sol) que<text:line-break/>a mitra post renes p(e1)dent (!) neuti um illorum (i2)quit<text:line-break/><text:span text:style-name="pb">[f. 66r]</text:span><text:span text:style-name="pb"><text:line-break/></text:span>episcopos scire. Faceta resp(o2)sio et multis episcopis<text:line-break/>accomodata (;)</text:p>
      <text:h text:style-name="Titre2" text:outline-level="2"><text:span text:style-name="T2818">F</text:span>acet(u1) dict(u1) cuiusd(a1) (i1) Fr(a1)cisc(u1) filels(u1).<text:tab/><text:span text:style-name="T2819">C</text:span>.lxxxviii</text:h>
      <text:p text:style-name="P2820"><text:span text:style-name="T2821">C</text:span><text:span text:style-name="T2822">V</text:span>m in palatio apostolico (i1) cetu secretario(-)<text:line-break/>r(u1) (cui et multi viri doctissimi vt solet ade(-)<text:line-break/>rant) sermo de impura (sol) inquinata(q3) vita scelestis(-)<text:line-break/>simi bo(i1)s Fr(a1)cisci filelfi ortus e(e1)t (!) multi(q3) multa<text:line-break/>in e(u1) scelera c(o1)iecissent (!) quesiuit quispi(a1) (a1) filelfus<text:line-break/>genere nobilis esset. t(u1) vnus c(o1)tribulis eius opti(-)<text:line-break/>mus vir et admodum facetus (sol) vultu ad grauitat(e1)<text:line-break/>c(o1)posito (sol) apprime (i1)quit max(i1)a is fulget nobilita(-)<text:line-break/>te. n(a1) pater suus s(e1)per mane vestes sericias indu(-)<text:line-break/>ebat denot(a1)s e(u1) sacerdotis filium.<text:s/><text:span text:style-name="T2823">V</text:span>estim(e1)ta en(i1)<text:line-break/>quibus presbiteri in sacris vt(u1)tur (sol) vt plurimum<text:line-break/>sericie existunt.<text:s/><text:span text:style-name="T2824">T</text:span>um alter n(o1) inioc(u1)dus vir (sol) n(o1)<text:line-break/>mir(u1) est (i1)quit si Louis nepos gesta parentum imi<text:line-break/>tatus (sol) et alter(a1) europ(a1) rapuit (sol) et alter(u1) ganimed(e1)<text:line-break/>denot(a1)s e(u1) et virgin(e1) grec(a1) Iohannis Chrisolore<text:line-break/>filiam ab se stupratam (i1) italiam aduexisse. et qu(e1)(-)<text:line-break/>dam adolesc(e1)tem patauin(u1) ab eo propter form(a1) (i1)<text:line-break/>greci(a1) aduect(u1) (;)</text:p>
      <text:soft-page-break/>
      <text:h text:style-name="Titre2" text:outline-level="2"><text:span text:style-name="T2825">D</text:span>e lenone facto ex notario (;)<text:tab/>.<text:span text:style-name="T2826">C</text:span>.lxxxix.</text:h>
      <text:p text:style-name="P2827"><text:span text:style-name="T2828">E</text:span><text:span text:style-name="T2829">R</text:span>at notarius gallicus auinione in Roma(-)<text:line-break/>na curia admod(u1) scitus (!) qui c(u1) publici scor<text:line-break/>ti amore captus art(e1) notarii desisset (!) questu<text:line-break/><text:span text:style-name="pb">[f. 66v]</text:span><text:span text:style-name="pb"><text:line-break/></text:span>mere(-)tricio vitam agebat.<text:s/><text:span text:style-name="T2830">I</text:span>s c(u1) kal(e1)dis ianuarii quod (e1)<text:line-break/>(a1)ni principi(u1) nou(a1) vest(e1) induisset (!) in manica lite(-)<text:line-break/>ris arg(e1)teis asscripsit verbis gallicis (sol) de bene (i1) me<text:line-break/>lius. vis(u1) est sibi leno(i1)s exerciti(u1) priori e(e1) honore<text:line-break/>prefer(e1)d(u1).<text:tab/></text:p>
      <text:h text:style-name="Titre2" text:outline-level="2"><text:span text:style-name="T2831">F</text:span>acet(u1) Petrilli vt liberaret hospi(-)<text:line-break/>tale a sordidis (;)<text:tab/>.C.xc.</text:h>
      <text:p text:style-name="P2832"><text:span text:style-name="T2833">C</text:span><text:span text:style-name="T2834">A</text:span>rdinalis bar(e1)sis neapolitanus genere te(-)<text:line-break/>nebat hospitale vercellis in gallia citeriori.<text:line-break/>ex quo par(u1) percipiebat emolim(e1)ti (sol) propter inp(e1)<text:line-break/>fas que in pauperes ibi fieb(a1)t.<text:s/><text:span text:style-name="T2835">M</text:span>isit ergo de suis<text:line-break/>qu(e1)dam petrill(u1) no(i1)e ad collig(e1)d(u1) pecunias.<text:s/><text:span text:style-name="T2836">A</text:span>t il<text:line-break/>le c(u1) hospitale refert(u1) variis l(a1)guidis ac morbo(-)<text:line-break/>sis (sol) qui bona loci illius assemeb(a1)t<text:s/>c(o1)spexisset (!) ve<text:line-break/>stim(e1)tis medici (i1)dutus (sol) hospitale ingressus est. vi<text:line-break/>sis(q3) diuersi generis vlceribus (sol) c(u1) o(e1)s conuocasset<text:line-break/>nulla inquit medela vtilis ad san(a1)dum vlcera ue(-)<text:line-break/>stra adhiberi potest (sol) nisi ex pinguedine hominis<text:line-break/>vngu(e1)tum fiat.<text:s/><text:span text:style-name="T2837">I</text:span>ta(q3) inter vos hodie sortem iaci(a1)<text:line-break/>qui pro salute ceterorum viuus (i1) aqua poni ac co<text:line-break/>qui debeat. singuli his verbis territi aufugerunt (sol)<text:line-break/>ne mortis sors in eum caderet. Eomodo hospita(-)<text:line-break/>le impensa sordidorum hoim liberauit (;)</text:p>
      <text:h text:style-name="Titre2" text:outline-level="2"><text:span text:style-name="T2838">F</text:span>acetia cuiusdam qui subagitabat omnes<text:line-break/>de domo (;)<text:tab/>.C.xci.</text:h>
      <text:p text:style-name="P2839"><text:span text:style-name="T2840">F</text:span>Lorentinus quidam habebat domi iuuen(i1)<text:line-break/><text:span text:style-name="pb">[f. 67r]</text:span><text:span text:style-name="pb"><text:line-break/></text:span>&lt;ATTcaractere&gt; filios litteras doceret.<text:s/><text:span text:style-name="T2841">I</text:span>s diutina c(o2)fuetudie pri<text:line-break/>mo ancill(a1) (!) tum nutricem (sol) deide patron(a1) (sol) postre(-)<text:line-break/>mo eti(a1) discipulos cognouit. hoc c(u1) rescisset pater<text:line-break/>(erat en(i1) h(o1) perfacetus) vocato in secretius cubicu<text:line-break/>l(u1) iuuene (!) post(q4) inquit o(e1)s meos subegisti (quod<text:line-break/>tibi vertat bene) ne quis excipiatur (sol) hac sorte in(-)<text:line-break/>quit et me quo(q3) subagites volo.</text:p>
      <text:h text:style-name="Titre2" text:outline-level="2"><text:span text:style-name="T2842">D</text:span>e sono Ioc(u1)diore (i1)ter ceteros (;)<text:tab/>.<text:span text:style-name="T2843">C</text:span>.xcii.</text:h>
      <text:p text:style-name="P2844"><text:span text:style-name="T2845">E</text:span><text:span text:style-name="T2846">R</text:span>at ol(i1) t(e1)pore Bonifacii noni sermo inter<text:line-break/>quosd(a1) (sol) quis ex o(i1)bus ioc(u1)dior ac suauior<text:line-break/>e(e1)t sonus. aliis ali(u1) prefer(e1)tibus (!) litus imolensis (sol)<text:line-break/>secretarius card(i1)alis flor(e1)tini eius (sol) qui vere flor(e1)<text:line-break/>tinus fuit (sol) c(a1)panul(a1) ceteris sonis ioc(u1)dior(e1) esuri(-)<text:line-break/>(e1)ti videri dixit (mos est. n. cardinalibus vt famili(-)<text:line-break/>am ad pr(a1)di(u1) at(q3) ad cen(a2) sono c(a1)panule vocent)<text:line-break/><text:soft-page-break/>qui c(u1) tardiusculus sit qu(a1)do(q3) (sol) (q4) ferat multor(u1)<text:line-break/>appetitus auditus fert summ(a1) esuri(e1)ti voluptat(e1).<text:line-break/><text:span text:style-name="T2847">I</text:span>ta(q3) o(e1)s ill(u1) recte sensisse iudicar(u1)t. et ii presert(i1)<text:line-break/>qui id sepius fuer(a1)t experti.</text:p>
      <text:h text:style-name="Titre2" text:outline-level="2"><text:span text:style-name="T2848">D</text:span>e filio pr(i1)cipis<text:line-break/>muto iussu pris propter l(i1)gu(a1) maledic(a1).<text:tab/><text:span text:style-name="T2849">C</text:span>.xciii.</text:h>
      <text:p text:style-name="P2850"><text:span text:style-name="T2851">P</text:span><text:span text:style-name="T2852">R</text:span>incipi oli hisp(a1)o erat filius adultus lin(-)<text:line-break/>gue maledice (sol) ac c(o1)tumeliose. (q4) ex re mul(-)<text:line-break/>tor(u1) odia c(o1)traxerat. ob e(a1) c(a1)m pater filio vt per(-)<text:line-break/>petuo sileret c(u1) (i1)dixisset (!) paruit ille. Accidit inte(-)<text:line-break/>rea vt sol(e1)ni c(o1)uiuio regis pres(e1)te reg(i1)a (a1)bo<text:line-break/><text:span text:style-name="pb">[f. 67v]</text:span><text:span text:style-name="pb"><text:line-break/></text:span>(i1)teres(-)sent adolescens ad cetera idustrius (sol) cum ministra(-)<text:line-break/>ret vt mutus patri (sol) regia (ea impudica erat) vere<text:line-break/>mut(u1) surd(u1)(q3) existim(a1)s (sol) et<text:s/>sibi id c(o1)ducere (sol) roga<text:line-break/>uit patrem vt sec(u1) e(e1) filium pateretur.<text:s/><text:span text:style-name="T2853">I</text:span>d cum (i1)(-)<text:line-break/>perasset (sol) adhibuit eum secretioribus rebus (sol) ita vt<text:line-break/>ipudicicie sepe testis e(e1)t.<text:s/><text:span text:style-name="T2854">S</text:span>imili iter(u1) c(o1)uiuio pa(-)<text:line-break/>ter post bi(e1)nium affuit.<text:s/><text:span text:style-name="T2855">R</text:span>ex (i1)ter(i1) viderat sepius<text:line-break/>adolesc(e1)tem (sol) quem o(e1)s mut(u1) putab(a1)t. Hic c(u1) re(-)<text:line-break/>gie ministraret petiit patrem rex (sol) casu ne an natu<text:line-break/>ra filius mutus euasisset. neutrum ille resp(o1)dit.<text:line-break/>sed iussu suo ob lingue maledic(e1)ti(a1).<text:s/><text:span text:style-name="T2856">R</text:span>ogauit rex<text:line-break/>vt<text:s/>lic(e1)ti(a1) permitteret loqu(e1)di.<text:s/><text:span text:style-name="T2857">C</text:span>(u1) diutius pater re<text:line-break/>stitisset (sol) dic(e1)s aliquid sc(a1)dali secuturum (!) t(a1)dem re<text:line-break/>gis precepto loqui filium (si vellet) iussit.<text:s/><text:span text:style-name="T2858">I</text:span>lle in<text:line-break/>primis ad regem c(o1)uersus (sol) habes vxorem inquit<text:line-break/>eam qua n(u1)(q4) aliqua prostituta meretrix ipud(e1)ti(-)<text:line-break/>or (sol) aut (i1)probior fuit.<text:s/><text:span text:style-name="T2859">C</text:span>(o1)fusus rex prohibuit am(-)<text:line-break/>plius loqui.<text:s/><text:span text:style-name="T2860">M</text:span>os est quor(u1)dam vt licet raro (!) ta(-)<text:line-break/>m(e1) semper loqu(a1)tur male (;)</text:p>
      <text:h text:style-name="Titre2" text:outline-level="2"><text:span text:style-name="T2861">C</text:span>uiusdam tutoris fact(u1) (;)<text:tab/>.C.xciiii</text:h>
      <text:p text:style-name="P2862"><text:span text:style-name="T2863">M</text:span><text:span text:style-name="T2864">A</text:span>cconus de ard(i1)ghellis ciuis flor(e1)tinus<text:line-break/>relictus tutor cuidam pupillo (sol) c(u1) b(o1)a il(-)<text:line-break/>lius diutius adm(i1)strasset (!) o(i1)a(q3) gule causa ass(u1)psis<text:line-break/>set (!) t(a1)d(e1) c(u1) posceretur ratio gestor(u1) (sol) iussus a ma(-)<text:line-break/>gistratu producere libros (i1)troitus (vt ai(u1)t) et<text:line-break/><text:span text:style-name="pb">[f. 68r]</text:span><text:span text:style-name="pb"><text:line-break/></text:span>exi(-)tus (sol) os et nates ost(e1)dit (sol) dic(e1)s nullos sibi nisi illos (sol)<text:line-break/>alter(u1) (i1)troitus alter(u1) exitus libros esse.</text:p>
      <text:h text:style-name="Titre2" text:outline-level="2"><text:span text:style-name="T2865">D</text:span>e fratre c(o1)matr(e1) cognosc(e1)te (;)<text:tab/>.<text:span text:style-name="T2866">C</text:span>.xcv.</text:h>
      <text:p text:style-name="P2867"><text:span text:style-name="T2868">F</text:span><text:span text:style-name="T2869">R</text:span>ater quidam m(e1)dic(a1)ti(u1)<text:s/>(i1)iecerat oculos in<text:line-break/>c(o1)matr(e1) adolesc(e1)t(e1) pulchr(a1). maxime(q3) tor(-)<text:line-break/>quebatur amore illius.<text:s/><text:span text:style-name="T2870">C</text:span>um puderet aliquid iho(-)<text:line-break/>nestum ab ea petere (!) excogitauit versutia mulier(e1)<text:line-break/>decipere.<text:s/><text:span text:style-name="T2871">P</text:span>luribus diebus fasciat(u1) detulit (i1)dic(e1) di<text:line-break/>gitum (sol) simul(a1)s se max(i1)o dolore torqueri. t(a1)d(e1) di(-)<text:line-break/><text:soft-page-break/>utius c(o1)querente illo (sol) rogauit c(o1)mater (sol) n(u1) que re<text:line-break/>media expertus e(e1)t (?) multa ille resp(o1)dit. sed nichil<text:line-break/>profuisse. vno autem medicam(e1)to quod quid(a1) me<text:line-break/>dicus suasisset (!) se vti n(o1) posse. et id tale e(e1) vt eru(-)<text:line-break/>besceret proferre.<text:s/><text:span text:style-name="T2872">H</text:span>ort(a1)te muliere ne puderet lo(-)<text:line-break/>qui (sol) que ad medelam t(a1)ti morbi spectarent.<text:s/><text:span text:style-name="T2873">I</text:span>lle<text:line-break/>velut admod(u1) timidus (sol) aut digitum absc(i1)d(e1)dum<text:line-break/>e(e1) ait aut (i1) natura mulieris esse ali(q4)diu ten(e1)dum (sol)<text:line-break/>quoad ex calore vlcus maceraretur. sed n(o1) audere<text:line-break/>se propter honestatem id ab ali(q4) petere.<text:s/><text:span text:style-name="T2874">C</text:span>(o1)mater<text:line-break/>pietate mota su(a1) operam pollicetur.<text:s/><text:span text:style-name="T2875">I</text:span>lle ex vere(-)<text:line-break/>c(u1)dia loco tenebroso opus e(e1) dixit. n(o1). n. se (i1) luce<text:line-break/>ausur(u1) tali obsequio vti.<text:s/><text:span text:style-name="T2876">C</text:span>onsensit mulier nil ma<text:line-break/>li verita.<text:s/><text:span text:style-name="T2877">I</text:span>lle vt (i1) obscur(u1) v(e1)tum est (!) rec(u1)b(e1)te mu<text:line-break/>liere. primo digit(u1). de(i1)de priap(u1) in vulua iseruit.<text:line-break/>quo facto vlcus apert(u1) esse dixit (!) et sani(e1) emisisse.<text:line-break/><text:span text:style-name="pb">[f. 68v]</text:span><text:span text:style-name="pb"><text:line-break/></text:span><text:span text:style-name="T2878">I</text:span>ta index liberatus est.</text:p>
      <text:h text:style-name="Titre2" text:outline-level="2">Facet(u1) Ange. C.(i1) bi(-)<text:line-break/>sarion(e1) C.<text:tab/>.C.xcv.</text:h>
      <text:p text:style-name="P2879"><text:span text:style-name="T2880">A</text:span><text:span text:style-name="T2881">N</text:span>gelottus rom(a1)us cardinalis (i1) multis per(-)<text:line-break/>facetus (sol) c(u1) card(i1)alis grecus ad curi(a1) proli(-)<text:line-break/>xa de more barba venisset (!) mir(a1)tibo ali(q4)diu<text:s/>mul(-)<text:line-break/>tis (sol) ill(u1) barb(a1) n(o1) deponere preter c(o1)suetudin(e1) ce(-)<text:line-break/>teror(u1) bene se hoc habet (i1)quit. n(a1) (i1)ter tot capras (sol)<text:line-break/>perc(o1)mode residet vnus hircus.</text:p>
      <text:h text:style-name="Titre2" text:outline-level="2"><text:span text:style-name="T2882">F</text:span>acet(u1) iudicis<text:line-break/>in aduocat(u1) (;)<text:tab/>.C.xcvi.</text:h>
      <text:p text:style-name="P2883"><text:span text:style-name="T2884">C</text:span><text:span text:style-name="T2885">A</text:span>usa qued(a1) testam(e1)taria tractabatur vene(-)<text:line-break/>tiis apud iudices (sol) (i1) certa curia seculari. Ade<text:line-break/>r(a1)t aduocati parti(u1) (sol) quis(q3) sui cli(e1)tis ius def(e1)d(e1)s al<text:line-break/>ter et sacerdos test(e1) sue def(e1)si(o1)is attulit clem(e1)tin(a1)<text:line-break/>et nouell(a1) (sol) cert(a1) s(e1)t(e1)ti(a1) ear(u1) refer(e1)s.<text:s/><text:span text:style-name="T2886">T</text:span>(u1) ex iudici(-)<text:line-break/>b(con) gr(a1)deuus quid(a1) (sol) cui ea no(i1)a ignota er(a1)t par(u1)(q3)<text:line-break/>c(u1) salom(o1)e c(o1)mercii c(o1)traxerat truci vultu (i1) aduo<text:line-break/>cat(u1) vers(con) (sol) quid diabole tu (i1)(q3)t (sol) n(o1) erubescis cor(a1)<text:line-break/>talib(con) viris fe(i1)as (i1)pudicas et meretriculas no(i1)are (?)<text:line-break/>ear(u1) verba pro s(e1)tenciis a nobis c(o1)probari put(a1)s (?)<text:line-break/><text:span text:style-name="T2887">E</text:span>xist(i1)auit vir ille stolid(con) clem(e1)t(i1)e et nouelle n(o1) le<text:line-break/>g(u1) (sol) sed fe(i1)ar(u1) no(i1)a e(e1) (sol) (q2) s ille pro c(o1)cubinis h(e1)ret<text:line-break/>domi.</text:p>
      <text:h text:style-name="Titre2" text:outline-level="2"><text:span text:style-name="T2888">R</text:span>emedi(u1) ad frigus euit(a1)d(u1).<text:tab/>C.xcvii.</text:h>
      <text:p text:style-name="P2889"><text:span text:style-name="T2890">Q</text:span><text:span text:style-name="T2891">V</text:span>er(e1)ti aliqu(a1)do mihi qu(o1) nocte frigus (i1) lec<text:line-break/>to vitaretur (sol) eo quid(a1) adst(a1)s ait (sol) quo socius<text:line-break/>me(con) d(u1) vacar(e1) studiis<text:s/>vtebatur. n(a1) c(u1) s(e1)per solit(con)<text:line-break/><text:span text:style-name="pb">[f. 69r]</text:span><text:span text:style-name="pb"><text:line-break/></text:span>es(-$)set p(con) cen(a1) v(e1)tr(e1) purgare (sol) qu(a1)do(q3) eo vsu absti(e1)bat<text:line-break/><text:soft-page-break/>asser(e1)s ret(e1)t(u1) stercus calefacere noctu corpus. re(-)<text:line-break/>medi(u1) frigoris desuet(u1).</text:p>
      <text:h text:style-name="Titre2" text:outline-level="2"><text:span text:style-name="T2892">D</text:span>e predicatore quod(a1).<text:line-break/>.C.xcviii</text:h>
      <text:p text:style-name="P2893"><text:span text:style-name="T2894">P</text:span><text:span text:style-name="T2895">R</text:span>edicator ad popul(u1) (i1) festo sc(i1)<text:line-break/><text:span text:style-name="T2896">C</text:span>ristofori multis verbis extollebat s(a1)ct(u1) (sol)<text:line-break/>(q3) xprist(u1) suis h(u1)eris portasset (sol) sepius iterrog(a1)s (sol)<text:line-break/>et quis t(a1)t(a1) habuisset (i1) terris prerogatiu(a1) (sol) vt sal(-)<text:line-break/>uator(e1) ferret.<text:s/><text:span text:style-name="T2897">E</text:span>t c(u1) molestius in hac (i1)terrogatione<text:line-break/>perseueraret (sol) quis (u1)(q4) simili fuisset gr(a1) (!) ex ast(a1)ti(-)<text:line-break/>bus facetus quid(a1) (sol) frequ(e1)ti (i1)terrogati(o1)e pertesus (sol)<text:line-break/>asin(con) (i1)quit (sol) qui fili(u1) et matr(e1) portauit.</text:p>
      <text:h text:style-name="Titre2" text:outline-level="2">.<text:span text:style-name="T2898">C</text:span>.xcix</text:h>
      <text:p text:style-name="P2899"><text:span text:style-name="T2900">A</text:span><text:span text:style-name="T2901">D</text:span>olescens quid(a1) veron(e1)sis (sol) prest(a1)ti forma (sol)<text:line-break/>adolesc(e1)tul(a1) vxor(e1) duxit.<text:s/><text:span text:style-name="T2902">I</text:span>s c(u1) plus equo (i1)(-)<text:line-break/>dulgeret mr(i1)monio (!) pallor(e1) vultus (sol) macies ac de(-)<text:line-break/>bilitas corporis secuta (e1).<text:s/><text:span text:style-name="T2903">M</text:span>ater filio sollicita ac de<text:line-break/>terior(e1) morb(u1) verita (sol) fili(u1) rus l(o1)ge ab vxore ab(-)<text:line-break/>legabat.<text:s/><text:span text:style-name="T2904">I</text:span>lla viri mer(e1)s desiderio (sol) coe(u1)tes passe(-)<text:line-break/>res c(o1)spicata (sol) abite (i1)quit (sol) ne si vos socrus c(o1)spici(-)<text:line-break/>at (!) et vos alio (i1) diuersa c(o1)trahat loca.</text:p>
      <text:h text:style-name="Titre2" text:outline-level="2">.C.C.</text:h>
      <text:p text:style-name="P2905"><text:span text:style-name="T2906">I</text:span>Anu(e1)sis onerarie nauis patron(con) qui (i1) galli(a1)<text:line-break/>c(o1)ductus a rege aduers(con) (a1)glicos nauigauit ge<text:line-break/>stabat scut(u1) (i1) quo bouis caput depict(u1) erat. c(o1)spica<text:line-break/>tus h(u1)c gallicus nobilis (sol) c(u1) id armor(u1) isigne sibi<text:line-break/>v(e1)dicaret (!) orta altercatione (sol) gallicus ianuensem ad<text:line-break/>certam(e1) prouocauit.<text:s/><text:span text:style-name="T2907">I</text:span>anu(e1)sis accepta<text:line-break/><text:span text:style-name="pb">[f. 69v]</text:span><text:span text:style-name="pb"><text:line-break/></text:span>prouocati(-)one (!) (i1) campum ad certamen nullo apparatu desc(e1)(-)<text:line-break/>dit. alter multis impensis ornatissis in c(a1)p(u1) c(o1)sti(-)<text:line-break/>tutum venit.<text:s/><text:span text:style-name="T2908">T</text:span>(u1) ianu(e1)sis quid est inquit propter<text:line-break/>quod certaturi hodie (i1)vicem sumus (?) Ille assero (i1)(-)<text:line-break/>quit (sol) tua insignia (sol) mea meor(u1)(q3) prius (q4) tuorum<text:line-break/>fuisse.<text:s/><text:span text:style-name="T2909">C</text:span>um ianu(e1)sis (sol) quen(a1) sua esse diceret (!) ca(-)<text:line-break/>put bouis ait.<text:s/><text:span text:style-name="T2910">H</text:span>ic ianu(e1)sis (sol) n(o1) est opus certam(i1)e<text:line-break/>aliquo inquit.<text:s/><text:span text:style-name="T2911">N</text:span>(a1) hoc quod porto non bouis sed<text:line-break/>vacce est caput.<text:s/><text:span text:style-name="T2912">F</text:span>aceto dicto (i1)anis gallici iact(a1)tia (e1)<text:line-break/>elusa (;)</text:p>
      <text:h text:style-name="Titre2" text:outline-level="2"><text:span text:style-name="T2913">F</text:span>acet(u1) medici sorte medelas<text:line-break/>d(a1)tis (;)<text:tab/>.<text:span text:style-name="T2914">C</text:span>.<text:span text:style-name="T2915">C</text:span>. ii.</text:h>
      <text:p text:style-name="P2916"><text:span text:style-name="T2917">M</text:span><text:span text:style-name="T2918">O</text:span>s (e1) (i1) vrbe roma<text:s/>vt (i1)firmi vrina mittatur<text:line-break/>ad medic(u1) (sol) c(u1) vno aut duobus arg(e1)teis n(u1)<text:line-break/>mis vt c(o1)sulat sanitati. quid(a1) medic(con) (qu(e1) ip(e1) no(-)<text:line-break/>ui) varia nocte remedia morbis scribebat (i1) cedulis (!)<text:line-break/>(q4) s receptas voc(a1)t. eas o(e1)s (i1) saccul(u1) po(e1)bat. mane<text:line-break/><text:soft-page-break/>c(u1) vr(i1)e ad e(u1) deferrer(e1)tur (sol) postulato remedio (!) ille<text:line-break/>man(u1) po(e1)bat ad sacculum (sol) casu que (i1) mano (i1)cide(-)<text:line-break/>rat s(u1)ptur(con) (sol) dic(e1)s intercapi(e1)d(u1) pet(e1)ti vulgaribus<text:line-break/>verbis prega dio<text:s/>te lam(a1)di b(o1)a id (e1) roga de(u1) vt sor<text:line-break/>tiaris bon(a1). misera eor(u1) c(o1)ditio quibus n(o1) ratio (sol)<text:line-break/>sed fort(u1)a opitulabatur (;)</text:p>
      <text:h text:style-name="Titre2" text:outline-level="2"><text:span text:style-name="T2919">E</text:span>xortat(o1) ad ho(i1)em tri<text:line-break/>stem ob debita (;)<text:tab/><text:span text:style-name="T2920">C</text:span>.<text:s/><text:span text:style-name="T2921">C</text:span>. iii.</text:h>
      <text:p text:style-name="P2922"><text:span text:style-name="T2923">D</text:span><text:span text:style-name="T2924">E</text:span>(a1)bulabat perusinus quid(a1) per vic(u1) cogita<text:line-break/>b(u1)d(con) ac mestus. qu(e1) c(u1) obui(con) (i1)terrogasset<text:line-break/><text:span text:style-name="pb">[f. 70r]</text:span><text:span text:style-name="pb"><text:line-break/></text:span>quod eum torqueret (!) at(q3) ille resp(o1)disset (!) se pecu(-)<text:line-break/>niam debere qu(a1) nequiret exoluere (!) vah (i1)quit stul<text:line-break/>te rel(i1)que has cogitati(o1)es creditori (;)</text:p>
      <text:h text:style-name="Titre2" text:outline-level="2"><text:span text:style-name="T2925">D</text:span>e pena (i1)posita grecis et ianu(e1)sibus homicidis<text:line-break/><text:span text:style-name="T2926">F</text:span>acetia<text:tab/>.C.C.iiii.</text:h>
      <text:p text:style-name="P2927"><text:span text:style-name="T2928">Q</text:span><text:span text:style-name="T2929">V</text:span>idem ianu(e1)ses habit(a1)tes pere (ea (e1) ianu(e1)(-)<text:line-break/>si(u1) ciuitas prope c(o1)st(a1)tinopoli) c(u1) negoci(-)<text:line-break/>(a1)di causa c(o1)st(a1)tinopol(i1) diuertiss(e1)t (!) orta (i1)ter eos ac<text:line-break/>grecos<text:s/>discordia (sol) partim ex eis interfecti (sol) partim<text:line-break/>vulnerati s(u1)t.<text:s/><text:span text:style-name="T2930">C</text:span>(u1) peteretur ab imperatore iustici(a1)<text:line-break/>de homicidis fieri (!) ille prompte se id factur(u1) pol(-)<text:line-break/>licitus (sol) barb(a1) grecis (i1) pen(a1) sceleris radi iussit (sol) que<text:line-break/>mulcta<text:s/>apud eos ignominiosa habetur. pretor ia(-)<text:line-break/>nu(e1)si(u1) qui erat pere se delus(u1) put(a1)s (sol) c(o1)s(a1)guineis<text:line-break/>ianu(e1)sium promisit vt ipsemet suas (i1)iurias vlcisce<text:line-break/>retur.<text:s/><text:span text:style-name="T2931">S</text:span>(u1)pto ita(q3) tempore c(o1)st(a1)tinopol(i1) (i1)gressi (sol)<text:line-break/>n(o1)nullos<text:s/>grecos occiderunt ac vulnerar(u1)t.<text:s/><text:span text:style-name="T2932">I</text:span>ng(e1)s<text:line-break/>querela statim ad pretorem pere ab (i1)peratore de(-)<text:line-break/>fertur penam maleficii postul(a1)te.<text:s/><text:span text:style-name="T2933">I</text:span>lle se punitu(-)<text:line-break/>rum maleficos libere asserens (sol) die ad pen(a1) presti(-)<text:line-break/>tuta (sol) captos homicidas reliquos(q3)<text:s/>(i1) publicum pro<text:line-break/>duci iussit (sol) tanquam illos capite mulctaturus.<text:s/><text:span text:style-name="T2934">C</text:span>(o1)<text:line-break/>uenerant ad famam rei (sol) tum greci permulti (sol)<text:line-break/>tum populus vniuersus pere exspectantes pe(-)<text:line-break/>nam. facerdotes(q3) aderant parati cum cruribus<text:line-break/><text:span text:style-name="pb">[f. 70v]</text:span><text:span text:style-name="pb"><text:line-break/></text:span>veluti elaturi cadauera<text:s/>mortuor(u1).<text:s/><text:span text:style-name="T2935">T</text:span>um pretor si<text:line-break/>l(e1)tio per precon(e1) facto (!) o(i1)bus maleficii reis cul(u1)<text:line-break/>radi fecit (sol) asser(e1)s ianu(e1)ses barbam non (i1) facie (sol) sed<text:line-break/>circa nates ferre.<text:s/><text:span text:style-name="T2936">I</text:span>ta rasura (sol) et faciei et culi e(q4) ta<text:line-break/>maleficii pena est.</text:p>
      <text:h text:style-name="Titre2" text:outline-level="2"><text:span text:style-name="T2937">F</text:span>acetum c(o1)tra romanos<text:line-break/>qui ed(u1)t virtutes (;)<text:tab/>.C.C.v.</text:h>
      <text:p text:style-name="P2938"><text:span text:style-name="T2939">K</text:span><text:span text:style-name="T2940">A</text:span>l(e1)das maii romani varia legumin(u1) gene(-)<text:line-break/>ra (que virtutes appellant) simul coqu(u1)t (sol)<text:line-break/>mane ed(u1)t(q3). Franciscus lauegius mediolanensis (!)<text:line-break/><text:soft-page-break/>per ioc(u1) c(u1) is mos recitaretur (i1)ter<text:s/>socios (!) nequa(q4)<text:line-break/>mirum est (i1)quit romanos a superioribus degene(-)<text:line-break/>rasse (!) cum singulis annis eorum virtutes edendo<text:line-break/>absumant (;)</text:p>
      <text:h text:style-name="Titre2" text:outline-level="2"><text:span text:style-name="T2941">D</text:span>e quodam qui vouit c(a1)(-)<text:line-break/>delam virgini Marie (;)<text:tab/>.C.C.vi.</text:h>
      <text:p text:style-name="P2942"><text:span text:style-name="T2943">D</text:span><text:span text:style-name="T2944">V</text:span>m e(e1)m (i1) anglia audiui facet(u1) dict(u1) cuius<text:line-break/>dam magistri onerarie nauis (sol) qui erat hi(-)<text:line-break/>bernicus.<text:s/><text:span text:style-name="T2945">I</text:span>actabatur magnis (i1) mari fluctibus na<text:line-break/>uis et t(e1)pestate quassabatur adeo vt salut(e1) o(e1)s de(-)<text:line-break/>sperar(e1)t<text:s/><text:span text:style-name="T2946">M</text:span>agister si salua nauis euaderet t(e1)pesta(-)<text:line-break/>t(e1) (sol) cuid(a1) ecclesie dei<text:s/>genitricis virg(i1)s Marie (que<text:line-break/>(a1)te ob sil(i1)a miracula (i1)signis erat) vouit c(a1)del(a1) ce(-)<text:line-break/>re(a1) istar mali nauis.<text:s/><text:span text:style-name="T2947">T</text:span>(u1) socius c(u1) vot(u1) culparet<text:line-break/>vt difficillim(u1) factu (!) c(u1) (i1) tota (a1)glia t(a1)t(u1) cere non<text:line-break/>esse affirmaret (sol) vt talis candela possit confici (!)<text:line-break/>oh tace inquit magister. et (q4)tum libet matri dei<text:line-break/><text:span text:style-name="pb">[f. 71r]</text:span><text:span text:style-name="pb"><text:line-break/></text:span>pollicear (!) d(u1)modo pericul(u1) euadamus sine. n(a1) si<text:line-break/>saluabimur (!) candela parui n(u1)muli c(o1)t(e1)ta erit.</text:p>
      <text:h text:style-name="Titre2" text:outline-level="2"><text:span text:style-name="T2948">F</text:span>acetum item de alio qui fecit votum<text:s/>s(a1)cto<text:line-break/>Ciriaco (;)<text:tab/>C.C.vii.</text:h>
      <text:p text:style-name="P2949"><text:span text:style-name="T2950">I</text:span>Ne(a1)dem s(e1)t(e1)ci(a1) anconitanus quid(a1) merca(-)<text:line-break/>tor (i1) s(a1)ct(u1) Ciriac(u1) (qu(e1) ciuitas barba pro(-)<text:line-break/>missa depict(u1) patron(u1) colit) iocatus (e1). Iactata ma(-)<text:line-break/>gnis aliqu(a1)do fluctibus naui (!) mort(e1)<text:s/>veritus (sol) do(-)<text:line-break/>m(u1)<text:s/><text:span text:style-name="T2951">C</text:span>iriaco (i1)fra cert(u1) t(e1)pus se datur(u1) vouit. Eo e<text:line-break/>lapso id (a1)tistiti ecclesie per c(o1)fession(e1) fassus (e1). Sa(-)<text:line-break/>cerdos (vtile.n.id sibi futur(u1) erat) ad exolu(e1)d(u1) vo<text:line-break/>t(u1) hortatur.<text:s/><text:span text:style-name="T2952">I</text:span>lle se t(a1)to onere exutur(u1) pollicitus<text:line-break/>c(u1) sepius et n(o1) abs(q3) repreh(e1)sione promissi nimi(u1)<text:line-break/>dilati admoneretur (!) seu molestia sacerdotis t(a1) fre<text:line-break/>qu(e1)ter mon(e1)tis (sol) seu (i1)pietate motus semel (i1)terpel(-)<text:line-break/>latus (!) ohe ne me (a1)plius hac de re obt(u1)das ait. n(a1)<text:line-break/>maior(e1) (q4) qua Ciriacus (e1) (!) i(a1) barb(a1) decepi (;)</text:p>
      <text:h text:style-name="Titre2" text:outline-level="2"><text:span text:style-name="T2953">D</text:span>e Muliere vidua cupi(e1)te habere virum<text:line-break/>prouecta etate (;)<text:tab/>.C.C.viii.</text:h>
      <text:p text:style-name="P2954"><text:span text:style-name="T2955">M</text:span><text:span text:style-name="T2956">V</text:span>lier vidua c(u1) diceret vicine (sol) se (licet i(a1) de<text:line-break/>vita hu us seculi n(o1) curaret) cupere tamen<text:line-break/>vir(u1) quiet(u1) prouecta etate societatis potius et c(o1)(-)<text:line-break/>munis vite subsidii (!) (q4) alterius rei causa (sol) c(u1) poti(-)<text:line-break/>us de salute a(i1)e (!) (q4) corporis lasciuia esset cogitan(-)<text:line-break/>dum.<text:s/><text:span text:style-name="T2957">I</text:span>lla inu(e1)turam se eiusmodi virum pollicita<text:line-break/><text:span text:style-name="pb">[f. 71v]</text:span><text:span text:style-name="pb"><text:line-break/></text:span>postridie ad vidu(a1) redit. et se c(o1)perisse vir(u1) testa(-)<text:line-break/>tur in quo omnes quas cuperet virtutes ine(e1)nt (!) et<text:line-break/>illum in primis (quod ipsa optare videretur) m(a1)(-)<text:line-break/><text:soft-page-break/>cum virilibus esse.<text:s/><text:span text:style-name="T2958">T</text:span>(u1) vidua istum inquit ego vi<text:line-break/>r(u1) nullo pacto volo.<text:s/><text:span text:style-name="T2959">N</text:span>am si fecialis (ita en(i1) ho(i1)(-)<text:line-break/>n(u1) appellauit genitorem) desit (!) quis mediator (pa<text:line-break/>cifice enim cum viro viu(e1)dum est) si qu(a1)do vt fit<text:line-break/>altercatio grauior aut discordia (i1)uicem oriretur (!)<text:line-break/>c(o1)stitueret (i1)ter nos pacem.</text:p>
      <text:h text:style-name="Titre2" text:outline-level="2"><text:span text:style-name="T2960">D</text:span>e quod(a1) fratre abbatiss(a1) (i1)pregn(a1)te (;)<text:tab/>.<text:span text:style-name="T2961">C</text:span>.<text:span text:style-name="T2962">C</text:span>.ix</text:h>
      <text:p text:style-name="P2963"><text:span text:style-name="T2964">A</text:span><text:span text:style-name="T2965">B</text:span>batissam certi m(o1)asterii de vrbe qu(a1) no(-)<text:line-break/>ui (sol) cum amaret frater ordinis minor(u1) (!) pe(-)<text:line-break/>tiit sepius c(o1)cubit(u1) eius. id deneg(a1)ti mulieri (eo (q3)<text:line-break/>vereretur ne c(o1)ciperet (sol) et exinde penam metu(e1)ti)<text:line-break/>pollicitus (e1) frater quoddam breue vt appellant se<text:line-break/>illi daturum (sol) quod si ad collum filo sericeo susp(e1)<text:line-break/>sum ferret (!) prohiberet prolem. et eo modo secu(-)<text:line-break/>ra coire cum quocun(q3) vellet (sol) posset.<text:s/><text:span text:style-name="T2966">C</text:span>redidit il(-)<text:line-break/>la quod optabat.<text:s/>frater mulierem sepius compres<text:line-break/>sit. post tres menses mulier grauida comperta (e1).<text:line-break/><text:span text:style-name="T2967">I</text:span>d resciscens frater affugit. abbatissa se delu(-)<text:line-break/>sam conspiciens (!) breue illud dissoluit. aperuit(-)<text:line-break/>(q3) vt videret quid intus esset scriptum. verba<text:line-break/>hec erant vulgaria.<text:s/><text:span text:style-name="T2968">A</text:span>sca imbasca.<text:s/><text:span text:style-name="T2969">N</text:span>on faci(-)<text:line-break/>as te supponi (sol) et non implebis tascam.<text:s/><text:span text:style-name="T2970">O</text:span>ptima<text:line-break/><text:span text:style-name="pb">[f. 72r]</text:span><text:span text:style-name="pb"><text:line-break/></text:span>ad prohib(e1)dam fecunditatem incantatio (;)</text:p>
      <text:h text:style-name="Titre2" text:outline-level="2"><text:span text:style-name="T2971">C</text:span>uiusd(a1) pueri resp(o1)sio (i1) Angelott(u1) cardinal(e1).<text:tab/>.C.C.x.</text:h>
      <text:p text:style-name="P2972"><text:span text:style-name="T2973">A</text:span>Ngelotto card(i1)ali romano<text:line-break/>ho(i1)ni mordaci et ad iurg(a1)d(u1) pr(o1)pto (sol) ver(-)<text:line-break/>bor(u1) satis (sol) prud(e1)tie par(u1) erat.<text:s/><text:span text:style-name="T2974">A</text:span>d e(u1) (sol) c(u1) p(o1)tifex<text:line-break/>Eugenius e(e1)t flor(e1)tie (!) accessit visit(a1)di gracia puer<text:line-break/>dec(e1)nis admod(u1) scitus (sol) vsus paucis verbis or(o1)ne<text:line-break/>satis<text:s/>lucul(e1)ta.<text:s/><text:span text:style-name="T2975">A</text:span>dmiratus Angelottus pueri gra(-)<text:line-break/>uitat(e1) suauitat(e1)(q3) dic(e1)di (sol) ac n(o1)nulla perc(o1)tatus. ad<text:line-break/>que puer scite resp(o1)dit (sol) versus ast(a1)tes simili in(-)<text:line-break/>genio (sol) et ita docti a puericia (i1)quit cresc(e1)tibus (a1)nis<text:line-break/>decresc(u1)t (i1)tellectu (sol) et stultiores prouecta etate eua<text:line-break/>d(u1)t.<text:s/><text:span text:style-name="T2976">T</text:span>(u1) puer ex templo doctissimus ergo profec<text:line-break/>to sapi(e1)tissimus(q3) pre ceteris vos (i1) teneris (a1)nis e(e1)<text:line-break/>debuistis. obstupuit subito facete(q3) resp(o1)so cardi(-)<text:line-break/>nalis (sol) stulticie ab illo repreh(e1)sus (sol) qu(e1) ferme inf(a1)<text:line-break/>tem videbat (;)</text:p>
      <text:h text:style-name="Titre2" text:outline-level="2"><text:span text:style-name="T2977">D</text:span>e discipulo cerdonis qui subagitabat<text:line-break/>vxorem magistri (;)<text:tab/>.C.C.xi.</text:h>
      <text:p text:style-name="P2978"><text:span text:style-name="T2979">P</text:span><text:span text:style-name="T2980">R</text:span>ecii discipulus cerdonis sepius dom(u1) re(-)<text:line-break/>dibat (sol) simul(a1)s se ibi comodius calceos su(-)<text:line-break/>ere.<text:s/><text:span text:style-name="T2981">O</text:span>rta ex frequ(e1)ti recessu suspicione (!) cerdo do(-)<text:line-break/><text:soft-page-break/>m(u1) c(u1) (i1)sperato redisset (!) discipul(u1) subagit(a1)t(e1) vxo(-)<text:line-break/>r(e1) depreh(e1)dit. (i1) qu(e1) c(o1)(u1)sus cerdo (sol) pro istiusm(o1)i su<text:line-break/>tura (i1)(q3)t ned(u1) pec(u1)ias d(e1) tibi (!) sed h(e1)o gr(a1)s malas.</text:p>
      <text:h text:style-name="Titre2" text:outline-level="2"><text:span text:style-name="pb">[f. 72v]</text:span><text:span text:style-name="pb"><text:line-break/></text:span><text:span text:style-name="T2982">F</text:span>acetia adolesc(e1)tule que emittebat petum (;)<text:line-break/>.<text:span text:style-name="T2983">C</text:span>.<text:span text:style-name="T2984">C</text:span>.xii.</text:h>
      <text:p text:style-name="P2985"><text:span text:style-name="T2986">N</text:span><text:span text:style-name="T2987">V</text:span>pta adolesc(e1)tula ad par(e1)(-)<text:line-break/>tes proficisc(e1)s (sol) c(u1) per silu(a1) iter c(u1) viro fa(-)<text:line-break/>ceret (!) c(o1)spectis n(o1)nullis ouibus (sol) (q2) s arietes subi(-)<text:line-break/>geb(a1)t (!) quesiuit cur potius c(u1) illis (q4) c(u1) aliis coir(e1)t<text:line-break/><text:span text:style-name="T2988">V</text:span>ir ioc(a1)do (sol) que pet(u1) facit ouis (i1)quit (sol) stati c(o1)pri(-)<text:line-break/>mitur ab ariete.<text:s/><text:span text:style-name="T2989">P</text:span>etiit illa n(u1)quid et viris id mo(-)<text:line-break/>ris e(e1)t.<text:s/><text:span text:style-name="T2990">C</text:span>(u1) vir (a1)nuisset (!) illa stat(i1) pet(u1) edidit.<text:s/><text:span text:style-name="T2991">V</text:span>ir<text:line-break/>ioco suo depreh(e1)sus (sol) vxor(e2) cognouit.<text:s/><text:span text:style-name="T2992">C</text:span>um de(i1)de<text:line-break/>paul(u1) vie processiss(e1)t (!) iter(u1) mulier pepedit. vir de<text:line-break/>nuo matrimonio vsus est. c(u1) i(a1) ad finem nemoris<text:line-break/>perueniss(e1)t (!) femina tali ludo gaud(e1)s tercio<text:s/>petum<text:line-break/>emisit.<text:s/><text:span text:style-name="T2993">T</text:span>(u1) vir et coe(u1)do et (a1)bul(a1)do fessus (!) n(o1) si<text:line-break/>cor cacares ait te (a1)plius subagitar(e1) (;)</text:p>
      <text:h text:style-name="Titre2" text:outline-level="2"><text:span text:style-name="T2994">Q</text:span>uid sit acceptius deo dicere aut facere.<text:line-break/>.<text:span text:style-name="T2995">C</text:span>.<text:span text:style-name="T2996">C</text:span>.xiii.</text:h>
      <text:p text:style-name="P2997"><text:span text:style-name="T2998">F</text:span><text:span text:style-name="T2999">A</text:span>cetus quid(a1) notus meus<text:line-break/>petiuit a religioso. quid e(e1)t deo acceptius (!)<text:line-break/>dicere aut facere. ille facere c(u1) dixisset (!) ergo alter<text:line-break/>plus meretur qui facit pater noster &lt;ATTcaractere&gt;. &lt;ATTcaractere&gt; qui di(-)<text:line-break/>cit ait (;)</text:p>
      <text:h text:style-name="Titre2" text:outline-level="2"><text:span text:style-name="T3000">D</text:span>e egiptio hortato ad fid(e1).<text:tab/><text:span text:style-name="T3001">C</text:span>.<text:span text:style-name="T3002">C</text:span>.xiiii</text:h>
      <text:p text:style-name="P3003"><text:span text:style-name="T3004">H</text:span><text:span text:style-name="T3005">O</text:span>rtatus est xp(i1)anus quendam infidelem<text:line-break/>egiptium (!) quo c(u1)<text:s/>sibi diutina vite c(o1)suetu<text:line-break/>do fuerat (!) c(u1) is (i1) itali(a1) venisset (!) vt semel (i1)teresset<text:line-break/>in ecclesia d(u1) missa sol(e1)nis celebraretur.<text:s/><text:span text:style-name="T3006">A</text:span>ssenti(-)<text:line-break/>tur ille et misse (!) iterfuit cum christianis.<text:s/><text:span text:style-name="T3007">R</text:span>ogatus<text:line-break/><text:span text:style-name="pb">[f. 73r]</text:span><text:span text:style-name="pb"><text:line-break/></text:span>deinde in cetu (sol) quid sibi de ceremoniis et sol(e1)nita(-)<text:line-break/>te officii videretur (!) resp(o1)dit o(i1)a recte et ex ordine<text:line-break/>preter vnum sibi videri facta. null(a1). n. caritatem<text:line-break/>in ea missa e(e1) seruat(a1). cum vnus solus reliquis esu<text:line-break/>ri(e1)tibus comedisset ac bibisset (sol) nulla<text:s/>portione cibi<text:line-break/>ac potus reliquis impensa (;)</text:p>
      <text:h text:style-name="Titre2" text:outline-level="2"><text:span text:style-name="T3008">D</text:span>e episcopo<text:line-break/>perdices pro piscibus comed(e1)te (;)<text:tab/>.C.C.xv.</text:h>
      <text:p text:style-name="P3009"><text:span text:style-name="T3010">E</text:span><text:span text:style-name="T3011">P</text:span>iscopus hispanus iter faciens die veneris<text:line-break/>ad hospitium diuertit. misso(q3) seruo qui pi<text:line-break/>sces emeret (sol) n(o1) reperiri eos venales (!) sed duas per<text:line-break/>dices patrono retulit.<text:s/><text:span text:style-name="T3012">I</text:span>lle eas emi et simul coqui<text:line-break/>ac in m(e1)s(a1) deferri iussit. admiratus seruus qui eas<text:line-break/><text:soft-page-break/>emptas pro die dominico crederet (sol) quesiuit ab epi<text:line-break/>scopo n(u1) eas e(e1)t esurus (sol) c(u1) tali die carnes e(e1)nt pro<text:line-break/>hibite.<text:s/><text:span text:style-name="T3013">T</text:span>(u1) pro piscibus (i1)quit vtar. multo id ma(-)<text:line-break/>gis admir(a1)ti resp(o1)sum (sol) an nescis ait me sacerdot(e1)<text:line-break/>e(e1) (?) quid est maius (i1)quit (sol) ex pane corpus xp(i1) face<text:line-break/>re an ex perdicibus pisces (?) facto(q3) crucis signo (!) c(u1)<text:line-break/>eas in pisces verti imperasset (!) pro piscibus vsus<text:line-break/>est (;)</text:p>
      <text:h text:style-name="Titre2" text:outline-level="2"><text:span text:style-name="T3014">D</text:span>e fatuo dormi(e1)te c(u1) archiepiscopo coloni(e1)si<text:line-break/>qui dixit e(u1) quadrupedem (;)<text:tab/>.C.C.xvi.</text:h>
      <text:p text:style-name="P3015"><text:span text:style-name="T3016">A</text:span><text:span text:style-name="T3017">R</text:span>chiepiscopus coloni(e1)sis deff(u1)ctus habe(-)<text:line-break/>bat in deliciis fatu(u1) (sol) qui sec(u1) (i1) lecto cuba(-)<text:line-break/>bat.<text:s/><text:span text:style-name="T3018">C</text:span>(u1) aliqu(a1)do monialis eodem (i1) lecto iaceret (!)<text:line-break/><text:span text:style-name="pb">[f. 73v]</text:span><text:span text:style-name="pb"><text:line-break/></text:span>sensit fatuus qui in (i1)feriori parte iacebat (sol) plures<text:line-break/>solito esse in lecto pedes.<text:s/><text:span text:style-name="T3019">T</text:span>acto vno pede quesiuit<text:line-break/>cuiusn(a1) is pes esset.<text:s/><text:span text:style-name="T3020">S</text:span>u(u1) e(e1) respondit archiepisco<text:line-break/>pus. c(u1) alter(u1) de(i1)de (sol) tercium ac quart(u1) tetigisset.<text:line-break/>o(e1)s archiepiscopus respondit suos esse.<text:s/><text:span text:style-name="T3021">T</text:span>(u1) ille fe<text:line-break/>stinus surg(e1)s ad fenestr(a1) prodidit (sol) magna voce ex<text:line-break/>clam(a1)s. accurrite o(e1)s ad vid(e1)d(u1) nou(u1) et insuetum<text:line-break/>m(o1)str(u1). noster. n. archiepiscopus (q2) drupes factus<text:line-break/>(e1). ita patroni turpitudin(e1) detexit. Insanior est cer<text:line-break/>te fatuo qui fatuis delectatur (;)</text:p>
      <text:h text:style-name="Titre2" text:outline-level="2"><text:span text:style-name="T3022">F</text:span>acetum Martini pontificis in orator(e1) mole(-)<text:line-break/>stum.<text:tab/>Facetia.<text:tab/>.C.C.xvii.</text:h>
      <text:p text:style-name="P3023"><text:span text:style-name="T3024">P</text:span><text:span text:style-name="T3025">E</text:span>tebat a p(o1)tifice Mart(i1)o qu(i1)to (sol) orator du<text:line-break/>cis mediolani (!) nescio quid inst(a1)tius (sol) quod<text:line-break/>ille c(o1)cedere nolebat.<text:s/><text:span text:style-name="T3026">C</text:span>(u1) orator importunus (i1)sta(-)<text:line-break/>ret (!) sequebatur pet(e1)do p(o1)tificem vs(q3) ad cubiculi<text:line-break/>fores.<text:s/><text:span text:style-name="T3027">T</text:span>(u1) ille vt se ea molestia eximeret (!) posita ad<text:line-break/>genas manu o ho d(e1)tes s(u1)me dole&lt;ATTcaractere&gt; iquit (sol) relicto(q3)<text:line-break/>oratore cubicul(u1) (i1)gressus est (;)</text:p>
      <text:h text:style-name="Titre2" text:outline-level="2"><text:span text:style-name="T3028">D</text:span>e quod(a1) qui d(a1)nabat vit(a1)<text:s/><text:span text:style-name="T3029">C</text:span>ardinalis.<text:s/><text:span text:style-name="T3030">A</text:span>.<text:line-break/>.<text:span text:style-name="T3031">C</text:span>.<text:span text:style-name="T3032">C</text:span>.xviii.</text:h>
      <text:p text:style-name="P3033"><text:span text:style-name="T3034">D</text:span><text:span text:style-name="T3035">A</text:span>mnabat quidam multis<text:line-break/>verbis vitam et mores<text:s/><text:span text:style-name="T3036">A</text:span>ngelotti card(i1)alis<text:line-break/>def(u1)cti. fuit en(i1) rapax<text:s/>et violentus vt cui nulla es<text:line-break/>set c(o2)sci(e2)tia.<text:s/><text:span text:style-name="T3037">T</text:span>(u1) ex ast(a1)tibus vnus opinor (i1)quit di<text:line-break/>abol(u1) i(a1) vorasse et cacasse e(u1) sepius ob scelera sua.<text:line-break/><text:span text:style-name="pb">[f. 74r]</text:span><text:span text:style-name="pb"><text:line-break/></text:span><text:span text:style-name="T3038">A</text:span>lter vir facetissimus (sol) adeo maia caro eius fuit (i1)(-)<text:line-break/>quit (!) vt nullus demon quantumuis bono stoma(-)<text:line-break/>cho (sol) illam pre nausea comedere auderet (;)</text:p>
      <text:soft-page-break/>
      <text:h text:style-name="Titre2" text:outline-level="2"><text:span text:style-name="T3039">D</text:span>e<text:line-break/>fatuo qui milit(e1) flor(e2)tin(u1) irridebat.<text:tab/>.<text:span text:style-name="T3040">C</text:span>.<text:span text:style-name="T3041">C</text:span>.xviii</text:h>
      <text:p text:style-name="P3042"><text:span text:style-name="T3043">E</text:span><text:span text:style-name="T3044">R</text:span>at olim flor(e1)tie equestris ordinis (!) vir no(-)<text:line-break/>bis notus (sol) statura admod(u1) paruus (sol) et bar(-)<text:line-break/>ba vtebatur<text:s/>paulum prolixa. quidam fatuus eum<text:line-break/>irridere cepit. et in statur(a1) ac barb(a1) iocari quoti(e1)s<text:line-break/>in ips(u1) in via (i1)cidisset (sol) adeo importune aliqu(a1)do (!)<text:line-break/>vt molestus esset.<text:s/><text:span text:style-name="T3045">H</text:span>oc equitis s(e1)ti(e1)s vxor (sol) fatu(u1)<text:line-break/>ad se vocat(u1) optimo cibo farsit. vest(e1)(q3) dedit (sol) rog(a1)s<text:line-break/>ne amplius illuderet viro. promisit ille et c(u1) off(e1)<text:line-break/>deret aliqu(a1)do ho(i1)em tacitus preteribat.<text:s/><text:span text:style-name="T3046">H</text:span>oc ad(-)<text:line-break/>mirati ast(a1)tes ad loqu(e1)d(u1) irritab(a1)t (sol) simul queren<text:line-break/>tes cur nil vt antea loqueretur.<text:s/><text:span text:style-name="T3047">T</text:span>(u1) ille digito ad<text:line-break/>os posito (!) obturauit inquit os meum vt amplius<text:line-break/>nequeam loqui.<text:s/><text:span text:style-name="T3048">O</text:span>ptimus ergo ad conciliandam<text:line-break/>beniuol(e1)ti(a1) opifex est cibus (;)</text:p>
      <text:h text:style-name="Titre2" text:outline-level="2"><text:span text:style-name="T3049">E</text:span>xcusatio sterilitatis filie ad patr(e1).<text:tab/><text:span text:style-name="T3050">C</text:span>.<text:span text:style-name="T3051">C</text:span>.xix</text:h>
      <text:p text:style-name="P3052"><text:span text:style-name="T3053">D</text:span><text:span text:style-name="T3054">O</text:span>mini cuiusdam vxor reiecta ac repudiata<text:line-break/>est a<text:s/>viro post annos aliquot ob sterilitat(e1).<text:line-break/><text:span text:style-name="T3055">C</text:span>um in dom(u1) patern(a1) redisset (!) obiurgauit eam se<text:line-break/>creto pater (sol) &lt;ATTcaractere&gt; non et cum aliis cre(a1)dis liberis ope<text:line-break/>ram dedisset.<text:s/><text:span text:style-name="T3056">T</text:span>um illa mi pater inquit (sol) nulla hu(-)<text:line-break/>ius rei residet in me culpa. omnes enim<text:line-break/><text:span text:style-name="pb">[f. 74v]</text:span><text:span text:style-name="pb"><text:line-break/></text:span>domesti(-)cos etiam stabularios sum experta (sol) an possem c(o1)(-)<text:line-break/>cipere. et nullius vsus profuit michi. Doluit filie<text:line-break/>fortunam pater procul existentis a sterilitatis cul<text:line-break/>pa (;)</text:p>
      <text:h text:style-name="Titre2" text:outline-level="2">.C.C.xx.<text:line-break/><text:span text:style-name="T3057">I</text:span>oh(a1)nis andree adulterium depreh(e1)ditur.</text:h>
      <text:p text:style-name="P3058"><text:span text:style-name="T3059">I</text:span><text:span text:style-name="T3060">O</text:span>h(a1)nem andre(a1) doctorem bononiensem<text:line-break/>(cuius fama admodum vulgata est) suba(-)<text:line-break/>gitantem ancillam domesticam vxor depreh(e1)dit.<text:line-break/>re insueta stupefacta mulier (sol) in virum versa (!) vbi<text:line-break/>nunc ait domine Ioh(a1)nes est sapientia vestra (?) Il(-)<text:line-break/>le nil amplius locutus (sol) in vulua istius resp(o1)dit (sol)<text:line-break/>loco admodum sap(i1)e accomodato.</text:p>
      <text:h text:style-name="Titre2" text:outline-level="2"><text:span text:style-name="T3061">D</text:span>e fratre minorum qui fecit nasum puero.<text:line-break/><text:span text:style-name="T3062">F</text:span>acetia.<text:tab/>.C.C.xxi.</text:h>
      <text:p text:style-name="P3063"><text:span text:style-name="T3064">R</text:span><text:span text:style-name="T3065">O</text:span>manus vir facetissimus (sol) in cetu mihi c(o1)<text:line-break/>fabulanti (sol) retulit historiam risus plenam (sol)<text:line-break/>que acciderat vicine sue. frater inquit ordinis mi(-)<text:line-break/>norum nomine Laur(e1)tius (sol) oculos c(o1)iecerat in ad<text:line-break/>olesc(e1)tulam formosam (sol) nuptam vicino (et nomen<text:line-break/>retulit) meo. querens vlterius progredi (sol) petiuit<text:line-break/>a viro (sol) vt prime prolis c(o1)pater esset. presentiens<text:line-break/>frater qui omnia vestigia adolesc(e2)tis obseruabat il<text:line-break/><text:soft-page-break/>lam esse pregn(a1)tem (sol) viro presente accessit ad mu(-)<text:line-break/>lierem et tan(q4) futurorum diuinator dixit (sol) et gra(-)<text:line-break/>uidam illam esse (sol) et parituram quod plurimum<text:line-break/><text:span text:style-name="pb">[f. 75r]</text:span><text:span text:style-name="pb"><text:line-break/></text:span>mesticie afferret. mulier de femina suspicans dic(-)<text:line-break/>tum (sol) etiam si femella fuerit (i1)quit (sol) erit gratissima<text:line-break/>aliud quid grauius mesto vultu frater asseuer(a1)s (sol)<text:line-break/>fcrupulum quid esset nosc(e1)di iniecit mulieri. quo<text:line-break/>inst(a1)tius futura rogabat<text:s/>mulier (sol) ille const(a1)tius se<text:line-break/>dictur(u1) negabat.<text:s/><text:span text:style-name="T3066">T</text:span>andem sua mala nosc(e1)di cupi(-)<text:line-break/>da mulier (sol) cl(a1) viro accersito fratre (!) multis preci(-)<text:line-break/>bus impetrauit (sol) vt sibi quid id monstri esset refer<text:line-break/>ret. ille silentio opus esse dictitans (sol) tandem ait il(-)<text:line-break/>lam masculum parituram et abs(q3) naso (sol) que (e1) tur<text:line-break/>pissima o(i1)m in facie hominis nota.<text:s/><text:span text:style-name="T3067">E</text:span>xterrita ado(-)<text:line-break/>lesc(e1)tula (sol) et n(u1)quid remedium adhiberi posset pe(-)<text:line-break/>tens (sol) (a1)nuit ille sed certa die opus e(e1) vt c(u1) ea<text:s/>c(o1)cu(-)<text:line-break/>beret. et se suppleturum viri defectum et puero<text:line-break/>additurum nasum.<text:s/><text:span text:style-name="T3068">&lt;ATTcaractere&gt;</text:span>uis durum id femine vide(-)<text:line-break/>retur (!) tamen ne infans informis nasceretur (sol) pre(-)<text:line-break/>stituta die (sol) se subdidit fratri. et c(u1) ille nondum na<text:line-break/>sum perfectum esse diceret (!) sepius c(u1) muliere c(o1)(-)<text:line-break/>cubuit<text:s/><text:span text:style-name="T3069">I</text:span>lla pre verec(u1)dia cum staret immobilis (!)<text:line-break/>frater moueri eam iubebat (sol) vt ex c(o1)fricati(o1)e ma(-)<text:line-break/>gis nasus cohereret.<text:s/><text:span text:style-name="T3070">T</text:span>(a1)dem casu masculus ortus<text:line-break/>est. et naso admodum protento. id admirante<text:s/>mu(-)<text:line-break/>liere (!) frater nimiam naso perficiendo operam im(-)<text:line-break/>pensam dixit. hoc ipsamet viro retulit (sol) existim(a1)s<text:line-break/>rem infandam (sol) filium abs(q3) naso deformat(u1) nasci<text:line-break/><text:span text:style-name="pb">[f. 75v]</text:span><text:span text:style-name="pb"><text:line-break/></text:span>quod et maritus laudauit (sol) et oper(a1) compatris n(o1)<text:line-break/>est aspernatus.</text:p>
      <text:h text:style-name="Titre2" text:outline-level="2"><text:span text:style-name="T3071">D</text:span>e m(e1)daccissimo flor(e1)tino (;)<text:tab/>.C.C.xxii.</text:h>
      <text:p text:style-name="P3072"><text:span text:style-name="T3073">E</text:span><text:span text:style-name="T3074">R</text:span>at florentie quidam adeo m(e1)daciis assue<text:line-break/>tus (!) vt n(u1)(q4) ver(u1) ex ore suo prodiret. vn(con)<text:line-break/>quo cum sepius c(o1)sueuerat (!) multis(q3) fallaciis vs(con)<text:line-break/>erat (!) cum ei semel m(e1)dax obuiam<text:s/>fieret tanquam<text:line-break/>locuturus mentiris inquit ille. quomodo mentior<text:line-break/>ait qui nichil dixi (?) tum alter ego si quid loqueris<text:line-break/>aio (;)</text:p>
      <text:h text:style-name="Titre2" text:outline-level="2">zelotipus quidam se castrauit<text:line-break/>vt vxoris probitat(e2) cognosceret.<text:tab/>.C.Cxxiii.</text:h>
      <text:p text:style-name="P3075"><text:span text:style-name="T3076">Q</text:span><text:span text:style-name="T3077">V</text:span>idam in ciuitate eugubii admodum zelo<text:line-break/>tipus Ioh(a1)nes nomine (sol) nesciebat quo ma(-)<text:line-break/>xime modo animaduerteret (sol) si vxor cum altero a<text:line-break/>liquo consuesset. excogitata calliditate zelotipus di<text:line-break/>gua (sol) seipsum castrauit (sol) eo consilio vt si vxor post(-)<text:line-break/><text:soft-page-break/>modum concepisset (sol) in adulterio fuisse conuince(-)<text:line-break/>retur.</text:p>
      <text:h text:style-name="Titre2" text:outline-level="2">.C.C.xxiiii.<text:line-break/><text:span text:style-name="T3078">S</text:span>acerdos offerentibus c(e1)tupl(u1) accipietis dic(e2)s<text:line-break/>quid audiuerit a quodam sene (;)</text:h>
      <text:p text:style-name="P3079"><text:span text:style-name="T3080">C</text:span><text:span text:style-name="T3081">V</text:span>m quidam sacerdos castri florentini in<text:line-break/>offertorio (quod die sollemni ex consuetu(-)<text:line-break/>dine recipiebat a populo) illud de more diceret of(-)<text:line-break/>ferentibus (sol) centum pro vno accipietis. et vitam e<text:line-break/>ternam possidebitis.<text:s/><text:span text:style-name="T3082">V</text:span>nus senex nobilis qui<text:line-break/><text:span text:style-name="pb">[f. 76r]</text:span><text:span text:style-name="pb"><text:line-break/></text:span>n(u1)(-m)(u1) dabat (sol) auditis his verbis (!) satis ducerem (i1)quit (sol)<text:line-break/>si tantum capitale (vt vulgo dicitur) redderetur mi<text:line-break/>chi.</text:p>
      <text:h text:style-name="Titre2" text:outline-level="2">.<text:span text:style-name="T3083">C</text:span>.<text:span text:style-name="T3084">C</text:span>.xxv.<text:line-break/><text:span text:style-name="T3085">S</text:span>acerdos predicauit et in numero errauit<text:line-break/>centum pro mille dicens.</text:h>
      <text:p text:style-name="P3086"><text:span text:style-name="T3087">I</text:span><text:span text:style-name="T3088">N</text:span>eandem sent(e1)tiam sacerdos quidam c(u1)<text:line-break/>exponeret populo suo euangelium (!) refe(-)<text:line-break/>rens saluatorem nostrum quin(q3) panibus (sol) quin(q3)<text:line-break/>milia hominum saturasse (sol) errore dixit pro quin(q3)<text:line-break/>milibus quing(e1)tos.<text:s/><text:span text:style-name="T3089">T</text:span>um clericus suus cum sub(-)<text:line-break/>murmurans dixisset eum in numero errasse (sol) cum<text:line-break/>quin(q3) milia euangelium referret.<text:s/><text:span text:style-name="T3090">T</text:span>ace inquit<text:line-break/>stulte. nam vix numerum quem dixi credent.</text:p>
      <text:h text:style-name="Titre2" text:outline-level="2"><text:span text:style-name="T3091">S</text:span>apiens dictum cardinalis Auinionensis ad re<text:line-break/>gem francie.<text:tab/>.<text:span text:style-name="T3092">C</text:span>.<text:span text:style-name="T3093">C</text:span>xxvi.</text:h>
      <text:p text:style-name="P3094"><text:span text:style-name="T3095">V</text:span><text:span text:style-name="T3096">I</text:span>sum est michi in has confabulationes no<text:line-break/>stras c(o1)ferre salsum dictum cardinalis aui<text:line-break/>nion(e1)sis viri prud(e1)tissimi. quem cum pontifices<text:line-break/>auinione morarentur (!) cum equi plures strati (sol) fal(-)<text:line-break/>lerati(q3) vacui sessoribus pro magnific(e1)cia preir(e1)t (!)<text:line-break/>rogauit rex fr(a1)cie indignab(u1)dus (sol) nunquid aposto<text:line-break/>lica p(o1)pa vsi ess(e1)t.<text:s/><text:span text:style-name="T3097">T</text:span>um cardinalis nequa(q4) resp(o1)<text:line-break/>dit (sol) sed apostolos eo quo(q3) fuisse t(e1)pore iquit (sol) quo<text:line-break/>et reges et aliis moribus viuerent. cum pastores<text:line-break/>essent (sol) et armentorum custodes.</text:p>
      <text:h text:style-name="Titre2" text:outline-level="2"><text:span text:style-name="pb">[f. 76v]</text:span><text:span text:style-name="pb"><text:line-break/></text:span><text:span text:style-name="T3098">T</text:span>erribile factum in lateranensi ecclesia.<text:line-break/>Facetia<text:tab/>.C.C.xxvii.</text:h>
      <text:p text:style-name="P3099"><text:span text:style-name="T3100">N</text:span><text:span text:style-name="T3101">O</text:span>n confabulandi sed a sceleribus deterren<text:line-break/>di gr(a1) (sol) res m(o1)stro similis referetur.<text:s/><text:span text:style-name="T3102">Q</text:span>ui(-)<text:line-break/>dam religiosus ex ordie augustin(e1)sium<text:s/>romanus (sol)<text:line-break/>dum verba haberet ad populum hac quadragesi(-)<text:line-break/>ma me adst(a1)te (!) hortaretur(q3) ad c(o1)fessionem pecca<text:line-break/><text:soft-page-break/>torum (!) hoc miraculum sibi accidisse sex (a1)nis (a1)tea<text:line-break/>dixit.<text:s/><text:span text:style-name="T3103">C</text:span>um noctu in basilica lateranensi cum aliis<text:line-break/>surrexisset post mediam noctem ad matutinas ho(-)<text:line-break/>ras deo can(e1)das (sol) ait vocem e sepulchro (quo antea<text:line-break/>. xviii. diebus quidam romanus ciuis c(o1)ditus fue<text:line-break/>rat) prodisse sepius c(o1)pellantem (sol) vt ad se adirent.<text:line-break/><text:span text:style-name="T3104">I</text:span>llos ad primam voc(e1) territos (!) tum paulum c(o1)(-)<text:line-break/>firmato a(i1)mo (sol) quo vox trahebat accessisse. ac sub(-)<text:line-break/>inde mortuum dixisse ne timerent (sol) sed irent. cali(-)<text:line-break/>cem(q3) afferrent. et lapidem submouer(e1)t. quo fac(-)<text:line-break/>to surrexisse mortuum. ac hostiam sacratam (qu(a1)<text:line-break/>ante mortem sumpserat) in calicem<text:s/>spuisse. tum<text:line-break/>dixisse se damnatum (sol) maximis cruciari penis (sol) eo<text:line-break/>&lt;ATTcaractere&gt; matrem filiam(q3) cognouerat. que scelera nun(q4)<text:line-break/>fuisset confessus. his dictis cadauer recubuisse.</text:p>
      <text:h text:style-name="Titre2" text:outline-level="2"><text:span text:style-name="T3105">P</text:span>redicator multum clamans quomodo<text:line-break/>confundebatur (;)<text:tab/>.C.C.xxviii.</text:h>
      <text:p text:style-name="P3106"><text:span text:style-name="pb">[f.<text:s/></text:span><text:span text:style-name="pb">77r]</text:span></text:p>
      <text:p text:style-name="P3107"><text:span text:style-name="T3108">C</text:span><text:span text:style-name="T3109">V</text:span>m religiosus ad populum predicans (sol) sepi<text:line-break/>us (vt stultorum mos est) magna voce clami<text:line-break/>taret (!) quedam ex ast(a1)tibus feminis (sol) ad exclaman(-)<text:line-break/>tis veluti rugitum plorabat. hac re sepius a(i1)mad(-)<text:line-break/>uersa religiosus (sol) exis imans mulierem verbis suis<text:line-break/>ex zelo dei et c(o1)scientia motam flere (sol) ad se vocat(a1)<text:line-break/>rogauit (sol) que causa esset gemitus. et n(u1) verbis suis<text:line-break/>m(e1)tis sp(u1) agitata (sol) lacrimas illas (pias vt putabat)<text:line-break/>effunderet.<text:s/><text:span text:style-name="T3110">I</text:span>lla vero vocibus et clamoribus eius<text:line-break/>impulsam (sol) se acriter animo c(o1)moueri et dolere re<text:line-break/>sp(o2)dit. se en(i1) viduam esse (sol) cui olim asellus a mari<text:line-break/>to e(e1)t relictus. ex quo partem sui victus traheret.<text:line-break/>eum sepius (vt religiosus ille consueuerat) rugire<text:line-break/>die noctu(q3) solit(u1). t(u1)c defunctum se miseram sine<text:line-break/>sublidio reliquisse. ita(q3) cum predic(a1)tem illum au<text:line-break/>diret (sol) magnis vocibus resonantem similem illum<text:line-break/>voce asino suo videri. cuius recordatione c(o1)mota (sol)<text:line-break/>ad fl(e1)dum etiam inuita impelleretur.<text:s/><text:span text:style-name="T3111">S</text:span>tultus il(-)<text:line-break/>le latrator potius<text:s/>(q4) predicator (sol) sua stulticia c(o1)fu(-)<text:line-break/>sus abiit.</text:p>
      <text:h text:style-name="Titre2" text:outline-level="2"><text:span text:style-name="T3112">D</text:span>e adolescentula per senem maritum delusa.<text:line-break/><text:span text:style-name="T3113">F</text:span>acetia.<text:tab/>.<text:span text:style-name="T3114">C</text:span>.<text:s/><text:span text:style-name="T3115">C</text:span>.xxix.</text:h>
      <text:p text:style-name="P3116"><text:span text:style-name="T3117">F</text:span>Lorentinus iam senex vxorem duxit adole(-)<text:line-break/>scentulam. que a matronis edocta vt primo<text:line-break/>insultu noctis obsisteret viro (sol) ne(q3)<text:s/>primo prelio<text:line-break/><text:span text:style-name="pb">[f. 77v]</text:span><text:span text:style-name="pb"><text:line-break/></text:span>arcem traderet (!) renuit congressum.<text:s/><text:span text:style-name="T3118">V</text:span>ir ad naui(-)<text:line-break/>gandum plenis (ad id impensa opera) velis para(-)<text:line-break/>tus (!) vbi illam renitentem cognouit (!) quesiuit cur<text:line-break/>sibi non obsequeretur.<text:s/><text:span text:style-name="T3119">C</text:span>um virgo dolorem capi(-)<text:line-break/><text:soft-page-break/>tis causasset (!) vir demissa virga in aliud latus reuo<text:line-break/>lutus (!) vs(q3) ad diluculum dormiuit. puella s(e1)tiens<text:line-break/>se non amplius peti (!) dolens(q3) consilium datum (!)et<text:line-break/>se postulatis non consensisse (!) excitato viro dixit se<text:line-break/>non amplius dolere caput. tum ille et ego nunc do<text:line-break/>leo caudam respondit (!) vxore virgine vt erat relic(-)<text:line-break/>ta.<text:s/><text:span text:style-name="T3120">S</text:span>anum igitur c(o1)silium est accipere rem profi(-)<text:line-break/>cuam cum datur.</text:p>
      <text:h text:style-name="Titre2" text:outline-level="2"><text:span text:style-name="T3121">D</text:span>e reliquiis bracharum cuiusdam mi(-)<text:line-break/>noris,<text:tab/>Facetia.<text:tab/>C.C.xxx.</text:h>
      <text:p text:style-name="P3122"><text:span text:style-name="T3123">R</text:span><text:span text:style-name="T3124">E</text:span>s digna risu et vt confabulat(o1)ibus inseratur (!) nuper accidit amelie. nupta mulier et<text:line-break/>mota (vt existimo) bene agendi conscientia (!) confite<text:line-break/>batur peccata sua religioso ex ordine minor(u1). hic<text:line-break/>interloqu(e1)dum exarsit in c(o1)cupiscentiam carnis.<text:line-break/>et tandem multis verbis muliere in vol(u1)tatem su<text:line-break/>am traducta (!) querebatur facultas et locus rei c(o1)ficiende.<text:s/><text:span text:style-name="T3125">P</text:span>lacuit vt mulier se egram fingens (!) hunc<text:line-break/>fratrem pro confessore ad se vocaret. conluesse eni<text:line-break/>solos eiusmodi homines relinqui (!) vt remotis arbi<text:line-break/>tris que ad animam spectant libera sit loqu(e1)di<text:line-break/><text:span text:style-name="pb">[f. 78r]</text:span><text:span text:style-name="pb"><text:line-break/></text:span>fa(-)cultas.<text:s/><text:span text:style-name="T3126">I</text:span>lla ficta egritudine corporis (sol) lect(u1) ingre(-)<text:line-break/>ditur. dolorem pergrandem simulat. confessorem<text:line-break/>accersit. qui vt ad eam venit (sol) cum ceteri abissent (!)<text:line-break/>solus solam sepius cognouit. cum diutius morar(e1)<text:line-break/>tur (!) interuentu aliorum frater veluti n(o1)dum per(-)<text:line-break/>fecta confessione abiit postridie reuersurus. redit.<text:line-break/>mulieris supra lectic(a1) brachis positis (sol) priori mo(-)<text:line-break/>do peccata examinat.<text:s/><text:span text:style-name="T3127">V</text:span>ir n(o1)nichil suspicans de t(a1)<text:line-break/>longa confessionis mora cubiculum ingreditur. il<text:line-break/>le subito interuentu perculsus brachas oblitus a(-)<text:line-break/>biit. maritus brachis visis exclamat adulterum (sol)<text:line-break/>non fratrem esse. tota(q3) domus ad bracharum a(-)<text:line-break/>spectum facinus indign(u1) conclamat Euestigio pri<text:line-break/>marium conuentus fratrum vir clamitans conue<text:line-break/>nit. indignum factum<text:s/>queritur. mortem malefi(-)<text:line-break/>co minatur.<text:s/><text:span text:style-name="T3128">A</text:span>lter qui senex erat iram comprimit<text:line-break/>asserens illum (i1) proprie familie (sol) su(u1)(q3) dedecus ex<text:line-break/>clamare. taciturnitate et retic(e1)tia esse opus (sol) vt con<text:line-break/>tegeretur crimen.<text:s/><text:span text:style-name="T3129">I</text:span>lle ita rem palam esse repertis<text:line-break/>brachis ait (!) vt nequeat celari.<text:s/><text:span text:style-name="T3130">S</text:span>enex ad id remedi<text:line-break/>um profitetur. asserturum se enim illas s(a1)cti Fr(a1)(-)<text:line-break/>cisci brachas esse (sol) quas frater ad liberandam muli<text:line-break/>erem portarit. accessur(u1)(q3) eo profitetur cum pro(-)<text:line-break/>cessione et pompa (sol) brachas(q3) publice exinde repor<text:line-break/>taturum. probato consilio (sol) primarius ille fratres<text:line-break/><text:span text:style-name="pb">[f. 78v]</text:span><text:span text:style-name="pb"><text:line-break/></text:span>illos c(o1)uocat. ac cum cruce vestibus(q3) sacris dom(u1)<text:line-break/><text:soft-page-break/>illius accedit. brachas(q3) deuote capiens (sol) et tan(q4) re<text:line-break/>liquias religiosas super pepulum sericium suspen<text:line-break/>sis manibus ferens (sol) tum viro (sol) tum matri (sol) tum<text:line-break/>reliquis obuiis exoscul(a1)das porrexit. et magna c(u1)<text:line-break/>cerimonia et c(a1)tibus ad c(o1)uentum deductas (sol) in sa<text:line-break/>crario cum ceteris reliquiis locauit. Detecto post(-)<text:line-break/>modum dolo (!) oratores<text:s/>eius vrbis (sol) questum eam<text:line-break/>iniuriam venerunt (;)</text:p>
      <text:h text:style-name="Titre2" text:outline-level="2"><text:span text:style-name="T3131">D</text:span>e breui contra pestem ad collum su(-)<text:line-break/>spendendo (;)<text:tab/>Facetia.<text:tab/>.C.C.xxxi.</text:h>
      <text:p text:style-name="P3132"><text:span text:style-name="T3133">N</text:span><text:span text:style-name="T3134">V</text:span>per cum iuissem tibur cupidus vid(e1)di li(-)<text:line-break/>beros (quos eo pestis causa ex vrbe miser(a1))<text:line-break/>audiui rem dign(a1) risu et<text:s/>c(o1)fabulationibus nostris<text:line-break/><text:span text:style-name="T3135">P</text:span>aucis antea diebus frater quidam ex his circula(-)<text:line-break/>toribus in vicinis castellis ad rusticos predicans (sol)<text:line-break/>pollicebatur (erat enim pestis suspicio) se daturum<text:line-break/>eis cert(u1) (vt ai(u1)t) breue (sol) quod ad coll(u1) qui gesta(-)<text:line-break/>r(e1)t (sol) n(u1)(q4) peste possent perire. stulta plebecula hac<text:line-break/>spe c(o1)mota (sol) precio quo poter(a1)t breuia red(i1)m(e1)tes (sol)<text:line-break/>ad collum filo virgineo susp(e1)deb(a1)t. edixerat aut(e1)<text:line-break/>frater ne quis breue ante diem quintumdecimum<text:line-break/>reseraret. id<text:s/>si fecissent (sol) virtut(e1) amissur(u1) Multis<text:line-break/>c(o1)tractis n(u1)mis (!) frater recessit. breuia postmod(u1)<text:line-break/>lecta s(u1)t (sol) (e1) cupiditas homin(u1) noua cognosc(e1)di.<text:line-break/><text:span text:style-name="pb">[f. 79r]</text:span><text:span text:style-name="pb"><text:line-break/></text:span>In eis vulgaribus verbis scriptum erat.<text:s/><text:span text:style-name="T3136">D</text:span>onna si<text:line-break/>fili et cadeti lofuso (sol) qu(a1)do tafieti tieni loculo chiu(-)<text:line-break/>so. hec s(u1)t latine. mulier si filas et cadit tibi fusus<text:line-break/>quando te flectis tene culum clausum (;) hoc omni(-)<text:line-break/>um medicor(u1) precepta exuperat et medelas (;)</text:p>
      <text:h text:style-name="Titre2" text:outline-level="2"><text:span text:style-name="T3137">A</text:span>ngelotti cardinalis os potius claudendum (sol)<text:line-break/>aperiebatur (;)<text:tab/>.C.C.xxxii.</text:h>
      <text:p text:style-name="P3138"><text:span text:style-name="T3139">A</text:span><text:span text:style-name="T3140">N</text:span>gelottus romanus admod(u1) loquax et ma<text:line-break/>ledicus nemini parcens erat.<text:s/><text:span text:style-name="T3141">C</text:span>um culpa t(e1)<text:line-break/>poris (ne dicam stulticia hominum) cardinalis e(e1)t<text:line-break/>factus (!) aliqu(a1)diu (vt moris est) in secreto consisto(-)<text:line-break/>rio cardinalium tacuit. vulgo<text:s/>enim clauium os te<text:line-break/>nere nouos cardinales aiunt (sol) donec pontificis per<text:line-break/>missu loqu(a1)tur.<text:s/><text:span text:style-name="T3142">C</text:span>ardinalis sancti Marcelli certo<text:line-break/>die cum ab eo petissem et quidnam in consistorio<text:line-break/>egissent (!) os inquit aperuimus Angelotto. Tum<text:line-break/>ego satius in(q4) consultius(q3)<text:s/>fuisset illi os sera vali(-)<text:line-break/>da occlusisse (;)</text:p>
      <text:soft-page-break/>
      <text:h text:style-name="Titre2" text:outline-level="2"><text:span text:style-name="T3143">E</text:span>quum exquisitum quidem stulte petit<text:line-break/>a redolfo.<text:s/><text:span text:style-name="T3144">F</text:span>acetia<text:tab/>.C.C.xxxiii.</text:h>
      <text:p text:style-name="P3145"><text:span text:style-name="T3146">A</text:span><text:span text:style-name="T3147">B</text:span><text:s/>Redolfo camerin(e1)si (cuius supra memini<text:line-break/>mus) quidam nobilis ex pic(e1)o dono petiuit equ(u1)<text:line-break/>cui tot c(o1)ditiones ad pulchritudinem<text:s/>virtutem(q3)<text:line-break/>adiecit (sol) vt nullo pacto talis equus (i1)ter sua arm(e1)ta<text:line-break/><text:span text:style-name="pb">[f. 79v]</text:span><text:span text:style-name="pb"><text:line-break/></text:span>reperiri posset. tum Redolfus quo illius vol(u1)tati<text:line-break/>satiffieret (!) equ(a1) et stallonem (vt vulgo aiunt) ex su<text:line-break/>is elegit. at(q3) ad illum destinauit (sol) inquiens se ei<text:s/>in<text:line-break/>strumenta mittere (!) quibus equ(u1) suapte modo c(o1)(-)<text:line-break/>ficeret (!) cum nullus eiusmodi prout postulasset (i1)(-)<text:line-break/>ter suos reperiretur. hec verba monent (sol) ne adeo<text:line-break/>exquisita petamus (!) vt aut difficilia sint (sol) aut neg(e1)(-)<text:line-break/>tur honeste (;)</text:p>
      <text:h text:style-name="Titre2" text:outline-level="2"><text:span text:style-name="T3148">C</text:span>ontentio mulierum extorsit dictum risu<text:line-break/>perdignum (;) Facetia.<text:tab/>.C.C.xxxiiii</text:h>
      <text:p text:style-name="P3149"><text:span text:style-name="T3150">Q</text:span><text:span text:style-name="T3151">V</text:span>edam in vrbe quam nouimus mulier cor<text:line-break/>poris questu vitam ducens (sol) habebat filiam<text:line-break/>grandiorem natu admodum pulchram (sol) quam ve(-)<text:line-break/>neri dedicauerat.<text:s/><text:span text:style-name="T3152">O</text:span>rta inter ipsam aliqu(a1)do et vi(-)<text:line-break/>cinam suam eiusdem professionis contentione (!) ad<text:line-break/>iurgia et verborum contumelias peruener(u1)t.<text:s/><text:span text:style-name="T3153">C</text:span>(u1)<text:line-break/>vicina quorumdam maiorum auxilio c(o1)fisa (sol) ma(-)<text:line-break/>tri et filie acriter minaretur (!) tunc illa tacto filie de<text:line-break/>super femore. hoc michi saluet et custodiat deus<text:line-break/>inquit. qua tuta (sol) omnia tua verba et minas con(-)<text:line-break/>temno. optime quidem respondit. nam egregio<text:line-break/>patrocinio et quo multi delectabantur fidebat.</text:p>
      <text:h text:style-name="Titre2" text:outline-level="2">Facetia.<text:tab/>.<text:span text:style-name="T3154">C</text:span>.<text:span text:style-name="T3155">C</text:span>.xxxv.<text:line-break/><text:span text:style-name="T3156">S</text:span>acerdos laic(u1) delusit se capere volentem (;)</text:h>
      <text:p text:style-name="P3157"><text:span text:style-name="T3158">S</text:span><text:span text:style-name="T3159">A</text:span>cerdos quid(a1) meridie c(u1) vxore rust(i1)c(i1) (i1)acebat<text:line-break/><text:span text:style-name="pb">[f. 80r]</text:span><text:span text:style-name="pb"><text:line-break/></text:span>in lecto (sol) sub quo latebat rusticus (sol) vt sacerdotem<text:line-break/>depreh(e1)deret.<text:s/><text:span text:style-name="T3160">C</text:span>um sacerdos labore forlan nimio<text:line-break/>in quandam leuem vertiginem incidisset (sol) nescius<text:line-break/>virum sub lecto absconsum (sol) o totum terrarum or<text:line-break/>bem michi videor conspicere inquit.<text:s/><text:span text:style-name="T3161">T</text:span>um rusti(-)<text:line-break/>cus qui pridie asinum perdiderat (sol) iniuriarum o(-)<text:line-break/>blitus (sol) ho respice queso ait (sol) an sicubi asinum me(u1)<text:line-break/>forsan videres.</text:p>
      <text:h text:style-name="Titre2" text:outline-level="2"><text:span text:style-name="T3162">F</text:span>ulloni in anglia accidit res miranda<text:line-break/>cum vxore (;)<text:tab/>.C.C.xxxvi.</text:h>
      <text:p text:style-name="P3163"><text:span text:style-name="T3164">C</text:span><text:span text:style-name="T3165">V</text:span>m essem in anglia (sol) fulloni res ridenda et<text:line-break/>haud reicienda a nostris confabulationibus<text:line-break/>contigit.<text:s/><text:span text:style-name="T3166">I</text:span>s cum vxorem haberet multos(q3) prete<text:line-break/>rea in familia iuuenes at(q3) ancillas (!) iniecit anim(u1)<text:line-break/><text:soft-page-break/>in vnam earum que pulchrior at(q3) venustior vide<text:line-break/>batur. cum eam coitus requisisset (sol) sepius illa rem<text:line-break/>detulit ad matronam. eius consilio assentitur pa(-)<text:line-break/>trono. prestita die at(q3) hora in locum secretum ac<text:line-break/>subobscurum (sol) matrona latuit pro ancilla. accessit<text:line-break/>vir mulierem(q3) cognouit nes ci(e1)s vxorem e(e1). per(-)<text:line-break/>acto opere exiens a conclaui (sol) quid egisset narra(-)<text:line-break/>uit vni ex iunioribo. e(u1)(q3) hortat(con) (e1) (sol) vt eti(a1) ip(e1) (a1)cil<text:line-break/>l(a1) prout credebat subagitaret. accessit ille (sol) qu(e1) mu<text:line-break/>lier pro viro excepit nihil<text:s/>locuta. c(u1) post e(u1) et it(e1)<text:line-break/><text:span text:style-name="pb">[f. 80v]</text:span><text:span text:style-name="pb"><text:line-break/></text:span>a uiro missus esset (!) mulier extimans maritum e(e1) (sol)<text:line-break/>tercium c(o1)gressum passa est. et ipsa vir(u1) et illi an<text:line-break/>cillam esse opinati. digressa oculte postmodum a<text:line-break/>loco mulier (sol) noctu maritum redarguebat (sol) qui in<text:line-break/>se esset remissus et in (a1)cillam adeo libidinosus (sol) vt<text:line-break/>vna die ter se pro ancilla cognouisset. dissimulauit<text:line-break/>vir errorem suum et vxoris cuius ipse causa fuis(-)<text:line-break/>set peccat(u1).</text:p>
      <text:h text:style-name="Titre2" text:outline-level="2"><text:span text:style-name="T3167">C</text:span>(o1)fessio tulca et postea brusca<text:tab/>.<text:span text:style-name="T3168">C</text:span>.<text:span text:style-name="T3169">C</text:span>.xxxvii</text:h>
      <text:p text:style-name="P3170"><text:span text:style-name="T3171">Q</text:span><text:span text:style-name="T3172">V</text:span>idam qui sororis pudicicie n(o1) pepercerat<text:line-break/>Romam accessit criminis confitendi causa (sol)<text:line-break/>c(o1)fessorem querens qui tuscus esset. ostenso ho(i1)e<text:line-break/>accessit primum petens an tusce loqui nosset.<text:s/><text:span text:style-name="T3173">A</text:span>n(-)<text:line-break/>nuente illo (!) inter cetera delicta dixit (sol) se cum esset<text:line-break/>in cubiculo solus cum sorore (sol) tensa balista sagitas<text:line-break/>se illam.<text:s/><text:span text:style-name="T3174">T</text:span>um confessor ho scelus inquit (sol) n(u1)quid<text:line-break/>sororem occidisti (?) Minime resp(o1)dit ille sed tu n(o1)<text:line-break/>intelligis sermonem tuscum. noui satis alter ait (sol)<text:line-break/>cum sim ibi genitus (sol) nempe dixisti tensa te bali(-)<text:line-break/>sta sagitasse sororem. non ait ille ita intelligo (sol) sed<text:line-break/>dico me tet(e1)disse balist(a1) et (i1)posuisse sagittam et in<text:line-break/>foror(e1) misisse.<text:s/><text:span text:style-name="T3175">N</text:span>(u1) tu vulnerasti e(a1) (i1)quit (sol) aut faci(e1)<text:line-break/>vel aliquod m(e1)brum lesisti (?) ho<text:s/>resp(o1)dit ille (sol) nescis<text:line-break/>sane loqui tusce.<text:s/><text:span text:style-name="T3176">A</text:span>tqui alter verba que dicis noui<text:line-break/><text:span text:style-name="pb">[f. 81r]</text:span><text:span text:style-name="pb"><text:line-break/></text:span>sed caue ne tu loqui tusce ignores.<text:s/><text:span text:style-name="T3177">N</text:span>(o1) dico inquit<text:line-break/>me sororem vulnerasse (sol) sed sagit(a1) tensa balista e(-)<text:line-break/>misisse. c(o1)fessor cum dissimularet se ignorare que<text:line-break/>dicerentur (!) ille vero iteraret c(o1)fessorem non intel<text:line-break/>ligere tuscam linguam (sol) repetens baliste et sagite<text:line-break/>casum (!) nisi aliis verbis vtaris ait quid s(e1)tias igno(-)<text:line-break/>ro.<text:s/><text:span text:style-name="T3178">T</text:span>um alter cum diu pudore tergiuersasset (sol) t(a1)(-)<text:line-break/>dem vulgaribus verbis dixit aperte (sol) sororem su(a1)<text:line-break/>se compressisse. hic alter (sol) nunc tu loqueris tusce a(-)<text:line-break/>pud tuscum inquit et te plane intelligo (sol) et impo(-)<text:line-break/>sita erroris penitentia recessit.<text:s/><text:span text:style-name="T3179">M</text:span>ali animi est pu(-)<text:line-break/>dorem verbis ost(e1)dere (sol) cum opere impudicus fu(-)<text:line-break/>eris ac scelestus (;)</text:p>
      <text:soft-page-break/>
      <text:h text:style-name="Titre2" text:outline-level="2"><text:span text:style-name="T3180">D</text:span>e prelio picar(u1) et gracular(u1) (;)<text:tab/>.C.C.xxxviii.</text:h>
      <text:p text:style-name="P3181"><text:span text:style-name="T3182">H</text:span><text:span text:style-name="T3183">O</text:span>canno millesimo quadringentesimo qui<text:line-break/>quagesimo primo mense aprili res m(o1)stro<text:line-break/>similis accidit in c(o1)finibus gallie (sol) et eius que n(u1)c<text:line-break/>dicitur brit(a1)nia. pice et gracule aues aciebus (i1)struc<text:line-break/>tis in aere (sol) immenso cl(a1)gore per vniuersum diem<text:line-break/>acriter pugnarunt. victoria penes graculas stetit.<text:line-break/>ex eis ad duo (sol) ex picis ad quatuor milia in terra<text:line-break/>mortue sunt reperte. qu(i1)d id prodigium ferat (sol) t(e1)(-)<text:line-break/>pus ostendet (;)</text:p>
      <text:h text:style-name="Titre2" text:outline-level="2"><text:span text:style-name="T3184">F</text:span>acetum dictum Franc(i1)sc(i1) de Tanuen(-)<text:line-break/>s(i1)um filiis.<text:line-break/><text:span text:style-name="pb">[f. 81v]</text:span><text:span text:style-name="pb"><text:line-break/></text:span><text:span text:style-name="T3185">Facetia.</text:span><text:span text:style-name="T3186"><text:tab/>.C.C.xxxix.</text:span></text:h>
      <text:p text:style-name="P3187"><text:span text:style-name="T3188">F</text:span><text:span text:style-name="T3189">R</text:span>ancisc(con) quaratensius mercator flor(e1)tinus<text:line-break/>morabatur ianue cum vxore et familia. fi(-)<text:line-break/>lii sui macilenti erant et graciles corpore. ianuen(-)<text:line-break/>sium filii habitiores sunt (sol) et robustiores. petiuit<text:line-break/>quidam ex eis ab Fr(a1)cisco cur filii eius ita tenues<text:line-break/>essent et natura imbecilles (sol) ianuensium vero non<text:line-break/>item.<text:s/><text:span text:style-name="T3190">T</text:span>um ille causa est inquit (i1) promtu. ego. n.<text:line-break/>solus filios meos creo. vobis<text:s/>vero ad filios procre<text:line-break/>andos multorum subsidia opitul(a1)tur.<text:s/><text:span text:style-name="T3191">I</text:span>anuenses<text:line-break/>quippe sumpta vxore paulopost nauigant. vxores<text:line-break/>desolatas viris alior(u1) presidio (vt ai(u1)t) annis plu<text:line-break/>ribus relinqu(e1)tes</text:p>
      <text:h text:style-name="Titre2" text:outline-level="2"><text:span text:style-name="T3192">D</text:span>e facto cuiusdam flor(e1)tini iusto sed bruto (;)<text:tab/>.C.C.xl.</text:h>
      <text:p text:style-name="P3193"><text:span text:style-name="T3194">R</text:span><text:span text:style-name="T3195">E</text:span>tulit in cetu homin(u1) michi familiaris (sol) flo<text:line-break/>rentin(u1) quendam quem nosset (sol) vxorem formos(a1)<text:line-break/>habuisse (sol) qu(a1) multi proci sequer(e1)tur. ex eis quid(a1)<text:line-break/>serenatas vt aiunt (sol) cum sepius noctu acc(e1)sis cere(-)<text:line-break/>is (sol) vt moris est in via prope domum facerent (!) vi<text:line-break/>rum admodum facetum (sol) semel tubarum cantu<text:line-break/>excitatum (sol) cum surrexisset de lecto ad fenestram<text:line-break/>c(u1) vxore accessisse. c(o1)specta(q3) tumultu(a1)ti(u1) et lasci<text:line-break/>ui(e1)ti(u1) turba (sol) magna voce ast(a1)tes rogasse (sol) vt ad se<text:line-break/>paul(u1) suspicer(e1)t. c(u1) oculos omnes ad eam vocem<text:line-break/>substuliss(e1)t (sol) ill(u1) (exerto et extra fenestr(a1) porrecto<text:line-break/><text:span text:style-name="pb">[f. 82r]</text:span><text:span text:style-name="pb"><text:line-break/></text:span>cuius erat copiosus priapo (sol) inanem laborem et i(-)<text:line-break/>utilem sumere illos ait (!) cum viderent se habere<text:line-break/>vnde etiam vberius (q4) ipsi possent vxori satifface(-)<text:line-break/>re. ita(q3) c(o1)sulere vt huic eorum molestie parcer(e1)t<text:line-break/>n(o1) profuture. quo perfacete dicto ab superflua cu<text:line-break/>ra destiterunt (;)</text:p>
      <text:soft-page-break/>
      <text:h text:style-name="Titre2" text:outline-level="2"><text:span text:style-name="T3196">F</text:span>aceta peticio senis laborem copule ferre non<text:line-break/>potentis (;)<text:tab/>.C.C.xli.</text:h>
      <text:p text:style-name="P3197"><text:span text:style-name="T3198">A</text:span><text:span text:style-name="T3199">D</text:span>iecit et alter similem fabellam florentini<text:line-break/>quo(q3) vicini sui. qui c(u1) effet etate matura (sol)<text:line-break/>vxorem duxerat iunenem. hanc amare cepit. Rici(-)<text:line-break/>ardus de albertis adolesc(e1)s nobilis ac pulcher. qui<text:line-break/>similiter sono et c(a1)tu perstrepentibus<text:s/>in via pluri<text:line-break/>mis (sol) noctu hominem a somno sepius excitabat.<text:line-break/>at is demum ad Benedictum adolescentis patrem<text:line-break/>profectus (sol) narrata priori eorum consuetudine et<text:line-break/>mutuis officiis (sol) post longam querelam grauiter<text:line-break/>questus est (sol) se nichil c(o1)meruisse<text:s/>cur eius filius se<text:line-break/>vellet occidere. ad hec pater stupens id(q3) egro ani<text:line-break/>mo ferens (sol) respondit se id facinus prohibiturum<text:line-break/>et simul rem sibi narrari postulat quo filium pos(-)<text:line-break/>set acrius compescere. tum alter vxorem meam<text:line-break/>inquit deperit filius tuus (sol) sepius(q3) suis tibiis (sol) et<text:line-break/>sonitu me et vxorem simul in lecto dormientes<text:line-break/>noctu suscitat. quo fit vt vigilans vltra qu(a1) vires<text:line-break/><text:span text:style-name="pb">[f. 82v]</text:span><text:span text:style-name="pb"><text:line-break/></text:span>ferant vxorem ne ali(u1) appetat coner subagitare.<text:line-break/>quod cum sepius accidat iam deficiunt ad id opus<text:line-break/>vires. ita ni tuus filius ab incepto desistat (!) iami(a1)<text:line-break/>tali vigilia peream necesse est. quo ioci genere Ri<text:line-break/>ciardus patris monitu (sol) haud (a1)plius illi molestus<text:line-break/>fuit (;)</text:p>
      <text:h text:style-name="Titre2" text:outline-level="2">.<text:span text:style-name="T3200">C</text:span>.<text:span text:style-name="T3201">C</text:span>.xlii.<text:line-break/><text:span text:style-name="T3202">F</text:span>acetum dict(u1) meretricis adioc(a1)s venetis.</text:h>
      <text:p text:style-name="P3203"><text:span text:style-name="T3204">C</text:span><text:span text:style-name="T3205">V</text:span>m essem in balneis petriolanis (sol) audiui a<text:line-break/>quodam erudito viro dictum meretricis fa<text:line-break/>cetum sane (sol) et haud indign(u1) reliquarum c(o1)fabula<text:line-break/>tion(u1) nostrarum societate.<text:s/><text:span text:style-name="T3206">S</text:span>cortum erat ait vene(-)<text:line-break/>tiis vulgare ad quod diuersarum gentium viri ac<text:line-break/>cederent. quesiuit aliqu(a1)do ab eo<text:s/>quispiam (sol) que si<text:line-break/>bi homin(u1) natio maiori m(e1)bro virili e(e1) videretur<text:line-break/>Mulier euestigio venetos resp(o1)dit.<text:s/><text:span text:style-name="T3207">C</text:span>um causa po<text:line-break/>stularetur (!) quoniam inquit tam longo f(u1)t priapo<text:line-break/>vt cum sepius in remotissimis et vltra mare sitis<text:line-break/>prouinciis versentur (!) tam(e1) cum vxoribus coeant<text:line-break/>et procre(e1)t filios. iocata est (i1) illor(u1) vxores (q4) s viri<text:line-break/>profecti peregre (sol) rel(i1)qu(u1)t alior(u1) cure (;)</text:p>
      <text:h text:style-name="Titre2" text:outline-level="2"><text:span text:style-name="T3208">C</text:span>.<text:span text:style-name="T3209">C</text:span>.xliii<text:line-break/><text:span text:style-name="T3210">F</text:span>acet(u1) dict(u1) (i1)docti doctiores c(o1)f(u1)d(e1)s (;)</text:h>
      <text:p text:style-name="P3211"><text:span text:style-name="T3212">C</text:span><text:span text:style-name="T3213">V</text:span>m plures religiosi de<text:s/>etate et operib(con) sal(-)<text:line-break/>uatoris nostri (sol) et qu(o1) post trigesim(u1) ann(u1)<text:line-break/>predicare cepisset colloquer(e1)tur (!) qd(a1) rudis lr(a1)r(u1)<text:line-break/>ast(a1)s quesiuit ab eis (!) quid prim(u1) Ihesus fecisset<text:line-break/><text:span text:style-name="pb">[f. 83r]</text:span><text:span text:style-name="pb"><text:line-break/></text:span><text:soft-page-break/>post(q4) trigesim(u1) ann(u1) excessit. c(u1) alii hesitar(e1)t (sol) a(-)<text:line-break/>lii varia sentir(e1)t (!) nescitis (i1)quit ille cum vestra doc<text:line-break/>trina r(e1) cognitu facilem petentibus illis quid pri(-)<text:line-break/>m(u1) egisset (!) trigesim(u1) prim(u1) (a1)n(u1) ingressus (e1) ait.<text:line-break/>omnes aborto risu facetum hominis dict(u1) c(o1)m(e1)(-)<text:line-break/>darunt (;)</text:p>
      <text:h text:style-name="Titre2" text:outline-level="2"><text:span text:style-name="T3214">S</text:span>alsum hominis dic(-)<text:line-break/>tum contra mercatorem alios accusantem (;)<text:line-break/><text:span text:style-name="T3215">F</text:span>acetia<text:tab/>.C.C.xliiii.</text:h>
      <text:p text:style-name="P3216"><text:span text:style-name="T3217">K</text:span>Arolus gerii mercator flor(e1)tin(con) (sol) ex iis m(e1)<text:line-break/>sariis qui roman(a1) curiam sequ(u1)tur (sol) acces(-)<text:line-break/>sit auinionem prout moris est mercatorum qui (i1)<text:line-break/>diuersis prouinciis negoci(a1)tur.<text:s/><text:span text:style-name="T3218">R</text:span>om(a1) deinde re(-)<text:line-break/>uers(con) (sol) in c(o1)uiuio domesticorum c(u1) quereretur ab<text:line-break/>eo (i1)terloqu(e1)d(u1) de vita et moribus flor(e1)tinor(u1) qui<text:line-break/>auinione c(o1)morab(a1)tur (!) respondit gaudere omnes<text:line-break/>et alacres esse. nam quicun(q3) ibi per ann(u1) fuissent<text:line-break/>dem(e1)tes efficer(e1)tur. tum<text:s/><text:span text:style-name="T3219">A</text:span>ldigherius quidam ex<text:line-break/>c(o1)uiuis homo perfacetus rogat<text:s/><text:span text:style-name="T3220">C</text:span>arolum quanto<text:line-break/>tempore ibidem c(o1)moratus esset.<text:s/><text:span text:style-name="T3221">C</text:span>um sex m(e1)ses<text:line-break/>t(a1)tum<text:s/><text:span text:style-name="T3222">C</text:span>arolus resp(o1)disset (!) tum alter peroptimo<text:line-break/>inquit ingenio<text:s/><text:span text:style-name="T3223">C</text:span>arole extitisti (sol) qui quod alii (a1)no<text:line-break/>solent tu sex mensibus perfecisti. Risimus omnes<text:line-break/>salsum hominis dictum (;)</text:p>
      <text:h text:style-name="Titre2" text:outline-level="2"><text:span text:style-name="T3224">B</text:span>ellum mulieris responsum ad iuuenem<text:line-break/>fuo amore flagr(a1)tem (;)<text:tab/>.C.C.xlv.</text:h>
      <text:p text:style-name="P3225"><text:span text:style-name="pb">[f. 83v]</text:span></text:p>
      <text:p text:style-name="P3226"><text:span text:style-name="T3227">I</text:span><text:span text:style-name="T3228">V</text:span>uenis quidam flor(e1)tie amore calebat mu<text:line-break/>lieris nobilis at(q3) honeste (sol) qu(a1) ad t(e1)pla et<text:line-break/>quoc(u1)(q3) diuerteret frequ(e1)tius sequebatur.<text:s/><text:span text:style-name="T3229">H</text:span>ic c(u1)<text:line-break/>sociis tempus sibi et facultatem dari optabat (!) quo<text:line-break/>mulierem paucis verbis a se ad id premeditatis et<text:line-break/>compositis (sol) posset alloqui.<text:s/><text:span text:style-name="T3230">C</text:span>um semel ad templ(u1)<text:line-break/>sancte lucie festo die mulier accessisset (!) tempus lo<text:line-break/>qu(e1)di ade(e1) ex sociis vnus ait (!) cum vidisset eam so(-)<text:line-break/>lam ad fontem adire aque benedicte. ille velut a(-)<text:line-break/>misso sp(u1) stupidus hort(a1)te at(q3) impellente socio (!)<text:line-break/>prope mulierem abiit. oblitus(q3) eorum que cogita<text:line-break/>uerat (sol) ne(q3) auderet loqui. socius autem instaret vt<text:line-break/>saltem verba funderet tandem ille domina inquit<text:line-break/>ego sum vester seruitialis<text:s/><text:span text:style-name="T3231">A</text:span>d que verba subrid(e1)s<text:line-break/>femina (sol) saus super(q3)satis famulorum habeo (i1)quit<text:line-break/>domi (sol) qui et eam vertant (sol) et scutellas ac incisoria<text:line-break/>lauent (sol) vt pluribus michi seruitialibus non sit o(-)<text:line-break/>pus.<text:s/><text:span text:style-name="T3232">R</text:span>iserunt socii et hominis stupiditat(e1) (sol) et bel(-)<text:line-break/>lum mulieris resp(o1)sum (;)</text:p>
      <text:soft-page-break/>
      <text:h text:style-name="Titre2" text:outline-level="2"><text:span text:style-name="T3233">D</text:span>e nobili quodam tempore Frederici im(-)<text:line-break/>peratoris in armis presumenu sed nil faci(e1)ti<text:line-break/><text:span text:style-name="T3234">F</text:span>acetia<text:tab/><text:span text:style-name="T3235">C</text:span>.<text:span text:style-name="T3236">C</text:span>.xlvi.</text:h>
      <text:p text:style-name="P3237"><text:span text:style-name="T3238">T</text:span><text:span text:style-name="T3239">E</text:span>mpore quo Fredericus (i1)perator qui (i1) bon<text:line-break/>c(o1)uentu oppido senensium deffunctus (e1) (sol)<text:line-break/>prope florentiam ad sec(u1)d(u1) lapid(e1) vt hostis castra<text:line-break/><text:span text:style-name="pb">[f. 84r]</text:span><text:span text:style-name="pb"><text:line-break/></text:span>posuit. multi nobiles ad tuendam patriam arma<text:line-break/>sumpser(a1)t (sol) castris hostium insult(a1)tes.<text:s/><text:span text:style-name="T3240">T</text:span>um qui(-)<text:line-break/>dam ex nobili familia iactab(u1)dus ascenso equo ar<text:line-break/>matus (sol) extra portam extento cursu ferebatur (sol) in(-)<text:line-break/>crepans tarditatem<text:s/>ceterorum (sol) qui veluti timidi<text:line-break/>tardius inceder(e1)t (sol) se(q3) vel solum clamit(a1)s cum ho<text:line-break/>stibus congressurum.<text:s/><text:span text:style-name="T3241">C</text:span>um miliaris spacium cur<text:line-break/>r(e1)do et vires suas iact(a1)do tr(a1)segisset (!) vid(e1)s quosd(a1)<text:line-break/>vulneribus c(o1)fectos ab hostibus reuerti. cepit pau<text:line-break/>latim incedere tardius l(e1)to(q3) passu proficisci. Au(-)<text:line-break/>dito vero hostium cum ciuibus pugnantium cla(-)<text:line-break/>more (sol) conspecta(q3) a longe preliantium pugna (!) gra<text:line-break/>dum fixit immobilis.<text:s/><text:span text:style-name="T3242">C</text:span>um quidam qui eius iacta<text:line-break/>toris verba audierant (!) cur<text:s/>non vlterius progrede<text:line-break/>retur ad pugnam rogarent (!) tum ille c(u1) aliqu(a1)diu<text:line-break/>siluisset (sol) tandem non sentio me ita fortem et stre(-)<text:line-break/>nu(u1) armis esse ait (sol) vt persuaseram michi.<text:s/><text:span text:style-name="T3243">P</text:span>(e1)sit(a1)(-)<text:line-break/>de sunt animi et corporis vires (!) ne(q3) plus promit<text:line-break/>tendum (q4) queas prestare (;)</text:p>
      <text:h text:style-name="Titre2" text:outline-level="2"><text:span text:style-name="T3244">D</text:span>e homine qui per biennium cibum non<text:line-break/>sumpsit ne(q3) potum (;)<text:tab/>.<text:span text:style-name="T3245">C</text:span>.<text:span text:style-name="T3246">C</text:span>.xlvii.</text:h>
      <text:p text:style-name="P3247"><text:span text:style-name="T3248">V</text:span><text:span text:style-name="T3249">E</text:span>reor ne id quod nostris c(o1)fabulationibus<text:line-break/>inseram ceteris fabulosius videatur (!) cum et<text:line-break/>natura repugnet (sol) et preter modum videatur mir(a1)<text:line-break/>dum. tam(e1) ita verum esse c(o1)pert(u1) est vt impud(e1)s<text:line-break/><text:span text:style-name="pb">[f. 84v]</text:span><text:span text:style-name="pb"><text:line-break/></text:span>videatur id negare.<text:s/><text:span text:style-name="T3250">Q</text:span>uidam Iacobus nomine qui<text:line-break/>tempore Eugenii erat (i1) romana curia ex iis qui vo<text:line-break/>c(a1)tur copiiste. cum ad patriam nouiom(u1) in galli(a1)<text:line-break/>redisset (!) incidit in morbum grau(e1) (sol) et diuturnum<text:line-break/>(longior esset futura narratio si omnia rec(e1)sere ve<text:line-break/>lim (sol) que sibi in morbo asserit contigisse) tandem<text:line-break/>post annos multos (a1)no. vi.<text:s/><text:span text:style-name="T3251">N</text:span>icolai quinti ponti(-)<text:line-break/>ficis reuersus ad curiam vt iret ad sepulchrum sal<text:line-break/>uatoris nostri (sol) nudus et inops (nam in itinere in(-)<text:line-break/>ciderat in latrones) diuertit (sol) apud curiales vicinos<text:line-break/>meos honestissimos viros quibus antea fuerat no<text:line-break/>tus.<text:s/><text:span text:style-name="T3252">I</text:span>s biennio iam post morbum dicit se ne(q3) co(-)<text:line-break/>medisse ne(q3) potasse (sol) cuius rei periculum<text:s/>factum<text:line-break/>est sepius. homo macerrimus est sacerdos et sane<text:line-break/>mentis (sol) vt qui officium continue dicat et missam<text:line-break/>me vidente audierit.<text:s/><text:span text:style-name="T3253">P</text:span>lures et theologi et phisici<text:line-break/><text:soft-page-break/>cum eo serio locuti sunt (sol) rem contra naturam ai(-)<text:line-break/>unt. sed ita certa est vt pernicacis sit id n(o1) credere.<text:line-break/><text:span text:style-name="T3254">C</text:span>oncursus ad eum fit quotidie hominum percon<text:line-break/>tantium (sol) multi varia de hoc sentiunt.<text:s/><text:span text:style-name="T3255">S</text:span>(u1)t qui exi<text:line-break/>stimant corpus illud a demone habitari (sol) sed nulla<text:line-break/>signa in eo apparent (sol) nisi prudentis viri probi et<text:line-break/>religiosi (sol) qui hodie quo(q3) scribendi exercitio vacat<text:line-break/>Alii humorem melancolicum asser(u1)t prebere nu<text:line-break/>trimentum. cum ipso egomet sepius s(u1) collocut(con)<text:line-break/><text:span text:style-name="pb">[f. 85r]</text:span><text:span text:style-name="pb"><text:line-break/></text:span>falsa existim(a1)s que diceb(a1)tur.<text:s/><text:span text:style-name="T3256">I</text:span>s quo(q3) n(o1) minus<text:line-break/>(q4) reliquos se ex hoc admirari dicit. non<text:s/>tamen su(-)<text:line-break/>bito sed paulatim in hanc consuetudinem descen(-)<text:line-break/>dit.<text:s/><text:span text:style-name="T3257">E</text:span>go rem hanc magis admirarer (sol) nisi reuolu(e1)s<text:line-break/>nuper quosdam annuales (quos in gallia olim tr(a1)<text:line-break/>scripsi) legissem. idem tempore Lotharii impera(-)<text:line-break/>toris et Pascalis pape anno dn(i1).<text:s/><text:span text:style-name="T3258">M</text:span>.<text:span text:style-name="T3259">C</text:span>.<text:span text:style-name="T3260">C</text:span>.<text:span text:style-name="T3261">C</text:span>.xxii.<text:line-break/>contigisse puellam scilicet. xii. annorum in territo<text:line-break/>rio tullensi villa comertiaci (sol) post assumptam (i1) pa<text:line-break/>scate sacram c(o1)munionem (sol) primo per.x. menses<text:line-break/>p(a1)e (sol) deinde tri(e1)nio potu et cibo abstinuisse (sol) postea<text:line-break/>redisse<text:s/>ad priorem vitam. quod et iste de se sperat<text:line-break/>futurum (;)</text:p>
      <text:h text:style-name="Titre2" text:outline-level="2"><text:span text:style-name="T3262">F</text:span>acetum dictum hominis asinum erudire<text:line-break/>promittentis (;)<text:tab/>.<text:span text:style-name="T3263">C</text:span>.<text:span text:style-name="T3264">C</text:span>.xlviii.</text:h>
      <text:p text:style-name="P3265"><text:span text:style-name="T3266">T</text:span><text:span text:style-name="T3267">I</text:span>rannus ad exhauriendum bonis (sol) subdit(u1)<text:line-break/>(qui se multa facturum iactabat) sub graui<text:line-break/>pena precepit vt asin(u1) litteras doceret. ille impos(-)<text:line-break/>sibile ait fore (sol) nisi multum temporis sibi in erudi<text:line-break/>endo asino c(o1)cederetur. petere qu(a1)tum vellet ius(-)<text:line-break/>sus (sol) decennium impetrauit. deridebatur ab omni<text:line-break/>bus (sol) quoni(a1) rem impossibilem suscepisset.<text:s/><text:span text:style-name="T3268">I</text:span>lle a(-)<text:line-break/>micos solatos nil timeo inquit. nam interim aut<text:line-break/>ego moriar (sol) aut asinus (sol) aut dominus. quibus ver<text:line-break/>bis ostendit salutare esse rem difficilem (i1) longum<text:line-break/><text:span text:style-name="pb">[f. 85v]</text:span><text:span text:style-name="pb"><text:line-break/></text:span>protrahi ac differri.</text:p>
      <text:h text:style-name="Titre2" text:outline-level="2"><text:span text:style-name="T3269">D</text:span>e presbitero ephifaniam an vir esset vel<text:line-break/>femina ignorante (;)<text:tab/>.<text:span text:style-name="T3270">C</text:span>.<text:span text:style-name="T3271">C</text:span>.xlix.</text:h>
      <text:p text:style-name="P3272"><text:span text:style-name="T3273">S</text:span><text:span text:style-name="T3274">O</text:span>cius quidam in festo ephifanie narrauit<text:line-break/>michi stultici(a1) ridicul(a1) sacerdotis c(o1)tribu(-)<text:line-break/>lis sui.<text:s/><text:span text:style-name="T3275">S</text:span>acerdos fuit (i1)quit qui popl(o1) n(u1)ci(a1)s Ephi<text:line-break/>fanie celebritatem futur(a1) (!) cras ait summa deuot(o1)e<text:line-break/>veneremini<text:s/><text:span text:style-name="T3276">E</text:span>phifani(a1). maxim(u1) est en(i1) et precipu<text:line-break/>(u1) fest(u1). nescio a(u1)t vir fuerit (a1) fe(i1)a. sed quisquis ex<text:line-break/>titerit (!) a no bis (e1) s(u1)mo timore hic dies custodi(e1)do.</text:p>
      <text:soft-page-break/>
      <text:h text:style-name="Titre2" text:outline-level="2"><text:span text:style-name="T3277">D</text:span>e quod(a1) equestre corpul(e1)to (;)<text:tab/>.C.C.l.</text:h>
      <text:p text:style-name="P3278"><text:span text:style-name="T3279">E</text:span><text:span text:style-name="T3280">Q</text:span>uestr(e1) qu(e1)d(a1) admod(u1) corpul(e1)t(u1) vrb(e1) pe<text:line-break/>rusi(u1) ingressum (sol) c(u1) permulti (natura n. ad<text:line-break/>facetias sunt prompti) anteriori (sol) c(o1)tra mor(e1) equi<text:line-break/>parte ioc(a1)do mala ferre dicerent. Ille faceto resp(o1)<text:line-break/>so atqui ita est opus (i1)quit in vrbe furibus ac latro<text:line-break/>nibus referta.</text:p>
      <text:h text:style-name="Titre2" text:outline-level="2"><text:span text:style-name="T3281">F</text:span>enerator ficte penit(e1)s in<text:line-break/>peius recidiuat.<text:tab/>C.C.li.</text:h>
      <text:p text:style-name="P3282"><text:span text:style-name="T3283">A</text:span><text:span text:style-name="T3284">D<text:s/></text:span>sen(e1) qu(e1)d(a1) fenerator(e1) qui artem se desisse<text:line-break/>simulabat (sol) accessit homo pecuni(a1) sub fenore<text:line-break/>sumpturus (!) tulit(q3) in pignus cruc(e1) arg(e1)te(a1) (!) in (q4)<text:line-break/>(i1)erat porci(u1)cula ligni crucis saluatoris nostri.<text:s/><text:span text:style-name="T3285">C</text:span>(u1)<text:line-break/>peteretur a sene vt pecuni(a1) mutuaret (sol) ego inquit<text:line-break/>ab hoc fenor(a1)di peccato iam destiti (!) sed vade ad il<text:line-break/>lum filium meum ait (et nomen dixit) qui anim(a1)<text:line-break/><text:span text:style-name="pb">[f. 86r]</text:span><text:span text:style-name="pb"><text:line-break/></text:span>profligauit ac perdidit vt mutuet tibi. misit(q3) do(-)<text:line-break/>mesticum cum illo (sol) dom(u1) filii m(o1)straturum. c(u1)<text:line-break/>iam abissent longius (!) heus tu inquit domestico (sol)<text:line-break/>dic filio vt meminerit deducere de precio ligni p(o1)<text:line-break/>dus. Noluit qui ad conscienti(a1) se redisse finxerat (sol)<text:line-break/>vt filius lignum<text:s/>crucis extimaret pro argento (sol) id<text:line-break/>vilius argento putans. facilime res in suam natu(-)<text:line-break/>ram redit.</text:p>
      <text:h text:style-name="Titre2" text:outline-level="2">.<text:span text:style-name="T3286">C</text:span>.<text:span text:style-name="T3287">C</text:span>.lii.<text:line-break/><text:span text:style-name="T3288">D</text:span>e auiculis fabulose et salse loqu(e1)tibus (;)</text:h>
      <text:p text:style-name="P3289"><text:span text:style-name="T3290">Q</text:span><text:span text:style-name="T3291">V</text:span>idam auiculas capiens in cauea reclusas (sol)<text:line-break/>stricto manibus capite (i1)terficiebat.<text:s/><text:span text:style-name="T3292">I</text:span>nterim<text:line-break/>casu lacrimas cepit emittere.<text:s/><text:span text:style-name="T3293">T</text:span>(u1) vna ex reclusis<text:line-break/>ait reliquis (sol) bono sitis animo. nam vt video lacri(-)<text:line-break/>m(a1)tem nostri miseretur. hic senior ex eis (sol) o fili (i1)(-)<text:line-break/>quit non ad oculos respice sed ad manus. non ad<text:line-break/>verba sed opera (!) monstrans<text:s/>esse a nobis respicien(-)<text:line-break/>dum (;)</text:p>
      <text:h text:style-name="Titre2" text:outline-level="2"><text:span text:style-name="T3294">C</text:span>athenis variis coll(u1) c(i1)gens (sol) stultior<text:line-break/>estimatur (;)<text:tab/>.<text:span text:style-name="T3295">C</text:span>.<text:span text:style-name="T3296">C</text:span>.liii.</text:h>
      <text:p text:style-name="P3297"><text:span text:style-name="T3298">A</text:span><text:span text:style-name="T3299">R</text:span>dinis equestris quidam mediolan(e1)sis (sol) mi<text:line-break/>les gloriosus (sol) qui orator florenti(a1) venerat (sol)<text:line-break/>quotidie (i1) ostentation(e1) (sol) diuersas varii generis ad<text:line-break/>collum catenulas deferebat. huius inan(e1) iactanti(a1)<text:line-break/>videns nicolaus nicolus vir doctissim(con) et ad iocos<text:line-break/>pr(o1)pt(con) ceteri stulti (i1)quit vnica catena se v(i1)ciri pa(-)<text:line-break/>ti(u1)tur. hui(con) a(u1)t (i1)sania t(a1)ta (e1) (!) vt n(o1) sit vna cathena<text:line-break/><text:span text:style-name="pb">[f. 86v]</text:span><text:span text:style-name="pb"><text:line-break/></text:span>contentus (;)</text:p>
      <text:soft-page-break/>
      <text:h text:style-name="Titre2" text:outline-level="2">.C.C.liiii.<text:line-break/><text:span text:style-name="T3300">F</text:span>acetum Redolfi domini camerini in orato(-)<text:line-break/>rem contra omnes dominos invectum (;)</text:h>
      <text:p text:style-name="P3301"><text:span text:style-name="T3302">B</text:span><text:span text:style-name="T3303">E</text:span>llo quod inter pontificem Gregorium.xi.<text:line-break/>et flor(e1)tinos est gestum (sol) picenum et omnes<text:line-break/>ferme ecclesie<text:s/>romane prouincie a p(o1)tifice desciue<text:line-break/>runt.<text:s/><text:span text:style-name="T3304">O</text:span>rator racanat(e1)sium flor(e1)tiam missus gra<text:line-break/>tulatus est apud priores ob restitutam eis floren(-)<text:line-break/>tinorum ope libertatem (sol) multis(q3) verbis in pon(-)<text:line-break/>tificem suos(q3) ministros (sol) et precipue contra domi<text:line-break/>nos omnes et tirannos (i1)uectus est (sol) malum eorum<text:line-break/>regim(e1) et facinora detestatus (sol) nullo(q3) adhibito re(-)<text:line-break/>spectu Redolfi domini camerini (sol) qui tum dux flo<text:line-break/>rentinorum aderat (sol) cum eiusmodi legati audiren(-)<text:line-break/>tur (sol) diutius versatus<text:s/>est (i1) eorum detractione. T(u1)<text:line-break/>Redolfus petens ab oratore illo cuius facultatis<text:line-break/>aut artis esset (!) cum ille doctorem iuris ciuilis se di<text:line-break/>ceret (!) quesiuit qu(a1)tum tempus legibus operam<text:line-break/>dedisset.<text:s/><text:span text:style-name="T3305">C</text:span>um ille amplius decennio respondisset (!)<text:line-break/>(q4) vellem inquit vt saltem annum discreti(o1)is stu(-)<text:line-break/>dio vacasses. stultum illum iudicans (sol) qui tam mul<text:line-break/>ta se presente c(o1)tra dominos effudisset (;)</text:p>
      <text:h text:style-name="Titre2" text:outline-level="2"><text:span text:style-name="T3306">D</text:span>e arbitro in cuius domo porcus oleum effu(-)<text:line-break/>dit (;)<text:tab/><text:span text:style-name="T3307">F</text:span>acetia<text:tab/>.C.C.lv.</text:h>
      <text:p text:style-name="P3308"><text:span text:style-name="T3309">Q</text:span><text:span text:style-name="T3310">V</text:span>idam arbiter inter duos litig(a1)tes datus<text:line-break/><text:span text:style-name="pb">[f. 87r]</text:span><text:span text:style-name="pb"><text:line-break/></text:span>accepit ab vno vrceum olei ea spe et pollicitati(o1)e (sol)<text:line-break/>vt pro se iudex sent(e1)tiam ferret. hoc sentiens alter<text:line-break/>porcum pinguem misit iudici (sol) rogans vt sibi faue<text:line-break/>ret. tulit ille sententi(a1) pro porco.<text:s/><text:span text:style-name="T3311">Q</text:span>uod sentiens<text:line-break/>alter cum et<text:s/>fidem datam (sol) et oleum missum apud<text:line-break/>iudicem quereretur (!) porcus inquit quidam dom(u1)<text:line-break/>venit (sol) et inuento oleo vas effregit at(q3) oleum dis(-)<text:line-break/>sipauit (sol) adeo vt tui fuerim oblitus.<text:s/><text:span text:style-name="T3312">O</text:span>ptima vena<text:line-break/>lis responsio.</text:p>
      <text:h text:style-name="Titre2" text:outline-level="2">.<text:span text:style-name="T3313">C</text:span>.<text:span text:style-name="T3314">C</text:span>.lvi<text:line-break/><text:span text:style-name="T3315">I</text:span>uuencular(u1) a caluo quod(a1) faceta delusio (;)</text:h>
      <text:p text:style-name="P3316"><text:span text:style-name="T3317">I</text:span><text:span text:style-name="T3318">V</text:span>u(e1)cule due cum e(e1)nt ad fenestr(a1) domus<text:line-break/>supra ortum site (!) exibat ortolanus senex z<text:line-break/>caluus ad sumendum cibum. quem c(u1) ille vidiss(e1)t<text:line-break/>caluicie deform(e1) (!) petiuerunt n(u1)quid cuperet scire<text:line-break/>quo pacto pili nascerentur. Ass(e1)ti(e1)te illo (sol) ioci cau(-)<text:line-break/>sa dixerunt (sol) vt caput aliqu(a1)do vrina lauaret vxo(-)<text:line-break/>ris.<text:s/><text:span text:style-name="T3319">T</text:span>um ille ad eas versus (sol) hanc vestram medel(a1)<text:line-break/>ridens inquit nequa(q4) veram esse (sol) vxoris mee fac<text:line-break/>tum comprobauit (sol) que licet hunc socium meum<text:line-break/>(priap(u1) manu ost(e1)dens) iam triginta lauerit (a1)nis (!)<text:line-break/>tam(e1) nulli in eo pili exorti s(u1)t (;)</text:p>
      <text:soft-page-break/>
      <text:h text:style-name="Titre2" text:outline-level="2"><text:span text:style-name="T3320">D</text:span>e messer perde elpiato (;)<text:tab/>.<text:span text:style-name="T3321">C</text:span>.<text:span text:style-name="T3322">C</text:span>.lvii.</text:h>
      <text:p text:style-name="P3323"><text:span text:style-name="T3324">H</text:span><text:span text:style-name="T3325">E</text:span>nricus de m(o1)te leone causar(u1) procurator<text:line-break/>erat in romana curia (sol) senex admodum et pa<text:line-break/>r(u1)<text:s/>(i1) ea facultate scitus.<text:s/><text:span text:style-name="T3326">V</text:span>nde messer perde elpiato<text:line-break/><text:span text:style-name="pb">[f. 87v]</text:span><text:span text:style-name="pb"><text:line-break/></text:span>vulgari verbo appellabatur. id (e1) dominus perd(e1)s<text:line-break/>lites.<text:s/><text:span text:style-name="T3327">C</text:span>um semel ab eo postularetur (sol) cur in singu<text:line-break/>lis semper causis succ(u1)beret (!) quoniam nullus in(-)<text:line-break/>quit nisi iniusticiam petens (sol) litigaturus patrocini<text:line-break/>um meum petit (sol) vt necesse sit me semper esse (i1) cau<text:line-break/>sa iniqua inferiorem. faceta ignor(a1)tis hominis re<text:line-break/>sponsio (;)</text:p>
      <text:h text:style-name="Titre2" text:outline-level="2">.C.C.lviii.<text:line-break/><text:span text:style-name="T3328">D</text:span>e cantilena tabernariis placida (;)</text:h>
      <text:p text:style-name="P3329"><text:span text:style-name="T3330">V</text:span>Iator quidam esuriens (sol) cum diuertisset ad<text:line-break/>cauponulam (sol) ventrem cibo potu(q3) farsiuit.<text:line-break/>petente pecuniam caupone (!) ait nullos sibi esse n(u1)(-)<text:line-break/>mos (sol) sed cantilenis se satis esse facturum.<text:s/><text:span text:style-name="T3331">T</text:span>aber(-)<text:line-break/>narius non c(a1)tu sed precio sibi opus e(e1) respondit.<text:line-break/>quid alter si eam c(a1)tionem dicam que placeat tibi (sol)<text:line-break/>n(u1) ea pro pecunia c(o1)tentus eris (?)<text:s/><text:span text:style-name="T3332">A</text:span>nnuente cau(-)<text:line-break/>pone (sol) cepit viator canere (sol) et an ea placeret (i1)terro(-)<text:line-break/>gauit. cum abnuisset caupo (!) vn(a1) et deinde alteram<text:line-break/>cecinit (sol) nullius cantu sibi satisfieri ille testatus est<text:line-break/>hic viator (sol) dicam ergo nunc inquit e(a1) que tibi sit<text:line-break/>placitura. et arrepto marsupio (sol) dissolu(e1)ti similis<text:line-break/>cepit c(a1)tionem (sol) qua viatores vti c(o1)sueuer(u1)t.<text:s/><text:span text:style-name="T3333">M</text:span>et(-)<text:line-break/>ti mano alborsa et pagha loste. hoc (e1) mitte man(u1)<text:line-break/>ad bursam et satisfac hospiti. hac dicta nunquid il(-)<text:line-break/>la sibi placeret rogat. placet hec (i1)quit hospes.<text:s/><text:span text:style-name="T3334">T</text:span>(u1)<text:line-break/>viator satisfactum est tibi ex pacto ait (sol) post(q4) hec<text:line-break/><text:span text:style-name="pb">[f. 88r]</text:span><text:span text:style-name="pb"><text:line-break/></text:span>cantio placuit tibi.<text:s/><text:span text:style-name="T3335">I</text:span>ta abs(q3) solutione discessit.</text:p>
      <text:h text:style-name="Titre2" text:outline-level="2"><text:span text:style-name="T3336">D</text:span>e gracili<text:s/>quod(a1) (sol) faceta resp(o1)sio (;)<text:tab/><text:span text:style-name="T3337">C</text:span>.<text:span text:style-name="T3338">C</text:span>.lix.</text:h>
      <text:p text:style-name="P3339"><text:span text:style-name="T3340">C</text:span>Iuis noster michi amicissimus (sol) est admod(u1)<text:line-break/>gracili corpore ac macilentus. Admirante<text:line-break/>quodam huius rei causam (!) facetus quid(a1) quid mi<text:line-break/>raris inquit quod est (i1) promptu (?) semihor(a1) quippe<text:line-break/>hic in<text:s/>cibo capiendo sedet (sol) in secessu ad emittend(u1)<text:line-break/>duas.<text:s/><text:span text:style-name="T3341">M</text:span>os. n. illi est vt plurim(u1) temporis in pur(-)<text:line-break/>gando ventrem impartiat.</text:p>
      <text:h text:style-name="Titre2" text:outline-level="2"><text:span text:style-name="T3342">F</text:span>aceta responsio mulieris pugillare vacum<text:line-break/>habentis.<text:tab/>.<text:span text:style-name="T3343">C</text:span>.<text:span text:style-name="T3344">C</text:span>.lx.</text:h>
      <text:p text:style-name="P3345"><text:span text:style-name="T3346">M</text:span><text:span text:style-name="T3347">A</text:span>trona e nostris honestissima mulier (sol) que(-)<text:line-break/>renti tabellario n(u1)quid litterar(u1) ad marit(u1)<text:line-break/>dare vellet (aberat enim longius rei publice lega(-)<text:line-break/>tus) quomodo inquit possum scribere (sol) cum vir ca<text:line-break/><text:soft-page-break/>lamum detulerit secum (sol) michi pugillare vacuum<text:line-break/>reliquerit (?)<text:s/><text:span text:style-name="T3348">F</text:span>aceta at(q3) honesta resp(o1)sio (;)</text:p>
      <text:h text:style-name="Titre2" text:outline-level="2"><text:span text:style-name="T3349">R</text:span>idenda de paucitate amicorum dei<text:line-break/>responsio (;)<text:tab/>.<text:span text:style-name="T3350">C</text:span>.<text:span text:style-name="T3351">C</text:span>.lxi.</text:h>
      <text:p text:style-name="P3352"><text:span text:style-name="T3353">A</text:span><text:span text:style-name="T3354">D</text:span>egr(u1) quendam ciuem nostrum perface(-)<text:line-break/>tum (sol) qui graui morbo diutius torqueba(-)<text:line-break/>tur (sol) accessit religiosus hortandi gratia. Cum vero<text:line-break/>inter cetera consolationis verba dixisset (sol) solere de(-)<text:line-break/>um quos diligeret hoc pacto castigare et inc(o1)mo(-)<text:line-break/>dis afficere (!) non mirum est inquit egrotus si tam<text:line-break/><text:span text:style-name="pb">[f. 88v]</text:span><text:span text:style-name="pb"><text:line-break/></text:span>paucos amicos habet (sol) habitur(con) si ita tractaret eos<text:line-break/>etiam pauciores (;)</text:p>
      <text:h text:style-name="Titre2" text:outline-level="2"><text:span text:style-name="T3355">D</text:span>e sc(i1)<text:s/><text:span text:style-name="T3356">A</text:span>ntonii fratre et laico ac lupo.</text:h>
      <text:p text:style-name="P3357"><text:span text:style-name="T3358">R</text:span><text:span text:style-name="T3359">E</text:span>ligiosus ex iis questuariis qui pro sancto<text:line-break/>Antonio elemosinam petunt (sol) agricole ad<text:line-break/>dandum sibi nescio quid frumenti persuasit ea pol<text:line-break/>licitatione vt assereret res omnes suas et oues pre<text:line-break/>sertim per eum annum saluas at(q3) (i1)columes fore.<text:line-break/>Huiusmodi rusticus promissis fidens (sol) cum oues<text:line-break/>licentius vagari permisisset (!) lupus plures ex eis<text:line-break/>comedit. qua ex re indignatus villicus (sol) cum anno<text:line-break/>altero questuarius pro frumento rediret (!) negauit<text:line-break/>se quic(q4) daturum (sol) et simul questus est (i1)anes suas<text:line-break/>fuisse pollicitationes.<text:s/><text:span text:style-name="T3360">S</text:span>ciscitatus c(a1)m (sol) respondit<text:line-break/>ab lupo oues suas raptas. Lupus inquit alter (sol) o(-)<text:line-break/>ho mala bestia est et abs(q3) fide (sol) caue ab ea. Non e(-)<text:line-break/>nim sanctum Antonium tantum (sol) sed ipsum chri(-)<text:line-break/>stum si posset falleret.<text:s/><text:span text:style-name="T3361">S</text:span>tult(u1) est in iis fidere quo<text:line-break/>rum exercicium in fraudando c(o1)sumitur (;)</text:p>
      <text:h text:style-name="Titre2" text:outline-level="2"><text:span text:style-name="T3362">D</text:span>e mirabili confitenti et confessore<text:line-break/>reciproca pro satisfactione putanti (;)</text:h>
      <text:p text:style-name="P3363"><text:span text:style-name="T3364">Q</text:span><text:span text:style-name="T3365">V</text:span>idam seu serio seu sacerdotis elud(e1)di cau<text:line-break/>sa ad eum adiit (sol) asserens se peccata sua c(o1)fi(-)<text:line-break/>teri<text:s/>velle iussus dicere que meminerat (sol) ait nescio<text:line-break/><text:span text:style-name="pb">[f. 89r]</text:span><text:span text:style-name="pb"><text:line-break/></text:span>quid se ab altero clam furatum (sol) sed illum multo(-)<text:line-break/>plus eripuisse sibi. tum sacerdos alter(u1) inquit pro<text:line-break/>altero computetur (sol) quoniam pares in facto estis.<text:line-break/>addidit etiam se alium qu(e1)piam verberasse (sol) et se<text:line-break/>quo(q3) ab eo vapulatum. eo modo sacerdos parem<text:line-break/>fuisse culpam et penam dixit. plura s(i1)li modo cum<text:line-break/>retulisset semper sacerdos alterum pro altero com<text:line-break/>pensandum resp(o1)debat.<text:s/><text:span text:style-name="T3366">T</text:span>um ille restat nunc pec<text:line-break/>catum inquit ingens quod dicere vereor at(q3) eru(-)<text:line-break/>besco (sol) tibi presertim ad quem maxime spectat.<text:s/><text:span text:style-name="T3367">C</text:span>(u1)<text:line-break/>hortaretur eum sacerdos ad deponendam verec(u1)(-)<text:line-break/><text:soft-page-break/>diam et libere profitendum crimen (!) cum diutius<text:line-break/>recusasset (sol) tandem motus exhortantis sacerdotis<text:line-break/>verbis (sol) ego inquit sororem tuam cognoui. tum<text:line-break/>sacerdos et ego matrem tuam ait sepius futiui.<text:line-break/>ita(q3) vt de reliquis alterum alterius culpam luat (sol)<text:line-break/>ita paritas criminum peccatorem absoluit.</text:p>
      <text:h text:style-name="Titre2" text:outline-level="2"><text:span text:style-name="T3368">D</text:span>uorum florentinorum adolescentium<text:line-break/>dicta sale respersa (;)<text:tab/>.C.C.lxiiii.</text:h>
      <text:p text:style-name="P3369"><text:span text:style-name="T3370">A</text:span>Dolesc(e1)s quispiam flor(e1)(-)<text:line-break/>tie deferebat ad arni fluuium retia (sol) quib(con)<text:line-break/>lauantur lane. huic obuius dicax puer (sol) ridendi il(-)<text:line-break/>lius gratia (sol) ad quod istuc cum recte pergis aucu(-)<text:line-break/>pium inquit (?)<text:s/><text:span text:style-name="T3371">T</text:span>um ille ad exit(u1) lupanaris vado (sol)<text:line-break/><text:span text:style-name="pb">[f.</text:span><text:span text:style-name="pb"><text:s/>89v]</text:span><text:span text:style-name="pb"><text:line-break/></text:span>vt extenso ibi reti capiam matrem tuam. euestigio<text:line-break/>alter (sol) heus tu inquit pulsa locum diligentius (sol) n(a1)<text:line-break/>et ibi quo(q3) reperies tu(a1).<text:s/><text:span text:style-name="T3372">D</text:span>uo eodem sale resper(-)<text:line-break/>sa dicta (;)</text:p>
      <text:h text:style-name="Titre2" text:outline-level="2"><text:span text:style-name="T3373">C</text:span>.<text:span text:style-name="T3374">C</text:span>.lxv.<text:line-break/><text:span text:style-name="T3375">A</text:span>dolescentis c(o1)fusio super m(e1)sam m(i1)g(e1)tis<text:line-break/>in c(o1)uiuio (;)</text:h>
      <text:p text:style-name="P3376"><text:span text:style-name="T3377">N</text:span><text:span text:style-name="T3378">O</text:span>bilis in vngaria adolesc(e1)s a quodam nobi<text:line-break/>liore quo cum sibi affinitas erat (sol) ad prandi<text:line-break/>um vocatus (sol) accessit cum famulis equester (sol) cum<text:line-break/>abesset l(o1)gius. cum ex equo descendisset (sol) viri mu(-)<text:line-break/>lieres(q3) obuiam prodeunt (sol) adolescentem(q3) euesti(-)<text:line-break/>gio (et hora erat tardiuscula) ad triclinium conui(-)<text:line-break/>uio paratum deducunt. lotis deinde statim mani(-)<text:line-break/>bus (sol) in mensa inter duas formosas adolesc(e1)tulas<text:line-break/>hospitis filias adolescens collocatur (sol) qui emitten(-)<text:line-break/>de vrine cupiditate pre pudore tacita (sol) ne(q3) vlla da<text:line-break/>ta diuertendi facultate (!) inter edendum mingendi<text:line-break/>cruciatu ita vexabatur (!) vt ciborum cogeretur obli<text:line-break/>uisci. cum omnes suspensum animum remissio(-)<text:line-break/>rem(q3) in sumendo cibo viderent (sol) ac hortar(e1)tur ad<text:line-break/>edendum (!) ille dolore motus dextra manu subtus<text:line-break/>m(e1)s(a1) posita (sol) priap(u1) occulte exertum (sol) in alteram<text:line-break/>ocrear(u1) mingendi gr(a1) demisit.<text:s/><text:span text:style-name="T3379">A</text:span>dolescentula dex<text:line-break/>tre proxima (sol) heus ede alacriter (i1)quiens (sol) brachi(u1)(-)<text:line-break/>(q3) subito<text:s/>apprehendens (sol) manum extulit supra<text:line-break/><text:span text:style-name="pb">[f. 90r]</text:span><text:span text:style-name="pb"><text:line-break/></text:span>mensam virilia ten(e1)tem ac ming(e1)tem (sol) ex quo vri(-)<text:line-break/>na mensa respersa est.<text:s/><text:span text:style-name="T3380">A</text:span>d tam insolitum spectacu(-)<text:line-break/>lum (sol) risere omnes (sol) adolescente admodum verec(u1)(-)<text:line-break/>dia perfuso.</text:p>
      <text:soft-page-break/>
      <text:h text:style-name="Titre2" text:outline-level="2"><text:span text:style-name="T3381">C</text:span>allida consilia florentie femine (i1) facinore<text:line-break/>deprehense (;)<text:tab/>.C.C.lxvi.</text:h>
      <text:p text:style-name="P3382"><text:span text:style-name="T3383">M</text:span><text:span text:style-name="T3384">V</text:span>lier prope florentiam publici hospitis v(-)<text:line-break/>xor admodum liberalis (sol) cum quodam cui(con)<text:line-break/>vsu tenebatur cubabat (i1) lecto.<text:s/><text:span text:style-name="T3385">A</text:span>ccessit interim de<text:line-break/>improuiso et alter (sol) idem quod prior facturus. qu(e1)<text:line-break/>presentiens scalas ascendentem mulier at(q3) obui(a1)<text:line-break/>facta (sol) acriter eum iurgare et vlteriore aditu arce(-)<text:line-break/>re cepit (sol) asserens non esse tempus quo ei satisfieri<text:line-break/>posset (sol) rogans(q3) vt euestigio abiret. renit(e1)do alter<text:line-break/>cando(q3) cum ali(q4)diu tempus tereretur (!) superueni<text:line-break/>ens vir quid sibi ea vellet concertatio quesiuit (?) fe(-)<text:line-break/>mina ad fallendum prompta (sol) hic (i1)quit iterato a(i1)o<text:line-break/>vult superius ingredi ad vulnerandum quendam<text:line-break/>qui in domum c(o1)fugit (sol) quem adhuc c(o1)tinui (sol) ne<text:line-break/>t(a1)tum facinus hic patraretur.<text:s/><text:span text:style-name="T3386">I</text:span>lle qui latebat his<text:line-break/>auditis verbis (sol) sumpto a(i1)mo cepit minari (sol) se vl(-)<text:line-break/>turum iniuriam dictitans.<text:s/><text:span text:style-name="T3387">A</text:span>lter iterum priori v(i1)<text:line-break/>et minas intentare se simulabat.<text:s/><text:span text:style-name="T3388">V</text:span>ir stultus quesi<text:line-break/>ta causa dissensionis onus<text:s/>rei compon(e1)de suscepit.<text:line-break/><text:span text:style-name="pb">[f. 90v]</text:span><text:span text:style-name="pb"><text:line-break/></text:span>et cum ambobus vna collocutus pac(e1) composuit (sol)<text:line-break/>soluens etiam de suo vinum (sol) vt vxoris adulterio<text:line-break/>adderet iacturam potus. callida profecto f(u1)t femi(-)<text:line-break/>ne c(o1)silia in facinore depreh(e1)se (;)</text:p>
      <text:h text:style-name="Titre2" text:outline-level="2"><text:span text:style-name="T3389">D</text:span>e mortuo viuo (sol) ad sepulchr(u1) deducto (sol)<text:line-break/>loqu(e1)te et risum mou(e1)te (;)<text:tab/>.<text:span text:style-name="T3390">C</text:span>.<text:span text:style-name="T3391">C</text:span>.lxvii.</text:h>
      <text:p text:style-name="P3392"><text:span text:style-name="T3393">E</text:span><text:span text:style-name="T3394">R</text:span>at flor(e1)tie stultus cognomine nigniaca (sol)<text:line-break/>haud nimi(u1) insaniens et satis ioc(u1)dus. Iu<text:line-break/>uenes quidam faceti ioci gratia cum vellent ei per<text:line-break/>suadere illum grauiter<text:s/>egrotare (!) re c(o1)posita (sol) exe(-)<text:line-break/>(u1)ti mane domo vnus obuiam fit (sol) pet(e1)s nunquid<text:line-break/>ei mal (:) (cum facie e(e1)t immutata et pallida) c(o1)tigis(-)<text:line-break/>let (!) nequa(q4) respondit stultus.<text:s/><text:span text:style-name="T3395">C</text:span>um paulum pro(-)<text:line-break/>cessisset l(o1)gius (!) alius ex<text:s/>c(o1)posito rogauit an tene(-)<text:line-break/>retur febri (sol) cum macra e(e1)t facie et egritudin(e1) ost(e1)<text:line-break/>t(a1)te (!) cepit ad dubitare stultus verum quod diceba<text:line-break/>tur credens. cum prodiret timidus l(e1)to passu (sol) ter<text:line-break/>cius vt constitutum erat conspecto illo (sol) vultus ait<text:line-break/>tuus iudicat te febri valida torqueri et grau(e1) mor<text:line-break/>bum esse. timuit ille magis et represso pede cogi(-)<text:line-break/>tabundus animo pendebat an febricitaret.<text:s/><text:span text:style-name="T3396">T</text:span>um<text:line-break/>superueniens quartus grauissime illum infirma(-)<text:line-break/>ri affirmauit (sol) mirari(q3) se dixit non<text:s/>illum in lecto<text:line-break/>esse. suasit(q3) vt domum euestigio rediret. se(q3)<text:line-break/><text:span text:style-name="pb">[f. 91r]</text:span><text:span text:style-name="pb"><text:line-break/></text:span>socium obtulit vt fratrem curaturum.<text:s/><text:span text:style-name="T3397">R</text:span>etrocessit<text:line-break/>stultus tanquam magna grauatus infirmitate (sol) et<text:line-break/>lectulum ingressus expiranti similis videbatur.<text:line-break/><text:soft-page-break/><text:span text:style-name="T3398">C</text:span>eteri socii euestigio domum prodeunt dic(e1)tes rec<text:line-break/>te illum qui se (i1) lecto collocasset fecisse. paulopost<text:line-break/>superuenit quidam qui se medicum profitebatur.<text:line-break/>et tacto pulsu (!) te(i1)tatus est egrum paulopost ex eo<text:line-break/>morbo periturum.<text:s/><text:span text:style-name="T3399">D</text:span>einde circunstantes lectum<text:line-break/>omnes dicentes alter alteri (sol) iam iste incipit mori (sol)<text:line-break/>iam pedes frigescunt (sol) lingua balbutit (sol) et caligant<text:line-break/>oculi (sol) statim(q3) expirabit inquiunt.<text:s/><text:span text:style-name="T3400">C</text:span>laudamus igi<text:line-break/>tur oculos et componamus manus et ad sepelien<text:line-break/>dum feramus. et o (q4) magna iactura in istius obi(-)<text:line-break/>tu<text:s/>facta est. bonus enim et amicus noster. et se in(-)<text:line-break/>uicem consolabantur.<text:s/><text:span text:style-name="T3401">S</text:span>tultus vt def(u1)ctus nichil<text:line-break/>loquutus (sol) persuaserat sibi se mortuum esse. posito<text:line-break/>in feretro cum iuuenes illi per vrbem portarent (!)<text:line-break/>petentibus ceteris quidnam rei esset (!) se<text:s/>nigniacam<text:line-break/>ad sepulchrum ferre mortuum dicebant.<text:s/><text:span text:style-name="T3402">I</text:span>nter<text:line-break/>petendum multi ad ludum concurrebant. cum (o1)(-)<text:line-break/>nes nigniacam mortuum ad sepulturam defer(-)<text:line-break/>re dicerent (!) vnus ex tabernariis o quam mala be(-)<text:line-break/>stia fuit (sol) et fur pessimus ait (sol) dignus certe suspen(-)<text:line-break/>di laqueo.<text:s/><text:span text:style-name="T3403">T</text:span>um stultus cum hec audisset erecto<text:line-break/>capite (!) si viuus essem sicut sum mortuus inquit (sol)<text:line-break/><text:span text:style-name="pb">[f. 91v]</text:span><text:span text:style-name="pb"><text:line-break/></text:span>dicer(e1) furcifer te per gul(a1) mentiri.<text:s/><text:span text:style-name="T3404">Q</text:span>ui eum por<text:line-break/>tabant (sol) aborto risu maximo (!) ho(i1)em (i1) feretro reli(-)<text:line-break/>quere</text:p>
      <text:h text:style-name="Titre2" text:outline-level="2"><text:span text:style-name="T3405">D</text:span>e<text:s/>dubio zophismate (;)<text:tab/><text:span text:style-name="T3406">C</text:span>.<text:span text:style-name="T3407">C</text:span>.lxviii</text:h>
      <text:p text:style-name="P3408"><text:span text:style-name="T3409">D</text:span><text:span text:style-name="T3410">I</text:span>sserebant ambulantes socii duo (sol) vtra ma(-)<text:line-break/>ior esset voluptas (sol) coitus ne an ventris seces<text:line-break/>sus. conspecta muliere que congressum hominum<text:line-break/>haud aspernata fuerat (!) percunctemur hanc alter<text:line-break/>ait vtran(q3) rem expertam. minime inquit hec est<text:line-break/>idonea alter ad hanc rem iudicandam (sol) multo en(i1)<text:line-break/>futiuit sepius (q4) cacauit (;)</text:p>
      <text:h text:style-name="Titre2" text:outline-level="2"><text:span text:style-name="T3411">D</text:span>e molendinario ab vxore decepto<text:line-break/>et qui(q3) ouis refecto.<text:tab/>.<text:span text:style-name="T3412">C</text:span>.<text:span text:style-name="T3413">C</text:span>.lxix</text:h>
      <text:p text:style-name="P3414"><text:span text:style-name="T3415">A</text:span><text:span text:style-name="T3416">D</text:span>icietur superioribus confabulatio m(a1)tue<text:line-break/>inter omnes nota.<text:s/><text:span text:style-name="T3417">E</text:span>st iuxta vrbis pontem<text:line-break/>mola (sol) cuius magister cornicula dicebatur. Is in<text:line-break/>ponte post cenam (et estas erat) sedens transcun(-)<text:line-break/>tem puellam rusticanam etate matura (sol) veluti er(-)<text:line-break/>rabundam conspicatus (!) hortatur cum hora esset<text:line-break/>tarda et sol in occasum vergeret (sol) vt apud vxorem<text:line-break/>diuerteret.<text:s/><text:span text:style-name="T3418">C</text:span>um annuisset illa (sol) accito famulo (sol)<text:line-break/>duci eam ad vxorem iubet (sol) dari(q3) cenam et in cer(-)<text:line-break/>to cubiculo locari.<text:s/><text:span text:style-name="T3419">R</text:span>emisso famulo cum intellige<text:line-break/>ret vxor virum ad adolescentulam adiecisse ani(-)<text:line-break/>mum (sol) adolesc(e1)tula enim in suo lecto collocata (!)<text:line-break/><text:soft-page-break/><text:span text:style-name="pb">[f. 92r]</text:span><text:span text:style-name="pb"><text:line-break/></text:span>ipsa in idem cubiculum dormitum proficiscitur.<text:line-break/><text:span text:style-name="T3420">V</text:span>ir de industria ad multam noctem cum vigilas(-)<text:line-break/>set (sol) existimans dormitare vxorem clam domum<text:line-break/>reuersus cubiculum (i1)greditur (sol) ignarus(q3) doli (!) vxo<text:line-break/>rem tacitus tacitam subagitauit.<text:s/><text:span text:style-name="T3421">E</text:span>gressus quod e(-)<text:line-break/>gerat dixit famulo (sol) ipsum ad idem certamen co(-)<text:line-break/>hortatus. ipse patroni vxorem cognouit.<text:s/><text:span text:style-name="T3422">C</text:span>ornicu<text:line-break/>la ad solitum cubiculum diuertens (sol) <text:span text:style-name="T3423">I</text:span>ectum silens<text:line-break/>(i1)trauit ne vxor vt putabat excitaretur.<text:s/><text:span text:style-name="T3424">M</text:span>ane qu(a1)(-)<text:line-break/>primum surgens tacitus abiit (sol) existimans se puel<text:line-break/>lam cognouisse.<text:s/><text:span text:style-name="T3425">H</text:span>ora deinde pr(a1)dii cum redisset<text:line-break/>ad domum (sol) vxor in primis sibi quin(q3) rec(e1)tia oua<text:line-break/>ad sorbendum dedit.<text:s/><text:span text:style-name="T3426">A</text:span>dmiratus vir rei nouitat(e1)<text:line-break/>cum quid id sibi vellet perc(u1)taretur (sol) illa vultu hi<text:line-break/>lari pro numero miliarium que ea nocte confece(-)<text:line-break/>rat totidem oua sibi offerre inquit. s(e1)sit ille se suo<text:line-break/>laqueo captum ac simulans ab se solo vxorem co(-)<text:line-break/>gnitam (sol) oua sumpsit. accidit plerun(q3) vt suomet<text:line-break/>dolo castigentur improbi (;)</text:p>
      <text:h text:style-name="Titre2" text:outline-level="2"><text:span text:style-name="T3427">P</text:span>ulchrum dictum pulchritudinem<text:line-break/>mentiens (;)<text:tab/><text:span text:style-name="T3428">F</text:span>acetia<text:tab/>.C.C.lxx</text:h>
      <text:p text:style-name="P3429"><text:span text:style-name="T3430">I</text:span><text:span text:style-name="T3431">B</text:span>ant per vi(a1) flor(e1)tie colloqu(e1)tes socii duo (sol)<text:line-break/>quor(u1) vnus erat obl(o1)gus et corpul(e1)t(con) ac facie sub<text:line-break/>nigra.<text:s/><text:span text:style-name="T3432">I</text:span>s c(o1)specta adolesc(e1)tula c(u1) matre (a1)bul(a1)te (sol)<text:line-break/><text:span text:style-name="pb">[f. 92v]</text:span><text:span text:style-name="pb"><text:line-break/></text:span>hec inquit iocandi gratia iuu(e1)cula formosa est ad(-)<text:line-break/>modum ac venusta.illa ad hec verba insol(e1)tior fac<text:line-break/>ta (sol) nequa(q4) hoc de vobis dici posset respondit.im(-)<text:line-break/>mo recte inquit alter si quis prout ego feci (sol) vellet<text:line-break/>mentiri (;)</text:p>
      <text:h text:style-name="Titre2" text:outline-level="2"><text:span text:style-name="T3433">.C.C.lxxi.</text:span><text:line-break/><text:span text:style-name="T3434">F</text:span>acet(u1) mulieris resp(o1)s(u1) sed par(u1) honest(u1) (;)</text:h>
      <text:p text:style-name="P3435"><text:span text:style-name="T3436">N</text:span><text:span text:style-name="T3437">A</text:span>rrauit michi quidam michi familiaris hi(-)<text:line-break/>spanus dictum mulieris salsum quod mihi<text:line-break/>visum nostris c(o1)fabulationibus adiiciendum.<text:s/><text:span text:style-name="T3438">D</text:span>u<text:line-break/>xerat viduam in vxorem vir quidam etate prouec<text:line-break/>tior.<text:s/><text:span text:style-name="T3439">Q</text:span>ui cum prima nocte dum matrimonio f(u1)(-)<text:line-break/>geretur percipiens vxoris cell(a1) vberiorem (q4) puta<text:line-break/>rat (!) mea vxor inquit hec tua curia amplior est nu<text:line-break/>mero gregis mei.<text:s/><text:span text:style-name="T3440">T</text:span>um mulier hoc inquit tua cul<text:line-break/>pa accidit.<text:s/><text:span text:style-name="T3441">N</text:span>am vir meus qui obiit (misereatur de<text:line-break/>us<text:s/>anime sue) ita hanc adimplebat curiam vt edi<text:line-break/>persepe extra tabulata pro loci angustia prosilire<text:line-break/>coger(e1)tur.<text:s/><text:span text:style-name="T3442">R</text:span>esp(o1)s(u1) salis plen(u1) et venustatis</text:p>
      <text:soft-page-break/>
      <text:h text:style-name="Titre2" text:outline-level="2"><text:span text:style-name="T3443">D</text:span>e d(e1)tib(con) cas(u1) min(a1)tib(con) similitudo obsc(e1)a.<text:tab/><text:span text:style-name="T3444">.C.C.</text:span>lxxii</text:h>
      <text:p text:style-name="P3445"><text:span text:style-name="T3446">E</text:span><text:span text:style-name="T3447">P</text:span>iscopus michi notus senior<text:line-break/>querebatur quosd(a1) d(e1)tes sibi cecidisse (sol) quos<text:line-break/>d(a1) ita labare vt eor(u1) cas(u1) timeret.<text:s/><text:span text:style-name="T3448">T</text:span>(u1) vnus ex fa<text:line-break/>milia ne timeatis (i1)quit d(e1)ti(u1) cas(u1).<text:s/><text:span text:style-name="T3449">P</text:span>et(e1)ti causam<text:line-break/>episcopo (sol) quia testiculi mei resp(o1)dit i(a1).xl.(a1)nis pe<text:line-break/>pender(u1)t casuro similes et tam(e1) n(u1)(q4) ceciderunt.</text:p>
      <text:h text:style-name="Titre2" text:outline-level="2"><text:span text:style-name="pb">[f. 93r]</text:span><text:span text:style-name="pb"><text:line-break/></text:span><text:span text:style-name="T3450">N</text:span>arrat loc(u1) et ho(i1)es (i1) quo et a quibus magn(a1)<text:line-break/>part(e1) facetiar(u2) audiuit (;)</text:h>
      <text:p text:style-name="P3451"><text:span text:style-name="T3452">V</text:span><text:span text:style-name="T3453">I</text:span>sum est michi e(u1) quo(q3) nostris c(o1)fabula(-)<text:line-break/>tionibus loc(u1) adiicere in quo plures ear(u1)<text:line-break/>tan(q4) (i1) cena recitate sunt.<text:s/><text:span text:style-name="T3454">I</text:span>s (e1) bugiale nostr(u2). hoc<text:line-break/>est m(e1)dacior(u1) veluti officina qued(a1) (sol) olim a secre(-)<text:line-break/>tariis institut(u1) ioc(a1)di gr(a1).<text:s/><text:span text:style-name="T3455">C</text:span>(o1)sueuimus.n.a Mar<text:line-break/>tini pontificis vs(q3) t(e1)pore qu(e1)d(a1) eligere in secretio<text:line-break/>ri aula locum (sol) (i1) quo et noua refereb(a1)tur (sol) et variis<text:line-break/>de rebus tum lax(a1)di vt plurim(u1) a(i1)mi causa (sol) tum<text:line-break/>serio qu(a1)do(q3) colloquebamur.<text:s/><text:span text:style-name="T3456">I</text:span>bi parcebatur ne(-)<text:line-break/>mini in lacessendo ea que non probab(a1)tur nobis (sol)<text:line-break/>ab ipso persepe<text:s/>p(o1)tifice inici(u1) repreh(e1)sionis s(u1)pto<text:line-break/>quo fiebat vt plures eo conuenir(e1)t veriti ne ab eis<text:line-break/>ordirentur.<text:s/><text:span text:style-name="T3457">E</text:span>rat in eo princeps fabulator Razel(-)<text:line-break/>lus bononiensis (sol) cuius n(o2)nulla in c(o1)fabulationes<text:line-break/>c(o1)iecimus.<text:s/><text:span text:style-name="T3458">A</text:span>ntonius item luscus (sol) qui se pius in(-)<text:line-break/>seritur vir admod(u1) facetus.<text:s/><text:span text:style-name="T3459">C</text:span>incius(q3) romanus et<text:line-break/>ipse iocis deditus.<text:s/><text:span text:style-name="T3460">N</text:span>os quo(q3) plura e nris addidi(-)<text:line-break/>mus n(o1) insulsa.<text:s/><text:span text:style-name="T3461">H</text:span>odie c(u1) illi diem su(u1) obierint (sol)<text:line-break/>desiit bugiale. t(u1) t(e1)por(u1) t(u1) ho(i1)n(u1) culpa. omnis(q3)<text:line-break/>ioc(a1)di c(o1)fabul(a1)di(q3) c(o1)suetudo sublata (;)</text:p>
      <text:p text:style-name="P3462">FINIS</text:p>
      <text:p text:style-name="P3463">(pdm)<text:span text:style-name="T3464">P</text:span>ogii flor(e1)tini secretarii apostolici<text:line-break/>facetiar(u1) liber absolutus est feliciter (;)</text:p>
      <text:p text:style-name="P3465"><text:span text:style-name="pb">[f. 93v]</text:span></text:p>
      <text:h text:style-name="Titre1" text:outline-level="1"><text:span text:style-name="pb">[f. 94r]</text:span><text:span text:style-name="pb"><text:line-break/></text:span>(pdm)<text:s/><text:span text:style-name="T3466">F</text:span>acetie morales Laurentii vallensis alias eso<text:line-break/>pus grecus per dictum Laurentium translatus<text:line-break/>incipiunt feliciter.</text:h>
      <text:h text:style-name="Titre2" text:outline-level="2"><text:span text:style-name="T3467">P</text:span>rologus epistolaris.</text:h>
      <text:p text:style-name="P3468"><text:span text:style-name="T3469">L</text:span><text:span text:style-name="T3470">A</text:span>urentius vallensis insigni vi(-)<text:line-break/>ro<text:s/><text:span text:style-name="T3471">A</text:span>rnoldo fonelleda salutem.<text:line-break/><text:span text:style-name="T3472">P</text:span>romiseram nuper me tibi con(-)<text:line-break/>turnices quas ipse venatus ess(e1)<text:line-break/>missurum.<text:s/><text:span text:style-name="T3473">E</text:span>as capere vt homo<text:line-break/>venandi insuetus cum non possem ad<text:s/>venatio(-)<text:line-break/><text:soft-page-break/>nem meam id est ad litteras me conuerti et for(-)<text:line-break/>te ad manus venit libellus grecus ex preda na(-)<text:line-break/>uali tres et triginta esopi fabellas c(o1)tin(e1)s.<text:s/><text:span text:style-name="T3474">H</text:span>as<text:line-break/>omnes bidui labore venatus sum.<text:s/><text:span text:style-name="T3475">M</text:span>itto igitur<text:line-break/>ad te siue fabellas siue mauis conturnices qui(-)<text:line-break/>bus oblectare te possis ac ludere.<text:s/><text:span text:style-name="T3476">E</text:span>tenim si octa<text:line-break/>uianum marcum(q3) anthonium orbis terrarum<text:line-break/>principes ludo conturnicum delectatos accepi(-)<text:line-break/>mus profecto tu vir litterar(u1) amantissimus lit(-)<text:line-break/>terato hoc genere lud(e1)di delectaberis.<text:s/><text:span text:style-name="T3477">E</text:span>t si quis<text:line-break/>octauiano aut anthonio pugnacem aliquam ha(-)<text:line-break/>r(u1) auium dono dedisset ioc(u1)d(a1) illis r(e1) grat(a1)(q3) fe<text:line-break/>cisset.<text:s/><text:span text:style-name="T3478">E</text:span>go quo(q3) tibi iocundus gratus(q3) ero qui<text:line-break/>plures trig(i1)ta eius generis aues dono mitto pu(-)<text:line-break/>gnaces victrices.et si forte hoc te magis<text:s/>iuuat eti<text:line-break/><text:span text:style-name="pb">[f. 94v]</text:span><text:span text:style-name="pb"><text:line-break/></text:span>am pingues.<text:s/><text:span text:style-name="T3479">O</text:span>blectant.n.he fabelle et alunt. nec<text:line-break/>minus fructus hab(e1)t (q4) floris<text:s/><text:span text:style-name="T3480">S</text:span>ed ne don(u1) suum<text:line-break/>laudare insolentis sit.finem faciam.<text:s/><text:span text:style-name="T3481">T</text:span>u si c(o1)tur(-)<text:line-break/>nices veras (q2) has fabulas malles rescribe.<text:s/><text:span text:style-name="T3482">M</text:span>itt(a1)<text:line-break/>nam(q3) non modo conturnices sed etiam perdices.</text:p>
      <text:p text:style-name="P3483"><text:span text:style-name="T3484">E</text:span>x vrbe cayeta<text:s/><text:span text:style-name="T3485">k</text:span>l.<text:span text:style-name="T3486">M</text:span>aii.<text:span text:style-name="T3487">M.C.C.C.C.</text:span>xxxviii.</text:p>
      <text:h text:style-name="Titre2" text:outline-level="2"><text:span text:style-name="T3488">D</text:span>e vulpe et capro<text:tab/>.i.</text:h>
      <text:p text:style-name="P3489"><text:span text:style-name="T3490">V</text:span><text:span text:style-name="T3491">V</text:span>lpes et caper sitibundi in puteum quem(-)<text:line-break/>dam desc(e1)derunt.<text:s/><text:span text:style-name="T3492">I</text:span>n quo cum perbibissent.<text:line-break/>circ(u1)spicienti reditum capro vulpes ait.<text:s/><text:span text:style-name="T3493">B</text:span>ono a(i1)o<text:line-break/>esto caper<text:s/><text:span text:style-name="T3494">E</text:span>xcogitaui n(a1)(q3) quo pacto vter(q3) redu(-)<text:line-break/>ces simus<text:s/><text:span text:style-name="T3495">S</text:span>quidem tu eriges te rectum primori<text:line-break/>bus pedibus ad parietem admotis. cornua(q3) adbuc<text:line-break/>to ad pectus m(e1)to reclinabis.<text:s/><text:span text:style-name="T3496">E</text:span>t ego per terga cor<text:line-break/>nua(q3) tua tr(a1)sili(e1)s et extra pute(u1) euad(e1)s te<text:s/>ist(i1)c po<text:line-break/>stea educ(a1)<text:s/><text:span text:style-name="T3497">C</text:span>uius c(o1)silio fidem hab(e1)ti capro at(q3) vt<text:line-break/>illa dicebat obtemperanti.ipsa a puteo prosiliit.ac<text:line-break/>deinde pre gaudio in margine putei gestiebat exul<text:line-break/>tabat(q3) nichil de hirco cure hab(e1)s.<text:s/><text:span text:style-name="T3498">C</text:span>eter(u1) cum ab<text:line-break/>hirco vt fidifraga incusaretur respondit.<text:s/><text:span text:style-name="T3499">E</text:span>n(i1)uero<text:line-break/>hirce si t(a1)tum tibi esset sensus in mente (q4)tum est<text:line-break/>setar(u1) in mento. non prius in pute(u1) descendisses<text:line-break/>(q4) de reditu exploratum habuisses. (sol) <text:span text:style-name="T3500">H</text:span>ec fabula<text:line-break/>(i1)nuit virum prud(e1)tem debere finem explorare (a1)(-)<text:line-break/>te(q4) ad rem agendam veniat.</text:p>
      <text:h text:style-name="Titre2" text:outline-level="2"><text:span text:style-name="pb">[f. 95r]</text:span><text:span text:style-name="pb"><text:line-break/></text:span><text:span text:style-name="T3501">D</text:span>e vulpe et pardo<text:tab/>.ii.</text:h>
      <text:p text:style-name="P3502"><text:span text:style-name="T3503">V</text:span><text:span text:style-name="T3504">V</text:span>lpes et pardus de pulcritudine altricab(a1)(-)<text:line-break/>tur. et pardo suam versico colorem pellem<text:line-break/>extoll(e1)te. vulpes su(a1) cum non posset proponer e (i1)<text:line-break/>quit.<text:s/><text:span text:style-name="T3505">A</text:span>t qu(a1)to ego speciosior que non corpus sed<text:line-break/>a(i1)m(u1) versicolorem sortita sum Hec fabula (i1)nuit<text:line-break/><text:soft-page-break/>pulcritudinem a(i1)mi antecellere pulcritudin(e1) cor(-)<text:line-break/>poris (;)</text:p>
      <text:h text:style-name="Titre2" text:outline-level="2"><text:span text:style-name="T3506">D</text:span>e catta et venere.<text:tab/>.iii.</text:h>
      <text:p text:style-name="P3507"><text:span text:style-name="T3508">V</text:span><text:span text:style-name="T3509">A</text:span>tta quedam delici(u1) erat formoli cuiusdam<text:line-break/>adolescentis hanc ille vt in feminam muta(-)<text:line-break/>ret. venerem comprecatus est.<text:s/><text:span text:style-name="T3510">D</text:span>ea miserta cupi(-)<text:line-break/>ditati adolescentuli conuertit bestiam (i1) speciosam<text:line-break/>puellam.<text:s/><text:span text:style-name="T3511">C</text:span>uius forma inardescens adolesc(e1)tulus<text:line-break/>adducit illam secum dom(u1).<text:s/><text:span text:style-name="T3512">Q</text:span>uibus consid(e1)tibus<text:line-break/>in cubiculo venus volens pericul(u1) facere n(u1)quid<text:line-break/>illa cum corpore mutasset et mores. murem (i1) me(-)<text:line-break/>dium dimisit.<text:s/><text:span text:style-name="T3513">A</text:span>t illa eor(u1) qui aderant et cubiculi<text:line-break/>nupcialis immemor e cubili consurgens murem<text:line-break/>insequebatur illum comedere cupiens.<text:s/><text:span text:style-name="T3514">T</text:span>unc dea<text:line-break/>indignata iterum in suam restituit natur(a1)<text:s/><text:span text:style-name="T3515">H</text:span>ec<text:line-break/>fabl(a1) (i1)nuit scelestos homines eciam si condicion(e1)<text:line-break/>statum(q3) mutent tamen mores nequa(q4) mutare (;)</text:p>
      <text:h text:style-name="Titre2" text:outline-level="2"><text:span text:style-name="T3516">D</text:span>e agricola et filiis eius<text:tab/>.iiii.</text:h>
      <text:p text:style-name="P3517"><text:span text:style-name="pb">[f. 95v]</text:span></text:p>
      <text:p text:style-name="P3518"><text:span text:style-name="T3519">A</text:span><text:span text:style-name="T3520">G</text:span>ricola filios suos videns quotidie gladian(-)<text:line-break/>tes ne(q3) (i1) gr(a1)m reducere potis esset iussit fa<text:line-break/>sciculum virgarum sibi afferri. aderant autem fi<text:line-break/>lii illic sedentes.<text:s/><text:span text:style-name="T3521">Q</text:span>ue c(u1) allate e(e1)nt colligauit o(e1)s<text:line-break/>in vn(u1) fascicul(u1). iussit(q3) singulos filiorum fascicu<text:line-break/>lum capere at(q3) confringere.<text:s/><text:span text:style-name="T3522">I</text:span>llis vero confringe<text:line-break/>re non valentibus. soluens postea fasciculum tra(-)<text:line-break/>didit singulas virgas eis frangendas.at(q3) illis sta(-)<text:line-break/>tim facile(q3) frangentibus intulit.<text:s/><text:span text:style-name="T3523">I</text:span>ta(q3) quidem et<text:line-break/>vos o filioli mei si vnanimes (i1)uicem perstiteritis.<text:line-break/>inexpugnabiles vos hostibus (i1)uictos(q3) prebebitis.<text:line-break/><text:span text:style-name="T3524">S</text:span>in minus vr(a1) ip<text:span text:style-name="T3525">sa em</text:span><text:span text:style-name="T3526">ulatio at(q3) sedicio oportu(-)</text:span><text:span text:style-name="T3527"><text:line-break/></text:span><text:span text:style-name="T3528">n(a1) vos predam (i1)imicis faciet (;) (sol) </text:span><text:span text:style-name="T3529">H</text:span><text:span text:style-name="T3530">ec fabula (i1)nuit</text:span><text:span text:style-name="T3531"><text:line-break/></text:span><text:span text:style-name="T3532">eque res humanas capere vel a c(o1)cordia (i1)crem(e1)t(u1)</text:span><text:span text:style-name="T3533"><text:line-break/></text:span><text:span text:style-name="T3534">vel a discordia iacturam (;)</text:span></text:p>
      <text:h text:style-name="Titre2" text:outline-level="2"><text:span text:style-name="T3535">D</text:span><text:span text:style-name="T3536">e muliere et gallina</text:span><text:span text:style-name="T3537"><text:tab/>.v.</text:span></text:h>
      <text:p text:style-name="P3538"><text:span text:style-name="T3539">M</text:span><text:span text:style-name="T3540">V</text:span><text:span text:style-name="T3541">lier quedam vidua habebat gallinam quo</text:span><text:span text:style-name="T3542"><text:line-break/></text:span><text:span text:style-name="T3543">ti</text:span><text:span text:style-name="T3544">die singl(a1) oua pon(e1)tem.<text:s/></text:span><text:span text:style-name="T3545">S</text:span><text:span text:style-name="T3546">perans autem</text:span><text:span text:style-name="T3547"><text:line-break/></text:span><text:span text:style-name="T3548">mulier pro sigulis bina oua posituram si plus tri(-)</text:span><text:span text:style-name="T3549"><text:line-break/></text:span><text:span text:style-name="T3550">buisset escar(u1). opipare educabat.<text:s/></text:span><text:span text:style-name="T3551">G</text:span><text:span text:style-name="T3552">allina vero pin</text:span><text:span text:style-name="T3553"><text:line-break/></text:span><text:span text:style-name="T3554">guior effecta ne vn(u1) quidem ou(u1) amplius facere</text:span><text:span text:style-name="T3555"><text:line-break/></text:span><text:span text:style-name="T3556">poterat. (sol) </text:span><text:span text:style-name="T3557">F</text:span><text:span text:style-name="T3558">abula hec (i1)nuit (q3) homines per<text:s/></text:span><text:span text:style-name="T3559">lux(u1)</text:span><text:span text:style-name="T3560"><text:line-break/></text:span><text:span text:style-name="T3561">rer(u1) et copiam macesc(e1)tes ab instituta idustria re</text:span><text:span text:style-name="T3562"><text:line-break/></text:span><text:span text:style-name="T3563">tardantur (;)</text:span></text:p>
      <text:h text:style-name="Titre2" text:outline-level="2"><text:span text:style-name="T3564">D</text:span><text:span text:style-name="T3565">e duobus adolescentibus</text:span><text:span text:style-name="T3566"><text:tab/>.vi.</text:span></text:h>
      <text:p text:style-name="P3567"><text:span text:style-name="pb">[f. 96r]</text:span></text:p>
      <text:soft-page-break/>
      <text:p text:style-name="P3568"><text:span text:style-name="T3569">D</text:span><text:span text:style-name="T3570">V</text:span><text:span text:style-name="T3571">o adolesc(e1)tes obsoni(u1) a coquo co(i1)ter mer(-)</text:span><text:span text:style-name="T3572"><text:line-break/></text:span><text:span text:style-name="T3573">cati erant.<text:s/></text:span><text:span text:style-name="T3574">C</text:span><text:span text:style-name="T3575">eter(u1) cum coquus quibusdam</text:span><text:span text:style-name="T3576"><text:line-break/></text:span><text:span text:style-name="T3577">negociis domesticis intenderet vacaret(</text:span><text:span text:style-name="T3578">q3).alter ado</text:span><text:span text:style-name="T3579"><text:line-break/></text:span><text:span text:style-name="T3580">lesc(e1)tum partem obsonii (i1) alterius manus (i1)misit.</text:span><text:span text:style-name="T3581"><text:line-break/></text:span><text:span text:style-name="T3582">C</text:span><text:span text:style-name="T3583">onuertente aut(e1) se coquo et part(e1) carnis que ab(-)</text:span><text:span text:style-name="T3584"><text:line-break/></text:span><text:span text:style-name="T3585">erat requir(e1)te.qui carn(e1) sustulerat iurabat se non</text:span><text:span text:style-name="T3586"><text:line-break/></text:span><text:span text:style-name="T3587">habere. qui vero h(e1)bat se n(o1) sustulisse.<text:s/></text:span><text:span text:style-name="T3588">Q</text:span><text:span text:style-name="T3589">uibus co</text:span><text:span text:style-name="T3590"><text:line-break/></text:span><text:span text:style-name="T3591">quus intelle</text:span><text:span text:style-name="T3592">cta adolesc(e1)tum argutia inquit.<text:s/></text:span><text:span text:style-name="T3593">E</text:span><text:span text:style-name="T3594">t si</text:span><text:span text:style-name="T3595"><text:line-break/></text:span><text:span text:style-name="T3596">me latet fur (!) tam(e1) eum quem iurastis non latebit (;)</text:span><text:span text:style-name="T3597"><text:line-break/></text:span><text:span text:style-name="T3598">(sol) </text:span><text:span text:style-name="T3599">H</text:span><text:span text:style-name="T3600">ec fabula innuit (q3) si homines celamus deum</text:span><text:span text:style-name="T3601"><text:line-break/></text:span><text:span text:style-name="T3602">tamen nequa(q4) celare poterimus qui solus omnia</text:span><text:span text:style-name="T3603"><text:line-break/></text:span><text:span text:style-name="T3604">prospicit et omnia videt (;)</text:span></text:p>
      <text:h text:style-name="Titre2" text:outline-level="2"><text:span text:style-name="T3605">D</text:span><text:span text:style-name="T3606">e duobus amicis et vrso</text:span><text:span text:style-name="T3607">.</text:span><text:span text:style-name="T3608"><text:tab/>.vii.</text:span></text:h>
      <text:p text:style-name="P3609"><text:span text:style-name="T3610">D</text:span><text:span text:style-name="T3611">V</text:span><text:span text:style-name="T3612">obus amicis vna iter facientibus fit vrsus</text:span><text:span text:style-name="T3613"><text:line-break/></text:span><text:span text:style-name="T3614">obuiam (;) quorum vnus perterritus in arbo(-)</text:span><text:span text:style-name="T3615"><text:line-break/></text:span><text:span text:style-name="T3616">rem sc(a1)dens latuit.<text:s/></text:span><text:span text:style-name="T3617">A</text:span><text:span text:style-name="T3618">lter vero cum se (i1)parem vr(-)</text:span><text:span text:style-name="T3619"><text:line-break/></text:span><text:span text:style-name="T3620">so fore. et si pugnare vellet superatum iri (i1)tellige(-)</text:span><text:span text:style-name="T3621"><text:line-break/></text:span><text:span text:style-name="T3622">ret (;) procidens simulabat se mortuum es</text:span><text:span text:style-name="T3623">se.<text:s/></text:span><text:span text:style-name="T3624">V</text:span><text:span text:style-name="T3625">rsus</text:span><text:span text:style-name="T3626"><text:line-break/></text:span><text:span text:style-name="T3627">vero adueniens aures et occiput eius olfaciebat.il</text:span><text:span text:style-name="T3628"><text:line-break/></text:span><text:span text:style-name="T3629">le qui stratus iacebat vsqueqna(q3) c(o1)tinente respi(-)</text:span><text:span text:style-name="T3630"><text:line-break/></text:span><text:span text:style-name="T3631">rationem.<text:s/></text:span><text:span text:style-name="T3632">I</text:span><text:span text:style-name="T3633">ta mortuum esse credens vrsus abiit.</text:span><text:span text:style-name="T3634"><text:line-break/></text:span><text:span text:style-name="T3635">aiunt enim non seuire in cadauer.<text:s/></text:span><text:span text:style-name="T3636">M</text:span><text:span text:style-name="T3637">ox alter qui (i1)</text:span><text:span text:style-name="T3638"><text:line-break/></text:span><text:span text:style-name="T3639">ter frondes arboris latuerat descend</text:span><text:span text:style-name="T3640">ens (i1)terrogat</text:span><text:span text:style-name="T3641"><text:line-break/></text:span><text:span text:style-name="T3642">amicum quidnam ad aur(e1) vrsus esset secum locu(-)</text:span><text:span text:style-name="T3643"><text:line-break/></text:span><text:span text:style-name="T3644">tus.<text:s/></text:span><text:span text:style-name="T3645">C</text:span><text:span text:style-name="T3646">ui amicus inquit. admonuit me ne posthac</text:span><text:span text:style-name="T3647"><text:line-break/></text:span><text:span text:style-name="pb">[f. 96v]</text:span><text:span text:style-name="pb"><text:line-break/></text:span><text:span text:style-name="T3648">cum huiusmodi amicis iter faciam. Fabula hec</text:span><text:span text:style-name="T3649"><text:line-break/></text:span><text:span text:style-name="T3650">innuit deuitandos eos amicos qui pericl(o1)so (i1) tem(-)</text:span><text:span text:style-name="T3651"><text:line-break/></text:span><text:span text:style-name="T3652">pore ab auxilio prest(a1)do<text:s/></text:span><text:span text:style-name="T3653">reuocant pedem.</text:span></text:p>
      <text:h text:style-name="Titre2" text:outline-level="2"><text:span text:style-name="T3654">D</text:span><text:span text:style-name="T3655">e ar(u1)dine et olea.</text:span><text:span text:style-name="T3656"><text:tab/>.viii.</text:span></text:h>
      <text:p text:style-name="P3657"><text:span text:style-name="T3658">D</text:span><text:span text:style-name="T3659">I</text:span><text:span text:style-name="T3660">sceptabant aliqu(a1)do ar(u1)do et olea de c(o1)st(a1)</text:span><text:span text:style-name="T3661"><text:line-break/></text:span><text:span text:style-name="T3662">tia de fortitudine et de firmitate.<text:s/></text:span><text:span text:style-name="T3663">E</text:span><text:span text:style-name="T3664">t olea quidem</text:span><text:span text:style-name="T3665"><text:line-break/></text:span><text:span text:style-name="T3666">probra ar(u1)dini ingerebat vt fragili et ad omn(e1) v(e1)</text:span><text:span text:style-name="T3667"><text:line-break/></text:span><text:span text:style-name="T3668">tum vacillanti.<text:s/></text:span><text:span text:style-name="T3669">A</text:span><text:span text:style-name="T3670">rundo autem obticebat non</text:span><text:span text:style-name="T3671"><text:s/>lon(-)</text:span><text:span text:style-name="T3672"><text:line-break/></text:span><text:span text:style-name="T3673">gum tempus spectans.<text:s/></text:span><text:span text:style-name="T3674">N</text:span><text:span text:style-name="T3675">am cum v(e1)tus vehem(e1)s</text:span><text:span text:style-name="T3676"><text:line-break/></text:span><text:span text:style-name="T3677">ingruisset.arundo reflectebatur agitabatur(q3) (sol) olea</text:span><text:span text:style-name="T3678"><text:line-break/></text:span><text:span text:style-name="T3679">vero cum violentie ventor(u1) reluctari vult confra(-)</text:span><text:span text:style-name="T3680"><text:line-break/></text:span><text:span text:style-name="T3681">cta est. (sol) </text:span><text:span text:style-name="T3682">F</text:span><text:span text:style-name="T3683">abula hec (i1)nuit eos qui fortioribus ad</text:span><text:span text:style-name="T3684"><text:line-break/></text:span><text:span text:style-name="T3685">tempus cedunt potiores esse<text:s/></text:span><text:span text:style-name="T3686">his qui non ced(u1)t.</text:span></text:p>
      <text:h text:style-name="Titre2" text:outline-level="2"><text:span text:style-name="T3687">D</text:span><text:span text:style-name="T3688">e tubicine.</text:span><text:span text:style-name="T3689"><text:tab/>.ix.</text:span></text:h>
      <text:p text:style-name="P3690"><text:span text:style-name="T3691">E</text:span><text:span text:style-name="T3692">R</text:span><text:span text:style-name="T3693">at tubicen quidam qui (i1) milicia signum ca</text:span><text:span text:style-name="T3694"><text:line-break/></text:span><text:span text:style-name="T3695">neret. is interceptus ab hostibus ad eos qui</text:span><text:span text:style-name="T3696"><text:line-break/></text:span><text:span text:style-name="T3697">circ(u1)sistebant proclamabat.<text:s/></text:span><text:span text:style-name="T3698">N</text:span><text:span text:style-name="T3699">olite me viri (i1)nocu</text:span><text:span text:style-name="T3700"><text:line-break/></text:span><text:span text:style-name="T3701">um insont(e1)(q3) occidere.<text:s/></text:span><text:span text:style-name="T3702">N</text:span><text:span text:style-name="T3703">ullum enim vn(q2) occidi</text:span><text:span text:style-name="T3704"><text:line-break/></text:span><text:span text:style-name="T3705">Q</text:span><text:span text:style-name="T3706">uippe nichil<text:s/></text:span><text:span text:style-name="T3707">aliud (q4) hanc buccinam habeo.<text:s/></text:span><text:span text:style-name="T3708">A</text:span><text:span text:style-name="T3709">d</text:span><text:span text:style-name="T3710"><text:line-break/></text:span><text:span text:style-name="T3711">quem illi vicissim cum clamore resp(o1)derunt.<text:s/></text:span><text:span text:style-name="T3712">T</text:span><text:span text:style-name="T3713">u</text:span><text:span text:style-name="T3714"><text:line-break/></text:span><text:span text:style-name="T3715">vero hoc ipso magis etiam trucidaberis.(q3) cum ip</text:span><text:span text:style-name="T3716"><text:line-break/></text:span><text:span text:style-name="T3717">fe dimicare nequeas ceteros potes ad certamen im</text:span><text:span text:style-name="T3718"><text:line-break/></text:span><text:soft-page-break/><text:span text:style-name="T3719">pellere. (sol) </text:span><text:span text:style-name="T3720">H</text:span><text:span text:style-name="T3721">ec fabula innuit (q3) preter ceteros pec</text:span><text:span text:style-name="T3722"><text:line-break/></text:span><text:span text:style-name="T3723">c(a1)t qui mal</text:span><text:span text:style-name="T3724">os et importunos principes persuad(e1)t</text:span><text:span text:style-name="T3725"><text:line-break/></text:span><text:span text:style-name="T3726">ad inique agendum (;)</text:span></text:p>
      <text:h text:style-name="Titre2" text:outline-level="2"><text:span text:style-name="pb">[f. 97r]</text:span><text:span text:style-name="pb"><text:line-break/></text:span><text:span text:style-name="T3727">D</text:span><text:span text:style-name="T3728">e cane et lanio.</text:span><text:span text:style-name="T3729"><text:tab/>.x.</text:span></text:h>
      <text:p text:style-name="P3730"><text:span text:style-name="T3731">C</text:span><text:span text:style-name="T3732">A</text:span><text:span text:style-name="T3733">nis quidam insiliit in macellum lanio in</text:span><text:span text:style-name="T3734"><text:line-break/></text:span><text:span text:style-name="T3735">al</text:span>iqua re occupato. et arrepto pecoris corde<text:line-break/>fugiebat<text:s/><text:span text:style-name="T3736">A</text:span>d quem lanius conuersus fugient(e1)(q3) a<text:line-break/>spiciens (i1)quit<text:s/><text:span text:style-name="T3737">O</text:span><text:s/>canis abi.vbic(u1)(q3) fueris te obser<text:line-break/>uabo.<text:s/><text:span text:style-name="T3738">N</text:span>on enim cor michi sustulisti sed cor dedi(-)<text:line-break/>sti.<text:s/><text:span text:style-name="T3739">H</text:span>ec fabula innuit iacturam frequ(e1)ter esse<text:line-break/>hominibus doctrinam (;)</text:p>
      <text:h text:style-name="Titre2" text:outline-level="2"><text:span text:style-name="T3740">D</text:span>e egroto et medico.<text:tab/>.xi.</text:h>
      <text:p text:style-name="P3741"><text:span text:style-name="T3742">E</text:span><text:span text:style-name="T3743">G</text:span>rotus quidam a medico (i1)terrogatus quo(-)<text:line-break/>n(a1)m(o1) se habuisset (;) preter mod(u1) resp(o1)dit in<text:line-break/>sudorem se fuisse resolutum.<text:s/><text:span text:style-name="T3744">C</text:span>ui medicus istud (i1)<text:line-break/>quit bon(u1) est.<text:span text:style-name="T3745">A</text:span>ltero autem die (i1)terrogatus quo(-)<text:line-break/>modo se haberet (;) resp(o1)dit algoribus correptus diu<text:line-break/>vexatus sum.<text:s/><text:span text:style-name="T3746">E</text:span>t istud inquit medicus bon(u1) est.<text:line-break/><text:span text:style-name="T3747">T</text:span>ercio cum eod(e1) modo interrogaretur (sol) respondit<text:line-break/>profluuio corporis debilitatus sum.<text:s/><text:span text:style-name="T3748">I</text:span>stud inquit<text:line-break/>etiam bon(u1) est.<text:s/><text:span text:style-name="T3749">P</text:span>ostea autem a fa(i1)liari (i1)terrogat(con)<text:line-break/>quom(o1) habes o amice (;) resp(o1)dit.<text:s/><text:span text:style-name="T3750">E</text:span>go etiam at(q3) eti<text:line-break/>am bene habeo. sed morior.<text:s/><text:span text:style-name="T3751">H</text:span>ec fabula (i1)nuit coar<text:line-break/>gu(e1)dos e(e1) ass(e1)tatores (;)</text:p>
      <text:h text:style-name="Titre2" text:outline-level="2"><text:span text:style-name="T3752">D</text:span>e asino et lupo.<text:tab/>.xii.</text:h>
      <text:p text:style-name="P3753"><text:span text:style-name="T3754">A</text:span><text:span text:style-name="T3755">S</text:span>inus calcato ligini aculeo claudicabat.con<text:line-break/>specto(q3) lupo ait<text:s/><text:span text:style-name="T3756">O</text:span><text:s/>lupe en pre cruciatu mo<text:line-break/>rior.futurus esca aut tua (sol) aut vultur(u1) aut<text:line-break/><text:span text:style-name="pb">[f. 97v]</text:span><text:span text:style-name="pb"><text:line-break/></text:span>coruo(-)r(u1).<text:s/><text:span text:style-name="T3757">V</text:span>n(u1)<text:s/>modo munus abs te flagito. educ prius<text:line-break/>ex pede acule(u1) vt moriar salti sine cruciatu.<text:s/><text:span text:style-name="T3758">T</text:span>(u1)c<text:line-break/>lupus s(u1)mis d(e1)tibus aculeum morditus repreh(e1)(-)<text:line-break/>dens eduxit.<text:s/><text:span text:style-name="T3759">A</text:span>sinus vero doloris oblitus ferratos<text:line-break/>calces in faci(e1) lupi impegit (!) fractis(q3) illius<text:s/>fronte.<text:line-break/>naribus (sol) dentibus (sol) aufugit.<text:s/><text:span text:style-name="T3760">L</text:span>upo seipsum accus(a1)<text:line-break/>te ac merito sibi id euenisse dic(e1)te (!) (q3) qui didicerat<text:line-break/>esse lanius iumentorum (!) n(u1)c illorum volebat e(e1)<text:line-break/>cirurgicus(i!) (sol) <text:span text:style-name="T3761">H</text:span>ec fabula (i1)nuit (q4) qui sua artifi(-)<text:line-break/>cia<text:s/>deserunt transfer(e1)tes se ad aliena (!) ip(i1)s non ap<text:line-break/>ta (!) et in derisum veniunt (sol) et in discrimen.</text:p>
      <text:h text:style-name="Titre2" text:outline-level="2"><text:span text:style-name="T3762">D</text:span>e pastore et mari.<text:tab/>.xiii.</text:h>
      <text:p text:style-name="P3763"><text:span text:style-name="T3764">P</text:span><text:span text:style-name="T3765">A</text:span>stor (i1) loco maritimo gregem pascebat (!) cui<text:line-break/>cum videret mare tranquillum (sol) (i1)cessit cupi<text:line-break/>do nauigationem faciendi.<text:s/><text:span text:style-name="T3766">I</text:span>ta(q3) venundatis oui(-)<text:line-break/>bus emptis(q3) palmarum sarcinis nauigabat<text:s/><text:span text:style-name="T3767">A</text:span>bor<text:line-break/>ta autem vehem(e1)ti tempestate et naui mergi peri(-)<text:line-break/><text:soft-page-break/>clitante omne pondus nauis in mare deiecit (!) vix(q3)<text:line-break/>euasit exonerata naue.<text:s/><text:span text:style-name="T3768">P</text:span>aucis post diebus venien(-)<text:line-break/>te quod(a1) (sol) et tr(a1)quillitatem maris admir(a1)te (!) erat<text:line-break/>enim sane tranquillum (!)<text:s/><text:span text:style-name="T3769">R</text:span>espondens (i1)quit.<text:s/><text:span text:style-name="T3770">P</text:span>al(-)<text:line-break/>mas iterum vult (q4)tum intelligo (!) ideo(q3) (i1)motum<text:line-break/>sese ost(e1)dit.<text:s/><text:span text:style-name="T3771">H</text:span>ec fabula (i1)nuit erudit(o1)res effici ho(-)<text:line-break/>mines d(a1)pno at(q3) periculo (;)</text:p>
      <text:h text:style-name="Titre2" text:outline-level="2"><text:span text:style-name="T3772">D</text:span>e vulpe et leone.<text:tab/>.xiiii</text:h>
      <text:p text:style-name="P3773"><text:span text:style-name="pb">[f. 98r]</text:span></text:p>
      <text:p text:style-name="P3774"><text:span text:style-name="T3775">V</text:span><text:span text:style-name="T3776">V</text:span>lpes nullum antea leonem c(o1)spicata (!) cum<text:line-break/>illi aliqu(a1)do ex (i1)prouiso obuiasset ita c(o1)spe<text:line-break/>ctum eius expauit vt par(u1) absuerit quin ext(i1)gue(-)<text:line-break/>retur.<text:s/><text:span text:style-name="T3777">Q</text:span>uod cum postea iterum accidisset (!) ad con(-)<text:line-break/>spectum quid(e1) leonis exterrita (e1) (!) sed non ita vt pri<text:line-break/>us.<text:s/><text:span text:style-name="T3778">T</text:span>ercio cum leonem eundem vidisset in ciuita<text:line-break/>te n(o1)modo non exterrita (!) sed confidenter adiens se<text:line-break/>cum collocuta est et c(o1)fabulata. (sol) <text:span text:style-name="T3779">H</text:span>ec fabula in(-)<text:line-break/>nuit (q3) c(o1)suetudo et c(o1)uersatio facit vt que max(i1)a<text:line-break/>horribilia et formidolosa s(u1)t (!) ne(q3) horrida ne(q3) for<text:line-break/>midolosa videantur.</text:p>
      <text:h text:style-name="Titre2" text:outline-level="2"><text:span text:style-name="T3780">D</text:span>e gallis et perdice.<text:tab/>.xv.</text:h>
      <text:p text:style-name="P3781"><text:span text:style-name="T3782">G</text:span><text:span text:style-name="T3783">A</text:span>llos quidam domi sue cum haberet merca<text:line-break/>tus est perdicem. e(a1)(q3) in societate gallorum<text:line-break/>dedit vnacum illis saginandam.<text:s/><text:span text:style-name="T3784">E</text:span>am vero statim<text:line-break/>galli pro se quis(q3) morditabant abigebant(q3).<text:s/><text:span text:style-name="T3785">P</text:span>er(-)<text:line-break/>dix aut(e1) apud se afflictabatur existim(a1)s ideo talia<text:line-break/>(i1)ferri sibi a gallis (!) (q4) suum ab illor(u1) genere alien(u1)<text:line-break/>esset.<text:s/><text:span text:style-name="T3786">V</text:span>bi vero non multo post aspexit et illos<text:s/>in(-)<text:line-break/>ter se pugnantes (!) mutuo(q3) percuti(e1)tes (!) recreata a<text:line-break/>merore inquit.<text:s/><text:span text:style-name="T3787">E</text:span>quidem posthac ego non afflicta(-)<text:line-break/>bor amplius videns eos etiam inter se dimic(a1)tes.</text:p>
      <text:p text:style-name="P3788">(sol) <text:span text:style-name="T3789">H</text:span>ec fabula innuit prudentem debere equo a(i1)(-)<text:line-break/>mo ferre c(o1)tumelias ab alienige(i1)s illatas quos vi(-)<text:line-break/>det ne domesticorum quidem iniuria abstinere.</text:p>
      <text:h text:style-name="Titre2" text:outline-level="2"><text:span text:style-name="pb">[f. 98v]</text:span><text:span text:style-name="pb"><text:line-break/></text:span><text:span text:style-name="T3790">D</text:span>e vulpe et capite quodam.<text:tab/>.xvi.</text:h>
      <text:p text:style-name="P3791"><text:span text:style-name="T3792">V</text:span><text:span text:style-name="T3793">V</text:span>lpes aliqu(a1)do in domum citharedi ingres<text:line-break/>sa (!) dum omnia instrumenta musica omn(e1)(q3)<text:line-break/>supellectilem scrutaretur repperit e marmore<text:s/>ca(-)<text:line-break/>put lupin(u1) scienter fabre(q3) factum.<text:s/><text:span text:style-name="T3794">Q</text:span>uod cum (i1)<text:line-break/>manus sumpsisset inquit.<text:s/><text:span text:style-name="T3795">O</text:span><text:s/>caput cum magno s(e1)<text:line-break/>su factum nullum sensum obtin(e1)s. (sol) <text:span text:style-name="T3796">F</text:span>abula hec<text:line-break/>ad eos spectat qui corporis dignitatem hab(e1)t (!) a(i1)(-)<text:line-break/>mi industriam non hab(e1)t (;)</text:p>
      <text:soft-page-break/>
      <text:h text:style-name="Titre2" text:outline-level="2"><text:span text:style-name="T3797">D</text:span>e carbonario et fullone.<text:tab/>.xvii.</text:h>
      <text:p text:style-name="P3798"><text:span text:style-name="T3799">C</text:span><text:span text:style-name="T3800">A</text:span>rbonarius condita (i1) domo habitans (i1)uita(-)<text:line-break/>uit fullon(e1) (!) qui eo loci proxi(e1) venisset (!) vt e<text:line-break/>isdem in edibus vna habitarent.<text:s/><text:span text:style-name="T3801">A</text:span>d quem fullo.<text:line-break/><text:span text:style-name="T3802">O</text:span><text:s/>homo n(o1) est michi istud factu c(o1)ducibile. vere<text:line-break/>or.n.ne quicquid ipse c(a1)difacer(e1) id omne tu carbo<text:line-break/>naria aspergine fuscares. (sol) <text:span text:style-name="T3803">H</text:span>ec fabl(a1) (i1)nuit (!) nul<text:line-break/>l(u1) c(u1) flagiciosis hab(e1)d(u1) esse c(o1)mercium.</text:p>
      <text:h text:style-name="Titre2" text:outline-level="2"><text:span text:style-name="T3804">D</text:span>e homine glorioso.<text:tab/>.xviii.</text:h>
      <text:p text:style-name="P3805"><text:span text:style-name="T3806">V</text:span><text:span text:style-name="T3807">I</text:span>r quid(a1) ali(q4)diu peregrinatus (!) c(u1) iter(u1) do<text:line-break/>m(u1)<text:s/>rediisset. t(u1) multa ardua (i1) diuersis regi(-)<text:line-break/>o(i1)b(con) a se viriliter gesta iactab(u1)d(con) predicabat. tum<text:line-break/>vero illud maxie (q4) rhodi om(e1)s certamine saliendi<text:line-break/>superasset (!) eius(q3) rei rhodios qui affeur(u1)t testes e(e1)<text:line-break/><text:span text:style-name="T3808">A</text:span>d qu(e1) vn(con)<text:s/>assistenti(u1) resp(o1)d(e1)s (i1)quit<text:s/><text:span text:style-name="T3809">O</text:span><text:s/>h(o1) si ve<text:line-break/>rum est quod loqueris (!) quid tibi opus est testibus<text:line-break/><text:span text:style-name="pb">[f. 99r]</text:span><text:span text:style-name="pb"><text:line-break/></text:span><text:span text:style-name="T3810">E</text:span>cce rhodus.ecce hic certam(e1) saliendi. Hec fabula<text:line-break/>(i1)nuit (q4) vbi rer(u1) testi(o1)ia ass(u1)t (!) nihil opus (e1) verbis</text:p>
      <text:h text:style-name="Titre2" text:outline-level="2"><text:span text:style-name="T3811">D</text:span>e homine et<text:s/>apolline.<text:tab/>.xix.</text:h>
      <text:p text:style-name="P3812"><text:span text:style-name="T3813">Q</text:span><text:span text:style-name="T3814">V</text:span>idam facinorosus delphos se c(o1)tulit apol(-)<text:line-break/>linem temptaturus (!) hab(e1)s(q3) passercul(u1) sub<text:line-break/>pallio quem pugno tenebat.et accedens ad tripo(-)<text:line-break/>das interrogabat deum dicens.<text:s/><text:span text:style-name="T3815">Q</text:span>uod he(o1) (i1) dextra<text:line-break/>viuit ne an mortuum est.prolaturus passerculum<text:line-break/>viu(u1) si mortuum respondisset. rursus prolaturus<text:line-break/>mortuum si viuum resp(o1)disset. occidisset.n. stat(i1)<text:line-break/>sub pallio prius(q4) proferret.<text:s/><text:span text:style-name="T3816">A</text:span>t deus subdol(a1) cal(-)<text:line-break/>liditatem hominis intelligens dixit.<text:s/><text:span text:style-name="T3817">O</text:span><text:s/>consultor<text:line-break/>vtrum mauis facere (!) penes<text:s/>te n(a1)(q3) arbitrium est (!)<text:line-break/>facito. et siue viuum siue mortuum quod (i1) manu<text:line-break/>habes proferto. (sol) <text:span text:style-name="T3818">F</text:span>abula hec (i1)nuit (!) mentem diui<text:line-break/>nam nichil ne(q3) latere ne(q3) fallere.</text:p>
      <text:h text:style-name="Titre2" text:outline-level="2"><text:span text:style-name="T3819">D</text:span>e piscatore et sinaride.<text:tab/>.xx.</text:h>
      <text:p text:style-name="P3820"><text:span text:style-name="T3821">P</text:span><text:span text:style-name="T3822">I</text:span>sactor quidam demissis in mare rethibus<text:line-break/>detulit sinaridem pusilli corporis (!) que pisca<text:line-break/>torem sic obsecrabat<text:s/><text:span text:style-name="T3823">N</text:span>oli me (i1)pres(e1)tiarum capere<text:line-break/>pusillam et minutam (!) sine abire et crescere vt po(-)<text:line-break/>stea iam adulta c(o1)modo cum maiore potiaris<text:s/><text:span text:style-name="T3824">C</text:span>ui<text:line-break/>piscator.<text:s/><text:span text:style-name="T3825">E</text:span>go vero amens sum si lucrum quod in(-)<text:line-break/>ter manus habeo licet exigu(u1) pretermitt(a1) (sol) spe fu(-)<text:line-break/>turi boni (q4)tumlibet magni (;)</text:p>
      <text:p text:style-name="P3826"><text:span text:style-name="pb">[f. 99v]</text:span><text:span text:style-name="pb"><text:line-break/></text:span>(sol) <text:span text:style-name="T3827">F</text:span>abula hec (i1)nuit stolidum esse (!) qui propter sp(e1)<text:line-break/>maioris rem et pres(e1)tem et certam licet paru(a1) n(o1)<text:line-break/>amplectitur.</text:p>
      <text:soft-page-break/>
      <text:h text:style-name="Titre2" text:outline-level="2"><text:span text:style-name="T3828">D</text:span>e equo et asino.<text:tab/>.xxi.</text:h>
      <text:p text:style-name="P3829"><text:span text:style-name="T3830">V</text:span><text:span text:style-name="T3831">I</text:span>r quidam h(e1)bat equum et asinum.<text:s/><text:span text:style-name="T3832">I</text:span>n itine<text:line-break/>re autem faci(e1)do inquit asinus equo.<text:s/><text:span text:style-name="T3833">S</text:span>i me<text:line-break/>salu(u1) vis releua me parte oneris mei.<text:s/><text:span text:style-name="T3834">E</text:span>quo illius<text:line-break/>verbis non obsequ(e1)te (!) asinus sub onere cad(e1)s mo(-)<text:line-break/>ritur.<text:s/><text:span text:style-name="T3835">T</text:span>(u1)c dominus ium(e1)torum (!)<text:s/>om(e1)s quas por<text:line-break/>tabat asinus sarcinas (!) simul(q3) corium quod a mor<text:line-break/>tuo exuerat (!) equo imponit. quo onere depressus e(-)<text:line-break/>quus et gemens cum clamore inquit (!) ve michi iu(-)<text:line-break/>m(e1)torum infelicissimo (!) quid michi misero euenit (!)<text:line-break/><text:span text:style-name="T3836">N</text:span>am recusans partem<text:s/>n(u1)c totum onus porto et<text:line-break/>illius corium. (sol) <text:span text:style-name="T3837">H</text:span>ec fabula (i1)nuit maiores debe(-)<text:line-break/>re in laboribus participes esse minoribus (!) vt vtri<text:line-break/>(q3) incolumes sint.</text:p>
      <text:h text:style-name="Titre2" text:outline-level="2"><text:span text:style-name="T3838">D</text:span>e homine et satiro.<text:tab/>.xxii.</text:h>
      <text:p text:style-name="P3839"><text:span text:style-name="T3840">V</text:span><text:span text:style-name="T3841">I</text:span>r quidam c(u1) satiro amicici(a1) inierat (!) qui c(u1)<text:line-break/>ed(e1)di<text:s/>gr(a1) seder(e1)t (exorta celi tempestate) vir<text:line-break/>manus ad eos admouens anhelitu refocillabat.<text:line-break/><text:span text:style-name="T3842">Q</text:span>uod (i1)tu(e1)s satirus (sol) (i1)terrogat (q4)obr(e1) id faceret.<text:s/><text:span text:style-name="T3843">I</text:span>l<text:line-break/>le (i1)quit calore oris alg(e1)tes man(con) refocillo.<text:s/><text:span text:style-name="T3844">P</text:span>auloq (;)<text:line-break/>post calidiore edulio allato (!) c(u1) vir iter(u1) ad os ma(-)<text:line-break/>n(u1) admou(e1)s calor(e1) cibi tenui (i1)spirat(o1)e refrigerauit<text:line-break/><text:span text:style-name="pb">[f. 100r]</text:span><text:span text:style-name="pb"><text:line-break/></text:span><text:span text:style-name="T3845">I</text:span>nterrogat satirus (q4)obrem et illud faciat. Resp(o1)(-)<text:line-break/>d(e1)te autem viro (sol) vt refrigeraret eduli(u1). At(q3) ego<text:line-break/>inquit satirus tecum<text:s/>posthac amiciciam non exer(-)<text:line-break/>cebo (!) qui ex vno ore et calidum promis et frigid(u1)<text:line-break/><text:span text:style-name="T3846">V</text:span>ale (;) (sol) <text:span text:style-name="T3847">H</text:span>ec fabula (i1)nuit deuitandam eius amici<text:line-break/>ciam esse cuius anceps vita est et non simplex ser(-)<text:line-break/>mo (;)</text:p>
      <text:h text:style-name="Titre2" text:outline-level="2"><text:span text:style-name="T3848">D</text:span>e agricola et cambus.<text:line-break/><text:span text:style-name="T3849">F</text:span>acetia.<text:tab/>.xxiii.</text:h>
      <text:p text:style-name="P3850"><text:span text:style-name="T3851">A</text:span><text:span text:style-name="T3852">G</text:span>ricola quidam yberno sidere (i1) agro depre(-)<text:line-break/>hensus deficientibus cibariis prim(u1) (i1)terfec(-)<text:line-break/>tis singulis ouibus illarum carnibus vescebatur (!)<text:line-break/>mox et caprar(u1) postre(o1) operariis(q3) bobus (i1)ter(e1)p(-)<text:line-break/>tis alebatur.<text:s/><text:span text:style-name="T3853">Q</text:span>uod canes cum a(i1)aduertissent (!) inter<text:line-break/>se collocuti sunt dicentes.<text:s/><text:span text:style-name="T3854">A</text:span>t nos h(i1)c faciamus fu<text:line-break/>gam.<text:s/><text:span text:style-name="T3855">S</text:span>i enim operariis bobus dominus non pe(-)<text:line-break/>percit (!) nec nobis quidem parcet.<text:s/><text:span text:style-name="T3856">H</text:span>ec fabula (i1)(-)<text:line-break/>nuit fugiendos esse (sol) cau(e1)dos(q3) (!) qui a familiaribus<text:line-break/>manus non abstinent.</text:p>
      <text:h text:style-name="Titre2" text:outline-level="2"><text:span text:style-name="T3857">D</text:span>e quodam admorso a cane.<text:tab/>.xxiiii.</text:h>
      <text:p text:style-name="P3858"><text:span text:style-name="T3859">A</text:span><text:span text:style-name="T3860">D</text:span>morsus a cane quidam circuibat singulos<text:line-break/>corrogans curationem (!) nactus(q3) qu(e1)dam est<text:line-break/>qui cognita mali qualitate inquit (!)<text:s/><text:span text:style-name="T3861">S</text:span>i tu quidem o<text:line-break/>h(o1) c(o1)ualescere vis (!) crust(a1) panis madefact(a1) (i1) s(a1)gu(i1)e<text:line-break/><text:soft-page-break/>vulneris porrige cani qui te momordit comed(e1)d(a1).<text:line-break/><text:span text:style-name="pb">[f. 100v]</text:span><text:span text:style-name="pb"><text:line-break/></text:span><text:span text:style-name="T3862">C</text:span>ui ille derid(e1)ter inquit.<text:s/><text:span text:style-name="T3863">E</text:span>go me hercle si istud se<text:line-break/>cero (!) dignus sum (q4) ab o(i1)bus huius vrbis canibus<text:line-break/>premordear. (sol) <text:span text:style-name="T3864">H</text:span>ec fabula innuit (i1)probos homi<text:line-break/>nes cum maxime beneficia acceperint tum max(i1)e<text:line-break/>ad maleficia animari.</text:p>
      <text:h text:style-name="Titre2" text:outline-level="2"><text:span text:style-name="T3865">D</text:span>e thynno et delphino.<text:tab/>.xxv.</text:h>
      <text:p text:style-name="P3866"><text:span text:style-name="T3867">T</text:span>Hynnus cum delphin(u1) insequ(e1)tem precipi<text:line-break/>ti cursu fugeret (!) et i(a1) capiendus e(e1)t (i1) (a1)frac(-)<text:line-break/>t(u1) qu(e1)dam se (i1)trusit.<text:s/><text:span text:style-name="T3868">D</text:span>elphynus quo(q3) ad alter(u1)<text:line-break/>similem (i1)petu ipso allis(con) est.<text:s/><text:span text:style-name="T3869">A</text:span>d quem thynnus<text:line-break/>respiciens iam(q3) expirantem videns inquit.<text:s/><text:span text:style-name="T3870">I</text:span>am<text:line-break/>michi mors non est molesta videnti eum qui mi(-)<text:line-break/>chi causa mortis est mec(u1) morientem.<text:s/><text:span text:style-name="T3871">F</text:span>abula<text:line-break/>hec (i1)nuit equo a(i1)o ferre ho(i1)nes calamitates. c(u1) eos<text:line-break/>per quos<text:s/>in calamitate sunt calamitosos aspici(u1)t.</text:p>
      <text:h text:style-name="Titre2" text:outline-level="2"><text:span text:style-name="T3872">D</text:span>e aucupe.<text:tab/>.xxvi.</text:h>
      <text:p text:style-name="P3873"><text:span text:style-name="T3874">A</text:span><text:span text:style-name="T3875">V</text:span>ceps quidam sumptis aucupatoriis rethi<text:line-break/>bus ad ven(a1)dum processit (!) viso(q3) pal(u1)bo in<text:line-break/>cacumine arboris sedente (!) c(o1)positas artificiose a(-)<text:line-break/>r(u1)dines cum rethi au(e1) cl(a1)culum admonebat spe(-)<text:line-break/>rans illam se venari posse.<text:s/><text:span text:style-name="T3876">Q</text:span>uod cum agit in al(-)<text:line-break/>tum intuens iacentem viperam pedibus pressit (!)<text:line-break/>que exasperata dolore ho(i1)n(e1) momordit At ille i(a1)<text:line-break/>deficiens me miser(u1) inquit (!) qui cum alteri venari<text:line-break/><text:span text:style-name="pb">[f. 101r]</text:span><text:span text:style-name="pb"><text:line-break/></text:span>volo ipse ab altero captus pereo (;)</text:p>
      <text:h text:style-name="Titre2" text:outline-level="2"><text:span text:style-name="T3877">D</text:span>e castore.<text:tab/>.xxvii.</text:h>
      <text:p text:style-name="P3878"><text:span text:style-name="T3879">P</text:span><text:span text:style-name="T3880">A</text:span>stor preter ceteros (q3) drupedes in aqua du<text:line-break/>rare fertur. sua(q3) genitalia ad artem medi(-)<text:line-break/>cam sane vtilia esse (!) hic vbi videt se ab (i1)dag(a1)tibus<text:line-break/>hominibus captum iri. nouit en(i1) (q4)obrem indage(-)<text:line-break/>tur. ipse sibi genitalia prescindit at(q3) ad insequ(e1)tes<text:line-break/>proiciens hocmodo incolumis euadit. (sol) <text:span text:style-name="T3881">H</text:span>ec fa(-)<text:line-break/>bula (i1)nuit huius exemplo prudentes debere pro a<text:line-break/>dipiscenda salute nullam r(o1)nem hr(e1) fortunar(u1).</text:p>
      <text:h text:style-name="Titre2" text:outline-level="2"><text:span text:style-name="T3882">D</text:span>e vaticinatore.<text:tab/>.xxviii.</text:h>
      <text:p text:style-name="P3883"><text:span text:style-name="T3884">V</text:span><text:span text:style-name="T3885">A</text:span>ticinator<text:s/>quidam in foro sedens sermoci(-)<text:line-break/>nabatur. cum sibi quidam den(u1)ciat fores do<text:line-break/>mus eius affractas e(e1). omnia(q3) direpta que in do(-)<text:line-break/>mo fuiss(e1)t.<text:s/><text:span text:style-name="T3886">A</text:span>d quod n(u1)ci(u1) vaticinator gem(e1)s pro<text:line-break/>perans(q3) cursu se domum recipiebat.<text:s/><text:span text:style-name="T3887">Q</text:span>uem curr(e1)<text:line-break/>tem quidam intuens. o tu inquit qui aliena nego(-)<text:line-break/>cia te diuinaturum promittis certe tua ipse non di<text:line-break/>uinasti. (sol) <text:span text:style-name="T3888">H</text:span>ec fabula ad eos spectat qui res suas<text:line-break/><text:soft-page-break/>rite non administr(a1)tes alienis que nil ad eos per(-)<text:line-break/>tinent prouidere ac consulere conantur.</text:p>
      <text:h text:style-name="Titre2" text:outline-level="2"><text:span text:style-name="T3889">D</text:span>e aucupe<text:s/>et merula.<text:tab/>.xxix.</text:h>
      <text:p text:style-name="P3890"><text:span text:style-name="T3891">A</text:span><text:span text:style-name="T3892">V</text:span>ceps tet(e1)derat volucribus rethia quod e(-)<text:line-break/>minus intuens merula perc(u1)ctabatur ho(i1)em quid<text:line-break/><text:span text:style-name="pb">[f. 101v]</text:span><text:span text:style-name="pb"><text:line-break/></text:span>negocii ageret.<text:s/><text:span text:style-name="T3893">I</text:span>lle resp(o1)dit se c(o2)dere vrb(e1). abiit(q3)<text:line-break/>longius et sese abdidit.<text:s/><text:span text:style-name="T3894">M</text:span>erula vero verbis illius<text:line-break/>fidem habens<text:s/>acced(e1)s ad escam iuxta rethia posit(a1)<text:line-break/>capta est.<text:s/><text:span text:style-name="T3895">A</text:span>ccurr(e1)t(q3) aucupe inquit. o homo si tu<text:line-break/>quidem talem vrbem condis haud multos inueni<text:line-break/>es incolas (;) (sol) <text:span text:style-name="T3896">H</text:span>ec fabula (i2)nuit eo maxime modo<text:line-break/>rem priuatam et rem publicam destrui cum pre(-)<text:line-break/>sides seuiciam exercent.</text:p>
      <text:h text:style-name="Titre2" text:outline-level="2"><text:span text:style-name="T3897">D</text:span>e viatore et ioue.<text:tab/>.xxx.</text:h>
      <text:p text:style-name="P3898"><text:span text:style-name="T3899">V</text:span><text:span text:style-name="T3900">I</text:span>ator longum gressurus iter si quid inue(-)<text:line-break/>nisset eius dimidium ioui se oblaturum pro<text:line-break/>misit.<text:s/><text:span text:style-name="T3901">I</text:span>nuenta autem in ipso itinere vasa palma(-)<text:line-break/>r(u2) amigdalorum ple(a1) (!) comedit omnes palmulas a<text:line-break/>migdala(q3) (!)<text:s/><text:span text:style-name="T3902">S</text:span>ed harum nucleos illorum putami(a1)<text:line-break/>ad ar(a1) quandam obtulit inquiens.<text:s/><text:span text:style-name="T3903">H</text:span>abes iupiter<text:line-break/>quod tibi voueram.<text:s/><text:span text:style-name="T3904">Q</text:span>uod enim inueni eius et (i2)te<text:line-break/>riora et exteriora tibi offero.<text:s/><text:span text:style-name="T3905">H</text:span>ec fabula innu(-)<text:line-break/>it auarum hominem pecunie cupiditate etiam diis<text:line-break/>moliri fallacias.</text:p>
      <text:h text:style-name="Titre2" text:outline-level="2"><text:span text:style-name="T3906">D</text:span>e<text:s/>filio et matre.<text:tab/>.xxxi.</text:h>
      <text:p text:style-name="P3907"><text:span text:style-name="T3908">P</text:span><text:span text:style-name="T3909">V</text:span>er quidam in scola condiscipuli furatus<text:line-break/>tabellam alphabetari(a1) attulit matri sue.<text:s/><text:span text:style-name="T3910">A</text:span><text:line-break/>qua n(o2) castigatus quotidie magis furabatur.<text:s/><text:span text:style-name="T3911">P</text:span>ro<text:line-break/>cedente autem tempore cepit furari maiora.<text:s/><text:span text:style-name="T3912">T</text:span>an<text:line-break/>d(e1) a magr(a1)tu depreh(e2)sus ducebatur ad<text:s/>supplici(u1).<text:line-break/><text:span text:style-name="pb">[f. 102r]</text:span><text:span text:style-name="pb"><text:line-break/></text:span><text:span text:style-name="T3913">M</text:span>atre vero sequ(e1)te ac vocifer(a1)te rogauit satellites<text:line-break/>vt paulisper c(u1) ea ad aur(e2) loqui permitter(e1)t.<text:s/><text:span text:style-name="T3914">Q</text:span>ui(-)<text:line-break/>bus (a1)nu(e1)tibus. et matre festinab(u1)dam aur(e1) ad os<text:line-break/>fil(i1) admou(e1)te.<text:s/><text:span text:style-name="T3915">I</text:span>lle auriculam maternam dentib(con)<text:line-break/>admors(a1) euulsit.<text:s/><text:span text:style-name="T3916">E</text:span>t cum mater ceteri(q3) increpar(e1)t<text:line-break/>n(o2)modo vt furem sed etiam vt in parentem suam<text:line-break/>impi(u1) inquit Hec michi vt perderer extitit causa.<text:line-break/><text:span text:style-name="T3917">S</text:span>i enim me ob tabellam alphabetariam castigas(-)<text:line-break/>set nequa(q4) ad vlteriora progressus n(u1)c ad suppli(-)<text:line-break/>cium ducerer (;) (sol) <text:span text:style-name="T3918">F</text:span>abula hec (i2)nuit &lt;ATTcaractere&gt; qui inter ini(-)<text:line-break/>cia peccandi non cohercentur in grauiora flagicia<text:line-break/>(i2)cidunt (;)</text:p>
      <text:soft-page-break/>
      <text:h text:style-name="Titre2" text:outline-level="2"><text:span text:style-name="T3919">D</text:span>e patre et filio.<text:tab/>.xxxii.</text:h>
      <text:p text:style-name="P3920"><text:span text:style-name="T3921">F</text:span>Ilium senior quidam habebat generosi ani(-)<text:line-break/>mi et venaticorum canum amator(e1). h(u1)c per quie(-)<text:line-break/>tem viderat a leone trucidari.<text:s/><text:span text:style-name="T3922">T</text:span>erritus igitur ne<text:line-break/>forte sompnium hoc aliquomodo sequeretur euen<text:line-break/>tus extruxit domum qu(a1)dam politissimam laque<text:line-break/>aribus at(q3) fenestris am(e1)issim(a1). illuc(q3) inducens fi<text:line-break/>lium illi custos inherebat.<text:s/><text:span text:style-name="T3923">D</text:span>epinxerat. n. in ea do<text:line-break/>mo ad oblectationem filii omne animalium genus<text:line-break/>in quibus et leonem p(i1)xerat.<text:s/><text:span text:style-name="T3924">A</text:span>dolesc(e1)s c(u1) hec om<text:line-break/>nia inspiciens eo amplius molestie contrahebat.<text:line-break/><text:span text:style-name="T3925">Q</text:span>uadam autem vice propius stans leoni inquit.<text:line-break/><text:span text:style-name="pb">[f. 102v]</text:span><text:span text:style-name="pb"><text:line-break/></text:span><text:span text:style-name="T3926">O</text:span>truculentissima<text:s/>fera propter te et propter iane<text:line-break/>s(o1)pnium patris in hac domo asseruor velut in car<text:line-break/>cere.<text:s/><text:span text:style-name="T3927">Q</text:span>uid igitur tibi faciam.<text:s/><text:span text:style-name="T3928">E</text:span>t hec dicens man(u1)<text:line-break/>parieti incussit oculum leoni eruere volens. et in<text:line-break/>clauo qui illic latebat off(e1)dit.<text:s/><text:span text:style-name="T3929">Q</text:span>ua ex percussi(o1)e<text:line-break/>manus<text:s/>emarcuit succreuit(q3) sanies ac febris subse<text:line-break/>cuta est. breui adolesc(e1)s est mortuus.<text:s/><text:span text:style-name="T3930">I</text:span>ta leo ado(-)<text:line-break/>lesc(e1)t(e1) occidit. nichil adiuu(a1)te patris sophismate (;)</text:p>
      <text:p text:style-name="P3931">(sol) <text:span text:style-name="T3932">H</text:span>ec fabl(a1) (i1)nuit que v(e1)tura sunt deuitare nemi<text:line-break/>n(e1) posse(i!)</text:p>
      <text:h text:style-name="Titre2" text:outline-level="2"><text:span text:style-name="T3933">D</text:span>e caluo quodam<text:tab/>.xxxiii.</text:h>
      <text:p text:style-name="P3934"><text:span text:style-name="T3935">C</text:span><text:span text:style-name="T3936">A</text:span>luus quid(a1) mentitos crimes gerens dum<text:line-break/>equo vehebatur. ecce turbinis ventus illos<text:line-break/>de capite sustulit.<text:s/><text:span text:style-name="T3937">R</text:span>isus statim magni a pres(e1)tib(con)<text:line-break/>excit(a1)tur.<text:s/><text:span text:style-name="T3938">E</text:span>t ille mutuo risu ad eos inquit.<text:s/><text:span text:style-name="T3939">Q</text:span>uid<text:line-break/>mir(u1) si crines qui non erant mei a me recesserint<text:line-break/>illi quo(q3) recesserunt qui mecum fuerant nati (;)</text:p>
      <text:p text:style-name="P3940">(sol) <text:span text:style-name="T3941">F</text:span>abula hec (i1)nuit non debere nos merere ob a(-)<text:line-break/>missas opes.<text:s/><text:span text:style-name="T3942">Q</text:span>uod. n. nascentes a natura non ac(-)<text:line-break/>ceperimus non potest nobisc(u1) perpetuo manere (;)</text:p>
      <text:p text:style-name="P3943">(pdm)<text:s/><text:span text:style-name="T3944">E</text:span>xplicit<text:s/><text:span text:style-name="T3945">E</text:span>sopus grecus. latinus<text:line-break/>per laurentium vallam factus (;)</text:p>
      <text:h text:style-name="Titre1" text:outline-level="1">(pdm)<text:s/><text:span text:style-name="T3946">F</text:span>rancisci petrarche de salibus virorum illustri(u1)<text:line-break/>ac faceciis.<text:s/><text:span text:style-name="T3947">T</text:span>ractatus incipit feliciter (;)</text:h>
      <text:h text:style-name="Titre2" text:outline-level="2"><text:span text:style-name="T3948">PROLOGV</text:span>S (;)</text:h>
      <text:p text:style-name="P3949"><text:span text:style-name="pb">[f. 103r]</text:span></text:p>
      <text:p text:style-name="P3950"><text:span text:style-name="T3951">V</text:span><text:span text:style-name="T3952">T</text:span>en(i1) in cogitat(o1)nibus in(q3) actibus h(u1)anis<text:line-break/>sic in verbis quo(q3) seriis contracta<text:s/>fatigatio<text:line-break/>iocor(u1) vicissitudine mitigatur.<text:s/><text:span text:style-name="T3953">Q</text:span>uod gen(con)<text:line-break/>vel facetias appellare possumus vel sales. (q3) ser(-)<text:line-break/>mombus nostris sapidissim(u1) c(o1)dim(e1)tum prebe(a1)t.<text:line-break/><text:span text:style-name="T3954">E</text:span>st tam(e1) vbi mordatius luditur non quid(e1) aperta<text:line-break/>contumelia. sed lat(e1)s et tacita. cui apud grecos sc(o1)(-)<text:line-break/><text:soft-page-break/>ma (sol) apud nos propri(u1) vocabul(u1) n(o1) est. nisi forte<text:line-break/>dicamus cum macrobio morsum figuratum frau<text:line-break/>de vel vrbanitate tectum.<text:s/><text:span text:style-name="T3955">H</text:span>inc videmus interd(u1)<text:line-break/>ridentibus qui ass(u1)t spirit(u1) ad qu(e1) iactati sc(o1)ma(-)<text:line-break/>tis<text:s/>s(e1)sus penetrauerit irasci.<text:s/><text:span text:style-name="T3956">D</text:span>e singulis ante(q4) ad<text:line-break/>alia diuertar atting(a1). sed de his prim(u1) quibus au(-)<text:line-break/>steritas minor inest.<text:s/><text:span text:style-name="T3957">S</text:span>i modo quis(q4) tam ociosus<text:line-break/>vn(q4) erit qui hec (i1) manus accipiat non paru(a1) inda<text:line-break/>ginis molestiam prerepturus erit.<text:s/><text:span text:style-name="T3958">H</text:span>uius tamen<text:line-break/>partis aut ars nulla est. aut si qua est (sol) a cicerone<text:line-break/>traditur in eo libro qui dicitur orator.<text:s/><text:span text:style-name="T3959">Q</text:span>ue enim<text:line-break/>queso ars dicendi est rei repentine inopinate (i1)pro(-)<text:line-break/>uise et ex t(e1)pore iaculate.<text:s/><text:span text:style-name="T3960">E</text:span>st.n.rer(u1) huiuscemodi<text:line-break/>precipua in resp(o1)d(e1)te laus cui non longe c(o1)sulta(-)<text:line-break/>t(o1)is spaci(u1) datur. ad man(u1) habeat oportet que in<text:line-break/>lacessentem sine c(u1)ctat(o1)ne retorqueat.<text:s/><text:span text:style-name="T3961">Q</text:span>ualia s(u1)t<text:line-break/>multa eorum que sequuntur. quale est ne ex(e1)pl(u1)<text:line-break/>presens dicto desit.</text:p>
      <text:h text:style-name="Titre2" text:outline-level="2"><text:span text:style-name="pb">[f. 103v]</text:span><text:span text:style-name="pb"><text:line-break/></text:span>Publius sulpicius.</text:h>
      <text:p text:style-name="P3962"><text:span text:style-name="T3963">P</text:span>ublius sulpicius c(u1) aduersus.<text:s/><text:span text:style-name="T3964">E.</text:span>philip(u1) tri(-)<text:line-break/>bulent(u1) homin(e1) et publice dignitatis vsurpato(-)<text:line-break/>r(e1)senatus caus(a1) aniosus defenderet.<text:s/><text:span text:style-name="T3965">I</text:span>nterroga<text:line-break/>tus ab illo quid latraret. subito respondit. (q3) fu<text:line-break/>r(e1) video.<text:s/><text:span text:style-name="T3966">Q</text:span>uid breuius quid ve liberatius medi<text:line-break/>tatio longior obtulisset<text:s/><text:span text:style-name="T3967">S</text:span>olet.n.canis latrare c(o1)<text:line-break/>specto fure (;)<text:s/><text:span text:style-name="T3968">A</text:span>t quale est illud quod nri t(e1)po<text:line-break/>ris adolesc(e1)s decrepito cuid(a1) resp(o1)dit.<text:s/><text:span text:style-name="T3969">C</text:span>um.n.<text:line-break/>iste ludens insultaret illi (q3) adhuc eo promptius<text:line-break/>equ(u1) ascendit.<text:s/><text:span text:style-name="T3970">N</text:span>imir(u1) (i1)quit.<text:s/><text:span text:style-name="T3971">S</text:span>eptuaginta (a1)nis<text:line-break/>ante(q4) ego nascerer artem hanc exercuisti(i!)</text:p>
      <text:h text:style-name="Titre2" text:outline-level="2"><text:span text:style-name="T3972">C</text:span>iomana Cesaris augusti</text:h>
      <text:p text:style-name="P3973"><text:span text:style-name="T3974">C</text:span><text:span text:style-name="T3975">E</text:span>sar augustus vt (e1) in saturnalibus in hu(-)<text:line-break/>iusmodi dicacitate n(o1) (e1) quo(q4) mi(o1)r et for(-)<text:line-break/>tasse nec tullio(i!) (sol) <text:span text:style-name="T3976">A</text:span>udita fama herodis<text:s/>iudeo(-)<text:line-break/>r(u1) regis (q3) infantes citra bimatum om(e1)s in siria<text:line-break/>natos inter quos et propri(u1) filium m(a1)dasset oc(-)<text:line-break/>cidi.<text:s/><text:span text:style-name="T3977">C</text:span>um inquit cesar herodis porc(u1) e(e1) malim<text:line-break/>(q4) fili(u1).<text:s/><text:span text:style-name="T3978">A</text:span>llud(e1)s mori hebraico. sic. n. carnibus<text:line-break/>suillis sicut humanis abstin(e1)t(i!) (sol) <text:span text:style-name="T3979">T</text:span>ragedi(a1) scri(-)<text:line-break/>bere adortus erat. tragedie nom(e1) erat aiax.<text:s/><text:span text:style-name="T3980">E</text:span>am<text:line-break/>siue iam scriptam (q3) displicuisset. vt macrobius<text:line-break/>refert siue inceptam stilo non succed(e1)te vt sueto(-)<text:line-break/>nio videtur aboleuerat.<text:s/><text:span text:style-name="T3981">E</text:span>t interrogantibus<text:line-break/><text:span text:style-name="pb">[f. 104r]</text:span><text:span text:style-name="pb"><text:line-break/></text:span>ami(-)cis quidn(a1) aiax suus ageret.<text:s/><text:span text:style-name="T3982">I</text:span>n spongi(a1) inquit<text:line-break/>incubuit. (sol) <text:span text:style-name="T3983">Q</text:span>uidam cum officio prefecture<text:line-break/>quietum remotus esset flagitanti at(q3) addenti<text:line-break/><text:soft-page-break/>non se cupiditate ad id petend(u1) induci (!) sed pu(-)<text:line-break/>doris proprii respectu et vt sine rioxa officium<text:line-break/>sponte dimisisse (sol) insuper et liberalitate cesarea<text:line-break/>dignus putaretur. (sol) <text:span text:style-name="T3984">S</text:span>ic allusit. tu te accepisse pa<text:line-break/>lam dicito (!) ego me dedisse non negabo. (sol) <text:span text:style-name="T3985">Q</text:span>ui<text:line-break/>dam romanus eques defunctus erat. (!) post cu(-)<text:line-break/>ius mortein es alien(u1) ingens quod vs(q3) sub<text:s/>ex(-)<text:line-break/>trem(u1) occultauerat emersit. re c(o1)perta miratus<text:line-break/>cesar.<text:s/><text:span text:style-name="T3986">I</text:span>te ait et cubicular(e1) eius culcitram michi<text:line-break/>comparate.<text:s/><text:span text:style-name="T3987">O</text:span>bstupentibus mandatum ration(e1)<text:line-break/>adiecit.<text:s/><text:span text:style-name="T3988">S</text:span>omnos inquit alliciet culcitra in qua<text:line-break/>ille tantis debitor(u1) mobilibus oppressus somn(u1)<text:line-break/>capere potuit. (sol) <text:span text:style-name="T3989">M</text:span>os (a1)tiquis erat in agris suis<text:line-break/>sepeliri.<text:s/><text:span text:style-name="T3990">Q</text:span>uid(a1) agr(u1) excolens illud inuento se(-)<text:line-break/>pulcro pr(i1)s n(o1) pepercit (!) sed aratr(u1) super iduxit<text:line-break/>qua in re ita lusit augustus. hoc (e1) inquit vere se<text:line-break/>pulcr(u1) pr(i1)s colere. (sol) <text:span text:style-name="T3991">O</text:span>rator quid(a1) clar(con) s3 gib<text:line-break/>bo promin(e1)ti deformatus galba (!) de quo lelii vul<text:line-break/>garis iocus erat igeni(u1) galbe male hitare. Is in<text:line-break/>(q4) cor(a1) cesare c(a1)z ag(e1)s et velut eloquio gl(i1)ab(u1)d(con)<text:line-break/>sepe iter(a1)s. corrige in me si quid corrig(e1)d(u1) vide<text:line-break/>ris auguste. hoc ab eo tandem responl(u1) habuit.<text:line-break/><text:span text:style-name="pb">[f. 104v]</text:span><text:span text:style-name="pb"><text:line-break/></text:span><text:span text:style-name="T3992">E</text:span>go te galba monere possum. corrigere autem<text:line-break/>nullomodo. (sol) <text:span text:style-name="T3993">I</text:span>n eandem sententi(a1)<text:s/><text:span text:style-name="T3994">P</text:span>etebat a<text:line-break/>cesare subrusticus moribus et vita icultus qui(-)<text:line-break/>dam eius seruitor vt eum nobil(e1)<text:s/>faceret vt fit a<text:line-break/>pud multos emptis possessionibus ex quibus<text:line-break/>solis ruri vitam nobili(u1) duc(a1)t. (sol) <text:span text:style-name="T3995">T</text:span>unc cesar qui<text:line-break/>natur(a1) hominis callebat (!)<text:s/><text:span text:style-name="T3996">D</text:span>iuitem inquit te sa(-)<text:line-break/>cillime possem facere. nobilem nun(q4) possem.</text:p>
      <text:p text:style-name="P3997">(sol) <text:span text:style-name="T3998">I</text:span>uuenis alienigena rom(a1)<text:s/>venit forma cor(-)<text:line-break/>poris ac vultus tam similis augusto (!) vt omnem<text:line-break/>populum spectaculi admiracione susponderet.<text:line-break/><text:span text:style-name="T3999">A</text:span>ugustus re audita euocat(u1) ad se iuuenem cer(-)<text:line-break/>nens effigiem(q3) su(a1) in illius facie recognoscens<text:line-break/>in h(a1)c sent(e1)ti(a1) (i1)terrogauit.<text:s/><text:span text:style-name="T4000">F</text:span>uit ne vn(q4) o adole<text:line-break/>scens mater tua rome.<text:s/><text:span text:style-name="T4001">S</text:span>ensit iste quo pergeret<text:line-break/><text:span text:style-name="T4002">E</text:span>t minime (i1)quit mater. at pater meus sepe. Fa(-)<text:line-break/>cete et illatam suspicionem repulit (sol) et nouam<text:line-break/>peperit.</text:p>
      <text:h text:style-name="Titre2" text:outline-level="2"><text:span text:style-name="T4003">D</text:span>e ingenio paupertatis.</text:h>
      <text:p text:style-name="P4004"><text:span text:style-name="T4005">P</text:span><text:span text:style-name="T4006">E</text:span>ndente inter augustum et M.antonium<text:line-break/>fortuna. pauper quidam rome in cunctos<text:line-break/>sibi prouidens euentus ingenium tale commen<text:line-break/>tus est(seg)car(/seg)<text:s/><text:span text:style-name="T4007">O</text:span>mni dilig(e1)tia duos coruos enutriuit.<text:line-break/>effecit(q3) (tant(u1) in omni re studi(u1) valet) vt dicta<text:line-break/>tis verbis. alter augustum (sol) alter antonium salu<text:line-break/>taret.<text:s/><text:span text:style-name="T4008">I</text:span>nde augusto tand(e1) victori (i1) patri(a1)<text:line-break/><text:soft-page-break/><text:span text:style-name="pb">[f. 105r]</text:span><text:span text:style-name="pb"><text:line-break/></text:span>reuer(-)tenti salutatorem manu sua preferens occurrit<text:line-break/>qui intercrocitand(u1) hec verba fundebat.<text:s/><text:span text:style-name="T4009">A</text:span>ue<text:line-break/>cesar victor imperator.<text:s/><text:span text:style-name="T4010">A</text:span>ugustus delectatus vi<text:line-break/>ginti mili(u1) n(u1)mor(u1) loquac(e1) volucrem compa(-)<text:line-break/>rauit.<text:s/><text:span text:style-name="T4011">A</text:span>rguta quidem sed diu preconcepta lub(-)<text:line-break/>tilitas.<text:s/><text:span text:style-name="T4012">A</text:span>t huius socius ex tempore consilium<text:line-break/>cepit (!) cesarem adiit obtinuit(q3) vt coruum alter(u1)<text:line-break/>iuberet afferri.<text:s/><text:span text:style-name="T4013">I</text:span>ussus illum attulit qui hostem<text:line-break/>salutare didicerat his verbis.<text:s/><text:span text:style-name="T4014">A</text:span>ue victor antoni<text:line-break/>imperator.<text:s/><text:span text:style-name="T4015">N</text:span>on amplius motus est cesar (!) (q4) vt<text:line-break/>prioris auis precium iuberet cum delatore par<text:line-break/>tiri. (sol) <text:span text:style-name="T4016">P</text:span>er idem tempus inuentus est qui picam<text:line-break/>ad salutacionem similem (!) inuentus et qui psita<text:line-break/>cum erudiret. et hunc et illam emi placuit.<text:s/><text:span text:style-name="T4017">T</text:span>ot<text:line-break/>vicinorum successibus admonitus inops sutor<text:line-break/>et ipse corui magisteri(u1) agere instituit.<text:s/><text:span text:style-name="T4018">Q</text:span>uod<text:line-break/>cum frustra diu temptasset (!) tedio affectus cre(-)<text:line-break/>bro(q3) mutam auem increpans aiebat.<text:s/><text:span text:style-name="T4019">O</text:span>pera et<text:line-break/>impensa periit. vix tandem coruus salutacion(e1)<text:line-break/>quam iubebatur expressit.<text:s/><text:span text:style-name="T4020">E</text:span>t<text:s/>i publico positus<text:line-break/>pretereuntem cesarem salutauit.<text:s/><text:span text:style-name="T4021">Q</text:span>uod ille au(-)<text:line-break/>diens. satis inquit salutatorum talium domi ha<text:line-break/>be&lt;ATTcaractere&gt;.<text:s/><text:span text:style-name="T4022">P</text:span>rocedens vociferatione solita coruus ait.<text:line-break/><text:span text:style-name="T4023">O</text:span>pera et impensa periit.<text:s/><text:span text:style-name="T4024">E</text:span>ffusus(q3) in risum<text:line-break/><text:span text:style-name="pb">[f. 105v]</text:span><text:span text:style-name="pb"><text:line-break/></text:span>ce(-)sar hanc volucr(e1)<text:s/>maiori (q4) ceteras precio redeit.</text:p>
      <text:h text:style-name="Titre2" text:outline-level="2"><text:span text:style-name="T4025">I</text:span>ulia augusta.</text:h>
      <text:p text:style-name="P4026"><text:span text:style-name="T4027">I</text:span><text:span text:style-name="T4028">V</text:span>lia augusta augusti filia cauillatrix ioc(u1)<text:line-break/>dissima c(o1)tra crebros patris monitus cul<text:line-break/>ta lasciuius oculos eius se turbasse cognouerat.<text:line-break/>modestiore habitu reuersa mitigare paternam<text:line-break/>indignation(e1) cogitauit et obtinuit.<text:s/><text:span text:style-name="T4029">E</text:span>t sentis ne<text:line-break/>ait cesar quantomagis hic (q4) hesternus habitus<text:line-break/>deceat augusti filiam.<text:s/><text:span text:style-name="T4030">N</text:span>on obstupuit illa tanti<text:line-break/>censoris maiestatem.<text:s/><text:span text:style-name="T4031">S</text:span>ed heri inquit me viri<text:line-break/>hodie patris oculis ornaui.<text:s/><text:span text:style-name="T4032">A</text:span>b amico sobrio et<text:line-break/>prudenti monita vt se paterne frugalitatis imi<text:line-break/>tatricem faceret. modestos(q3) illius mores in ani<text:line-break/>mum induceret. (sol) <text:span text:style-name="T4033">I</text:span>lle se cesarem esse obliui(-)<text:line-break/>scitur inquit ego cesaris me fili(a1) recorder.</text:p>
      <text:h text:style-name="Titre2" text:outline-level="2"><text:span text:style-name="T4034">M</text:span>arcus cicero.</text:h>
      <text:p text:style-name="P4035"><text:span text:style-name="T4036">M</text:span><text:span text:style-name="T4037">A</text:span>rcus tullius cicero qui ciceronem fra(-)<text:line-break/>trem ac lentul(u1) habebat generum<text:s/>hom(u1)(-)<text:line-break/>ciones pusille admod(u1) stature in vtrun(q3) cauil(-)<text:line-break/>latus est.<text:s/><text:span text:style-name="T4038">V</text:span>enerat enim in prouinci(a1) cui frater<text:line-break/>prefuerat. illic imagin(e1) eius clipeat(a1) (q4) (a1)plissia<text:line-break/><text:soft-page-break/>forma vs(q3) ad pectus depict(a1) vt mos erat cern(e1)s<text:line-break/>frater inquit meus maior est dimidius (q4) totus.</text:p>
      <text:p text:style-name="P4039"><text:span text:style-name="pb">[f. 106r]</text:span><text:span text:style-name="pb"><text:line-break/></text:span>(sol) <text:span text:style-name="T4040">C</text:span>ursus gener(u1) ingenti gladio accinct(u1) vid(e1)s<text:line-break/><text:span text:style-name="T4041">Q</text:span>uis ait gener(u1) me(u1) ad gladi(u1) alligauit.<text:s/><text:span text:style-name="T4042">Q</text:span>uo<text:line-break/>ioco n(u1)c erga insignis paruitatis homies vulgo<text:line-break/>vtimur.<text:s/><text:span text:style-name="T4043">A</text:span>lter illi gener erat pyso. qui c(u1) (i1)cessu<text:line-break/>c(u1)ctatior foret (q4) conueniret viro (!) filia ex diuer<text:line-break/>so c(o1)citat(o1)r (q4) deceret femin(a1) (sol) vno verbo lusit i<text:line-break/>vtr(u1)(q3).<text:s/><text:span text:style-name="T4044">A</text:span>it en(i1) filie. (a1)bula vt vir.<text:s/><text:span text:style-name="T4045">A</text:span>nceps iocus<text:line-break/>duos simul pupugit. (sol) <text:span text:style-name="T4046">I</text:span>llusit. M. vatinio qui<text:line-break/>paucis diebus consul fuit.<text:s/><text:span text:style-name="T4047">G</text:span>r(a1)de inquit prodi(-)<text:line-break/>gi(u1) (a1)no vatinii contigit. (q3) illo consule nec brui<text:line-break/>na nec ver nec estas fuit. (sol) <text:span text:style-name="T4048">C</text:span>(a1)nius n(o1) nisi vno<text:line-break/>tant(u1) die c(o1)sulat(u1) tenuit. de quo est alter cicero<text:line-break/>nis iocus. vigilant(e1) c(o1)sul(e1) habuimus qui in con<text:line-break/>sulatu suo somn(u1) n(o1) admisit.</text:p>
      <text:h text:style-name="Titre2" text:outline-level="2"><text:span text:style-name="T4049">V</text:span>espasianus imperator.</text:h>
      <text:p text:style-name="P4050"><text:span text:style-name="T4051">V</text:span><text:span text:style-name="T4052">E</text:span>spasiani quedam sacetissima sunt.<text:s/><text:span text:style-name="T4053">I</text:span>llud<text:line-break/>i primis. (sol) <text:span text:style-name="T4054">M</text:span>ulier amor(e1) fassa se(q3) am(a1)<text:line-break/>do parituram nisi sibi opem ferret (!) rigor(e1) ma(-)<text:line-break/>iestatis precibus ac blandiciis euicit (!)<text:s/><text:span text:style-name="T4055">C</text:span>ui cert(a1)<text:line-break/>pecunie qu(a1)titat(e1) vel c(o1)cubitus vel amoris pre<text:line-break/>ci(u1) dari iussit.<text:s/><text:span text:style-name="T4056">D</text:span>isp(e1)sator ignar(con) qualiter e(a1) pe<text:line-break/>cuni(a1) r(o1)ibus iscriberet perc(u1)ctabatur.<text:s/><text:span text:style-name="T4057">E</text:span>t scribe<text:line-break/>ait imperator vespasiano adamato.<text:s/><text:span text:style-name="T4058">Q</text:span>uid in ta(-)<text:line-break/>li preserti sene iocosius.<text:s/><text:span text:style-name="T4059">V</text:span>nus ex domesticis<text:line-break/>cuid(a1) externo sub obt(e1)tu germaitatis offici(u1)<text:line-break/><text:span text:style-name="pb">[f. 106v]</text:span><text:span text:style-name="pb"><text:line-break/></text:span>(i1)(-)petrare nitebatur.<text:s/><text:span text:style-name="T4060">A</text:span>gnouit fraud(e1) cesar. et dila<text:line-break/>tare ill(u1) pro quo petebatur accersiit. certior ab<text:line-break/>eo factus quid pro supplicato spop(o1)disset. id si(-)<text:line-break/>bi numerari iussit. et voti c(o1)pot(e1) dimisit.<text:s/><text:span text:style-name="T4061">R</text:span>euer<text:line-break/>sus intercessor instare cepit.<text:s/><text:span text:style-name="T4062">C</text:span>ui vespasianus.<text:line-break/><text:span text:style-name="T4063">A</text:span>lium tibi fratr(e1) quere. hinc quem tu(u1) putas<text:line-break/>meus est.<text:s/><text:span text:style-name="T4064">P</text:span>lura extant eius talia. quin et supre<text:line-break/>mo vite sue iocari non destitit.<text:s/><text:span text:style-name="T4065">A</text:span>d<text:s/>prim(u1) nan(q3)<text:line-break/>egritudinis insult(u1) statim quod erat mortifer(u1)<text:line-break/>arbitratus. vt puto inquit deus fio.<text:s/><text:span text:style-name="T4066">A</text:span>lludens<text:line-break/>predecessoribus suis deor(u1) numero relatis.</text:p>
      <text:h text:style-name="Titre2" text:outline-level="2"><text:span text:style-name="T4067">A</text:span>lior(u1) sales.</text:h>
      <text:p text:style-name="P4068">(sol) <text:span text:style-name="T4069">S</text:span>esilius iurisconsultus mercatori cuid(a1) con<text:line-break/>sulenti quon(a1) modo nau(e1) c(u1) socio diuideret. re(-)<text:line-break/>spondit.<text:s/><text:span text:style-name="T4070">S</text:span>i nauem diuideritis neuter habebit.</text:p>
      <text:p text:style-name="P4071">(sol) <text:span text:style-name="T4072">L</text:span>ucius cilius c(u1) G.cesare pila ludebat. nec<text:line-break/>deerant collusores alii.<text:s/><text:span text:style-name="T4073">I</text:span>ussit cesar ceteris cente<text:line-break/>na sextaria per singulos numerari. quinquagin<text:line-break/>ta celio.<text:s/><text:span text:style-name="T4074">A</text:span>t ille. vna<text:s/>ne tant(u1) manu inquit ludo</text:p>
      <text:soft-page-break/>
      <text:p text:style-name="P4075">(sol) <text:span text:style-name="T4076">V</text:span>irgilius nec illepid(con) cum sibi exprobrat(u1)<text:line-break/>esset (q3) versus homericos abstulisset et in ope(-)<text:line-break/>ris sui congeriem redegisset respondisse fertur.<text:line-break/><text:span text:style-name="T4077">M</text:span>agnar(u1) esse viri(u1) auserre clau(a1) de manu her<text:line-break/>culis. (sol) <text:span text:style-name="T4078">L</text:span>ucius mallius pictor egregius diffor<text:line-break/>mes filios habebat quihus visis amicus apud<text:line-break/><text:span text:style-name="pb">[f. 107r]</text:span><text:span text:style-name="pb"><text:line-break/></text:span>e(-)um cenans n(o1) similiter ait fingis ac pingis mal<text:line-break/>li.<text:s/><text:span text:style-name="T4079">I</text:span>lle a(u1)t nimir(u1) inquit. fingo in tenebris. in<text:line-break/>luce pingo. (sol) <text:span text:style-name="T4080">Q</text:span>uid(a1) seru(u1) suum ydropic(u1) in<text:line-break/>arena resupin(u1) ad solem cern(e1)s quid illuc age(-)<text:line-break/>ret quesierat. ante(q4) eger responsum exprimeret<text:line-break/>processit publius puer ex inopinato (sol) et aquam<text:line-break/>inquit calefacit. (sol) <text:span text:style-name="T4081">D</text:span>emas atheniensibus quon<text:line-break/>dam diuinos honores neg(a1)tibus alexandro (sol) vi<text:line-break/>dete inquit (!) ne dum cel(u1) custoditis (sol) terr(a1) amit(-)<text:line-break/>tatis.<text:s/><text:span text:style-name="T4082">N</text:span>on minus sapi(e1)ter dict(u1) (q4) festine.<text:s/><text:span text:style-name="T4083">Q</text:span>ui<text:line-break/>eni potenti minora negat maiora permittit. et<text:line-break/>modicus sepe libertatis vsus magne seruitutis<text:line-break/>occalio est.<text:s/><text:span text:style-name="T4084">E</text:span>t hoc quidem dicto. magis a(u1)t eor(u1)<text:line-break/>facto sapiens inuentus est. Huius demadis fuit<text:line-break/>dictum illud egregi(u1).<text:s/><text:span text:style-name="T4085">A</text:span>mico mutu(a1) me pecuni<text:line-break/>am roganti et amic(u1) et pecuni(a1) perdo. (sol) <text:span text:style-name="T4086">G</text:span>.p(o1)(-)<text:line-break/>peius vtin(a1) inquit ad id t(e1)pus me fata reseruas<text:line-break/>sent quo racioni dona capere cepissent. non ess(e1)<text:line-break/>passus eos diutius regnare.<text:s/><text:span text:style-name="T4087">V</text:span>idebat eni impe(-)<text:line-break/>rium donis corruptibile diuturn(u1) esse non pos(-)<text:line-break/>se. (sol) <text:span text:style-name="T4088">I</text:span>ugurta corrupta muneribus senatus par<text:line-break/>te egressus romam crebro(q3) tacitus subridens.<text:line-break/><text:span text:style-name="T4089">O</text:span>vrbem inquit venalem et mature perituram<text:line-break/>si emptor(e1) inuenerit. (sol) <text:span text:style-name="T4090">F</text:span>abius tarentine euer(-)<text:line-break/>for vrbis a simulacror(u1) depredatione abstinuis<text:line-break/><text:span text:style-name="pb">[f. 107v]</text:span><text:span text:style-name="pb"><text:line-break/></text:span>se laudatur.<text:s/><text:span text:style-name="T4091">N</text:span>am c(u1) ei scriba suggessisset quid<text:line-break/>de signis deor(u1) que multa capta erant fieri iu(-)<text:line-break/>beret. contin(e1)ti(a1) su(a1)<text:s/>eti(a1) iocando condiut.<text:s/><text:span text:style-name="T4092">Q</text:span>ue<text:line-break/>siuit en(i1) cuiusmodi essent.<text:s/><text:span text:style-name="T4093">E</text:span>t c(u1) ei n(o1) sol(u1) mul(-)<text:line-break/>ta grandia ver(u1)etiam ren(u1)tiar(e1)tur armata.<text:s/><text:span text:style-name="T4094">R</text:span>e(-)<text:line-break/>linquam(con) inquit tar(e1)tinis deos iras. (sol) <text:span text:style-name="T4095">M</text:span>emo(-)<text:line-break/>rand(u1) valde septimi seueri romani cesaris dict(u1)<text:line-break/>vn(u1).<text:s/><text:span text:style-name="T4096">Q</text:span>ui senex et podagricus dum coniuratio(-)<text:line-break/>nem nobili(u1) qui se vino fili(u1) eius angust(u1) dixe<text:line-break/>rant deprehendisset (sol) comprehensis auctoribus<text:line-break/>sedicionis ac filio (sol) omnibus(q3) ante soli(u1) eius af(-)<text:line-break/>fusis (sol) metu(q3) vltimi supplicii tremefactis ac ter<text:line-break/>ritis. ipse manu ad caput relata tandem inquit.<text:line-break/><text:span text:style-name="T4097">E</text:span>t sentitis ne caput imperare non pedes. (sol) <text:span text:style-name="T4098">F</text:span>a<text:line-break/>cete admod(u1) lusit adrianus princeps<text:s/><text:span text:style-name="T4099">C</text:span>anescen(-)<text:line-break/>ti cuidam quod petebat negauerat. eund(e1)(q3) post<text:line-break/>ca ad easdem preces meditato<text:s/>interim redeun(-)<text:line-break/><text:soft-page-break/>tem ita repulit. vade inquit hoc iam patri tuo<text:line-break/>negaui. (sol) <text:span text:style-name="T4100">S</text:span>enex quid(a1) amico dicenti (!) compaci(-)<text:line-break/>or tibi (sol) nam vt video senescis.<text:s/><text:span text:style-name="T4101">E</text:span>sses vtinam qua<text:line-break/>lis eras quando te prim(u1) noui (!) subito respondit<text:line-break/><text:span text:style-name="T4102">P</text:span>ar(u1) ne ergo tibi amens videor msi amplior(e1)<text:line-break/>michi nunc eti(a1) amenci(a1) impreceris.<text:s/><text:span text:style-name="T4103">N</text:span>oli mi(-)<text:line-break/>chi queso compati (q4) sum senex. sed michi poti(-)<text:line-break/>us compatere (q4) iuuenis fui.<text:s/><text:span text:style-name="T4104">O</text:span><text:s/>quant(u1) sensu(u1)<text:line-break/><text:span text:style-name="pb">[f. 108r]</text:span><text:span text:style-name="pb"><text:line-break/></text:span>tegit ista sagax et breuis responsio. quam ca(-)<text:line-break/>pere nequit nisi qui etatis huius bona probauit<text:line-break/>et illius mala meminerit.</text:p>
      <text:h text:style-name="Titre2" text:outline-level="2"><text:span text:style-name="T4105">M</text:span>oderna iocabunda.</text:h>
      <text:p text:style-name="P4106"><text:span text:style-name="T4107">Q</text:span><text:span text:style-name="T4108">V</text:span>idam vini potator egregius incidit in fe<text:line-break/>brem. ex qua multo maiorem solito sitim<text:line-break/>contraxit. Accersiti medici cum de remouenda<text:line-break/>febre ac siti quo(q3) consultarent. (sol) <text:span text:style-name="T4109">F</text:span>ebris<text:s/>inquit<text:line-break/>tantum egrotus remou(e1)de officium. at(q3) onus<text:line-break/>fanitatis vobis assumite (!) sitim probe ab me cu(-)<text:line-break/>randam michi relinquendo. (sol) <text:span text:style-name="T4110">F</text:span>riso quid(a1) qui<text:line-break/>vinum antea nun(q4) biberat romam pergens c(u1)<text:line-break/>primo vinum gustasset. cauponem quonam po<text:line-break/>tus<text:s/>ille vocaretur nomine interrogauit.<text:s/><text:span text:style-name="T4111">E</text:span>t lacri<text:line-break/>ma dei appellatur caupo ait.<text:s/><text:span text:style-name="T4112">T</text:span>um frilo at(q3) vti<text:line-break/>nam inquit deus nostra in regione plorasset.</text:p>
      <text:p text:style-name="P4113">(sol) <text:span text:style-name="T4114">D</text:span>ynus de florentia gratissime dicacitatis a(-)<text:line-break/>dolesc(e1)s fuit. casu preteri(e1)s per cimiteri(u1) quod(-)<text:line-break/>dam (!) aliquot sibi notos senes illic fabul(a1)tes rep<text:line-break/>perit. qui vt iocandi peritum irritar(e1)t manibus<text:line-break/>etiam apprehendere ceperunt.<text:s/><text:span text:style-name="T4115">I</text:span>lle se proripi(e1)s<text:line-break/>hoc vnum omnibus respondit.<text:s/><text:span text:style-name="T4116">I</text:span>niqu(u1) est hoc<text:line-break/>loco certamen.<text:s/><text:span text:style-name="T4117">V</text:span>os enim ante domos vestras<text:line-break/>animosiores<text:s/>estis (!) senio scz eor(u1) et vicine morti<text:line-break/><text:span text:style-name="pb">[f. 108v]</text:span><text:span text:style-name="pb"><text:line-break/></text:span>alludens. (sol) <text:span text:style-name="T4118">M</text:span>ortuo philippo patre alexandri<text:line-break/>qui dario tributum antea persoluerat (!) Rex ipse<text:line-break/>darius pro soliti exactione tribnti destinauit.<text:line-break/><text:span text:style-name="T4119">C</text:span>ui alexander (!)<text:s/><text:span text:style-name="T4120">M</text:span>ortua est inquit galina que ta<text:line-break/>lia oua pariebat. (sol) <text:span text:style-name="T4121">D</text:span>um alexander aduersus<text:line-break/>dari(u1) congressurus erat (!) Quidam retuler(u1)t in<text:line-break/>exercitu darii centena esse milia homin(u1).<text:s/><text:span text:style-name="T4122">Q</text:span>ui(-)<text:line-break/>bus alexander (sol) <text:span text:style-name="T4123">B</text:span>onus inquit pastor multis gre<text:line-break/>gibus non terretur. (sol) <text:span text:style-name="T4124">I</text:span>ncrepabat e(u1) quidam (sol)<text:line-break/>quare ipsemet bellabat.<text:s/><text:span text:style-name="T4125">A</text:span>lios (i1)quit pro me bel<text:line-break/>lare me quiescente inc(o1)ueni(e1)s est. (sol) <text:span text:style-name="T4126">Q</text:span>ui dum<text:line-break/>subactorum hostium mulieres offerr(e1)tur ait (!)<text:line-break/>n(o1) decere eum qui viros vicit (sol) superari a muli<text:line-break/>eribus. (sol) <text:span text:style-name="T4127">A</text:span>pud quintilian(u1) in declamacioni(-)<text:line-break/>bus cum inter diuité et pauperem de re aliqua<text:line-break/><text:soft-page-break/>certaretur in iudicio (sol) diuiti loquent(e1) increpanti<text:line-break/>pauperem (sol) pauper ait (!)<text:s/><text:span text:style-name="T4128">N</text:span>unquit igitur (q4) rebus<text:line-break/>careo verbis etiam carere debeo. (sol) <text:span text:style-name="T4129">E</text:span>x aduerso<text:line-break/>apud eundem cum vir et vxor certarent in<text:s/>iudi<text:line-break/>cio (!) virum(q3) interea tacent(e1) mulier increparet (sol)<text:line-break/>ait in hunc modum vir.<text:s/><text:span text:style-name="T4130">N</text:span>ouum iudices crim(e1)<text:line-break/>audite (!)<text:s/><text:span text:style-name="T4131">S</text:span>ilentium est (q4) accusat crimen mulier<text:line-break/>vocat (!) quod priscis primis(q3) rectoribus (sol) prima<text:line-break/>fuit virtus.<text:s/><text:span text:style-name="T4132">Q</text:span>uisquis de tacente queritur (!) mul<text:line-break/>tominus ferre poterit loquentem. (sol) <text:span text:style-name="T4133">A</text:span>pud<text:line-break/><text:span text:style-name="pb">[f. 109r]</text:span><text:span text:style-name="pb"><text:line-break/></text:span>e(u1)(-)dem.<text:s/><text:span text:style-name="T4134">C</text:span>um quidam meretricis amator querere(-)<text:line-break/>tur se non redamari ab ea (!) qnin potius odii po(-)<text:line-break/>tionem causaretur ab ea suscepisse. meretrix in<text:line-break/>hunc mod(u1) verissime ait (sol) Non potest meretrix<text:line-break/>magis amare aliqu(e1) (!) (q4) quem amare non vult.</text:p>
      <text:p text:style-name="P4135">(sol) <text:span text:style-name="T4136">Q</text:span>uidam e nostris sacre pagine doctor eximi<text:line-break/>us dum ad cler(u1) oraret (!) et a quibusd(a1) qui sola<text:line-break/>verba venabantur (!) mente vero sequi non pote(-)<text:line-break/>rant rideretur (sol) distractus en(i1) profunditate ma(-)<text:line-break/>terie non satis in pleris(q3) congrui sermonis rati<text:line-break/>onem seruabat. ad eos intersermocinand(u1) con(-)<text:line-break/>uersus (!)<text:s/><text:span text:style-name="T4137">A</text:span>quila iuquit non capit muscas.</text:p>
      <text:p text:style-name="P4138">(sol) <text:span text:style-name="T4139">I</text:span>dem interrogatus a quod(a1) cum plures or(-)<text:line-break/>thodoxam fidem non tenentes inueni(a1)tur alias<text:line-break/>virtuose iuste(q3) viuere (!) et iustius fortasse (q4) ple<text:line-break/>ri(q3) ex nostris. vnde fit (q4) hi si sic emigrent celi<text:line-break/>expertes fiant. nec est de eorum salute loqu(e1)d(u1)<text:line-break/>Bene inquit currunt (!) fed non in via.<text:s/><text:span text:style-name="T4140">Q</text:span>uid veri<text:line-break/>us (sol) quid breuius (sol) quid aptius dici possit (!) ego<text:line-break/>non video. (sol) Idem<text:s/><text:span text:style-name="T4141">l</text:span>euem confit(e1)tibus penit(e1)(-)<text:line-break/>tiam indicere solebat.<text:s/><text:span text:style-name="T4142">E</text:span>t interrogatus cur nam<text:line-break/>id faceret.<text:s/><text:span text:style-name="T4143">M</text:span>alo inquit cum parua penit(e1)tia vo<text:line-break/>luntarie implenda homines ad purgatori(u1) mit<text:line-break/>tere (!) (q4) cum nimia n(o1) facienda precipitare ad in<text:line-break/>fern(u1).<text:s/><text:span text:style-name="T4144">E</text:span>xemplo domini qui nun(q4) legitur<text:line-break/><text:span text:style-name="pb">[f. 109v]</text:span><text:span text:style-name="pb"><text:line-break/></text:span>gra(-)uem penit(e1)tiam (!) indixisse. sed dicebat.<text:s/><text:span text:style-name="T4145">V</text:span>ade et<text:line-break/>noli amplius peccare (sol) ne deterius tibi contingat<text:line-break/>(sol) <text:span text:style-name="T4146">E</text:span>idem predicanti ad populum (sol) et<text:s/>de penis<text:line-break/>inferni mira vera(q3) dicenti. quidam scelerosus<text:line-break/>ibi assistens.<text:s/><text:span text:style-name="T4147">M</text:span>ulta de inferno predicas ait (!) sed<text:line-break/>a quibus hec didiceris miror (!) cum nemin(e1) vn(q4)<text:line-break/>tu nec ego ab inferis redeuntem vidimus.<text:s/><text:span text:style-name="T4148">C</text:span>ui<text:line-break/>in h(a1)c sententi(a1) respondit.<text:s/><text:span text:style-name="T4149">O</text:span>homin(u1)<text:s/>scelestissi<text:line-break/>me (!) si quem ab inferis remeasse vidisses (sol) nun(q4)<text:line-break/>peccare desineres. (sol) <text:span text:style-name="T4150">I</text:span>demipse de sacerdotali et<text:line-break/>coniugali statu rogatus quisn(a1) ei securior vide(-)<text:line-break/>retur.<text:s/><text:span text:style-name="T4151">T</text:span>utius est inquit coniugi(u1) subire et am<text:line-break/>bulare per plana (!) (q4) altaria ascendere et in pro(-)<text:line-break/><text:soft-page-break/>fundum inferni corruere.<text:s/><text:span text:style-name="T4152">V</text:span>t(q3) o lector sanct(u1)<text:line-break/>hoc (!) et venerabile dictum magis in memoria ha<text:line-break/>beas et maiorem illi fidem prestes (sol) scriptum in<text:line-break/>canone sacro inuenies. xxvii.q.i.ca. Nupciar(u1)<text:line-break/>bonum (;)<text:line-break/>(pdm)<text:s/><text:span text:style-name="T4153">E</text:span>xpliciunt<text:s/>facetie Francisci petrarche impresse<text:line-break/>parisius (;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imes" svg:font-family="Times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style:font-weight-complex="bold" fo:color="#365F91" fo:font-size="14pt" style:font-size-asian="14pt" style:font-size-complex="14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style:font-name-asian="Times New Roman" style:font-weight-complex="bold" fo:color="#4F81BD" fo:font-size="12pt" style:font-size-asian="12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mbria" style:font-name-asian="Times New Roman" style:font-weight-complex="bold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Cambria" style:font-name-asian="Times New Roman" fo:font-weight="bold" style:font-weight-asian="bold" style:font-weight-complex="bold" fo:font-style="italic" style:font-style-asian="italic" style:font-style-complex="italic" fo:color="#4F81B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mbria" style:font-name-asian="Times New Roman" style:font-name-complex="Times New Roman" style:font-weight-complex="bold" fo:color="#365F91" fo:font-size="14pt" style:font-size-asian="14pt" style:font-size-complex="14pt"/>
    </style:style>
    <style:style style:name="Titre2Car" style:display-name="Titre 2 Car" style:family="text" style:parent-style-name="Policepardéfaut">
      <style:text-properties style:font-name="Cambria" style:font-name-asian="Times New Roman" style:font-name-complex="Times New Roman" style:font-weight-complex="bold" fo:color="#4F81BD" fo:font-size="12pt" style:font-size-asian="12pt" style:font-size-complex="13pt"/>
    </style:style>
    <style:style style:name="Titre3Car" style:display-name="Titre 3 Car" style:family="text" style:parent-style-name="Policepardéfaut">
      <style:text-properties style:font-name="Cambria" style:font-name-asian="Times New Roman" style:font-name-complex="Times New Roman" style:font-weight-complex="bold"/>
    </style:style>
    <style:style style:name="Titre4Car" style:display-name="Titre 4 Car" style:family="text" style:parent-style-name="Policepardéfau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Style1" style:display-name="Style1" style:family="paragraph" style:parent-style-name="Titre4" style:default-outline-level="4">
      <style:paragraph-properties fo:line-height="100%"/>
      <style:text-properties fo:font-weight="normal" style:font-weight-asian="normal" fo:font-style="normal" style:font-style-asian="normal" style:use-window-font-color="true" fo:font-size="10pt" style:font-size-asian="10pt" fo:hyphenate="false"/>
    </style:style>
    <style:style style:name="h1.sub" style:display-name="&lt;h1.sub&gt;" style:family="paragraph" style:parent-style-name="Titre1" style:default-outline-level="1">
      <style:paragraph-properties fo:line-height="100%"/>
      <style:text-properties fo:font-size="12pt" style:font-size-asian="12pt" fo:hyphenate="false"/>
    </style:style>
    <style:style style:name="h2.sub" style:display-name="&lt;h2.sub&gt;" style:family="paragraph" style:parent-style-name="Titre2" style:default-outline-level="2">
      <style:paragraph-properties fo:line-height="100%"/>
      <style:text-properties fo:font-size="11pt" style:font-size-asian="11pt" fo:hyphenate="false"/>
    </style:style>
    <style:style style:name="h3.sub" style:display-name="&lt;h3.sub&gt;" style:family="paragraph" style:parent-style-name="Titre3" style:default-outline-level="3">
      <style:paragraph-properties fo:line-height="100%"/>
      <style:text-properties fo:font-size="10pt" style:font-size-asian="10pt" fo:hyphenate="false"/>
    </style:style>
    <style:style style:name="h4.sub" style:display-name="&lt;h4.sub&gt;" style:family="paragraph" style:parent-style-name="Style1" style:default-outline-level="4">
      <style:text-properties fo:font-size="9pt" style:font-size-asian="9pt" fo:hyphenate="false"/>
    </style:style>
    <style:style style:name="pb" style:display-name="&lt;pb&gt;" style:family="text" style:parent-style-name="Policepardéfaut">
      <style:text-properties style:font-name="Times New Roman" style:font-name-complex="Times New Roman" fo:font-weight="bold" style:font-weight-asian="bold"/>
    </style:style>
    <style:style style:name="cb" style:display-name="&lt;cb&gt;" style:family="text" style:parent-style-name="Policepardéfaut">
      <style:text-properties style:font-name="Times New Roman" style:font-name-complex="Times New Roman" fo:font-weight="bold" style:font-weight-asian="bold"/>
    </style:style>
    <style:style style:name="Style2" style:display-name="Style2" style:family="paragraph" style:parent-style-name="Normal">
      <style:paragraph-properties fo:margin-bottom="0in" fo:line-height="100%" fo:text-indent="0.1652in"/>
      <style:text-properties fo:font-size="12pt" style:font-size-asian="12pt" style:font-size-complex="12pt" fo:hyphenate="false"/>
    </style:style>
    <style:style style:name="p" style:display-name="&lt;p&gt;" style:family="paragraph" style:parent-style-name="Style2">
      <style:text-properties style:font-name="Times New Roman" fo:hyphenate="false"/>
    </style:style>
    <style:style style:name="noindent" style:display-name="&lt;noindent&gt;" style:family="paragraph" style:parent-style-name="Normal">
      <style:paragraph-properties fo:margin-bottom="0in" fo:line-height="100%"/>
      <style:text-properties style:font-name="Times New Roman" fo:font-size="12pt" style:font-size-asian="12pt" fo:hyphenate="false"/>
    </style:style>
    <style:style style:name="list" style:display-name="&lt;list&gt;" style:family="paragraph" style:parent-style-name="Normal">
      <style:paragraph-properties fo:margin-bottom="0in" fo:line-height="100%" fo:margin-left="0.1652in" fo:text-indent="-0.1652in">
        <style:tab-stops/>
      </style:paragraph-properties>
      <style:text-properties style:font-name="Times New Roman" fo:font-size="12pt" style:font-size-asian="12pt" fo:hyphenate="false"/>
    </style:style>
    <style:style style:name="ab" style:display-name="&lt;ab&gt;" style:family="paragraph" style:parent-style-name="Normal">
      <style:paragraph-properties fo:text-align="center" fo:margin-top="0.1666in" fo:margin-bottom="0.1666in" fo:line-height="100%"/>
      <style:text-properties style:font-name="Times New Roman" fo:font-size="12pt" style:font-size-asian="12pt" style:font-size-complex="12pt" fo:hyphenate="false"/>
    </style:style>
    <style:style style:name="l" style:display-name="&lt;l&gt;" style:family="paragraph" style:parent-style-name="Normal">
      <style:paragraph-properties fo:margin-bottom="0in" fo:line-height="100%" fo:text-indent="0.1652in"/>
      <style:text-properties style:font-name="Times New Roman" fo:font-size="12pt" style:font-size-asian="12pt" fo:hyphenate="false"/>
    </style:style>
    <style:style style:name="figure" style:display-name="&lt;figure&gt;" style:family="paragraph" style:parent-style-name="Normal">
      <style:paragraph-properties fo:text-align="center" fo:margin-bottom="0in" fo:line-height="100%"/>
      <style:text-properties fo:color="#FF0000" fo:hyphenate="false"/>
    </style:style>
    <style:style style:name="trailer" style:display-name="&lt;trailer&gt;" style:family="paragraph" style:parent-style-name="Normal">
      <style:paragraph-properties fo:margin-bottom="0in" fo:line-height="100%"/>
      <style:text-properties style:font-name="Times New Roman" fo:font-size="12pt" style:font-size-asian="12pt" fo:hyphenate="false"/>
    </style:style>
    <style:style style:name="Style3" style:display-name="Style3" style:family="paragraph" style:parent-style-name="Normal">
      <style:paragraph-properties fo:text-align="center" fo:margin-top="0.1666in" fo:margin-bottom="0.1666in" fo:line-height="100%"/>
      <style:text-properties style:font-name="Times New Roman" fo:hyphenate="false"/>
    </style:style>
    <style:style style:name="signed" style:display-name="&lt;signed&gt;" style:family="paragraph" style:parent-style-name="Normal">
      <style:paragraph-properties fo:text-align="end" fo:margin-bottom="0in" fo:line-height="100%"/>
      <style:text-properties style:font-name="Times New Roman" fo:font-size="12pt" style:font-size-asian="12pt" style:font-size-complex="12pt" fo:hyphenate="false"/>
    </style:style>
    <style:style style:name="Style4" style:display-name="Style4" style:family="paragraph" style:parent-style-name="Normal">
      <style:paragraph-properties fo:margin-top="0.0833in" fo:margin-bottom="0.0833in" fo:line-height="100%" fo:margin-left="0.3937in">
        <style:tab-stops/>
      </style:paragraph-properties>
      <style:text-properties style:font-name="Times New Roman" fo:hyphenate="false"/>
    </style:style>
    <style:style style:name="Corpsdetexte" style:display-name="Corps de texte" style:family="paragraph" style:parent-style-name="Normal">
      <style:paragraph-properties style:punctuation-wrap="simple" style:text-autospace="none" style:vertical-align="auto" fo:margin-bottom="0.0833in" fo:line-height="100%"/>
      <style:text-properties style:font-name="Times New Roman" style:font-name-asian="Times New Roman" fo:font-size="10pt" style:font-size-asian="10pt" style:font-size-complex="10pt" style:language-asian="fr" style:country-asian="FR" fo:hyphenate="true"/>
    </style:style>
    <style:style style:name="CorpsdetexteCar" style:display-name="Corps de texte Car" style:family="text" style:parent-style-name="Policepardéfaut">
      <style:text-properties style:font-name="Times New Roman" style:font-name-asian="Times New Roman" fo:font-size="10pt" style:font-size-asian="10pt" style:font-size-complex="10pt" style:language-asian="fr" style:country-asian="FR"/>
    </style:style>
    <style:style style:name="C8.jal8" style:display-name="C8. j/al8" style:family="paragraph" style:parent-style-name="Normal">
      <style:paragraph-properties style:punctuation-wrap="simple" style:text-autospace="none" fo:text-align="justify" style:vertical-align="auto" fo:margin-bottom="0in" style:line-height-at-least="0.1944in" fo:text-indent="0.1652in"/>
      <style:text-properties style:font-name="Times" style:font-name-asian="Times New Roman" fo:font-size="12pt" style:font-size-asian="12pt" style:font-size-complex="10pt" style:language-asian="fr" style:country-asian="FR" fo:hyphenate="true"/>
    </style:style>
    <style:style style:name="gras" style:display-name="gras" style:family="text" style:parent-style-name="Policepardéfaut">
      <style:text-properties fo:font-weight="bold" style:font-weight-asian="bold" style:font-weight-complex="normal"/>
    </style:style>
    <style:style style:name="pb0" style:display-name="pb" style:family="text" style:parent-style-name="Policepardéfaut">
      <style:text-properties fo:font-weight="bold" style:font-weight-asian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meta:initial-creator>User</meta:initial-creator>
    <dc:creator>Utilisateur Windows</dc:creator>
    <meta:creation-date>2019-02-11T12:34:00Z</meta:creation-date>
    <dc:date>2019-04-03T15:58:00Z</dc:date>
    <meta:template xlink:href="Normal.dotm" xlink:type="simple"/>
    <meta:editing-cycles>1083</meta:editing-cycles>
    <meta:editing-duration>PT19200S</meta:editing-duration>
    <meta:document-statistic meta:page-count="131" meta:paragraph-count="599" meta:word-count="46219" meta:character-count="299825" meta:row-count="2118" meta:non-whitespace-character-count="254205"/>
  </office:meta>
</office:document-meta>
</file>